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730f67c"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52fa940" officeooo:paragraph-rsid="46a8056e" style:font-style-asian="italic" style:font-style-complex="italic"/>
    </style:style>
    <style:style style:name="P26" style:family="paragraph" style:parent-style-name="Text_20_body">
      <style:text-properties fo:font-style="italic" officeooo:rsid="46051519" officeooo:paragraph-rsid="46051519" style:font-style-asian="italic" style:font-style-complex="italic"/>
    </style:style>
    <style:style style:name="P27" style:family="paragraph" style:parent-style-name="Text_20_body">
      <style:text-properties fo:font-style="italic" officeooo:rsid="43b2602e" officeooo:paragraph-rsid="46d50677" style:font-style-asian="italic" style:font-style-complex="italic"/>
    </style:style>
    <style:style style:name="P28" style:family="paragraph" style:parent-style-name="Text_20_body">
      <style:text-properties fo:font-style="italic" officeooo:rsid="16282f48" officeooo:paragraph-rsid="471634cb" style:font-style-asian="italic" style:font-style-complex="italic"/>
    </style:style>
    <style:style style:name="P29" style:family="paragraph" style:parent-style-name="Text_20_body">
      <style:text-properties fo:font-style="italic" officeooo:rsid="4703eefa" officeooo:paragraph-rsid="4714de7c" style:font-style-asian="italic" style:font-style-complex="italic"/>
    </style:style>
    <style:style style:name="P30" style:family="paragraph" style:parent-style-name="Text_20_body">
      <style:text-properties fo:font-style="italic" officeooo:rsid="47472b07" officeooo:paragraph-rsid="47472b07" style:font-style-asian="italic" style:font-style-complex="italic"/>
    </style:style>
    <style:style style:name="P31" style:family="paragraph" style:parent-style-name="Text_20_body">
      <style:text-properties fo:font-style="italic" officeooo:rsid="474ce652" officeooo:paragraph-rsid="474ce652" style:font-style-asian="italic" style:font-style-complex="italic"/>
    </style:style>
    <style:style style:name="P32" style:family="paragraph" style:parent-style-name="Text_20_body">
      <style:text-properties fo:font-style="italic" officeooo:rsid="474dfd99" officeooo:paragraph-rsid="4714de7c" style:font-style-asian="italic" style:font-style-complex="italic"/>
    </style:style>
    <style:style style:name="P33" style:family="paragraph" style:parent-style-name="Text_20_body">
      <style:text-properties officeooo:rsid="412b556e" officeooo:paragraph-rsid="4139bb92"/>
    </style:style>
    <style:style style:name="P34" style:family="paragraph" style:parent-style-name="Text_20_body">
      <style:text-properties officeooo:rsid="4141aadd" officeooo:paragraph-rsid="4141aadd"/>
    </style:style>
    <style:style style:name="P3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40" style:family="paragraph" style:parent-style-name="Text_20_body">
      <style:text-properties style:text-line-through-style="none" style:text-line-through-type="none" officeooo:rsid="4295d180" officeooo:paragraph-rsid="4295d180" style:language-asian="cs" style:country-asian="CZ"/>
    </style:style>
    <style:style style:name="P41" style:family="paragraph" style:parent-style-name="Text_20_body">
      <style:text-properties style:text-line-through-style="none" style:text-line-through-type="none" officeooo:paragraph-rsid="42a5466c" style:language-asian="cs" style:country-asian="CZ"/>
    </style:style>
    <style:style style:name="P42" style:family="paragraph" style:parent-style-name="Text_20_body">
      <style:text-properties style:text-line-through-style="none" style:text-line-through-type="none" officeooo:rsid="214e4d42" officeooo:paragraph-rsid="42b67cc9" style:language-asian="cs" style:country-asian="CZ"/>
    </style:style>
    <style:style style:name="P43" style:family="paragraph" style:parent-style-name="Text_20_body">
      <style:text-properties style:text-line-through-style="none" style:text-line-through-type="none" officeooo:paragraph-rsid="43c65f27" style:language-asian="cs" style:country-asian="CZ"/>
    </style:style>
    <style:style style:name="P44" style:family="paragraph" style:parent-style-name="Text_20_body">
      <style:text-properties style:text-line-through-style="none" style:text-line-through-type="none" officeooo:paragraph-rsid="42a2dcc0" style:language-asian="cs" style:country-asian="CZ"/>
    </style:style>
    <style:style style:name="P45"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6"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7"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48" style:family="paragraph" style:parent-style-name="Text_20_body">
      <style:text-properties officeooo:rsid="41468b36" officeooo:paragraph-rsid="41c9826c"/>
    </style:style>
    <style:style style:name="P49" style:family="paragraph" style:parent-style-name="Text_20_body">
      <style:text-properties officeooo:rsid="41468b36" officeooo:paragraph-rsid="447c9b0e"/>
    </style:style>
    <style:style style:name="P50" style:family="paragraph" style:parent-style-name="Text_20_body">
      <style:text-properties officeooo:rsid="416a2465" officeooo:paragraph-rsid="41c9826c"/>
    </style:style>
    <style:style style:name="P51" style:family="paragraph" style:parent-style-name="Text_20_body">
      <style:text-properties style:text-underline-style="none" officeooo:rsid="41bcb89b" officeooo:paragraph-rsid="41bcb89b"/>
    </style:style>
    <style:style style:name="P52" style:family="paragraph" style:parent-style-name="Text_20_body">
      <style:text-properties style:text-underline-style="none" officeooo:rsid="4271ea4e" officeooo:paragraph-rsid="4271ea4e"/>
    </style:style>
    <style:style style:name="P53" style:family="paragraph" style:parent-style-name="Text_20_body">
      <style:text-properties style:text-underline-style="none" officeooo:paragraph-rsid="428888f4"/>
    </style:style>
    <style:style style:name="P54" style:family="paragraph" style:parent-style-name="Text_20_body">
      <style:text-properties style:text-underline-style="none" officeooo:rsid="4225f306" officeooo:paragraph-rsid="428433a0"/>
    </style:style>
    <style:style style:name="P55" style:family="paragraph" style:parent-style-name="Text_20_body">
      <style:text-properties style:text-underline-style="none" officeooo:rsid="4225f306" officeooo:paragraph-rsid="428cdb20"/>
    </style:style>
    <style:style style:name="P56" style:family="paragraph" style:parent-style-name="Text_20_body">
      <style:text-properties style:text-underline-style="none" officeooo:rsid="4225f306" officeooo:paragraph-rsid="428dc179"/>
    </style:style>
    <style:style style:name="P57" style:family="paragraph" style:parent-style-name="Text_20_body">
      <style:text-properties style:text-underline-style="none" officeooo:rsid="4183bc64" officeooo:paragraph-rsid="428eb654"/>
    </style:style>
    <style:style style:name="P58" style:family="paragraph" style:parent-style-name="Text_20_body">
      <style:text-properties style:text-underline-style="none" officeooo:rsid="4183bc64" officeooo:paragraph-rsid="428ed626"/>
    </style:style>
    <style:style style:name="P59" style:family="paragraph" style:parent-style-name="Text_20_body">
      <style:text-properties style:text-underline-style="none" officeooo:paragraph-rsid="428ed626"/>
    </style:style>
    <style:style style:name="P60" style:family="paragraph" style:parent-style-name="Text_20_body">
      <style:text-properties style:text-underline-style="none" officeooo:rsid="417ea1a1" officeooo:paragraph-rsid="42b67cc9"/>
    </style:style>
    <style:style style:name="P61" style:family="paragraph" style:parent-style-name="Text_20_body">
      <style:text-properties style:text-underline-style="none" officeooo:paragraph-rsid="42b89048"/>
    </style:style>
    <style:style style:name="P62" style:family="paragraph" style:parent-style-name="Text_20_body">
      <style:text-properties style:text-underline-style="none" officeooo:rsid="42b2780f" officeooo:paragraph-rsid="43e06e8f"/>
    </style:style>
    <style:style style:name="P63" style:family="paragraph" style:parent-style-name="Text_20_body">
      <style:text-properties officeooo:rsid="16077e11" officeooo:paragraph-rsid="4196f96e"/>
    </style:style>
    <style:style style:name="P64" style:family="paragraph" style:parent-style-name="Text_20_body">
      <style:text-properties officeooo:rsid="16077e11" officeooo:paragraph-rsid="473b82af"/>
    </style:style>
    <style:style style:name="P65" style:family="paragraph" style:parent-style-name="Text_20_body">
      <style:text-properties officeooo:rsid="16077e11" officeooo:paragraph-rsid="473d0f57"/>
    </style:style>
    <style:style style:name="P66" style:family="paragraph" style:parent-style-name="Text_20_body">
      <style:text-properties officeooo:rsid="16077e11" officeooo:paragraph-rsid="473db4f8"/>
    </style:style>
    <style:style style:name="P67" style:family="paragraph" style:parent-style-name="Text_20_body">
      <style:text-properties officeooo:rsid="16077e11" officeooo:paragraph-rsid="473f8f03"/>
    </style:style>
    <style:style style:name="P68" style:family="paragraph" style:parent-style-name="Text_20_body">
      <style:text-properties officeooo:rsid="16077e11" officeooo:paragraph-rsid="4740573f"/>
    </style:style>
    <style:style style:name="P69" style:family="paragraph" style:parent-style-name="Text_20_body">
      <style:text-properties officeooo:rsid="16077e11" officeooo:paragraph-rsid="4740f18a"/>
    </style:style>
    <style:style style:name="P70" style:family="paragraph" style:parent-style-name="Text_20_body">
      <style:text-properties officeooo:rsid="413b5111" officeooo:paragraph-rsid="413b5111"/>
    </style:style>
    <style:style style:name="P71" style:family="paragraph" style:parent-style-name="Text_20_body">
      <style:text-properties officeooo:rsid="4196f96e" officeooo:paragraph-rsid="4196f96e"/>
    </style:style>
    <style:style style:name="P72" style:family="paragraph" style:parent-style-name="Text_20_body">
      <style:text-properties officeooo:rsid="419a0c35" officeooo:paragraph-rsid="419a37b8"/>
    </style:style>
    <style:style style:name="P73" style:family="paragraph" style:parent-style-name="Text_20_body">
      <style:text-properties officeooo:rsid="419a0c35" officeooo:paragraph-rsid="419cb3a6"/>
    </style:style>
    <style:style style:name="P74" style:family="paragraph" style:parent-style-name="Text_20_body">
      <style:text-properties officeooo:rsid="41b2345a" officeooo:paragraph-rsid="41b2345a"/>
    </style:style>
    <style:style style:name="P75" style:family="paragraph" style:parent-style-name="Text_20_body">
      <style:text-properties officeooo:rsid="41b2345a" officeooo:paragraph-rsid="4740573f"/>
    </style:style>
    <style:style style:name="P76" style:family="paragraph" style:parent-style-name="Text_20_body">
      <style:text-properties officeooo:rsid="411ff11e" officeooo:paragraph-rsid="411ff11e"/>
    </style:style>
    <style:style style:name="P77" style:family="paragraph" style:parent-style-name="Text_20_body">
      <style:text-properties officeooo:rsid="41bb0177" officeooo:paragraph-rsid="41bb0177"/>
    </style:style>
    <style:style style:name="P78" style:family="paragraph" style:parent-style-name="Text_20_body">
      <style:text-properties officeooo:rsid="418248d7" officeooo:paragraph-rsid="41bf3d48"/>
    </style:style>
    <style:style style:name="P79" style:family="paragraph" style:parent-style-name="Text_20_body">
      <style:text-properties fo:language="cs" fo:country="CZ" officeooo:rsid="0d5ac793" officeooo:paragraph-rsid="423707e2"/>
    </style:style>
    <style:style style:name="P80"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2" style:family="paragraph" style:parent-style-name="Text_20_body">
      <style:text-properties fo:language="cs" fo:country="CZ" officeooo:rsid="21537a33" officeooo:paragraph-rsid="42792e5a" style:language-asian="cs" style:country-asian="CZ"/>
    </style:style>
    <style:style style:name="P83" style:family="paragraph" style:parent-style-name="Text_20_body">
      <style:text-properties fo:language="cs" fo:country="CZ" officeooo:rsid="21577601" officeooo:paragraph-rsid="42792e5a" style:language-asian="cs" style:country-asian="CZ"/>
    </style:style>
    <style:style style:name="P84" style:family="paragraph" style:parent-style-name="Text_20_body">
      <style:text-properties fo:language="cs" fo:country="CZ" officeooo:rsid="21966d5f" officeooo:paragraph-rsid="4285f5f4" style:language-asian="cs" style:country-asian="CZ"/>
    </style:style>
    <style:style style:name="P85" style:family="paragraph" style:parent-style-name="Text_20_body">
      <style:text-properties fo:language="cs" fo:country="CZ" officeooo:paragraph-rsid="443541f5" style:language-asian="cs" style:country-asian="CZ"/>
    </style:style>
    <style:style style:name="P86" style:family="paragraph" style:parent-style-name="Text_20_body">
      <style:text-properties fo:language="cs" fo:country="CZ" officeooo:rsid="2194fb18" officeooo:paragraph-rsid="471bddda" style:language-asian="cs" style:country-asian="CZ"/>
    </style:style>
    <style:style style:name="P87" style:family="paragraph" style:parent-style-name="Text_20_body">
      <style:text-properties fo:language="cs" fo:country="CZ" officeooo:rsid="207d25a9" officeooo:paragraph-rsid="471bddda" style:language-asian="cs" style:country-asian="CZ"/>
    </style:style>
    <style:style style:name="P88" style:family="paragraph" style:parent-style-name="Text_20_body">
      <style:text-properties fo:language="cs" fo:country="CZ" officeooo:rsid="3c72db6d" officeooo:paragraph-rsid="471bddda" style:language-asian="cs" style:country-asian="CZ"/>
    </style:style>
    <style:style style:name="P89" style:family="paragraph" style:parent-style-name="Text_20_body">
      <style:text-properties fo:language="cs" fo:country="CZ" officeooo:rsid="3dd6370d" officeooo:paragraph-rsid="471bddda" style:language-asian="cs" style:country-asian="CZ"/>
    </style:style>
    <style:style style:name="P90" style:family="paragraph" style:parent-style-name="Text_20_body">
      <style:text-properties fo:language="cs" fo:country="CZ" officeooo:rsid="225ad0f8" officeooo:paragraph-rsid="471bddda" style:language-asian="cs" style:country-asian="CZ"/>
    </style:style>
    <style:style style:name="P91" style:family="paragraph" style:parent-style-name="Text_20_body">
      <style:text-properties fo:language="cs" fo:country="CZ" officeooo:rsid="3dc38f99" officeooo:paragraph-rsid="471bddda" style:language-asian="cs" style:country-asian="CZ"/>
    </style:style>
    <style:style style:name="P92" style:family="paragraph" style:parent-style-name="Text_20_body">
      <style:text-properties fo:language="cs" fo:country="CZ" officeooo:rsid="427131e2" officeooo:paragraph-rsid="427789ea"/>
    </style:style>
    <style:style style:name="P93" style:family="paragraph" style:parent-style-name="Text_20_body">
      <style:text-properties fo:language="cs" fo:country="CZ" style:text-underline-style="none" officeooo:rsid="4183bc64" officeooo:paragraph-rsid="428cdb20" style:language-asian="cs" style:country-asian="CZ"/>
    </style:style>
    <style:style style:name="P94" style:family="paragraph" style:parent-style-name="Text_20_body">
      <style:text-properties fo:language="cs" fo:country="CZ" style:text-underline-style="none" officeooo:rsid="428e9e35" officeooo:paragraph-rsid="428eb654" style:language-asian="cs" style:country-asian="CZ"/>
    </style:style>
    <style:style style:name="P95" style:family="paragraph" style:parent-style-name="Text_20_body">
      <style:text-properties fo:language="cs" fo:country="CZ" style:text-underline-style="none" officeooo:rsid="2067fcc6" officeooo:paragraph-rsid="43f53e7c" style:language-asian="cs" style:country-asian="CZ"/>
    </style:style>
    <style:style style:name="P96" style:family="paragraph" style:parent-style-name="Text_20_body">
      <style:text-properties fo:language="cs" fo:country="CZ" officeooo:rsid="42495c86" officeooo:paragraph-rsid="44dcbfeb"/>
    </style:style>
    <style:style style:name="P97" style:family="paragraph" style:parent-style-name="Text_20_body">
      <style:text-properties fo:language="cs" fo:country="CZ" officeooo:rsid="42495c86" officeooo:paragraph-rsid="46007a3b"/>
    </style:style>
    <style:style style:name="P98" style:family="paragraph" style:parent-style-name="Text_20_body">
      <style:text-properties fo:language="cs" fo:country="CZ" officeooo:rsid="42495c86" officeooo:paragraph-rsid="4603278b"/>
    </style:style>
    <style:style style:name="P99" style:family="paragraph" style:parent-style-name="Text_20_body">
      <style:text-properties fo:language="cs" fo:country="CZ" officeooo:rsid="436c98e2" officeooo:paragraph-rsid="45fca00b"/>
    </style:style>
    <style:style style:name="P100" style:family="paragraph" style:parent-style-name="Text_20_body">
      <style:text-properties fo:language="cs" fo:country="CZ" officeooo:rsid="41f63ec3" officeooo:paragraph-rsid="4712f0f4"/>
    </style:style>
    <style:style style:name="P101" style:family="paragraph" style:parent-style-name="Text_20_body">
      <style:text-properties officeooo:rsid="2058902b" officeooo:paragraph-rsid="41c9826c"/>
    </style:style>
    <style:style style:name="P102" style:family="paragraph" style:parent-style-name="Text_20_body">
      <style:text-properties officeooo:paragraph-rsid="41c9826c"/>
    </style:style>
    <style:style style:name="P103" style:family="paragraph" style:parent-style-name="Text_20_body">
      <style:text-properties officeooo:rsid="415e7447" officeooo:paragraph-rsid="41c9826c"/>
    </style:style>
    <style:style style:name="P104" style:family="paragraph" style:parent-style-name="Text_20_body">
      <style:text-properties officeooo:rsid="41d521a3" officeooo:paragraph-rsid="42bd1504"/>
    </style:style>
    <style:style style:name="P105" style:family="paragraph" style:parent-style-name="Text_20_body">
      <style:text-properties officeooo:rsid="41d7fedb" officeooo:paragraph-rsid="41d7fedb"/>
    </style:style>
    <style:style style:name="P106" style:family="paragraph" style:parent-style-name="Text_20_body">
      <style:text-properties officeooo:rsid="41db52e2" officeooo:paragraph-rsid="41db52e2"/>
    </style:style>
    <style:style style:name="P107" style:family="paragraph" style:parent-style-name="Text_20_body">
      <style:paragraph-properties fo:text-align="end" style:justify-single-word="false"/>
      <style:text-properties officeooo:paragraph-rsid="2590605e"/>
    </style:style>
    <style:style style:name="P108" style:family="paragraph" style:parent-style-name="Text_20_body">
      <style:text-properties officeooo:rsid="41ffa8ba" officeooo:paragraph-rsid="41ffa8ba"/>
    </style:style>
    <style:style style:name="P109" style:family="paragraph" style:parent-style-name="Text_20_body">
      <style:text-properties officeooo:rsid="4205737f" officeooo:paragraph-rsid="4205737f"/>
    </style:style>
    <style:style style:name="P110" style:family="paragraph" style:parent-style-name="Text_20_body">
      <style:text-properties officeooo:rsid="420d92ce" officeooo:paragraph-rsid="420d92ce"/>
    </style:style>
    <style:style style:name="P111" style:family="paragraph" style:parent-style-name="Text_20_body">
      <style:text-properties officeooo:rsid="0df31025" officeooo:paragraph-rsid="42353a6e"/>
    </style:style>
    <style:style style:name="P112" style:family="paragraph" style:parent-style-name="Text_20_body">
      <style:text-properties officeooo:rsid="0df31025" officeooo:paragraph-rsid="4237bf1d"/>
    </style:style>
    <style:style style:name="P113" style:family="paragraph" style:parent-style-name="Text_20_body">
      <style:text-properties officeooo:rsid="0d7aa05a" officeooo:paragraph-rsid="42353a6e"/>
    </style:style>
    <style:style style:name="P114" style:family="paragraph" style:parent-style-name="Text_20_body">
      <style:text-properties officeooo:rsid="0d7aa05a" officeooo:paragraph-rsid="42368f16"/>
    </style:style>
    <style:style style:name="P115" style:family="paragraph" style:parent-style-name="Text_20_body">
      <style:text-properties officeooo:rsid="0d7aa05a" officeooo:paragraph-rsid="42392427"/>
    </style:style>
    <style:style style:name="P116" style:family="paragraph" style:parent-style-name="Text_20_body">
      <style:text-properties officeooo:rsid="42353a6e" officeooo:paragraph-rsid="42353a6e"/>
    </style:style>
    <style:style style:name="P117" style:family="paragraph" style:parent-style-name="Text_20_body">
      <style:text-properties officeooo:rsid="42353a6e" officeooo:paragraph-rsid="42368f16"/>
    </style:style>
    <style:style style:name="P118" style:family="paragraph" style:parent-style-name="Text_20_body">
      <style:text-properties officeooo:rsid="0d5148cd" officeooo:paragraph-rsid="42368f16"/>
    </style:style>
    <style:style style:name="P119" style:family="paragraph" style:parent-style-name="Text_20_body">
      <style:text-properties officeooo:rsid="0d5148cd" officeooo:paragraph-rsid="4237bf1d"/>
    </style:style>
    <style:style style:name="P120" style:family="paragraph" style:parent-style-name="Text_20_body">
      <style:text-properties officeooo:rsid="0d6b7974" officeooo:paragraph-rsid="42368f16"/>
    </style:style>
    <style:style style:name="P121" style:family="paragraph" style:parent-style-name="Text_20_body">
      <style:text-properties officeooo:rsid="0d729a0b" officeooo:paragraph-rsid="42368f16"/>
    </style:style>
    <style:style style:name="P122" style:family="paragraph" style:parent-style-name="Text_20_body">
      <style:text-properties officeooo:rsid="0d7d4d88" officeooo:paragraph-rsid="42368f16"/>
    </style:style>
    <style:style style:name="P123" style:family="paragraph" style:parent-style-name="Text_20_body">
      <style:text-properties officeooo:rsid="0d7d4d88" officeooo:paragraph-rsid="4237bf1d"/>
    </style:style>
    <style:style style:name="P124" style:family="paragraph" style:parent-style-name="Text_20_body">
      <style:text-properties officeooo:rsid="0d7ec4b7" officeooo:paragraph-rsid="42368f16"/>
    </style:style>
    <style:style style:name="P125" style:family="paragraph" style:parent-style-name="Text_20_body">
      <style:text-properties officeooo:rsid="0d867a25" officeooo:paragraph-rsid="42368f16"/>
    </style:style>
    <style:style style:name="P126" style:family="paragraph" style:parent-style-name="Text_20_body">
      <style:text-properties officeooo:rsid="0d894409" officeooo:paragraph-rsid="42368f16"/>
    </style:style>
    <style:style style:name="P127" style:family="paragraph" style:parent-style-name="Text_20_body">
      <style:text-properties officeooo:rsid="0d8cc553" officeooo:paragraph-rsid="42368f16"/>
    </style:style>
    <style:style style:name="P128" style:family="paragraph" style:parent-style-name="Text_20_body">
      <style:text-properties officeooo:rsid="0d93aa24" officeooo:paragraph-rsid="42368f16"/>
    </style:style>
    <style:style style:name="P129" style:family="paragraph" style:parent-style-name="Text_20_body">
      <style:text-properties officeooo:rsid="0d93aa24" officeooo:paragraph-rsid="42392427"/>
    </style:style>
    <style:style style:name="P130" style:family="paragraph" style:parent-style-name="Text_20_body">
      <style:text-properties officeooo:rsid="0d95252a" officeooo:paragraph-rsid="42368f16"/>
    </style:style>
    <style:style style:name="P131" style:family="paragraph" style:parent-style-name="Text_20_body">
      <style:text-properties officeooo:rsid="0d95252a" officeooo:paragraph-rsid="42392427"/>
    </style:style>
    <style:style style:name="P132" style:family="paragraph" style:parent-style-name="Text_20_body">
      <style:text-properties officeooo:rsid="0d9611f4" officeooo:paragraph-rsid="42368f16"/>
    </style:style>
    <style:style style:name="P133" style:family="paragraph" style:parent-style-name="Text_20_body">
      <style:text-properties officeooo:rsid="0d9611f4" officeooo:paragraph-rsid="42392427"/>
    </style:style>
    <style:style style:name="P134" style:family="paragraph" style:parent-style-name="Text_20_body">
      <style:text-properties officeooo:rsid="0da2738f" officeooo:paragraph-rsid="42368f16"/>
    </style:style>
    <style:style style:name="P135" style:family="paragraph" style:parent-style-name="Text_20_body">
      <style:text-properties officeooo:rsid="0da2738f" officeooo:paragraph-rsid="42392427"/>
    </style:style>
    <style:style style:name="P136" style:family="paragraph" style:parent-style-name="Text_20_body">
      <style:text-properties officeooo:rsid="0da7f5cb" officeooo:paragraph-rsid="42368f16"/>
    </style:style>
    <style:style style:name="P137" style:family="paragraph" style:parent-style-name="Text_20_body">
      <style:text-properties officeooo:rsid="0da7f5cb" officeooo:paragraph-rsid="42392427"/>
    </style:style>
    <style:style style:name="P138" style:family="paragraph" style:parent-style-name="Text_20_body">
      <style:text-properties officeooo:rsid="0d5ac793" officeooo:paragraph-rsid="42368f16"/>
    </style:style>
    <style:style style:name="P139" style:family="paragraph" style:parent-style-name="Text_20_body">
      <style:text-properties officeooo:rsid="0d5ac793" officeooo:paragraph-rsid="423707e2"/>
    </style:style>
    <style:style style:name="P140" style:family="paragraph" style:parent-style-name="Text_20_body">
      <style:text-properties officeooo:rsid="0d54ac77" officeooo:paragraph-rsid="423707e2"/>
    </style:style>
    <style:style style:name="P141" style:family="paragraph" style:parent-style-name="Text_20_body">
      <style:text-properties officeooo:rsid="0d5c10d2" officeooo:paragraph-rsid="423707e2"/>
    </style:style>
    <style:style style:name="P142" style:family="paragraph" style:parent-style-name="Text_20_body">
      <style:text-properties officeooo:rsid="0d5dbb83" officeooo:paragraph-rsid="423707e2"/>
    </style:style>
    <style:style style:name="P143" style:family="paragraph" style:parent-style-name="Text_20_body">
      <style:text-properties officeooo:rsid="0d618892" officeooo:paragraph-rsid="423707e2"/>
    </style:style>
    <style:style style:name="P144" style:family="paragraph" style:parent-style-name="Text_20_body">
      <style:text-properties officeooo:rsid="0d5fe0b1" officeooo:paragraph-rsid="423707e2"/>
    </style:style>
    <style:style style:name="P145" style:family="paragraph" style:parent-style-name="Text_20_body">
      <style:text-properties officeooo:rsid="0d54d0aa" officeooo:paragraph-rsid="423707e2"/>
    </style:style>
    <style:style style:name="P146" style:family="paragraph" style:parent-style-name="Text_20_body">
      <style:text-properties officeooo:rsid="0d638057" officeooo:paragraph-rsid="423707e2"/>
    </style:style>
    <style:style style:name="P147" style:family="paragraph" style:parent-style-name="Text_20_body">
      <style:text-properties officeooo:rsid="0d561c3f" officeooo:paragraph-rsid="423707e2"/>
    </style:style>
    <style:style style:name="P148" style:family="paragraph" style:parent-style-name="Text_20_body">
      <style:text-properties officeooo:rsid="0d59f3a8" officeooo:paragraph-rsid="423707e2"/>
    </style:style>
    <style:style style:name="P149" style:family="paragraph" style:parent-style-name="Text_20_body">
      <style:text-properties officeooo:rsid="0d5d4bab" officeooo:paragraph-rsid="423707e2"/>
    </style:style>
    <style:style style:name="P150" style:family="paragraph" style:parent-style-name="Text_20_body">
      <style:text-properties officeooo:rsid="0d596ab0" officeooo:paragraph-rsid="423707e2"/>
    </style:style>
    <style:style style:name="P151" style:family="paragraph" style:parent-style-name="Text_20_body">
      <style:text-properties officeooo:rsid="0d8f10a2" officeooo:paragraph-rsid="423707e2"/>
    </style:style>
    <style:style style:name="P152" style:family="paragraph" style:parent-style-name="Text_20_body">
      <style:text-properties officeooo:rsid="0d5f2c1e" officeooo:paragraph-rsid="423707e2"/>
    </style:style>
    <style:style style:name="P153" style:family="paragraph" style:parent-style-name="Text_20_body">
      <style:text-properties officeooo:rsid="0d577f54" officeooo:paragraph-rsid="423707e2"/>
    </style:style>
    <style:style style:name="P154" style:family="paragraph" style:parent-style-name="Text_20_body">
      <style:text-properties officeooo:rsid="140e37fc" officeooo:paragraph-rsid="4237bf1d"/>
    </style:style>
    <style:style style:name="P155" style:family="paragraph" style:parent-style-name="Text_20_body">
      <style:text-properties officeooo:rsid="137557e7" officeooo:paragraph-rsid="4237bf1d"/>
    </style:style>
    <style:style style:name="P156" style:family="paragraph" style:parent-style-name="Text_20_body">
      <style:text-properties officeooo:rsid="137e7779" officeooo:paragraph-rsid="4237bf1d"/>
    </style:style>
    <style:style style:name="P157" style:family="paragraph" style:parent-style-name="Text_20_body">
      <style:text-properties officeooo:rsid="0d4f8679" officeooo:paragraph-rsid="4237bf1d"/>
    </style:style>
    <style:style style:name="P158" style:family="paragraph" style:parent-style-name="Text_20_body">
      <style:text-properties fo:font-style="normal" officeooo:rsid="13dcc169" officeooo:paragraph-rsid="4237bf1d" style:font-style-asian="normal" style:font-style-complex="normal"/>
    </style:style>
    <style:style style:name="P159" style:family="paragraph" style:parent-style-name="Text_20_body">
      <style:text-properties fo:font-style="normal" officeooo:rsid="01055826" officeooo:paragraph-rsid="4237bf1d" style:font-style-asian="normal" style:font-style-complex="normal"/>
    </style:style>
    <style:style style:name="P160" style:family="paragraph" style:parent-style-name="Text_20_body">
      <style:text-properties fo:font-style="normal" officeooo:rsid="13c158ee" officeooo:paragraph-rsid="4237bf1d" style:font-style-asian="normal" style:font-style-complex="normal"/>
    </style:style>
    <style:style style:name="P161" style:family="paragraph" style:parent-style-name="Text_20_body">
      <style:text-properties fo:font-style="normal" officeooo:rsid="13b1a615" officeooo:paragraph-rsid="4237bf1d" style:font-style-asian="normal" style:font-style-complex="normal"/>
    </style:style>
    <style:style style:name="P162" style:family="paragraph" style:parent-style-name="Text_20_body">
      <style:text-properties fo:font-style="normal" officeooo:rsid="4266a051" officeooo:paragraph-rsid="4266a051" style:font-style-asian="normal" style:font-style-complex="normal"/>
    </style:style>
    <style:style style:name="P163" style:family="paragraph" style:parent-style-name="Text_20_body">
      <style:text-properties fo:font-style="normal" officeooo:rsid="4345f66c" officeooo:paragraph-rsid="4345f66c" style:font-style-asian="normal" style:font-style-complex="normal"/>
    </style:style>
    <style:style style:name="P164" style:family="paragraph" style:parent-style-name="Text_20_body">
      <style:text-properties fo:font-style="normal" officeooo:rsid="436940d5" officeooo:paragraph-rsid="453724fd" style:font-style-asian="normal" style:font-style-complex="normal"/>
    </style:style>
    <style:style style:name="P165" style:family="paragraph" style:parent-style-name="Text_20_body">
      <style:text-properties officeooo:rsid="14ef3a03" officeooo:paragraph-rsid="4237bf1d"/>
    </style:style>
    <style:style style:name="P166" style:family="paragraph" style:parent-style-name="Text_20_body">
      <style:text-properties officeooo:rsid="13dfae71" officeooo:paragraph-rsid="4237bf1d"/>
    </style:style>
    <style:style style:name="P167" style:family="paragraph" style:parent-style-name="Text_20_body">
      <style:text-properties officeooo:rsid="1555171b" officeooo:paragraph-rsid="4237bf1d"/>
    </style:style>
    <style:style style:name="P168" style:family="paragraph" style:parent-style-name="Text_20_body">
      <style:text-properties officeooo:rsid="15ce1b10" officeooo:paragraph-rsid="4237bf1d"/>
    </style:style>
    <style:style style:name="P169" style:family="paragraph" style:parent-style-name="Text_20_body">
      <style:text-properties officeooo:rsid="155f45cf" officeooo:paragraph-rsid="4237bf1d"/>
    </style:style>
    <style:style style:name="P170" style:family="paragraph" style:parent-style-name="Text_20_body">
      <style:text-properties officeooo:rsid="1557da55" officeooo:paragraph-rsid="4237bf1d"/>
    </style:style>
    <style:style style:name="P171" style:family="paragraph" style:parent-style-name="Text_20_body">
      <style:text-properties officeooo:rsid="145ed598" officeooo:paragraph-rsid="4237bf1d"/>
    </style:style>
    <style:style style:name="P172" style:family="paragraph" style:parent-style-name="Text_20_body">
      <style:text-properties officeooo:rsid="141098ec" officeooo:paragraph-rsid="4237bf1d"/>
    </style:style>
    <style:style style:name="P173" style:family="paragraph" style:parent-style-name="Text_20_body">
      <style:text-properties officeooo:rsid="141098ec" officeooo:paragraph-rsid="4740f18a"/>
    </style:style>
    <style:style style:name="P174" style:family="paragraph" style:parent-style-name="Text_20_body">
      <style:text-properties officeooo:rsid="1410b4c0" officeooo:paragraph-rsid="4237bf1d"/>
    </style:style>
    <style:style style:name="P175" style:family="paragraph" style:parent-style-name="Text_20_body">
      <style:text-properties officeooo:rsid="150c7227" officeooo:paragraph-rsid="4237bf1d"/>
    </style:style>
    <style:style style:name="P176" style:family="paragraph" style:parent-style-name="Text_20_body">
      <style:text-properties officeooo:paragraph-rsid="4237bf1d"/>
    </style:style>
    <style:style style:name="P177" style:family="paragraph" style:parent-style-name="Text_20_body">
      <style:text-properties fo:language="en" fo:country="US" officeooo:rsid="0d5dbb83" officeooo:paragraph-rsid="423707e2"/>
    </style:style>
    <style:style style:name="P178" style:family="paragraph" style:parent-style-name="Text_20_body">
      <style:text-properties fo:language="en" fo:country="US" officeooo:rsid="0d54d0aa" officeooo:paragraph-rsid="423707e2"/>
    </style:style>
    <style:style style:name="P179" style:family="paragraph" style:parent-style-name="Text_20_body">
      <style:text-properties fo:language="en" fo:country="US" fo:font-style="italic" officeooo:rsid="423b14d8" officeooo:paragraph-rsid="423b14d8" style:font-style-asian="italic" style:font-style-complex="italic"/>
    </style:style>
    <style:style style:name="P180" style:family="paragraph" style:parent-style-name="Text_20_body">
      <style:text-properties officeooo:rsid="424d8433" officeooo:paragraph-rsid="424d8433"/>
    </style:style>
    <style:style style:name="P181" style:family="paragraph" style:parent-style-name="Text_20_body">
      <style:text-properties officeooo:rsid="424e34ba" officeooo:paragraph-rsid="424e34ba"/>
    </style:style>
    <style:style style:name="P182" style:family="paragraph" style:parent-style-name="Text_20_body">
      <style:text-properties officeooo:rsid="424e34ba" officeooo:paragraph-rsid="424f23a1"/>
    </style:style>
    <style:style style:name="P183" style:family="paragraph" style:parent-style-name="Text_20_body">
      <style:text-properties officeooo:rsid="424e34ba" officeooo:paragraph-rsid="424f63d3"/>
    </style:style>
    <style:style style:name="P184" style:family="paragraph" style:parent-style-name="Text_20_body">
      <style:text-properties officeooo:rsid="424f23a1" officeooo:paragraph-rsid="424f23a1"/>
    </style:style>
    <style:style style:name="P185" style:family="paragraph" style:parent-style-name="Text_20_body">
      <style:text-properties officeooo:rsid="425386c5" officeooo:paragraph-rsid="425386c5"/>
    </style:style>
    <style:style style:name="P186" style:family="paragraph" style:parent-style-name="Text_20_body">
      <style:text-properties officeooo:rsid="4255160c" officeooo:paragraph-rsid="4255160c"/>
    </style:style>
    <style:style style:name="P187" style:family="paragraph" style:parent-style-name="Text_20_body">
      <style:text-properties officeooo:rsid="42565ba9" officeooo:paragraph-rsid="42565ba9"/>
    </style:style>
    <style:style style:name="P188" style:family="paragraph" style:parent-style-name="Text_20_body">
      <style:text-properties officeooo:rsid="42581a24" officeooo:paragraph-rsid="42581a24"/>
    </style:style>
    <style:style style:name="P189" style:family="paragraph" style:parent-style-name="Text_20_body">
      <style:text-properties officeooo:rsid="4259b28c" officeooo:paragraph-rsid="4259b28c"/>
    </style:style>
    <style:style style:name="P190" style:family="paragraph" style:parent-style-name="Text_20_body">
      <style:text-properties officeooo:paragraph-rsid="424c0ce8"/>
    </style:style>
    <style:style style:name="P191" style:family="paragraph" style:parent-style-name="Text_20_body">
      <style:text-properties officeooo:paragraph-rsid="42565ba9"/>
    </style:style>
    <style:style style:name="P192" style:family="paragraph" style:parent-style-name="Text_20_body">
      <style:text-properties officeooo:rsid="4240ba68" officeooo:paragraph-rsid="425fcec7"/>
    </style:style>
    <style:style style:name="P193" style:family="paragraph" style:parent-style-name="Text_20_body">
      <style:text-properties officeooo:paragraph-rsid="425fcec7"/>
    </style:style>
    <style:style style:name="P194" style:family="paragraph" style:parent-style-name="Text_20_body">
      <style:text-properties officeooo:rsid="41114927" officeooo:paragraph-rsid="4262c8a5"/>
    </style:style>
    <style:style style:name="P195" style:family="paragraph" style:parent-style-name="Text_20_body">
      <style:text-properties officeooo:rsid="414be7f6" officeooo:paragraph-rsid="426417ba"/>
    </style:style>
    <style:style style:name="P196" style:family="paragraph" style:parent-style-name="Text_20_body">
      <style:text-properties officeooo:rsid="41bdb093" officeooo:paragraph-rsid="41bdb093"/>
    </style:style>
    <style:style style:name="P197" style:family="paragraph" style:parent-style-name="Text_20_body">
      <style:text-properties officeooo:paragraph-rsid="41bb0177"/>
    </style:style>
    <style:style style:name="P198" style:family="paragraph" style:parent-style-name="Text_20_body">
      <style:text-properties officeooo:rsid="42153db0" officeooo:paragraph-rsid="426fa2c7"/>
    </style:style>
    <style:style style:name="P199" style:family="paragraph" style:parent-style-name="Text_20_body">
      <style:text-properties officeooo:rsid="42153db0" officeooo:paragraph-rsid="426417ba"/>
    </style:style>
    <style:style style:name="P200" style:family="paragraph" style:parent-style-name="Text_20_body">
      <style:text-properties officeooo:paragraph-rsid="4271ea4e"/>
    </style:style>
    <style:style style:name="P201" style:family="paragraph" style:parent-style-name="Text_20_body">
      <style:text-properties officeooo:rsid="4225f306" officeooo:paragraph-rsid="42821891"/>
    </style:style>
    <style:style style:name="P202" style:family="paragraph" style:parent-style-name="Text_20_body">
      <style:text-properties officeooo:paragraph-rsid="4271d833"/>
    </style:style>
    <style:style style:name="P203" style:family="paragraph" style:parent-style-name="Text_20_body">
      <style:text-properties officeooo:rsid="2efb28ef" officeooo:paragraph-rsid="42792e5a"/>
    </style:style>
    <style:style style:name="P204" style:family="paragraph" style:parent-style-name="Text_20_body">
      <style:text-properties officeooo:rsid="21537a33" officeooo:paragraph-rsid="42792e5a"/>
    </style:style>
    <style:style style:name="P205" style:family="paragraph" style:parent-style-name="Text_20_body">
      <style:text-properties officeooo:paragraph-rsid="42792e5a"/>
    </style:style>
    <style:style style:name="P206" style:family="paragraph" style:parent-style-name="Text_20_body">
      <style:text-properties officeooo:rsid="21577601" officeooo:paragraph-rsid="42792e5a"/>
    </style:style>
    <style:style style:name="P207" style:family="paragraph" style:parent-style-name="Text_20_body">
      <style:text-properties officeooo:rsid="207d25a9" officeooo:paragraph-rsid="42792e5a"/>
    </style:style>
    <style:style style:name="P208" style:family="paragraph" style:parent-style-name="Text_20_body">
      <style:text-properties officeooo:rsid="207d25a9" officeooo:paragraph-rsid="471bddda"/>
    </style:style>
    <style:style style:name="P209" style:family="paragraph" style:parent-style-name="Text_20_body">
      <style:text-properties officeooo:rsid="239ee6d2" officeooo:paragraph-rsid="42792e5a"/>
    </style:style>
    <style:style style:name="P210" style:family="paragraph" style:parent-style-name="Text_20_body">
      <style:text-properties officeooo:rsid="239ee6d2" officeooo:paragraph-rsid="43ee936d"/>
    </style:style>
    <style:style style:name="P211" style:family="paragraph" style:parent-style-name="Text_20_body">
      <style:text-properties officeooo:rsid="2399f6d8" officeooo:paragraph-rsid="42792e5a"/>
    </style:style>
    <style:style style:name="P212" style:family="paragraph" style:parent-style-name="Text_20_body">
      <style:text-properties officeooo:rsid="23d41b6c" officeooo:paragraph-rsid="42792e5a"/>
    </style:style>
    <style:style style:name="P213" style:family="paragraph" style:parent-style-name="Text_20_body">
      <style:text-properties officeooo:rsid="23981548" officeooo:paragraph-rsid="42792e5a"/>
    </style:style>
    <style:style style:name="P214" style:family="paragraph" style:parent-style-name="Text_20_body">
      <style:text-properties officeooo:rsid="2397efe5" officeooo:paragraph-rsid="42792e5a"/>
    </style:style>
    <style:style style:name="P215" style:family="paragraph" style:parent-style-name="Text_20_body">
      <style:text-properties officeooo:rsid="23a2d0a9" officeooo:paragraph-rsid="42792e5a"/>
    </style:style>
    <style:style style:name="P216" style:family="paragraph" style:parent-style-name="Text_20_body">
      <style:text-properties officeooo:rsid="23aa7f86" officeooo:paragraph-rsid="42792e5a"/>
    </style:style>
    <style:style style:name="P217" style:family="paragraph" style:parent-style-name="Text_20_body">
      <style:text-properties officeooo:rsid="23c804c5" officeooo:paragraph-rsid="42792e5a"/>
    </style:style>
    <style:style style:name="P218" style:family="paragraph" style:parent-style-name="Text_20_body">
      <style:text-properties officeooo:rsid="23cc4087" officeooo:paragraph-rsid="42792e5a"/>
    </style:style>
    <style:style style:name="P219" style:family="paragraph" style:parent-style-name="Text_20_body">
      <style:text-properties officeooo:rsid="23c97ddf" officeooo:paragraph-rsid="42792e5a"/>
    </style:style>
    <style:style style:name="P220" style:family="paragraph" style:parent-style-name="Text_20_body">
      <style:text-properties officeooo:rsid="23a5525d" officeooo:paragraph-rsid="42792e5a"/>
    </style:style>
    <style:style style:name="P221" style:family="paragraph" style:parent-style-name="Text_20_body">
      <style:text-properties officeooo:rsid="2197e806" officeooo:paragraph-rsid="42795ec4"/>
    </style:style>
    <style:style style:name="P222" style:family="paragraph" style:parent-style-name="Text_20_body">
      <style:text-properties officeooo:paragraph-rsid="427a878e"/>
    </style:style>
    <style:style style:name="P223" style:family="paragraph" style:parent-style-name="Text_20_body">
      <style:text-properties officeooo:rsid="3ea26cfe" officeooo:paragraph-rsid="427b65d6"/>
    </style:style>
    <style:style style:name="P224" style:family="paragraph" style:parent-style-name="Text_20_body">
      <style:text-properties officeooo:paragraph-rsid="427f938e"/>
    </style:style>
    <style:style style:name="P225" style:family="paragraph" style:parent-style-name="Text_20_body">
      <style:text-properties officeooo:paragraph-rsid="4280fd1d"/>
    </style:style>
    <style:style style:name="P226" style:family="paragraph" style:parent-style-name="Text_20_body">
      <style:text-properties officeooo:rsid="4280fd1d" officeooo:paragraph-rsid="4280fd1d"/>
    </style:style>
    <style:style style:name="P227" style:family="paragraph" style:parent-style-name="Text_20_body">
      <style:text-properties officeooo:rsid="4175e525" officeooo:paragraph-rsid="42645b8b"/>
    </style:style>
    <style:style style:name="P228" style:family="paragraph" style:parent-style-name="Text_20_body">
      <style:text-properties officeooo:rsid="4271ea4e" officeooo:paragraph-rsid="422f1017"/>
    </style:style>
    <style:style style:name="P229" style:family="paragraph" style:parent-style-name="Text_20_body">
      <style:text-properties officeooo:rsid="428888f4" officeooo:paragraph-rsid="428dc179"/>
    </style:style>
    <style:style style:name="P230" style:family="paragraph" style:parent-style-name="Text_20_body">
      <style:text-properties officeooo:rsid="428dc179" officeooo:paragraph-rsid="428dc179"/>
    </style:style>
    <style:style style:name="P231" style:family="paragraph" style:parent-style-name="Text_20_body">
      <style:text-properties officeooo:rsid="428dc179" officeooo:paragraph-rsid="428eb654"/>
    </style:style>
    <style:style style:name="P232" style:family="paragraph" style:parent-style-name="Text_20_body">
      <style:text-properties officeooo:rsid="4282d66c" officeooo:paragraph-rsid="4282d66c"/>
    </style:style>
    <style:style style:name="P233" style:family="paragraph" style:parent-style-name="Text_20_body">
      <style:text-properties officeooo:rsid="4274a441" officeooo:paragraph-rsid="427dbd1c"/>
    </style:style>
    <style:style style:name="P234" style:family="paragraph" style:parent-style-name="Text_20_body">
      <style:text-properties officeooo:rsid="4274a441" officeooo:paragraph-rsid="42b89048"/>
    </style:style>
    <style:style style:name="P235" style:family="paragraph" style:parent-style-name="Text_20_body">
      <style:text-properties officeooo:rsid="2152db7f" officeooo:paragraph-rsid="42a5466c"/>
    </style:style>
    <style:style style:name="P236" style:family="paragraph" style:parent-style-name="Text_20_body">
      <style:text-properties officeooo:rsid="2152db7f" officeooo:paragraph-rsid="43e269cb"/>
    </style:style>
    <style:style style:name="P237" style:family="paragraph" style:parent-style-name="Text_20_body">
      <style:text-properties officeooo:paragraph-rsid="42a4d23a"/>
    </style:style>
    <style:style style:name="P238" style:family="paragraph" style:parent-style-name="Text_20_body">
      <style:text-properties officeooo:rsid="42a5466c" officeooo:paragraph-rsid="42a5466c"/>
    </style:style>
    <style:style style:name="P239" style:family="paragraph" style:parent-style-name="Text_20_body">
      <style:text-properties officeooo:rsid="42ac2bf6" officeooo:paragraph-rsid="42b01f5d"/>
    </style:style>
    <style:style style:name="P240" style:family="paragraph" style:parent-style-name="Text_20_body">
      <style:text-properties officeooo:rsid="2089bc52" officeooo:paragraph-rsid="42ad5530"/>
    </style:style>
    <style:style style:name="P241" style:family="paragraph" style:parent-style-name="Text_20_body">
      <style:text-properties officeooo:paragraph-rsid="42a5466c"/>
    </style:style>
    <style:style style:name="P242" style:family="paragraph" style:parent-style-name="Text_20_body">
      <style:text-properties officeooo:rsid="42c7d3e2" officeooo:paragraph-rsid="42c7d3e2"/>
    </style:style>
    <style:style style:name="P243" style:family="paragraph" style:parent-style-name="Text_20_body">
      <style:text-properties officeooo:rsid="42d6f89c" officeooo:paragraph-rsid="42d6f89c"/>
    </style:style>
    <style:style style:name="P244" style:family="paragraph" style:parent-style-name="Text_20_body">
      <style:text-properties officeooo:rsid="42d6f89c" officeooo:paragraph-rsid="42dfcd0c"/>
    </style:style>
    <style:style style:name="P245" style:family="paragraph" style:parent-style-name="Text_20_body">
      <style:text-properties officeooo:rsid="42ee1456" officeooo:paragraph-rsid="42ee1456"/>
    </style:style>
    <style:style style:name="P246" style:family="paragraph" style:parent-style-name="Text_20_body">
      <style:text-properties officeooo:rsid="4312271a" officeooo:paragraph-rsid="4312271a"/>
    </style:style>
    <style:style style:name="P247" style:family="paragraph" style:parent-style-name="Text_20_body">
      <style:text-properties officeooo:rsid="4221a9c9" officeooo:paragraph-rsid="42a4d23a"/>
    </style:style>
    <style:style style:name="P248" style:family="paragraph" style:parent-style-name="Text_20_body">
      <style:text-properties officeooo:rsid="433bce15" officeooo:paragraph-rsid="433bce15"/>
    </style:style>
    <style:style style:name="P249" style:family="paragraph" style:parent-style-name="Text_20_body">
      <style:text-properties officeooo:rsid="28550227" officeooo:paragraph-rsid="433d945d"/>
    </style:style>
    <style:style style:name="P250" style:family="paragraph" style:parent-style-name="Text_20_body">
      <style:text-properties officeooo:rsid="2098b342" officeooo:paragraph-rsid="433d945d"/>
    </style:style>
    <style:style style:name="P251" style:family="paragraph" style:parent-style-name="Text_20_body">
      <style:text-properties officeooo:rsid="2098b342" officeooo:paragraph-rsid="43a1891f"/>
    </style:style>
    <style:style style:name="P252" style:family="paragraph" style:parent-style-name="Text_20_body">
      <style:text-properties officeooo:rsid="2098b342" officeooo:paragraph-rsid="43a2cec6"/>
    </style:style>
    <style:style style:name="P253" style:family="paragraph" style:parent-style-name="Text_20_body">
      <style:text-properties officeooo:rsid="2098b342" officeooo:paragraph-rsid="43b8a6d0"/>
    </style:style>
    <style:style style:name="P254" style:family="paragraph" style:parent-style-name="Text_20_body">
      <style:text-properties officeooo:rsid="2098b342" officeooo:paragraph-rsid="4433bb28"/>
    </style:style>
    <style:style style:name="P255" style:family="paragraph" style:parent-style-name="Text_20_body">
      <style:text-properties officeooo:rsid="2098b342" officeooo:paragraph-rsid="449e7dd2"/>
    </style:style>
    <style:style style:name="P256" style:family="paragraph" style:parent-style-name="Text_20_body">
      <style:text-properties officeooo:rsid="2098b342" officeooo:paragraph-rsid="44a1d1af"/>
    </style:style>
    <style:style style:name="P257" style:family="paragraph" style:parent-style-name="Text_20_body">
      <style:text-properties officeooo:rsid="2098b342" officeooo:paragraph-rsid="46dbf648"/>
    </style:style>
    <style:style style:name="P258" style:family="paragraph" style:parent-style-name="Text_20_body">
      <style:text-properties officeooo:rsid="2098b342" officeooo:paragraph-rsid="46dc9f76"/>
    </style:style>
    <style:style style:name="P259" style:family="paragraph" style:parent-style-name="Text_20_body">
      <style:text-properties officeooo:rsid="2098b342" officeooo:paragraph-rsid="473b47ec"/>
    </style:style>
    <style:style style:name="P260" style:family="paragraph" style:parent-style-name="Text_20_body">
      <style:text-properties officeooo:rsid="20bc2715" officeooo:paragraph-rsid="433d945d"/>
    </style:style>
    <style:style style:name="P261"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2"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3"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4"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5"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66"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67"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68"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69"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70"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71" style:family="paragraph" style:parent-style-name="Text_20_body">
      <style:text-properties officeooo:rsid="3b18918c" officeooo:paragraph-rsid="433d945d"/>
    </style:style>
    <style:style style:name="P272" style:family="paragraph" style:parent-style-name="Text_20_body">
      <style:text-properties officeooo:rsid="433d945d" officeooo:paragraph-rsid="433d945d"/>
    </style:style>
    <style:style style:name="P273" style:family="paragraph" style:parent-style-name="Text_20_body">
      <style:text-properties officeooo:rsid="4345f66c" officeooo:paragraph-rsid="4345f66c"/>
    </style:style>
    <style:style style:name="P274" style:family="paragraph" style:parent-style-name="Text_20_body">
      <style:text-properties officeooo:rsid="4345f66c" officeooo:paragraph-rsid="43b5982b"/>
    </style:style>
    <style:style style:name="P275" style:family="paragraph" style:parent-style-name="Text_20_body">
      <style:text-properties officeooo:rsid="4345f66c" officeooo:paragraph-rsid="43b5f8c1"/>
    </style:style>
    <style:style style:name="P276" style:family="paragraph" style:parent-style-name="Text_20_body">
      <style:text-properties officeooo:rsid="4345f66c" officeooo:paragraph-rsid="456e94ef"/>
    </style:style>
    <style:style style:name="P277" style:family="paragraph" style:parent-style-name="Text_20_body">
      <style:text-properties officeooo:rsid="4345f66c" officeooo:paragraph-rsid="456fc581"/>
    </style:style>
    <style:style style:name="P278" style:family="paragraph" style:parent-style-name="Text_20_body">
      <style:text-properties officeooo:rsid="4345f66c" officeooo:paragraph-rsid="461e27f9"/>
    </style:style>
    <style:style style:name="P279" style:family="paragraph" style:parent-style-name="Text_20_body">
      <style:text-properties officeooo:rsid="4345f66c" officeooo:paragraph-rsid="46cc4df1"/>
    </style:style>
    <style:style style:name="P280" style:family="paragraph" style:parent-style-name="Text_20_body">
      <style:text-properties officeooo:rsid="4345f66c" officeooo:paragraph-rsid="46dbf648"/>
    </style:style>
    <style:style style:name="P281" style:family="paragraph" style:parent-style-name="Text_20_body">
      <style:text-properties officeooo:rsid="424bc7da" officeooo:paragraph-rsid="424bc7da"/>
    </style:style>
    <style:style style:name="P282" style:family="paragraph" style:parent-style-name="Text_20_body">
      <style:text-properties officeooo:paragraph-rsid="43788b3e"/>
    </style:style>
    <style:style style:name="P283" style:family="paragraph" style:parent-style-name="Text_20_body">
      <style:text-properties officeooo:rsid="437a6958" officeooo:paragraph-rsid="437a6958"/>
    </style:style>
    <style:style style:name="P284" style:family="paragraph" style:parent-style-name="Text_20_body">
      <style:text-properties officeooo:paragraph-rsid="42f691eb"/>
    </style:style>
    <style:style style:name="P285" style:family="paragraph" style:parent-style-name="Text_20_body">
      <style:text-properties officeooo:rsid="4393afd0" officeooo:paragraph-rsid="4393afd0"/>
    </style:style>
    <style:style style:name="P286" style:family="paragraph" style:parent-style-name="Text_20_body">
      <style:text-properties officeooo:rsid="439fea57" officeooo:paragraph-rsid="439fea57"/>
    </style:style>
    <style:style style:name="P287" style:family="paragraph" style:parent-style-name="Text_20_body">
      <style:text-properties officeooo:paragraph-rsid="43a1891f"/>
    </style:style>
    <style:style style:name="P288" style:family="paragraph" style:parent-style-name="Text_20_body">
      <style:text-properties officeooo:rsid="2500ef65" officeooo:paragraph-rsid="43ac281a"/>
    </style:style>
    <style:style style:name="P289" style:family="paragraph" style:parent-style-name="Text_20_body">
      <style:text-properties officeooo:paragraph-rsid="43b6d463"/>
    </style:style>
    <style:style style:name="P290" style:family="paragraph" style:parent-style-name="Text_20_body">
      <style:text-properties officeooo:rsid="20a1bc0a" officeooo:paragraph-rsid="43b8a6d0"/>
    </style:style>
    <style:style style:name="P291" style:family="paragraph" style:parent-style-name="Text_20_body">
      <style:text-properties officeooo:rsid="41bafbc5" officeooo:paragraph-rsid="43c22796"/>
    </style:style>
    <style:style style:name="P292" style:family="paragraph" style:parent-style-name="Text_20_body">
      <style:text-properties officeooo:rsid="42eca27f" officeooo:paragraph-rsid="43e625a3"/>
    </style:style>
    <style:style style:name="P293" style:family="paragraph" style:parent-style-name="Text_20_body">
      <style:text-properties officeooo:rsid="42fe8a15" officeooo:paragraph-rsid="43e7c0b6"/>
    </style:style>
    <style:style style:name="P294" style:family="paragraph" style:parent-style-name="Text_20_body">
      <style:text-properties officeooo:rsid="239f3212" officeooo:paragraph-rsid="43ee936d"/>
    </style:style>
    <style:style style:name="P295" style:family="paragraph" style:parent-style-name="Text_20_body">
      <style:text-properties officeooo:paragraph-rsid="42cf654c"/>
    </style:style>
    <style:style style:name="P296" style:family="paragraph" style:parent-style-name="Text_20_body">
      <style:text-properties officeooo:rsid="42c35dac" officeooo:paragraph-rsid="43ef2b2e"/>
    </style:style>
    <style:style style:name="P297" style:family="paragraph" style:parent-style-name="Text_20_body">
      <style:text-properties officeooo:rsid="20642488" officeooo:paragraph-rsid="43f53e7c"/>
    </style:style>
    <style:style style:name="P298" style:family="paragraph" style:parent-style-name="Text_20_body">
      <style:text-properties officeooo:rsid="206449e7" officeooo:paragraph-rsid="43f53e7c"/>
    </style:style>
    <style:style style:name="P299" style:family="paragraph" style:parent-style-name="Text_20_body">
      <style:text-properties officeooo:rsid="206449e7" officeooo:paragraph-rsid="44114e8f"/>
    </style:style>
    <style:style style:name="P300" style:family="paragraph" style:parent-style-name="Text_20_body">
      <style:text-properties officeooo:rsid="42f27fdc" officeooo:paragraph-rsid="43f53e7c"/>
    </style:style>
    <style:style style:name="P301" style:family="paragraph" style:parent-style-name="Text_20_body">
      <style:text-properties officeooo:rsid="43fe6e22" officeooo:paragraph-rsid="43fe6e22"/>
    </style:style>
    <style:style style:name="P302" style:family="paragraph" style:parent-style-name="Text_20_body">
      <style:text-properties officeooo:rsid="43eb32f9" officeooo:paragraph-rsid="42dc0309"/>
    </style:style>
    <style:style style:name="P303" style:family="paragraph" style:parent-style-name="Text_20_body">
      <style:text-properties officeooo:rsid="42d0ea25" officeooo:paragraph-rsid="440f6fab"/>
    </style:style>
    <style:style style:name="P304" style:family="paragraph" style:parent-style-name="Text_20_body">
      <style:text-properties officeooo:rsid="44195206" officeooo:paragraph-rsid="44195206"/>
    </style:style>
    <style:style style:name="P305" style:family="paragraph" style:parent-style-name="Text_20_body">
      <style:text-properties officeooo:rsid="441e12f2" officeooo:paragraph-rsid="441e12f2"/>
    </style:style>
    <style:style style:name="P306" style:family="paragraph" style:parent-style-name="Text_20_body">
      <style:text-properties officeooo:rsid="443bcd2e" officeooo:paragraph-rsid="443bcd2e"/>
    </style:style>
    <style:style style:name="P307" style:family="paragraph" style:parent-style-name="Text_20_body">
      <style:text-properties officeooo:rsid="443fa752" officeooo:paragraph-rsid="443fa752"/>
    </style:style>
    <style:style style:name="P308" style:family="paragraph" style:parent-style-name="Text_20_body">
      <style:text-properties officeooo:paragraph-rsid="43b8a6d0"/>
    </style:style>
    <style:style style:name="P309" style:family="paragraph" style:parent-style-name="Text_20_body">
      <style:text-properties officeooo:paragraph-rsid="446657c5"/>
    </style:style>
    <style:style style:name="P310" style:family="paragraph" style:parent-style-name="Text_20_body">
      <style:text-properties officeooo:rsid="446c8a83" officeooo:paragraph-rsid="446c8a83"/>
    </style:style>
    <style:style style:name="P311" style:family="paragraph" style:parent-style-name="Text_20_body">
      <style:text-properties officeooo:rsid="448b6726" officeooo:paragraph-rsid="448b6726"/>
    </style:style>
    <style:style style:name="P312" style:family="paragraph" style:parent-style-name="Text_20_body">
      <style:text-properties officeooo:rsid="43712bbc" officeooo:paragraph-rsid="43712bbc"/>
    </style:style>
    <style:style style:name="P313" style:family="paragraph" style:parent-style-name="Text_20_body">
      <style:text-properties officeooo:rsid="42495c86" officeooo:paragraph-rsid="453724fd"/>
    </style:style>
    <style:style style:name="P314" style:family="paragraph" style:parent-style-name="Text_20_body">
      <style:text-properties officeooo:rsid="42495c86" officeooo:paragraph-rsid="45745cb4"/>
    </style:style>
    <style:style style:name="P315" style:family="paragraph" style:parent-style-name="Text_20_body">
      <style:text-properties officeooo:rsid="42495c86" officeooo:paragraph-rsid="4730f67c"/>
    </style:style>
    <style:style style:name="P316" style:family="paragraph" style:parent-style-name="Text_20_body">
      <style:text-properties officeooo:rsid="42495c86" officeooo:paragraph-rsid="4737a369"/>
    </style:style>
    <style:style style:name="P317" style:family="paragraph" style:parent-style-name="Text_20_body">
      <style:text-properties officeooo:rsid="42495c86" officeooo:paragraph-rsid="473b47ec"/>
    </style:style>
    <style:style style:name="P318" style:family="paragraph" style:parent-style-name="Text_20_body">
      <style:text-properties officeooo:paragraph-rsid="44a31d96"/>
    </style:style>
    <style:style style:name="P319" style:family="paragraph" style:parent-style-name="Text_20_body">
      <style:text-properties officeooo:rsid="4363d1d2" officeooo:paragraph-rsid="43b6d463"/>
    </style:style>
    <style:style style:name="P320" style:family="paragraph" style:parent-style-name="Text_20_body">
      <style:text-properties officeooo:rsid="442a52c1" officeooo:paragraph-rsid="445237d7"/>
    </style:style>
    <style:style style:name="P321" style:family="paragraph" style:parent-style-name="Text_20_body">
      <style:text-properties officeooo:rsid="44ace414" officeooo:paragraph-rsid="450d6d14"/>
    </style:style>
    <style:style style:name="P322" style:family="paragraph" style:parent-style-name="Text_20_body">
      <style:text-properties officeooo:paragraph-rsid="44dcbfeb"/>
    </style:style>
    <style:style style:name="P323" style:family="paragraph" style:parent-style-name="Text_20_body">
      <style:text-properties officeooo:rsid="4248b26e" officeooo:paragraph-rsid="4248b26e"/>
    </style:style>
    <style:style style:name="P324" style:family="paragraph" style:parent-style-name="Text_20_body">
      <style:text-properties officeooo:rsid="448c6e83" officeooo:paragraph-rsid="448c6e83"/>
    </style:style>
    <style:style style:name="P325" style:family="paragraph" style:parent-style-name="Text_20_body">
      <style:text-properties officeooo:rsid="44e65e56" officeooo:paragraph-rsid="44e65e56"/>
    </style:style>
    <style:style style:name="P326" style:family="paragraph" style:parent-style-name="Text_20_body">
      <style:text-properties officeooo:rsid="44e8567f" officeooo:paragraph-rsid="44e8567f"/>
    </style:style>
    <style:style style:name="P327" style:family="paragraph" style:parent-style-name="Text_20_body">
      <style:text-properties officeooo:paragraph-rsid="44e90c12"/>
    </style:style>
    <style:style style:name="P328" style:family="paragraph" style:parent-style-name="Text_20_body">
      <style:text-properties officeooo:rsid="44e47cc3" officeooo:paragraph-rsid="44e47cc3"/>
    </style:style>
    <style:style style:name="P329" style:family="paragraph" style:parent-style-name="Text_20_body">
      <style:text-properties officeooo:rsid="44f9ec80" officeooo:paragraph-rsid="44f9ec80"/>
    </style:style>
    <style:style style:name="P330" style:family="paragraph" style:parent-style-name="Text_20_body">
      <style:text-properties officeooo:paragraph-rsid="44f9ec80"/>
    </style:style>
    <style:style style:name="P331" style:family="paragraph" style:parent-style-name="Text_20_body">
      <style:text-properties officeooo:rsid="44fc395d" officeooo:paragraph-rsid="44fc395d"/>
    </style:style>
    <style:style style:name="P332" style:family="paragraph" style:parent-style-name="Text_20_body">
      <style:text-properties officeooo:rsid="4500f99f" officeooo:paragraph-rsid="4501e332"/>
    </style:style>
    <style:style style:name="P333" style:family="paragraph" style:parent-style-name="Text_20_body">
      <style:text-properties officeooo:rsid="45020594" officeooo:paragraph-rsid="450384f8"/>
    </style:style>
    <style:style style:name="P334" style:family="paragraph" style:parent-style-name="Text_20_body">
      <style:text-properties officeooo:rsid="45020594" officeooo:paragraph-rsid="45057ed8"/>
    </style:style>
    <style:style style:name="P335" style:family="paragraph" style:parent-style-name="Text_20_body">
      <style:text-properties officeooo:rsid="45020594" officeooo:paragraph-rsid="45090359"/>
    </style:style>
    <style:style style:name="P336" style:family="paragraph" style:parent-style-name="Text_20_body">
      <style:text-properties officeooo:rsid="45020594" officeooo:paragraph-rsid="4507416b"/>
    </style:style>
    <style:style style:name="P337" style:family="paragraph" style:parent-style-name="Text_20_body">
      <style:text-properties officeooo:rsid="45020594" officeooo:paragraph-rsid="450a7bc1"/>
    </style:style>
    <style:style style:name="P338" style:family="paragraph" style:parent-style-name="Text_20_body">
      <style:text-properties officeooo:rsid="45020594" officeooo:paragraph-rsid="455f3882"/>
    </style:style>
    <style:style style:name="P339" style:family="paragraph" style:parent-style-name="Text_20_body">
      <style:text-properties officeooo:rsid="45020594" officeooo:paragraph-rsid="45e4f811"/>
    </style:style>
    <style:style style:name="P340" style:family="paragraph" style:parent-style-name="Text_20_body">
      <style:text-properties officeooo:rsid="45020594" officeooo:paragraph-rsid="462574cf"/>
    </style:style>
    <style:style style:name="P341" style:family="paragraph" style:parent-style-name="Text_20_body">
      <style:text-properties officeooo:rsid="45020594" officeooo:paragraph-rsid="455a3050"/>
    </style:style>
    <style:style style:name="P342" style:family="paragraph" style:parent-style-name="Text_20_body">
      <style:text-properties officeooo:paragraph-rsid="450384f8"/>
    </style:style>
    <style:style style:name="P343" style:family="paragraph" style:parent-style-name="Text_20_body">
      <style:text-properties officeooo:rsid="450c416f" officeooo:paragraph-rsid="450d6d14"/>
    </style:style>
    <style:style style:name="P344" style:family="paragraph" style:parent-style-name="Text_20_body">
      <style:text-properties officeooo:rsid="43a3119b" officeooo:paragraph-rsid="43a3119b"/>
    </style:style>
    <style:style style:name="P345" style:family="paragraph" style:parent-style-name="Text_20_body">
      <style:text-properties officeooo:paragraph-rsid="4516deb2"/>
    </style:style>
    <style:style style:name="P346" style:family="paragraph" style:parent-style-name="Text_20_body">
      <style:text-properties officeooo:paragraph-rsid="451c08b8"/>
    </style:style>
    <style:style style:name="P347" style:family="paragraph" style:parent-style-name="Text_20_body">
      <style:text-properties officeooo:paragraph-rsid="451e038a"/>
    </style:style>
    <style:style style:name="P348" style:family="paragraph" style:parent-style-name="Text_20_body">
      <style:text-properties officeooo:paragraph-rsid="451fc423"/>
    </style:style>
    <style:style style:name="P349" style:family="paragraph" style:parent-style-name="Text_20_body">
      <style:text-properties officeooo:rsid="45246137" officeooo:paragraph-rsid="45246137"/>
    </style:style>
    <style:style style:name="P350" style:family="paragraph" style:parent-style-name="Text_20_body">
      <style:text-properties officeooo:paragraph-rsid="456e94ef"/>
    </style:style>
    <style:style style:name="P351" style:family="paragraph" style:parent-style-name="Text_20_body">
      <style:text-properties officeooo:rsid="45019adb" officeooo:paragraph-rsid="4501e332"/>
    </style:style>
    <style:style style:name="P352" style:family="paragraph" style:parent-style-name="Text_20_body">
      <style:text-properties officeooo:rsid="20b59c5a" officeooo:paragraph-rsid="439bf373"/>
    </style:style>
    <style:style style:name="P353" style:family="paragraph" style:parent-style-name="Text_20_body">
      <style:text-properties officeooo:paragraph-rsid="439bf373"/>
    </style:style>
    <style:style style:name="P354" style:family="paragraph" style:parent-style-name="Text_20_body">
      <style:text-properties officeooo:paragraph-rsid="452649d6"/>
    </style:style>
    <style:style style:name="P355" style:family="paragraph" style:parent-style-name="Text_20_body">
      <style:text-properties officeooo:rsid="452ce9e9" officeooo:paragraph-rsid="452ce9e9"/>
    </style:style>
    <style:style style:name="P356" style:family="paragraph" style:parent-style-name="Text_20_body">
      <style:text-properties officeooo:paragraph-rsid="452ce9e9"/>
    </style:style>
    <style:style style:name="P357" style:family="paragraph" style:parent-style-name="Text_20_body">
      <style:text-properties officeooo:rsid="436940d5" officeooo:paragraph-rsid="453724fd"/>
    </style:style>
    <style:style style:name="P358" style:family="paragraph" style:parent-style-name="Text_20_body">
      <style:text-properties officeooo:rsid="45391b83" officeooo:paragraph-rsid="4542d379"/>
    </style:style>
    <style:style style:name="P359" style:family="paragraph" style:parent-style-name="Text_20_body">
      <style:text-properties officeooo:paragraph-rsid="4542d379"/>
    </style:style>
    <style:style style:name="P360" style:family="paragraph" style:parent-style-name="Text_20_body">
      <style:text-properties officeooo:rsid="44e0a0ee" officeooo:paragraph-rsid="4544b288"/>
    </style:style>
    <style:style style:name="P361" style:family="paragraph" style:parent-style-name="Text_20_body">
      <style:text-properties officeooo:rsid="454403e3" officeooo:paragraph-rsid="4544b288"/>
    </style:style>
    <style:style style:name="P362" style:family="paragraph" style:parent-style-name="Text_20_body">
      <style:text-properties officeooo:paragraph-rsid="45659297"/>
    </style:style>
    <style:style style:name="P363" style:family="paragraph" style:parent-style-name="Text_20_body">
      <style:text-properties officeooo:paragraph-rsid="4569a83d"/>
    </style:style>
    <style:style style:name="P364" style:family="paragraph" style:parent-style-name="Text_20_body">
      <style:text-properties officeooo:paragraph-rsid="456bfdcb"/>
    </style:style>
    <style:style style:name="P365" style:family="paragraph" style:parent-style-name="Text_20_body">
      <style:text-properties officeooo:paragraph-rsid="456fc581"/>
    </style:style>
    <style:style style:name="P366" style:family="paragraph" style:parent-style-name="Text_20_body">
      <style:text-properties officeooo:paragraph-rsid="45745cb4"/>
    </style:style>
    <style:style style:name="P367" style:family="paragraph" style:parent-style-name="Text_20_body">
      <style:text-properties officeooo:rsid="45824955" officeooo:paragraph-rsid="45878fc9"/>
    </style:style>
    <style:style style:name="P368" style:family="paragraph" style:parent-style-name="Text_20_body">
      <style:text-properties officeooo:rsid="458dcfbc" officeooo:paragraph-rsid="458dcfbc"/>
    </style:style>
    <style:style style:name="P369" style:family="paragraph" style:parent-style-name="Text_20_body">
      <style:text-properties officeooo:rsid="45a231b1" officeooo:paragraph-rsid="45a231b1"/>
    </style:style>
    <style:style style:name="P370" style:family="paragraph" style:parent-style-name="Text_20_body">
      <style:text-properties officeooo:paragraph-rsid="462574cf"/>
    </style:style>
    <style:style style:name="P371" style:family="paragraph" style:parent-style-name="Text_20_body">
      <style:text-properties officeooo:rsid="4365c91f" officeooo:paragraph-rsid="44a31d96"/>
    </style:style>
    <style:style style:name="P372" style:family="paragraph" style:parent-style-name="Text_20_body">
      <style:text-properties officeooo:rsid="43a7a47f" officeooo:paragraph-rsid="44195206"/>
    </style:style>
    <style:style style:name="P373" style:family="paragraph" style:parent-style-name="Text_20_body">
      <style:text-properties officeooo:paragraph-rsid="4433bb28"/>
    </style:style>
    <style:style style:name="P374" style:family="paragraph" style:parent-style-name="Text_20_body">
      <style:text-properties officeooo:paragraph-rsid="464c907b"/>
    </style:style>
    <style:style style:name="P375" style:family="paragraph" style:parent-style-name="Text_20_body">
      <style:text-properties officeooo:rsid="45e59629" officeooo:paragraph-rsid="4652c2c6"/>
    </style:style>
    <style:style style:name="P376" style:family="paragraph" style:parent-style-name="Text_20_body">
      <style:text-properties officeooo:rsid="45b9241f" officeooo:paragraph-rsid="46749832"/>
    </style:style>
    <style:style style:name="P377" style:family="paragraph" style:parent-style-name="Text_20_body">
      <style:text-properties officeooo:rsid="465b2904" officeooo:paragraph-rsid="4676932a"/>
    </style:style>
    <style:style style:name="P378" style:family="paragraph" style:parent-style-name="Text_20_body">
      <style:text-properties officeooo:rsid="45b24ded" officeooo:paragraph-rsid="466dea72"/>
    </style:style>
    <style:style style:name="P379" style:family="paragraph" style:parent-style-name="Text_20_body">
      <style:text-properties officeooo:rsid="458f724a" officeooo:paragraph-rsid="458f724a"/>
    </style:style>
    <style:style style:name="P380" style:family="paragraph" style:parent-style-name="Text_20_body">
      <style:text-properties officeooo:rsid="46975a74" officeooo:paragraph-rsid="46975a74"/>
    </style:style>
    <style:style style:name="P381" style:family="paragraph" style:parent-style-name="Text_20_body">
      <style:text-properties officeooo:rsid="443fbee7" officeooo:paragraph-rsid="46a8056e"/>
    </style:style>
    <style:style style:name="P382" style:family="paragraph" style:parent-style-name="Text_20_body">
      <style:text-properties officeooo:paragraph-rsid="46a8056e"/>
    </style:style>
    <style:style style:name="P383" style:family="paragraph" style:parent-style-name="Text_20_body">
      <style:text-properties officeooo:paragraph-rsid="44faa009"/>
    </style:style>
    <style:style style:name="P384" style:family="paragraph" style:parent-style-name="Text_20_body">
      <style:text-properties officeooo:paragraph-rsid="46b19558"/>
    </style:style>
    <style:style style:name="P385" style:family="paragraph" style:parent-style-name="Text_20_body">
      <style:text-properties officeooo:paragraph-rsid="46c5ceec"/>
    </style:style>
    <style:style style:name="P386" style:family="paragraph" style:parent-style-name="Text_20_body">
      <style:text-properties officeooo:rsid="20c8b3c0" officeooo:paragraph-rsid="46d50677"/>
    </style:style>
    <style:style style:name="P387" style:family="paragraph" style:parent-style-name="Text_20_body">
      <style:text-properties officeooo:rsid="20aac5d0" officeooo:paragraph-rsid="44a1d1af"/>
    </style:style>
    <style:style style:name="P388" style:family="paragraph" style:parent-style-name="Text_20_body">
      <style:text-properties officeooo:paragraph-rsid="46daaa0b"/>
    </style:style>
    <style:style style:name="P389" style:family="paragraph" style:parent-style-name="Text_20_body">
      <style:text-properties fo:font-size="10pt" officeooo:rsid="2b06eaf6" officeooo:paragraph-rsid="4424b05c" style:font-size-asian="10pt" style:font-size-complex="10pt"/>
    </style:style>
    <style:style style:name="P390" style:family="paragraph" style:parent-style-name="Text_20_body">
      <style:text-properties fo:font-size="10pt" officeooo:rsid="445ea3f0" officeooo:paragraph-rsid="46d50677" style:font-size-asian="10pt" style:font-size-complex="10pt"/>
    </style:style>
    <style:style style:name="P391" style:family="paragraph" style:parent-style-name="Text_20_body">
      <style:text-properties fo:font-size="10pt" officeooo:rsid="2098b342" officeooo:paragraph-rsid="46d50677" style:font-size-asian="10pt" style:font-size-complex="10pt"/>
    </style:style>
    <style:style style:name="P392" style:family="paragraph" style:parent-style-name="Text_20_body">
      <style:text-properties fo:font-size="10pt" officeooo:rsid="46cb66ec" officeooo:paragraph-rsid="46d50677" style:font-size-asian="10pt" style:font-size-complex="10pt"/>
    </style:style>
    <style:style style:name="P393" style:family="paragraph" style:parent-style-name="Text_20_body">
      <style:text-properties fo:font-size="10pt" officeooo:rsid="44e0bdf1" officeooo:paragraph-rsid="46d50677" style:font-size-asian="10pt" style:font-size-complex="10pt"/>
    </style:style>
    <style:style style:name="P394" style:family="paragraph" style:parent-style-name="Text_20_body">
      <style:text-properties fo:font-size="10pt" officeooo:rsid="458a8e45" officeooo:paragraph-rsid="46d50677" style:font-size-asian="10pt" style:font-size-complex="10pt"/>
    </style:style>
    <style:style style:name="P395" style:family="paragraph" style:parent-style-name="Text_20_body">
      <style:text-properties fo:font-size="10pt" officeooo:rsid="44c4048c" officeooo:paragraph-rsid="44dcbfeb" style:font-size-asian="10pt" style:font-size-complex="10pt"/>
    </style:style>
    <style:style style:name="P396"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97" style:family="paragraph" style:parent-style-name="Text_20_body">
      <style:text-properties fo:font-size="10pt" fo:language="cs" fo:country="CZ" officeooo:rsid="42495c86" officeooo:paragraph-rsid="44dcbfeb" style:font-size-asian="10pt" style:font-size-complex="10pt"/>
    </style:style>
    <style:style style:name="P398"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99" style:family="paragraph" style:parent-style-name="Text_20_body">
      <style:text-properties officeooo:rsid="4669fd39" officeooo:paragraph-rsid="4676932a"/>
    </style:style>
    <style:style style:name="P400" style:family="paragraph" style:parent-style-name="Text_20_body">
      <style:text-properties officeooo:rsid="46616774" officeooo:paragraph-rsid="4667ff11"/>
    </style:style>
    <style:style style:name="P401" style:family="paragraph" style:parent-style-name="Text_20_body">
      <style:text-properties officeooo:rsid="452649d6" officeooo:paragraph-rsid="452649d6"/>
    </style:style>
    <style:style style:name="P402" style:family="paragraph" style:parent-style-name="Text_20_body">
      <style:text-properties officeooo:rsid="46f771f9" officeooo:paragraph-rsid="46f771f9"/>
    </style:style>
    <style:style style:name="P403" style:family="paragraph" style:parent-style-name="Text_20_body">
      <style:text-properties officeooo:rsid="4703eefa" officeooo:paragraph-rsid="4714de7c"/>
    </style:style>
    <style:style style:name="P404" style:family="paragraph" style:parent-style-name="Text_20_body">
      <style:text-properties officeooo:rsid="4703eefa" officeooo:paragraph-rsid="4751a799"/>
    </style:style>
    <style:style style:name="P405" style:family="paragraph" style:parent-style-name="Text_20_body">
      <style:text-properties officeooo:rsid="470bedd5" officeooo:paragraph-rsid="4714de7c"/>
    </style:style>
    <style:style style:name="P406" style:family="paragraph" style:parent-style-name="Text_20_body">
      <style:text-properties officeooo:rsid="443dbe76" officeooo:paragraph-rsid="4712f0f4"/>
    </style:style>
    <style:style style:name="P407" style:family="paragraph" style:parent-style-name="Text_20_body">
      <style:text-properties style:text-line-through-style="solid" style:text-line-through-type="single" officeooo:rsid="41ec2dd2" officeooo:paragraph-rsid="4712f0f4"/>
    </style:style>
    <style:style style:name="P408" style:family="paragraph" style:parent-style-name="Text_20_body">
      <style:text-properties style:text-line-through-style="solid" style:text-line-through-type="single" officeooo:rsid="41f561cb" officeooo:paragraph-rsid="4712f0f4"/>
    </style:style>
    <style:style style:name="P409" style:family="paragraph" style:parent-style-name="Text_20_body">
      <style:text-properties style:text-line-through-style="solid" style:text-line-through-type="single" officeooo:rsid="42353a6e" officeooo:paragraph-rsid="42368f16"/>
    </style:style>
    <style:style style:name="P410" style:family="paragraph" style:parent-style-name="Text_20_body">
      <style:text-properties style:text-line-through-style="solid" style:text-line-through-type="single" officeooo:rsid="0d7aa05a" officeooo:paragraph-rsid="42368f16"/>
    </style:style>
    <style:style style:name="P411" style:family="paragraph" style:parent-style-name="Text_20_body">
      <style:text-properties style:text-line-through-style="solid" style:text-line-through-type="single" officeooo:rsid="0d748a87" officeooo:paragraph-rsid="42368f16"/>
    </style:style>
    <style:style style:name="P412" style:family="paragraph" style:parent-style-name="Text_20_body">
      <style:text-properties officeooo:rsid="41f63ec3" officeooo:paragraph-rsid="4712f0f4"/>
    </style:style>
    <style:style style:name="P413" style:family="paragraph" style:parent-style-name="Text_20_body">
      <style:text-properties officeooo:rsid="424d20ee" officeooo:paragraph-rsid="4712f0f4"/>
    </style:style>
    <style:style style:name="P414" style:family="paragraph" style:parent-style-name="Text_20_body">
      <style:text-properties officeooo:rsid="4179770e" officeooo:paragraph-rsid="4712f0f4"/>
    </style:style>
    <style:style style:name="P415" style:family="paragraph" style:parent-style-name="Text_20_body">
      <style:text-properties officeooo:rsid="0e7ce9da" officeooo:paragraph-rsid="4712f0f4"/>
    </style:style>
    <style:style style:name="P416" style:family="paragraph" style:parent-style-name="Text_20_body">
      <style:text-properties officeooo:paragraph-rsid="4712f0f4"/>
    </style:style>
    <style:style style:name="P417" style:family="paragraph" style:parent-style-name="Text_20_body">
      <style:text-properties officeooo:rsid="46fd40f0" officeooo:paragraph-rsid="4714de7c"/>
    </style:style>
    <style:style style:name="P418" style:family="paragraph" style:parent-style-name="Text_20_body">
      <style:text-properties officeooo:rsid="2b4276f8" officeooo:paragraph-rsid="471bddda"/>
    </style:style>
    <style:style style:name="P419" style:family="paragraph" style:parent-style-name="Text_20_body">
      <style:text-properties officeooo:rsid="2194fb18" officeooo:paragraph-rsid="471bddda"/>
    </style:style>
    <style:style style:name="P420" style:family="paragraph" style:parent-style-name="Text_20_body">
      <style:text-properties officeooo:rsid="21d1cb1f" officeooo:paragraph-rsid="471bddda"/>
    </style:style>
    <style:style style:name="P421" style:family="paragraph" style:parent-style-name="Text_20_body">
      <style:text-properties officeooo:rsid="228327ad" officeooo:paragraph-rsid="471bddda"/>
    </style:style>
    <style:style style:name="P422" style:family="paragraph" style:parent-style-name="Text_20_body">
      <style:text-properties officeooo:rsid="3c72db6d" officeooo:paragraph-rsid="471bddda"/>
    </style:style>
    <style:style style:name="P423" style:family="paragraph" style:parent-style-name="Text_20_body">
      <style:text-properties officeooo:rsid="3c73f0ac" officeooo:paragraph-rsid="471bddda"/>
    </style:style>
    <style:style style:name="P424" style:family="paragraph" style:parent-style-name="Text_20_body">
      <style:text-properties officeooo:rsid="224f2e6b" officeooo:paragraph-rsid="471bddda"/>
    </style:style>
    <style:style style:name="P425" style:family="paragraph" style:parent-style-name="Text_20_body">
      <style:text-properties officeooo:rsid="2297affa" officeooo:paragraph-rsid="471bddda"/>
    </style:style>
    <style:style style:name="P426" style:family="paragraph" style:parent-style-name="Text_20_body">
      <style:text-properties officeooo:rsid="20b5f42b" officeooo:paragraph-rsid="471bddda"/>
    </style:style>
    <style:style style:name="P427" style:family="paragraph" style:parent-style-name="Text_20_body">
      <style:text-properties officeooo:rsid="2210eef5" officeooo:paragraph-rsid="471bddda"/>
    </style:style>
    <style:style style:name="P428" style:family="paragraph" style:parent-style-name="Text_20_body">
      <style:text-properties officeooo:rsid="220fea8a" officeooo:paragraph-rsid="471bddda"/>
    </style:style>
    <style:style style:name="P429" style:family="paragraph" style:parent-style-name="Text_20_body">
      <style:text-properties officeooo:rsid="22035c33" officeooo:paragraph-rsid="471bddda"/>
    </style:style>
    <style:style style:name="P430" style:family="paragraph" style:parent-style-name="Text_20_body">
      <style:text-properties officeooo:rsid="2205de60" officeooo:paragraph-rsid="471bddda"/>
    </style:style>
    <style:style style:name="P431" style:family="paragraph" style:parent-style-name="Text_20_body">
      <style:text-properties officeooo:rsid="4726ddf5" officeooo:paragraph-rsid="4726ddf5"/>
    </style:style>
    <style:style style:name="P432" style:family="paragraph" style:parent-style-name="Text_20_body">
      <style:text-properties officeooo:rsid="4734eb1d" officeooo:paragraph-rsid="4734eb1d"/>
    </style:style>
    <style:style style:name="P433" style:family="paragraph" style:parent-style-name="Text_20_body">
      <style:text-properties officeooo:rsid="21c502f0" officeooo:paragraph-rsid="471bddda"/>
    </style:style>
    <style:style style:name="P434" style:family="paragraph" style:parent-style-name="Text_20_body">
      <style:text-properties officeooo:rsid="46fb793e" officeooo:paragraph-rsid="4714de7c"/>
    </style:style>
    <style:style style:name="P435" style:family="paragraph" style:parent-style-name="Text_20_body">
      <style:text-properties officeooo:rsid="4740573f" officeooo:paragraph-rsid="4740573f"/>
    </style:style>
    <style:style style:name="P436" style:family="paragraph" style:parent-style-name="Text_20_body">
      <style:text-properties officeooo:rsid="1411b641" officeooo:paragraph-rsid="4740573f"/>
    </style:style>
    <style:style style:name="P437" style:family="paragraph" style:parent-style-name="Text_20_body">
      <style:text-properties officeooo:rsid="47425a59" officeooo:paragraph-rsid="47425a59"/>
    </style:style>
    <style:style style:name="P438" style:family="paragraph" style:parent-style-name="Text_20_body">
      <style:text-properties officeooo:rsid="47425a59" officeooo:paragraph-rsid="474682b1"/>
    </style:style>
    <style:style style:name="P439" style:family="paragraph" style:parent-style-name="Text_20_body">
      <style:text-properties officeooo:rsid="16411921" officeooo:paragraph-rsid="47472b07"/>
    </style:style>
    <style:style style:name="P440" style:family="paragraph" style:parent-style-name="Text_20_body">
      <style:text-properties officeooo:rsid="47472b07" officeooo:paragraph-rsid="47472b07"/>
    </style:style>
    <style:style style:name="P441" style:family="paragraph" style:parent-style-name="Text_20_body">
      <style:text-properties officeooo:rsid="471f5fde" officeooo:paragraph-rsid="471bddda"/>
    </style:style>
    <style:style style:name="P442" style:family="paragraph" style:parent-style-name="Text_20_body">
      <style:text-properties officeooo:rsid="474ce652" officeooo:paragraph-rsid="474ce652"/>
    </style:style>
    <style:style style:name="P443" style:family="paragraph" style:parent-style-name="Text_20_body">
      <style:text-properties officeooo:rsid="4728c565" officeooo:paragraph-rsid="4728c565"/>
    </style:style>
    <style:style style:name="P444" style:family="paragraph" style:parent-style-name="Standard">
      <style:paragraph-properties fo:text-align="center" style:justify-single-word="false"/>
      <style:text-properties officeooo:rsid="057aae1d" officeooo:paragraph-rsid="410d52db"/>
    </style:style>
    <style:style style:name="P44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4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4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4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4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5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51"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52"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53" style:family="paragraph" style:parent-style-name="Standard">
      <style:text-properties officeooo:paragraph-rsid="424c0ce8"/>
    </style:style>
    <style:style style:name="P454" style:family="paragraph" style:parent-style-name="Example_20_Header">
      <style:text-properties officeooo:paragraph-rsid="0ce95318"/>
    </style:style>
    <style:style style:name="P455" style:family="paragraph" style:parent-style-name="Example_20_Header">
      <style:text-properties officeooo:paragraph-rsid="433d945d"/>
    </style:style>
    <style:style style:name="P456" style:family="paragraph" style:parent-style-name="Example_20_Header">
      <style:text-properties officeooo:paragraph-rsid="43ef2b2e"/>
    </style:style>
    <style:style style:name="P457" style:family="paragraph" style:parent-style-name="Example_20_Header">
      <style:text-properties officeooo:paragraph-rsid="471bddda"/>
    </style:style>
    <style:style style:name="P458" style:family="paragraph" style:parent-style-name="Contents_20_1">
      <style:paragraph-properties>
        <style:tab-stops>
          <style:tab-stop style:position="14.801cm" style:type="right" style:leader-style="dotted" style:leader-text="."/>
        </style:tab-stops>
      </style:paragraph-properties>
    </style:style>
    <style:style style:name="P459" style:family="paragraph" style:parent-style-name="Contents_20_3">
      <style:paragraph-properties>
        <style:tab-stops>
          <style:tab-stop style:position="14.801cm" style:type="right" style:leader-style="dotted" style:leader-text="."/>
        </style:tab-stops>
      </style:paragraph-properties>
    </style:style>
    <style:style style:name="P460" style:family="paragraph" style:parent-style-name="Example">
      <style:text-properties officeooo:paragraph-rsid="4139bb92"/>
    </style:style>
    <style:style style:name="P461" style:family="paragraph" style:parent-style-name="Example">
      <style:text-properties officeooo:paragraph-rsid="414246e7"/>
    </style:style>
    <style:style style:name="P462" style:family="paragraph" style:parent-style-name="Example">
      <style:text-properties officeooo:paragraph-rsid="41441f56"/>
    </style:style>
    <style:style style:name="P463" style:family="paragraph" style:parent-style-name="Example">
      <style:text-properties officeooo:rsid="41441f56" officeooo:paragraph-rsid="41441f56"/>
    </style:style>
    <style:style style:name="P464" style:family="paragraph" style:parent-style-name="Example">
      <style:text-properties officeooo:rsid="41441f56" officeooo:paragraph-rsid="41446aab"/>
    </style:style>
    <style:style style:name="P465" style:family="paragraph" style:parent-style-name="Example">
      <style:text-properties officeooo:paragraph-rsid="41446aab"/>
    </style:style>
    <style:style style:name="P466" style:family="paragraph" style:parent-style-name="Example">
      <style:text-properties officeooo:rsid="412de3ea" officeooo:paragraph-rsid="412de3ea"/>
    </style:style>
    <style:style style:name="P467" style:family="paragraph" style:parent-style-name="Example">
      <style:text-properties officeooo:rsid="41d63554" officeooo:paragraph-rsid="41d91ff2"/>
    </style:style>
    <style:style style:name="P468" style:family="paragraph" style:parent-style-name="Example">
      <style:text-properties officeooo:rsid="41d63554" officeooo:paragraph-rsid="42bd1504"/>
    </style:style>
    <style:style style:name="P469" style:family="paragraph" style:parent-style-name="Example">
      <style:text-properties officeooo:rsid="41d7fedb" officeooo:paragraph-rsid="41d7fedb"/>
    </style:style>
    <style:style style:name="P470" style:family="paragraph" style:parent-style-name="Example">
      <style:text-properties officeooo:rsid="41d7fedb" officeooo:paragraph-rsid="44e3307b"/>
    </style:style>
    <style:style style:name="P471" style:family="paragraph" style:parent-style-name="Example">
      <style:text-properties officeooo:rsid="41d7fedb" officeooo:paragraph-rsid="44f2cdb1"/>
    </style:style>
    <style:style style:name="P472" style:family="paragraph" style:parent-style-name="Example">
      <style:text-properties officeooo:rsid="41d91ff2" officeooo:paragraph-rsid="41d91ff2"/>
    </style:style>
    <style:style style:name="P473" style:family="paragraph" style:parent-style-name="Example">
      <style:text-properties officeooo:rsid="41db52e2" officeooo:paragraph-rsid="41db52e2"/>
    </style:style>
    <style:style style:name="P474" style:family="paragraph" style:parent-style-name="Example">
      <style:text-properties officeooo:paragraph-rsid="41dd0451"/>
    </style:style>
    <style:style style:name="P475" style:family="paragraph" style:parent-style-name="Example">
      <style:text-properties officeooo:paragraph-rsid="41df66db"/>
    </style:style>
    <style:style style:name="P476" style:family="paragraph" style:parent-style-name="Example">
      <style:text-properties officeooo:paragraph-rsid="41f1a190"/>
    </style:style>
    <style:style style:name="P477" style:family="paragraph" style:parent-style-name="Example">
      <style:text-properties officeooo:rsid="41f384b3" officeooo:paragraph-rsid="41f384b3"/>
    </style:style>
    <style:style style:name="P478" style:family="paragraph" style:parent-style-name="Example">
      <style:text-properties fo:font-weight="bold" style:font-weight-asian="bold" style:font-weight-complex="bold"/>
    </style:style>
    <style:style style:name="P479" style:family="paragraph" style:parent-style-name="Example">
      <style:text-properties officeooo:paragraph-rsid="42bcc34a"/>
    </style:style>
    <style:style style:name="P48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8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8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83" style:family="paragraph" style:parent-style-name="Example">
      <style:text-properties officeooo:paragraph-rsid="42bd1504"/>
    </style:style>
    <style:style style:name="P484" style:family="paragraph" style:parent-style-name="Example">
      <style:text-properties officeooo:paragraph-rsid="43ee936d"/>
    </style:style>
    <style:style style:name="P485" style:family="paragraph" style:parent-style-name="Example">
      <style:text-properties officeooo:paragraph-rsid="43ef2b2e"/>
    </style:style>
    <style:style style:name="P486" style:family="paragraph" style:parent-style-name="Example">
      <style:text-properties officeooo:rsid="2b51d712" officeooo:paragraph-rsid="4424b05c"/>
    </style:style>
    <style:style style:name="P487" style:family="paragraph" style:parent-style-name="Example">
      <style:text-properties officeooo:rsid="442a52c1" officeooo:paragraph-rsid="442a52c1"/>
    </style:style>
    <style:style style:name="P488" style:family="paragraph" style:parent-style-name="Example">
      <style:text-properties officeooo:paragraph-rsid="442a52c1"/>
    </style:style>
    <style:style style:name="P489" style:family="paragraph" style:parent-style-name="Example">
      <style:text-properties fo:font-size="8.5pt" style:font-size-asian="8.5pt" style:font-size-complex="8.5pt"/>
    </style:style>
    <style:style style:name="P490" style:family="paragraph" style:parent-style-name="Example">
      <style:text-properties officeooo:paragraph-rsid="471bddda"/>
    </style:style>
    <style:style style:name="P491" style:family="paragraph" style:parent-style-name="Example">
      <style:paragraph-properties fo:margin-left="0cm" fo:margin-right="0cm" fo:text-indent="0cm" style:auto-text-indent="false"/>
      <style:text-properties officeooo:rsid="41d7fedb" officeooo:paragraph-rsid="41d7fedb"/>
    </style:style>
    <style:style style:name="P492" style:family="paragraph" style:parent-style-name="Example">
      <style:paragraph-properties fo:margin-left="0cm" fo:margin-right="0cm" fo:text-indent="0cm" style:auto-text-indent="false"/>
      <style:text-properties officeooo:rsid="41d91ff2" officeooo:paragraph-rsid="41d91ff2"/>
    </style:style>
    <style:style style:name="P493" style:family="paragraph" style:parent-style-name="Example" style:list-style-name="L9"/>
    <style:style style:name="P494" style:family="paragraph" style:parent-style-name="Example" style:list-style-name="L10"/>
    <style:style style:name="P495" style:family="paragraph" style:parent-style-name="Example" style:list-style-name="L11"/>
    <style:style style:name="P496" style:family="paragraph" style:parent-style-name="Example" style:list-style-name="L12"/>
    <style:style style:name="P497" style:family="paragraph" style:parent-style-name="Example" style:list-style-name="L13"/>
    <style:style style:name="P498" style:family="paragraph" style:parent-style-name="Example" style:list-style-name="L14"/>
    <style:style style:name="P499" style:family="paragraph" style:parent-style-name="Example" style:list-style-name="L15"/>
    <style:style style:name="P500" style:family="paragraph" style:parent-style-name="Example" style:list-style-name="L16"/>
    <style:style style:name="P501" style:family="paragraph" style:parent-style-name="Example" style:list-style-name="L17"/>
    <style:style style:name="P502" style:family="paragraph" style:parent-style-name="Example" style:list-style-name="L18"/>
    <style:style style:name="P503" style:family="paragraph" style:parent-style-name="Example" style:list-style-name="L19"/>
    <style:style style:name="P504" style:family="paragraph" style:parent-style-name="Example" style:list-style-name="L20"/>
    <style:style style:name="P505" style:family="paragraph" style:parent-style-name="Example" style:list-style-name="L21"/>
    <style:style style:name="P506" style:family="paragraph" style:parent-style-name="Example" style:list-style-name="L22"/>
    <style:style style:name="P507" style:family="paragraph" style:parent-style-name="Example" style:list-style-name="L23"/>
    <style:style style:name="P508" style:family="paragraph" style:parent-style-name="Example" style:list-style-name="L24"/>
    <style:style style:name="P509" style:family="paragraph" style:parent-style-name="Example" style:list-style-name="L25"/>
    <style:style style:name="P510" style:family="paragraph" style:parent-style-name="Example" style:list-style-name="L26"/>
    <style:style style:name="P511" style:family="paragraph" style:parent-style-name="Example" style:list-style-name="L27"/>
    <style:style style:name="P512" style:family="paragraph" style:parent-style-name="Example" style:list-style-name="L28"/>
    <style:style style:name="P513" style:family="paragraph" style:parent-style-name="Example" style:list-style-name="L29"/>
    <style:style style:name="P514" style:family="paragraph" style:parent-style-name="Example" style:list-style-name="L30"/>
    <style:style style:name="P515" style:family="paragraph" style:parent-style-name="Example" style:list-style-name="L31"/>
    <style:style style:name="P516" style:family="paragraph" style:parent-style-name="Example" style:list-style-name="L32"/>
    <style:style style:name="P517" style:family="paragraph" style:parent-style-name="Example" style:list-style-name="L33"/>
    <style:style style:name="P518" style:family="paragraph" style:parent-style-name="Example" style:list-style-name="L34"/>
    <style:style style:name="P519" style:family="paragraph" style:parent-style-name="Example" style:list-style-name="L35"/>
    <style:style style:name="P520" style:family="paragraph" style:parent-style-name="Example" style:list-style-name="L36"/>
    <style:style style:name="P521" style:family="paragraph" style:parent-style-name="Example" style:list-style-name="L37"/>
    <style:style style:name="P522" style:family="paragraph" style:parent-style-name="Example" style:list-style-name="L38"/>
    <style:style style:name="P523" style:family="paragraph" style:parent-style-name="Example" style:list-style-name="L39"/>
    <style:style style:name="P524" style:family="paragraph" style:parent-style-name="Example" style:list-style-name="L40"/>
    <style:style style:name="P525" style:family="paragraph" style:parent-style-name="Example" style:list-style-name="L41"/>
    <style:style style:name="P526" style:family="paragraph" style:parent-style-name="Example" style:list-style-name="L77">
      <style:text-properties officeooo:paragraph-rsid="42792e5a"/>
    </style:style>
    <style:style style:name="P527" style:family="paragraph" style:parent-style-name="Heading_20_2">
      <style:text-properties officeooo:paragraph-rsid="41171571"/>
    </style:style>
    <style:style style:name="P528" style:family="paragraph" style:parent-style-name="Heading_20_2">
      <style:text-properties officeooo:paragraph-rsid="4139bb92"/>
    </style:style>
    <style:style style:name="P529" style:family="paragraph" style:parent-style-name="Heading_20_2">
      <style:text-properties officeooo:paragraph-rsid="443dbe76"/>
    </style:style>
    <style:style style:name="P530" style:family="paragraph" style:parent-style-name="Heading_20_2">
      <style:text-properties officeooo:paragraph-rsid="42792e5a"/>
    </style:style>
    <style:style style:name="P531" style:family="paragraph" style:parent-style-name="Heading_20_2">
      <style:text-properties officeooo:rsid="2861b7f6" officeooo:paragraph-rsid="42792e5a"/>
    </style:style>
    <style:style style:name="P532" style:family="paragraph" style:parent-style-name="Heading_20_3">
      <style:text-properties officeooo:rsid="41c9826c" officeooo:paragraph-rsid="41c9826c"/>
    </style:style>
    <style:style style:name="P533" style:family="paragraph" style:parent-style-name="Heading_20_3">
      <style:text-properties officeooo:rsid="418248d7" officeooo:paragraph-rsid="41c9826c"/>
    </style:style>
    <style:style style:name="P534" style:family="paragraph" style:parent-style-name="Heading_20_3">
      <style:text-properties officeooo:rsid="428433a0" officeooo:paragraph-rsid="428433a0"/>
    </style:style>
    <style:style style:name="P535" style:family="paragraph" style:parent-style-name="Heading_20_3">
      <style:text-properties officeooo:rsid="4271ea4e" officeooo:paragraph-rsid="428433a0"/>
    </style:style>
    <style:style style:name="P536" style:family="paragraph" style:parent-style-name="Heading_20_3">
      <style:text-properties officeooo:paragraph-rsid="466dea72"/>
    </style:style>
    <style:style style:name="P537" style:family="paragraph" style:parent-style-name="Heading_20_3">
      <style:text-properties fo:font-style="italic" style:font-style-asian="italic" style:font-style-complex="italic"/>
    </style:style>
    <style:style style:name="P538" style:family="paragraph" style:parent-style-name="Heading_20_3">
      <style:text-properties style:text-line-through-style="none" style:text-line-through-type="none" officeooo:paragraph-rsid="4139bb92" style:language-asian="cs" style:country-asian="CZ"/>
    </style:style>
    <style:style style:name="P539" style:family="paragraph" style:parent-style-name="Heading_20_3">
      <style:text-properties style:text-line-through-style="none" style:text-line-through-type="none" officeooo:paragraph-rsid="412de3ea" style:language-asian="cs" style:country-asian="CZ"/>
    </style:style>
    <style:style style:name="P540" style:family="paragraph" style:parent-style-name="Heading_20_3">
      <style:text-properties officeooo:rsid="41299ed8" officeooo:paragraph-rsid="4139bb92"/>
    </style:style>
    <style:style style:name="P541" style:family="paragraph" style:parent-style-name="Heading_20_3">
      <style:text-properties officeooo:rsid="41299ed8" officeooo:paragraph-rsid="41d235e3"/>
    </style:style>
    <style:style style:name="P542" style:family="paragraph" style:parent-style-name="Heading_20_3">
      <style:text-properties officeooo:rsid="41299ed8" officeooo:paragraph-rsid="41332f71"/>
    </style:style>
    <style:style style:name="P543" style:family="paragraph" style:parent-style-name="Heading_20_3">
      <style:text-properties officeooo:paragraph-rsid="433d945d"/>
    </style:style>
    <style:style style:name="P544" style:family="paragraph" style:parent-style-name="Heading_20_3">
      <style:text-properties officeooo:paragraph-rsid="4712f0f4"/>
    </style:style>
    <style:style style:name="P545" style:family="paragraph" style:parent-style-name="Heading_20_3">
      <style:text-properties officeooo:paragraph-rsid="423707e2"/>
    </style:style>
    <style:style style:name="P546" style:family="paragraph" style:parent-style-name="Heading_20_3">
      <style:text-properties officeooo:paragraph-rsid="471634cb"/>
    </style:style>
    <style:style style:name="P547" style:family="paragraph" style:parent-style-name="Heading_20_3">
      <style:text-properties officeooo:paragraph-rsid="4271ea4e"/>
    </style:style>
    <style:style style:name="P548"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49"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50" style:family="paragraph" style:parent-style-name="Heading_20_3">
      <style:text-properties officeooo:paragraph-rsid="42792e5a"/>
    </style:style>
    <style:style style:name="P551" style:family="paragraph" style:parent-style-name="Heading_20_4">
      <style:text-properties officeooo:rsid="4240ba68" officeooo:paragraph-rsid="425fcec7"/>
    </style:style>
    <style:style style:name="P552" style:family="paragraph" style:parent-style-name="Heading_20_4">
      <style:text-properties officeooo:rsid="423cd2f0" officeooo:paragraph-rsid="425fcec7"/>
    </style:style>
    <style:style style:name="P553" style:family="paragraph" style:parent-style-name="Heading_20_4">
      <style:text-properties officeooo:rsid="423b8e36" officeooo:paragraph-rsid="423b8e36"/>
    </style:style>
    <style:style style:name="P554" style:family="paragraph" style:parent-style-name="Heading_20_4">
      <style:text-properties officeooo:paragraph-rsid="41c9826c"/>
    </style:style>
    <style:style style:name="P555" style:family="paragraph" style:parent-style-name="Heading_20_4">
      <style:text-properties officeooo:rsid="418c5e1f" officeooo:paragraph-rsid="41c9826c"/>
    </style:style>
    <style:style style:name="P556" style:family="paragraph" style:parent-style-name="Heading_20_4">
      <style:text-properties officeooo:rsid="4119da5a" officeooo:paragraph-rsid="426417ba"/>
    </style:style>
    <style:style style:name="P557" style:family="paragraph" style:parent-style-name="Heading_20_4">
      <style:text-properties officeooo:rsid="42645b8b" officeooo:paragraph-rsid="41c9826c"/>
    </style:style>
    <style:style style:name="P558" style:family="paragraph" style:parent-style-name="Heading_20_4">
      <style:text-properties officeooo:paragraph-rsid="439b5d70"/>
    </style:style>
    <style:style style:name="P559" style:family="paragraph" style:parent-style-name="Heading_20_4">
      <style:text-properties officeooo:rsid="4262c8a5" officeooo:paragraph-rsid="4262c8a5"/>
    </style:style>
    <style:style style:name="P560" style:family="paragraph" style:parent-style-name="Heading_20_4">
      <style:text-properties officeooo:paragraph-rsid="41bf3d48"/>
    </style:style>
    <style:style style:name="P561" style:family="paragraph" style:parent-style-name="Heading_20_4">
      <style:text-properties officeooo:paragraph-rsid="426417ba"/>
    </style:style>
    <style:style style:name="P562" style:family="paragraph" style:parent-style-name="Heading_20_4">
      <style:text-properties officeooo:paragraph-rsid="417b4d53"/>
    </style:style>
    <style:style style:name="P563" style:family="paragraph" style:parent-style-name="Heading_20_4">
      <style:text-properties style:text-underline-style="none" officeooo:paragraph-rsid="417c9df5"/>
    </style:style>
    <style:style style:name="P564" style:family="paragraph" style:parent-style-name="Heading_20_4">
      <style:text-properties style:text-underline-style="none" officeooo:rsid="417c9df5" officeooo:paragraph-rsid="417e8227"/>
    </style:style>
    <style:style style:name="P565" style:family="paragraph" style:parent-style-name="Heading_20_4">
      <style:text-properties officeooo:paragraph-rsid="42645b8b"/>
    </style:style>
    <style:style style:name="P566" style:family="paragraph" style:parent-style-name="Heading_20_4">
      <style:text-properties officeooo:paragraph-rsid="4280fd1d"/>
    </style:style>
    <style:style style:name="P567" style:family="paragraph" style:parent-style-name="Heading_20_4">
      <style:text-properties officeooo:paragraph-rsid="4295d180"/>
    </style:style>
    <style:style style:name="P568" style:family="paragraph" style:parent-style-name="Heading_20_4">
      <style:text-properties officeooo:rsid="43dfaa13" officeooo:paragraph-rsid="43dfaa13"/>
    </style:style>
    <style:style style:name="P569" style:family="paragraph" style:parent-style-name="Heading_20_4">
      <style:text-properties officeooo:paragraph-rsid="42a5466c"/>
    </style:style>
    <style:style style:name="P570" style:family="paragraph" style:parent-style-name="Heading_20_4">
      <style:text-properties officeooo:rsid="418b092d" officeooo:paragraph-rsid="42b275b3"/>
    </style:style>
    <style:style style:name="P571" style:family="paragraph" style:parent-style-name="Heading_20_4">
      <style:text-properties officeooo:rsid="42b2780f" officeooo:paragraph-rsid="42b2780f"/>
    </style:style>
    <style:style style:name="P572" style:family="paragraph" style:parent-style-name="Heading_20_4">
      <style:text-properties officeooo:paragraph-rsid="42b89048"/>
    </style:style>
    <style:style style:name="P573" style:family="paragraph" style:parent-style-name="Heading_20_4">
      <style:text-properties officeooo:paragraph-rsid="42fb1dcb"/>
    </style:style>
    <style:style style:name="P574" style:family="paragraph" style:parent-style-name="Heading_20_4">
      <style:text-properties officeooo:rsid="42f691eb" officeooo:paragraph-rsid="42f691eb"/>
    </style:style>
    <style:style style:name="P575" style:family="paragraph" style:parent-style-name="Heading_20_4">
      <style:text-properties officeooo:rsid="43eb32f9" officeooo:paragraph-rsid="43eb32f9"/>
    </style:style>
    <style:style style:name="P576" style:family="paragraph" style:parent-style-name="Heading_20_4">
      <style:text-properties officeooo:paragraph-rsid="43ef2b2e"/>
    </style:style>
    <style:style style:name="P577" style:family="paragraph" style:parent-style-name="Heading_20_4">
      <style:text-properties officeooo:rsid="425a4530" officeooo:paragraph-rsid="42cf654c"/>
    </style:style>
    <style:style style:name="P578" style:family="paragraph" style:parent-style-name="Heading_20_4">
      <style:text-properties officeooo:paragraph-rsid="42b01f5d"/>
    </style:style>
    <style:style style:name="P579" style:family="paragraph" style:parent-style-name="Heading_20_4">
      <style:text-properties officeooo:rsid="42a6cc86" officeooo:paragraph-rsid="42a6cc86"/>
    </style:style>
    <style:style style:name="P580" style:family="paragraph" style:parent-style-name="Heading_20_4">
      <style:text-properties officeooo:rsid="42f27fdc" officeooo:paragraph-rsid="43f53e7c"/>
    </style:style>
    <style:style style:name="P581" style:family="paragraph" style:parent-style-name="Heading_20_4">
      <style:text-properties officeooo:rsid="440b85d0" officeooo:paragraph-rsid="440f6fab"/>
    </style:style>
    <style:style style:name="P582" style:family="paragraph" style:parent-style-name="Heading_20_4">
      <style:text-properties officeooo:paragraph-rsid="43f53e7c"/>
    </style:style>
    <style:style style:name="P583" style:family="paragraph" style:parent-style-name="Heading_20_4">
      <style:text-properties officeooo:paragraph-rsid="43e7c0b6"/>
    </style:style>
    <style:style style:name="P584" style:family="paragraph" style:parent-style-name="Heading_20_4">
      <style:text-properties officeooo:rsid="42fcb046" officeooo:paragraph-rsid="42fcb046"/>
    </style:style>
    <style:style style:name="P585" style:family="paragraph" style:parent-style-name="Heading_20_4">
      <style:text-properties officeooo:rsid="42d5b880" officeooo:paragraph-rsid="42d5b880"/>
    </style:style>
    <style:style style:name="P586" style:family="paragraph" style:parent-style-name="Heading_20_4">
      <style:text-properties officeooo:rsid="42204493" officeooo:paragraph-rsid="428433a0"/>
    </style:style>
    <style:style style:name="P587" style:family="paragraph" style:parent-style-name="Heading_20_4">
      <style:text-properties officeooo:paragraph-rsid="43ee936d"/>
    </style:style>
    <style:style style:name="P588" style:family="paragraph" style:parent-style-name="Heading_20_4">
      <style:text-properties officeooo:paragraph-rsid="46b19558"/>
    </style:style>
    <style:style style:name="P589" style:family="paragraph" style:parent-style-name="Heading_20_4">
      <style:text-properties officeooo:rsid="444eeeea" officeooo:paragraph-rsid="46a8056e"/>
    </style:style>
    <style:style style:name="P590" style:family="paragraph" style:parent-style-name="Heading_20_4">
      <style:text-properties officeooo:paragraph-rsid="450384f8"/>
    </style:style>
    <style:style style:name="P591" style:family="paragraph" style:parent-style-name="Heading_20_4">
      <style:text-properties officeooo:paragraph-rsid="45090359"/>
    </style:style>
    <style:style style:name="P592" style:family="paragraph" style:parent-style-name="Heading_20_4">
      <style:text-properties officeooo:rsid="43a62c9e" officeooo:paragraph-rsid="45f1faf2"/>
    </style:style>
    <style:style style:name="P593" style:family="paragraph" style:parent-style-name="Heading_20_4">
      <style:text-properties officeooo:paragraph-rsid="44a31d96"/>
    </style:style>
    <style:style style:name="P594" style:family="paragraph" style:parent-style-name="Heading_20_4">
      <style:text-properties officeooo:paragraph-rsid="44bb1e33"/>
    </style:style>
    <style:style style:name="P595" style:family="paragraph" style:parent-style-name="Heading_20_4">
      <style:text-properties officeooo:paragraph-rsid="450d6d14"/>
    </style:style>
    <style:style style:name="P596" style:family="paragraph" style:parent-style-name="Heading_20_4">
      <style:text-properties officeooo:paragraph-rsid="455a3050"/>
    </style:style>
    <style:style style:name="P597" style:family="paragraph" style:parent-style-name="Heading_20_4">
      <style:text-properties officeooo:paragraph-rsid="46cc4df1"/>
    </style:style>
    <style:style style:name="P598" style:family="paragraph" style:parent-style-name="Heading_20_4">
      <style:text-properties officeooo:paragraph-rsid="455f3882"/>
    </style:style>
    <style:style style:name="P599" style:family="paragraph" style:parent-style-name="Heading_20_4">
      <style:text-properties officeooo:paragraph-rsid="462574cf"/>
    </style:style>
    <style:style style:name="P600" style:family="paragraph" style:parent-style-name="Heading_20_4">
      <style:text-properties officeooo:paragraph-rsid="449e7dd2"/>
    </style:style>
    <style:style style:name="P601" style:family="paragraph" style:parent-style-name="Heading_20_4">
      <style:text-properties officeooo:paragraph-rsid="44195206"/>
    </style:style>
    <style:style style:name="P602" style:family="paragraph" style:parent-style-name="Heading_20_4">
      <style:text-properties officeooo:paragraph-rsid="44a1d1af"/>
    </style:style>
    <style:style style:name="P603" style:family="paragraph" style:parent-style-name="Heading_20_4">
      <style:text-properties officeooo:rsid="43b5982b" officeooo:paragraph-rsid="43b5f8c1"/>
    </style:style>
    <style:style style:name="P604" style:family="paragraph" style:parent-style-name="Heading_20_4">
      <style:text-properties officeooo:paragraph-rsid="4542d379"/>
    </style:style>
    <style:style style:name="P605" style:family="paragraph" style:parent-style-name="Heading_20_4">
      <style:text-properties officeooo:paragraph-rsid="45659297"/>
    </style:style>
    <style:style style:name="P606" style:family="paragraph" style:parent-style-name="Heading_20_4">
      <style:text-properties officeooo:paragraph-rsid="456bfdcb"/>
    </style:style>
    <style:style style:name="P607" style:family="paragraph" style:parent-style-name="Heading_20_4">
      <style:text-properties officeooo:paragraph-rsid="46d50677"/>
    </style:style>
    <style:style style:name="P608" style:family="paragraph" style:parent-style-name="Heading_20_4">
      <style:text-properties officeooo:paragraph-rsid="456fc581"/>
    </style:style>
    <style:style style:name="P609" style:family="paragraph" style:parent-style-name="Heading_20_4">
      <style:text-properties officeooo:paragraph-rsid="456e94ef"/>
    </style:style>
    <style:style style:name="P610" style:family="paragraph" style:parent-style-name="Heading_20_4">
      <style:text-properties officeooo:paragraph-rsid="456bd37a"/>
    </style:style>
    <style:style style:name="P611" style:family="paragraph" style:parent-style-name="Heading_20_4">
      <style:text-properties officeooo:paragraph-rsid="4569a83d"/>
    </style:style>
    <style:style style:name="P612" style:family="paragraph" style:parent-style-name="Heading_20_4">
      <style:text-properties officeooo:rsid="448b7905" officeooo:paragraph-rsid="452ce9e9"/>
    </style:style>
    <style:style style:name="P613" style:family="paragraph" style:parent-style-name="Heading_20_4">
      <style:text-properties officeooo:paragraph-rsid="439bf373"/>
    </style:style>
    <style:style style:name="P614" style:family="paragraph" style:parent-style-name="Heading_20_4">
      <style:text-properties officeooo:rsid="452649d6" officeooo:paragraph-rsid="452649d6"/>
    </style:style>
    <style:style style:name="P615" style:family="paragraph" style:parent-style-name="Heading_20_4">
      <style:text-properties officeooo:rsid="43569c8b" officeooo:paragraph-rsid="43b5982b"/>
    </style:style>
    <style:style style:name="P616" style:family="paragraph" style:parent-style-name="Heading_20_4">
      <style:text-properties officeooo:paragraph-rsid="43b6d463"/>
    </style:style>
    <style:style style:name="P617" style:family="paragraph" style:parent-style-name="Heading_20_4">
      <style:text-properties officeooo:paragraph-rsid="4730f67c"/>
    </style:style>
    <style:style style:name="P618" style:family="paragraph" style:parent-style-name="Heading_20_4">
      <style:text-properties officeooo:paragraph-rsid="44dcbfeb"/>
    </style:style>
    <style:style style:name="P619" style:family="paragraph" style:parent-style-name="Heading_20_4">
      <style:text-properties officeooo:paragraph-rsid="45745cb4"/>
    </style:style>
    <style:style style:name="P620" style:family="paragraph" style:parent-style-name="Heading_20_4">
      <style:text-properties officeooo:rsid="457e77b4" officeooo:paragraph-rsid="45878fc9"/>
    </style:style>
    <style:style style:name="P621" style:family="paragraph" style:parent-style-name="Heading_20_4">
      <style:text-properties officeooo:rsid="43788b3e" officeooo:paragraph-rsid="43788b3e"/>
    </style:style>
    <style:style style:name="P622" style:family="paragraph" style:parent-style-name="Heading_20_4">
      <style:text-properties officeooo:paragraph-rsid="43b8a6d0"/>
    </style:style>
    <style:style style:name="P623" style:family="paragraph" style:parent-style-name="Heading_20_4">
      <style:text-properties officeooo:paragraph-rsid="44fc395d"/>
    </style:style>
    <style:style style:name="P624" style:family="paragraph" style:parent-style-name="Heading_20_4">
      <style:text-properties officeooo:paragraph-rsid="4501e332"/>
    </style:style>
    <style:style style:name="P625" style:family="paragraph" style:parent-style-name="Heading_20_4">
      <style:text-properties officeooo:paragraph-rsid="4516deb2"/>
    </style:style>
    <style:style style:name="P626" style:family="paragraph" style:parent-style-name="Heading_20_4">
      <style:text-properties officeooo:paragraph-rsid="451c08b8"/>
    </style:style>
    <style:style style:name="P627" style:family="paragraph" style:parent-style-name="Heading_20_4">
      <style:text-properties officeooo:paragraph-rsid="451e038a"/>
    </style:style>
    <style:style style:name="P628" style:family="paragraph" style:parent-style-name="Heading_20_4">
      <style:text-properties officeooo:paragraph-rsid="453724fd"/>
    </style:style>
    <style:style style:name="P629" style:family="paragraph" style:parent-style-name="Heading_20_4">
      <style:text-properties officeooo:paragraph-rsid="4544b288"/>
    </style:style>
    <style:style style:name="P630" style:family="paragraph" style:parent-style-name="Heading_20_4">
      <style:text-properties officeooo:rsid="443bcd2e" officeooo:paragraph-rsid="443bcd2e"/>
    </style:style>
    <style:style style:name="P631" style:family="paragraph" style:parent-style-name="Heading_20_4">
      <style:text-properties officeooo:rsid="4255160c" officeooo:paragraph-rsid="4255160c"/>
    </style:style>
    <style:style style:name="P632" style:family="paragraph" style:parent-style-name="Heading_20_4">
      <style:text-properties officeooo:paragraph-rsid="424f63d3"/>
    </style:style>
    <style:style style:name="P633" style:family="paragraph" style:parent-style-name="Heading_20_4">
      <style:text-properties officeooo:paragraph-rsid="424f23a1"/>
    </style:style>
    <style:style style:name="P634" style:family="paragraph" style:parent-style-name="Heading_20_4">
      <style:text-properties officeooo:rsid="0e9c5f66" officeooo:paragraph-rsid="42368f16"/>
    </style:style>
    <style:style style:name="P635" style:family="paragraph" style:parent-style-name="Heading_20_4">
      <style:text-properties officeooo:paragraph-rsid="42368f16"/>
    </style:style>
    <style:style style:name="P636" style:family="paragraph" style:parent-style-name="Heading_20_4">
      <style:text-properties officeooo:rsid="0d998e11" officeooo:paragraph-rsid="42368f16"/>
    </style:style>
    <style:style style:name="P637" style:family="paragraph" style:parent-style-name="Heading_20_4">
      <style:text-properties officeooo:rsid="0d54ac77" officeooo:paragraph-rsid="42368f16"/>
    </style:style>
    <style:style style:name="P638" style:family="paragraph" style:parent-style-name="Heading_20_4">
      <style:text-properties officeooo:rsid="0d54ac77" officeooo:paragraph-rsid="4237bf1d"/>
    </style:style>
    <style:style style:name="P639" style:family="paragraph" style:parent-style-name="Heading_20_4">
      <style:text-properties officeooo:rsid="419a0c35" officeooo:paragraph-rsid="419a0c35"/>
    </style:style>
    <style:style style:name="P640" style:family="paragraph" style:parent-style-name="Heading_20_4">
      <style:text-properties officeooo:paragraph-rsid="41b1ee99"/>
    </style:style>
    <style:style style:name="P641" style:family="paragraph" style:parent-style-name="Heading_20_4">
      <style:text-properties officeooo:paragraph-rsid="4712f0f4"/>
    </style:style>
    <style:style style:name="P642" style:family="paragraph" style:parent-style-name="Heading_20_4">
      <style:text-properties officeooo:paragraph-rsid="4237bf1d"/>
    </style:style>
    <style:style style:name="P643" style:family="paragraph" style:parent-style-name="Heading_20_4">
      <style:text-properties officeooo:rsid="13cc4cb5" officeooo:paragraph-rsid="4237bf1d"/>
    </style:style>
    <style:style style:name="P644" style:family="paragraph" style:parent-style-name="Heading_20_4">
      <style:text-properties officeooo:rsid="15f3f404" officeooo:paragraph-rsid="4237bf1d"/>
    </style:style>
    <style:style style:name="P645" style:family="paragraph" style:parent-style-name="Heading_20_4">
      <style:text-properties officeooo:rsid="149cb747" officeooo:paragraph-rsid="4237bf1d"/>
    </style:style>
    <style:style style:name="P646" style:family="paragraph" style:parent-style-name="Heading_20_4">
      <style:text-properties officeooo:rsid="155ad101" officeooo:paragraph-rsid="4237bf1d"/>
    </style:style>
    <style:style style:name="P647" style:family="paragraph" style:parent-style-name="Heading_20_4">
      <style:text-properties officeooo:rsid="13bcde23" officeooo:paragraph-rsid="4237bf1d"/>
    </style:style>
    <style:style style:name="P648" style:family="paragraph" style:parent-style-name="Heading_20_4">
      <style:text-properties style:text-line-through-style="none" style:text-line-through-type="none" officeooo:paragraph-rsid="4237bf1d"/>
    </style:style>
    <style:style style:name="P649" style:family="paragraph" style:parent-style-name="Heading_20_4">
      <style:text-properties style:text-line-through-style="none" style:text-line-through-type="none" officeooo:rsid="15548f20" officeooo:paragraph-rsid="4237bf1d"/>
    </style:style>
    <style:style style:name="P650" style:family="paragraph" style:parent-style-name="Heading_20_4">
      <style:text-properties style:text-line-through-style="none" style:text-line-through-type="none" officeooo:rsid="41a6874a" officeooo:paragraph-rsid="473d0f57"/>
    </style:style>
    <style:style style:name="P651" style:family="paragraph" style:parent-style-name="Heading_20_4">
      <style:text-properties officeooo:rsid="141098ec" officeooo:paragraph-rsid="4237bf1d"/>
    </style:style>
    <style:style style:name="P652" style:family="paragraph" style:parent-style-name="Heading_20_4">
      <style:text-properties officeooo:rsid="141098ec" officeooo:paragraph-rsid="474ce652"/>
    </style:style>
    <style:style style:name="P653" style:family="paragraph" style:parent-style-name="Heading_20_4">
      <style:text-properties officeooo:paragraph-rsid="42392427"/>
    </style:style>
    <style:style style:name="P654" style:family="paragraph" style:parent-style-name="Heading_20_4">
      <style:text-properties officeooo:paragraph-rsid="471634cb"/>
    </style:style>
    <style:style style:name="P655" style:family="paragraph" style:parent-style-name="Heading_20_4">
      <style:text-properties officeooo:rsid="161e58b1" officeooo:paragraph-rsid="473c63ce"/>
    </style:style>
    <style:style style:name="P656" style:family="paragraph" style:parent-style-name="Heading_20_4">
      <style:text-properties officeooo:rsid="161e58b1" officeooo:paragraph-rsid="473db4f8"/>
    </style:style>
    <style:style style:name="P657" style:family="paragraph" style:parent-style-name="Heading_20_4">
      <style:text-properties officeooo:rsid="4714de7c" officeooo:paragraph-rsid="4714de7c"/>
    </style:style>
    <style:style style:name="P658" style:family="paragraph" style:parent-style-name="Heading_20_4">
      <style:text-properties officeooo:paragraph-rsid="4714de7c"/>
    </style:style>
    <style:style style:name="P659" style:family="paragraph" style:parent-style-name="Heading_20_4">
      <style:text-properties officeooo:rsid="161ecb8b" officeooo:paragraph-rsid="473db4f8"/>
    </style:style>
    <style:style style:name="P660" style:family="paragraph" style:parent-style-name="Heading_20_4">
      <style:text-properties officeooo:rsid="16207028" officeooo:paragraph-rsid="473db4f8"/>
    </style:style>
    <style:style style:name="P661" style:family="paragraph" style:parent-style-name="Heading_20_4">
      <style:text-properties officeooo:paragraph-rsid="4740573f"/>
    </style:style>
    <style:style style:name="P662" style:family="paragraph" style:parent-style-name="Heading_20_4">
      <style:text-properties officeooo:paragraph-rsid="4744addc"/>
    </style:style>
    <style:style style:name="P663" style:family="paragraph" style:parent-style-name="Heading_20_4">
      <style:text-properties fo:language="cs" fo:country="CZ" officeooo:rsid="424003a6" officeooo:paragraph-rsid="4271ea4e"/>
    </style:style>
    <style:style style:name="P664" style:family="paragraph" style:parent-style-name="Heading_20_4">
      <style:text-properties officeooo:rsid="4277508c" officeooo:paragraph-rsid="427789ea"/>
    </style:style>
    <style:style style:name="P665" style:family="paragraph" style:parent-style-name="Heading_20_4">
      <style:text-properties officeooo:paragraph-rsid="4282d66c"/>
    </style:style>
    <style:style style:name="P666" style:family="paragraph" style:parent-style-name="Heading_20_4">
      <style:text-properties officeooo:paragraph-rsid="428ed626"/>
    </style:style>
    <style:style style:name="P667" style:family="paragraph" style:parent-style-name="Heading_20_4">
      <style:text-properties officeooo:paragraph-rsid="428888f4"/>
    </style:style>
    <style:style style:name="P668" style:family="paragraph" style:parent-style-name="Heading_20_4">
      <style:text-properties officeooo:paragraph-rsid="4285f5f4"/>
    </style:style>
    <style:style style:name="P669" style:family="paragraph" style:parent-style-name="Heading_20_4">
      <style:text-properties officeooo:paragraph-rsid="428cdb20"/>
    </style:style>
    <style:style style:name="P670" style:family="paragraph" style:parent-style-name="Heading_20_4">
      <style:text-properties officeooo:paragraph-rsid="428eb654"/>
    </style:style>
    <style:style style:name="P671" style:family="paragraph" style:parent-style-name="Heading_20_4">
      <style:text-properties officeooo:paragraph-rsid="42cec031"/>
    </style:style>
    <style:style style:name="P672" style:family="paragraph" style:parent-style-name="Heading_20_4">
      <style:text-properties officeooo:rsid="42c186f1" officeooo:paragraph-rsid="42c186f1"/>
    </style:style>
    <style:style style:name="P673" style:family="paragraph" style:parent-style-name="Heading_20_4">
      <style:text-properties officeooo:rsid="42c3453a" officeooo:paragraph-rsid="42c3453a"/>
    </style:style>
    <style:style style:name="P674" style:family="paragraph" style:parent-style-name="Heading_20_4">
      <style:text-properties officeooo:paragraph-rsid="4232307a"/>
    </style:style>
    <style:style style:name="P675" style:family="paragraph" style:parent-style-name="Heading_20_4">
      <style:text-properties officeooo:rsid="4271ea4e" officeooo:paragraph-rsid="4271ea4e"/>
    </style:style>
    <style:style style:name="P676" style:family="paragraph" style:parent-style-name="Heading_20_4">
      <style:text-properties officeooo:rsid="4225f306" officeooo:paragraph-rsid="42903296"/>
    </style:style>
    <style:style style:name="P677" style:family="paragraph" style:parent-style-name="Heading_20_4">
      <style:text-properties officeooo:paragraph-rsid="428dc179"/>
    </style:style>
    <style:style style:name="P678" style:family="paragraph" style:parent-style-name="Heading_20_4">
      <style:text-properties officeooo:paragraph-rsid="42b67cc9"/>
    </style:style>
    <style:style style:name="P679" style:family="paragraph" style:parent-style-name="Heading_20_4">
      <style:text-properties officeooo:paragraph-rsid="477c827f"/>
    </style:style>
    <style:style style:name="P680" style:family="paragraph" style:parent-style-name="Heading_20_5">
      <style:text-properties officeooo:paragraph-rsid="471bddda"/>
    </style:style>
    <style:style style:name="P681" style:family="paragraph" style:parent-style-name="Heading_20_5">
      <style:text-properties officeooo:paragraph-rsid="42792e5a"/>
    </style:style>
    <style:style style:name="P682" style:family="paragraph" style:parent-style-name="Heading_20_5">
      <style:text-properties officeooo:rsid="2395a884" officeooo:paragraph-rsid="42792e5a"/>
    </style:style>
    <style:style style:name="P683" style:family="paragraph" style:parent-style-name="Heading_20_6">
      <style:text-properties officeooo:paragraph-rsid="424c0ce8"/>
    </style:style>
    <style:style style:name="P684" style:family="paragraph" style:parent-style-name="Heading_20_7">
      <style:text-properties officeooo:paragraph-rsid="4712f0f4"/>
    </style:style>
    <style:style style:name="P685" style:family="paragraph" style:parent-style-name="Text_20_body" style:master-page-name="Standard">
      <style:paragraph-properties fo:text-align="end" style:justify-single-word="false" style:page-number="auto"/>
      <style:text-properties officeooo:paragraph-rsid="2590605e"/>
    </style:style>
    <style:style style:name="P686" style:family="paragraph" style:parent-style-name="Text_20_body" style:list-style-name="L1"/>
    <style:style style:name="P687" style:family="paragraph" style:parent-style-name="Text_20_body" style:list-style-name="L2"/>
    <style:style style:name="P688" style:family="paragraph" style:parent-style-name="Text_20_body" style:list-style-name="L2">
      <style:text-properties officeooo:paragraph-rsid="439b5d70"/>
    </style:style>
    <style:style style:name="P689" style:family="paragraph" style:parent-style-name="Text_20_body" style:list-style-name="L3"/>
    <style:style style:name="P690" style:family="paragraph" style:parent-style-name="Text_20_body" style:list-style-name="L3">
      <style:text-properties officeooo:rsid="4280fd1d" officeooo:paragraph-rsid="4280fd1d"/>
    </style:style>
    <style:style style:name="P691" style:family="paragraph" style:parent-style-name="Text_20_body" style:list-style-name="L4">
      <style:text-properties style:text-line-through-style="none" style:text-line-through-type="none" officeooo:paragraph-rsid="43c65f27" style:language-asian="cs" style:country-asian="CZ"/>
    </style:style>
    <style:style style:name="P692"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693"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694" style:family="paragraph" style:parent-style-name="Text_20_body" style:list-style-name="L5">
      <style:text-properties style:text-line-through-style="none" style:text-line-through-type="none" officeooo:paragraph-rsid="43c65f27" style:language-asian="cs" style:country-asian="CZ"/>
    </style:style>
    <style:style style:name="P695" style:family="paragraph" style:parent-style-name="Text_20_body" style:list-style-name="L5">
      <style:text-properties style:text-line-through-style="none" style:text-line-through-type="none" officeooo:paragraph-rsid="43cbddda" style:language-asian="cs" style:country-asian="CZ"/>
    </style:style>
    <style:style style:name="P696" style:family="paragraph" style:parent-style-name="Text_20_body" style:list-style-name="L5">
      <style:text-properties style:text-line-through-style="none" style:text-line-through-type="none" officeooo:paragraph-rsid="43c8c140" style:language-asian="cs" style:country-asian="CZ"/>
    </style:style>
    <style:style style:name="P697" style:family="paragraph" style:parent-style-name="Text_20_body" style:list-style-name="L5">
      <style:text-properties style:text-line-through-style="none" style:text-line-through-type="none" officeooo:paragraph-rsid="43fc1794" style:language-asian="cs" style:country-asian="CZ"/>
    </style:style>
    <style:style style:name="P698"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699"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700"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701"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702" style:family="paragraph" style:parent-style-name="Text_20_body" style:list-style-name="L77">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03" style:family="paragraph" style:parent-style-name="Text_20_body" style:list-style-name="L77">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04" style:family="paragraph" style:parent-style-name="Text_20_body">
      <style:text-properties style:text-line-through-style="none" style:text-line-through-type="none" fo:font-style="italic" officeooo:rsid="47770fce" officeooo:paragraph-rsid="477b4e24" style:font-style-asian="italic" style:font-style-complex="italic"/>
    </style:style>
    <style:style style:name="P705" style:family="paragraph" style:parent-style-name="Text_20_body" style:list-style-name="L6">
      <style:text-properties officeooo:rsid="4669fd39" officeooo:paragraph-rsid="4676932a"/>
    </style:style>
    <style:style style:name="P706" style:family="paragraph" style:parent-style-name="Text_20_body" style:list-style-name="L6">
      <style:text-properties officeooo:rsid="467e6717" officeooo:paragraph-rsid="467e6717"/>
    </style:style>
    <style:style style:name="P707" style:family="paragraph" style:parent-style-name="Text_20_body" style:list-style-name="L7">
      <style:text-properties officeooo:rsid="465b2904" officeooo:paragraph-rsid="46848fcb"/>
    </style:style>
    <style:style style:name="P708" style:family="paragraph" style:parent-style-name="Text_20_body" style:list-style-name="L7">
      <style:text-properties officeooo:rsid="465cb40e" officeooo:paragraph-rsid="46848fcb"/>
    </style:style>
    <style:style style:name="P709" style:family="paragraph" style:parent-style-name="Text_20_body" style:list-style-name="L8">
      <style:text-properties officeooo:rsid="41fcea4e" officeooo:paragraph-rsid="4201416b"/>
    </style:style>
    <style:style style:name="P710" style:family="paragraph" style:parent-style-name="Text_20_body" style:list-style-name="L8">
      <style:text-properties officeooo:rsid="4201416b" officeooo:paragraph-rsid="41fedfa6"/>
    </style:style>
    <style:style style:name="P711" style:family="paragraph" style:parent-style-name="Text_20_body" style:list-style-name="L8">
      <style:text-properties officeooo:rsid="4201416b" officeooo:paragraph-rsid="4201416b"/>
    </style:style>
    <style:style style:name="P712" style:family="paragraph" style:parent-style-name="Text_20_body" style:list-style-name="L8">
      <style:text-properties officeooo:rsid="42033023" officeooo:paragraph-rsid="420c4e27"/>
    </style:style>
    <style:style style:name="P713" style:family="paragraph" style:parent-style-name="Text_20_body" style:list-style-name="L8">
      <style:text-properties officeooo:rsid="42033023" officeooo:paragraph-rsid="42033023"/>
    </style:style>
    <style:style style:name="P714" style:family="paragraph" style:parent-style-name="Text_20_body" style:list-style-name="L8">
      <style:text-properties officeooo:rsid="420c4e27" officeooo:paragraph-rsid="420c4e27"/>
    </style:style>
    <style:style style:name="P715" style:family="paragraph" style:parent-style-name="Text_20_body" style:list-style-name="L8">
      <style:text-properties officeooo:rsid="4204b13d" officeooo:paragraph-rsid="4204b13d"/>
    </style:style>
    <style:style style:name="P716" style:family="paragraph" style:parent-style-name="Text_20_body" style:list-style-name="L42">
      <style:text-properties officeooo:paragraph-rsid="433d945d"/>
    </style:style>
    <style:style style:name="P717" style:family="paragraph" style:parent-style-name="Text_20_body" style:list-style-name="L42">
      <style:text-properties officeooo:rsid="46e64d0b" officeooo:paragraph-rsid="46e64d0b"/>
    </style:style>
    <style:style style:name="P718" style:family="paragraph" style:parent-style-name="Text_20_body" style:list-style-name="L43">
      <style:text-properties officeooo:paragraph-rsid="46e9f414"/>
    </style:style>
    <style:style style:name="P719" style:family="paragraph" style:parent-style-name="Text_20_body" style:list-style-name="L44">
      <style:text-properties officeooo:paragraph-rsid="444bc75d"/>
    </style:style>
    <style:style style:name="P720" style:family="paragraph" style:parent-style-name="Text_20_body" style:list-style-name="L44">
      <style:text-properties officeooo:paragraph-rsid="4441b764"/>
    </style:style>
    <style:style style:name="P721" style:family="paragraph" style:parent-style-name="Text_20_body" style:list-style-name="L44">
      <style:text-properties officeooo:paragraph-rsid="456bd37a"/>
    </style:style>
    <style:style style:name="P722" style:family="paragraph" style:parent-style-name="Text_20_body" style:list-style-name="L45">
      <style:text-properties officeooo:paragraph-rsid="46f194d6"/>
    </style:style>
    <style:style style:name="P723" style:family="paragraph" style:parent-style-name="Text_20_body" style:list-style-name="L45">
      <style:text-properties officeooo:paragraph-rsid="4730f67c"/>
    </style:style>
    <style:style style:name="P724" style:family="paragraph" style:parent-style-name="Text_20_body" style:list-style-name="L46">
      <style:text-properties officeooo:rsid="448eac4a" officeooo:paragraph-rsid="46d50677"/>
    </style:style>
    <style:style style:name="P725" style:family="paragraph" style:parent-style-name="Text_20_body" style:list-style-name="L46">
      <style:text-properties fo:font-style="italic" officeooo:rsid="448eac4a" officeooo:paragraph-rsid="46d50677" style:font-style-asian="italic" style:font-style-complex="italic"/>
    </style:style>
    <style:style style:name="P726" style:family="paragraph" style:parent-style-name="Text_20_body">
      <style:text-properties fo:font-style="italic" officeooo:rsid="47770fce" officeooo:paragraph-rsid="47770fce" style:font-style-asian="italic" style:font-style-complex="italic"/>
    </style:style>
    <style:style style:name="P727" style:family="paragraph" style:parent-style-name="Text_20_body">
      <style:text-properties fo:font-style="italic" officeooo:rsid="47770fce" officeooo:paragraph-rsid="477b4e24" style:font-style-asian="italic" style:font-style-complex="italic"/>
    </style:style>
    <style:style style:name="P728" style:family="paragraph" style:parent-style-name="Text_20_body">
      <style:text-properties fo:font-style="italic" officeooo:rsid="477853cb" officeooo:paragraph-rsid="477853cb" style:font-style-asian="italic" style:font-style-complex="italic"/>
    </style:style>
    <style:style style:name="P729" style:family="paragraph" style:parent-style-name="Text_20_body">
      <style:text-properties fo:font-style="italic" officeooo:rsid="477b4e24" officeooo:paragraph-rsid="477b4e24" style:font-style-asian="italic" style:font-style-complex="italic"/>
    </style:style>
    <style:style style:name="P730" style:family="paragraph" style:parent-style-name="Text_20_body">
      <style:text-properties fo:font-style="italic" officeooo:rsid="16282f48" officeooo:paragraph-rsid="477b4e24" style:font-style-asian="italic" style:font-style-complex="italic"/>
    </style:style>
    <style:style style:name="P731" style:family="paragraph" style:parent-style-name="Text_20_body">
      <style:text-properties fo:font-style="italic" officeooo:rsid="474ce652" officeooo:paragraph-rsid="477b4e24" style:font-style-asian="italic" style:font-style-complex="italic"/>
    </style:style>
    <style:style style:name="P732" style:family="paragraph" style:parent-style-name="Text_20_body">
      <style:text-properties fo:font-style="italic" officeooo:rsid="479c1924" officeooo:paragraph-rsid="479c1924" style:font-style-asian="italic" style:font-style-complex="italic"/>
    </style:style>
    <style:style style:name="P733" style:family="paragraph" style:parent-style-name="Text_20_body" style:list-style-name="L47">
      <style:text-properties officeooo:paragraph-rsid="456e94ef"/>
    </style:style>
    <style:style style:name="P734" style:family="paragraph" style:parent-style-name="Text_20_body" style:list-style-name="L47">
      <style:text-properties officeooo:rsid="456e94ef" officeooo:paragraph-rsid="456e94ef"/>
    </style:style>
    <style:style style:name="P735" style:family="paragraph" style:parent-style-name="Text_20_body" style:list-style-name="L48">
      <style:text-properties fo:font-size="10pt" officeooo:rsid="44c4048c" officeooo:paragraph-rsid="44dcbfeb" style:font-size-asian="10pt" style:font-size-complex="10pt"/>
    </style:style>
    <style:style style:name="P736" style:family="paragraph" style:parent-style-name="Text_20_body" style:list-style-name="L48">
      <style:text-properties fo:font-size="10pt" officeooo:rsid="44c7fa5b" officeooo:paragraph-rsid="44dcbfeb" style:font-size-asian="10pt" style:font-size-complex="10pt"/>
    </style:style>
    <style:style style:name="P737" style:family="paragraph" style:parent-style-name="Text_20_body" style:list-style-name="L48">
      <style:text-properties officeooo:rsid="44c4048c" officeooo:paragraph-rsid="44dcbfeb"/>
    </style:style>
    <style:style style:name="P738" style:family="paragraph" style:parent-style-name="Text_20_body" style:list-style-name="L48">
      <style:text-properties officeooo:rsid="44c7fa5b" officeooo:paragraph-rsid="44dcbfeb"/>
    </style:style>
    <style:style style:name="P739" style:family="paragraph" style:parent-style-name="Text_20_body" style:list-style-name="L49">
      <style:text-properties officeooo:paragraph-rsid="4516deb2"/>
    </style:style>
    <style:style style:name="P740" style:family="paragraph" style:parent-style-name="Text_20_body" style:list-style-name="L50">
      <style:text-properties officeooo:paragraph-rsid="4516deb2"/>
    </style:style>
    <style:style style:name="P741" style:family="paragraph" style:parent-style-name="Text_20_body" style:list-style-name="L51"/>
    <style:style style:name="P742" style:family="paragraph" style:parent-style-name="Text_20_body" style:list-style-name="L52"/>
    <style:style style:name="P743" style:family="paragraph" style:parent-style-name="Text_20_body" style:list-style-name="L53">
      <style:text-properties officeooo:rsid="443bcd2e" officeooo:paragraph-rsid="443bcd2e"/>
    </style:style>
    <style:style style:name="P744" style:family="paragraph" style:parent-style-name="Text_20_body" style:list-style-name="L54">
      <style:text-properties officeooo:rsid="0d6b7974" officeooo:paragraph-rsid="42368f16"/>
    </style:style>
    <style:style style:name="P745" style:family="paragraph" style:parent-style-name="Text_20_body" style:list-style-name="L56">
      <style:text-properties style:text-line-through-style="solid" style:text-line-through-type="single" officeooo:rsid="0d76a4ab" officeooo:paragraph-rsid="42368f16"/>
    </style:style>
    <style:style style:name="P746" style:family="paragraph" style:parent-style-name="Text_20_body" style:list-style-name="L57">
      <style:text-properties officeooo:rsid="0d7d4d88" officeooo:paragraph-rsid="42368f16"/>
    </style:style>
    <style:style style:name="P747" style:family="paragraph" style:parent-style-name="Text_20_body" style:list-style-name="L67">
      <style:text-properties officeooo:rsid="0d7d4d88" officeooo:paragraph-rsid="4237bf1d"/>
    </style:style>
    <style:style style:name="P748" style:family="paragraph" style:parent-style-name="Text_20_body" style:list-style-name="L58">
      <style:text-properties officeooo:rsid="0d8d8e27" officeooo:paragraph-rsid="42368f16"/>
    </style:style>
    <style:style style:name="P749" style:family="paragraph" style:parent-style-name="Text_20_body" style:list-style-name="L59">
      <style:text-properties officeooo:paragraph-rsid="42368f16"/>
    </style:style>
    <style:style style:name="P750" style:family="paragraph" style:parent-style-name="Text_20_body" style:list-style-name="L60">
      <style:text-properties officeooo:rsid="0da495f4" officeooo:paragraph-rsid="42368f16"/>
    </style:style>
    <style:style style:name="P751" style:family="paragraph" style:parent-style-name="Text_20_body" style:list-style-name="L69">
      <style:text-properties officeooo:rsid="0da495f4" officeooo:paragraph-rsid="42392427"/>
    </style:style>
    <style:style style:name="P752" style:family="paragraph" style:parent-style-name="Text_20_body" style:list-style-name="L61">
      <style:text-properties officeooo:paragraph-rsid="477c827f"/>
    </style:style>
    <style:style style:name="P753" style:family="paragraph" style:parent-style-name="Text_20_body" style:list-style-name="L61">
      <style:text-properties officeooo:rsid="0e7b1d01" officeooo:paragraph-rsid="477d442f"/>
    </style:style>
    <style:style style:name="P754" style:family="paragraph" style:parent-style-name="Text_20_body" style:list-style-name="L62">
      <style:text-properties officeooo:rsid="425714af" officeooo:paragraph-rsid="4712f0f4"/>
    </style:style>
    <style:style style:name="P755" style:family="paragraph" style:parent-style-name="Text_20_body" style:list-style-name="L62">
      <style:text-properties fo:language="cs" fo:country="CZ" officeooo:rsid="425f6c2b" officeooo:paragraph-rsid="4712f0f4"/>
    </style:style>
    <style:style style:name="P756" style:family="paragraph" style:parent-style-name="Text_20_body" style:list-style-name="L62">
      <style:text-properties fo:language="cs" fo:country="CZ" officeooo:rsid="425714af" officeooo:paragraph-rsid="4712f0f4"/>
    </style:style>
    <style:style style:name="P757" style:family="paragraph" style:parent-style-name="Text_20_body" style:list-style-name="L70">
      <style:text-properties fo:language="cs" fo:country="CZ" officeooo:rsid="3ebfa17d" officeooo:paragraph-rsid="479f064c" style:language-asian="cs" style:country-asian="CZ"/>
    </style:style>
    <style:style style:name="P758" style:family="paragraph" style:parent-style-name="Text_20_body" style:list-style-name="L77">
      <style:text-properties fo:language="cs" fo:country="CZ" officeooo:rsid="21537a33" officeooo:paragraph-rsid="42792e5a" style:language-asian="cs" style:country-asian="CZ"/>
    </style:style>
    <style:style style:name="P759" style:family="paragraph" style:parent-style-name="Text_20_body" style:list-style-name="L78">
      <style:text-properties fo:language="cs" fo:country="CZ" officeooo:rsid="22e976b1" officeooo:paragraph-rsid="42792e5a" style:language-asian="cs" style:country-asian="CZ"/>
    </style:style>
    <style:style style:name="P760" style:family="paragraph" style:parent-style-name="Text_20_body" style:list-style-name="L77">
      <style:text-properties fo:language="cs" fo:country="CZ" officeooo:rsid="2065d056" officeooo:paragraph-rsid="42792e5a" style:language-asian="cs" style:country-asian="CZ"/>
    </style:style>
    <style:style style:name="P761" style:family="paragraph" style:parent-style-name="Text_20_body">
      <style:text-properties fo:language="cs" fo:country="CZ" officeooo:rsid="226d8c63" officeooo:paragraph-rsid="471bddda" style:language-asian="cs" style:country-asian="CZ"/>
    </style:style>
    <style:style style:name="P762" style:family="paragraph" style:parent-style-name="Text_20_body">
      <style:text-properties fo:language="cs" fo:country="CZ" officeooo:rsid="47ae21d3" officeooo:paragraph-rsid="47ae21d3" style:language-asian="cs" style:country-asian="CZ"/>
    </style:style>
    <style:style style:name="P763" style:family="paragraph" style:parent-style-name="Text_20_body" style:list-style-name="L77">
      <style:text-properties fo:language="cs" fo:country="CZ" fo:font-style="normal" officeooo:rsid="2157048b" officeooo:paragraph-rsid="42792e5a" style:language-asian="cs" style:country-asian="CZ" style:font-style-asian="normal" style:font-style-complex="normal"/>
    </style:style>
    <style:style style:name="P764" style:family="paragraph" style:parent-style-name="Text_20_body" style:list-style-name="L80">
      <style:text-properties fo:language="cs" fo:country="CZ" fo:font-style="normal" officeooo:rsid="2157048b" officeooo:paragraph-rsid="42792e5a" style:language-asian="cs" style:country-asian="CZ" style:font-style-asian="normal" style:font-style-complex="normal"/>
    </style:style>
    <style:style style:name="P765" style:family="paragraph" style:parent-style-name="Text_20_body" style:list-style-name="L80">
      <style:text-properties fo:language="cs" fo:country="CZ" fo:font-style="normal" officeooo:rsid="2022d038" officeooo:paragraph-rsid="42792e5a" style:language-asian="cs" style:country-asian="CZ" style:font-style-asian="normal" style:font-style-complex="normal"/>
    </style:style>
    <style:style style:name="P766" style:family="paragraph" style:parent-style-name="Text_20_body" style:list-style-name="L77">
      <style:text-properties fo:language="cs" fo:country="CZ" fo:font-style="italic" officeooo:rsid="21556a76" officeooo:paragraph-rsid="42792e5a" style:language-asian="cs" style:country-asian="CZ" style:font-style-asian="italic" style:font-style-complex="italic"/>
    </style:style>
    <style:style style:name="P767" style:family="paragraph" style:parent-style-name="Text_20_body" style:list-style-name="L63">
      <style:text-properties officeooo:rsid="0e7f6e12" officeooo:paragraph-rsid="4712f0f4"/>
    </style:style>
    <style:style style:name="P768" style:family="paragraph" style:parent-style-name="Text_20_body" style:list-style-name="L63">
      <style:text-properties officeooo:rsid="0e7facc9" officeooo:paragraph-rsid="4712f0f4"/>
    </style:style>
    <style:style style:name="P769" style:family="paragraph" style:parent-style-name="Text_20_body" style:list-style-name="L63">
      <style:text-properties officeooo:rsid="0e7fb980" officeooo:paragraph-rsid="4712f0f4"/>
    </style:style>
    <style:style style:name="P770" style:family="paragraph" style:parent-style-name="Text_20_body" style:list-style-name="L63">
      <style:text-properties fo:font-style="normal" officeooo:rsid="0e7f6e12" officeooo:paragraph-rsid="4712f0f4" style:font-style-asian="normal" style:font-style-complex="normal"/>
    </style:style>
    <style:style style:name="P771" style:family="paragraph" style:parent-style-name="Text_20_body" style:list-style-name="L67">
      <style:text-properties fo:font-style="normal" officeooo:rsid="0d7362c4" officeooo:paragraph-rsid="4237bf1d" style:font-style-asian="normal" style:font-style-complex="normal"/>
    </style:style>
    <style:style style:name="P772" style:family="paragraph" style:parent-style-name="Text_20_body" style:list-style-name="L64">
      <style:text-properties officeooo:rsid="13747a7c" officeooo:paragraph-rsid="4237bf1d"/>
    </style:style>
    <style:style style:name="P773" style:family="paragraph" style:parent-style-name="Text_20_body" style:list-style-name="L64">
      <style:text-properties officeooo:rsid="13744762" officeooo:paragraph-rsid="4237bf1d"/>
    </style:style>
    <style:style style:name="P774" style:family="paragraph" style:parent-style-name="Text_20_body" style:list-style-name="L68">
      <style:text-properties officeooo:paragraph-rsid="42392427"/>
    </style:style>
    <style:style style:name="P775" style:family="paragraph" style:parent-style-name="Text_20_body" style:list-style-name="L70">
      <style:text-properties officeooo:paragraph-rsid="479f064c"/>
    </style:style>
    <style:style style:name="P776" style:family="paragraph" style:parent-style-name="Text_20_body" style:list-style-name="L70">
      <style:text-properties officeooo:rsid="3ebfa17d" officeooo:paragraph-rsid="479f064c"/>
    </style:style>
    <style:style style:name="P777" style:family="paragraph" style:parent-style-name="Text_20_body" style:list-style-name="L74"/>
    <style:style style:name="P778" style:family="paragraph" style:parent-style-name="Text_20_body" style:list-style-name="L74">
      <style:text-properties officeooo:rsid="42b89048" officeooo:paragraph-rsid="42b89048"/>
    </style:style>
    <style:style style:name="P779" style:family="paragraph" style:parent-style-name="Text_20_body" style:list-style-name="L75"/>
    <style:style style:name="P780" style:family="paragraph" style:parent-style-name="Text_20_body" style:list-style-name="L75">
      <style:text-properties officeooo:paragraph-rsid="42903296"/>
    </style:style>
    <style:style style:name="P781" style:family="paragraph" style:parent-style-name="Text_20_body" style:list-style-name="L76"/>
    <style:style style:name="P782" style:family="paragraph" style:parent-style-name="Text_20_body" style:list-style-name="L76">
      <style:text-properties officeooo:rsid="42c3453a" officeooo:paragraph-rsid="42c3453a"/>
    </style:style>
    <style:style style:name="P783" style:family="paragraph" style:parent-style-name="Text_20_body" style:list-style-name="L76">
      <style:text-properties officeooo:rsid="42cec031" officeooo:paragraph-rsid="42cec031"/>
    </style:style>
    <style:style style:name="P784" style:family="paragraph" style:parent-style-name="Text_20_body" style:list-style-name="L77">
      <style:text-properties officeooo:paragraph-rsid="42792e5a"/>
    </style:style>
    <style:style style:name="P785" style:family="paragraph" style:parent-style-name="Text_20_body" style:list-style-name="L77">
      <style:text-properties officeooo:rsid="21556a76" officeooo:paragraph-rsid="42792e5a"/>
    </style:style>
    <style:style style:name="P786" style:family="paragraph" style:parent-style-name="Text_20_body" style:list-style-name="L77">
      <style:text-properties officeooo:rsid="21537a33" officeooo:paragraph-rsid="42792e5a"/>
    </style:style>
    <style:style style:name="P787" style:family="paragraph" style:parent-style-name="Text_20_body" style:list-style-name="L77">
      <style:text-properties officeooo:rsid="21211fb4" officeooo:paragraph-rsid="42792e5a"/>
    </style:style>
    <style:style style:name="P788" style:family="paragraph" style:parent-style-name="Text_20_body" style:list-style-name="L79">
      <style:text-properties officeooo:paragraph-rsid="42792e5a"/>
    </style:style>
    <style:style style:name="P789" style:family="paragraph" style:parent-style-name="Text_20_body" style:list-style-name="L77">
      <style:text-properties officeooo:rsid="21577601" officeooo:paragraph-rsid="42792e5a"/>
    </style:style>
    <style:style style:name="P790" style:family="paragraph" style:parent-style-name="Text_20_body" style:list-style-name="L80">
      <style:text-properties officeooo:paragraph-rsid="42792e5a"/>
    </style:style>
    <style:style style:name="P791" style:family="paragraph" style:parent-style-name="Text_20_body" style:list-style-name="L81">
      <style:text-properties officeooo:rsid="214d1197" officeooo:paragraph-rsid="42792e5a"/>
    </style:style>
    <style:style style:name="P792" style:family="paragraph" style:parent-style-name="Text_20_body" style:list-style-name="L81">
      <style:text-properties officeooo:rsid="214e4d42" officeooo:paragraph-rsid="42792e5a"/>
    </style:style>
    <style:style style:name="P793" style:family="paragraph" style:parent-style-name="Text_20_body">
      <style:text-properties officeooo:paragraph-rsid="471bddda"/>
    </style:style>
    <style:style style:name="P794" style:family="paragraph" style:parent-style-name="Text_20_body">
      <style:text-properties officeooo:rsid="2194fb18" officeooo:paragraph-rsid="471bddda"/>
    </style:style>
    <style:style style:name="P795" style:family="paragraph" style:parent-style-name="Text_20_body">
      <style:text-properties officeooo:rsid="2210eef5" officeooo:paragraph-rsid="477853cb"/>
    </style:style>
    <style:style style:name="P796" style:family="paragraph" style:parent-style-name="Text_20_body">
      <style:text-properties officeooo:rsid="2210eef5" officeooo:paragraph-rsid="477b4020"/>
    </style:style>
    <style:style style:name="P797" style:family="paragraph" style:parent-style-name="Text_20_body">
      <style:text-properties officeooo:paragraph-rsid="477853cb"/>
    </style:style>
    <style:style style:name="P798" style:family="paragraph" style:parent-style-name="Text_20_body">
      <style:text-properties officeooo:rsid="477853cb" officeooo:paragraph-rsid="477853cb"/>
    </style:style>
    <style:style style:name="P799" style:family="paragraph" style:parent-style-name="Text_20_body">
      <style:text-properties officeooo:rsid="47425a59" officeooo:paragraph-rsid="47425a59"/>
    </style:style>
    <style:style style:name="P800" style:family="paragraph" style:parent-style-name="Text_20_body">
      <style:text-properties officeooo:rsid="477b4e24" officeooo:paragraph-rsid="477b4e24"/>
    </style:style>
    <style:style style:name="P801" style:family="paragraph" style:parent-style-name="Text_20_body">
      <style:text-properties officeooo:paragraph-rsid="477b4e24"/>
    </style:style>
    <style:style style:name="P802" style:family="paragraph" style:parent-style-name="Text_20_body">
      <style:text-properties officeooo:rsid="13af2e8e" officeooo:paragraph-rsid="4237bf1d"/>
    </style:style>
    <style:style style:name="P803" style:family="paragraph" style:parent-style-name="Text_20_body">
      <style:text-properties officeooo:paragraph-rsid="477c827f"/>
    </style:style>
    <style:style style:name="P804" style:family="paragraph" style:parent-style-name="Text_20_body">
      <style:text-properties officeooo:rsid="4769ecf1" officeooo:paragraph-rsid="4769ecf1"/>
    </style:style>
    <style:style style:name="P805" style:family="paragraph" style:parent-style-name="Text_20_body">
      <style:text-properties officeooo:rsid="477e2ab2" officeooo:paragraph-rsid="477e2ab2"/>
    </style:style>
    <style:style style:name="P806" style:family="paragraph" style:parent-style-name="Text_20_body">
      <style:text-properties officeooo:rsid="478393e7" officeooo:paragraph-rsid="478393e7"/>
    </style:style>
    <style:style style:name="P807" style:family="paragraph" style:parent-style-name="Text_20_body">
      <style:text-properties style:use-window-font-color="true" style:font-name="Georgia" fo:font-size="10pt" fo:letter-spacing="0.004cm" fo:language="cs" fo:country="CZ" fo:font-style="italic" officeooo:rsid="4633b527" officeooo:paragraph-rsid="479471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8" style:family="paragraph" style:parent-style-name="Text_20_body">
      <style:text-properties officeooo:rsid="471bddda" officeooo:paragraph-rsid="471bddda"/>
    </style:style>
    <style:style style:name="P809" style:family="paragraph" style:parent-style-name="Text_20_body">
      <style:text-properties officeooo:paragraph-rsid="47947161"/>
    </style:style>
    <style:style style:name="P810" style:family="paragraph" style:parent-style-name="Text_20_body">
      <style:text-properties officeooo:rsid="0d5148cd" officeooo:paragraph-rsid="4237bf1d"/>
    </style:style>
    <style:style style:name="P811" style:family="paragraph" style:parent-style-name="Text_20_body">
      <style:text-properties officeooo:rsid="21adb664" officeooo:paragraph-rsid="471bddda"/>
    </style:style>
    <style:style style:name="P812" style:family="paragraph" style:parent-style-name="Text_20_body">
      <style:text-properties officeooo:rsid="3ec5d798" officeooo:paragraph-rsid="479f064c"/>
    </style:style>
    <style:style style:name="P813" style:family="paragraph" style:parent-style-name="Text_20_body">
      <style:text-properties officeooo:paragraph-rsid="479f064c"/>
    </style:style>
    <style:style style:name="P814" style:family="paragraph" style:parent-style-name="Text_20_body">
      <style:text-properties officeooo:paragraph-rsid="47a07597"/>
    </style:style>
    <style:style style:name="P815" style:family="paragraph" style:parent-style-name="Text_20_body">
      <style:text-properties officeooo:paragraph-rsid="479f7679"/>
    </style:style>
    <style:style style:name="P816" style:family="paragraph" style:parent-style-name="Text_20_body">
      <style:text-properties officeooo:paragraph-rsid="474d83cb"/>
    </style:style>
    <style:style style:name="P817" style:family="paragraph" style:parent-style-name="Text_20_body">
      <style:text-properties officeooo:paragraph-rsid="47aada94"/>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64" style:family="text">
      <style:text-properties style:text-line-through-style="none" style:text-line-through-type="none" officeooo:rsid="15561d3b"/>
    </style:style>
    <style:style style:name="T65" style:family="text">
      <style:text-properties style:text-line-through-style="none" style:text-line-through-type="none" officeooo:rsid="15c5cee1"/>
    </style:style>
    <style:style style:name="T66" style:family="text">
      <style:text-properties style:text-line-through-style="none" style:text-line-through-type="none" officeooo:rsid="15c7390a"/>
    </style:style>
    <style:style style:name="T67" style:family="text">
      <style:text-properties style:text-line-through-style="none" style:text-line-through-type="none" officeooo:rsid="15c86cac"/>
    </style:style>
    <style:style style:name="T68" style:family="text">
      <style:text-properties style:text-line-through-style="none" style:text-line-through-type="none" fo:language="cs" fo:country="CZ" fo:font-style="normal"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5"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6"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7"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8"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9"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90"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97"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8"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9"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10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01" style:family="text">
      <style:text-properties style:text-line-through-style="none" style:text-line-through-type="none" fo:language="cs" fo:country="CZ" style:language-asian="cs" style:country-asian="CZ"/>
    </style:style>
    <style:style style:name="T102" style:family="text">
      <style:text-properties style:text-line-through-style="none" style:text-line-through-type="none" fo:language="cs" fo:country="CZ" officeooo:rsid="3ed2366a" style:language-asian="cs" style:country-asian="CZ"/>
    </style:style>
    <style:style style:name="T103" style:family="text">
      <style:text-properties style:text-line-through-style="none" style:text-line-through-type="none" fo:language="cs" fo:country="CZ" officeooo:rsid="42b2780f" style:language-asian="cs" style:country-asian="CZ"/>
    </style:style>
    <style:style style:name="T104" style:family="text">
      <style:text-properties style:text-line-through-style="none" style:text-line-through-type="none" fo:language="cs" fo:country="CZ" officeooo:rsid="444d3a5f" style:language-asian="cs" style:country-asian="CZ"/>
    </style:style>
    <style:style style:name="T105"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0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10"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1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1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13"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14" style:family="text">
      <style:text-properties style:text-line-through-style="none" style:text-line-through-type="none" style:text-underline-style="none" fo:font-weight="normal"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21"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22"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23"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24"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25"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26"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27"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3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31"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3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33"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85"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8"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9"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90"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93"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94"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95"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96"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97"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8"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9"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200"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201" style:family="text">
      <style:text-properties fo:font-style="italic" style:font-style-asian="italic" style:font-style-complex="italic"/>
    </style:style>
    <style:style style:name="T202" style:family="text">
      <style:text-properties fo:font-style="italic" officeooo:rsid="41182599" style:font-style-asian="italic" style:font-style-complex="italic"/>
    </style:style>
    <style:style style:name="T203" style:family="text">
      <style:text-properties fo:font-style="italic" officeooo:rsid="4127ad25" style:font-style-asian="italic" style:font-style-complex="italic"/>
    </style:style>
    <style:style style:name="T204" style:family="text">
      <style:text-properties fo:font-style="italic" officeooo:rsid="41261fb4" style:font-style-asian="italic" style:font-style-complex="italic"/>
    </style:style>
    <style:style style:name="T205" style:family="text">
      <style:text-properties fo:font-style="italic" officeooo:rsid="415ae23e" style:font-style-asian="italic" style:font-style-complex="italic"/>
    </style:style>
    <style:style style:name="T206" style:family="text">
      <style:text-properties fo:font-style="italic" officeooo:rsid="41468b36" style:font-style-asian="italic" style:font-style-complex="italic"/>
    </style:style>
    <style:style style:name="T207" style:family="text">
      <style:text-properties fo:font-style="italic" officeooo:rsid="16282f48" style:font-style-asian="italic" style:font-style-complex="italic"/>
    </style:style>
    <style:style style:name="T208" style:family="text">
      <style:text-properties fo:font-style="italic" officeooo:rsid="419a37b8" style:font-style-asian="italic" style:font-style-complex="italic"/>
    </style:style>
    <style:style style:name="T209" style:family="text">
      <style:text-properties fo:font-style="italic" officeooo:rsid="419cb3a6" style:font-style-asian="italic" style:font-style-complex="italic"/>
    </style:style>
    <style:style style:name="T210" style:family="text">
      <style:text-properties fo:font-style="italic" officeooo:rsid="41a3931a" style:font-style-asian="italic" style:font-style-complex="italic"/>
    </style:style>
    <style:style style:name="T211" style:family="text">
      <style:text-properties fo:font-style="italic" officeooo:rsid="41b79b58" style:font-style-asian="italic" style:font-style-complex="italic"/>
    </style:style>
    <style:style style:name="T212" style:family="text">
      <style:text-properties fo:font-style="italic" officeooo:rsid="41f1a190" style:font-style-asian="italic" style:font-style-complex="italic"/>
    </style:style>
    <style:style style:name="T213" style:family="text">
      <style:text-properties fo:font-style="italic" officeooo:rsid="41fa5db6" style:font-style-asian="italic" style:font-style-complex="italic"/>
    </style:style>
    <style:style style:name="T214" style:family="text">
      <style:text-properties fo:font-style="italic" officeooo:rsid="063de534" style:font-style-asian="italic" style:font-style-complex="italic"/>
    </style:style>
    <style:style style:name="T215" style:family="text">
      <style:text-properties fo:font-style="italic" officeooo:rsid="06c1c324" style:font-style-asian="italic" style:font-style-complex="italic"/>
    </style:style>
    <style:style style:name="T216" style:family="text">
      <style:text-properties fo:font-style="italic" officeooo:rsid="06c28d2b" style:font-style-asian="italic" style:font-style-complex="italic"/>
    </style:style>
    <style:style style:name="T217" style:family="text">
      <style:text-properties fo:font-style="italic" officeooo:rsid="06c30e5a" style:font-style-asian="italic" style:font-style-complex="italic"/>
    </style:style>
    <style:style style:name="T218" style:family="text">
      <style:text-properties fo:font-style="italic" officeooo:rsid="05fd5486" style:font-style-asian="italic" style:font-style-complex="italic"/>
    </style:style>
    <style:style style:name="T219" style:family="text">
      <style:text-properties fo:font-style="italic" officeooo:rsid="0722168f" style:font-style-asian="italic" style:font-style-complex="italic"/>
    </style:style>
    <style:style style:name="T220" style:family="text">
      <style:text-properties fo:font-style="italic" officeooo:rsid="07228016" style:font-style-asian="italic" style:font-style-complex="italic"/>
    </style:style>
    <style:style style:name="T221" style:family="text">
      <style:text-properties fo:font-style="italic" officeooo:rsid="0791e415" style:font-style-asian="italic" style:font-style-complex="italic"/>
    </style:style>
    <style:style style:name="T222" style:family="text">
      <style:text-properties fo:font-style="italic" officeooo:rsid="0600d106" style:font-style-asian="italic" style:font-style-complex="italic"/>
    </style:style>
    <style:style style:name="T223" style:family="text">
      <style:text-properties fo:font-style="italic" officeooo:rsid="065bc924" style:font-style-asian="italic" style:font-style-complex="italic"/>
    </style:style>
    <style:style style:name="T224" style:family="text">
      <style:text-properties fo:font-style="italic" officeooo:rsid="061388ba" style:font-style-asian="italic" style:font-style-complex="italic"/>
    </style:style>
    <style:style style:name="T225" style:family="text">
      <style:text-properties fo:font-style="italic" officeooo:rsid="066951c3" style:font-style-asian="italic" style:font-style-complex="italic"/>
    </style:style>
    <style:style style:name="T226" style:family="text">
      <style:text-properties fo:font-style="italic" officeooo:rsid="061b5b1e" style:font-style-asian="italic" style:font-style-complex="italic"/>
    </style:style>
    <style:style style:name="T227" style:family="text">
      <style:text-properties fo:font-style="italic" officeooo:rsid="064b58cd" style:font-style-asian="italic" style:font-style-complex="italic"/>
    </style:style>
    <style:style style:name="T228" style:family="text">
      <style:text-properties fo:font-style="italic" officeooo:rsid="06561f9f" style:font-style-asian="italic" style:font-style-complex="italic"/>
    </style:style>
    <style:style style:name="T229" style:family="text">
      <style:text-properties fo:font-style="italic" officeooo:rsid="06b81289" style:font-style-asian="italic" style:font-style-complex="italic"/>
    </style:style>
    <style:style style:name="T230" style:family="text">
      <style:text-properties fo:font-style="italic" officeooo:rsid="06baab08" style:font-style-asian="italic" style:font-style-complex="italic"/>
    </style:style>
    <style:style style:name="T231" style:family="text">
      <style:text-properties fo:font-style="italic" officeooo:rsid="06be5c13" style:font-style-asian="italic" style:font-style-complex="italic"/>
    </style:style>
    <style:style style:name="T232" style:family="text">
      <style:text-properties fo:font-style="italic" officeooo:rsid="070f6732" style:font-style-asian="italic" style:font-style-complex="italic"/>
    </style:style>
    <style:style style:name="T233" style:family="text">
      <style:text-properties fo:font-style="italic" officeooo:rsid="06c8c4b8" style:font-style-asian="italic" style:font-style-complex="italic"/>
    </style:style>
    <style:style style:name="T234" style:family="text">
      <style:text-properties fo:font-style="italic" officeooo:rsid="06cee584" style:font-style-asian="italic" style:font-style-complex="italic"/>
    </style:style>
    <style:style style:name="T235" style:family="text">
      <style:text-properties fo:font-style="italic" officeooo:rsid="06cf01b5" style:font-style-asian="italic" style:font-style-complex="italic"/>
    </style:style>
    <style:style style:name="T236" style:family="text">
      <style:text-properties fo:font-style="italic" officeooo:rsid="063a80b5" style:font-style-asian="italic" style:font-style-complex="italic"/>
    </style:style>
    <style:style style:name="T237" style:family="text">
      <style:text-properties fo:font-style="italic" officeooo:rsid="07b61e88" style:font-style-asian="italic" style:font-style-complex="italic"/>
    </style:style>
    <style:style style:name="T238" style:family="text">
      <style:text-properties fo:font-style="italic" officeooo:rsid="06d60a2d" style:font-style-asian="italic" style:font-style-complex="italic"/>
    </style:style>
    <style:style style:name="T239" style:family="text">
      <style:text-properties fo:font-style="italic" officeooo:rsid="06d842ad" style:font-style-asian="italic" style:font-style-complex="italic"/>
    </style:style>
    <style:style style:name="T240" style:family="text">
      <style:text-properties fo:font-style="italic" officeooo:rsid="07b8167a" style:font-style-asian="italic" style:font-style-complex="italic"/>
    </style:style>
    <style:style style:name="T241" style:family="text">
      <style:text-properties fo:font-style="italic" officeooo:rsid="06e329e3" style:font-style-asian="italic" style:font-style-complex="italic"/>
    </style:style>
    <style:style style:name="T242" style:family="text">
      <style:text-properties fo:font-style="italic" officeooo:rsid="42088098" style:font-style-asian="italic" style:font-style-complex="italic"/>
    </style:style>
    <style:style style:name="T243" style:family="text">
      <style:text-properties fo:font-style="italic" officeooo:rsid="07169265" style:font-style-asian="italic" style:font-style-complex="italic"/>
    </style:style>
    <style:style style:name="T244" style:family="text">
      <style:text-properties fo:font-style="italic" officeooo:rsid="06b9aa42" style:font-style-asian="italic" style:font-style-complex="italic"/>
    </style:style>
    <style:style style:name="T245" style:family="text">
      <style:text-properties fo:font-style="italic" officeooo:rsid="06ed2c4e" style:font-style-asian="italic" style:font-style-complex="italic"/>
    </style:style>
    <style:style style:name="T246" style:family="text">
      <style:text-properties fo:font-style="italic" officeooo:rsid="06f4bd26" style:font-style-asian="italic" style:font-style-complex="italic"/>
    </style:style>
    <style:style style:name="T247" style:family="text">
      <style:text-properties fo:font-style="italic" officeooo:rsid="073086e4" style:font-style-asian="italic" style:font-style-complex="italic"/>
    </style:style>
    <style:style style:name="T248" style:family="text">
      <style:text-properties fo:font-style="italic" officeooo:rsid="064e4d83" style:font-style-asian="italic" style:font-style-complex="italic"/>
    </style:style>
    <style:style style:name="T249" style:family="text">
      <style:text-properties fo:font-style="italic" officeooo:rsid="06ec0299" style:font-style-asian="italic" style:font-style-complex="italic"/>
    </style:style>
    <style:style style:name="T250" style:family="text">
      <style:text-properties fo:font-style="italic" officeooo:rsid="0724ffcd" style:font-style-asian="italic" style:font-style-complex="italic"/>
    </style:style>
    <style:style style:name="T251" style:family="text">
      <style:text-properties fo:font-style="italic" officeooo:rsid="07267c5b" style:font-style-asian="italic" style:font-style-complex="italic"/>
    </style:style>
    <style:style style:name="T252" style:family="text">
      <style:text-properties fo:font-style="italic" officeooo:rsid="07278cdd" style:font-style-asian="italic" style:font-style-complex="italic"/>
    </style:style>
    <style:style style:name="T253" style:family="text">
      <style:text-properties fo:font-style="italic" officeooo:rsid="072c15f1" style:font-style-asian="italic" style:font-style-complex="italic"/>
    </style:style>
    <style:style style:name="T254" style:family="text">
      <style:text-properties fo:font-style="italic" officeooo:rsid="072c7a0f" style:font-style-asian="italic" style:font-style-complex="italic"/>
    </style:style>
    <style:style style:name="T255" style:family="text">
      <style:text-properties fo:font-style="italic" officeooo:rsid="07cb586d" style:font-style-asian="italic" style:font-style-complex="italic"/>
    </style:style>
    <style:style style:name="T256" style:family="text">
      <style:text-properties fo:font-style="italic" officeooo:rsid="07428df0" style:font-style-asian="italic" style:font-style-complex="italic"/>
    </style:style>
    <style:style style:name="T257" style:family="text">
      <style:text-properties fo:font-style="italic" officeooo:rsid="074332db" style:font-style-asian="italic" style:font-style-complex="italic"/>
    </style:style>
    <style:style style:name="T258" style:family="text">
      <style:text-properties fo:font-style="italic" officeooo:rsid="07cfe1b3" style:font-style-asian="italic" style:font-style-complex="italic"/>
    </style:style>
    <style:style style:name="T259" style:family="text">
      <style:text-properties fo:font-style="italic" officeooo:rsid="074489b5" style:font-style-asian="italic" style:font-style-complex="italic"/>
    </style:style>
    <style:style style:name="T260" style:family="text">
      <style:text-properties fo:font-style="italic" officeooo:rsid="073ebb76" style:font-style-asian="italic" style:font-style-complex="italic"/>
    </style:style>
    <style:style style:name="T261" style:family="text">
      <style:text-properties fo:font-style="italic" officeooo:rsid="07d2dc7a" style:font-style-asian="italic" style:font-style-complex="italic"/>
    </style:style>
    <style:style style:name="T262" style:family="text">
      <style:text-properties fo:font-style="italic" officeooo:rsid="0d7362c4" style:font-style-asian="italic" style:font-style-complex="italic"/>
    </style:style>
    <style:style style:name="T263" style:family="text">
      <style:text-properties fo:font-style="italic" officeooo:rsid="0d8d8e27" style:font-style-asian="italic" style:font-style-complex="italic"/>
    </style:style>
    <style:style style:name="T264" style:family="text">
      <style:text-properties fo:font-style="italic" officeooo:rsid="0d95252a" style:font-style-asian="italic" style:font-style-complex="italic"/>
    </style:style>
    <style:style style:name="T265" style:family="text">
      <style:text-properties fo:font-style="italic" officeooo:rsid="0da36adf" style:font-style-asian="italic" style:font-style-complex="italic"/>
    </style:style>
    <style:style style:name="T266" style:family="text">
      <style:text-properties fo:font-style="italic" officeooo:rsid="0da33562" style:font-style-asian="italic" style:font-style-complex="italic"/>
    </style:style>
    <style:style style:name="T267" style:family="text">
      <style:text-properties fo:font-style="italic" officeooo:rsid="1372e044" style:font-style-asian="italic" style:font-style-complex="italic"/>
    </style:style>
    <style:style style:name="T268" style:family="text">
      <style:text-properties fo:font-style="italic" officeooo:rsid="14e02e04" style:font-style-asian="italic" style:font-style-complex="italic"/>
    </style:style>
    <style:style style:name="T269" style:family="text">
      <style:text-properties fo:font-style="italic" officeooo:rsid="13af2e8e" style:font-style-asian="italic" style:font-style-complex="italic"/>
    </style:style>
    <style:style style:name="T270" style:family="text">
      <style:text-properties fo:font-style="italic" officeooo:rsid="14d86f1a" style:font-style-asian="italic" style:font-style-complex="italic"/>
    </style:style>
    <style:style style:name="T271" style:family="text">
      <style:text-properties fo:font-style="italic" officeooo:rsid="14d3cce2" style:font-style-asian="italic" style:font-style-complex="italic"/>
    </style:style>
    <style:style style:name="T272" style:family="text">
      <style:text-properties fo:font-style="italic" officeooo:rsid="14dedf2c" style:font-style-asian="italic" style:font-style-complex="italic"/>
    </style:style>
    <style:style style:name="T273" style:family="text">
      <style:text-properties fo:font-style="italic" officeooo:rsid="13bfba44" style:font-style-asian="italic" style:font-style-complex="italic"/>
    </style:style>
    <style:style style:name="T274" style:family="text">
      <style:text-properties fo:font-style="italic" officeooo:rsid="14052f0b" style:font-style-asian="italic" style:font-style-complex="italic"/>
    </style:style>
    <style:style style:name="T275" style:family="text">
      <style:text-properties fo:font-style="italic" officeooo:rsid="13c158ee" style:font-style-asian="italic" style:font-style-complex="italic"/>
    </style:style>
    <style:style style:name="T276" style:family="text">
      <style:text-properties fo:font-style="italic" officeooo:rsid="14d1055a" style:font-style-asian="italic" style:font-style-complex="italic"/>
    </style:style>
    <style:style style:name="T277" style:family="text">
      <style:text-properties fo:font-style="italic" officeooo:rsid="14a5d507" style:font-style-asian="italic" style:font-style-complex="italic"/>
    </style:style>
    <style:style style:name="T278" style:family="text">
      <style:text-properties fo:font-style="italic" officeooo:rsid="14cee7da" style:font-style-asian="italic" style:font-style-complex="italic"/>
    </style:style>
    <style:style style:name="T279" style:family="text">
      <style:text-properties fo:font-style="italic" officeooo:rsid="14dc395c" style:font-style-asian="italic" style:font-style-complex="italic"/>
    </style:style>
    <style:style style:name="T280" style:family="text">
      <style:text-properties fo:font-style="italic" officeooo:rsid="149cb747" style:font-style-asian="italic" style:font-style-complex="italic"/>
    </style:style>
    <style:style style:name="T281" style:family="text">
      <style:text-properties fo:font-style="italic" officeooo:rsid="13c1df0f" style:font-style-asian="italic" style:font-style-complex="italic"/>
    </style:style>
    <style:style style:name="T282" style:family="text">
      <style:text-properties fo:font-style="italic" officeooo:rsid="13b3d86b" style:font-style-asian="italic" style:font-style-complex="italic"/>
    </style:style>
    <style:style style:name="T283" style:family="text">
      <style:text-properties fo:font-style="italic" officeooo:rsid="14ef52e4" style:font-style-asian="italic" style:font-style-complex="italic"/>
    </style:style>
    <style:style style:name="T284" style:family="text">
      <style:text-properties fo:font-style="italic" officeooo:rsid="13a2e8e7" style:font-style-asian="italic" style:font-style-complex="italic"/>
    </style:style>
    <style:style style:name="T285" style:family="text">
      <style:text-properties fo:font-style="italic" officeooo:rsid="150e47db" style:font-style-asian="italic" style:font-style-complex="italic"/>
    </style:style>
    <style:style style:name="T286" style:family="text">
      <style:text-properties fo:font-style="italic" officeooo:rsid="15c3c993" style:font-style-asian="italic" style:font-style-complex="italic"/>
    </style:style>
    <style:style style:name="T287" style:family="text">
      <style:text-properties fo:font-style="italic" officeooo:rsid="15cca079" style:font-style-asian="italic" style:font-style-complex="italic"/>
    </style:style>
    <style:style style:name="T288" style:family="text">
      <style:text-properties fo:font-style="italic" officeooo:rsid="151de763" style:font-style-asian="italic" style:font-style-complex="italic"/>
    </style:style>
    <style:style style:name="T289" style:family="text">
      <style:text-properties fo:font-style="italic" officeooo:rsid="15225bbb" style:font-style-asian="italic" style:font-style-complex="italic"/>
    </style:style>
    <style:style style:name="T290" style:family="text">
      <style:text-properties fo:font-style="italic" officeooo:rsid="13eb767d" style:font-style-asian="italic" style:font-style-complex="italic"/>
    </style:style>
    <style:style style:name="T291" style:family="text">
      <style:text-properties fo:font-style="italic" officeooo:rsid="141098ec" style:font-style-asian="italic" style:font-style-complex="italic"/>
    </style:style>
    <style:style style:name="T292" style:family="text">
      <style:text-properties fo:font-style="italic" officeooo:rsid="144f800e" style:font-style-asian="italic" style:font-style-complex="italic"/>
    </style:style>
    <style:style style:name="T293" style:family="text">
      <style:text-properties fo:font-style="italic" officeooo:rsid="1451c7ed" style:font-style-asian="italic" style:font-style-complex="italic"/>
    </style:style>
    <style:style style:name="T294" style:family="text">
      <style:text-properties fo:font-style="italic" officeooo:rsid="13ee209f" style:font-style-asian="italic" style:font-style-complex="italic"/>
    </style:style>
    <style:style style:name="T295" style:family="text">
      <style:text-properties fo:font-style="italic" officeooo:rsid="14c32222" style:font-style-asian="italic" style:font-style-complex="italic"/>
    </style:style>
    <style:style style:name="T296" style:family="text">
      <style:text-properties fo:font-style="italic" officeooo:rsid="14556d9d" style:font-style-asian="italic" style:font-style-complex="italic"/>
    </style:style>
    <style:style style:name="T297" style:family="text">
      <style:text-properties fo:font-style="italic" officeooo:rsid="15dd9950" style:font-style-asian="italic" style:font-style-complex="italic"/>
    </style:style>
    <style:style style:name="T298" style:family="text">
      <style:text-properties fo:font-style="italic" officeooo:rsid="1501b542" style:font-style-asian="italic" style:font-style-complex="italic"/>
    </style:style>
    <style:style style:name="T299" style:family="text">
      <style:text-properties fo:font-style="italic" officeooo:rsid="15686745" style:font-style-asian="italic" style:font-style-complex="italic"/>
    </style:style>
    <style:style style:name="T300" style:family="text">
      <style:text-properties fo:font-style="italic" officeooo:rsid="1410b4c0" style:font-style-asian="italic" style:font-style-complex="italic"/>
    </style:style>
    <style:style style:name="T301" style:family="text">
      <style:text-properties fo:font-style="italic" officeooo:rsid="14c4408b" style:font-style-asian="italic" style:font-style-complex="italic"/>
    </style:style>
    <style:style style:name="T302" style:family="text">
      <style:text-properties fo:font-style="italic" officeooo:rsid="14c7d9d5" style:font-style-asian="italic" style:font-style-complex="italic"/>
    </style:style>
    <style:style style:name="T303" style:family="text">
      <style:text-properties fo:font-style="italic" officeooo:rsid="147c60b8" style:font-style-asian="italic" style:font-style-complex="italic"/>
    </style:style>
    <style:style style:name="T304" style:family="text">
      <style:text-properties fo:font-style="italic" officeooo:rsid="1566966c" style:font-style-asian="italic" style:font-style-complex="italic"/>
    </style:style>
    <style:style style:name="T305" style:family="text">
      <style:text-properties fo:font-style="italic" officeooo:rsid="4250dfb2" style:font-style-asian="italic" style:font-style-complex="italic"/>
    </style:style>
    <style:style style:name="T306" style:family="text">
      <style:text-properties fo:font-style="italic" officeooo:rsid="42565ba9" style:font-style-asian="italic" style:font-style-complex="italic"/>
    </style:style>
    <style:style style:name="T307" style:family="text">
      <style:text-properties fo:font-style="italic" officeooo:rsid="4268a559" style:font-style-asian="italic" style:font-style-complex="italic"/>
    </style:style>
    <style:style style:name="T308" style:family="text">
      <style:text-properties fo:font-style="italic" officeooo:rsid="426adf97" style:font-style-asian="italic" style:font-style-complex="italic"/>
    </style:style>
    <style:style style:name="T309" style:family="text">
      <style:text-properties fo:font-style="italic" officeooo:rsid="426fa2c7" style:font-style-asian="italic" style:font-style-complex="italic"/>
    </style:style>
    <style:style style:name="T310" style:family="text">
      <style:text-properties fo:font-style="italic" officeooo:rsid="4271ea4e" style:font-style-asian="italic" style:font-style-complex="italic"/>
    </style:style>
    <style:style style:name="T311" style:family="text">
      <style:text-properties fo:font-style="italic" officeooo:rsid="20f7086f" style:font-style-asian="italic" style:font-style-complex="italic"/>
    </style:style>
    <style:style style:name="T312" style:family="text">
      <style:text-properties fo:font-style="italic" officeooo:rsid="23b0ce43" style:font-style-asian="italic" style:font-style-complex="italic"/>
    </style:style>
    <style:style style:name="T313" style:family="text">
      <style:text-properties fo:font-style="italic" officeooo:rsid="23981548" style:font-style-asian="italic" style:font-style-complex="italic"/>
    </style:style>
    <style:style style:name="T314" style:family="text">
      <style:text-properties fo:font-style="italic" officeooo:rsid="23ac06b8" style:font-style-asian="italic" style:font-style-complex="italic"/>
    </style:style>
    <style:style style:name="T315" style:family="text">
      <style:text-properties fo:font-style="italic" officeooo:rsid="4183bc64" style:font-style-asian="italic" style:font-style-complex="italic"/>
    </style:style>
    <style:style style:name="T316" style:family="text">
      <style:text-properties fo:font-style="italic" officeooo:rsid="428ed626" style:font-style-asian="italic" style:font-style-complex="italic"/>
    </style:style>
    <style:style style:name="T317" style:family="text">
      <style:text-properties fo:font-style="italic" officeooo:rsid="2068fff3" style:font-style-asian="italic" style:font-style-complex="italic"/>
    </style:style>
    <style:style style:name="T318" style:family="text">
      <style:text-properties fo:font-style="italic" officeooo:rsid="4297f1d7" style:font-style-asian="italic" style:font-style-complex="italic"/>
    </style:style>
    <style:style style:name="T319" style:family="text">
      <style:text-properties fo:font-style="italic" officeooo:rsid="429c9e47" style:font-style-asian="italic" style:font-style-complex="italic"/>
    </style:style>
    <style:style style:name="T320" style:family="text">
      <style:text-properties fo:font-style="italic" officeooo:rsid="2305469b" style:font-style-asian="italic" style:font-style-complex="italic"/>
    </style:style>
    <style:style style:name="T321" style:family="text">
      <style:text-properties fo:font-style="italic" officeooo:rsid="42eaf809" style:font-style-asian="italic" style:font-style-complex="italic"/>
    </style:style>
    <style:style style:name="T322" style:family="text">
      <style:text-properties fo:font-style="italic" officeooo:rsid="4310b356" style:font-style-asian="italic" style:font-style-complex="italic"/>
    </style:style>
    <style:style style:name="T323" style:family="text">
      <style:text-properties fo:font-style="italic" officeooo:rsid="23e1443b" style:font-style-asian="italic" style:font-style-complex="italic"/>
    </style:style>
    <style:style style:name="T324" style:family="text">
      <style:text-properties fo:font-style="italic" officeooo:rsid="435e2b9d" style:font-style-asian="italic" style:font-style-complex="italic"/>
    </style:style>
    <style:style style:name="T325" style:family="text">
      <style:text-properties fo:font-style="italic" officeooo:rsid="43824b01" style:font-style-asian="italic" style:font-style-complex="italic"/>
    </style:style>
    <style:style style:name="T326" style:family="text">
      <style:text-properties fo:font-style="italic" officeooo:rsid="43b2602e" style:font-style-asian="italic" style:font-style-complex="italic"/>
    </style:style>
    <style:style style:name="T327" style:family="text">
      <style:text-properties fo:font-style="italic" officeooo:rsid="43b381bf" style:font-style-asian="italic" style:font-style-complex="italic"/>
    </style:style>
    <style:style style:name="T328" style:family="text">
      <style:text-properties fo:font-style="italic" officeooo:rsid="443afbec" style:font-style-asian="italic" style:font-style-complex="italic"/>
    </style:style>
    <style:style style:name="T329" style:family="text">
      <style:text-properties fo:font-style="italic" officeooo:rsid="4441b764" style:font-style-asian="italic" style:font-style-complex="italic"/>
    </style:style>
    <style:style style:name="T330" style:family="text">
      <style:text-properties fo:font-style="italic" officeooo:rsid="44768436" style:font-style-asian="italic" style:font-style-complex="italic"/>
    </style:style>
    <style:style style:name="T331" style:family="text">
      <style:text-properties fo:font-style="italic" officeooo:rsid="437c7857" style:font-style-asian="italic" style:font-style-complex="italic"/>
    </style:style>
    <style:style style:name="T332" style:family="text">
      <style:text-properties fo:font-style="italic" officeooo:rsid="448d6cd4" style:font-style-asian="italic" style:font-style-complex="italic"/>
    </style:style>
    <style:style style:name="T333" style:family="text">
      <style:text-properties fo:font-style="italic" officeooo:rsid="44b04513" style:font-style-asian="italic" style:font-style-complex="italic"/>
    </style:style>
    <style:style style:name="T334" style:family="text">
      <style:text-properties fo:font-style="italic" officeooo:rsid="44a76340" style:font-style-asian="italic" style:font-style-complex="italic"/>
    </style:style>
    <style:style style:name="T335" style:family="text">
      <style:text-properties fo:font-style="italic" officeooo:rsid="44bb1ff5" style:font-style-asian="italic" style:font-style-complex="italic"/>
    </style:style>
    <style:style style:name="T336" style:family="text">
      <style:text-properties fo:font-style="italic" officeooo:rsid="44cf40f8" style:font-style-asian="italic" style:font-style-complex="italic"/>
    </style:style>
    <style:style style:name="T337" style:family="text">
      <style:text-properties fo:font-style="italic" officeooo:rsid="44e16bea" style:font-style-asian="italic" style:font-style-complex="italic"/>
    </style:style>
    <style:style style:name="T338" style:family="text">
      <style:text-properties fo:font-style="italic" officeooo:rsid="450384f8" style:font-style-asian="italic" style:font-style-complex="italic"/>
    </style:style>
    <style:style style:name="T339" style:family="text">
      <style:text-properties fo:font-style="italic" officeooo:rsid="4545778c" style:font-style-asian="italic" style:font-style-complex="italic"/>
    </style:style>
    <style:style style:name="T340" style:family="text">
      <style:text-properties fo:font-style="italic" officeooo:rsid="456e94ef" style:font-style-asian="italic" style:font-style-complex="italic"/>
    </style:style>
    <style:style style:name="T341" style:family="text">
      <style:text-properties fo:font-style="italic" officeooo:rsid="45705093" style:font-style-asian="italic" style:font-style-complex="italic"/>
    </style:style>
    <style:style style:name="T342" style:family="text">
      <style:text-properties fo:font-style="italic" officeooo:rsid="45745cb4" style:font-style-asian="italic" style:font-style-complex="italic"/>
    </style:style>
    <style:style style:name="T343" style:family="text">
      <style:text-properties fo:font-style="italic" officeooo:rsid="458256d3" style:font-style-asian="italic" style:font-style-complex="italic"/>
    </style:style>
    <style:style style:name="T344" style:family="text">
      <style:text-properties fo:font-style="italic" officeooo:rsid="4584727f" style:font-style-asian="italic" style:font-style-complex="italic"/>
    </style:style>
    <style:style style:name="T345" style:family="text">
      <style:text-properties fo:font-style="italic" officeooo:rsid="45e4f811" style:font-style-asian="italic" style:font-style-complex="italic"/>
    </style:style>
    <style:style style:name="T346" style:family="text">
      <style:text-properties fo:font-style="italic" officeooo:rsid="4623b1b9" style:font-style-asian="italic" style:font-style-complex="italic"/>
    </style:style>
    <style:style style:name="T347" style:family="text">
      <style:text-properties fo:font-style="italic" officeooo:rsid="464c907b" style:font-style-asian="italic" style:font-style-complex="italic"/>
    </style:style>
    <style:style style:name="T348" style:family="text">
      <style:text-properties fo:font-style="italic" officeooo:rsid="469943df" style:font-style-asian="italic" style:font-style-complex="italic"/>
    </style:style>
    <style:style style:name="T349" style:family="text">
      <style:text-properties fo:font-style="italic" officeooo:rsid="4352408b" style:font-style-asian="italic" style:font-style-complex="italic"/>
    </style:style>
    <style:style style:name="T350" style:family="text">
      <style:text-properties fo:font-style="italic" officeooo:rsid="46ffb340" style:font-style-asian="italic" style:font-style-complex="italic"/>
    </style:style>
    <style:style style:name="T351" style:family="text">
      <style:text-properties fo:font-style="italic" officeooo:rsid="46fd6bc4" style:font-style-asian="italic" style:font-style-complex="italic"/>
    </style:style>
    <style:style style:name="T352" style:family="text">
      <style:text-properties fo:font-style="italic" officeooo:rsid="22ac30f8" style:font-style-asian="italic" style:font-style-complex="italic"/>
    </style:style>
    <style:style style:name="T353" style:family="text">
      <style:text-properties fo:font-style="italic" officeooo:rsid="22a871c9" style:font-style-asian="italic" style:font-style-complex="italic"/>
    </style:style>
    <style:style style:name="T354" style:family="text">
      <style:text-properties fo:font-style="italic" officeooo:rsid="22c85621" style:font-style-asian="italic" style:font-style-complex="italic"/>
    </style:style>
    <style:style style:name="T355" style:family="text">
      <style:text-properties fo:font-style="italic" officeooo:rsid="22c8d110" style:font-style-asian="italic" style:font-style-complex="italic"/>
    </style:style>
    <style:style style:name="T356" style:family="text">
      <style:text-properties fo:font-style="italic" officeooo:rsid="21adb664" style:font-style-asian="italic" style:font-style-complex="italic"/>
    </style:style>
    <style:style style:name="T357" style:family="text">
      <style:text-properties fo:font-style="italic" officeooo:rsid="21b1e115" style:font-style-asian="italic" style:font-style-complex="italic"/>
    </style:style>
    <style:style style:name="T358" style:family="text">
      <style:text-properties fo:font-style="italic" officeooo:rsid="250c1d04" style:font-style-asian="italic" style:font-style-complex="italic"/>
    </style:style>
    <style:style style:name="T359" style:family="text">
      <style:text-properties fo:font-style="italic" officeooo:rsid="2298b5b6" style:font-style-asian="italic" style:font-style-complex="italic"/>
    </style:style>
    <style:style style:name="T360" style:family="text">
      <style:text-properties fo:font-style="italic" officeooo:rsid="2209a5d2" style:font-style-asian="italic" style:font-style-complex="italic"/>
    </style:style>
    <style:style style:name="T361" style:family="text">
      <style:text-properties fo:font-style="italic" officeooo:rsid="47271ee8" style:font-style-asian="italic" style:font-style-complex="italic"/>
    </style:style>
    <style:style style:name="T362" style:family="text">
      <style:text-properties fo:font-style="italic" officeooo:rsid="47425a59" style:font-style-asian="italic" style:font-style-complex="italic"/>
    </style:style>
    <style:style style:name="T363" style:family="text">
      <style:text-properties fo:font-style="italic" officeooo:rsid="15fc04e8" style:font-style-asian="italic" style:font-style-complex="italic"/>
    </style:style>
    <style:style style:name="T364" style:family="text">
      <style:text-properties fo:font-style="italic" officeooo:rsid="16489aa3" style:font-style-asian="italic" style:font-style-complex="italic"/>
    </style:style>
    <style:style style:name="T365" style:family="text">
      <style:text-properties fo:font-style="italic" officeooo:rsid="47472b07" style:font-style-asian="italic" style:font-style-complex="italic"/>
    </style:style>
    <style:style style:name="T366" style:family="text">
      <style:text-properties fo:font-style="italic" officeooo:rsid="13dfae71" style:font-style-asian="italic" style:font-style-complex="italic"/>
    </style:style>
    <style:style style:name="T367" style:family="text">
      <style:text-properties fo:font-style="italic" officeooo:rsid="474ce652" style:font-style-asian="italic" style:font-style-complex="italic"/>
    </style:style>
    <style:style style:name="T368" style:family="text">
      <style:text-properties fo:font-style="italic" officeooo:rsid="4757030d" style:font-style-asian="italic" style:font-style-complex="italic"/>
    </style:style>
    <style:style style:name="T369" style:family="text">
      <style:text-properties fo:font-style="italic" officeooo:rsid="477b4e24" style:font-style-asian="italic" style:font-style-complex="italic"/>
    </style:style>
    <style:style style:name="T370" style:family="text">
      <style:text-properties fo:font-style="italic" officeooo:rsid="477c827f" style:font-style-asian="italic" style:font-style-complex="italic"/>
    </style:style>
    <style:style style:name="T371" style:family="text">
      <style:text-properties fo:font-style="italic" officeooo:rsid="477d442f" style:font-style-asian="italic" style:font-style-complex="italic"/>
    </style:style>
    <style:style style:name="T372" style:family="text">
      <style:text-properties fo:font-style="italic" officeooo:rsid="207d25a9" style:font-style-asian="italic" style:font-style-complex="italic"/>
    </style:style>
    <style:style style:name="T373" style:family="text">
      <style:text-properties fo:font-style="italic" officeooo:rsid="21b23b24" style:font-style-asian="italic" style:font-style-complex="italic"/>
    </style:style>
    <style:style style:name="T374" style:family="text">
      <style:text-properties fo:font-style="italic" officeooo:rsid="3ec20f06" style:font-style-asian="italic" style:font-style-complex="italic"/>
    </style:style>
    <style:style style:name="T375" style:family="text">
      <style:text-properties fo:font-style="italic" officeooo:rsid="15053b3d" style:font-style-asian="italic" style:font-style-complex="italic"/>
    </style:style>
    <style:style style:name="T376" style:family="text">
      <style:text-properties fo:font-style="italic" style:text-underline-style="none" style:font-style-asian="italic" style:font-style-complex="italic"/>
    </style:style>
    <style:style style:name="T377" style:family="text">
      <style:text-properties fo:font-style="italic" style:text-underline-style="none" officeooo:rsid="419cb3a6" style:font-style-asian="italic" style:font-style-complex="italic"/>
    </style:style>
    <style:style style:name="T378" style:family="text">
      <style:text-properties fo:font-style="italic" style:text-underline-style="none" officeooo:rsid="41bf3d48" style:font-style-asian="italic" style:font-style-complex="italic"/>
    </style:style>
    <style:style style:name="T379" style:family="text">
      <style:text-properties fo:font-style="italic" style:text-underline-style="none" officeooo:rsid="4283adc7" style:font-style-asian="italic" style:font-style-complex="italic"/>
    </style:style>
    <style:style style:name="T380" style:family="text">
      <style:text-properties fo:font-style="italic" style:text-underline-style="none" officeooo:rsid="44768436" style:font-style-asian="italic" style:font-style-complex="italic"/>
    </style:style>
    <style:style style:name="T381" style:family="text">
      <style:text-properties fo:font-style="normal" style:font-style-asian="normal" style:font-style-complex="normal"/>
    </style:style>
    <style:style style:name="T382" style:family="text">
      <style:text-properties fo:font-style="normal" officeooo:rsid="4127ad25" style:font-style-asian="normal" style:font-style-complex="normal"/>
    </style:style>
    <style:style style:name="T383" style:family="text">
      <style:text-properties fo:font-style="normal" officeooo:rsid="414a3527" style:font-style-asian="normal" style:font-style-complex="normal"/>
    </style:style>
    <style:style style:name="T384" style:family="text">
      <style:text-properties fo:font-style="normal" officeooo:rsid="16096a70" style:font-style-asian="normal" style:font-style-complex="normal"/>
    </style:style>
    <style:style style:name="T385" style:family="text">
      <style:text-properties fo:font-style="normal" officeooo:rsid="16282f48" style:font-style-asian="normal" style:font-style-complex="normal"/>
    </style:style>
    <style:style style:name="T386" style:family="text">
      <style:text-properties fo:font-style="normal" officeooo:rsid="161ecb8b" style:font-style-asian="normal" style:font-style-complex="normal"/>
    </style:style>
    <style:style style:name="T387" style:family="text">
      <style:text-properties fo:font-style="normal" officeooo:rsid="16263d33" style:font-style-asian="normal" style:font-style-complex="normal"/>
    </style:style>
    <style:style style:name="T388" style:family="text">
      <style:text-properties fo:font-style="normal" officeooo:rsid="15fc04e8" style:font-style-asian="normal" style:font-style-complex="normal"/>
    </style:style>
    <style:style style:name="T389" style:family="text">
      <style:text-properties fo:font-style="normal" officeooo:rsid="41943a51" style:font-style-asian="normal" style:font-style-complex="normal"/>
    </style:style>
    <style:style style:name="T390" style:family="text">
      <style:text-properties fo:font-style="normal" officeooo:rsid="4196f96e" style:font-style-asian="normal" style:font-style-complex="normal"/>
    </style:style>
    <style:style style:name="T391" style:family="text">
      <style:text-properties fo:font-style="normal" officeooo:rsid="41b79b58" style:font-style-asian="normal" style:font-style-complex="normal"/>
    </style:style>
    <style:style style:name="T392" style:family="text">
      <style:text-properties fo:font-style="normal" officeooo:rsid="07228016" style:font-style-asian="normal" style:font-style-complex="normal"/>
    </style:style>
    <style:style style:name="T393" style:family="text">
      <style:text-properties fo:font-style="normal" officeooo:rsid="0792a077" style:font-style-asian="normal" style:font-style-complex="normal"/>
    </style:style>
    <style:style style:name="T394" style:family="text">
      <style:text-properties fo:font-style="normal" officeooo:rsid="063a80b5" style:font-style-asian="normal" style:font-style-complex="normal"/>
    </style:style>
    <style:style style:name="T395" style:family="text">
      <style:text-properties fo:font-style="normal" officeooo:rsid="06c3f3b6" style:font-style-asian="normal" style:font-style-complex="normal"/>
    </style:style>
    <style:style style:name="T396" style:family="text">
      <style:text-properties fo:font-style="normal" officeooo:rsid="06851521" style:font-style-asian="normal" style:font-style-complex="normal"/>
    </style:style>
    <style:style style:name="T397" style:family="text">
      <style:text-properties fo:font-style="normal" officeooo:rsid="06c21060" style:font-style-asian="normal" style:font-style-complex="normal"/>
    </style:style>
    <style:style style:name="T398" style:family="text">
      <style:text-properties fo:font-style="normal" officeooo:rsid="06b9aa42" style:font-style-asian="normal" style:font-style-complex="normal"/>
    </style:style>
    <style:style style:name="T399" style:family="text">
      <style:text-properties fo:font-style="normal" officeooo:rsid="06c104a8" style:font-style-asian="normal" style:font-style-complex="normal"/>
    </style:style>
    <style:style style:name="T400" style:family="text">
      <style:text-properties fo:font-style="normal" officeooo:rsid="06c28d2b" style:font-style-asian="normal" style:font-style-complex="normal"/>
    </style:style>
    <style:style style:name="T401" style:family="text">
      <style:text-properties fo:font-style="normal" officeooo:rsid="06c1c324" style:font-style-asian="normal" style:font-style-complex="normal"/>
    </style:style>
    <style:style style:name="T402" style:family="text">
      <style:text-properties fo:font-style="normal" officeooo:rsid="06c4bb1e" style:font-style-asian="normal" style:font-style-complex="normal"/>
    </style:style>
    <style:style style:name="T403" style:family="text">
      <style:text-properties fo:font-style="normal" officeooo:rsid="06c62605" style:font-style-asian="normal" style:font-style-complex="normal"/>
    </style:style>
    <style:style style:name="T404" style:family="text">
      <style:text-properties fo:font-style="normal" officeooo:rsid="07793b38" style:font-style-asian="normal" style:font-style-complex="normal"/>
    </style:style>
    <style:style style:name="T405" style:family="text">
      <style:text-properties fo:font-style="normal" officeooo:rsid="078efa81" style:font-style-asian="normal" style:font-style-complex="normal"/>
    </style:style>
    <style:style style:name="T406" style:family="text">
      <style:text-properties fo:font-style="normal" officeooo:rsid="06c30e5a" style:font-style-asian="normal" style:font-style-complex="normal"/>
    </style:style>
    <style:style style:name="T407" style:family="text">
      <style:text-properties fo:font-style="normal" officeooo:rsid="07a42383" style:font-style-asian="normal" style:font-style-complex="normal"/>
    </style:style>
    <style:style style:name="T408" style:family="text">
      <style:text-properties fo:font-style="normal" officeooo:rsid="079401c0" style:font-style-asian="normal" style:font-style-complex="normal"/>
    </style:style>
    <style:style style:name="T409" style:family="text">
      <style:text-properties fo:font-style="normal" officeooo:rsid="07b47c0f" style:font-style-asian="normal" style:font-style-complex="normal"/>
    </style:style>
    <style:style style:name="T410" style:family="text">
      <style:text-properties fo:font-style="normal" officeooo:rsid="0791e415" style:font-style-asian="normal" style:font-style-complex="normal"/>
    </style:style>
    <style:style style:name="T411" style:family="text">
      <style:text-properties fo:font-style="normal" officeooo:rsid="06813261" style:font-style-asian="normal" style:font-style-complex="normal"/>
    </style:style>
    <style:style style:name="T412" style:family="text">
      <style:text-properties fo:font-style="normal" officeooo:rsid="0683c9bb" style:font-style-asian="normal" style:font-style-complex="normal"/>
    </style:style>
    <style:style style:name="T413" style:family="text">
      <style:text-properties fo:font-style="normal" officeooo:rsid="063de534" style:font-style-asian="normal" style:font-style-complex="normal"/>
    </style:style>
    <style:style style:name="T414" style:family="text">
      <style:text-properties fo:font-style="normal" officeooo:rsid="0795b277" style:font-style-asian="normal" style:font-style-complex="normal"/>
    </style:style>
    <style:style style:name="T415" style:family="text">
      <style:text-properties fo:font-style="normal" officeooo:rsid="0681f638" style:font-style-asian="normal" style:font-style-complex="normal"/>
    </style:style>
    <style:style style:name="T416" style:family="text">
      <style:text-properties fo:font-style="normal" officeooo:rsid="06833a5f" style:font-style-asian="normal" style:font-style-complex="normal"/>
    </style:style>
    <style:style style:name="T417" style:family="text">
      <style:text-properties fo:font-style="normal" officeooo:rsid="07ad4c28" style:font-style-asian="normal" style:font-style-complex="normal"/>
    </style:style>
    <style:style style:name="T418" style:family="text">
      <style:text-properties fo:font-style="normal" officeooo:rsid="06b7f509" style:font-style-asian="normal" style:font-style-complex="normal"/>
    </style:style>
    <style:style style:name="T419" style:family="text">
      <style:text-properties fo:font-style="normal" officeooo:rsid="06b81289" style:font-style-asian="normal" style:font-style-complex="normal"/>
    </style:style>
    <style:style style:name="T420" style:family="text">
      <style:text-properties fo:font-style="normal" officeooo:rsid="06be5c13" style:font-style-asian="normal" style:font-style-complex="normal"/>
    </style:style>
    <style:style style:name="T421" style:family="text">
      <style:text-properties fo:font-style="normal" officeooo:rsid="06bfc431" style:font-style-asian="normal" style:font-style-complex="normal"/>
    </style:style>
    <style:style style:name="T422" style:family="text">
      <style:text-properties fo:font-style="normal" officeooo:rsid="070f6732" style:font-style-asian="normal" style:font-style-complex="normal"/>
    </style:style>
    <style:style style:name="T423" style:family="text">
      <style:text-properties fo:font-style="normal" officeooo:rsid="06c88b47" style:font-style-asian="normal" style:font-style-complex="normal"/>
    </style:style>
    <style:style style:name="T424" style:family="text">
      <style:text-properties fo:font-style="normal" officeooo:rsid="06cee584" style:font-style-asian="normal" style:font-style-complex="normal"/>
    </style:style>
    <style:style style:name="T425" style:family="text">
      <style:text-properties fo:font-style="normal" officeooo:rsid="06cf4013" style:font-style-asian="normal" style:font-style-complex="normal"/>
    </style:style>
    <style:style style:name="T426" style:family="text">
      <style:text-properties fo:font-style="normal" officeooo:rsid="06cfbb90" style:font-style-asian="normal" style:font-style-complex="normal"/>
    </style:style>
    <style:style style:name="T427" style:family="text">
      <style:text-properties fo:font-style="normal" officeooo:rsid="06cf4c3c" style:font-style-asian="normal" style:font-style-complex="normal"/>
    </style:style>
    <style:style style:name="T428" style:family="text">
      <style:text-properties fo:font-style="normal" officeooo:rsid="07b2fc1c" style:font-style-asian="normal" style:font-style-complex="normal"/>
    </style:style>
    <style:style style:name="T429" style:family="text">
      <style:text-properties fo:font-style="normal" officeooo:rsid="06d8eb05" style:font-style-asian="normal" style:font-style-complex="normal"/>
    </style:style>
    <style:style style:name="T430" style:family="text">
      <style:text-properties fo:font-style="normal" officeooo:rsid="06e133ac" style:font-style-asian="normal" style:font-style-complex="normal"/>
    </style:style>
    <style:style style:name="T431" style:family="text">
      <style:text-properties fo:font-style="normal" officeooo:rsid="07b61e88" style:font-style-asian="normal" style:font-style-complex="normal"/>
    </style:style>
    <style:style style:name="T432" style:family="text">
      <style:text-properties fo:font-style="normal" officeooo:rsid="06d5b9b0" style:font-style-asian="normal" style:font-style-complex="normal"/>
    </style:style>
    <style:style style:name="T433" style:family="text">
      <style:text-properties fo:font-style="normal" officeooo:rsid="06dbc190" style:font-style-asian="normal" style:font-style-complex="normal"/>
    </style:style>
    <style:style style:name="T434" style:family="text">
      <style:text-properties fo:font-style="normal" officeooo:rsid="06e24276" style:font-style-asian="normal" style:font-style-complex="normal"/>
    </style:style>
    <style:style style:name="T435" style:family="text">
      <style:text-properties fo:font-style="normal" officeooo:rsid="06e5f6a2" style:font-style-asian="normal" style:font-style-complex="normal"/>
    </style:style>
    <style:style style:name="T436" style:family="text">
      <style:text-properties fo:font-style="normal" officeooo:rsid="07bb7837" style:font-style-asian="normal" style:font-style-complex="normal"/>
    </style:style>
    <style:style style:name="T437" style:family="text">
      <style:text-properties fo:font-style="normal" officeooo:rsid="06fb9387" style:font-style-asian="normal" style:font-style-complex="normal"/>
    </style:style>
    <style:style style:name="T438" style:family="text">
      <style:text-properties fo:font-style="normal" officeooo:rsid="07be49ac" style:font-style-asian="normal" style:font-style-complex="normal"/>
    </style:style>
    <style:style style:name="T439" style:family="text">
      <style:text-properties fo:font-style="normal" officeooo:rsid="06ec8607" style:font-style-asian="normal" style:font-style-complex="normal"/>
    </style:style>
    <style:style style:name="T440" style:family="text">
      <style:text-properties fo:font-style="normal" officeooo:rsid="0710f5a2" style:font-style-asian="normal" style:font-style-complex="normal"/>
    </style:style>
    <style:style style:name="T441" style:family="text">
      <style:text-properties fo:font-style="normal" officeooo:rsid="07161918" style:font-style-asian="normal" style:font-style-complex="normal"/>
    </style:style>
    <style:style style:name="T442" style:family="text">
      <style:text-properties fo:font-style="normal" officeooo:rsid="05fb994f" style:font-style-asian="normal" style:font-style-complex="normal"/>
    </style:style>
    <style:style style:name="T443" style:family="text">
      <style:text-properties fo:font-style="normal" officeooo:rsid="071714ed" style:font-style-asian="normal" style:font-style-complex="normal"/>
    </style:style>
    <style:style style:name="T444" style:family="text">
      <style:text-properties fo:font-style="normal" officeooo:rsid="0713cff0" style:font-style-asian="normal" style:font-style-complex="normal"/>
    </style:style>
    <style:style style:name="T445" style:family="text">
      <style:text-properties fo:font-style="normal" officeooo:rsid="0715ce59" style:font-style-asian="normal" style:font-style-complex="normal"/>
    </style:style>
    <style:style style:name="T446" style:family="text">
      <style:text-properties fo:font-style="normal" officeooo:rsid="071734dc" style:font-style-asian="normal" style:font-style-complex="normal"/>
    </style:style>
    <style:style style:name="T447" style:family="text">
      <style:text-properties fo:font-style="normal" officeooo:rsid="0714a6a9" style:font-style-asian="normal" style:font-style-complex="normal"/>
    </style:style>
    <style:style style:name="T448" style:family="text">
      <style:text-properties fo:font-style="normal" officeooo:rsid="07169265" style:font-style-asian="normal" style:font-style-complex="normal"/>
    </style:style>
    <style:style style:name="T449" style:family="text">
      <style:text-properties fo:font-style="normal" officeooo:rsid="07c026eb" style:font-style-asian="normal" style:font-style-complex="normal"/>
    </style:style>
    <style:style style:name="T450" style:family="text">
      <style:text-properties fo:font-style="normal" officeooo:rsid="071921cf" style:font-style-asian="normal" style:font-style-complex="normal"/>
    </style:style>
    <style:style style:name="T451" style:family="text">
      <style:text-properties fo:font-style="normal" officeooo:rsid="07c1a118" style:font-style-asian="normal" style:font-style-complex="normal"/>
    </style:style>
    <style:style style:name="T452" style:family="text">
      <style:text-properties fo:font-style="normal" officeooo:rsid="06da3586" style:font-style-asian="normal" style:font-style-complex="normal"/>
    </style:style>
    <style:style style:name="T453" style:family="text">
      <style:text-properties fo:font-style="normal" officeooo:rsid="071e238e" style:font-style-asian="normal" style:font-style-complex="normal"/>
    </style:style>
    <style:style style:name="T454" style:family="text">
      <style:text-properties fo:font-style="normal" officeooo:rsid="0702067e" style:font-style-asian="normal" style:font-style-complex="normal"/>
    </style:style>
    <style:style style:name="T455" style:family="text">
      <style:text-properties fo:font-style="normal" officeooo:rsid="06ed2c4e" style:font-style-asian="normal" style:font-style-complex="normal"/>
    </style:style>
    <style:style style:name="T456" style:family="text">
      <style:text-properties fo:font-style="normal" officeooo:rsid="07035512" style:font-style-asian="normal" style:font-style-complex="normal"/>
    </style:style>
    <style:style style:name="T457" style:family="text">
      <style:text-properties fo:font-style="normal" officeooo:rsid="06f5969b" style:font-style-asian="normal" style:font-style-complex="normal"/>
    </style:style>
    <style:style style:name="T458" style:family="text">
      <style:text-properties fo:font-style="normal" officeooo:rsid="06eb387d" style:font-style-asian="normal" style:font-style-complex="normal"/>
    </style:style>
    <style:style style:name="T459" style:family="text">
      <style:text-properties fo:font-style="normal" officeooo:rsid="06ec01a8" style:font-style-asian="normal" style:font-style-complex="normal"/>
    </style:style>
    <style:style style:name="T460" style:family="text">
      <style:text-properties fo:font-style="normal" officeooo:rsid="06ec0299" style:font-style-asian="normal" style:font-style-complex="normal"/>
    </style:style>
    <style:style style:name="T461" style:family="text">
      <style:text-properties fo:font-style="normal" officeooo:rsid="0724ffcd" style:font-style-asian="normal" style:font-style-complex="normal"/>
    </style:style>
    <style:style style:name="T462" style:family="text">
      <style:text-properties fo:font-style="normal" officeooo:rsid="07267c5b" style:font-style-asian="normal" style:font-style-complex="normal"/>
    </style:style>
    <style:style style:name="T463" style:family="text">
      <style:text-properties fo:font-style="normal" officeooo:rsid="072c15f1" style:font-style-asian="normal" style:font-style-complex="normal"/>
    </style:style>
    <style:style style:name="T464" style:family="text">
      <style:text-properties fo:font-style="normal" officeooo:rsid="07cb586d" style:font-style-asian="normal" style:font-style-complex="normal"/>
    </style:style>
    <style:style style:name="T465" style:family="text">
      <style:text-properties fo:font-style="normal" officeooo:rsid="073086e4" style:font-style-asian="normal" style:font-style-complex="normal"/>
    </style:style>
    <style:style style:name="T466" style:family="text">
      <style:text-properties fo:font-style="normal" officeooo:rsid="07cb8988" style:font-style-asian="normal" style:font-style-complex="normal"/>
    </style:style>
    <style:style style:name="T467" style:family="text">
      <style:text-properties fo:font-style="normal" officeooo:rsid="072c3e18" style:font-style-asian="normal" style:font-style-complex="normal"/>
    </style:style>
    <style:style style:name="T468" style:family="text">
      <style:text-properties fo:font-style="normal" officeooo:rsid="07cd9e6c" style:font-style-asian="normal" style:font-style-complex="normal"/>
    </style:style>
    <style:style style:name="T469" style:family="text">
      <style:text-properties fo:font-style="normal" officeooo:rsid="07424aba" style:font-style-asian="normal" style:font-style-complex="normal"/>
    </style:style>
    <style:style style:name="T470" style:family="text">
      <style:text-properties fo:font-style="normal" officeooo:rsid="07428df0" style:font-style-asian="normal" style:font-style-complex="normal"/>
    </style:style>
    <style:style style:name="T471" style:family="text">
      <style:text-properties fo:font-style="normal" officeooo:rsid="074332db" style:font-style-asian="normal" style:font-style-complex="normal"/>
    </style:style>
    <style:style style:name="T472" style:family="text">
      <style:text-properties fo:font-style="normal" officeooo:rsid="07cfe1b3" style:font-style-asian="normal" style:font-style-complex="normal"/>
    </style:style>
    <style:style style:name="T473" style:family="text">
      <style:text-properties fo:font-style="normal" officeooo:rsid="074489b5" style:font-style-asian="normal" style:font-style-complex="normal"/>
    </style:style>
    <style:style style:name="T474" style:family="text">
      <style:text-properties fo:font-style="normal" officeooo:rsid="07d16452" style:font-style-asian="normal" style:font-style-complex="normal"/>
    </style:style>
    <style:style style:name="T475" style:family="text">
      <style:text-properties fo:font-style="normal" officeooo:rsid="07456381" style:font-style-asian="normal" style:font-style-complex="normal"/>
    </style:style>
    <style:style style:name="T476" style:family="text">
      <style:text-properties fo:font-style="normal" officeooo:rsid="073ebb76" style:font-style-asian="normal" style:font-style-complex="normal"/>
    </style:style>
    <style:style style:name="T477" style:family="text">
      <style:text-properties fo:font-style="normal" officeooo:rsid="07dac6b2" style:font-style-asian="normal" style:font-style-complex="normal"/>
    </style:style>
    <style:style style:name="T478" style:family="text">
      <style:text-properties fo:font-style="normal" officeooo:rsid="07d2dc7a" style:font-style-asian="normal" style:font-style-complex="normal"/>
    </style:style>
    <style:style style:name="T479" style:family="text">
      <style:text-properties fo:font-style="normal" officeooo:rsid="142220b4" style:font-style-asian="normal" style:font-style-complex="normal"/>
    </style:style>
    <style:style style:name="T480" style:family="text">
      <style:text-properties fo:font-style="normal" officeooo:rsid="14256af6" style:font-style-asian="normal" style:font-style-complex="normal"/>
    </style:style>
    <style:style style:name="T481" style:family="text">
      <style:text-properties fo:font-style="normal" officeooo:rsid="14245229" style:font-style-asian="normal" style:font-style-complex="normal"/>
    </style:style>
    <style:style style:name="T482" style:family="text">
      <style:text-properties fo:font-style="normal" officeooo:rsid="1427ea5d" style:font-style-asian="normal" style:font-style-complex="normal"/>
    </style:style>
    <style:style style:name="T483" style:family="text">
      <style:text-properties fo:font-style="normal" officeooo:rsid="14052f0b" style:font-style-asian="normal" style:font-style-complex="normal"/>
    </style:style>
    <style:style style:name="T484" style:family="text">
      <style:text-properties fo:font-style="normal" officeooo:rsid="14dc395c" style:font-style-asian="normal" style:font-style-complex="normal"/>
    </style:style>
    <style:style style:name="T485" style:family="text">
      <style:text-properties fo:font-style="normal" officeooo:rsid="14a6d53d" style:font-style-asian="normal" style:font-style-complex="normal"/>
    </style:style>
    <style:style style:name="T486" style:family="text">
      <style:text-properties fo:font-style="normal" officeooo:rsid="14b49fa1" style:font-style-asian="normal" style:font-style-complex="normal"/>
    </style:style>
    <style:style style:name="T487" style:family="text">
      <style:text-properties fo:font-style="normal" officeooo:rsid="14b621cc" style:font-style-asian="normal" style:font-style-complex="normal"/>
    </style:style>
    <style:style style:name="T488" style:family="text">
      <style:text-properties fo:font-style="normal" officeooo:rsid="14a2bfb5" style:font-style-asian="normal" style:font-style-complex="normal"/>
    </style:style>
    <style:style style:name="T489" style:family="text">
      <style:text-properties fo:font-style="normal" officeooo:rsid="14a46d87" style:font-style-asian="normal" style:font-style-complex="normal"/>
    </style:style>
    <style:style style:name="T490" style:family="text">
      <style:text-properties fo:font-style="normal" officeooo:rsid="14debc6e" style:font-style-asian="normal" style:font-style-complex="normal"/>
    </style:style>
    <style:style style:name="T491" style:family="text">
      <style:text-properties fo:font-style="normal" officeooo:rsid="14ab6b2d" style:font-style-asian="normal" style:font-style-complex="normal"/>
    </style:style>
    <style:style style:name="T492" style:family="text">
      <style:text-properties fo:font-style="normal" officeooo:rsid="14ad1703" style:font-style-asian="normal" style:font-style-complex="normal"/>
    </style:style>
    <style:style style:name="T493" style:family="text">
      <style:text-properties fo:font-style="normal" officeooo:rsid="14e779ca" style:font-style-asian="normal" style:font-style-complex="normal"/>
    </style:style>
    <style:style style:name="T494" style:family="text">
      <style:text-properties fo:font-style="normal" officeooo:rsid="13b10cbc" style:font-style-asian="normal" style:font-style-complex="normal"/>
    </style:style>
    <style:style style:name="T495" style:family="text">
      <style:text-properties fo:font-style="normal" officeooo:rsid="152d5918" style:font-style-asian="normal" style:font-style-complex="normal"/>
    </style:style>
    <style:style style:name="T496" style:family="text">
      <style:text-properties fo:font-style="normal" officeooo:rsid="15db31d1" style:font-style-asian="normal" style:font-style-complex="normal"/>
    </style:style>
    <style:style style:name="T497" style:family="text">
      <style:text-properties fo:font-style="normal" officeooo:rsid="13a2e8e7" style:font-style-asian="normal" style:font-style-complex="normal"/>
    </style:style>
    <style:style style:name="T498" style:family="text">
      <style:text-properties fo:font-style="normal" officeooo:rsid="13e0540a" style:font-style-asian="normal" style:font-style-complex="normal"/>
    </style:style>
    <style:style style:name="T499" style:family="text">
      <style:text-properties fo:font-style="normal" officeooo:rsid="13e8c8b5" style:font-style-asian="normal" style:font-style-complex="normal"/>
    </style:style>
    <style:style style:name="T500" style:family="text">
      <style:text-properties fo:font-style="normal" officeooo:rsid="13e73598" style:font-style-asian="normal" style:font-style-complex="normal"/>
    </style:style>
    <style:style style:name="T501" style:family="text">
      <style:text-properties fo:font-style="normal" officeooo:rsid="152ebd51" style:font-style-asian="normal" style:font-style-complex="normal"/>
    </style:style>
    <style:style style:name="T502" style:family="text">
      <style:text-properties fo:font-style="normal" officeooo:rsid="140e37fc" style:font-style-asian="normal" style:font-style-complex="normal"/>
    </style:style>
    <style:style style:name="T503" style:family="text">
      <style:text-properties fo:font-style="normal" officeooo:rsid="0d86e289" style:font-style-asian="normal" style:font-style-complex="normal"/>
    </style:style>
    <style:style style:name="T504" style:family="text">
      <style:text-properties fo:font-style="normal" officeooo:rsid="0d52cc2c" style:font-style-asian="normal" style:font-style-complex="normal"/>
    </style:style>
    <style:style style:name="T505" style:family="text">
      <style:text-properties fo:font-style="normal" officeooo:rsid="150e47db" style:font-style-asian="normal" style:font-style-complex="normal"/>
    </style:style>
    <style:style style:name="T506" style:family="text">
      <style:text-properties fo:font-style="normal" officeooo:rsid="15c31d1c" style:font-style-asian="normal" style:font-style-complex="normal"/>
    </style:style>
    <style:style style:name="T507" style:family="text">
      <style:text-properties fo:font-style="normal" officeooo:rsid="15126135" style:font-style-asian="normal" style:font-style-complex="normal"/>
    </style:style>
    <style:style style:name="T508" style:family="text">
      <style:text-properties fo:font-style="normal" officeooo:rsid="15c4742f" style:font-style-asian="normal" style:font-style-complex="normal"/>
    </style:style>
    <style:style style:name="T509" style:family="text">
      <style:text-properties fo:font-style="normal" officeooo:rsid="1513da19" style:font-style-asian="normal" style:font-style-complex="normal"/>
    </style:style>
    <style:style style:name="T510" style:family="text">
      <style:text-properties fo:font-style="normal" officeooo:rsid="152fb8ff" style:font-style-asian="normal" style:font-style-complex="normal"/>
    </style:style>
    <style:style style:name="T511" style:family="text">
      <style:text-properties fo:font-style="normal" officeooo:rsid="0d7362c4" style:font-style-asian="normal" style:font-style-complex="normal"/>
    </style:style>
    <style:style style:name="T512" style:family="text">
      <style:text-properties fo:font-style="normal" officeooo:rsid="151de763" style:font-style-asian="normal" style:font-style-complex="normal"/>
    </style:style>
    <style:style style:name="T513" style:family="text">
      <style:text-properties fo:font-style="normal" officeooo:rsid="14d9ab12" style:font-style-asian="normal" style:font-style-complex="normal"/>
    </style:style>
    <style:style style:name="T514" style:family="text">
      <style:text-properties fo:font-style="normal" officeooo:rsid="13eb767d" style:font-style-asian="normal" style:font-style-complex="normal"/>
    </style:style>
    <style:style style:name="T515" style:family="text">
      <style:text-properties fo:font-style="normal" officeooo:rsid="13ee209f" style:font-style-asian="normal" style:font-style-complex="normal"/>
    </style:style>
    <style:style style:name="T516" style:family="text">
      <style:text-properties fo:font-style="normal" officeooo:rsid="14c8ad01" style:font-style-asian="normal" style:font-style-complex="normal"/>
    </style:style>
    <style:style style:name="T517" style:family="text">
      <style:text-properties fo:font-style="normal" officeooo:rsid="15686745" style:font-style-asian="normal" style:font-style-complex="normal"/>
    </style:style>
    <style:style style:name="T518" style:family="text">
      <style:text-properties fo:font-style="normal" officeooo:rsid="1410b4c0" style:font-style-asian="normal" style:font-style-complex="normal"/>
    </style:style>
    <style:style style:name="T519" style:family="text">
      <style:text-properties fo:font-style="normal" officeooo:rsid="1479a677" style:font-style-asian="normal" style:font-style-complex="normal"/>
    </style:style>
    <style:style style:name="T520" style:family="text">
      <style:text-properties fo:font-style="normal" officeooo:rsid="14c4408b" style:font-style-asian="normal" style:font-style-complex="normal"/>
    </style:style>
    <style:style style:name="T521" style:family="text">
      <style:text-properties fo:font-style="normal" officeooo:rsid="13af2e8e" style:font-style-asian="normal" style:font-style-complex="normal"/>
    </style:style>
    <style:style style:name="T522" style:family="text">
      <style:text-properties fo:font-style="normal" officeooo:rsid="14ca826f" style:font-style-asian="normal" style:font-style-complex="normal"/>
    </style:style>
    <style:style style:name="T523" style:family="text">
      <style:text-properties fo:font-style="normal" officeooo:rsid="1566966c" style:font-style-asian="normal" style:font-style-complex="normal"/>
    </style:style>
    <style:style style:name="T524" style:family="text">
      <style:text-properties fo:font-style="normal" officeooo:rsid="149f0d33" style:font-style-asian="normal" style:font-style-complex="normal"/>
    </style:style>
    <style:style style:name="T525" style:family="text">
      <style:text-properties fo:font-style="normal" officeooo:rsid="1482ee20" style:font-style-asian="normal" style:font-style-complex="normal"/>
    </style:style>
    <style:style style:name="T526" style:family="text">
      <style:text-properties fo:font-style="normal" officeooo:rsid="149ff21f" style:font-style-asian="normal" style:font-style-complex="normal"/>
    </style:style>
    <style:style style:name="T527" style:family="text">
      <style:text-properties fo:font-style="normal" officeooo:rsid="14c8ada9" style:font-style-asian="normal" style:font-style-complex="normal"/>
    </style:style>
    <style:style style:name="T528" style:family="text">
      <style:text-properties fo:font-style="normal" officeooo:rsid="41582817" style:font-style-asian="normal" style:font-style-complex="normal"/>
    </style:style>
    <style:style style:name="T529" style:family="text">
      <style:text-properties fo:font-style="normal" officeooo:rsid="4297f1d7" style:font-style-asian="normal" style:font-style-complex="normal"/>
    </style:style>
    <style:style style:name="T530" style:family="text">
      <style:text-properties fo:font-style="normal" officeooo:rsid="43824b01" style:font-style-asian="normal" style:font-style-complex="normal"/>
    </style:style>
    <style:style style:name="T531" style:family="text">
      <style:text-properties fo:font-style="normal" officeooo:rsid="43f9f582" style:font-style-asian="normal" style:font-style-complex="normal"/>
    </style:style>
    <style:style style:name="T532" style:family="text">
      <style:text-properties fo:font-style="normal" officeooo:rsid="440f6fab" style:font-style-asian="normal" style:font-style-complex="normal"/>
    </style:style>
    <style:style style:name="T533" style:family="text">
      <style:text-properties fo:font-style="normal" officeooo:rsid="4473f99c" style:font-style-asian="normal" style:font-style-complex="normal"/>
    </style:style>
    <style:style style:name="T534" style:family="text">
      <style:text-properties fo:font-style="normal" officeooo:rsid="448d6cd4" style:font-style-asian="normal" style:font-style-complex="normal"/>
    </style:style>
    <style:style style:name="T535" style:family="text">
      <style:text-properties fo:font-style="normal" officeooo:rsid="44bb1ff5" style:font-style-asian="normal" style:font-style-complex="normal"/>
    </style:style>
    <style:style style:name="T536" style:family="text">
      <style:text-properties fo:font-style="normal" officeooo:rsid="44be37b1" style:font-style-asian="normal" style:font-style-complex="normal"/>
    </style:style>
    <style:style style:name="T537" style:family="text">
      <style:text-properties fo:font-style="normal" officeooo:rsid="44cf40f8" style:font-style-asian="normal" style:font-style-complex="normal"/>
    </style:style>
    <style:style style:name="T538" style:family="text">
      <style:text-properties fo:font-style="normal" officeooo:rsid="456e94ef" style:font-style-asian="normal" style:font-style-complex="normal"/>
    </style:style>
    <style:style style:name="T539" style:family="text">
      <style:text-properties fo:font-style="normal" officeooo:rsid="4623b1b9" style:font-style-asian="normal" style:font-style-complex="normal"/>
    </style:style>
    <style:style style:name="T540" style:family="text">
      <style:text-properties fo:font-style="normal" officeooo:rsid="4691afad" style:font-style-asian="normal" style:font-style-complex="normal"/>
    </style:style>
    <style:style style:name="T541" style:family="text">
      <style:text-properties fo:font-style="normal" officeooo:rsid="469af6c6" style:font-style-asian="normal" style:font-style-complex="normal"/>
    </style:style>
    <style:style style:name="T542" style:family="text">
      <style:text-properties fo:font-style="normal" officeooo:rsid="46d6600e" style:font-style-asian="normal" style:font-style-complex="normal"/>
    </style:style>
    <style:style style:name="T543" style:family="text">
      <style:text-properties fo:font-style="normal" officeooo:rsid="46d8c836" style:font-style-asian="normal" style:font-style-complex="normal"/>
    </style:style>
    <style:style style:name="T544" style:family="text">
      <style:text-properties fo:font-style="normal" officeooo:rsid="161b024d" style:font-style-asian="normal" style:font-style-complex="normal"/>
    </style:style>
    <style:style style:name="T545" style:family="text">
      <style:text-properties fo:font-style="normal" officeooo:rsid="473db4f8" style:font-style-asian="normal" style:font-style-complex="normal"/>
    </style:style>
    <style:style style:name="T546" style:family="text">
      <style:text-properties fo:font-style="normal" officeooo:rsid="4740573f" style:font-style-asian="normal" style:font-style-complex="normal"/>
    </style:style>
    <style:style style:name="T547" style:family="text">
      <style:text-properties fo:font-style="normal" officeooo:rsid="14851ed8" style:font-style-asian="normal" style:font-style-complex="normal"/>
    </style:style>
    <style:style style:name="T548" style:family="text">
      <style:text-properties fo:font-style="normal" officeooo:rsid="4740f18a" style:font-style-asian="normal" style:font-style-complex="normal"/>
    </style:style>
    <style:style style:name="T549" style:family="text">
      <style:text-properties fo:font-style="normal" officeooo:rsid="47425a59" style:font-style-asian="normal" style:font-style-complex="normal"/>
    </style:style>
    <style:style style:name="T550" style:family="text">
      <style:text-properties fo:font-style="normal" officeooo:rsid="16489aa3" style:font-style-asian="normal" style:font-style-complex="normal"/>
    </style:style>
    <style:style style:name="T551" style:family="text">
      <style:text-properties fo:font-style="normal" officeooo:rsid="47472b07" style:font-style-asian="normal" style:font-style-complex="normal"/>
    </style:style>
    <style:style style:name="T552" style:family="text">
      <style:text-properties fo:font-style="normal" officeooo:rsid="1501b542" style:font-style-asian="normal" style:font-style-complex="normal"/>
    </style:style>
    <style:style style:name="T553" style:family="text">
      <style:text-properties fo:font-style="normal" officeooo:rsid="471b1bea" style:font-style-asian="normal" style:font-style-complex="normal"/>
    </style:style>
    <style:style style:name="T554" style:family="text">
      <style:text-properties fo:font-style="normal" style:text-underline-style="none" style:font-style-asian="normal" style:font-style-complex="normal"/>
    </style:style>
    <style:style style:name="T555" style:family="text">
      <style:text-properties fo:font-style="normal" style:text-underline-style="none" officeooo:rsid="417c9df5" style:font-style-asian="normal" style:font-style-complex="normal"/>
    </style:style>
    <style:style style:name="T556" style:family="text">
      <style:text-properties fo:font-style="normal" style:text-underline-style="none" officeooo:rsid="426c3f6e" style:font-style-asian="normal" style:font-style-complex="normal"/>
    </style:style>
    <style:style style:name="T557" style:family="text">
      <style:text-properties fo:font-style="normal" style:text-underline-style="none" officeooo:rsid="426e28be" style:font-style-asian="normal" style:font-style-complex="normal"/>
    </style:style>
    <style:style style:name="T558" style:family="text">
      <style:text-properties fo:font-style="normal" style:text-underline-style="none" officeooo:rsid="22f7ad49" style:font-style-asian="normal" style:font-style-complex="normal"/>
    </style:style>
    <style:style style:name="T559" style:family="text">
      <style:text-properties fo:font-style="normal" style:text-underline-style="none" officeooo:rsid="44768436" style:font-style-asian="normal" style:font-style-complex="normal"/>
    </style:style>
    <style:style style:name="T560" style:family="text">
      <style:text-properties fo:font-style="normal" style:text-underline-style="none" officeooo:rsid="426adf97" style:font-style-asian="normal" style:font-style-complex="normal"/>
    </style:style>
    <style:style style:name="T561" style:family="text">
      <style:text-properties fo:font-style="normal" style:text-underline-style="none" officeooo:rsid="41582817" style:font-style-asian="normal" style:font-style-complex="normal"/>
    </style:style>
    <style:style style:name="T562" style:family="text">
      <style:text-properties fo:font-style="normal" fo:font-weight="bold" officeooo:rsid="06c30e5a" style:font-style-asian="normal" style:font-weight-asian="bold" style:font-style-complex="normal" style:font-weight-complex="bold"/>
    </style:style>
    <style:style style:name="T563" style:family="text">
      <style:text-properties fo:font-style="normal" fo:font-weight="bold" officeooo:rsid="4424b05c" style:font-style-asian="normal" style:font-weight-asian="bold" style:font-style-complex="normal" style:font-weight-complex="bold"/>
    </style:style>
    <style:style style:name="T564" style:family="text">
      <style:text-properties fo:font-style="normal" fo:font-weight="normal" officeooo:rsid="2b0a79aa" style:font-style-asian="normal" style:font-weight-asian="normal" style:font-style-complex="normal" style:font-weight-complex="normal"/>
    </style:style>
    <style:style style:name="T565" style:family="text">
      <style:text-properties fo:font-style="normal" fo:font-weight="normal" officeooo:rsid="2b0b9663" style:font-style-asian="normal" style:font-weight-asian="normal" style:font-style-complex="normal" style:font-weight-complex="normal"/>
    </style:style>
    <style:style style:name="T566" style:family="text">
      <style:text-properties fo:font-style="normal" fo:font-weight="normal" officeooo:rsid="4424b05c" style:font-style-asian="normal" style:font-weight-asian="normal" style:font-style-complex="normal" style:font-weight-complex="normal"/>
    </style:style>
    <style:style style:name="T567" style:family="text">
      <style:text-properties fo:font-style="normal" fo:font-weight="normal" officeooo:rsid="44599135" style:font-style-asian="normal" style:font-weight-asian="normal" style:font-style-complex="normal" style:font-weight-complex="normal"/>
    </style:style>
    <style:style style:name="T568" style:family="text">
      <style:text-properties fo:font-style="normal" fo:font-weight="normal" officeooo:rsid="44d7496f" style:font-style-asian="normal" style:font-weight-asian="normal" style:font-style-complex="normal" style:font-weight-complex="normal"/>
    </style:style>
    <style:style style:name="T569" style:family="text">
      <style:text-properties officeooo:rsid="40ec13cf"/>
    </style:style>
    <style:style style:name="T570" style:family="text">
      <style:text-properties officeooo:rsid="41182599"/>
    </style:style>
    <style:style style:name="T571" style:family="text">
      <style:text-properties officeooo:rsid="41250703"/>
    </style:style>
    <style:style style:name="T572" style:family="text">
      <style:text-properties officeooo:rsid="41261fb4"/>
    </style:style>
    <style:style style:name="T573" style:family="text">
      <style:text-properties officeooo:rsid="4127ad25"/>
    </style:style>
    <style:style style:name="T574" style:family="text">
      <style:text-properties officeooo:rsid="412d36c9"/>
    </style:style>
    <style:style style:name="T575" style:family="text">
      <style:text-properties officeooo:rsid="41332f71"/>
    </style:style>
    <style:style style:name="T576" style:family="text">
      <style:text-properties officeooo:rsid="413be340"/>
    </style:style>
    <style:style style:name="T577" style:family="text">
      <style:text-properties officeooo:rsid="413d59bb"/>
    </style:style>
    <style:style style:name="T578" style:family="text">
      <style:text-properties officeooo:rsid="41405f4f"/>
    </style:style>
    <style:style style:name="T579" style:family="text">
      <style:text-properties officeooo:rsid="414246e7"/>
    </style:style>
    <style:style style:name="T580" style:family="text">
      <style:text-properties officeooo:rsid="41441f56"/>
    </style:style>
    <style:style style:name="T581" style:family="text">
      <style:text-properties officeooo:rsid="41446aab"/>
    </style:style>
    <style:style style:name="T582" style:family="text">
      <style:text-properties officeooo:rsid="22d6a232"/>
    </style:style>
    <style:style style:name="T583" style:family="text">
      <style:text-properties officeooo:rsid="41477c4c"/>
    </style:style>
    <style:style style:name="T584" style:family="text">
      <style:text-properties officeooo:rsid="414a3527"/>
    </style:style>
    <style:style style:name="T585" style:family="text">
      <style:text-properties officeooo:rsid="414db2d0"/>
    </style:style>
    <style:style style:name="T586" style:family="text">
      <style:text-properties officeooo:rsid="414f9ab3"/>
    </style:style>
    <style:style style:name="T587" style:family="text">
      <style:text-properties officeooo:rsid="4163a7d1"/>
    </style:style>
    <style:style style:name="T588" style:family="text">
      <style:text-properties officeooo:rsid="41468b36"/>
    </style:style>
    <style:style style:name="T589" style:family="text">
      <style:text-properties officeooo:rsid="41751f1c"/>
    </style:style>
    <style:style style:name="T590" style:family="text">
      <style:text-properties officeooo:rsid="0e7f75d0"/>
    </style:style>
    <style:style style:name="T591" style:family="text">
      <style:text-properties officeooo:rsid="0e7e826d"/>
    </style:style>
    <style:style style:name="T592" style:family="text">
      <style:text-properties officeooo:rsid="417b4d53"/>
    </style:style>
    <style:style style:name="T593" style:family="text">
      <style:text-properties style:text-underline-style="none"/>
    </style:style>
    <style:style style:name="T594" style:family="text">
      <style:text-properties style:text-underline-style="none" officeooo:rsid="417b4d53"/>
    </style:style>
    <style:style style:name="T595" style:family="text">
      <style:text-properties style:text-underline-style="none" officeooo:rsid="41bf3d48"/>
    </style:style>
    <style:style style:name="T596" style:family="text">
      <style:text-properties style:text-underline-style="none" officeooo:rsid="41c9826c"/>
    </style:style>
    <style:style style:name="T597" style:family="text">
      <style:text-properties style:text-underline-style="none" officeooo:rsid="41bb0177"/>
    </style:style>
    <style:style style:name="T598" style:family="text">
      <style:text-properties style:text-underline-style="none" officeooo:rsid="428a5d7f"/>
    </style:style>
    <style:style style:name="T599" style:family="text">
      <style:text-properties style:text-underline-style="none" officeooo:rsid="428433a0"/>
    </style:style>
    <style:style style:name="T600" style:family="text">
      <style:text-properties style:text-underline-style="none" officeooo:rsid="4283adc7"/>
    </style:style>
    <style:style style:name="T601" style:family="text">
      <style:text-properties style:text-underline-style="none" officeooo:rsid="431a4917"/>
    </style:style>
    <style:style style:name="T602" style:family="text">
      <style:text-properties style:text-underline-style="none" officeooo:rsid="4361cc9f"/>
    </style:style>
    <style:style style:name="T603" style:family="text">
      <style:text-properties officeooo:rsid="417f6e12"/>
    </style:style>
    <style:style style:name="T604" style:family="text">
      <style:text-properties officeooo:rsid="4189ee8d"/>
    </style:style>
    <style:style style:name="T605" style:family="text">
      <style:text-properties officeooo:rsid="16096a70"/>
    </style:style>
    <style:style style:name="T606" style:family="text">
      <style:text-properties officeooo:rsid="16216193"/>
    </style:style>
    <style:style style:name="T607" style:family="text">
      <style:text-properties officeooo:rsid="16207028"/>
    </style:style>
    <style:style style:name="T608" style:family="text">
      <style:text-properties officeooo:rsid="161e58b1"/>
    </style:style>
    <style:style style:name="T609" style:family="text">
      <style:text-properties officeooo:rsid="161b024d"/>
    </style:style>
    <style:style style:name="T610" style:family="text">
      <style:text-properties officeooo:rsid="41943a51"/>
    </style:style>
    <style:style style:name="T611" style:family="text">
      <style:text-properties fo:color="#ff6400"/>
    </style:style>
    <style:style style:name="T612" style:family="text">
      <style:text-properties fo:color="#ff6400" fo:font-style="normal" officeooo:rsid="41943a51" style:font-style-asian="normal" style:font-style-complex="normal"/>
    </style:style>
    <style:style style:name="T613" style:family="text">
      <style:text-properties fo:color="#ff6400" style:text-underline-style="none" officeooo:rsid="41bb0177"/>
    </style:style>
    <style:style style:name="T614" style:family="text">
      <style:text-properties fo:color="#ff6400" officeooo:rsid="429e2dc4"/>
    </style:style>
    <style:style style:name="T615"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16"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7"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18"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19"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20" style:family="text">
      <style:text-properties fo:color="#ff6400" officeooo:rsid="44114e8f"/>
    </style:style>
    <style:style style:name="T621" style:family="text">
      <style:text-properties fo:color="#ff6400" officeooo:rsid="4432a080"/>
    </style:style>
    <style:style style:name="T622" style:family="text">
      <style:text-properties fo:color="#ff6400" fo:letter-spacing="0.009cm" fo:language="cs" fo:country="CZ" fo:font-style="normal" officeooo:rsid="285c2fe7" style:language-asian="cs" style:country-asian="CZ" style:font-style-asian="normal" style:font-style-complex="normal"/>
    </style:style>
    <style:style style:name="T623" style:family="text">
      <style:text-properties fo:color="#6482ff" officeooo:rsid="41943a51"/>
    </style:style>
    <style:style style:name="T624" style:family="text">
      <style:text-properties fo:color="#6482ff" fo:font-size="9.5pt" fo:letter-spacing="0.009cm" fo:language="cs" fo:country="CZ" officeooo:rsid="44a1d1af" style:font-size-asian="9.5pt" style:language-asian="cs" style:country-asian="CZ"/>
    </style:style>
    <style:style style:name="T625" style:family="text">
      <style:text-properties fo:color="#6482ff" fo:letter-spacing="0.009cm" fo:language="cs" fo:country="CZ" style:language-asian="cs" style:country-asian="CZ"/>
    </style:style>
    <style:style style:name="T626" style:family="text">
      <style:text-properties fo:color="#6482ff" fo:language="cs" fo:country="CZ" officeooo:rsid="41943a51" style:language-asian="cs" style:country-asian="CZ"/>
    </style:style>
    <style:style style:name="T627" style:family="text">
      <style:text-properties fo:color="#6482ff" style:text-line-through-style="none" style:text-line-through-type="none" fo:language="cs" fo:country="CZ" officeooo:rsid="41943a51" style:language-asian="cs" style:country-asian="CZ"/>
    </style:style>
    <style:style style:name="T628" style:family="text">
      <style:text-properties officeooo:rsid="4196f96e"/>
    </style:style>
    <style:style style:name="T629" style:family="text">
      <style:text-properties fo:color="#c86400" officeooo:rsid="4196f96e"/>
    </style:style>
    <style:style style:name="T630" style:family="text">
      <style:text-properties officeooo:rsid="4196fa6e"/>
    </style:style>
    <style:style style:name="T631" style:family="text">
      <style:text-properties officeooo:rsid="419a37b8"/>
    </style:style>
    <style:style style:name="T632" style:family="text">
      <style:text-properties officeooo:rsid="419cb3a6"/>
    </style:style>
    <style:style style:name="T633" style:family="text">
      <style:text-properties officeooo:rsid="41a3931a"/>
    </style:style>
    <style:style style:name="T634" style:family="text">
      <style:text-properties officeooo:rsid="41b1ee99"/>
    </style:style>
    <style:style style:name="T635" style:family="text">
      <style:text-properties officeooo:rsid="41b3d638"/>
    </style:style>
    <style:style style:name="T636" style:family="text">
      <style:text-properties officeooo:rsid="41b5ac07"/>
    </style:style>
    <style:style style:name="T637" style:family="text">
      <style:text-properties officeooo:rsid="41bb0177"/>
    </style:style>
    <style:style style:name="T638" style:family="text">
      <style:text-properties fo:color="#00c8ff" style:text-underline-style="none"/>
    </style:style>
    <style:style style:name="T639"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40" style:family="text">
      <style:text-properties fo:color="#00c8ff" officeooo:rsid="45090359"/>
    </style:style>
    <style:style style:name="T641" style:family="text">
      <style:text-properties officeooo:rsid="41bdb093"/>
    </style:style>
    <style:style style:name="T642" style:family="text">
      <style:text-properties fo:language="cs" fo:country="CZ"/>
    </style:style>
    <style:style style:name="T643" style:family="text">
      <style:text-properties fo:language="cs" fo:country="CZ" style:language-asian="cs" style:country-asian="CZ"/>
    </style:style>
    <style:style style:name="T644" style:family="text">
      <style:text-properties fo:language="cs" fo:country="CZ" officeooo:rsid="3eb4b392" style:language-asian="cs" style:country-asian="CZ"/>
    </style:style>
    <style:style style:name="T645" style:family="text">
      <style:text-properties fo:language="cs" fo:country="CZ" officeooo:rsid="2059a202" style:language-asian="cs" style:country-asian="CZ"/>
    </style:style>
    <style:style style:name="T646" style:family="text">
      <style:text-properties fo:language="cs" fo:country="CZ" officeooo:rsid="41c29e2b" style:language-asian="cs" style:country-asian="CZ"/>
    </style:style>
    <style:style style:name="T647" style:family="text">
      <style:text-properties fo:language="cs" fo:country="CZ" officeooo:rsid="425e8107" style:language-asian="cs" style:country-asian="CZ"/>
    </style:style>
    <style:style style:name="T648" style:family="text">
      <style:text-properties fo:language="cs" fo:country="CZ" officeooo:rsid="42645b8b" style:language-asian="cs" style:country-asian="CZ"/>
    </style:style>
    <style:style style:name="T649" style:family="text">
      <style:text-properties fo:language="cs" fo:country="CZ" officeooo:rsid="20834f4f" style:language-asian="cs" style:country-asian="CZ"/>
    </style:style>
    <style:style style:name="T650" style:family="text">
      <style:text-properties fo:language="cs" fo:country="CZ" officeooo:rsid="2f058116" style:language-asian="cs" style:country-asian="CZ"/>
    </style:style>
    <style:style style:name="T651" style:family="text">
      <style:text-properties fo:language="cs" fo:country="CZ" officeooo:rsid="233bf6f9" style:language-asian="cs" style:country-asian="CZ"/>
    </style:style>
    <style:style style:name="T652" style:family="text">
      <style:text-properties fo:language="cs" fo:country="CZ" officeooo:rsid="22f92fef" style:language-asian="cs" style:country-asian="CZ"/>
    </style:style>
    <style:style style:name="T653" style:family="text">
      <style:text-properties fo:language="cs" fo:country="CZ" officeooo:rsid="221e54e3" style:language-asian="cs" style:country-asian="CZ"/>
    </style:style>
    <style:style style:name="T654" style:family="text">
      <style:text-properties fo:language="cs" fo:country="CZ" officeooo:rsid="23e5863d" style:language-asian="cs" style:country-asian="CZ"/>
    </style:style>
    <style:style style:name="T655" style:family="text">
      <style:text-properties fo:language="cs" fo:country="CZ" officeooo:rsid="2351a1c2" style:language-asian="cs" style:country-asian="CZ"/>
    </style:style>
    <style:style style:name="T656" style:family="text">
      <style:text-properties fo:language="cs" fo:country="CZ" officeooo:rsid="23c614f4" style:language-asian="cs" style:country-asian="CZ"/>
    </style:style>
    <style:style style:name="T657" style:family="text">
      <style:text-properties fo:language="cs" fo:country="CZ" officeooo:rsid="207b8e54" style:language-asian="cs" style:country-asian="CZ"/>
    </style:style>
    <style:style style:name="T658" style:family="text">
      <style:text-properties fo:language="cs" fo:country="CZ" officeooo:rsid="23e20368" style:language-asian="cs" style:country-asian="CZ"/>
    </style:style>
    <style:style style:name="T659" style:family="text">
      <style:text-properties fo:language="cs" fo:country="CZ" officeooo:rsid="235399e7" style:language-asian="cs" style:country-asian="CZ"/>
    </style:style>
    <style:style style:name="T660" style:family="text">
      <style:text-properties fo:language="cs" fo:country="CZ" officeooo:rsid="21537a33" style:language-asian="cs" style:country-asian="CZ"/>
    </style:style>
    <style:style style:name="T661" style:family="text">
      <style:text-properties fo:language="cs" fo:country="CZ" officeooo:rsid="232dc870" style:language-asian="cs" style:country-asian="CZ"/>
    </style:style>
    <style:style style:name="T662" style:family="text">
      <style:text-properties fo:language="cs" fo:country="CZ" officeooo:rsid="230ba10e" style:language-asian="cs" style:country-asian="CZ"/>
    </style:style>
    <style:style style:name="T663" style:family="text">
      <style:text-properties fo:language="cs" fo:country="CZ" officeooo:rsid="2354ebb9" style:language-asian="cs" style:country-asian="CZ"/>
    </style:style>
    <style:style style:name="T664" style:family="text">
      <style:text-properties fo:language="cs" fo:country="CZ" officeooo:rsid="2065d056" style:language-asian="cs" style:country-asian="CZ"/>
    </style:style>
    <style:style style:name="T665" style:family="text">
      <style:text-properties fo:language="cs" fo:country="CZ" officeooo:rsid="2358e570" style:language-asian="cs" style:country-asian="CZ"/>
    </style:style>
    <style:style style:name="T666" style:family="text">
      <style:text-properties fo:language="cs" fo:country="CZ" officeooo:rsid="21966d5f" style:language-asian="cs" style:country-asian="CZ"/>
    </style:style>
    <style:style style:name="T667" style:family="text">
      <style:text-properties fo:language="cs" fo:country="CZ" officeooo:rsid="2196dca8" style:language-asian="cs" style:country-asian="CZ"/>
    </style:style>
    <style:style style:name="T668" style:family="text">
      <style:text-properties fo:language="cs" fo:country="CZ" officeooo:rsid="4280fd1d" style:language-asian="cs" style:country-asian="CZ"/>
    </style:style>
    <style:style style:name="T669" style:family="text">
      <style:text-properties fo:language="cs" fo:country="CZ" officeooo:rsid="2454e91c" style:language-asian="cs" style:country-asian="CZ"/>
    </style:style>
    <style:style style:name="T670" style:family="text">
      <style:text-properties fo:language="cs" fo:country="CZ" officeooo:rsid="42a17cc3" style:language-asian="cs" style:country-asian="CZ"/>
    </style:style>
    <style:style style:name="T671" style:family="text">
      <style:text-properties fo:language="cs" fo:country="CZ" officeooo:rsid="429fff17" style:language-asian="cs" style:country-asian="CZ"/>
    </style:style>
    <style:style style:name="T672" style:family="text">
      <style:text-properties fo:language="cs" fo:country="CZ" officeooo:rsid="42a27a6e" style:language-asian="cs" style:country-asian="CZ"/>
    </style:style>
    <style:style style:name="T673" style:family="text">
      <style:text-properties fo:language="cs" fo:country="CZ" officeooo:rsid="42a5466c" style:language-asian="cs" style:country-asian="CZ"/>
    </style:style>
    <style:style style:name="T674" style:family="text">
      <style:text-properties fo:language="cs" fo:country="CZ" officeooo:rsid="430071ab" style:language-asian="cs" style:country-asian="CZ"/>
    </style:style>
    <style:style style:name="T675" style:family="text">
      <style:text-properties fo:language="cs" fo:country="CZ" officeooo:rsid="43014707" style:language-asian="cs" style:country-asian="CZ"/>
    </style:style>
    <style:style style:name="T676" style:family="text">
      <style:text-properties fo:language="cs" fo:country="CZ" officeooo:rsid="20a75113" style:language-asian="cs" style:country-asian="CZ"/>
    </style:style>
    <style:style style:name="T677" style:family="text">
      <style:text-properties fo:language="cs" fo:country="CZ" officeooo:rsid="20a56c6b" style:language-asian="cs" style:country-asian="CZ"/>
    </style:style>
    <style:style style:name="T678" style:family="text">
      <style:text-properties fo:language="cs" fo:country="CZ" officeooo:rsid="20aac5d0" style:language-asian="cs" style:country-asian="CZ"/>
    </style:style>
    <style:style style:name="T679" style:family="text">
      <style:text-properties fo:language="cs" fo:country="CZ" officeooo:rsid="20ace839" style:language-asian="cs" style:country-asian="CZ"/>
    </style:style>
    <style:style style:name="T680" style:family="text">
      <style:text-properties fo:language="cs" fo:country="CZ" officeooo:rsid="43be5955" style:language-asian="cs" style:country-asian="CZ"/>
    </style:style>
    <style:style style:name="T681" style:family="text">
      <style:text-properties fo:language="cs" fo:country="CZ" officeooo:rsid="43bfb80c" style:language-asian="cs" style:country-asian="CZ"/>
    </style:style>
    <style:style style:name="T682" style:family="text">
      <style:text-properties fo:language="cs" fo:country="CZ" officeooo:rsid="43c105aa" style:language-asian="cs" style:country-asian="CZ"/>
    </style:style>
    <style:style style:name="T683" style:family="text">
      <style:text-properties fo:language="cs" fo:country="CZ" officeooo:rsid="43c165e6" style:language-asian="cs" style:country-asian="CZ"/>
    </style:style>
    <style:style style:name="T684" style:family="text">
      <style:text-properties fo:language="cs" fo:country="CZ" officeooo:rsid="43c22796" style:language-asian="cs" style:country-asian="CZ"/>
    </style:style>
    <style:style style:name="T685" style:family="text">
      <style:text-properties fo:language="cs" fo:country="CZ" officeooo:rsid="43c2c439" style:language-asian="cs" style:country-asian="CZ"/>
    </style:style>
    <style:style style:name="T686" style:family="text">
      <style:text-properties fo:language="cs" fo:country="CZ" officeooo:rsid="43d452e3" style:language-asian="cs" style:country-asian="CZ"/>
    </style:style>
    <style:style style:name="T687" style:family="text">
      <style:text-properties fo:language="cs" fo:country="CZ" officeooo:rsid="43d64620" style:language-asian="cs" style:country-asian="CZ"/>
    </style:style>
    <style:style style:name="T688" style:family="text">
      <style:text-properties fo:language="cs" fo:country="CZ" officeooo:rsid="43e269cb" style:language-asian="cs" style:country-asian="CZ"/>
    </style:style>
    <style:style style:name="T689" style:family="text">
      <style:text-properties fo:language="cs" fo:country="CZ" officeooo:rsid="43e51b3b" style:language-asian="cs" style:country-asian="CZ"/>
    </style:style>
    <style:style style:name="T690" style:family="text">
      <style:text-properties fo:language="cs" fo:country="CZ" officeooo:rsid="22ba960b" style:language-asian="cs" style:country-asian="CZ"/>
    </style:style>
    <style:style style:name="T691" style:family="text">
      <style:text-properties fo:language="cs" fo:country="CZ" officeooo:rsid="21b1e115" style:language-asian="cs" style:country-asian="CZ"/>
    </style:style>
    <style:style style:name="T692" style:family="text">
      <style:text-properties fo:language="cs" fo:country="CZ" officeooo:rsid="21c502f0" style:language-asian="cs" style:country-asian="CZ"/>
    </style:style>
    <style:style style:name="T693" style:family="text">
      <style:text-properties fo:language="cs" fo:country="CZ" officeooo:rsid="223e7fa9" style:language-asian="cs" style:country-asian="CZ"/>
    </style:style>
    <style:style style:name="T694" style:family="text">
      <style:text-properties fo:language="cs" fo:country="CZ" officeooo:rsid="22404075" style:language-asian="cs" style:country-asian="CZ"/>
    </style:style>
    <style:style style:name="T695" style:family="text">
      <style:text-properties fo:language="cs" fo:country="CZ" officeooo:rsid="3ebfa17d" style:language-asian="cs" style:country-asian="CZ"/>
    </style:style>
    <style:style style:name="T696" style:family="text">
      <style:text-properties fo:language="cs" fo:country="CZ" officeooo:rsid="3ec069fb" style:language-asian="cs" style:country-asian="CZ"/>
    </style:style>
    <style:style style:name="T697" style:family="text">
      <style:text-properties fo:language="cs" fo:country="CZ" officeooo:rsid="22447983" style:language-asian="cs" style:country-asian="CZ"/>
    </style:style>
    <style:style style:name="T698" style:family="text">
      <style:text-properties fo:language="cs" fo:country="CZ" officeooo:rsid="22908664" style:language-asian="cs" style:country-asian="CZ"/>
    </style:style>
    <style:style style:name="T699" style:family="text">
      <style:text-properties fo:language="cs" fo:country="CZ" officeooo:rsid="228dc0f3" style:language-asian="cs" style:country-asian="CZ"/>
    </style:style>
    <style:style style:name="T700" style:family="text">
      <style:text-properties fo:language="cs" fo:country="CZ" officeooo:rsid="23711f9a" style:language-asian="cs" style:country-asian="CZ"/>
    </style:style>
    <style:style style:name="T701" style:family="text">
      <style:text-properties fo:language="cs" fo:country="CZ" officeooo:rsid="2293f1b1" style:language-asian="cs" style:country-asian="CZ"/>
    </style:style>
    <style:style style:name="T702" style:family="text">
      <style:text-properties fo:language="cs" fo:country="CZ" officeooo:rsid="229c2711"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a49575" style:language-asian="cs" style:country-asian="CZ"/>
    </style:style>
    <style:style style:name="T705" style:family="text">
      <style:text-properties fo:language="cs" fo:country="CZ" officeooo:rsid="2270e0f8" style:language-asian="cs" style:country-asian="CZ"/>
    </style:style>
    <style:style style:name="T706" style:family="text">
      <style:text-properties fo:language="cs" fo:country="CZ" officeooo:rsid="2b48543d" style:language-asian="cs" style:country-asian="CZ"/>
    </style:style>
    <style:style style:name="T707" style:family="text">
      <style:text-properties fo:language="cs" fo:country="CZ" officeooo:rsid="2b49947a" style:language-asian="cs" style:country-asian="CZ"/>
    </style:style>
    <style:style style:name="T708" style:family="text">
      <style:text-properties fo:language="cs" fo:country="CZ" officeooo:rsid="2b459676" style:language-asian="cs" style:country-asian="CZ"/>
    </style:style>
    <style:style style:name="T709" style:family="text">
      <style:text-properties fo:language="cs" fo:country="CZ" officeooo:rsid="2b4ac5c2" style:language-asian="cs" style:country-asian="CZ"/>
    </style:style>
    <style:style style:name="T710" style:family="text">
      <style:text-properties fo:language="cs" fo:country="CZ" officeooo:rsid="2b46ec9f" style:language-asian="cs" style:country-asian="CZ"/>
    </style:style>
    <style:style style:name="T711" style:family="text">
      <style:text-properties fo:language="cs" fo:country="CZ" officeooo:rsid="2b431ffa" style:language-asian="cs" style:country-asian="CZ"/>
    </style:style>
    <style:style style:name="T712" style:family="text">
      <style:text-properties fo:language="cs" fo:country="CZ" officeooo:rsid="2b4a5406" style:language-asian="cs" style:country-asian="CZ"/>
    </style:style>
    <style:style style:name="T713" style:family="text">
      <style:text-properties fo:language="cs" fo:country="CZ" officeooo:rsid="2b4beb57" style:language-asian="cs" style:country-asian="CZ"/>
    </style:style>
    <style:style style:name="T714" style:family="text">
      <style:text-properties fo:language="cs" fo:country="CZ" officeooo:rsid="2b47f2e0" style:language-asian="cs" style:country-asian="CZ"/>
    </style:style>
    <style:style style:name="T715" style:family="text">
      <style:text-properties fo:language="cs" fo:country="CZ" officeooo:rsid="2b4bf71b" style:language-asian="cs" style:country-asian="CZ"/>
    </style:style>
    <style:style style:name="T716" style:family="text">
      <style:text-properties fo:language="cs" fo:country="CZ" officeooo:rsid="2b42f385" style:language-asian="cs" style:country-asian="CZ"/>
    </style:style>
    <style:style style:name="T717" style:family="text">
      <style:text-properties fo:language="cs" fo:country="CZ" officeooo:rsid="2b43a66c" style:language-asian="cs" style:country-asian="CZ"/>
    </style:style>
    <style:style style:name="T718" style:family="text">
      <style:text-properties fo:language="cs" fo:country="CZ" officeooo:rsid="2b47301d" style:language-asian="cs" style:country-asian="CZ"/>
    </style:style>
    <style:style style:name="T719" style:family="text">
      <style:text-properties fo:language="cs" fo:country="CZ" officeooo:rsid="2b4ddd6d" style:language-asian="cs" style:country-asian="CZ"/>
    </style:style>
    <style:style style:name="T720" style:family="text">
      <style:text-properties fo:language="cs" fo:country="CZ" officeooo:rsid="21ca4657" style:language-asian="cs" style:country-asian="CZ"/>
    </style:style>
    <style:style style:name="T721" style:family="text">
      <style:text-properties fo:language="cs" fo:country="CZ" officeooo:rsid="21ca843b" style:language-asian="cs" style:country-asian="CZ"/>
    </style:style>
    <style:style style:name="T722" style:family="text">
      <style:text-properties fo:language="cs" fo:country="CZ" officeooo:rsid="21cc6043" style:language-asian="cs" style:country-asian="CZ"/>
    </style:style>
    <style:style style:name="T723" style:family="text">
      <style:text-properties fo:language="cs" fo:country="CZ" officeooo:rsid="21d0ba1e" style:language-asian="cs" style:country-asian="CZ"/>
    </style:style>
    <style:style style:name="T724" style:family="text">
      <style:text-properties fo:language="cs" fo:country="CZ" officeooo:rsid="21d106c2" style:language-asian="cs" style:country-asian="CZ"/>
    </style:style>
    <style:style style:name="T725" style:family="text">
      <style:text-properties fo:language="cs" fo:country="CZ" officeooo:rsid="21cc25a8" style:language-asian="cs" style:country-asian="CZ"/>
    </style:style>
    <style:style style:name="T726" style:family="text">
      <style:text-properties fo:language="cs" fo:country="CZ" officeooo:rsid="21d1cb1f" style:language-asian="cs" style:country-asian="CZ"/>
    </style:style>
    <style:style style:name="T727" style:family="text">
      <style:text-properties fo:language="cs" fo:country="CZ" officeooo:rsid="21d3dbb1" style:language-asian="cs" style:country-asian="CZ"/>
    </style:style>
    <style:style style:name="T728" style:family="text">
      <style:text-properties fo:language="cs" fo:country="CZ" officeooo:rsid="21d3385f" style:language-asian="cs" style:country-asian="CZ"/>
    </style:style>
    <style:style style:name="T729" style:family="text">
      <style:text-properties fo:language="cs" fo:country="CZ" officeooo:rsid="22800e48" style:language-asian="cs" style:country-asian="CZ"/>
    </style:style>
    <style:style style:name="T730" style:family="text">
      <style:text-properties fo:language="cs" fo:country="CZ" officeooo:rsid="2282078d" style:language-asian="cs" style:country-asian="CZ"/>
    </style:style>
    <style:style style:name="T731" style:family="text">
      <style:text-properties fo:language="cs" fo:country="CZ" officeooo:rsid="2283fdc0" style:language-asian="cs" style:country-asian="CZ"/>
    </style:style>
    <style:style style:name="T732" style:family="text">
      <style:text-properties fo:language="cs" fo:country="CZ" officeooo:rsid="2284bf97" style:language-asian="cs" style:country-asian="CZ"/>
    </style:style>
    <style:style style:name="T733" style:family="text">
      <style:text-properties fo:language="cs" fo:country="CZ" officeooo:rsid="2285b6a1" style:language-asian="cs" style:country-asian="CZ"/>
    </style:style>
    <style:style style:name="T734" style:family="text">
      <style:text-properties fo:language="cs" fo:country="CZ" officeooo:rsid="228809ae" style:language-asian="cs" style:country-asian="CZ"/>
    </style:style>
    <style:style style:name="T735" style:family="text">
      <style:text-properties fo:language="cs" fo:country="CZ" officeooo:rsid="3b1b4e61" style:language-asian="cs" style:country-asian="CZ"/>
    </style:style>
    <style:style style:name="T736" style:family="text">
      <style:text-properties fo:language="cs" fo:country="CZ" officeooo:rsid="3b376136" style:language-asian="cs" style:country-asian="CZ"/>
    </style:style>
    <style:style style:name="T737" style:family="text">
      <style:text-properties fo:language="cs" fo:country="CZ" officeooo:rsid="224c7800" style:language-asian="cs" style:country-asian="CZ"/>
    </style:style>
    <style:style style:name="T738" style:family="text">
      <style:text-properties fo:language="cs" fo:country="CZ" officeooo:rsid="224a5cc5" style:language-asian="cs" style:country-asian="CZ"/>
    </style:style>
    <style:style style:name="T739" style:family="text">
      <style:text-properties fo:language="cs" fo:country="CZ" officeooo:rsid="224b196c" style:language-asian="cs" style:country-asian="CZ"/>
    </style:style>
    <style:style style:name="T740" style:family="text">
      <style:text-properties fo:language="cs" fo:country="CZ" officeooo:rsid="3c70334c" style:language-asian="cs" style:country-asian="CZ"/>
    </style:style>
    <style:style style:name="T741" style:family="text">
      <style:text-properties fo:language="cs" fo:country="CZ" officeooo:rsid="224de8a4" style:language-asian="cs" style:country-asian="CZ"/>
    </style:style>
    <style:style style:name="T742" style:family="text">
      <style:text-properties fo:language="cs" fo:country="CZ" officeooo:rsid="3c71e7d4" style:language-asian="cs" style:country-asian="CZ"/>
    </style:style>
    <style:style style:name="T743" style:family="text">
      <style:text-properties fo:language="cs" fo:country="CZ" officeooo:rsid="3c72db6d" style:language-asian="cs" style:country-asian="CZ"/>
    </style:style>
    <style:style style:name="T744" style:family="text">
      <style:text-properties fo:language="cs" fo:country="CZ" officeooo:rsid="3c73f0ac" style:language-asian="cs" style:country-asian="CZ"/>
    </style:style>
    <style:style style:name="T745" style:family="text">
      <style:text-properties fo:language="cs" fo:country="CZ" officeooo:rsid="3dd6370d" style:language-asian="cs" style:country-asian="CZ"/>
    </style:style>
    <style:style style:name="T746" style:family="text">
      <style:text-properties fo:language="cs" fo:country="CZ" officeooo:rsid="224f2e6b" style:language-asian="cs" style:country-asian="CZ"/>
    </style:style>
    <style:style style:name="T747" style:family="text">
      <style:text-properties fo:language="cs" fo:country="CZ" officeooo:rsid="22593a1f" style:language-asian="cs" style:country-asian="CZ"/>
    </style:style>
    <style:style style:name="T748" style:family="text">
      <style:text-properties fo:language="cs" fo:country="CZ" officeooo:rsid="2250e708" style:language-asian="cs" style:country-asian="CZ"/>
    </style:style>
    <style:style style:name="T749" style:family="text">
      <style:text-properties fo:language="cs" fo:country="CZ" officeooo:rsid="224faa8c" style:language-asian="cs" style:country-asian="CZ"/>
    </style:style>
    <style:style style:name="T750" style:family="text">
      <style:text-properties fo:language="cs" fo:country="CZ" officeooo:rsid="2257a472" style:language-asian="cs" style:country-asian="CZ"/>
    </style:style>
    <style:style style:name="T751" style:family="text">
      <style:text-properties fo:language="cs" fo:country="CZ" officeooo:rsid="2262950f" style:language-asian="cs" style:country-asian="CZ"/>
    </style:style>
    <style:style style:name="T752" style:family="text">
      <style:text-properties fo:language="cs" fo:country="CZ" officeooo:rsid="2297aba1" style:language-asian="cs" style:country-asian="CZ"/>
    </style:style>
    <style:style style:name="T753" style:family="text">
      <style:text-properties fo:language="cs" fo:country="CZ" officeooo:rsid="2297affa" style:language-asian="cs" style:country-asian="CZ"/>
    </style:style>
    <style:style style:name="T754" style:family="text">
      <style:text-properties fo:language="cs" fo:country="CZ" officeooo:rsid="2212f493" style:language-asian="cs" style:country-asian="CZ"/>
    </style:style>
    <style:style style:name="T755" style:family="text">
      <style:text-properties fo:language="cs" fo:country="CZ" officeooo:rsid="22147956" style:language-asian="cs" style:country-asian="CZ"/>
    </style:style>
    <style:style style:name="T756" style:family="text">
      <style:text-properties fo:language="cs" fo:country="CZ" officeooo:rsid="3ecce97c" style:language-asian="cs" style:country-asian="CZ"/>
    </style:style>
    <style:style style:name="T757" style:family="text">
      <style:text-properties fo:language="cs" fo:country="CZ" officeooo:rsid="220f5aec" style:language-asian="cs" style:country-asian="CZ"/>
    </style:style>
    <style:style style:name="T758" style:family="text">
      <style:text-properties fo:language="cs" fo:country="CZ" officeooo:rsid="2370a0a3" style:language-asian="cs" style:country-asian="CZ"/>
    </style:style>
    <style:style style:name="T759" style:family="text">
      <style:text-properties fo:language="cs" fo:country="CZ" officeooo:rsid="3ecc7c3d" style:language-asian="cs" style:country-asian="CZ"/>
    </style:style>
    <style:style style:name="T760" style:family="text">
      <style:text-properties fo:language="cs" fo:country="CZ" officeooo:rsid="2209386b" style:language-asian="cs" style:country-asian="CZ"/>
    </style:style>
    <style:style style:name="T761" style:family="text">
      <style:text-properties fo:language="cs" fo:country="CZ" officeooo:rsid="22069267" style:language-asian="cs" style:country-asian="CZ"/>
    </style:style>
    <style:style style:name="T762" style:family="text">
      <style:text-properties fo:language="cs" fo:country="CZ" officeooo:rsid="22197097" style:language-asian="cs" style:country-asian="CZ"/>
    </style:style>
    <style:style style:name="T763" style:family="text">
      <style:text-properties fo:language="cs" fo:country="CZ" officeooo:rsid="22ae25cb" style:language-asian="cs" style:country-asian="CZ"/>
    </style:style>
    <style:style style:name="T764" style:family="text">
      <style:text-properties fo:language="cs" fo:country="CZ" officeooo:rsid="22b022b7" style:language-asian="cs" style:country-asian="CZ"/>
    </style:style>
    <style:style style:name="T765" style:family="text">
      <style:text-properties fo:language="cs" fo:country="CZ" officeooo:rsid="22d09261" style:language-asian="cs" style:country-asian="CZ"/>
    </style:style>
    <style:style style:name="T766" style:family="text">
      <style:text-properties fo:language="cs" fo:country="CZ" officeooo:rsid="22b20bb0" style:language-asian="cs" style:country-asian="CZ"/>
    </style:style>
    <style:style style:name="T767" style:family="text">
      <style:text-properties fo:language="cs" fo:country="CZ" officeooo:rsid="227187a1" style:language-asian="cs" style:country-asian="CZ"/>
    </style:style>
    <style:style style:name="T768" style:family="text">
      <style:text-properties fo:language="cs" fo:country="CZ" officeooo:rsid="227200b6" style:language-asian="cs" style:country-asian="CZ"/>
    </style:style>
    <style:style style:name="T769" style:family="text">
      <style:text-properties fo:language="cs" fo:country="CZ" officeooo:rsid="2274e3d9" style:language-asian="cs" style:country-asian="CZ"/>
    </style:style>
    <style:style style:name="T770" style:family="text">
      <style:text-properties fo:language="cs" fo:country="CZ" officeooo:rsid="22727396" style:language-asian="cs" style:country-asian="CZ"/>
    </style:style>
    <style:style style:name="T771" style:family="text">
      <style:text-properties fo:language="cs" fo:country="CZ" officeooo:rsid="227303f0" style:language-asian="cs" style:country-asian="CZ"/>
    </style:style>
    <style:style style:name="T772" style:family="text">
      <style:text-properties fo:language="cs" fo:country="CZ" officeooo:rsid="227aef80" style:language-asian="cs" style:country-asian="CZ"/>
    </style:style>
    <style:style style:name="T773" style:family="text">
      <style:text-properties fo:language="cs" fo:country="CZ" officeooo:rsid="22735bcd" style:language-asian="cs" style:country-asian="CZ"/>
    </style:style>
    <style:style style:name="T774" style:family="text">
      <style:text-properties fo:language="cs" fo:country="CZ" officeooo:rsid="221a0527" style:language-asian="cs" style:country-asian="CZ"/>
    </style:style>
    <style:style style:name="T775" style:family="text">
      <style:text-properties fo:language="cs" fo:country="CZ" officeooo:rsid="2295c09f" style:language-asian="cs" style:country-asian="CZ"/>
    </style:style>
    <style:style style:name="T776" style:family="text">
      <style:text-properties fo:language="cs" fo:country="CZ" officeooo:rsid="22a655ef" style:language-asian="cs" style:country-asian="CZ"/>
    </style:style>
    <style:style style:name="T777" style:family="text">
      <style:text-properties fo:language="cs" fo:country="CZ" officeooo:rsid="3711bcda" style:language-asian="cs" style:country-asian="CZ"/>
    </style:style>
    <style:style style:name="T778" style:family="text">
      <style:text-properties fo:language="cs" fo:country="CZ" officeooo:rsid="21c8752c" style:language-asian="cs" style:country-asian="CZ"/>
    </style:style>
    <style:style style:name="T779" style:family="text">
      <style:text-properties fo:language="cs" fo:country="CZ" officeooo:rsid="473c63ce" style:language-asian="cs" style:country-asian="CZ"/>
    </style:style>
    <style:style style:name="T780" style:family="text">
      <style:text-properties fo:language="cs" fo:country="CZ" officeooo:rsid="475a9de1" style:language-asian="cs" style:country-asian="CZ"/>
    </style:style>
    <style:style style:name="T781" style:family="text">
      <style:text-properties fo:language="cs" fo:country="CZ" officeooo:rsid="475dca49" style:language-asian="cs" style:country-asian="CZ"/>
    </style:style>
    <style:style style:name="T782" style:family="text">
      <style:text-properties fo:language="cs" fo:country="CZ" officeooo:rsid="4762122a" style:language-asian="cs" style:country-asian="CZ"/>
    </style:style>
    <style:style style:name="T783" style:family="text">
      <style:text-properties fo:language="cs" fo:country="CZ" officeooo:rsid="47755bad" style:language-asian="cs" style:country-asian="CZ"/>
    </style:style>
    <style:style style:name="T784" style:family="text">
      <style:text-properties fo:language="cs" fo:country="CZ" officeooo:rsid="47770fce" style:language-asian="cs" style:country-asian="CZ"/>
    </style:style>
    <style:style style:name="T785" style:family="text">
      <style:text-properties fo:language="cs" fo:country="CZ" officeooo:rsid="2210eef5" style:language-asian="cs" style:country-asian="CZ"/>
    </style:style>
    <style:style style:name="T786" style:family="text">
      <style:text-properties fo:language="cs" fo:country="CZ" officeooo:rsid="477853cb" style:language-asian="cs" style:country-asian="CZ"/>
    </style:style>
    <style:style style:name="T787" style:family="text">
      <style:text-properties fo:language="cs" fo:country="CZ" officeooo:rsid="21b23b24" style:language-asian="cs" style:country-asian="CZ"/>
    </style:style>
    <style:style style:name="T788" style:family="text">
      <style:text-properties fo:language="cs" fo:country="CZ" officeooo:rsid="478add6e" style:language-asian="cs" style:country-asian="CZ"/>
    </style:style>
    <style:style style:name="T789" style:family="text">
      <style:text-properties fo:language="cs" fo:country="CZ" officeooo:rsid="478b234b" style:language-asian="cs" style:country-asian="CZ"/>
    </style:style>
    <style:style style:name="T790" style:family="text">
      <style:text-properties fo:language="cs" fo:country="CZ" officeooo:rsid="478c0795" style:language-asian="cs" style:country-asian="CZ"/>
    </style:style>
    <style:style style:name="T791" style:family="text">
      <style:text-properties fo:language="cs" fo:country="CZ" officeooo:rsid="478e19df" style:language-asian="cs" style:country-asian="CZ"/>
    </style:style>
    <style:style style:name="T792" style:family="text">
      <style:text-properties fo:language="cs" fo:country="CZ" officeooo:rsid="479e0003" style:language-asian="cs" style:country-asian="CZ"/>
    </style:style>
    <style:style style:name="T793" style:family="text">
      <style:text-properties fo:language="cs" fo:country="CZ" officeooo:rsid="479f064c" style:language-asian="cs" style:country-asian="CZ"/>
    </style:style>
    <style:style style:name="T794" style:family="text">
      <style:text-properties fo:language="cs" fo:country="CZ" officeooo:rsid="479f7679" style:language-asian="cs" style:country-asian="CZ"/>
    </style:style>
    <style:style style:name="T795" style:family="text">
      <style:text-properties fo:language="cs" fo:country="CZ" officeooo:rsid="47a07597" style:language-asian="cs" style:country-asian="CZ"/>
    </style:style>
    <style:style style:name="T796" style:family="text">
      <style:text-properties fo:language="cs" fo:country="CZ" officeooo:rsid="47a3f458" style:language-asian="cs" style:country-asian="CZ"/>
    </style:style>
    <style:style style:name="T797" style:family="text">
      <style:text-properties fo:language="cs" fo:country="CZ" officeooo:rsid="47a65b6f" style:language-asian="cs" style:country-asian="CZ"/>
    </style:style>
    <style:style style:name="T798" style:family="text">
      <style:text-properties fo:language="cs" fo:country="CZ" officeooo:rsid="47aada94" style:language-asian="cs" style:country-asian="CZ"/>
    </style:style>
    <style:style style:name="T799" style:family="text">
      <style:text-properties fo:language="cs" fo:country="CZ" officeooo:rsid="2194fb18" style:language-asian="cs" style:country-asian="CZ"/>
    </style:style>
    <style:style style:name="T800" style:family="text">
      <style:text-properties fo:language="cs" fo:country="CZ" officeooo:rsid="47af4025" style:language-asian="cs" style:country-asian="CZ"/>
    </style:style>
    <style:style style:name="T801" style:family="text">
      <style:text-properties fo:language="cs" fo:country="CZ" officeooo:rsid="47ae70f7" style:language-asian="cs" style:country-asian="CZ"/>
    </style:style>
    <style:style style:name="T802" style:family="text">
      <style:text-properties fo:language="cs" fo:country="CZ" officeooo:rsid="47b07499" style:language-asian="cs" style:country-asian="CZ"/>
    </style:style>
    <style:style style:name="T803" style:family="text">
      <style:text-properties fo:language="cs" fo:country="CZ" fo:font-style="italic" style:language-asian="cs" style:country-asian="CZ" style:font-style-asian="italic" style:font-style-complex="italic"/>
    </style:style>
    <style:style style:name="T804" style:family="text">
      <style:text-properties fo:language="cs" fo:country="CZ" fo:font-style="italic" officeooo:rsid="3eb4b392" style:language-asian="cs" style:country-asian="CZ" style:font-style-asian="italic" style:font-style-complex="italic"/>
    </style:style>
    <style:style style:name="T805" style:family="text">
      <style:text-properties fo:language="cs" fo:country="CZ" fo:font-style="italic" officeooo:rsid="20834f4f" style:language-asian="cs" style:country-asian="CZ" style:font-style-asian="italic" style:font-style-complex="italic"/>
    </style:style>
    <style:style style:name="T806" style:family="text">
      <style:text-properties fo:language="cs" fo:country="CZ" fo:font-style="italic" officeooo:rsid="2395a884" style:language-asian="cs" style:country-asian="CZ" style:font-style-asian="italic" style:font-style-complex="italic"/>
    </style:style>
    <style:style style:name="T807" style:family="text">
      <style:text-properties fo:language="cs" fo:country="CZ" fo:font-style="italic" officeooo:rsid="239f3212" style:language-asian="cs" style:country-asian="CZ" style:font-style-asian="italic" style:font-style-complex="italic"/>
    </style:style>
    <style:style style:name="T808" style:family="text">
      <style:text-properties fo:language="cs" fo:country="CZ" fo:font-style="italic" officeooo:rsid="239ee6d2" style:language-asian="cs" style:country-asian="CZ" style:font-style-asian="italic" style:font-style-complex="italic"/>
    </style:style>
    <style:style style:name="T809" style:family="text">
      <style:text-properties fo:language="cs" fo:country="CZ" fo:font-style="italic" officeooo:rsid="2397efe5" style:language-asian="cs" style:country-asian="CZ" style:font-style-asian="italic" style:font-style-complex="italic"/>
    </style:style>
    <style:style style:name="T810" style:family="text">
      <style:text-properties fo:language="cs" fo:country="CZ" fo:font-style="italic" officeooo:rsid="23cb1884" style:language-asian="cs" style:country-asian="CZ" style:font-style-asian="italic" style:font-style-complex="italic"/>
    </style:style>
    <style:style style:name="T811" style:family="text">
      <style:text-properties fo:language="cs" fo:country="CZ" fo:font-style="italic" officeooo:rsid="23cc4087" style:language-asian="cs" style:country-asian="CZ" style:font-style-asian="italic" style:font-style-complex="italic"/>
    </style:style>
    <style:style style:name="T812" style:family="text">
      <style:text-properties fo:language="cs" fo:country="CZ" fo:font-style="italic" officeooo:rsid="23d24716" style:language-asian="cs" style:country-asian="CZ" style:font-style-asian="italic" style:font-style-complex="italic"/>
    </style:style>
    <style:style style:name="T813" style:family="text">
      <style:text-properties fo:language="cs" fo:country="CZ" fo:font-style="italic" officeooo:rsid="23e9cc18" style:language-asian="cs" style:country-asian="CZ" style:font-style-asian="italic" style:font-style-complex="italic"/>
    </style:style>
    <style:style style:name="T814" style:family="text">
      <style:text-properties fo:language="cs" fo:country="CZ" fo:font-style="italic" officeooo:rsid="23bc305e" style:language-asian="cs" style:country-asian="CZ" style:font-style-asian="italic" style:font-style-complex="italic"/>
    </style:style>
    <style:style style:name="T815" style:family="text">
      <style:text-properties fo:language="cs" fo:country="CZ" fo:font-style="italic" officeooo:rsid="23b742fd" style:language-asian="cs" style:country-asian="CZ" style:font-style-asian="italic" style:font-style-complex="italic"/>
    </style:style>
    <style:style style:name="T816" style:family="text">
      <style:text-properties fo:language="cs" fo:country="CZ" fo:font-style="italic" officeooo:rsid="24ffc69a" style:language-asian="cs" style:country-asian="CZ" style:font-style-asian="italic" style:font-style-complex="italic"/>
    </style:style>
    <style:style style:name="T817" style:family="text">
      <style:text-properties fo:language="cs" fo:country="CZ" fo:font-style="italic" officeooo:rsid="4280fd1d" style:language-asian="cs" style:country-asian="CZ" style:font-style-asian="italic" style:font-style-complex="italic"/>
    </style:style>
    <style:style style:name="T818" style:family="text">
      <style:text-properties fo:language="cs" fo:country="CZ" fo:font-style="italic" officeooo:rsid="4283adc7" style:language-asian="cs" style:country-asian="CZ" style:font-style-asian="italic" style:font-style-complex="italic"/>
    </style:style>
    <style:style style:name="T819" style:family="text">
      <style:text-properties fo:language="cs" fo:country="CZ" fo:font-style="italic" officeooo:rsid="428b597f" style:language-asian="cs" style:country-asian="CZ" style:font-style-asian="italic" style:font-style-complex="italic"/>
    </style:style>
    <style:style style:name="T820" style:family="text">
      <style:text-properties fo:language="cs" fo:country="CZ" fo:font-style="italic" officeooo:rsid="428a5d7f" style:language-asian="cs" style:country-asian="CZ" style:font-style-asian="italic" style:font-style-complex="italic"/>
    </style:style>
    <style:style style:name="T821" style:family="text">
      <style:text-properties fo:language="cs" fo:country="CZ" fo:font-style="italic" officeooo:rsid="42903296" style:language-asian="cs" style:country-asian="CZ" style:font-style-asian="italic" style:font-style-complex="italic"/>
    </style:style>
    <style:style style:name="T822" style:family="text">
      <style:text-properties fo:language="cs" fo:country="CZ" fo:font-style="italic" officeooo:rsid="429fff17" style:language-asian="cs" style:country-asian="CZ" style:font-style-asian="italic" style:font-style-complex="italic"/>
    </style:style>
    <style:style style:name="T823" style:family="text">
      <style:text-properties fo:language="cs" fo:country="CZ" fo:font-style="italic" officeooo:rsid="42c7d3e2" style:language-asian="cs" style:country-asian="CZ" style:font-style-asian="italic" style:font-style-complex="italic"/>
    </style:style>
    <style:style style:name="T824" style:family="text">
      <style:text-properties fo:language="cs" fo:country="CZ" fo:font-style="italic" officeooo:rsid="42de89ab" style:language-asian="cs" style:country-asian="CZ" style:font-style-asian="italic" style:font-style-complex="italic"/>
    </style:style>
    <style:style style:name="T825" style:family="text">
      <style:text-properties fo:language="cs" fo:country="CZ" fo:font-style="italic" officeooo:rsid="430ab4f6" style:language-asian="cs" style:country-asian="CZ" style:font-style-asian="italic" style:font-style-complex="italic"/>
    </style:style>
    <style:style style:name="T826" style:family="text">
      <style:text-properties fo:language="cs" fo:country="CZ" fo:font-style="italic" officeooo:rsid="3b4b2462" style:language-asian="cs" style:country-asian="CZ" style:font-style-asian="italic" style:font-style-complex="italic"/>
    </style:style>
    <style:style style:name="T827" style:family="text">
      <style:text-properties fo:language="cs" fo:country="CZ" fo:font-style="italic" officeooo:rsid="20a75113" style:language-asian="cs" style:country-asian="CZ" style:font-style-asian="italic" style:font-style-complex="italic"/>
    </style:style>
    <style:style style:name="T828" style:family="text">
      <style:text-properties fo:language="cs" fo:country="CZ" fo:font-style="italic" officeooo:rsid="43bfb80c" style:language-asian="cs" style:country-asian="CZ" style:font-style-asian="italic" style:font-style-complex="italic"/>
    </style:style>
    <style:style style:name="T829" style:family="text">
      <style:text-properties fo:language="cs" fo:country="CZ" fo:font-style="italic" officeooo:rsid="43c22796" style:language-asian="cs" style:country-asian="CZ" style:font-style-asian="italic" style:font-style-complex="italic"/>
    </style:style>
    <style:style style:name="T830" style:family="text">
      <style:text-properties fo:language="cs" fo:country="CZ" fo:font-style="italic" officeooo:rsid="43ff1aaf" style:language-asian="cs" style:country-asian="CZ" style:font-style-asian="italic" style:font-style-complex="italic"/>
    </style:style>
    <style:style style:name="T831" style:family="text">
      <style:text-properties fo:language="cs" fo:country="CZ" fo:font-style="italic" officeooo:rsid="44338544" style:language-asian="cs" style:country-asian="CZ" style:font-style-asian="italic" style:font-style-complex="italic"/>
    </style:style>
    <style:style style:name="T832" style:family="text">
      <style:text-properties fo:language="cs" fo:country="CZ" fo:font-style="italic" officeooo:rsid="21b1e115" style:language-asian="cs" style:country-asian="CZ" style:font-style-asian="italic" style:font-style-complex="italic"/>
    </style:style>
    <style:style style:name="T833" style:family="text">
      <style:text-properties fo:language="cs" fo:country="CZ" fo:font-style="italic" officeooo:rsid="223e7fa9" style:language-asian="cs" style:country-asian="CZ" style:font-style-asian="italic" style:font-style-complex="italic"/>
    </style:style>
    <style:style style:name="T834" style:family="text">
      <style:text-properties fo:language="cs" fo:country="CZ" fo:font-style="italic" officeooo:rsid="22404075" style:language-asian="cs" style:country-asian="CZ" style:font-style-asian="italic" style:font-style-complex="italic"/>
    </style:style>
    <style:style style:name="T835" style:family="text">
      <style:text-properties fo:language="cs" fo:country="CZ" fo:font-style="italic" officeooo:rsid="228dc0f3" style:language-asian="cs" style:country-asian="CZ" style:font-style-asian="italic" style:font-style-complex="italic"/>
    </style:style>
    <style:style style:name="T836" style:family="text">
      <style:text-properties fo:language="cs" fo:country="CZ" fo:font-style="italic" officeooo:rsid="23711f9a" style:language-asian="cs" style:country-asian="CZ" style:font-style-asian="italic" style:font-style-complex="italic"/>
    </style:style>
    <style:style style:name="T837" style:family="text">
      <style:text-properties fo:language="cs" fo:country="CZ" fo:font-style="italic" officeooo:rsid="229c2711" style:language-asian="cs" style:country-asian="CZ" style:font-style-asian="italic" style:font-style-complex="italic"/>
    </style:style>
    <style:style style:name="T838" style:family="text">
      <style:text-properties fo:language="cs" fo:country="CZ" fo:font-style="italic" officeooo:rsid="2270d6b1" style:language-asian="cs" style:country-asian="CZ" style:font-style-asian="italic" style:font-style-complex="italic"/>
    </style:style>
    <style:style style:name="T839" style:family="text">
      <style:text-properties fo:language="cs" fo:country="CZ" fo:font-style="italic" officeooo:rsid="22a49575" style:language-asian="cs" style:country-asian="CZ" style:font-style-asian="italic" style:font-style-complex="italic"/>
    </style:style>
    <style:style style:name="T840" style:family="text">
      <style:text-properties fo:language="cs" fo:country="CZ" fo:font-style="italic" officeooo:rsid="2270e0f8" style:language-asian="cs" style:country-asian="CZ" style:font-style-asian="italic" style:font-style-complex="italic"/>
    </style:style>
    <style:style style:name="T841" style:family="text">
      <style:text-properties fo:language="cs" fo:country="CZ" fo:font-style="italic" officeooo:rsid="22800e48" style:language-asian="cs" style:country-asian="CZ" style:font-style-asian="italic" style:font-style-complex="italic"/>
    </style:style>
    <style:style style:name="T842" style:family="text">
      <style:text-properties fo:language="cs" fo:country="CZ" fo:font-style="italic" officeooo:rsid="2282078d" style:language-asian="cs" style:country-asian="CZ" style:font-style-asian="italic" style:font-style-complex="italic"/>
    </style:style>
    <style:style style:name="T843" style:family="text">
      <style:text-properties fo:language="cs" fo:country="CZ" fo:font-style="italic" officeooo:rsid="224b196c" style:language-asian="cs" style:country-asian="CZ" style:font-style-asian="italic" style:font-style-complex="italic"/>
    </style:style>
    <style:style style:name="T844" style:family="text">
      <style:text-properties fo:language="cs" fo:country="CZ" fo:font-style="italic" officeooo:rsid="224ad8f1" style:language-asian="cs" style:country-asian="CZ" style:font-style-asian="italic" style:font-style-complex="italic"/>
    </style:style>
    <style:style style:name="T845" style:family="text">
      <style:text-properties fo:language="cs" fo:country="CZ" fo:font-style="italic" officeooo:rsid="2257a472" style:language-asian="cs" style:country-asian="CZ" style:font-style-asian="italic" style:font-style-complex="italic"/>
    </style:style>
    <style:style style:name="T846" style:family="text">
      <style:text-properties fo:language="cs" fo:country="CZ" fo:font-style="italic" officeooo:rsid="2297aba1" style:language-asian="cs" style:country-asian="CZ" style:font-style-asian="italic" style:font-style-complex="italic"/>
    </style:style>
    <style:style style:name="T847" style:family="text">
      <style:text-properties fo:language="cs" fo:country="CZ" fo:font-style="italic" officeooo:rsid="2297affa" style:language-asian="cs" style:country-asian="CZ" style:font-style-asian="italic" style:font-style-complex="italic"/>
    </style:style>
    <style:style style:name="T848" style:family="text">
      <style:text-properties fo:language="cs" fo:country="CZ" fo:font-style="italic" officeooo:rsid="22197097" style:language-asian="cs" style:country-asian="CZ" style:font-style-asian="italic" style:font-style-complex="italic"/>
    </style:style>
    <style:style style:name="T849" style:family="text">
      <style:text-properties fo:language="cs" fo:country="CZ" fo:font-style="italic" officeooo:rsid="227187a1" style:language-asian="cs" style:country-asian="CZ" style:font-style-asian="italic" style:font-style-complex="italic"/>
    </style:style>
    <style:style style:name="T850" style:family="text">
      <style:text-properties fo:language="cs" fo:country="CZ" fo:font-style="italic" officeooo:rsid="227200b6" style:language-asian="cs" style:country-asian="CZ" style:font-style-asian="italic" style:font-style-complex="italic"/>
    </style:style>
    <style:style style:name="T851" style:family="text">
      <style:text-properties fo:language="cs" fo:country="CZ" fo:font-style="italic" officeooo:rsid="16282f48" style:language-asian="cs" style:country-asian="CZ" style:font-style-asian="italic" style:font-style-complex="italic"/>
    </style:style>
    <style:style style:name="T852" style:family="text">
      <style:text-properties fo:language="cs" fo:country="CZ" fo:font-style="italic" officeooo:rsid="477853cb" style:language-asian="cs" style:country-asian="CZ" style:font-style-asian="italic" style:font-style-complex="italic"/>
    </style:style>
    <style:style style:name="T853" style:family="text">
      <style:text-properties fo:language="cs" fo:country="CZ" fo:font-style="italic" officeooo:rsid="478e19df" style:language-asian="cs" style:country-asian="CZ" style:font-style-asian="italic" style:font-style-complex="italic"/>
    </style:style>
    <style:style style:name="T854" style:family="text">
      <style:text-properties fo:language="cs" fo:country="CZ" fo:font-style="italic" officeooo:rsid="21b23b24" style:language-asian="cs" style:country-asian="CZ" style:font-style-asian="italic" style:font-style-complex="italic"/>
    </style:style>
    <style:style style:name="T855" style:family="text">
      <style:text-properties fo:language="cs" fo:country="CZ" fo:font-style="italic" officeooo:rsid="479f064c" style:language-asian="cs" style:country-asian="CZ" style:font-style-asian="italic" style:font-style-complex="italic"/>
    </style:style>
    <style:style style:name="T856" style:family="text">
      <style:text-properties fo:language="cs" fo:country="CZ" fo:font-style="italic" officeooo:rsid="3ebfa17d" style:language-asian="cs" style:country-asian="CZ" style:font-style-asian="italic" style:font-style-complex="italic"/>
    </style:style>
    <style:style style:name="T857" style:family="text">
      <style:text-properties fo:language="cs" fo:country="CZ" fo:font-style="italic" officeooo:rsid="479f7679" style:language-asian="cs" style:country-asian="CZ" style:font-style-asian="italic" style:font-style-complex="italic"/>
    </style:style>
    <style:style style:name="T858" style:family="text">
      <style:text-properties fo:language="cs" fo:country="CZ" fo:font-style="italic" style:font-style-asian="italic" style:font-style-complex="italic"/>
    </style:style>
    <style:style style:name="T859" style:family="text">
      <style:text-properties fo:language="cs" fo:country="CZ" fo:font-style="italic" officeooo:rsid="0722a130" style:font-style-asian="italic" style:font-style-complex="italic"/>
    </style:style>
    <style:style style:name="T860" style:family="text">
      <style:text-properties fo:language="cs" fo:country="CZ" fo:font-style="italic" officeooo:rsid="05ecda0e" style:font-style-asian="italic" style:font-style-complex="italic"/>
    </style:style>
    <style:style style:name="T861" style:family="text">
      <style:text-properties fo:language="cs" fo:country="CZ" fo:font-style="italic" officeooo:rsid="063de534" style:font-style-asian="italic" style:font-style-complex="italic"/>
    </style:style>
    <style:style style:name="T862" style:family="text">
      <style:text-properties fo:language="cs" fo:country="CZ" fo:font-style="italic" officeooo:rsid="063a80b5" style:font-style-asian="italic" style:font-style-complex="italic"/>
    </style:style>
    <style:style style:name="T863" style:family="text">
      <style:text-properties fo:language="cs" fo:country="CZ" fo:font-style="italic" officeooo:rsid="44faa009" style:font-style-asian="italic" style:font-style-complex="italic"/>
    </style:style>
    <style:style style:name="T864" style:family="text">
      <style:text-properties fo:language="cs" fo:country="CZ" fo:font-style="italic" officeooo:rsid="45002987" style:font-style-asian="italic" style:font-style-complex="italic"/>
    </style:style>
    <style:style style:name="T865" style:family="text">
      <style:text-properties fo:language="cs" fo:country="CZ" fo:font-style="italic" officeooo:rsid="44da323a" style:font-style-asian="italic" style:font-style-complex="italic"/>
    </style:style>
    <style:style style:name="T866" style:family="text">
      <style:text-properties fo:language="cs" fo:country="CZ" fo:font-style="italic" officeooo:rsid="063de534" style:language-asian="zxx" style:country-asian="none" style:font-style-asian="italic" style:font-style-complex="italic"/>
    </style:style>
    <style:style style:name="T867" style:family="text">
      <style:text-properties fo:language="cs" fo:country="CZ" officeooo:rsid="41e8be3d"/>
    </style:style>
    <style:style style:name="T868" style:family="text">
      <style:text-properties fo:language="cs" fo:country="CZ" officeooo:rsid="41f7cd2a"/>
    </style:style>
    <style:style style:name="T869" style:family="text">
      <style:text-properties fo:language="cs" fo:country="CZ" officeooo:rsid="41f8a03b"/>
    </style:style>
    <style:style style:name="T870" style:family="text">
      <style:text-properties fo:language="cs" fo:country="CZ" officeooo:rsid="41fb361a"/>
    </style:style>
    <style:style style:name="T871" style:family="text">
      <style:text-properties fo:language="cs" fo:country="CZ" officeooo:rsid="41fc8895"/>
    </style:style>
    <style:style style:name="T872" style:family="text">
      <style:text-properties fo:language="cs" fo:country="CZ" officeooo:rsid="05ecda0e"/>
    </style:style>
    <style:style style:name="T873" style:family="text">
      <style:text-properties fo:language="cs" fo:country="CZ" officeooo:rsid="05ed8876"/>
    </style:style>
    <style:style style:name="T874" style:family="text">
      <style:text-properties fo:language="cs" fo:country="CZ" officeooo:rsid="061f9e8e"/>
    </style:style>
    <style:style style:name="T875" style:family="text">
      <style:text-properties fo:language="cs" fo:country="CZ" fo:font-style="normal" style:font-style-asian="normal" style:font-style-complex="normal"/>
    </style:style>
    <style:style style:name="T876" style:family="text">
      <style:text-properties fo:language="cs" fo:country="CZ" fo:font-style="normal" officeooo:rsid="06da3586" style:font-style-asian="normal" style:font-style-complex="normal"/>
    </style:style>
    <style:style style:name="T877" style:family="text">
      <style:text-properties fo:language="cs" fo:country="CZ" fo:font-style="normal" officeooo:rsid="073086e4" style:font-style-asian="normal" style:font-style-complex="normal"/>
    </style:style>
    <style:style style:name="T878" style:family="text">
      <style:text-properties fo:language="cs" fo:country="CZ" fo:font-style="normal" officeooo:rsid="063a80b5" style:font-style-asian="normal" style:font-style-complex="normal"/>
    </style:style>
    <style:style style:name="T879" style:family="text">
      <style:text-properties fo:language="cs" fo:country="CZ" fo:font-style="normal" officeooo:rsid="06851521" style:font-style-asian="normal" style:font-style-complex="normal"/>
    </style:style>
    <style:style style:name="T880" style:family="text">
      <style:text-properties fo:language="cs" fo:country="CZ" fo:font-style="normal" officeooo:rsid="0724ffcd" style:font-style-asian="normal" style:font-style-complex="normal"/>
    </style:style>
    <style:style style:name="T881" style:family="text">
      <style:text-properties fo:language="cs" fo:country="CZ" fo:font-style="normal" officeooo:rsid="06c88b47" style:font-style-asian="normal" style:font-style-complex="normal"/>
    </style:style>
    <style:style style:name="T882" style:family="text">
      <style:text-properties fo:language="cs" fo:country="CZ" fo:font-style="normal" officeooo:rsid="063a80b5" style:language-asian="zxx" style:country-asian="none" style:font-style-asian="normal" style:font-style-complex="normal"/>
    </style:style>
    <style:style style:name="T883" style:family="text">
      <style:text-properties fo:language="cs" fo:country="CZ" fo:font-style="normal" officeooo:rsid="07dac6b2" style:language-asian="zxx" style:country-asian="none" style:font-style-asian="normal" style:font-style-complex="normal"/>
    </style:style>
    <style:style style:name="T884" style:family="text">
      <style:text-properties fo:language="cs" fo:country="CZ" fo:font-style="normal" officeooo:rsid="06851521" style:language-asian="zxx" style:country-asian="none" style:font-style-asian="normal" style:font-style-complex="normal"/>
    </style:style>
    <style:style style:name="T885" style:family="text">
      <style:text-properties fo:language="cs" fo:country="CZ" fo:font-style="normal" officeooo:rsid="06c88b47" style:language-asian="zxx" style:country-asian="none" style:font-style-asian="normal" style:font-style-complex="normal"/>
    </style:style>
    <style:style style:name="T886" style:family="text">
      <style:text-properties fo:language="cs" fo:country="CZ" fo:font-style="normal" style:language-asian="cs" style:country-asian="CZ" style:font-style-asian="normal" style:font-style-complex="normal"/>
    </style:style>
    <style:style style:name="T887" style:family="text">
      <style:text-properties fo:language="cs" fo:country="CZ" fo:font-style="normal" officeooo:rsid="2351a1c2" style:language-asian="cs" style:country-asian="CZ" style:font-style-asian="normal" style:font-style-complex="normal"/>
    </style:style>
    <style:style style:name="T888" style:family="text">
      <style:text-properties fo:language="cs" fo:country="CZ" fo:font-style="normal" officeooo:rsid="235399e7" style:language-asian="cs" style:country-asian="CZ" style:font-style-asian="normal" style:font-style-complex="normal"/>
    </style:style>
    <style:style style:name="T889" style:family="text">
      <style:text-properties fo:language="cs" fo:country="CZ" fo:font-style="normal" officeooo:rsid="21537a33" style:language-asian="cs" style:country-asian="CZ" style:font-style-asian="normal" style:font-style-complex="normal"/>
    </style:style>
    <style:style style:name="T890" style:family="text">
      <style:text-properties fo:language="cs" fo:country="CZ" fo:font-style="normal" officeooo:rsid="232dc870" style:language-asian="cs" style:country-asian="CZ" style:font-style-asian="normal" style:font-style-complex="normal"/>
    </style:style>
    <style:style style:name="T891" style:family="text">
      <style:text-properties fo:language="cs" fo:country="CZ" fo:font-style="normal" officeooo:rsid="230ba10e" style:language-asian="cs" style:country-asian="CZ" style:font-style-asian="normal" style:font-style-complex="normal"/>
    </style:style>
    <style:style style:name="T892" style:family="text">
      <style:text-properties fo:language="cs" fo:country="CZ" fo:font-style="normal" officeooo:rsid="235a9de7" style:language-asian="cs" style:country-asian="CZ" style:font-style-asian="normal" style:font-style-complex="normal"/>
    </style:style>
    <style:style style:name="T893" style:family="text">
      <style:text-properties fo:language="cs" fo:country="CZ" fo:font-style="normal" officeooo:rsid="22fc745d" style:language-asian="cs" style:country-asian="CZ" style:font-style-asian="normal" style:font-style-complex="normal"/>
    </style:style>
    <style:style style:name="T894" style:family="text">
      <style:text-properties fo:language="cs" fo:country="CZ" fo:font-style="normal" officeooo:rsid="2065d056" style:language-asian="cs" style:country-asian="CZ" style:font-style-asian="normal" style:font-style-complex="normal"/>
    </style:style>
    <style:style style:name="T895" style:family="text">
      <style:text-properties fo:language="cs" fo:country="CZ" fo:font-style="normal" officeooo:rsid="2157048b" style:language-asian="cs" style:country-asian="CZ" style:font-style-asian="normal" style:font-style-complex="normal"/>
    </style:style>
    <style:style style:name="T896" style:family="text">
      <style:text-properties fo:language="cs" fo:country="CZ" fo:font-style="normal" officeooo:rsid="237987a4" style:language-asian="cs" style:country-asian="CZ" style:font-style-asian="normal" style:font-style-complex="normal"/>
    </style:style>
    <style:style style:name="T897" style:family="text">
      <style:text-properties fo:language="cs" fo:country="CZ" fo:font-style="normal" officeooo:rsid="2197e806" style:language-asian="cs" style:country-asian="CZ" style:font-style-asian="normal" style:font-style-complex="normal"/>
    </style:style>
    <style:style style:name="T898" style:family="text">
      <style:text-properties fo:language="cs" fo:country="CZ" fo:font-style="normal" officeooo:rsid="23dd2eaa" style:language-asian="cs" style:country-asian="CZ" style:font-style-asian="normal" style:font-style-complex="normal"/>
    </style:style>
    <style:style style:name="T899" style:family="text">
      <style:text-properties fo:language="cs" fo:country="CZ" fo:font-style="normal" officeooo:rsid="207e1207" style:language-asian="cs" style:country-asian="CZ" style:font-style-asian="normal" style:font-style-complex="normal"/>
    </style:style>
    <style:style style:name="T900" style:family="text">
      <style:text-properties fo:language="cs" fo:country="CZ" fo:font-style="normal" officeooo:rsid="23ded328" style:language-asian="cs" style:country-asian="CZ" style:font-style-asian="normal" style:font-style-complex="normal"/>
    </style:style>
    <style:style style:name="T901" style:family="text">
      <style:text-properties fo:language="cs" fo:country="CZ" fo:font-style="normal" officeooo:rsid="208751d0" style:language-asian="cs" style:country-asian="CZ" style:font-style-asian="normal" style:font-style-complex="normal"/>
    </style:style>
    <style:style style:name="T902" style:family="text">
      <style:text-properties fo:language="cs" fo:country="CZ" fo:font-style="normal" officeooo:rsid="23e02bac" style:language-asian="cs" style:country-asian="CZ" style:font-style-asian="normal" style:font-style-complex="normal"/>
    </style:style>
    <style:style style:name="T903" style:family="text">
      <style:text-properties fo:language="cs" fo:country="CZ" fo:font-style="normal" officeooo:rsid="207fb675" style:language-asian="cs" style:country-asian="CZ" style:font-style-asian="normal" style:font-style-complex="normal"/>
    </style:style>
    <style:style style:name="T904" style:family="text">
      <style:text-properties fo:language="cs" fo:country="CZ" fo:font-style="normal" officeooo:rsid="239ee9e8" style:language-asian="cs" style:country-asian="CZ" style:font-style-asian="normal" style:font-style-complex="normal"/>
    </style:style>
    <style:style style:name="T905" style:family="text">
      <style:text-properties fo:language="cs" fo:country="CZ" fo:font-style="normal" officeooo:rsid="2395a884" style:language-asian="cs" style:country-asian="CZ" style:font-style-asian="normal" style:font-style-complex="normal"/>
    </style:style>
    <style:style style:name="T906" style:family="text">
      <style:text-properties fo:language="cs" fo:country="CZ" fo:font-style="normal" officeooo:rsid="239d5616" style:language-asian="cs" style:country-asian="CZ" style:font-style-asian="normal" style:font-style-complex="normal"/>
    </style:style>
    <style:style style:name="T907" style:family="text">
      <style:text-properties fo:language="cs" fo:country="CZ" fo:font-style="normal" officeooo:rsid="239f3212" style:language-asian="cs" style:country-asian="CZ" style:font-style-asian="normal" style:font-style-complex="normal"/>
    </style:style>
    <style:style style:name="T908" style:family="text">
      <style:text-properties fo:language="cs" fo:country="CZ" fo:font-style="normal" officeooo:rsid="23acc3e5" style:language-asian="cs" style:country-asian="CZ" style:font-style-asian="normal" style:font-style-complex="normal"/>
    </style:style>
    <style:style style:name="T909" style:family="text">
      <style:text-properties fo:language="cs" fo:country="CZ" fo:font-style="normal" officeooo:rsid="239ee6d2" style:language-asian="cs" style:country-asian="CZ" style:font-style-asian="normal" style:font-style-complex="normal"/>
    </style:style>
    <style:style style:name="T910" style:family="text">
      <style:text-properties fo:language="cs" fo:country="CZ" fo:font-style="normal" officeooo:rsid="23b28370" style:language-asian="cs" style:country-asian="CZ" style:font-style-asian="normal" style:font-style-complex="normal"/>
    </style:style>
    <style:style style:name="T911" style:family="text">
      <style:text-properties fo:language="cs" fo:country="CZ" fo:font-style="normal" officeooo:rsid="23d41b6c" style:language-asian="cs" style:country-asian="CZ" style:font-style-asian="normal" style:font-style-complex="normal"/>
    </style:style>
    <style:style style:name="T912" style:family="text">
      <style:text-properties fo:language="cs" fo:country="CZ" fo:font-style="normal" officeooo:rsid="2397efe5" style:language-asian="cs" style:country-asian="CZ" style:font-style-asian="normal" style:font-style-complex="normal"/>
    </style:style>
    <style:style style:name="T913" style:family="text">
      <style:text-properties fo:language="cs" fo:country="CZ" fo:font-style="normal" officeooo:rsid="23d523ff" style:language-asian="cs" style:country-asian="CZ" style:font-style-asian="normal" style:font-style-complex="normal"/>
    </style:style>
    <style:style style:name="T914" style:family="text">
      <style:text-properties fo:language="cs" fo:country="CZ" fo:font-style="normal" officeooo:rsid="23d5646f" style:language-asian="cs" style:country-asian="CZ" style:font-style-asian="normal" style:font-style-complex="normal"/>
    </style:style>
    <style:style style:name="T915" style:family="text">
      <style:text-properties fo:language="cs" fo:country="CZ" fo:font-style="normal" officeooo:rsid="23d8d5f9" style:language-asian="cs" style:country-asian="CZ" style:font-style-asian="normal" style:font-style-complex="normal"/>
    </style:style>
    <style:style style:name="T916" style:family="text">
      <style:text-properties fo:language="cs" fo:country="CZ" fo:font-style="normal" officeooo:rsid="23c804c5" style:language-asian="cs" style:country-asian="CZ" style:font-style-asian="normal" style:font-style-complex="normal"/>
    </style:style>
    <style:style style:name="T917" style:family="text">
      <style:text-properties fo:language="cs" fo:country="CZ" fo:font-style="normal" officeooo:rsid="23d917ad" style:language-asian="cs" style:country-asian="CZ" style:font-style-asian="normal" style:font-style-complex="normal"/>
    </style:style>
    <style:style style:name="T918" style:family="text">
      <style:text-properties fo:language="cs" fo:country="CZ" fo:font-style="normal" officeooo:rsid="23d9858a" style:language-asian="cs" style:country-asian="CZ" style:font-style-asian="normal" style:font-style-complex="normal"/>
    </style:style>
    <style:style style:name="T919" style:family="text">
      <style:text-properties fo:language="cs" fo:country="CZ" fo:font-style="normal" officeooo:rsid="23d97dc5" style:language-asian="cs" style:country-asian="CZ" style:font-style-asian="normal" style:font-style-complex="normal"/>
    </style:style>
    <style:style style:name="T920" style:family="text">
      <style:text-properties fo:language="cs" fo:country="CZ" fo:font-style="normal" officeooo:rsid="23963425" style:language-asian="cs" style:country-asian="CZ" style:font-style-asian="normal" style:font-style-complex="normal"/>
    </style:style>
    <style:style style:name="T921" style:family="text">
      <style:text-properties fo:language="cs" fo:country="CZ" fo:font-style="normal" officeooo:rsid="239d9eb9" style:language-asian="cs" style:country-asian="CZ" style:font-style-asian="normal" style:font-style-complex="normal"/>
    </style:style>
    <style:style style:name="T922" style:family="text">
      <style:text-properties fo:language="cs" fo:country="CZ" fo:font-style="normal" officeooo:rsid="23b4563e" style:language-asian="cs" style:country-asian="CZ" style:font-style-asian="normal" style:font-style-complex="normal"/>
    </style:style>
    <style:style style:name="T923" style:family="text">
      <style:text-properties fo:language="cs" fo:country="CZ" fo:font-style="normal" officeooo:rsid="23c21e07" style:language-asian="cs" style:country-asian="CZ" style:font-style-asian="normal" style:font-style-complex="normal"/>
    </style:style>
    <style:style style:name="T924" style:family="text">
      <style:text-properties fo:language="cs" fo:country="CZ" fo:font-style="normal" officeooo:rsid="23b95478" style:language-asian="cs" style:country-asian="CZ" style:font-style-asian="normal" style:font-style-complex="normal"/>
    </style:style>
    <style:style style:name="T925" style:family="text">
      <style:text-properties fo:language="cs" fo:country="CZ" fo:font-style="normal" officeooo:rsid="23ba6ab9" style:language-asian="cs" style:country-asian="CZ" style:font-style-asian="normal" style:font-style-complex="normal"/>
    </style:style>
    <style:style style:name="T926" style:family="text">
      <style:text-properties fo:language="cs" fo:country="CZ" fo:font-style="normal" officeooo:rsid="23c07497" style:language-asian="cs" style:country-asian="CZ" style:font-style-asian="normal" style:font-style-complex="normal"/>
    </style:style>
    <style:style style:name="T927" style:family="text">
      <style:text-properties fo:language="cs" fo:country="CZ" fo:font-style="normal" officeooo:rsid="23cb1884" style:language-asian="cs" style:country-asian="CZ" style:font-style-asian="normal" style:font-style-complex="normal"/>
    </style:style>
    <style:style style:name="T928" style:family="text">
      <style:text-properties fo:language="cs" fo:country="CZ" fo:font-style="normal" officeooo:rsid="23cc4087" style:language-asian="cs" style:country-asian="CZ" style:font-style-asian="normal" style:font-style-complex="normal"/>
    </style:style>
    <style:style style:name="T929" style:family="text">
      <style:text-properties fo:language="cs" fo:country="CZ" fo:font-style="normal" officeooo:rsid="23ce8c77" style:language-asian="cs" style:country-asian="CZ" style:font-style-asian="normal" style:font-style-complex="normal"/>
    </style:style>
    <style:style style:name="T930" style:family="text">
      <style:text-properties fo:language="cs" fo:country="CZ" fo:font-style="normal" officeooo:rsid="23cd9f0a" style:language-asian="cs" style:country-asian="CZ" style:font-style-asian="normal" style:font-style-complex="normal"/>
    </style:style>
    <style:style style:name="T931" style:family="text">
      <style:text-properties fo:language="cs" fo:country="CZ" fo:font-style="normal" officeooo:rsid="23efea3c" style:language-asian="cs" style:country-asian="CZ" style:font-style-asian="normal" style:font-style-complex="normal"/>
    </style:style>
    <style:style style:name="T932" style:family="text">
      <style:text-properties fo:language="cs" fo:country="CZ" fo:font-style="normal" officeooo:rsid="23cf6590" style:language-asian="cs" style:country-asian="CZ" style:font-style-asian="normal" style:font-style-complex="normal"/>
    </style:style>
    <style:style style:name="T933" style:family="text">
      <style:text-properties fo:language="cs" fo:country="CZ" fo:font-style="normal" officeooo:rsid="23cfd7be" style:language-asian="cs" style:country-asian="CZ" style:font-style-asian="normal" style:font-style-complex="normal"/>
    </style:style>
    <style:style style:name="T934" style:family="text">
      <style:text-properties fo:language="cs" fo:country="CZ" fo:font-style="normal" officeooo:rsid="23d0e82c" style:language-asian="cs" style:country-asian="CZ" style:font-style-asian="normal" style:font-style-complex="normal"/>
    </style:style>
    <style:style style:name="T935" style:family="text">
      <style:text-properties fo:language="cs" fo:country="CZ" fo:font-style="normal" officeooo:rsid="23d24716" style:language-asian="cs" style:country-asian="CZ" style:font-style-asian="normal" style:font-style-complex="normal"/>
    </style:style>
    <style:style style:name="T936" style:family="text">
      <style:text-properties fo:language="cs" fo:country="CZ" fo:font-style="normal" officeooo:rsid="23e9cc18" style:language-asian="cs" style:country-asian="CZ" style:font-style-asian="normal" style:font-style-complex="normal"/>
    </style:style>
    <style:style style:name="T937" style:family="text">
      <style:text-properties fo:language="cs" fo:country="CZ" fo:font-style="normal" officeooo:rsid="23a5525d" style:language-asian="cs" style:country-asian="CZ" style:font-style-asian="normal" style:font-style-complex="normal"/>
    </style:style>
    <style:style style:name="T938" style:family="text">
      <style:text-properties fo:language="cs" fo:country="CZ" fo:font-style="normal" officeooo:rsid="23bc305e" style:language-asian="cs" style:country-asian="CZ" style:font-style-asian="normal" style:font-style-complex="normal"/>
    </style:style>
    <style:style style:name="T939" style:family="text">
      <style:text-properties fo:language="cs" fo:country="CZ" fo:font-style="normal" officeooo:rsid="23b742fd" style:language-asian="cs" style:country-asian="CZ" style:font-style-asian="normal" style:font-style-complex="normal"/>
    </style:style>
    <style:style style:name="T940" style:family="text">
      <style:text-properties fo:language="cs" fo:country="CZ" fo:font-style="normal" officeooo:rsid="23be1e85" style:language-asian="cs" style:country-asian="CZ" style:font-style-asian="normal" style:font-style-complex="normal"/>
    </style:style>
    <style:style style:name="T941" style:family="text">
      <style:text-properties fo:language="cs" fo:country="CZ" fo:font-style="normal" officeooo:rsid="23be7e05" style:language-asian="cs" style:country-asian="CZ" style:font-style-asian="normal" style:font-style-complex="normal"/>
    </style:style>
    <style:style style:name="T942" style:family="text">
      <style:text-properties fo:language="cs" fo:country="CZ" fo:font-style="normal" officeooo:rsid="23b61cad" style:language-asian="cs" style:country-asian="CZ" style:font-style-asian="normal" style:font-style-complex="normal"/>
    </style:style>
    <style:style style:name="T943" style:family="text">
      <style:text-properties fo:language="cs" fo:country="CZ" fo:font-style="normal" officeooo:rsid="250cd62e" style:language-asian="cs" style:country-asian="CZ" style:font-style-asian="normal" style:font-style-complex="normal"/>
    </style:style>
    <style:style style:name="T944" style:family="text">
      <style:text-properties fo:language="cs" fo:country="CZ" fo:font-style="normal" officeooo:rsid="24ffc69a" style:language-asian="cs" style:country-asian="CZ" style:font-style-asian="normal" style:font-style-complex="normal"/>
    </style:style>
    <style:style style:name="T945" style:family="text">
      <style:text-properties fo:language="cs" fo:country="CZ" fo:font-style="normal" officeooo:rsid="42795ec4" style:language-asian="cs" style:country-asian="CZ" style:font-style-asian="normal" style:font-style-complex="normal"/>
    </style:style>
    <style:style style:name="T946" style:family="text">
      <style:text-properties fo:language="cs" fo:country="CZ" fo:font-style="normal" officeooo:rsid="219805d8" style:language-asian="cs" style:country-asian="CZ" style:font-style-asian="normal" style:font-style-complex="normal"/>
    </style:style>
    <style:style style:name="T947" style:family="text">
      <style:text-properties fo:language="cs" fo:country="CZ" fo:font-style="normal" officeooo:rsid="21e767d4" style:language-asian="cs" style:country-asian="CZ" style:font-style-asian="normal" style:font-style-complex="normal"/>
    </style:style>
    <style:style style:name="T948" style:family="text">
      <style:text-properties fo:language="cs" fo:country="CZ" fo:font-style="normal" officeooo:rsid="4227a246" style:language-asian="cs" style:country-asian="CZ" style:font-style-asian="normal" style:font-style-complex="normal"/>
    </style:style>
    <style:style style:name="T949" style:family="text">
      <style:text-properties fo:language="cs" fo:country="CZ" fo:font-style="normal" officeooo:rsid="4283adc7" style:language-asian="cs" style:country-asian="CZ" style:font-style-asian="normal" style:font-style-complex="normal"/>
    </style:style>
    <style:style style:name="T950" style:family="text">
      <style:text-properties fo:language="cs" fo:country="CZ" fo:font-style="normal" officeooo:rsid="428433a0" style:language-asian="cs" style:country-asian="CZ" style:font-style-asian="normal" style:font-style-complex="normal"/>
    </style:style>
    <style:style style:name="T951" style:family="text">
      <style:text-properties fo:language="cs" fo:country="CZ" fo:font-style="normal" officeooo:rsid="428a5d7f" style:language-asian="cs" style:country-asian="CZ" style:font-style-asian="normal" style:font-style-complex="normal"/>
    </style:style>
    <style:style style:name="T952" style:family="text">
      <style:text-properties fo:language="cs" fo:country="CZ" fo:font-style="normal" officeooo:rsid="428b597f" style:language-asian="cs" style:country-asian="CZ" style:font-style-asian="normal" style:font-style-complex="normal"/>
    </style:style>
    <style:style style:name="T953" style:family="text">
      <style:text-properties fo:language="cs" fo:country="CZ" fo:font-style="normal" officeooo:rsid="428ed626" style:language-asian="cs" style:country-asian="CZ" style:font-style-asian="normal" style:font-style-complex="normal"/>
    </style:style>
    <style:style style:name="T954" style:family="text">
      <style:text-properties fo:language="cs" fo:country="CZ" fo:font-style="normal" officeooo:rsid="42903296" style:language-asian="cs" style:country-asian="CZ" style:font-style-asian="normal" style:font-style-complex="normal"/>
    </style:style>
    <style:style style:name="T955" style:family="text">
      <style:text-properties fo:language="cs" fo:country="CZ" fo:font-style="normal" officeooo:rsid="42946519" style:language-asian="cs" style:country-asian="CZ" style:font-style-asian="normal" style:font-style-complex="normal"/>
    </style:style>
    <style:style style:name="T956" style:family="text">
      <style:text-properties fo:language="cs" fo:country="CZ" fo:font-style="normal" officeooo:rsid="42ad5530" style:language-asian="cs" style:country-asian="CZ" style:font-style-asian="normal" style:font-style-complex="normal"/>
    </style:style>
    <style:style style:name="T957" style:family="text">
      <style:text-properties fo:language="cs" fo:country="CZ" fo:font-style="normal" officeooo:rsid="42c7d3e2" style:language-asian="cs" style:country-asian="CZ" style:font-style-asian="normal" style:font-style-complex="normal"/>
    </style:style>
    <style:style style:name="T958" style:family="text">
      <style:text-properties fo:language="cs" fo:country="CZ" fo:font-style="normal" officeooo:rsid="42c8c5a7" style:language-asian="cs" style:country-asian="CZ" style:font-style-asian="normal" style:font-style-complex="normal"/>
    </style:style>
    <style:style style:name="T959" style:family="text">
      <style:text-properties fo:language="cs" fo:country="CZ" fo:font-style="normal" officeooo:rsid="42ca2454" style:language-asian="cs" style:country-asian="CZ" style:font-style-asian="normal" style:font-style-complex="normal"/>
    </style:style>
    <style:style style:name="T960" style:family="text">
      <style:text-properties fo:language="cs" fo:country="CZ" fo:font-style="normal" officeooo:rsid="42cb4961" style:language-asian="cs" style:country-asian="CZ" style:font-style-asian="normal" style:font-style-complex="normal"/>
    </style:style>
    <style:style style:name="T961" style:family="text">
      <style:text-properties fo:language="cs" fo:country="CZ" fo:font-style="normal" officeooo:rsid="42cc630c" style:language-asian="cs" style:country-asian="CZ" style:font-style-asian="normal" style:font-style-complex="normal"/>
    </style:style>
    <style:style style:name="T962" style:family="text">
      <style:text-properties fo:language="cs" fo:country="CZ" fo:font-style="normal" officeooo:rsid="42cdfeb4" style:language-asian="cs" style:country-asian="CZ" style:font-style-asian="normal" style:font-style-complex="normal"/>
    </style:style>
    <style:style style:name="T963" style:family="text">
      <style:text-properties fo:language="cs" fo:country="CZ" fo:font-style="normal" officeooo:rsid="42dcef6e" style:language-asian="cs" style:country-asian="CZ" style:font-style-asian="normal" style:font-style-complex="normal"/>
    </style:style>
    <style:style style:name="T964" style:family="text">
      <style:text-properties fo:language="cs" fo:country="CZ" fo:font-style="normal" officeooo:rsid="42de89ab" style:language-asian="cs" style:country-asian="CZ" style:font-style-asian="normal" style:font-style-complex="normal"/>
    </style:style>
    <style:style style:name="T965" style:family="text">
      <style:text-properties fo:language="cs" fo:country="CZ" fo:font-style="normal" officeooo:rsid="42ffb26d" style:language-asian="cs" style:country-asian="CZ" style:font-style-asian="normal" style:font-style-complex="normal"/>
    </style:style>
    <style:style style:name="T966" style:family="text">
      <style:text-properties fo:language="cs" fo:country="CZ" fo:font-style="normal" officeooo:rsid="4309a3de" style:language-asian="cs" style:country-asian="CZ" style:font-style-asian="normal" style:font-style-complex="normal"/>
    </style:style>
    <style:style style:name="T967" style:family="text">
      <style:text-properties fo:language="cs" fo:country="CZ" fo:font-style="normal" officeooo:rsid="430ab4f6" style:language-asian="cs" style:country-asian="CZ" style:font-style-asian="normal" style:font-style-complex="normal"/>
    </style:style>
    <style:style style:name="T968" style:family="text">
      <style:text-properties fo:language="cs" fo:country="CZ" fo:font-style="normal" officeooo:rsid="431da351" style:language-asian="cs" style:country-asian="CZ" style:font-style-asian="normal" style:font-style-complex="normal"/>
    </style:style>
    <style:style style:name="T969" style:family="text">
      <style:text-properties fo:language="cs" fo:country="CZ" fo:font-style="normal" officeooo:rsid="3b4b2462" style:language-asian="cs" style:country-asian="CZ" style:font-style-asian="normal" style:font-style-complex="normal"/>
    </style:style>
    <style:style style:name="T970" style:family="text">
      <style:text-properties fo:language="cs" fo:country="CZ" fo:font-style="normal" officeooo:rsid="3b4d1cdd" style:language-asian="cs" style:country-asian="CZ" style:font-style-asian="normal" style:font-style-complex="normal"/>
    </style:style>
    <style:style style:name="T971" style:family="text">
      <style:text-properties fo:language="cs" fo:country="CZ" fo:font-style="normal" officeooo:rsid="43fec679" style:language-asian="cs" style:country-asian="CZ" style:font-style-asian="normal" style:font-style-complex="normal"/>
    </style:style>
    <style:style style:name="T972" style:family="text">
      <style:text-properties fo:language="cs" fo:country="CZ" fo:font-style="normal" officeooo:rsid="43ff1aaf" style:language-asian="cs" style:country-asian="CZ" style:font-style-asian="normal" style:font-style-complex="normal"/>
    </style:style>
    <style:style style:name="T973" style:family="text">
      <style:text-properties fo:language="cs" fo:country="CZ" fo:font-style="normal" officeooo:rsid="44094e13" style:language-asian="cs" style:country-asian="CZ" style:font-style-asian="normal" style:font-style-complex="normal"/>
    </style:style>
    <style:style style:name="T974" style:family="text">
      <style:text-properties fo:language="cs" fo:country="CZ" fo:font-style="normal" officeooo:rsid="44099f0e" style:language-asian="cs" style:country-asian="CZ" style:font-style-asian="normal" style:font-style-complex="normal"/>
    </style:style>
    <style:style style:name="T975" style:family="text">
      <style:text-properties fo:language="cs" fo:country="CZ" fo:font-style="normal" officeooo:rsid="16282f48" style:language-asian="cs" style:country-asian="CZ" style:font-style-asian="normal" style:font-style-complex="normal"/>
    </style:style>
    <style:style style:name="T976" style:family="text">
      <style:text-properties fo:language="cs" fo:country="CZ" fo:font-style="normal" officeooo:rsid="41943a51" style:language-asian="cs" style:country-asian="CZ" style:font-style-asian="normal" style:font-style-complex="normal"/>
    </style:style>
    <style:style style:name="T977" style:family="text">
      <style:text-properties fo:language="cs" fo:country="CZ" fo:font-style="normal" officeooo:rsid="161b024d" style:language-asian="cs" style:country-asian="CZ" style:font-style-asian="normal" style:font-style-complex="normal"/>
    </style:style>
    <style:style style:name="T978" style:family="text">
      <style:text-properties fo:language="cs" fo:country="CZ" fo:font-style="normal" officeooo:rsid="161e58b1" style:language-asian="cs" style:country-asian="CZ" style:font-style-asian="normal" style:font-style-complex="normal"/>
    </style:style>
    <style:style style:name="T979" style:family="text">
      <style:text-properties fo:language="cs" fo:country="CZ" fo:font-style="normal" fo:font-weight="bold" style:language-asian="cs" style:country-asian="CZ" style:font-style-asian="normal" style:font-weight-asian="bold" style:font-style-complex="normal" style:font-weight-complex="bold"/>
    </style:style>
    <style:style style:name="T980" style:family="text">
      <style:text-properties fo:language="cs" fo:country="CZ" officeooo:rsid="064ad858" style:language-asian="zxx" style:country-asian="none"/>
    </style:style>
    <style:style style:name="T981" style:family="text">
      <style:text-properties fo:language="cs" fo:country="CZ" officeooo:rsid="07dac6b2" style:language-asian="zxx" style:country-asian="none"/>
    </style:style>
    <style:style style:name="T982" style:family="text">
      <style:text-properties fo:language="cs" fo:country="CZ" style:language-asian="zxx" style:country-asian="none" style:language-complex="zxx" style:country-complex="none"/>
    </style:style>
    <style:style style:name="T983" style:family="text">
      <style:text-properties fo:language="cs" fo:country="CZ" officeooo:rsid="423b14d8"/>
    </style:style>
    <style:style style:name="T984" style:family="text">
      <style:text-properties fo:language="cs" fo:country="CZ" officeooo:rsid="423b78cf"/>
    </style:style>
    <style:style style:name="T985" style:family="text">
      <style:text-properties fo:language="cs" fo:country="CZ" officeooo:rsid="42400272"/>
    </style:style>
    <style:style style:name="T986" style:family="text">
      <style:text-properties fo:language="cs" fo:country="CZ" officeooo:rsid="427131e2"/>
    </style:style>
    <style:style style:name="T987" style:family="text">
      <style:text-properties fo:language="cs" fo:country="CZ" officeooo:rsid="422375d2"/>
    </style:style>
    <style:style style:name="T988" style:family="text">
      <style:text-properties fo:language="cs" fo:country="CZ" officeooo:rsid="428ed626"/>
    </style:style>
    <style:style style:name="T989" style:family="text">
      <style:text-properties fo:language="cs" fo:country="CZ" officeooo:rsid="42a2dcc0"/>
    </style:style>
    <style:style style:name="T990" style:family="text">
      <style:text-properties fo:language="cs" fo:country="CZ" officeooo:rsid="20735a6d"/>
    </style:style>
    <style:style style:name="T991" style:family="text">
      <style:text-properties fo:language="cs" fo:country="CZ" officeooo:rsid="2451a4bf"/>
    </style:style>
    <style:style style:name="T992" style:family="text">
      <style:text-properties fo:language="cs" fo:country="CZ" officeooo:rsid="2152db7f"/>
    </style:style>
    <style:style style:name="T993" style:family="text">
      <style:text-properties fo:language="cs" fo:country="CZ" officeooo:rsid="3ed2366a"/>
    </style:style>
    <style:style style:name="T994" style:family="text">
      <style:text-properties fo:language="cs" fo:country="CZ" officeooo:rsid="42aef473"/>
    </style:style>
    <style:style style:name="T995" style:family="text">
      <style:text-properties fo:language="cs" fo:country="CZ" officeooo:rsid="42b0ea1d"/>
    </style:style>
    <style:style style:name="T996" style:family="text">
      <style:text-properties fo:language="cs" fo:country="CZ" officeooo:rsid="430251d4"/>
    </style:style>
    <style:style style:name="T997" style:family="text">
      <style:text-properties fo:language="cs" fo:country="CZ" officeooo:rsid="42977700"/>
    </style:style>
    <style:style style:name="T998" style:family="text">
      <style:text-properties fo:language="cs" fo:country="CZ" officeooo:rsid="43dfaa13"/>
    </style:style>
    <style:style style:name="T999" style:family="text">
      <style:text-properties fo:language="cs" fo:country="CZ" fo:font-weight="bold" style:font-weight-asian="bold" style:font-weight-complex="bold"/>
    </style:style>
    <style:style style:name="T1000" style:family="text">
      <style:text-properties fo:language="cs" fo:country="CZ" fo:font-weight="bold" officeooo:rsid="3b376136" style:language-asian="cs" style:country-asian="CZ" style:font-weight-asian="bold" style:font-weight-complex="bold"/>
    </style:style>
    <style:style style:name="T1001" style:family="text">
      <style:text-properties fo:language="cs" fo:country="CZ" officeooo:rsid="4435d1cc"/>
    </style:style>
    <style:style style:name="T1002" style:family="text">
      <style:text-properties fo:language="cs" fo:country="CZ" officeooo:rsid="460241ae"/>
    </style:style>
    <style:style style:name="T1003" style:family="text">
      <style:text-properties fo:language="cs" fo:country="CZ" officeooo:rsid="46daaa0b"/>
    </style:style>
    <style:style style:name="T1004" style:family="text">
      <style:text-properties fo:language="cs" fo:country="CZ" fo:font-weight="normal" officeooo:rsid="3b376136" style:language-asian="cs" style:country-asian="CZ" style:font-weight-asian="normal" style:font-weight-complex="normal"/>
    </style:style>
    <style:style style:name="T1005" style:family="text">
      <style:text-properties fo:language="cs" fo:country="CZ" fo:font-weight="normal" officeooo:rsid="3b1b4e61" style:language-asian="cs" style:country-asian="CZ" style:font-weight-asian="normal" style:font-weight-complex="normal"/>
    </style:style>
    <style:style style:name="T1006" style:family="text">
      <style:text-properties fo:color="#8ba60e"/>
    </style:style>
    <style:style style:name="T1007" style:family="text">
      <style:text-properties officeooo:rsid="41c9f22c"/>
    </style:style>
    <style:style style:name="T1008" style:family="text">
      <style:text-properties officeooo:rsid="41ccd4ba"/>
    </style:style>
    <style:style style:name="T1009" style:family="text">
      <style:text-properties officeooo:rsid="41d63554"/>
    </style:style>
    <style:style style:name="T1010" style:family="text">
      <style:text-properties officeooo:rsid="41dcec59"/>
    </style:style>
    <style:style style:name="T1011" style:family="text">
      <style:text-properties officeooo:rsid="41dd0451"/>
    </style:style>
    <style:style style:name="T1012" style:family="text">
      <style:text-properties officeooo:rsid="41dd697e"/>
    </style:style>
    <style:style style:name="T1013" style:family="text">
      <style:text-properties officeooo:rsid="41ddd1b6"/>
    </style:style>
    <style:style style:name="T1014" style:family="text">
      <style:text-properties officeooo:rsid="41de94d5"/>
    </style:style>
    <style:style style:name="T1015" style:family="text">
      <style:text-properties officeooo:rsid="41e0a539"/>
    </style:style>
    <style:style style:name="T1016" style:family="text">
      <style:text-properties officeooo:rsid="41e17963"/>
    </style:style>
    <style:style style:name="T1017" style:family="text">
      <style:text-properties officeooo:rsid="41e24f66"/>
    </style:style>
    <style:style style:name="T1018" style:family="text">
      <style:text-properties officeooo:rsid="41e4231b"/>
    </style:style>
    <style:style style:name="T1019" style:family="text">
      <style:text-properties officeooo:rsid="41e4530a"/>
    </style:style>
    <style:style style:name="T1020" style:family="text">
      <style:text-properties officeooo:rsid="41e5469a"/>
    </style:style>
    <style:style style:name="T1021" style:family="text">
      <style:text-properties officeooo:rsid="41e889a8"/>
    </style:style>
    <style:style style:name="T1022" style:family="text">
      <style:text-properties officeooo:rsid="41e8be3d"/>
    </style:style>
    <style:style style:name="T1023" style:family="text">
      <style:text-properties officeooo:rsid="41ea1c22"/>
    </style:style>
    <style:style style:name="T1024" style:family="text">
      <style:text-properties officeooo:rsid="41ec2632"/>
    </style:style>
    <style:style style:name="T1025" style:family="text">
      <style:text-properties officeooo:rsid="41ec2dd2"/>
    </style:style>
    <style:style style:name="T1026" style:family="text">
      <style:text-properties officeooo:rsid="41ed8a8c"/>
    </style:style>
    <style:style style:name="T1027" style:family="text">
      <style:text-properties officeooo:rsid="41ef88fe"/>
    </style:style>
    <style:style style:name="T1028" style:family="text">
      <style:text-properties officeooo:rsid="41f06dff"/>
    </style:style>
    <style:style style:name="T1029" style:family="text">
      <style:text-properties officeooo:rsid="41f1a190"/>
    </style:style>
    <style:style style:name="T1030" style:family="text">
      <style:text-properties officeooo:rsid="41f51bf6"/>
    </style:style>
    <style:style style:name="T1031" style:family="text">
      <style:text-properties officeooo:rsid="41f77146"/>
    </style:style>
    <style:style style:name="T1032" style:family="text">
      <style:text-properties fo:font-weight="bold" style:font-weight-asian="bold" style:font-weight-complex="bold"/>
    </style:style>
    <style:style style:name="T1033" style:family="text">
      <style:text-properties fo:font-weight="bold" officeooo:rsid="41f77146" style:font-weight-asian="bold" style:font-weight-complex="bold"/>
    </style:style>
    <style:style style:name="T1034" style:family="text">
      <style:text-properties fo:font-weight="bold" officeooo:rsid="058f841c" style:font-weight-asian="bold" style:font-weight-complex="bold"/>
    </style:style>
    <style:style style:name="T1035" style:family="text">
      <style:text-properties fo:font-weight="bold" officeooo:rsid="07ac7413" style:font-weight-asian="bold" style:font-weight-complex="bold"/>
    </style:style>
    <style:style style:name="T1036" style:family="text">
      <style:text-properties fo:font-weight="bold" officeooo:rsid="070ac113" style:font-weight-asian="bold" style:font-weight-complex="bold"/>
    </style:style>
    <style:style style:name="T1037" style:family="text">
      <style:text-properties fo:font-weight="bold" officeooo:rsid="4206c438" style:font-weight-asian="bold" style:font-weight-complex="bold"/>
    </style:style>
    <style:style style:name="T1038" style:family="text">
      <style:text-properties fo:font-weight="bold" officeooo:rsid="42c4a8c7" style:font-weight-asian="bold" style:font-weight-complex="bold"/>
    </style:style>
    <style:style style:name="T1039" style:family="text">
      <style:text-properties fo:font-weight="bold" officeooo:rsid="442a52c1" style:font-weight-asian="bold" style:font-weight-complex="bold"/>
    </style:style>
    <style:style style:name="T1040" style:family="text">
      <style:text-properties officeooo:rsid="41f97831"/>
    </style:style>
    <style:style style:name="T1041" style:family="text">
      <style:text-properties officeooo:rsid="41fa5db6"/>
    </style:style>
    <style:style style:name="T1042" style:family="text">
      <style:text-properties officeooo:rsid="4204b13d"/>
    </style:style>
    <style:style style:name="T1043" style:family="text">
      <style:text-properties officeooo:rsid="06c104a8"/>
    </style:style>
    <style:style style:name="T1044" style:family="text">
      <style:text-properties officeooo:rsid="06c3f3b6"/>
    </style:style>
    <style:style style:name="T1045" style:family="text">
      <style:text-properties officeooo:rsid="06c21060"/>
    </style:style>
    <style:style style:name="T1046" style:family="text">
      <style:text-properties officeooo:rsid="05fb994f"/>
    </style:style>
    <style:style style:name="T1047" style:family="text">
      <style:text-properties officeooo:rsid="05feb9fd"/>
    </style:style>
    <style:style style:name="T1048" style:family="text">
      <style:text-properties officeooo:rsid="063a80b5"/>
    </style:style>
    <style:style style:name="T1049" style:family="text">
      <style:text-properties officeooo:rsid="0612d621"/>
    </style:style>
    <style:style style:name="T1050" style:family="text">
      <style:text-properties officeooo:rsid="05fd5486"/>
    </style:style>
    <style:style style:name="T1051" style:family="text">
      <style:text-properties officeooo:rsid="06752f76"/>
    </style:style>
    <style:style style:name="T1052" style:family="text">
      <style:text-properties officeooo:rsid="06012954"/>
    </style:style>
    <style:style style:name="T1053" style:family="text">
      <style:text-properties officeooo:rsid="0722168f"/>
    </style:style>
    <style:style style:name="T1054" style:family="text">
      <style:text-properties officeooo:rsid="07228016"/>
    </style:style>
    <style:style style:name="T1055" style:family="text">
      <style:text-properties officeooo:rsid="0600d106"/>
    </style:style>
    <style:style style:name="T1056" style:family="text">
      <style:text-properties officeooo:rsid="063bb947"/>
    </style:style>
    <style:style style:name="T1057" style:family="text">
      <style:text-properties officeooo:rsid="05ea465e"/>
    </style:style>
    <style:style style:name="T1058" style:family="text">
      <style:text-properties officeooo:rsid="067df3f1"/>
    </style:style>
    <style:style style:name="T1059" style:family="text">
      <style:text-properties officeooo:rsid="06b507b6"/>
    </style:style>
    <style:style style:name="T1060" style:family="text">
      <style:text-properties officeooo:rsid="05f747b9"/>
    </style:style>
    <style:style style:name="T1061" style:family="text">
      <style:text-properties officeooo:rsid="05f82709"/>
    </style:style>
    <style:style style:name="T1062" style:family="text">
      <style:text-properties officeooo:rsid="067fdbd3"/>
    </style:style>
    <style:style style:name="T1063" style:family="text">
      <style:text-properties officeooo:rsid="065bc924"/>
    </style:style>
    <style:style style:name="T1064" style:family="text">
      <style:text-properties officeooo:rsid="05fa1793"/>
    </style:style>
    <style:style style:name="T1065" style:family="text">
      <style:text-properties officeooo:rsid="061388ba"/>
    </style:style>
    <style:style style:name="T1066" style:family="text">
      <style:text-properties officeooo:rsid="05fb4d82"/>
    </style:style>
    <style:style style:name="T1067" style:family="text">
      <style:text-properties officeooo:rsid="0619d571"/>
    </style:style>
    <style:style style:name="T1068" style:family="text">
      <style:text-properties officeooo:rsid="058f841c"/>
    </style:style>
    <style:style style:name="T1069" style:family="text">
      <style:text-properties officeooo:rsid="061ada55"/>
    </style:style>
    <style:style style:name="T1070" style:family="text">
      <style:text-properties officeooo:rsid="061b5b1e"/>
    </style:style>
    <style:style style:name="T1071" style:family="text">
      <style:text-properties officeooo:rsid="07ac7413"/>
    </style:style>
    <style:style style:name="T1072" style:family="text">
      <style:text-properties officeooo:rsid="06b7f509"/>
    </style:style>
    <style:style style:name="T1073" style:family="text">
      <style:text-properties officeooo:rsid="064b58cd"/>
    </style:style>
    <style:style style:name="T1074" style:family="text">
      <style:text-properties officeooo:rsid="06561f9f"/>
    </style:style>
    <style:style style:name="T1075" style:family="text">
      <style:text-properties officeooo:rsid="070ac113"/>
    </style:style>
    <style:style style:name="T1076" style:family="text">
      <style:text-properties officeooo:rsid="06baab08"/>
    </style:style>
    <style:style style:name="T1077" style:family="text">
      <style:text-properties officeooo:rsid="06bf1534"/>
    </style:style>
    <style:style style:name="T1078" style:family="text">
      <style:text-properties officeooo:rsid="06be5c13"/>
    </style:style>
    <style:style style:name="T1079" style:family="text">
      <style:text-properties officeooo:rsid="06bfc431"/>
    </style:style>
    <style:style style:name="T1080" style:family="text">
      <style:text-properties officeooo:rsid="06c88b47"/>
    </style:style>
    <style:style style:name="T1081" style:family="text">
      <style:text-properties officeooo:rsid="06c8c4b8"/>
    </style:style>
    <style:style style:name="T1082" style:family="text">
      <style:text-properties officeooo:rsid="06cb4e16"/>
    </style:style>
    <style:style style:name="T1083" style:family="text">
      <style:text-properties officeooo:rsid="07c3cd1f"/>
    </style:style>
    <style:style style:name="T1084" style:family="text">
      <style:text-properties officeooo:rsid="07ae1332"/>
    </style:style>
    <style:style style:name="T1085" style:family="text">
      <style:text-properties officeooo:rsid="07afb88a"/>
    </style:style>
    <style:style style:name="T1086" style:family="text">
      <style:text-properties officeooo:rsid="06cee584"/>
    </style:style>
    <style:style style:name="T1087" style:family="text">
      <style:text-properties officeooo:rsid="06cf01b5"/>
    </style:style>
    <style:style style:name="T1088" style:family="text">
      <style:text-properties officeooo:rsid="07b11f76"/>
    </style:style>
    <style:style style:name="T1089" style:family="text">
      <style:text-properties officeooo:rsid="06cfbb90"/>
    </style:style>
    <style:style style:name="T1090" style:family="text">
      <style:text-properties officeooo:rsid="06d015cc"/>
    </style:style>
    <style:style style:name="T1091" style:family="text">
      <style:text-properties officeooo:rsid="06d35ce6"/>
    </style:style>
    <style:style style:name="T1092" style:family="text">
      <style:text-properties officeooo:rsid="06d5b9b0"/>
    </style:style>
    <style:style style:name="T1093" style:family="text">
      <style:text-properties officeooo:rsid="06d60a2d"/>
    </style:style>
    <style:style style:name="T1094" style:family="text">
      <style:text-properties officeooo:rsid="06d842ad"/>
    </style:style>
    <style:style style:name="T1095" style:family="text">
      <style:text-properties officeooo:rsid="06daa4b4"/>
    </style:style>
    <style:style style:name="T1096" style:family="text">
      <style:text-properties officeooo:rsid="07b8167a"/>
    </style:style>
    <style:style style:name="T1097" style:family="text">
      <style:text-properties officeooo:rsid="06dbc190"/>
    </style:style>
    <style:style style:name="T1098" style:family="text">
      <style:text-properties officeooo:rsid="06e16a93"/>
    </style:style>
    <style:style style:name="T1099" style:family="text">
      <style:text-properties officeooo:rsid="07b870b6"/>
    </style:style>
    <style:style style:name="T1100" style:family="text">
      <style:text-properties officeooo:rsid="06e1b225"/>
    </style:style>
    <style:style style:name="T1101" style:family="text">
      <style:text-properties officeooo:rsid="07b9e6f9"/>
    </style:style>
    <style:style style:name="T1102" style:family="text">
      <style:text-properties officeooo:rsid="06da3586"/>
    </style:style>
    <style:style style:name="T1103" style:family="text">
      <style:text-properties officeooo:rsid="06e39896"/>
    </style:style>
    <style:style style:name="T1104" style:family="text">
      <style:text-properties officeooo:rsid="06e509bb"/>
    </style:style>
    <style:style style:name="T1105" style:family="text">
      <style:text-properties officeooo:rsid="06e329e3"/>
    </style:style>
    <style:style style:name="T1106" style:family="text">
      <style:text-properties officeooo:rsid="06e5f6a2"/>
    </style:style>
    <style:style style:name="T1107" style:family="text">
      <style:text-properties officeooo:rsid="4206c438"/>
    </style:style>
    <style:style style:name="T1108" style:family="text">
      <style:text-properties officeooo:rsid="42088098"/>
    </style:style>
    <style:style style:name="T1109" style:family="text">
      <style:text-properties officeooo:rsid="07be465b"/>
    </style:style>
    <style:style style:name="T1110" style:family="text">
      <style:text-properties officeooo:rsid="07161918"/>
    </style:style>
    <style:style style:name="T1111" style:family="text">
      <style:text-properties officeooo:rsid="071c6af4"/>
    </style:style>
    <style:style style:name="T1112" style:family="text">
      <style:text-properties officeooo:rsid="07c462ed"/>
    </style:style>
    <style:style style:name="T1113" style:family="text">
      <style:text-properties officeooo:rsid="06f5969b"/>
    </style:style>
    <style:style style:name="T1114" style:family="text">
      <style:text-properties officeooo:rsid="07c51aee"/>
    </style:style>
    <style:style style:name="T1115" style:family="text">
      <style:text-properties officeooo:rsid="07c605d3"/>
    </style:style>
    <style:style style:name="T1116" style:family="text">
      <style:text-properties officeooo:rsid="06ed2c4e"/>
    </style:style>
    <style:style style:name="T1117" style:family="text">
      <style:text-properties officeooo:rsid="06efad1b"/>
    </style:style>
    <style:style style:name="T1118" style:family="text">
      <style:text-properties officeooo:rsid="07c9399a"/>
    </style:style>
    <style:style style:name="T1119" style:family="text">
      <style:text-properties officeooo:rsid="06f414d5"/>
    </style:style>
    <style:style style:name="T1120" style:family="text">
      <style:text-properties officeooo:rsid="06f4bd26"/>
    </style:style>
    <style:style style:name="T1121" style:family="text">
      <style:text-properties officeooo:rsid="07c8c472"/>
    </style:style>
    <style:style style:name="T1122" style:family="text">
      <style:text-properties officeooo:rsid="073086e4"/>
    </style:style>
    <style:style style:name="T1123" style:family="text">
      <style:text-properties officeooo:rsid="064e4d83"/>
    </style:style>
    <style:style style:name="T1124" style:family="text">
      <style:text-properties officeooo:rsid="06eb387d"/>
    </style:style>
    <style:style style:name="T1125" style:family="text">
      <style:text-properties officeooo:rsid="0724ffcd"/>
    </style:style>
    <style:style style:name="T1126" style:family="text">
      <style:text-properties officeooo:rsid="07267c5b"/>
    </style:style>
    <style:style style:name="T1127" style:family="text">
      <style:text-properties officeooo:rsid="072944fc"/>
    </style:style>
    <style:style style:name="T1128" style:family="text">
      <style:text-properties officeooo:rsid="072c15f1"/>
    </style:style>
    <style:style style:name="T1129" style:family="text">
      <style:text-properties officeooo:rsid="07cb586d"/>
    </style:style>
    <style:style style:name="T1130" style:family="text">
      <style:text-properties officeooo:rsid="07cd9e6c"/>
    </style:style>
    <style:style style:name="T1131" style:family="text">
      <style:text-properties officeooo:rsid="073f4b27"/>
    </style:style>
    <style:style style:name="T1132" style:family="text">
      <style:text-properties officeooo:rsid="07424aba"/>
    </style:style>
    <style:style style:name="T1133" style:family="text">
      <style:text-properties officeooo:rsid="074482a7"/>
    </style:style>
    <style:style style:name="T1134" style:family="text">
      <style:text-properties officeooo:rsid="07d16452"/>
    </style:style>
    <style:style style:name="T1135" style:family="text">
      <style:text-properties officeooo:rsid="074489b5"/>
    </style:style>
    <style:style style:name="T1136" style:family="text">
      <style:text-properties officeooo:rsid="07456381"/>
    </style:style>
    <style:style style:name="T1137" style:family="text">
      <style:text-properties officeooo:rsid="064ad858"/>
    </style:style>
    <style:style style:name="T1138" style:family="text">
      <style:text-properties officeooo:rsid="07dac6b2"/>
    </style:style>
    <style:style style:name="T1139" style:family="text">
      <style:text-properties officeooo:rsid="07d2dc7a"/>
    </style:style>
    <style:style style:name="T1140" style:family="text">
      <style:text-properties officeooo:rsid="420c4e27"/>
    </style:style>
    <style:style style:name="T1141" style:family="text">
      <style:text-properties officeooo:rsid="0703e483"/>
    </style:style>
    <style:style style:name="T1142" style:family="text">
      <style:text-properties officeooo:rsid="420f27e6"/>
    </style:style>
    <style:style style:name="T1143" style:family="text">
      <style:text-properties officeooo:rsid="42163b68"/>
    </style:style>
    <style:style style:name="T1144" style:family="text">
      <style:text-properties officeooo:rsid="4219699e"/>
    </style:style>
    <style:style style:name="T1145" style:family="text">
      <style:text-properties officeooo:rsid="4223afd1"/>
    </style:style>
    <style:style style:name="T1146" style:family="text">
      <style:text-properties officeooo:rsid="0df3a6d2"/>
    </style:style>
    <style:style style:name="T1147" style:family="text">
      <style:text-properties officeooo:rsid="0df31025"/>
    </style:style>
    <style:style style:name="T1148" style:family="text">
      <style:text-properties officeooo:rsid="0e1eab64"/>
    </style:style>
    <style:style style:name="T1149" style:family="text">
      <style:text-properties officeooo:rsid="0d99d177"/>
    </style:style>
    <style:style style:name="T1150" style:family="text">
      <style:text-properties officeooo:rsid="0d5148cd"/>
    </style:style>
    <style:style style:name="T1151" style:family="text">
      <style:text-properties officeooo:rsid="0e9c5f66"/>
    </style:style>
    <style:style style:name="T1152" style:family="text">
      <style:text-properties officeooo:rsid="0d7be38b"/>
    </style:style>
    <style:style style:name="T1153" style:family="text">
      <style:text-properties officeooo:rsid="0d78ce61"/>
    </style:style>
    <style:style style:name="T1154" style:family="text">
      <style:text-properties officeooo:rsid="0d52cc2c"/>
    </style:style>
    <style:style style:name="T1155" style:family="text">
      <style:text-properties officeooo:rsid="0e9de063"/>
    </style:style>
    <style:style style:name="T1156" style:family="text">
      <style:text-properties officeooo:rsid="0d86e289"/>
    </style:style>
    <style:style style:name="T1157" style:family="text">
      <style:text-properties officeooo:rsid="0d7362c4"/>
    </style:style>
    <style:style style:name="T1158" style:family="text">
      <style:text-properties officeooo:rsid="0da33562"/>
    </style:style>
    <style:style style:name="T1159" style:family="text">
      <style:text-properties officeooo:rsid="0d8cc553"/>
    </style:style>
    <style:style style:name="T1160" style:family="text">
      <style:text-properties officeooo:rsid="0d827d58"/>
    </style:style>
    <style:style style:name="T1161" style:family="text">
      <style:text-properties officeooo:rsid="0d8d8e27"/>
    </style:style>
    <style:style style:name="T1162" style:family="text">
      <style:text-properties officeooo:rsid="0d9379a6"/>
    </style:style>
    <style:style style:name="T1163" style:family="text">
      <style:text-properties officeooo:rsid="0d95252a"/>
    </style:style>
    <style:style style:name="T1164" style:family="text">
      <style:text-properties officeooo:rsid="0d973a05"/>
    </style:style>
    <style:style style:name="T1165" style:family="text">
      <style:text-properties officeooo:rsid="0d9611f4"/>
    </style:style>
    <style:style style:name="T1166" style:family="text">
      <style:text-properties officeooo:rsid="0da36adf"/>
    </style:style>
    <style:style style:name="T1167" style:family="text">
      <style:text-properties officeooo:rsid="0da61f03"/>
    </style:style>
    <style:style style:name="T1168" style:family="text">
      <style:text-properties officeooo:rsid="0d54ac77"/>
    </style:style>
    <style:style style:name="T1169" style:family="text">
      <style:text-properties fo:language="en" fo:country="US"/>
    </style:style>
    <style:style style:name="T1170" style:family="text">
      <style:text-properties fo:language="en" fo:country="US" officeooo:rsid="42dfcd0c"/>
    </style:style>
    <style:style style:name="T1171" style:family="text">
      <style:text-properties fo:language="en" fo:country="US" fo:font-style="italic" style:language-asian="cs" style:country-asian="CZ" style:font-style-asian="italic" style:font-style-complex="italic"/>
    </style:style>
    <style:style style:name="T1172" style:family="text">
      <style:text-properties fo:language="en" fo:country="US" officeooo:rsid="3c72db6d" style:language-asian="cs" style:country-asian="CZ"/>
    </style:style>
    <style:style style:name="T1173" style:family="text">
      <style:text-properties officeooo:rsid="0d672746"/>
    </style:style>
    <style:style style:name="T1174" style:family="text">
      <style:text-properties officeooo:rsid="0d65bd7f"/>
    </style:style>
    <style:style style:name="T1175" style:family="text">
      <style:text-properties officeooo:rsid="0d641a8b"/>
    </style:style>
    <style:style style:name="T1176" style:family="text">
      <style:text-properties officeooo:rsid="0d642d48"/>
    </style:style>
    <style:style style:name="T1177" style:family="text">
      <style:text-properties officeooo:rsid="14f8118f"/>
    </style:style>
    <style:style style:name="T1178" style:family="text">
      <style:text-properties officeooo:rsid="148d1545"/>
    </style:style>
    <style:style style:name="T1179" style:family="text">
      <style:text-properties officeooo:rsid="1378da1b"/>
    </style:style>
    <style:style style:name="T1180" style:family="text">
      <style:text-properties officeooo:rsid="137a4bab"/>
    </style:style>
    <style:style style:name="T1181" style:family="text">
      <style:text-properties officeooo:rsid="141f9a46"/>
    </style:style>
    <style:style style:name="T1182" style:family="text">
      <style:text-properties officeooo:rsid="15bc82d1"/>
    </style:style>
    <style:style style:name="T1183" style:family="text">
      <style:text-properties officeooo:rsid="1373cf1b"/>
    </style:style>
    <style:style style:name="T1184" style:family="text">
      <style:text-properties officeooo:rsid="1372e044"/>
    </style:style>
    <style:style style:name="T1185" style:family="text">
      <style:text-properties officeooo:rsid="13d7cb84"/>
    </style:style>
    <style:style style:name="T1186" style:family="text">
      <style:text-properties officeooo:rsid="156d5b88"/>
    </style:style>
    <style:style style:name="T1187" style:family="text">
      <style:text-properties officeooo:rsid="0d517b12"/>
    </style:style>
    <style:style style:name="T1188" style:family="text">
      <style:text-properties officeooo:rsid="13dbe37e"/>
    </style:style>
    <style:style style:name="T1189" style:family="text">
      <style:text-properties officeooo:rsid="15c0997f"/>
    </style:style>
    <style:style style:name="T1190" style:family="text">
      <style:text-properties officeooo:rsid="13dcc169"/>
    </style:style>
    <style:style style:name="T1191" style:family="text">
      <style:text-properties officeooo:rsid="13bfba44"/>
    </style:style>
    <style:style style:name="T1192" style:family="text">
      <style:text-properties officeooo:rsid="149cb747"/>
    </style:style>
    <style:style style:name="T1193" style:family="text">
      <style:text-properties officeooo:rsid="13c1df0f"/>
    </style:style>
    <style:style style:name="T1194" style:family="text">
      <style:text-properties officeooo:rsid="1473ee5f"/>
    </style:style>
    <style:style style:name="T1195" style:family="text">
      <style:text-properties officeooo:rsid="15b70e3d"/>
    </style:style>
    <style:style style:name="T1196" style:family="text">
      <style:text-properties officeooo:rsid="14debc6e"/>
    </style:style>
    <style:style style:name="T1197" style:family="text">
      <style:text-properties officeooo:rsid="14052f0b"/>
    </style:style>
    <style:style style:name="T1198" style:family="text">
      <style:text-properties officeooo:rsid="155cc408"/>
    </style:style>
    <style:style style:name="T1199" style:family="text">
      <style:text-properties officeooo:rsid="13b3d86b"/>
    </style:style>
    <style:style style:name="T1200" style:family="text">
      <style:text-properties officeooo:rsid="14e10e7b"/>
    </style:style>
    <style:style style:name="T1201" style:family="text">
      <style:text-properties officeooo:rsid="14a5d507"/>
    </style:style>
    <style:style style:name="T1202" style:family="text">
      <style:text-properties officeooo:rsid="14f507b1"/>
    </style:style>
    <style:style style:name="T1203" style:family="text">
      <style:text-properties officeooo:rsid="14f54ff5"/>
    </style:style>
    <style:style style:name="T1204" style:family="text">
      <style:text-properties officeooo:rsid="14ef52e4"/>
    </style:style>
    <style:style style:name="T1205" style:family="text">
      <style:text-properties officeooo:rsid="13c7b16f"/>
    </style:style>
    <style:style style:name="T1206" style:family="text">
      <style:text-properties officeooo:rsid="14e5ca45"/>
    </style:style>
    <style:style style:name="T1207" style:family="text">
      <style:text-properties officeooo:rsid="14e779ca"/>
    </style:style>
    <style:style style:name="T1208" style:family="text">
      <style:text-properties officeooo:rsid="14a6e56f"/>
    </style:style>
    <style:style style:name="T1209" style:family="text">
      <style:text-properties officeooo:rsid="14386d6b"/>
    </style:style>
    <style:style style:name="T1210" style:family="text">
      <style:text-properties officeooo:rsid="13b10cbc"/>
    </style:style>
    <style:style style:name="T1211" style:family="text">
      <style:text-properties officeooo:rsid="13a2e8e7"/>
    </style:style>
    <style:style style:name="T1212" style:family="text">
      <style:text-properties officeooo:rsid="15db31d1"/>
    </style:style>
    <style:style style:name="T1213" style:family="text">
      <style:text-properties officeooo:rsid="15cca079"/>
    </style:style>
    <style:style style:name="T1214" style:family="text">
      <style:text-properties officeooo:rsid="13eab827"/>
    </style:style>
    <style:style style:name="T1215" style:family="text">
      <style:text-properties officeooo:rsid="145ed598"/>
    </style:style>
    <style:style style:name="T1216" style:family="text">
      <style:text-properties officeooo:rsid="14db0b0e"/>
    </style:style>
    <style:style style:name="T1217" style:family="text">
      <style:text-properties officeooo:rsid="14763bfa"/>
    </style:style>
    <style:style style:name="T1218" style:family="text">
      <style:text-properties officeooo:rsid="14fa473a"/>
    </style:style>
    <style:style style:name="T1219" style:family="text">
      <style:text-properties officeooo:rsid="14607a56"/>
    </style:style>
    <style:style style:name="T1220" style:family="text">
      <style:text-properties officeooo:rsid="141098ec"/>
    </style:style>
    <style:style style:name="T1221" style:family="text">
      <style:text-properties officeooo:rsid="1486dacd"/>
    </style:style>
    <style:style style:name="T1222" style:family="text">
      <style:text-properties officeooo:rsid="14851ed8"/>
    </style:style>
    <style:style style:name="T1223" style:family="text">
      <style:text-properties officeooo:rsid="1501b542"/>
    </style:style>
    <style:style style:name="T1224" style:family="text">
      <style:text-properties officeooo:rsid="1411859a"/>
    </style:style>
    <style:style style:name="T1225" style:family="text">
      <style:text-properties officeooo:rsid="14f6d9f7"/>
    </style:style>
    <style:style style:name="T1226" style:family="text">
      <style:text-properties officeooo:rsid="14f79117"/>
    </style:style>
    <style:style style:name="T1227" style:family="text">
      <style:text-properties officeooo:rsid="0106c0b3"/>
    </style:style>
    <style:style style:name="T1228" style:family="text">
      <style:text-properties officeooo:rsid="140e5cf0"/>
    </style:style>
    <style:style style:name="T1229" style:family="text">
      <style:text-properties officeooo:rsid="423cd2f0"/>
    </style:style>
    <style:style style:name="T1230" style:family="text">
      <style:text-properties officeooo:rsid="423ef309"/>
    </style:style>
    <style:style style:name="T1231" style:family="text">
      <style:text-properties officeooo:rsid="424adba8"/>
    </style:style>
    <style:style style:name="T1232" style:family="text">
      <style:text-properties officeooo:rsid="424bd0dd"/>
    </style:style>
    <style:style style:name="T1233" style:family="text">
      <style:text-properties officeooo:rsid="424f23a1"/>
    </style:style>
    <style:style style:name="T1234" style:family="text">
      <style:text-properties officeooo:rsid="424f63d3"/>
    </style:style>
    <style:style style:name="T1235" style:family="text">
      <style:text-properties officeooo:rsid="4250dfb2"/>
    </style:style>
    <style:style style:name="T1236" style:family="text">
      <style:text-properties officeooo:rsid="4251db75"/>
    </style:style>
    <style:style style:name="T1237" style:family="text">
      <style:text-properties officeooo:rsid="42565ba9"/>
    </style:style>
    <style:style style:name="T1238" style:family="text">
      <style:text-properties officeooo:rsid="42581a24"/>
    </style:style>
    <style:style style:name="T1239" style:family="text">
      <style:text-properties officeooo:rsid="425fcec7"/>
    </style:style>
    <style:style style:name="T1240" style:family="text">
      <style:text-properties officeooo:rsid="4262c8a5"/>
    </style:style>
    <style:style style:name="T1241" style:family="text">
      <style:text-properties officeooo:rsid="4265700c"/>
    </style:style>
    <style:style style:name="T1242" style:family="text">
      <style:text-properties officeooo:rsid="4266a051"/>
    </style:style>
    <style:style style:name="T1243" style:family="text">
      <style:text-properties officeooo:rsid="4268a559"/>
    </style:style>
    <style:style style:name="T1244" style:family="text">
      <style:text-properties officeooo:rsid="426adf97"/>
    </style:style>
    <style:style style:name="T1245" style:family="text">
      <style:text-properties officeooo:rsid="426fa2c7"/>
    </style:style>
    <style:style style:name="T1246" style:family="text">
      <style:text-properties officeooo:rsid="4271ea4e"/>
    </style:style>
    <style:style style:name="T1247" style:family="text">
      <style:text-properties officeooo:rsid="42769774"/>
    </style:style>
    <style:style style:name="T1248" style:family="text">
      <style:text-properties officeooo:rsid="28627fc3"/>
    </style:style>
    <style:style style:name="T1249" style:family="text">
      <style:text-properties officeooo:rsid="2332d987"/>
    </style:style>
    <style:style style:name="T1250" style:family="text">
      <style:text-properties officeooo:rsid="235399e7"/>
    </style:style>
    <style:style style:name="T1251" style:family="text">
      <style:text-properties officeooo:rsid="2356c6ea"/>
    </style:style>
    <style:style style:name="T1252" style:family="text">
      <style:text-properties officeooo:rsid="23585241"/>
    </style:style>
    <style:style style:name="T1253" style:family="text">
      <style:text-properties officeooo:rsid="2358e570"/>
    </style:style>
    <style:style style:name="T1254" style:family="text">
      <style:text-properties officeooo:rsid="232f7481"/>
    </style:style>
    <style:style style:name="T1255" style:family="text">
      <style:text-properties officeooo:rsid="20f7086f"/>
    </style:style>
    <style:style style:name="T1256" style:family="text">
      <style:text-properties officeooo:rsid="23b0ce43"/>
    </style:style>
    <style:style style:name="T1257" style:family="text">
      <style:text-properties officeooo:rsid="23c30856"/>
    </style:style>
    <style:style style:name="T1258" style:family="text">
      <style:text-properties officeooo:rsid="23adf46b"/>
    </style:style>
    <style:style style:name="T1259" style:family="text">
      <style:text-properties officeooo:rsid="23ac06b8"/>
    </style:style>
    <style:style style:name="T1260" style:family="text">
      <style:text-properties officeooo:rsid="23c07497"/>
    </style:style>
    <style:style style:name="T1261" style:family="text">
      <style:text-properties officeooo:rsid="2861b7f6"/>
    </style:style>
    <style:style style:name="T1262" style:family="text">
      <style:text-properties officeooo:rsid="214e4d42"/>
    </style:style>
    <style:style style:name="T1263" style:family="text">
      <style:text-properties officeooo:rsid="2197e806"/>
    </style:style>
    <style:style style:name="T1264" style:family="text">
      <style:text-properties officeooo:rsid="21996beb"/>
    </style:style>
    <style:style style:name="T1265" style:family="text">
      <style:text-properties officeooo:rsid="428433a0"/>
    </style:style>
    <style:style style:name="T1266" style:family="text">
      <style:text-properties officeooo:rsid="428739c8"/>
    </style:style>
    <style:style style:name="T1267" style:family="text">
      <style:text-properties officeooo:rsid="428cdb20"/>
    </style:style>
    <style:style style:name="T1268" style:family="text">
      <style:text-properties officeooo:rsid="4183bc64"/>
    </style:style>
    <style:style style:name="T1269" style:family="text">
      <style:text-properties officeooo:rsid="428dc179"/>
    </style:style>
    <style:style style:name="T1270" style:family="text">
      <style:text-properties officeooo:rsid="428e9e35"/>
    </style:style>
    <style:style style:name="T1271" style:family="text">
      <style:text-properties officeooo:rsid="428ed626"/>
    </style:style>
    <style:style style:name="T1272" style:family="text">
      <style:text-properties officeooo:rsid="2068fff3"/>
    </style:style>
    <style:style style:name="T1273" style:family="text">
      <style:text-properties officeooo:rsid="2305469b"/>
    </style:style>
    <style:style style:name="T1274" style:family="text">
      <style:text-properties officeooo:rsid="2065587c"/>
    </style:style>
    <style:style style:name="T1275" style:family="text">
      <style:text-properties officeooo:rsid="429c9e47"/>
    </style:style>
    <style:style style:name="T1276" style:family="text">
      <style:text-properties officeooo:rsid="429db58e"/>
    </style:style>
    <style:style style:name="T1277" style:family="text">
      <style:text-properties officeooo:rsid="429e2dc4"/>
    </style:style>
    <style:style style:name="T1278" style:family="text">
      <style:text-properties officeooo:rsid="42a6cc86"/>
    </style:style>
    <style:style style:name="T1279" style:family="text">
      <style:text-properties officeooo:rsid="42b275b3"/>
    </style:style>
    <style:style style:name="T1280" style:family="text">
      <style:text-properties officeooo:rsid="42dfcd0c"/>
    </style:style>
    <style:style style:name="T1281" style:family="text">
      <style:text-properties officeooo:rsid="42eaf809"/>
    </style:style>
    <style:style style:name="T1282" style:family="text">
      <style:text-properties officeooo:rsid="42ee1456"/>
    </style:style>
    <style:style style:name="T1283" style:family="text">
      <style:text-properties officeooo:rsid="42f34130"/>
    </style:style>
    <style:style style:name="T1284" style:family="text">
      <style:text-properties officeooo:rsid="42f4ebe1"/>
    </style:style>
    <style:style style:name="T1285" style:family="text">
      <style:text-properties officeooo:rsid="430e5e5e"/>
    </style:style>
    <style:style style:name="T1286" style:family="text">
      <style:text-properties officeooo:rsid="43158725"/>
    </style:style>
    <style:style style:name="T1287" style:family="text">
      <style:text-properties officeooo:rsid="4319d4ea"/>
    </style:style>
    <style:style style:name="T1288" style:family="text">
      <style:text-properties officeooo:rsid="4324cabd"/>
    </style:style>
    <style:style style:name="T1289" style:family="text">
      <style:text-properties officeooo:rsid="43273aa7"/>
    </style:style>
    <style:style style:name="T1290" style:family="text">
      <style:text-properties officeooo:rsid="432815d4"/>
    </style:style>
    <style:style style:name="T1291" style:family="text">
      <style:text-properties officeooo:rsid="432acc4d"/>
    </style:style>
    <style:style style:name="T1292" style:family="text">
      <style:text-properties fo:font-variant="normal" fo:text-transform="none" fo:color="#003399" style:font-name="TriviaSeznam" fo:font-size="6.84999990463257pt" fo:letter-spacing="normal" fo:font-style="normal" fo:font-weight="normal"/>
    </style:style>
    <style:style style:name="T1293" style:family="text">
      <style:text-properties fo:font-variant="normal" fo:text-transform="none" fo:color="#003399" style:font-name="TriviaSeznam" fo:font-size="6.84999990463257pt" fo:letter-spacing="normal" fo:font-style="normal" fo:font-weight="normal" officeooo:rsid="43f53e7c"/>
    </style:style>
    <style:style style:name="T1294" style:family="text">
      <style:text-properties fo:font-variant="normal" fo:text-transform="none" fo:color="#000000" fo:letter-spacing="normal"/>
    </style:style>
    <style:style style:name="T1295" style:family="text">
      <style:text-properties fo:font-variant="normal" fo:text-transform="none" fo:color="#000000" style:font-name="CharisSILW" fo:font-size="6.44999980926514pt" fo:letter-spacing="normal" fo:font-style="normal" fo:font-weight="normal"/>
    </style:style>
    <style:style style:name="T1296" style:family="text">
      <style:text-properties officeooo:rsid="4332d498"/>
    </style:style>
    <style:style style:name="T1297" style:family="text">
      <style:text-properties officeooo:rsid="4221a9c9"/>
    </style:style>
    <style:style style:name="T1298" style:family="text">
      <style:text-properties officeooo:rsid="43347c13"/>
    </style:style>
    <style:style style:name="T1299" style:family="text">
      <style:text-properties officeooo:rsid="4336617c"/>
    </style:style>
    <style:style style:name="T1300" style:family="text">
      <style:text-properties fo:font-size="9.5pt" fo:letter-spacing="0.009cm" fo:language="cs" fo:country="CZ" style:font-size-asian="9.5pt" style:language-asian="cs" style:country-asian="CZ"/>
    </style:style>
    <style:style style:name="T1301" style:family="text">
      <style:text-properties fo:font-size="9.5pt" fo:letter-spacing="0.009cm" fo:language="cs" fo:country="CZ" officeooo:rsid="2855eaa6" style:font-size-asian="9.5pt" style:language-asian="cs" style:country-asian="CZ"/>
    </style:style>
    <style:style style:name="T1302" style:family="text">
      <style:text-properties fo:font-size="9.5pt" fo:letter-spacing="0.009cm" fo:language="cs" fo:country="CZ" officeooo:rsid="20a75113" style:font-size-asian="9.5pt" style:language-asian="cs" style:country-asian="CZ"/>
    </style:style>
    <style:style style:name="T1303" style:family="text">
      <style:text-properties fo:font-size="9.5pt" fo:letter-spacing="0.009cm" fo:language="cs" fo:country="CZ" officeooo:rsid="20aac5d0" style:font-size-asian="9.5pt" style:language-asian="cs" style:country-asian="CZ"/>
    </style:style>
    <style:style style:name="T1304" style:family="text">
      <style:text-properties fo:font-size="9.5pt" fo:letter-spacing="0.009cm" fo:language="cs" fo:country="CZ" officeooo:rsid="20a56c6b" style:font-size-asian="9.5pt" style:language-asian="cs" style:country-asian="CZ"/>
    </style:style>
    <style:style style:name="T1305" style:family="text">
      <style:text-properties fo:font-size="9.5pt" fo:letter-spacing="0.009cm" fo:language="cs" fo:country="CZ" officeooo:rsid="20b19335" style:font-size-asian="9.5pt" style:language-asian="cs" style:country-asian="CZ"/>
    </style:style>
    <style:style style:name="T1306" style:family="text">
      <style:text-properties fo:font-size="9.5pt" fo:letter-spacing="0.009cm" fo:language="cs" fo:country="CZ" officeooo:rsid="36f6b437" style:font-size-asian="9.5pt" style:language-asian="cs" style:country-asian="CZ"/>
    </style:style>
    <style:style style:name="T1307" style:family="text">
      <style:text-properties fo:font-size="9.5pt" fo:letter-spacing="0.009cm" fo:language="cs" fo:country="CZ" officeooo:rsid="36f69b26" style:font-size-asian="9.5pt" style:language-asian="cs" style:country-asian="CZ"/>
    </style:style>
    <style:style style:name="T1308" style:family="text">
      <style:text-properties fo:font-size="9.5pt" fo:letter-spacing="0.009cm" fo:language="cs" fo:country="CZ" officeooo:rsid="20c1c0ac" style:font-size-asian="9.5pt" style:language-asian="cs" style:country-asian="CZ"/>
    </style:style>
    <style:style style:name="T1309" style:family="text">
      <style:text-properties fo:font-size="9.5pt" fo:letter-spacing="0.009cm" fo:language="cs" fo:country="CZ" officeooo:rsid="20c7ab34" style:font-size-asian="9.5pt" style:language-asian="cs" style:country-asian="CZ"/>
    </style:style>
    <style:style style:name="T1310" style:family="text">
      <style:text-properties fo:font-size="9.5pt" fo:letter-spacing="0.009cm" fo:language="cs" fo:country="CZ" officeooo:rsid="36f544f2" style:font-size-asian="9.5pt" style:language-asian="cs" style:country-asian="CZ"/>
    </style:style>
    <style:style style:name="T1311" style:family="text">
      <style:text-properties fo:font-size="9.5pt" fo:letter-spacing="0.009cm" fo:language="cs" fo:country="CZ" officeooo:rsid="236a0e98" style:font-size-asian="9.5pt" style:language-asian="cs" style:country-asian="CZ"/>
    </style:style>
    <style:style style:name="T1312" style:family="text">
      <style:text-properties fo:font-size="9.5pt" fo:letter-spacing="0.009cm" fo:language="cs" fo:country="CZ" officeooo:rsid="285c2fe7" style:font-size-asian="9.5pt" style:language-asian="cs" style:country-asian="CZ"/>
    </style:style>
    <style:style style:name="T1313" style:family="text">
      <style:text-properties fo:font-size="9.5pt" fo:letter-spacing="0.009cm" fo:language="cs" fo:country="CZ" officeooo:rsid="20af97d2" style:font-size-asian="9.5pt" style:language-asian="cs" style:country-asian="CZ"/>
    </style:style>
    <style:style style:name="T1314" style:family="text">
      <style:text-properties fo:font-size="9.5pt" fo:letter-spacing="0.009cm" fo:language="cs" fo:country="CZ" officeooo:rsid="20c7e044" style:font-size-asian="9.5pt" style:language-asian="cs" style:country-asian="CZ"/>
    </style:style>
    <style:style style:name="T1315" style:family="text">
      <style:text-properties fo:font-size="9.5pt" fo:letter-spacing="0.009cm" fo:language="cs" fo:country="CZ" officeooo:rsid="21fc73fc" style:font-size-asian="9.5pt" style:language-asian="cs" style:country-asian="CZ"/>
    </style:style>
    <style:style style:name="T1316" style:family="text">
      <style:text-properties fo:font-size="9.5pt" fo:letter-spacing="0.009cm" fo:language="cs" fo:country="CZ" officeooo:rsid="3b1a3190" style:font-size-asian="9.5pt" style:language-asian="cs" style:country-asian="CZ"/>
    </style:style>
    <style:style style:name="T1317" style:family="text">
      <style:text-properties fo:font-size="9.5pt" fo:letter-spacing="0.009cm" fo:language="cs" fo:country="CZ" officeooo:rsid="433ee31c" style:font-size-asian="9.5pt" style:language-asian="cs" style:country-asian="CZ"/>
    </style:style>
    <style:style style:name="T1318" style:family="text">
      <style:text-properties fo:font-size="9.5pt" fo:letter-spacing="0.009cm" fo:language="cs" fo:country="CZ" officeooo:rsid="433fbe6a" style:font-size-asian="9.5pt" style:language-asian="cs" style:country-asian="CZ"/>
    </style:style>
    <style:style style:name="T1319" style:family="text">
      <style:text-properties fo:font-size="9.5pt" fo:letter-spacing="0.009cm" fo:language="cs" fo:country="CZ" officeooo:rsid="434f4046" style:font-size-asian="9.5pt" style:language-asian="cs" style:country-asian="CZ"/>
    </style:style>
    <style:style style:name="T1320" style:family="text">
      <style:text-properties fo:font-size="9.5pt" fo:letter-spacing="0.009cm" fo:language="cs" fo:country="CZ" officeooo:rsid="43503b01" style:font-size-asian="9.5pt" style:language-asian="cs" style:country-asian="CZ"/>
    </style:style>
    <style:style style:name="T1321" style:family="text">
      <style:text-properties fo:font-size="9.5pt" fo:letter-spacing="0.009cm" fo:language="cs" fo:country="CZ" officeooo:rsid="4351f3b5" style:font-size-asian="9.5pt" style:language-asian="cs" style:country-asian="CZ"/>
    </style:style>
    <style:style style:name="T1322" style:family="text">
      <style:text-properties fo:font-size="9.5pt" fo:letter-spacing="0.009cm" fo:language="cs" fo:country="CZ" officeooo:rsid="4394e85f" style:font-size-asian="9.5pt" style:language-asian="cs" style:country-asian="CZ"/>
    </style:style>
    <style:style style:name="T1323" style:family="text">
      <style:text-properties fo:font-size="9.5pt" fo:letter-spacing="0.009cm" fo:language="cs" fo:country="CZ" officeooo:rsid="439bf373" style:font-size-asian="9.5pt" style:language-asian="cs" style:country-asian="CZ"/>
    </style:style>
    <style:style style:name="T1324" style:family="text">
      <style:text-properties fo:font-size="9.5pt" fo:letter-spacing="0.009cm" fo:language="cs" fo:country="CZ" officeooo:rsid="43a3871f" style:font-size-asian="9.5pt" style:language-asian="cs" style:country-asian="CZ"/>
    </style:style>
    <style:style style:name="T1325" style:family="text">
      <style:text-properties fo:font-size="9.5pt" fo:letter-spacing="0.009cm" fo:language="cs" fo:country="CZ" officeooo:rsid="43a45b0d" style:font-size-asian="9.5pt" style:language-asian="cs" style:country-asian="CZ"/>
    </style:style>
    <style:style style:name="T1326" style:family="text">
      <style:text-properties fo:font-size="9.5pt" fo:letter-spacing="0.009cm" fo:language="cs" fo:country="CZ" officeooo:rsid="43a5e30b" style:font-size-asian="9.5pt" style:language-asian="cs" style:country-asian="CZ"/>
    </style:style>
    <style:style style:name="T1327" style:family="text">
      <style:text-properties fo:font-size="9.5pt" fo:letter-spacing="0.009cm" fo:language="cs" fo:country="CZ" officeooo:rsid="43ac195e" style:font-size-asian="9.5pt" style:language-asian="cs" style:country-asian="CZ"/>
    </style:style>
    <style:style style:name="T1328" style:family="text">
      <style:text-properties fo:font-size="9.5pt" fo:letter-spacing="0.009cm" fo:language="cs" fo:country="CZ" officeooo:rsid="43ac281a" style:font-size-asian="9.5pt" style:language-asian="cs" style:country-asian="CZ"/>
    </style:style>
    <style:style style:name="T1329" style:family="text">
      <style:text-properties fo:font-size="9.5pt" fo:letter-spacing="0.009cm" fo:language="cs" fo:country="CZ" officeooo:rsid="20a3122c" style:font-size-asian="9.5pt" style:language-asian="cs" style:country-asian="CZ"/>
    </style:style>
    <style:style style:name="T1330" style:family="text">
      <style:text-properties fo:font-size="9.5pt" fo:letter-spacing="0.009cm" fo:language="cs" fo:country="CZ" officeooo:rsid="43ba6c21" style:font-size-asian="9.5pt" style:language-asian="cs" style:country-asian="CZ"/>
    </style:style>
    <style:style style:name="T1331" style:family="text">
      <style:text-properties fo:font-size="9.5pt" fo:letter-spacing="0.009cm" fo:language="cs" fo:country="CZ" officeooo:rsid="43bac81c" style:font-size-asian="9.5pt" style:language-asian="cs" style:country-asian="CZ"/>
    </style:style>
    <style:style style:name="T1332" style:family="text">
      <style:text-properties fo:font-size="9.5pt" fo:letter-spacing="0.009cm" fo:language="cs" fo:country="CZ" officeooo:rsid="43be5955" style:font-size-asian="9.5pt" style:language-asian="cs" style:country-asian="CZ"/>
    </style:style>
    <style:style style:name="T1333" style:family="text">
      <style:text-properties fo:font-size="9.5pt" fo:letter-spacing="0.009cm" fo:language="cs" fo:country="CZ" officeooo:rsid="44195206" style:font-size-asian="9.5pt" style:language-asian="cs" style:country-asian="CZ"/>
    </style:style>
    <style:style style:name="T1334" style:family="text">
      <style:text-properties fo:font-size="9.5pt" fo:letter-spacing="0.009cm" fo:language="cs" fo:country="CZ" officeooo:rsid="4433bb28" style:font-size-asian="9.5pt" style:language-asian="cs" style:country-asian="CZ"/>
    </style:style>
    <style:style style:name="T1335" style:family="text">
      <style:text-properties fo:font-size="9.5pt" fo:letter-spacing="0.009cm" fo:language="cs" fo:country="CZ" officeooo:rsid="445860cf" style:font-size-asian="9.5pt" style:language-asian="cs" style:country-asian="CZ"/>
    </style:style>
    <style:style style:name="T1336" style:family="text">
      <style:text-properties fo:font-size="9.5pt" fo:letter-spacing="0.009cm" fo:language="cs" fo:country="CZ" officeooo:rsid="4465a5a9" style:font-size-asian="9.5pt" style:language-asian="cs" style:country-asian="CZ"/>
    </style:style>
    <style:style style:name="T1337" style:family="text">
      <style:text-properties fo:font-size="9.5pt" fo:letter-spacing="0.009cm" fo:language="cs" fo:country="CZ" officeooo:rsid="4466f43b" style:font-size-asian="9.5pt" style:language-asian="cs" style:country-asian="CZ"/>
    </style:style>
    <style:style style:name="T1338" style:family="text">
      <style:text-properties fo:font-size="9.5pt" fo:letter-spacing="0.009cm" fo:language="cs" fo:country="CZ" officeooo:rsid="4485bff1" style:font-size-asian="9.5pt" style:language-asian="cs" style:country-asian="CZ"/>
    </style:style>
    <style:style style:name="T1339" style:family="text">
      <style:text-properties fo:font-size="9.5pt" fo:letter-spacing="0.009cm" fo:language="cs" fo:country="CZ" officeooo:rsid="44861341" style:font-size-asian="9.5pt" style:language-asian="cs" style:country-asian="CZ"/>
    </style:style>
    <style:style style:name="T1340" style:family="text">
      <style:text-properties fo:font-size="9.5pt" fo:letter-spacing="0.009cm" fo:language="cs" fo:country="CZ" officeooo:rsid="448eac4a" style:font-size-asian="9.5pt" style:language-asian="cs" style:country-asian="CZ"/>
    </style:style>
    <style:style style:name="T1341" style:family="text">
      <style:text-properties fo:font-size="9.5pt" fo:letter-spacing="0.009cm" fo:language="cs" fo:country="CZ" officeooo:rsid="448f43d4" style:font-size-asian="9.5pt" style:language-asian="cs" style:country-asian="CZ"/>
    </style:style>
    <style:style style:name="T1342" style:family="text">
      <style:text-properties fo:font-size="9.5pt" fo:letter-spacing="0.009cm" fo:language="cs" fo:country="CZ" officeooo:rsid="44920769" style:font-size-asian="9.5pt" style:language-asian="cs" style:country-asian="CZ"/>
    </style:style>
    <style:style style:name="T1343" style:family="text">
      <style:text-properties fo:font-size="9.5pt" fo:letter-spacing="0.009cm" fo:language="cs" fo:country="CZ" officeooo:rsid="4492ba49" style:font-size-asian="9.5pt" style:language-asian="cs" style:country-asian="CZ"/>
    </style:style>
    <style:style style:name="T1344" style:family="text">
      <style:text-properties fo:font-size="9.5pt" fo:letter-spacing="0.009cm" fo:language="cs" fo:country="CZ" officeooo:rsid="452755ec" style:font-size-asian="9.5pt" style:language-asian="cs" style:country-asian="CZ"/>
    </style:style>
    <style:style style:name="T1345" style:family="text">
      <style:text-properties fo:font-size="9.5pt" fo:letter-spacing="0.009cm" fo:language="cs" fo:country="CZ" officeooo:rsid="452bb8e9" style:font-size-asian="9.5pt" style:language-asian="cs" style:country-asian="CZ"/>
    </style:style>
    <style:style style:name="T1346" style:family="text">
      <style:text-properties fo:font-size="9.5pt" fo:letter-spacing="0.009cm" fo:language="cs" fo:country="CZ" officeooo:rsid="452fa940" style:font-size-asian="9.5pt" style:language-asian="cs" style:country-asian="CZ"/>
    </style:style>
    <style:style style:name="T1347" style:family="text">
      <style:text-properties fo:font-size="9.5pt" fo:letter-spacing="0.009cm" fo:language="cs" fo:country="CZ" officeooo:rsid="453450cc" style:font-size-asian="9.5pt" style:language-asian="cs" style:country-asian="CZ"/>
    </style:style>
    <style:style style:name="T1348" style:family="text">
      <style:text-properties fo:font-size="9.5pt" fo:letter-spacing="0.009cm" fo:language="cs" fo:country="CZ" officeooo:rsid="456bd37a" style:font-size-asian="9.5pt" style:language-asian="cs" style:country-asian="CZ"/>
    </style:style>
    <style:style style:name="T1349" style:family="text">
      <style:text-properties fo:font-size="9.5pt" fo:letter-spacing="0.009cm" fo:language="cs" fo:country="CZ" officeooo:rsid="45f1faf2" style:font-size-asian="9.5pt" style:language-asian="cs" style:country-asian="CZ"/>
    </style:style>
    <style:style style:name="T1350" style:family="text">
      <style:text-properties fo:font-size="9.5pt" fo:letter-spacing="0.009cm" fo:language="cs" fo:country="CZ" officeooo:rsid="450f29c4" style:font-size-asian="9.5pt" style:language-asian="cs" style:country-asian="CZ"/>
    </style:style>
    <style:style style:name="T1351" style:family="text">
      <style:text-properties fo:font-size="9.5pt" fo:letter-spacing="0.009cm" fo:language="cs" fo:country="CZ" officeooo:rsid="45f235af" style:font-size-asian="9.5pt" style:language-asian="cs" style:country-asian="CZ"/>
    </style:style>
    <style:style style:name="T1352" style:family="text">
      <style:text-properties fo:font-size="9.5pt" fo:letter-spacing="0.009cm" fo:language="cs" fo:country="CZ" officeooo:rsid="4640e581" style:font-size-asian="9.5pt" style:language-asian="cs" style:country-asian="CZ"/>
    </style:style>
    <style:style style:name="T1353" style:family="text">
      <style:text-properties fo:font-size="9.5pt" fo:letter-spacing="0.009cm" fo:language="cs" fo:country="CZ" officeooo:rsid="46a9974b" style:font-size-asian="9.5pt" style:language-asian="cs" style:country-asian="CZ"/>
    </style:style>
    <style:style style:name="T1354" style:family="text">
      <style:text-properties fo:font-size="9.5pt" fo:letter-spacing="0.009cm" fo:language="cs" fo:country="CZ" officeooo:rsid="4432a080" style:font-size-asian="9.5pt" style:language-asian="cs" style:country-asian="CZ"/>
    </style:style>
    <style:style style:name="T1355" style:family="text">
      <style:text-properties fo:font-size="9.5pt" fo:letter-spacing="0.009cm" fo:language="cs" fo:country="CZ" officeooo:rsid="445e2b2f" style:font-size-asian="9.5pt" style:language-asian="cs" style:country-asian="CZ"/>
    </style:style>
    <style:style style:name="T1356" style:family="text">
      <style:text-properties fo:font-size="9.5pt" fo:letter-spacing="0.009cm" fo:language="cs" fo:country="CZ" officeooo:rsid="46eda8eb" style:font-size-asian="9.5pt" style:language-asian="cs" style:country-asian="CZ"/>
    </style:style>
    <style:style style:name="T1357" style:family="text">
      <style:text-properties fo:font-size="9.5pt" fo:letter-spacing="0.009cm" fo:language="cs" fo:country="CZ" officeooo:rsid="223e7fa9" style:font-size-asian="9.5pt" style:language-asian="cs" style:country-asian="CZ"/>
    </style:style>
    <style:style style:name="T1358" style:family="text">
      <style:text-properties fo:font-size="9.5pt" fo:letter-spacing="0.009cm" fo:language="cs" fo:country="CZ" officeooo:rsid="22462321" style:font-size-asian="9.5pt" style:language-asian="cs" style:country-asian="CZ"/>
    </style:style>
    <style:style style:name="T1359" style:family="text">
      <style:text-properties fo:font-size="9.5pt" fo:letter-spacing="0.009cm" fo:language="cs" fo:country="CZ" officeooo:rsid="4729103d" style:font-size-asian="9.5pt" style:language-asian="cs" style:country-asian="CZ"/>
    </style:style>
    <style:style style:name="T1360" style:family="text">
      <style:text-properties fo:font-size="9.5pt" fo:letter-spacing="0.009cm" fo:language="cs" fo:country="CZ" fo:font-style="italic" style:font-size-asian="9.5pt" style:language-asian="cs" style:country-asian="CZ" style:font-style-asian="italic" style:font-style-complex="italic"/>
    </style:style>
    <style:style style:name="T136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6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6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64"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65"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66"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67"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68"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73"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74"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75"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80"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81"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82"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83"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84"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85"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86"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87"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88"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89" style:family="text">
      <style:text-properties fo:font-size="9.5pt" fo:letter-spacing="0.009cm" fo:language="cs" fo:country="CZ" fo:font-style="normal" style:font-size-asian="9.5pt" style:language-asian="cs" style:country-asian="CZ" style:font-style-asian="normal" style:font-style-complex="normal"/>
    </style:style>
    <style:style style:name="T139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91"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9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93"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94"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95"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96"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97"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9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99"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400"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401"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402"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403"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404"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405"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406"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407"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408"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09"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10"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11"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12"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13"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14"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15"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16"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17"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18"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19" style:family="text">
      <style:text-properties fo:font-size="9.5pt" fo:letter-spacing="0.009cm" fo:language="en" fo:country="US" officeooo:rsid="20b19335" style:font-size-asian="9.5pt" style:language-asian="cs" style:country-asian="CZ"/>
    </style:style>
    <style:style style:name="T1420"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21" style:family="text">
      <style:text-properties fo:font-size="9.5pt" fo:language="cs" fo:country="CZ" style:font-size-asian="9.5pt" style:language-asian="cs" style:country-asian="CZ"/>
    </style:style>
    <style:style style:name="T1422" style:family="text">
      <style:text-properties fo:font-size="9.5pt" fo:language="cs" fo:country="CZ" officeooo:rsid="2858b2e9" style:font-size-asian="9.5pt" style:language-asian="cs" style:country-asian="CZ"/>
    </style:style>
    <style:style style:name="T1423" style:family="text">
      <style:text-properties fo:font-size="9.5pt" fo:language="cs" fo:country="CZ" officeooo:rsid="227d5938" style:font-size-asian="9.5pt" style:language-asian="cs" style:country-asian="CZ"/>
    </style:style>
    <style:style style:name="T1424" style:family="text">
      <style:text-properties fo:font-size="9.5pt" fo:language="cs" fo:country="CZ" officeooo:rsid="285a490a" style:font-size-asian="9.5pt" style:language-asian="cs" style:country-asian="CZ"/>
    </style:style>
    <style:style style:name="T1425" style:family="text">
      <style:text-properties fo:font-size="9.5pt" fo:language="cs" fo:country="CZ" officeooo:rsid="47650ee5" style:font-size-asian="9.5pt" style:language-asian="cs" style:country-asian="CZ"/>
    </style:style>
    <style:style style:name="T1426" style:family="text">
      <style:text-properties fo:font-size="9.5pt" fo:language="cs" fo:country="CZ" officeooo:rsid="4762122a" style:font-size-asian="9.5pt" style:language-asian="cs" style:country-asian="CZ"/>
    </style:style>
    <style:style style:name="T1427" style:family="text">
      <style:text-properties fo:font-size="9.5pt" fo:language="cs" fo:country="CZ" officeooo:rsid="477853cb" style:font-size-asian="9.5pt" style:language-asian="cs" style:country-asian="CZ"/>
    </style:style>
    <style:style style:name="T1428" style:family="text">
      <style:text-properties fo:font-size="9.5pt" fo:language="cs" fo:country="CZ" officeooo:rsid="4779dbd8" style:font-size-asian="9.5pt" style:language-asian="cs" style:country-asian="CZ"/>
    </style:style>
    <style:style style:name="T1429" style:family="text">
      <style:text-properties fo:font-size="9.5pt" fo:language="cs" fo:country="CZ" officeooo:rsid="477b4020" style:font-size-asian="9.5pt" style:language-asian="cs" style:country-asian="CZ"/>
    </style:style>
    <style:style style:name="T1430" style:family="text">
      <style:text-properties fo:font-size="9.5pt" fo:language="cs" fo:country="CZ" fo:font-style="italic" officeooo:rsid="477853cb" style:font-size-asian="9.5pt" style:language-asian="cs" style:country-asian="CZ" style:font-style-asian="italic" style:font-style-complex="italic"/>
    </style:style>
    <style:style style:name="T1431" style:family="text">
      <style:text-properties officeooo:rsid="236484a9"/>
    </style:style>
    <style:style style:name="T1432" style:family="text">
      <style:text-properties officeooo:rsid="23e1443b"/>
    </style:style>
    <style:style style:name="T1433" style:family="text">
      <style:text-properties officeooo:rsid="2b53750b"/>
    </style:style>
    <style:style style:name="T1434" style:family="text">
      <style:text-properties officeooo:rsid="3eb19fe3"/>
    </style:style>
    <style:style style:name="T1435" style:family="text">
      <style:text-properties officeooo:rsid="4343fce0"/>
    </style:style>
    <style:style style:name="T1436" style:family="text">
      <style:text-properties officeooo:rsid="4345f66c"/>
    </style:style>
    <style:style style:name="T1437" style:family="text">
      <style:text-properties officeooo:rsid="4352408b"/>
    </style:style>
    <style:style style:name="T1438" style:family="text">
      <style:text-properties officeooo:rsid="435e2f0b"/>
    </style:style>
    <style:style style:name="T1439" style:family="text">
      <style:text-properties officeooo:rsid="43693d6f"/>
    </style:style>
    <style:style style:name="T1440"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41"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42"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4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44"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45" style:family="text">
      <style:text-properties officeooo:rsid="43729964"/>
    </style:style>
    <style:style style:name="T1446" style:family="text">
      <style:text-properties officeooo:rsid="43747d89"/>
    </style:style>
    <style:style style:name="T1447" style:family="text">
      <style:text-properties officeooo:rsid="4376cefd"/>
    </style:style>
    <style:style style:name="T1448" style:family="text">
      <style:text-properties officeooo:rsid="4377299c"/>
    </style:style>
    <style:style style:name="T1449" style:family="text">
      <style:text-properties officeooo:rsid="43788b3e"/>
    </style:style>
    <style:style style:name="T1450" style:family="text">
      <style:text-properties officeooo:rsid="437c7857"/>
    </style:style>
    <style:style style:name="T1451" style:family="text">
      <style:text-properties officeooo:rsid="4392189d"/>
    </style:style>
    <style:style style:name="T1452" style:family="text">
      <style:text-properties officeooo:rsid="4398f50f"/>
    </style:style>
    <style:style style:name="T1453" style:family="text">
      <style:text-properties officeooo:rsid="43c79b14"/>
    </style:style>
    <style:style style:name="T1454" style:family="text">
      <style:text-properties officeooo:rsid="43c8b90a"/>
    </style:style>
    <style:style style:name="T1455" style:family="text">
      <style:text-properties officeooo:rsid="43d8441a"/>
    </style:style>
    <style:style style:name="T1456" style:family="text">
      <style:text-properties officeooo:rsid="43d9ffe7"/>
    </style:style>
    <style:style style:name="T1457" style:family="text">
      <style:text-properties officeooo:rsid="43db04da"/>
    </style:style>
    <style:style style:name="T1458" style:family="text">
      <style:text-properties officeooo:rsid="43e625a3"/>
    </style:style>
    <style:style style:name="T1459" style:family="text">
      <style:text-properties officeooo:rsid="43f0411d"/>
    </style:style>
    <style:style style:name="T1460" style:family="text">
      <style:text-properties officeooo:rsid="43f0c76f"/>
    </style:style>
    <style:style style:name="T1461" style:family="text">
      <style:text-properties officeooo:rsid="43f16bd5"/>
    </style:style>
    <style:style style:name="T1462" style:family="text">
      <style:text-properties officeooo:rsid="43f53e7c"/>
    </style:style>
    <style:style style:name="T1463" style:family="text">
      <style:text-properties officeooo:rsid="43fcda60"/>
    </style:style>
    <style:style style:name="T1464" style:family="text">
      <style:text-properties officeooo:rsid="440d303b"/>
    </style:style>
    <style:style style:name="T1465" style:family="text">
      <style:text-properties officeooo:rsid="44114e8f"/>
    </style:style>
    <style:style style:name="T1466"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67"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68"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69"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70"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71"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72"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73"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74"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75"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76"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77"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78"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79"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80"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81"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82"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83"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84"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85"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86" style:family="text">
      <style:text-properties style:use-window-font-color="true" style:text-line-through-style="none" style:text-line-through-type="none" fo:language="cs" fo:country="CZ" style:language-asian="cs" style:country-asian="CZ"/>
    </style:style>
    <style:style style:name="T1487" style:family="text">
      <style:text-properties style:use-window-font-color="true" style:text-line-through-style="none" style:text-line-through-type="none" fo:language="cs" fo:country="CZ" officeooo:rsid="4196f96e" style:language-asian="cs" style:country-asian="CZ"/>
    </style:style>
    <style:style style:name="T1488" style:family="text">
      <style:text-properties style:use-window-font-color="true" style:text-line-through-style="none" style:text-line-through-type="none" fo:language="cs" fo:country="CZ" officeooo:rsid="473d0f57" style:language-asian="cs" style:country-asian="CZ"/>
    </style:style>
    <style:style style:name="T1489" style:family="text">
      <style:text-properties style:use-window-font-color="true" style:text-line-through-style="none" style:text-line-through-type="none" fo:language="cs" fo:country="CZ" officeooo:rsid="4742de43" style:language-asian="cs" style:country-asian="CZ"/>
    </style:style>
    <style:style style:name="T1490" style:family="text">
      <style:text-properties style:use-window-font-color="true" style:text-line-through-style="none" style:text-line-through-type="none" fo:language="cs" fo:country="CZ" officeooo:rsid="474682b1" style:language-asian="cs" style:country-asian="CZ"/>
    </style:style>
    <style:style style:name="T1491" style:family="text">
      <style:text-properties style:use-window-font-color="true" style:text-line-through-style="none" style:text-line-through-type="none" fo:language="cs" fo:country="CZ" officeooo:rsid="477b4e24" style:language-asian="cs" style:country-asian="CZ"/>
    </style:style>
    <style:style style:name="T1492" style:family="text">
      <style:text-properties style:use-window-font-color="true" officeooo:rsid="4196f96e"/>
    </style:style>
    <style:style style:name="T1493" style:family="text">
      <style:text-properties style:use-window-font-color="true" fo:font-style="normal" officeooo:rsid="4196f96e" style:font-style-asian="normal" style:font-style-complex="normal"/>
    </style:style>
    <style:style style:name="T1494" style:family="text">
      <style:text-properties style:use-window-font-color="true" fo:font-style="normal" officeooo:rsid="47472b07" style:font-style-asian="normal" style:font-style-complex="normal"/>
    </style:style>
    <style:style style:name="T1495" style:family="text">
      <style:text-properties style:use-window-font-color="true" fo:language="cs" fo:country="CZ" officeooo:rsid="4196f96e" style:language-asian="cs" style:country-asian="CZ"/>
    </style:style>
    <style:style style:name="T1496"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79770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3ec20f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47a075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229c2711"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47aada9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38" style:family="text">
      <style:text-properties officeooo:rsid="4424b05c"/>
    </style:style>
    <style:style style:name="T1539" style:family="text">
      <style:text-properties officeooo:rsid="44311d51"/>
    </style:style>
    <style:style style:name="T1540" style:family="text">
      <style:text-properties officeooo:rsid="4432a080"/>
    </style:style>
    <style:style style:name="T1541" style:family="text">
      <style:text-properties officeooo:rsid="44365146"/>
    </style:style>
    <style:style style:name="T1542" style:family="text">
      <style:text-properties officeooo:rsid="4437edb7"/>
    </style:style>
    <style:style style:name="T1543" style:family="text">
      <style:text-properties officeooo:rsid="443afbec"/>
    </style:style>
    <style:style style:name="T1544" style:family="text">
      <style:text-properties officeooo:rsid="443d2069"/>
    </style:style>
    <style:style style:name="T1545" style:family="text">
      <style:text-properties officeooo:rsid="4441b764"/>
    </style:style>
    <style:style style:name="T1546" style:family="text">
      <style:text-properties officeooo:rsid="444bc75d"/>
    </style:style>
    <style:style style:name="T1547" style:family="text">
      <style:text-properties officeooo:rsid="4450dea7"/>
    </style:style>
    <style:style style:name="T1548" style:family="text">
      <style:text-properties officeooo:rsid="445237d7"/>
    </style:style>
    <style:style style:name="T1549" style:family="text">
      <style:text-properties officeooo:rsid="4454cbfd"/>
    </style:style>
    <style:style style:name="T1550" style:family="text">
      <style:text-properties officeooo:rsid="4456908c"/>
    </style:style>
    <style:style style:name="T1551" style:family="text">
      <style:text-properties officeooo:rsid="445e2b2f"/>
    </style:style>
    <style:style style:name="T1552" style:family="text">
      <style:text-properties fo:color="#ff6347" fo:letter-spacing="0.009cm" fo:language="cs" fo:country="CZ" style:language-asian="cs" style:country-asian="CZ"/>
    </style:style>
    <style:style style:name="T1553" style:family="text">
      <style:text-properties fo:color="#14beaa" fo:letter-spacing="0.009cm" fo:language="cs" fo:country="CZ" style:language-asian="cs" style:country-asian="CZ"/>
    </style:style>
    <style:style style:name="T1554" style:family="text">
      <style:text-properties officeooo:rsid="44768436"/>
    </style:style>
    <style:style style:name="T1555"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56" style:family="text">
      <style:text-properties officeooo:rsid="44a01454"/>
    </style:style>
    <style:style style:name="T1557" style:family="text">
      <style:text-properties officeooo:rsid="44a1d1af"/>
    </style:style>
    <style:style style:name="T1558" style:family="text">
      <style:text-properties officeooo:rsid="44a76340"/>
    </style:style>
    <style:style style:name="T1559" style:family="text">
      <style:text-properties officeooo:rsid="44b04513"/>
    </style:style>
    <style:style style:name="T1560" style:family="text">
      <style:text-properties officeooo:rsid="44da323a"/>
    </style:style>
    <style:style style:name="T1561" style:family="text">
      <style:text-properties officeooo:rsid="44df6fe2"/>
    </style:style>
    <style:style style:name="T1562" style:family="text">
      <style:text-properties officeooo:rsid="44dfe53c"/>
    </style:style>
    <style:style style:name="T1563" style:family="text">
      <style:text-properties officeooo:rsid="44e0a0ee"/>
    </style:style>
    <style:style style:name="T1564" style:family="text">
      <style:text-properties officeooo:rsid="44e16bea"/>
    </style:style>
    <style:style style:name="T1565" style:family="text">
      <style:text-properties officeooo:rsid="44e1fdac"/>
    </style:style>
    <style:style style:name="T1566" style:family="text">
      <style:text-properties officeooo:rsid="44e21114"/>
    </style:style>
    <style:style style:name="T1567" style:family="text">
      <style:text-properties officeooo:rsid="44e3307b"/>
    </style:style>
    <style:style style:name="T1568" style:family="text">
      <style:text-properties officeooo:rsid="44e47cc3"/>
    </style:style>
    <style:style style:name="T1569" style:family="text">
      <style:text-properties officeooo:rsid="44e90c12"/>
    </style:style>
    <style:style style:name="T1570" style:family="text">
      <style:text-properties officeooo:rsid="44ec45c4"/>
    </style:style>
    <style:style style:name="T1571" style:family="text">
      <style:text-properties officeooo:rsid="44ecb49e"/>
    </style:style>
    <style:style style:name="T1572" style:family="text">
      <style:text-properties officeooo:rsid="44ed0108"/>
    </style:style>
    <style:style style:name="T1573" style:family="text">
      <style:text-properties officeooo:rsid="44f2cdb1"/>
    </style:style>
    <style:style style:name="T1574" style:family="text">
      <style:text-properties officeooo:rsid="44f440f7"/>
    </style:style>
    <style:style style:name="T1575" style:family="text">
      <style:text-properties officeooo:rsid="44f5db52"/>
    </style:style>
    <style:style style:name="T1576" style:family="text">
      <style:text-properties officeooo:rsid="44f6e28c"/>
    </style:style>
    <style:style style:name="T1577" style:family="text">
      <style:text-properties officeooo:rsid="44f900a2"/>
    </style:style>
    <style:style style:name="T1578" style:family="text">
      <style:text-properties officeooo:rsid="44fd23c2"/>
    </style:style>
    <style:style style:name="T1579" style:family="text">
      <style:text-properties officeooo:rsid="44feebea"/>
    </style:style>
    <style:style style:name="T1580" style:family="text">
      <style:text-properties officeooo:rsid="4501e332"/>
    </style:style>
    <style:style style:name="T1581" style:family="text">
      <style:text-properties officeooo:rsid="45020594"/>
    </style:style>
    <style:style style:name="T1582" style:family="text">
      <style:text-properties officeooo:rsid="450384f8"/>
    </style:style>
    <style:style style:name="T1583" style:family="text">
      <style:text-properties officeooo:rsid="4510c842"/>
    </style:style>
    <style:style style:name="T1584" style:family="text">
      <style:text-properties officeooo:rsid="4516deb2"/>
    </style:style>
    <style:style style:name="T1585" style:family="text">
      <style:text-properties officeooo:rsid="451c08b8"/>
    </style:style>
    <style:style style:name="T1586" style:family="text">
      <style:text-properties officeooo:rsid="451e038a"/>
    </style:style>
    <style:style style:name="T1587" style:family="text">
      <style:text-properties officeooo:rsid="45219b7c"/>
    </style:style>
    <style:style style:name="T1588" style:family="text">
      <style:text-properties officeooo:rsid="4525b1ef"/>
    </style:style>
    <style:style style:name="T1589" style:family="text">
      <style:text-properties officeooo:rsid="453724fd"/>
    </style:style>
    <style:style style:name="T1590" style:family="text">
      <style:text-properties officeooo:rsid="45391b83"/>
    </style:style>
    <style:style style:name="T1591" style:family="text">
      <style:text-properties officeooo:rsid="454403e3"/>
    </style:style>
    <style:style style:name="T1592" style:family="text">
      <style:text-properties officeooo:rsid="4545778c"/>
    </style:style>
    <style:style style:name="T1593" style:family="text">
      <style:text-properties officeooo:rsid="45682813"/>
    </style:style>
    <style:style style:name="T1594" style:family="text">
      <style:text-properties officeooo:rsid="4569a83d"/>
    </style:style>
    <style:style style:name="T1595" style:family="text">
      <style:text-properties officeooo:rsid="456bd37a"/>
    </style:style>
    <style:style style:name="T1596" style:family="text">
      <style:text-properties officeooo:rsid="456e94ef"/>
    </style:style>
    <style:style style:name="T1597" style:family="text">
      <style:text-properties officeooo:rsid="456fc581"/>
    </style:style>
    <style:style style:name="T1598" style:family="text">
      <style:text-properties officeooo:rsid="45705093"/>
    </style:style>
    <style:style style:name="T1599" style:family="text">
      <style:text-properties officeooo:rsid="45745cb4"/>
    </style:style>
    <style:style style:name="T1600" style:family="text">
      <style:text-properties officeooo:rsid="4576495e"/>
    </style:style>
    <style:style style:name="T1601" style:family="text">
      <style:text-properties officeooo:rsid="458256d3"/>
    </style:style>
    <style:style style:name="T1602" style:family="text">
      <style:text-properties officeooo:rsid="4584727f"/>
    </style:style>
    <style:style style:name="T1603" style:family="text">
      <style:text-properties officeooo:rsid="4586916b"/>
    </style:style>
    <style:style style:name="T1604" style:family="text">
      <style:text-properties officeooo:rsid="45b6870f"/>
    </style:style>
    <style:style style:name="T1605" style:family="text">
      <style:text-properties officeooo:rsid="45b7a3e3"/>
    </style:style>
    <style:style style:name="T1606" style:family="text">
      <style:text-properties officeooo:rsid="45b9f21d"/>
    </style:style>
    <style:style style:name="T1607" style:family="text">
      <style:text-properties officeooo:rsid="45c9cdcf"/>
    </style:style>
    <style:style style:name="T1608" style:family="text">
      <style:text-properties officeooo:rsid="45ca2201"/>
    </style:style>
    <style:style style:name="T1609" style:family="text">
      <style:text-properties officeooo:rsid="45cfcb32"/>
    </style:style>
    <style:style style:name="T1610" style:family="text">
      <style:text-properties officeooo:rsid="45d01a49"/>
    </style:style>
    <style:style style:name="T1611" style:family="text">
      <style:text-properties officeooo:rsid="45d13ef5"/>
    </style:style>
    <style:style style:name="T1612" style:family="text">
      <style:text-properties officeooo:rsid="45d2f23d"/>
    </style:style>
    <style:style style:name="T1613" style:family="text">
      <style:text-properties officeooo:rsid="45d494ab"/>
    </style:style>
    <style:style style:name="T1614" style:family="text">
      <style:text-properties officeooo:rsid="45d8acf1"/>
    </style:style>
    <style:style style:name="T1615" style:family="text">
      <style:text-properties officeooo:rsid="45da00d1"/>
    </style:style>
    <style:style style:name="T1616" style:family="text">
      <style:text-properties officeooo:rsid="45e4f811"/>
    </style:style>
    <style:style style:name="T1617" style:family="text">
      <style:text-properties officeooo:rsid="45e69f26"/>
    </style:style>
    <style:style style:name="T1618" style:family="text">
      <style:text-properties officeooo:rsid="45e97adb"/>
    </style:style>
    <style:style style:name="T1619" style:family="text">
      <style:text-properties officeooo:rsid="45eac0f7"/>
    </style:style>
    <style:style style:name="T1620" style:family="text">
      <style:text-properties officeooo:rsid="45eadbd5"/>
    </style:style>
    <style:style style:name="T1621" style:family="text">
      <style:text-properties officeooo:rsid="462b572f"/>
    </style:style>
    <style:style style:name="T1622" style:family="text">
      <style:text-properties officeooo:rsid="46392006"/>
    </style:style>
    <style:style style:name="T1623" style:family="text">
      <style:text-properties officeooo:rsid="442a52c1"/>
    </style:style>
    <style:style style:name="T1624" style:family="text">
      <style:text-properties officeooo:rsid="4646bd5b"/>
    </style:style>
    <style:style style:name="T1625" style:family="text">
      <style:text-properties officeooo:rsid="464c907b"/>
    </style:style>
    <style:style style:name="T1626" style:family="text">
      <style:text-properties officeooo:rsid="4652c2c6"/>
    </style:style>
    <style:style style:name="T1627" style:family="text">
      <style:text-properties officeooo:rsid="465c67a2"/>
    </style:style>
    <style:style style:name="T1628" style:family="text">
      <style:text-properties officeooo:rsid="465d5d5c"/>
    </style:style>
    <style:style style:name="T1629" style:family="text">
      <style:text-properties officeooo:rsid="465e62af"/>
    </style:style>
    <style:style style:name="T1630" style:family="text">
      <style:text-properties officeooo:rsid="46603adc"/>
    </style:style>
    <style:style style:name="T1631" style:family="text">
      <style:text-properties officeooo:rsid="46660212"/>
    </style:style>
    <style:style style:name="T1632" style:family="text">
      <style:text-properties officeooo:rsid="4669fd39"/>
    </style:style>
    <style:style style:name="T1633" style:family="text">
      <style:text-properties officeooo:rsid="46749832"/>
    </style:style>
    <style:style style:name="T1634" style:family="text">
      <style:text-properties officeooo:rsid="467e6717"/>
    </style:style>
    <style:style style:name="T1635" style:family="text">
      <style:text-properties officeooo:rsid="467e6cdc"/>
    </style:style>
    <style:style style:name="T1636" style:family="text">
      <style:text-properties officeooo:rsid="468ef263"/>
    </style:style>
    <style:style style:name="T1637" style:family="text">
      <style:text-properties officeooo:rsid="46b85568"/>
    </style:style>
    <style:style style:name="T1638" style:family="text">
      <style:text-properties officeooo:rsid="46b96769"/>
    </style:style>
    <style:style style:name="T1639" style:family="text">
      <style:text-properties officeooo:rsid="46baf1e6"/>
    </style:style>
    <style:style style:name="T1640" style:family="text">
      <style:text-properties officeooo:rsid="46bc4b04"/>
    </style:style>
    <style:style style:name="T1641" style:family="text">
      <style:text-properties officeooo:rsid="46cb66ec"/>
    </style:style>
    <style:style style:name="T1642" style:family="text">
      <style:text-properties officeooo:rsid="46d6600e"/>
    </style:style>
    <style:style style:name="T1643" style:family="text">
      <style:text-properties officeooo:rsid="46df25b9"/>
    </style:style>
    <style:style style:name="T1644" style:family="text">
      <style:text-properties officeooo:rsid="46e31ba8"/>
    </style:style>
    <style:style style:name="T1645" style:family="text">
      <style:text-properties fo:letter-spacing="0.009cm" fo:language="cs" fo:country="CZ" fo:font-style="italic" style:language-asian="cs" style:country-asian="CZ" style:font-style-asian="italic" style:font-style-complex="italic"/>
    </style:style>
    <style:style style:name="T1646" style:family="text">
      <style:text-properties fo:letter-spacing="0.009cm" fo:language="cs" fo:country="CZ" fo:font-style="italic" officeooo:rsid="2b05b4e8" style:language-asian="cs" style:country-asian="CZ" style:font-style-asian="italic" style:font-style-complex="italic"/>
    </style:style>
    <style:style style:name="T1647" style:family="text">
      <style:text-properties fo:letter-spacing="0.009cm" fo:language="cs" fo:country="CZ" fo:font-style="italic" officeooo:rsid="20a75113" style:language-asian="cs" style:country-asian="CZ" style:font-style-asian="italic" style:font-style-complex="italic"/>
    </style:style>
    <style:style style:name="T1648"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649" style:family="text">
      <style:text-properties fo:letter-spacing="0.009cm" fo:language="cs" fo:country="CZ" fo:font-style="normal" style:language-asian="cs" style:country-asian="CZ" style:font-style-asian="normal" style:font-style-complex="normal"/>
    </style:style>
    <style:style style:name="T1650" style:family="text">
      <style:text-properties fo:letter-spacing="0.009cm" fo:language="cs" fo:country="CZ" fo:font-style="normal" officeooo:rsid="2b05b4e8" style:language-asian="cs" style:country-asian="CZ" style:font-style-asian="normal" style:font-style-complex="normal"/>
    </style:style>
    <style:style style:name="T1651" style:family="text">
      <style:text-properties fo:letter-spacing="0.009cm" fo:language="cs" fo:country="CZ" fo:font-style="normal" officeooo:rsid="4423b342" style:language-asian="cs" style:country-asian="CZ" style:font-style-asian="normal" style:font-style-complex="normal"/>
    </style:style>
    <style:style style:name="T1652" style:family="text">
      <style:text-properties fo:letter-spacing="0.009cm" fo:language="cs" fo:country="CZ" fo:font-style="normal" officeooo:rsid="4424b05c" style:language-asian="cs" style:country-asian="CZ" style:font-style-asian="normal" style:font-style-complex="normal"/>
    </style:style>
    <style:style style:name="T1653" style:family="text">
      <style:text-properties fo:letter-spacing="0.009cm" fo:language="cs" fo:country="CZ" fo:font-style="normal" officeooo:rsid="20a75113" style:language-asian="cs" style:country-asian="CZ" style:font-style-asian="normal" style:font-style-complex="normal"/>
    </style:style>
    <style:style style:name="T1654" style:family="text">
      <style:text-properties fo:letter-spacing="0.009cm" fo:language="cs" fo:country="CZ" fo:font-style="normal" officeooo:rsid="463b6e56" style:language-asian="cs" style:country-asian="CZ" style:font-style-asian="normal" style:font-style-complex="normal"/>
    </style:style>
    <style:style style:name="T1655"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656"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657" style:family="text">
      <style:text-properties fo:letter-spacing="0.009cm" fo:language="cs" fo:country="CZ" fo:font-weight="bold" style:language-asian="cs" style:country-asian="CZ" style:font-weight-asian="bold" style:font-weight-complex="bold"/>
    </style:style>
    <style:style style:name="T1658" style:family="text">
      <style:text-properties fo:letter-spacing="0.009cm" fo:language="cs" fo:country="CZ" style:language-asian="cs" style:country-asian="CZ"/>
    </style:style>
    <style:style style:name="T1659" style:family="text">
      <style:text-properties fo:letter-spacing="0.009cm" fo:language="cs" fo:country="CZ" officeooo:rsid="463463df" style:language-asian="cs" style:country-asian="CZ"/>
    </style:style>
    <style:style style:name="T1660" style:family="text">
      <style:text-properties fo:letter-spacing="0.009cm" fo:language="cs" fo:country="CZ" officeooo:rsid="20ace839" style:language-asian="cs" style:country-asian="CZ"/>
    </style:style>
    <style:style style:name="T1661" style:family="text">
      <style:text-properties fo:letter-spacing="0.009cm" fo:language="cs" fo:country="CZ" officeooo:rsid="46ce3d9d" style:language-asian="cs" style:country-asian="CZ"/>
    </style:style>
    <style:style style:name="T1662" style:family="text">
      <style:text-properties fo:letter-spacing="0.009cm" fo:language="cs" fo:country="CZ" officeooo:rsid="44604b77" style:language-asian="cs" style:country-asian="CZ"/>
    </style:style>
    <style:style style:name="T1663" style:family="text">
      <style:text-properties fo:letter-spacing="0.009cm" fo:language="cs" fo:country="CZ" officeooo:rsid="46ce7f95" style:language-asian="cs" style:country-asian="CZ"/>
    </style:style>
    <style:style style:name="T1664" style:family="text">
      <style:text-properties fo:letter-spacing="0.009cm" fo:language="cs" fo:country="CZ" officeooo:rsid="4464fca1" style:language-asian="cs" style:country-asian="CZ"/>
    </style:style>
    <style:style style:name="T1665" style:family="text">
      <style:text-properties fo:letter-spacing="0.009cm" fo:language="cs" fo:country="CZ" officeooo:rsid="46cfc8eb" style:language-asian="cs" style:country-asian="CZ"/>
    </style:style>
    <style:style style:name="T1666" style:family="text">
      <style:text-properties fo:letter-spacing="0.009cm" fo:language="cs" fo:country="CZ" officeooo:rsid="463f8dec" style:language-asian="cs" style:country-asian="CZ"/>
    </style:style>
    <style:style style:name="T1667" style:family="text">
      <style:text-properties fo:letter-spacing="0.009cm" fo:language="cs" fo:country="CZ" officeooo:rsid="20aac5d0" style:language-asian="cs" style:country-asian="CZ"/>
    </style:style>
    <style:style style:name="T1668" style:family="text">
      <style:text-properties fo:letter-spacing="0.009cm" fo:language="cs" fo:country="CZ" officeooo:rsid="44338544" style:language-asian="cs" style:country-asian="CZ"/>
    </style:style>
    <style:style style:name="T1669" style:family="text">
      <style:text-properties fo:letter-spacing="0.009cm" fo:language="cs" fo:country="CZ" officeooo:rsid="4729103d" style:language-asian="cs" style:country-asian="CZ"/>
    </style:style>
    <style:style style:name="T1670" style:family="text">
      <style:text-properties officeooo:rsid="46edf604"/>
    </style:style>
    <style:style style:name="T1671" style:family="text">
      <style:text-properties officeooo:rsid="46fd40f0"/>
    </style:style>
    <style:style style:name="T1672" style:family="text">
      <style:text-properties officeooo:rsid="470487c7"/>
    </style:style>
    <style:style style:name="T1673" style:family="text">
      <style:text-properties officeooo:rsid="46fd6bc4"/>
    </style:style>
    <style:style style:name="T1674" style:family="text">
      <style:text-properties officeooo:rsid="470d46c9"/>
    </style:style>
    <style:style style:name="T1675" style:family="text">
      <style:text-properties officeooo:rsid="470eecb0"/>
    </style:style>
    <style:style style:name="T1676" style:family="text">
      <style:text-properties officeooo:rsid="4710ab04"/>
    </style:style>
    <style:style style:name="T1677" style:family="text">
      <style:text-properties officeooo:rsid="47197ac2"/>
    </style:style>
    <style:style style:name="T1678" style:family="text">
      <style:text-properties officeooo:rsid="22cc5d09"/>
    </style:style>
    <style:style style:name="T1679" style:family="text">
      <style:text-properties officeooo:rsid="22c85621"/>
    </style:style>
    <style:style style:name="T1680" style:family="text">
      <style:text-properties officeooo:rsid="22a871c9"/>
    </style:style>
    <style:style style:name="T1681" style:family="text">
      <style:text-properties officeooo:rsid="22c8d110"/>
    </style:style>
    <style:style style:name="T1682" style:family="text">
      <style:text-properties officeooo:rsid="22447983"/>
    </style:style>
    <style:style style:name="T1683" style:family="text">
      <style:text-properties officeooo:rsid="22ba25be"/>
    </style:style>
    <style:style style:name="T1684" style:family="text">
      <style:text-properties officeooo:rsid="21adb664"/>
    </style:style>
    <style:style style:name="T1685" style:family="text">
      <style:text-properties officeooo:rsid="22b85964"/>
    </style:style>
    <style:style style:name="T1686" style:family="text">
      <style:text-properties officeooo:rsid="22a758fa"/>
    </style:style>
    <style:style style:name="T1687" style:family="text">
      <style:text-properties officeooo:rsid="21b1e115"/>
    </style:style>
    <style:style style:name="T1688" style:family="text">
      <style:text-properties officeooo:rsid="3ed641e4"/>
    </style:style>
    <style:style style:name="T1689" style:family="text">
      <style:text-properties officeooo:rsid="3ec6cf35"/>
    </style:style>
    <style:style style:name="T1690" style:family="text">
      <style:text-properties officeooo:rsid="3ec81767"/>
    </style:style>
    <style:style style:name="T1691" style:family="text">
      <style:text-properties officeooo:rsid="228a945e"/>
    </style:style>
    <style:style style:name="T1692" style:family="text">
      <style:text-properties officeooo:rsid="22d30b1a"/>
    </style:style>
    <style:style style:name="T1693" style:family="text">
      <style:text-properties officeooo:rsid="3ebedd03"/>
    </style:style>
    <style:style style:name="T1694" style:family="text">
      <style:text-properties officeooo:rsid="3dd6370d"/>
    </style:style>
    <style:style style:name="T1695" style:family="text">
      <style:text-properties fo:color="#000000" style:font-name="CharisSILW" fo:font-size="6.44999980926514pt" fo:letter-spacing="normal" fo:font-style="italic" fo:font-weight="normal"/>
    </style:style>
    <style:style style:name="T1696" style:family="text">
      <style:text-properties officeooo:rsid="224eb86c"/>
    </style:style>
    <style:style style:name="T1697" style:family="text">
      <style:text-properties officeooo:rsid="27897b12"/>
    </style:style>
    <style:style style:name="T1698" style:family="text">
      <style:text-properties officeooo:rsid="278b0b58"/>
    </style:style>
    <style:style style:name="T1699" style:family="text">
      <style:text-properties officeooo:rsid="250c1d04"/>
    </style:style>
    <style:style style:name="T1700" style:family="text">
      <style:text-properties officeooo:rsid="3dc38f99"/>
    </style:style>
    <style:style style:name="T1701" style:family="text">
      <style:text-properties officeooo:rsid="2298b5b6"/>
    </style:style>
    <style:style style:name="T1702" style:family="text">
      <style:text-properties officeooo:rsid="229b2d63"/>
    </style:style>
    <style:style style:name="T1703" style:family="text">
      <style:text-properties officeooo:rsid="2209a5d2"/>
    </style:style>
    <style:style style:name="T1704" style:family="text">
      <style:text-properties officeooo:rsid="220b2653"/>
    </style:style>
    <style:style style:name="T1705" style:family="text">
      <style:text-properties officeooo:rsid="220d11cf"/>
    </style:style>
    <style:style style:name="T1706" style:family="text">
      <style:text-properties officeooo:rsid="220e90a3"/>
    </style:style>
    <style:style style:name="T1707" style:family="text">
      <style:text-properties officeooo:rsid="47271ee8"/>
    </style:style>
    <style:style style:name="T1708" style:family="text">
      <style:text-properties officeooo:rsid="472ee6a5"/>
    </style:style>
    <style:style style:name="T1709" style:family="text">
      <style:text-properties officeooo:rsid="473b47ec"/>
    </style:style>
    <style:style style:name="T1710" style:family="text">
      <style:text-properties officeooo:rsid="473b82af"/>
    </style:style>
    <style:style style:name="T1711" style:family="text">
      <style:text-properties officeooo:rsid="473c63ce"/>
    </style:style>
    <style:style style:name="T1712" style:family="text">
      <style:text-properties officeooo:rsid="473db4f8"/>
    </style:style>
    <style:style style:name="T1713" style:family="text">
      <style:text-properties officeooo:rsid="473f8f03"/>
    </style:style>
    <style:style style:name="T1714" style:family="text">
      <style:text-properties officeooo:rsid="4740573f"/>
    </style:style>
    <style:style style:name="T1715" style:family="text">
      <style:text-properties officeooo:rsid="4740f18a"/>
    </style:style>
    <style:style style:name="T1716" style:family="text">
      <style:text-properties officeooo:rsid="47425a59"/>
    </style:style>
    <style:style style:name="T1717" style:family="text">
      <style:text-properties officeooo:rsid="16489aa3"/>
    </style:style>
    <style:style style:name="T1718" style:family="text">
      <style:text-properties officeooo:rsid="47472b07"/>
    </style:style>
    <style:style style:name="T1719" style:family="text">
      <style:text-properties officeooo:rsid="474a8ad9"/>
    </style:style>
    <style:style style:name="T1720" style:family="text">
      <style:text-properties officeooo:rsid="474c37af"/>
    </style:style>
    <style:style style:name="T1721" style:family="text">
      <style:text-properties officeooo:rsid="474ce652"/>
    </style:style>
    <style:style style:name="T1722" style:family="text">
      <style:text-properties officeooo:rsid="13dfae71"/>
    </style:style>
    <style:style style:name="T1723" style:family="text">
      <style:text-properties officeooo:rsid="474d83cb"/>
    </style:style>
    <style:style style:name="T1724" style:family="text">
      <style:text-properties officeooo:rsid="474dfd99"/>
    </style:style>
    <style:style style:name="T1725" style:family="text">
      <style:text-properties officeooo:rsid="474fe975"/>
    </style:style>
    <style:style style:name="T1726" style:family="text">
      <style:text-properties officeooo:rsid="47535b68"/>
    </style:style>
    <style:style style:name="T1727" style:family="text">
      <style:text-properties officeooo:rsid="475470af"/>
    </style:style>
    <style:style style:name="T1728" style:family="text">
      <style:text-properties officeooo:rsid="47560ffa"/>
    </style:style>
    <style:style style:name="T1729" style:family="text">
      <style:text-properties officeooo:rsid="4757030d"/>
    </style:style>
    <style:style style:name="T1730" style:family="text">
      <style:text-properties officeooo:rsid="4758ec9f"/>
    </style:style>
    <style:style style:name="T1731" style:family="text">
      <style:text-properties officeooo:rsid="475ec342"/>
    </style:style>
    <style:style style:name="T1732" style:family="text">
      <style:text-properties officeooo:rsid="4766863b"/>
    </style:style>
    <style:style style:name="T1733" style:family="text">
      <style:text-properties officeooo:rsid="476be735"/>
    </style:style>
    <style:style style:name="T1734" style:family="text">
      <style:text-properties officeooo:rsid="476c4503"/>
    </style:style>
    <style:style style:name="T1735" style:family="text">
      <style:text-properties officeooo:rsid="476fe7b1"/>
    </style:style>
    <style:style style:name="T1736" style:family="text">
      <style:text-properties officeooo:rsid="477853cb"/>
    </style:style>
    <style:style style:name="T1737" style:family="text">
      <style:text-properties officeooo:rsid="477b4e24"/>
    </style:style>
    <style:style style:name="T1738" style:family="text">
      <style:text-properties officeooo:rsid="477c827f"/>
    </style:style>
    <style:style style:name="T1739" style:family="text">
      <style:text-properties officeooo:rsid="477d442f"/>
    </style:style>
    <style:style style:name="T1740" style:family="text">
      <style:text-properties officeooo:rsid="4780c1df"/>
    </style:style>
    <style:style style:name="T1741" style:family="text">
      <style:text-properties officeooo:rsid="478393e7"/>
    </style:style>
    <style:style style:name="T1742" style:family="text">
      <style:text-properties officeooo:rsid="21b23b24"/>
    </style:style>
    <style:style style:name="T1743" style:family="text">
      <style:text-properties officeooo:rsid="4788ddb4"/>
    </style:style>
    <style:style style:name="T1744" style:family="text">
      <style:text-properties officeooo:rsid="207d25a9"/>
    </style:style>
    <style:style style:name="T1745" style:family="text">
      <style:text-properties officeooo:rsid="47947161"/>
    </style:style>
    <style:style style:name="T1746" style:family="text">
      <style:text-properties officeooo:rsid="471bddda"/>
    </style:style>
    <style:style style:name="T1747" style:family="text">
      <style:text-properties officeooo:rsid="479af11d"/>
    </style:style>
    <style:style style:name="T1748" style:family="text">
      <style:text-properties officeooo:rsid="479c1924"/>
    </style:style>
    <style:style style:name="T1749" style:family="text">
      <style:text-properties officeooo:rsid="479e0003"/>
    </style:style>
    <style:style style:name="T1750" style:family="text">
      <style:text-properties officeooo:rsid="47a07597"/>
    </style:style>
    <style:style style:name="T1751" style:family="text">
      <style:text-properties officeooo:rsid="3ec20f06"/>
    </style:style>
    <style:style style:name="T1752" style:family="text">
      <style:text-properties officeooo:rsid="15053b3d"/>
    </style:style>
    <style:style style:name="T1753" style:family="text">
      <style:text-properties officeooo:rsid="47aada94"/>
    </style:style>
    <style:style style:name="T1754" style:family="text">
      <style:text-properties officeooo:rsid="47ae70f7"/>
    </style:style>
    <style:style style:name="T1755" style:family="text">
      <style:text-properties officeooo:rsid="47af4025"/>
    </style:style>
    <style:style style:name="T1756" style:family="text">
      <style:text-properties officeooo:rsid="47b07499"/>
    </style:style>
    <style:style style:name="T1757" style:family="text">
      <style:text-properties officeooo:rsid="47b0c811"/>
    </style:style>
    <style:style style:name="T175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5"/>
      <text:p text:style-name="P107"/>
      <text:p text:style-name="P6"/>
      <text:p text:style-name="P6"/>
      <text:p text:style-name="P448">Dračák</text:p>
      <text:p text:style-name="P444"/>
      <text:p text:style-name="P444"/>
      <text:p text:style-name="P449">podle staré školy</text:p>
      <text:p text:style-name="P445"/>
      <text:p text:style-name="P450">SCHOPNOSTI POVOLÁNÍ</text:p>
      <text:p text:style-name="P445"/>
      <text:p text:style-name="P446"/>
      <text:p text:style-name="P445"/>
      <text:p text:style-name="P445"/>
      <text:p text:style-name="P445"/>
      <text:p text:style-name="P445"/>
      <text:p text:style-name="P445"><text:soft-page-break/></text:p>
      <text:p text:style-name="P447"/>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58"><text:a xlink:type="simple" xlink:href="#__RefHeading___Toc1652_4210766435" text:style-name="Internet_20_link" text:visited-style-name="Internet_20_link">Boj</text:a><text:tab/>3</text:p>
          <text:p text:style-name="P459"><text:a xlink:type="simple" xlink:href="#__RefHeading___Toc35032_2345985184" text:style-name="Internet_20_link" text:visited-style-name="Internet_20_link">Jak se učit pravidla pro boj</text:a><text:tab/>3</text:p>
          <text:p text:style-name="P459"><text:a xlink:type="simple" xlink:href="#__RefHeading___Toc12860_4230435934" text:style-name="Internet_20_link" text:visited-style-name="Internet_20_link">Představení situace</text:a><text:tab/>3</text:p>
          <text:p text:style-name="P459"><text:a xlink:type="simple" xlink:href="#__RefHeading___Toc12862_4230435934" text:style-name="Internet_20_link" text:visited-style-name="Internet_20_link">Kola</text:a><text:tab/>4</text:p>
          <text:p text:style-name="P459"><text:a xlink:type="simple" xlink:href="#__RefHeading___Toc1656_4210766435" text:style-name="Internet_20_link" text:visited-style-name="Internet_20_link">Úmysly</text:a><text:tab/>5</text:p>
          <text:p text:style-name="P459"><text:a xlink:type="simple" xlink:href="#__RefHeading___Toc33057_2891756509" text:style-name="Internet_20_link" text:visited-style-name="Internet_20_link">Hod na úspěch a na obranu</text:a><text:tab/>11</text:p>
          <text:p text:style-name="P459"><text:a xlink:type="simple" xlink:href="#__RefHeading___Toc33059_2891756509" text:style-name="Internet_20_link" text:visited-style-name="Internet_20_link"><text:span text:style-name="T381">Z</text:span></text:a><text:a xlink:type="simple" xlink:href="#__RefHeading___Toc33059_2891756509" text:style-name="Internet_20_link" text:visited-style-name="Internet_20_link"><text:span text:style-name="T381">ranění</text:span></text:a><text:tab/>17</text:p>
          <text:p text:style-name="P459"><text:a xlink:type="simple" xlink:href="#__RefHeading___Toc35034_2345985184" text:style-name="Internet_20_link" text:visited-style-name="Internet_20_link">Váš první souboj</text:a><text:tab/>25</text:p>
          <text:p text:style-name="P459"><text:a xlink:type="simple" xlink:href="#__RefHeading___Toc33233_2891756509" text:style-name="Internet_20_link" text:visited-style-name="Internet_20_link">Výhody a nevýhody</text:a><text:tab/>25</text:p>
          <text:p text:style-name="P459"><text:a xlink:type="simple" xlink:href="#__RefHeading___Toc33235_2891756509" text:style-name="Internet_20_link" text:visited-style-name="Internet_20_link">Úspěchy</text:a><text:tab/>31</text:p>
          <text:p text:style-name="P459"><text:a xlink:type="simple" xlink:href="#__RefHeading___Toc33231_2891756509" text:style-name="Internet_20_link" text:visited-style-name="Internet_20_link">Pořadí házení</text:a><text:tab/>51</text:p>
          <text:p text:style-name="P459"><text:a xlink:type="simple" xlink:href="#__RefHeading___Toc35036_2345985184" text:style-name="Internet_20_link" text:visited-style-name="Internet_20_link">Taktické možnosti</text:a><text:tab/>53</text:p>
          <text:p text:style-name="P459"><text:a xlink:type="simple" xlink:href="#__RefHeading___Toc35038_2345985184" text:style-name="Internet_20_link" text:visited-style-name="Internet_20_link">Časté situace v boji</text:a><text:tab/>56</text:p>
          <text:p text:style-name="P458"><text:a xlink:type="simple" xlink:href="#__RefHeading___Toc39185_1173674893" text:style-name="Internet_20_link" text:visited-style-name="Internet_20_link">Shrnutí pravidel pro boj</text:a><text:tab/>65</text:p>
        </text:index-body>
      </text:table-of-content>
      <text:p text:style-name="P454"/>
      <text:p text:style-name="P4"/>
      <text:p text:style-name="P4"/>
      <text:p text:style-name="P4"/>
      <text:p text:style-name="P4"/>
      <text:p text:style-name="P4"/>
      <text:p text:style-name="P4"/>
      <text:p text:style-name="P4"/>
      <text:p text:style-name="P4"><text:soft-page-break/></text:p>
      <text:p text:style-name="P4"/>
      <text:p text:style-name="P2">Verze 0.<text:span text:style-name="T569">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332567113" text:style-name="L1">
        <text:list-item>
          <text:p text:style-name="P686">Nezdolná výdrž</text:p>
        </text:list-item>
        <text:list-item>
          <text:p text:style-name="P686">Velitelský hlas</text:p>
        </text:list-item>
        <text:list-item>
          <text:p text:style-name="P686">Odolnost proti bolesti</text:p>
        </text:list-item>
        <text:list-item>
          <text:p text:style-name="P686">Hromový hlas</text:p>
        </text:list-item>
        <text:list-item>
          <text:p text:style-name="P686">Hluboký nádech</text:p>
        </text:list-item>
        <text:list-item>
          <text:p text:style-name="P686">Drtivý stisk</text:p>
        </text:list-item>
        <text:list-item>
          <text:p text:style-name="P686">Lamželezo</text:p>
        </text:list-item>
      </text:list>
      <text:p text:style-name="Text_20_body">Pokročilé válečnické schopnosti</text:p>
      <text:list xml:id="list271148307" text:style-name="L2">
        <text:list-item>
          <text:p text:style-name="P687">Pevný postoj</text:p>
        </text:list-item>
        <text:list-item>
          <text:p text:style-name="P687">Obří skoky</text:p>
        </text:list-item>
        <text:list-item>
          <text:p text:style-name="P687">Boj proti přesile</text:p>
        </text:list-item>
        <text:list-item>
          <text:p text:style-name="P688">Boj poslepu</text:p>
        </text:list-item>
        <text:list-item>
          <text:p text:style-name="P687">Hroší kůže</text:p>
        </text:list-item>
        <text:list-item>
          <text:p text:style-name="P687">Zastrašení</text:p>
        </text:list-item>
        <text:list-item>
          <text:p text:style-name="P687"><text:soft-page-break/>Neohroženost</text:p>
        </text:list-item>
        <text:list-item>
          <text:p text:style-name="P687">Vypětí rychlosti</text:p>
        </text:list-item>
        <text:list-item>
          <text:p text:style-name="P687">Vypětí síly</text:p>
        </text:list-item>
        <text:list-item>
          <text:p text:style-name="P687">Vrh odrazem</text:p>
        </text:list-item>
      </text:list>
      <text:p text:style-name="Text_20_body">Mistrovské válečnické schopnosti</text:p>
      <text:list xml:id="list2937164533" text:style-name="L3">
        <text:list-item>
          <text:p text:style-name="P689">Bojové šílenství</text:p>
        </text:list-item>
        <text:list-item>
          <text:p text:style-name="P689">Útok z obrany</text:p>
        </text:list-item>
        <text:list-item>
          <text:p text:style-name="P689">Regenerace</text:p>
        </text:list-item>
        <text:list-item>
          <text:p text:style-name="P689">Odolnost proti mrazu</text:p>
        </text:list-item>
        <text:list-item>
          <text:p text:style-name="P689">Odolnost proti ohni</text:p>
        </text:list-item>
        <text:list-item>
          <text:p text:style-name="P689">Odolnost proti jedům</text:p>
        </text:list-item>
        <text:list-item>
          <text:p text:style-name="P689">Potlačení paralýzy</text:p>
        </text:list-item>
        <text:list-item>
          <text:p text:style-name="P689">Železné pěsti</text:p>
        </text:list-item>
        <text:list-item>
          <text:p text:style-name="P690">Srážení střel</text:p>
        </text:list-item>
      </text:list>
      <text:h text:style-name="Heading_20_3" text:outline-level="3">Základní válečnické schopnosti</text:h>
      <text:h text:style-name="P551" text:outline-level="4">Nezdolná výdrž</text:h>
      <text:p text:style-name="P192">Vydržíš <text:span text:style-name="T1240">bez zastávky</text:span> běžet <text:span text:style-name="T1240">či bojovat</text:span> <text:span text:style-name="T1240">celý den</text:span>.</text:p>
      <text:h text:style-name="P552" text:outline-level="4"><text:soft-page-break/>Velite<text:span text:style-name="T1230">l</text:span>ský hlas</text:h>
      <text:p text:style-name="P193"><text:span text:style-name="T1229">Do</text:span>káže<text:span text:style-name="T1229">š</text:span> <text:span text:style-name="T1241">svým hlasem vyvolat</text:span> pocit <text:span text:style-name="T1229">podřazenosti</text:span> a respektu. <text:span text:style-name="T1242">Osoby zvyklé poslouchat příkazy, například vojáci nebo sluhové, obvykle udělají, co po nich chceš. Jedinci zvyklí rozkazovat tě poslechnout nemusí.</text:span></text:p>
      <text:h text:style-name="P553" text:outline-level="4">Odolnost proti bolesti</text:h>
      <text:p text:style-name="P162">Máš vysoký práh bolesti a dokážeš ji bez obtíží snášet. Když by na to přišlo, zvládnul bys například dát ruku do ohně a udržet ji tam. Není tě možné zlomit mučením.</text:p>
      <text:h text:style-name="P554" text:outline-level="4">Hromový hlas</text:h>
      <text:p text:style-name="P102"><text:span text:style-name="T637">Máš hlas silný jako deset mužů</text:span>. Když <text:span text:style-name="T637">tedy</text:span> chceš, překřičíš všechny <text:span text:style-name="T1239">ostatní</text:span> <text:span text:style-name="T637">a jsi slyšet na velkou vzdálenost</text:span>.</text:p>
      <text:h text:style-name="P555" text:outline-level="4">Hluboký nádech</text:h>
      <text:p text:style-name="P103">Dokážeš zadržet dech až na několik desítek minut. Můžeš se tedy potápět do velké hloubky, nebo třeba bez obav bojovat v jedovatém plynu.</text:p>
      <text:h text:style-name="Heading_20_4" text:outline-level="4"><text:span text:style-name="T589">Drtivý</text:span> stisk</text:h>
      <text:p text:style-name="P7">Ve stisku máš sílu jako svěrák. <text:span text:style-name="T570">Když někoho škrtíš jednou rukou, máš zranění 1 (nesčítá se s </text:span><text:span text:style-name="T202">lamželezem</text:span><text:span text:style-name="T570">). Není možné ti vyrazit zbraň z ruky.</text:span></text:p>
      <text:h text:style-name="Heading_20_4" text:outline-level="4">Lamželezo</text:h>
      <text:p text:style-name="P8">Dokážeš rukama lámat meče, ohýbat ocelové nosníky a podobně. V zápase <text:span text:style-name="T571">beze zbraně</text:span> máš zranění 1 (nesčítá se s <text:span text:style-name="T324">drtiv</text:span><text:span text:style-name="T201">ým stiskem</text:span>).</text:p>
      <text:h text:style-name="P532" text:outline-level="3"><text:soft-page-break/>Pokročilé válečnické schopnosti</text:h>
      <text:h text:style-name="P556" text:outline-level="4">Pevný <text:span text:style-name="T584">postoj</text:span></text:h>
      <text:p text:style-name="P195">Když se pořádně rozkročíš, stojíš pevně jako skála a nehne s tebou ani tažný kůň. <text:span text:style-name="T586">Obyčejní</text:span> protivníci tě tedy nedokáží srazit k zemi, odtáhnout, <text:span text:style-name="T585">ani</text:span> někam zatlačit.</text:p>
      <text:h text:style-name="Heading_20_4" text:outline-level="4">Obří skoky</text:h>
      <text:p text:style-name="P80">Vyskočíš dvakrát výše, doskočíš dvakrát dále a bezpečně dopadneš z dvojnásobné výšky než ostatní.</text:p>
      <text:h text:style-name="P557" text:outline-level="4">Boj proti přesile</text:h>
      <text:p text:style-name="P101"><text:span text:style-name="T644">/</text:span><text:span text:style-name="T647">* </text:span><text:span text:style-name="T648">Rychlý boj?</text:span><text:span text:style-name="T647"> Dvojitý útok? </text:span><text:span text:style-name="T648">Boj proti přesile?</text:span><text:span text:style-name="T647"> */</text:span></text:p>
      <text:p text:style-name="P101"><text:span text:style-name="T64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44">)</text:span><text:span text:style-name="T645">. </text:span><text:span text:style-name="T646">Pokud</text:span><text:span text:style-name="T644"> </text:span><text:span text:style-name="T646">tedy</text:span><text:span text:style-name="T644"> útočíš zblízka na dva cíle, házíš si </text:span><text:span text:style-name="T804">na úspěch</text:span><text:span text:style-name="T644"> bez postihu, když na tři cíle, máš postih jen -1 atd.</text:span></text:p>
      <text:h text:style-name="P558" text:outline-level="4">Boj poslepu</text:h>
      <text:p text:style-name="P291"><text:span text:style-name="T644">Když zavřeš oči a spoléháš se na svůj vnitřní hlas, dokážeš vytušit protivníkův útok těsně před tím, než přijde. </text:span><text:span text:style-name="T681">Nepočítáš s</text:span><text:span text:style-name="T685">i</text:span><text:span text:style-name="T681"> nevýhodu za zavázané oči, neviditelného protivníka a podobně. </text:span><text:span text:style-name="T828">Boj poslepu</text:span><text:span text:style-name="T681"> také pomáhá za soumraku, </text:span><text:span text:style-name="T686">ve</text:span><text:span text:style-name="T683"> vánic</text:span><text:span text:style-name="T686">i</text:span><text:span text:style-name="T683">,</text:span><text:span text:style-name="T681"> v temném podzemí osvětleném pouze lucernou a podobně. Pokud se totiž šero vztahuje na oba protivníky stejně, výhodu </text:span><text:span text:style-name="T687">nemá</text:span><text:span text:style-name="T681"> žádný z nich. </text:span><text:span text:style-name="T685">S touto schopností</text:span><text:span text:style-name="T681"> </text:span><text:span text:style-name="T682">jsi na tom </text:span><text:span text:style-name="T685">ale</text:span><text:span text:style-name="T682"> lépe, </text:span><text:span text:style-name="T687">takže si ji počítáš</text:span><text:span text:style-name="T681">. </text:span><text:span text:style-name="T829">Boj poslepu</text:span><text:span text:style-name="T684"> ti ovšem neumožňuje vidět. Když na tebe nikdo neútočí, nemůžeš ho použít.</text:span></text:p>
      <text:h text:style-name="P554" text:outline-level="4"><text:soft-page-break/>Hroší kůže</text:h>
      <text:p text:style-name="P103">Tvoje kůže je <text:span text:style-name="T587">tuhá</text:span> a na omak hrubá. Když bojuješ beze zbroje, snižuješ si zranění o 1, jako kdybys měl lehkou zbroj. Když bojuješ v <text:span text:style-name="T1008">lehké</text:span> zbroji, snižuješ si zranění o 2 <text:span text:style-name="T1041">můžeš si vybrat, jestli si budeš házet </text:span><text:span text:style-name="T213">na obranu</text:span><text:span text:style-name="T1041"> Fyzičkou nebo Finesou</text:span>. Na boj v těžké zbroji nemá <text:span text:style-name="T201">hroší kůže</text:span> vliv.</text:p>
      <text:h text:style-name="P554" text:outline-level="4">Zastrašení</text:h>
      <text:p text:style-name="P50">Dokážeš svým nepřátelům nahnat strach, jako kdyby čelili ztělesnění Smrti.<text:line-break/><text:tab/><text:span text:style-name="T58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06">na úspěch</text:span><text:span text:style-name="T588"> a nemůžeš použít </text:span><text:span text:style-name="T206">plnou obranu</text:span><text:span text:style-name="T588">. Zastrašovat můžeš i před bojem.</text:span></text:p>
      <text:h text:style-name="P554" text:outline-level="4">Neohroženost</text:h>
      <text:p text:style-name="P48">Máš pro strach uděláno. Nepůsobí na tebe válečnická schopnost <text:span text:style-name="T201">zastrašení.</text:span> <text:span text:style-name="T583">Magicky způsobený strach na tebe působí jen jedno následující kolo</text:span>.</text:p>
      <text:h text:style-name="P559" text:outline-level="4"><text:soft-page-break/>Vypětí rychlosti</text:h>
      <text:p text:style-name="P194"><text:span text:style-name="T1243">Zhruba minutu udržíš krok s koněm v trysku (běžíš tedy dvojnásobnou rychlostí). Zopakovat podobný výkon zvládneš až po několika minutách odpočinku.<text:line-break/><text:tab/>Účinek </text:span><text:span text:style-name="T307">vypětí rychlosti</text:span><text:span text:style-name="T1243"> se násobí s magickým </text:span><text:span text:style-name="T204">zrychlení</text:span><text:span text:style-name="T205">m</text:span><text:span text:style-name="T572">. Když na tebe tedy někdo sešle kouzlo </text:span><text:span text:style-name="T204">rychlost</text:span><text:span text:style-name="T572"> nebo vypiješ stejnojmenný lektvar a přitom použiješ tuto schopnost, poběžíš čtyřikrát rychleji.</text:span></text:p>
      <text:h text:style-name="P560" text:outline-level="4">Vypětí síly</text:h>
      <text:p text:style-name="P78"><text:span text:style-name="T595">Dokážeš jednorázově vyvinout nadlidskou sílu</text:span><text:span text:style-name="T593">. </text:span><text:span text:style-name="T595">Můžeš takto například zvednout břemeno o váze dospělého býka a někam ho odnést, vyrazit dveře, vyhrát soutěž v páce, nebo třeba hodit oštěpem na </text:span><text:span text:style-name="T378">dlouhou vzdálenost</text:span><text:span text:style-name="T595">. Vydržíš to nejvýše několik minut.</text:span><text:span text:style-name="T593"> Jakmile polevíš, vypětí končí </text:span><text:span text:style-name="T595">a znovu můžeš podobný výkon zopakovat až po několika minutách odpočinku.</text:span></text:p>
      <text:h text:style-name="P561" text:outline-level="4">Vrh odrazem</text:h>
      <text:p text:style-name="P198">Dokážeš hodit speciální vrhací disk <text:span text:style-name="T1143">(čakram)</text:span> tak, aby se odr<text:span text:style-name="T1243">ážel</text:span> a zasáhnul <text:span text:style-name="T1243">tak více cílů</text:span>. <text:span text:style-name="T1245">Počítáš si obvyklý postih za /* TODO: odkaz na kapitolu Útok na více cílů */ a můžeš si ho snížit za </text:span><text:span text:style-name="T309">boj proti přesile</text:span><text:span text:style-name="T1245">. Když se čakram odrazí alespoň třikrát a všechny cíle zasáhne, vrátí se zpět k tobě a zase ho chytíš. Odrazem můžeš obejít kryt.</text:span></text:p>
      <text:p text:style-name="P199">/<text:span text:style-name="T1144">* TODO: Čakram bude těžká vrhací zbraň (zranění 2). </text:span><text:span text:style-name="T595">*/</text:span></text:p>
      <text:h text:style-name="P533" text:outline-level="3"><text:soft-page-break/><text:span text:style-name="T596">Mistrovské</text:span><text:span text:style-name="T595"> válečnické schopnosti</text:span></text:h>
      <text:h text:style-name="Heading_20_4" text:outline-level="4">Bojové šílenství</text:h>
      <text:p text:style-name="P76">Když ti v boji životy klesnou na nul<text:span text:style-name="T573">u</text:span> nebo níž, nejsi <text:span text:style-name="T201">vyřazený</text:span>. Místo toho u tebe propukne bojové šílenství. <text:span text:style-name="T573">Začneš strašlivě řvát, od úst ti půjde pěna a vrhneš se jako bouře na nepřátele. Nebudeš při tom vnímat, co ti kdo říká, a nezastavíš se, dokud nebudou všichni nepřátelé </text:span><text:span text:style-name="T203">mrtví</text:span><text:span text:style-name="T573"> nebo sám upadneš do </text:span><text:span text:style-name="T203">bezvědomí</text:span><text:span text:style-name="T382"> </text:span><text:span text:style-name="T383">(tedy když tvé životy klesnou na -6 nebo níž)</text:span><text:span text:style-name="T382">.<text:line-break/><text:tab/>N</text:span><text:span text:style-name="T391">a 9. úrovni si vybíráš mezi </text:span><text:span text:style-name="T211">bojovým šílenstvím</text:span><text:span text:style-name="T391"> a </text:span><text:span text:style-name="T211">útokem z obrany</text:span><text:span text:style-name="T391">. Můžeš tedy mít jen jednu z těchto dvou schopností.</text:span></text:p>
      <text:h text:style-name="Heading_20_4" text:outline-level="4"><text:span text:style-name="T382">Ú</text:span><text:span text:style-name="T381">tok z obrany</text:span></text:h>
      <text:p text:style-name="Text_20_body">Když protivníka přehodíš svým hodem <text:span text:style-name="Emphasis">na obranu</text:span>, v dalším kole máš proti němu výhodu (+1). <text:span text:style-name="T308">Útok z obrany</text:span><text:span text:style-name="T1244"> můžeš použít spolu s </text:span><text:span text:style-name="T308">plnou obranou</text:span><text:span text:style-name="T1244">.</text:span><text:line-break/><text:tab/><text:span text:style-name="T382">N</text:span><text:span text:style-name="T391">a 9. úrovni si vybíráš mezi </text:span><text:span text:style-name="T211">bojovým šílenstvím</text:span><text:span text:style-name="T391"> a </text:span><text:span text:style-name="T211">útokem z obrany</text:span><text:span text:style-name="T391">. Můžeš tedy mít jen jednu z těchto dvou schopností.</text:span></text:p>
      <text:h text:style-name="Heading_20_4" text:outline-level="4">Regenerace</text:h>
      <text:p text:style-name="P49"><text:span text:style-name="T1554">Několika hlubokými nádechy a výdechy dokážeš ve svém těle spustit zrychlenou regeneraci zranění. </text:span><text:span text:style-name="T559"><text:s/></text:span><text:span text:style-name="T556">Z</text:span><text:span text:style-name="T559">abere </text:span><text:span text:style-name="T556">to</text:span><text:span text:style-name="T559"> jedno kolo, kdy neházíš </text:span><text:span text:style-name="T380">na úspěch</text:span><text:span text:style-name="T559"> a nemůžeš použít </text:span><text:span text:style-name="T380">plnou obranu</text:span><text:span text:style-name="T554">, </text:span><text:span text:style-name="T560">můžeš to ale udělat</text:span><text:span text:style-name="T561"> i před bojem.</text:span><text:span text:style-name="T1554"> Po několik následujících minut si každé kolo vyléčíš 1 život. Pokud tě tedy v průběhu někdo nedorazí, skončíš s plnými životy a bez vážných zranění.</text:span><text:span text:style-name="T528"> Znovu můžeš </text:span><text:span text:style-name="T330">regeneraci</text:span><text:span text:style-name="T528"> použít až </text:span><text:span text:style-name="T533">po hodině odpočinku</text:span><text:span text:style-name="T528">.</text:span></text:p>
      <text:h text:style-name="P562" text:outline-level="4"><text:soft-page-break/>Odolnost proti <text:span text:style-name="T592">mrazu</text:span></text:h>
      <text:p text:style-name="P77">Můžeš si bez nepohodlí zaplavat v ledové vodě, <text:span text:style-name="T594">nebo třeba v krutých mrazech bez následků strávit noc bez </text:span><text:span text:style-name="T593">přikrývky a</text:span><text:span text:style-name="T594"> oblečení. </text:span><text:span text:style-name="T593">Obdržené zranění </text:span><text:span text:style-name="T638">mrazem</text:span><text:span text:style-name="T593"> si snižuješ o 1.</text:span></text:p>
      <text:h text:style-name="P562" text:outline-level="4">Odolnost proti <text:span text:style-name="T592">ohni</text:span></text:h>
      <text:p text:style-name="P197"><text:span text:style-name="T597">M</text:span><text:span text:style-name="T593">ůžeš bez obav stát na rozžhavených uhlících </text:span><text:span text:style-name="T597">a rozpálená poušť je pro tebe příjemná jako jarní louka. Obdržené zranění </text:span><text:span text:style-name="T613">ohněm</text:span><text:span text:style-name="T597"> si snižuješ o 1.</text:span></text:p>
      <text:h text:style-name="P563" text:outline-level="4">Odolnost proti jedům</text:h>
      <text:p text:style-name="P51">Máš přirozenou odolnost proti <text:span text:style-name="T641">toxickým</text:span> substancím. K hodu na odolávání <text:span text:style-name="T1006">jedům</text:span> si počítáš +2.</text:p>
      <text:h text:style-name="P564" text:outline-level="4">Potlačení paralýzy</text:h>
      <text:p text:style-name="P196"><text:span text:style-name="T555">K</text:span><text:span text:style-name="T554">rátkým </text:span><text:span text:style-name="T556">zatnutím všech svalů v těle</text:span><text:span text:style-name="T554"> dokážeš potlačit účinky paralýzy. </text:span><text:span text:style-name="T556">Z</text:span><text:span text:style-name="T554">abere </text:span><text:span text:style-name="T556">to</text:span><text:span text:style-name="T554"> jedno kolo, kdy neházíš </text:span><text:span text:style-name="T376">na úspěch</text:span><text:span text:style-name="T554"> a nemůžeš použít </text:span><text:span text:style-name="T376">plnou obranu</text:span><text:span text:style-name="T554">.</text:span></text:p>
      <text:h text:style-name="P565" text:outline-level="4"><text:span text:style-name="T589">Železné </text:span>pěsti</text:h>
      <text:p text:style-name="P227"><text:span text:style-name="T554">Máš pěsti tvrdé jako ocel. Můžeš </text:span><text:span text:style-name="T557">klidně</text:span><text:span text:style-name="T554"> holýma rukama mlátit do skály, aniž by sis ublížil. Při boji beze zbraně máš zranění 1.</text:span></text:p>
      <text:h text:style-name="P566" text:outline-level="4">Srážení střel</text:h>
      <text:p text:style-name="P226"><text:span text:style-name="T554">Mečem nebo jinou vhodnou zbraní dokážeš srážet střely v letu. Při </text:span><text:span text:style-name="T376">plné obraně</text:span><text:span text:style-name="T554"> proti projektilům si místo výhody (+1) počítáš bonus +2.</text:span></text:p>
      <text:h text:style-name="P527" text:outline-level="2"><text:soft-page-break/><text:span text:style-name="T23">H</text:span><text:span text:style-name="T22">raničář</text:span></text:h>
      <text:p text:style-name="P305"><text:span text:style-name="T22">TODO: Vymyslet víc schopností, které posilují zvířecího společníka, nebo s ním nějak interagují (jako </text:span><text:span text:style-name="T2">zapůjčení</text:span><text:span text:style-name="T22">).</text:span></text:p>
      <text:p text:style-name="P248"><text:span text:style-name="T22">TODO: Vysvětlení, co se míní pod pojmem </text:span><text:span text:style-name="T2">zvíře</text:span><text:span text:style-name="T22"> (možná odkaz na příslušnou kapitolu do bestiáře).</text:span></text:p>
      <text:p text:style-name="P43">Základní hraničářské schopnosti</text:p>
      <text:list xml:id="list2633826408" text:style-name="L4">
        <text:list-item text:start-value="1">
          <text:p text:style-name="P691">Lehký spánek</text:p>
        </text:list-item>
        <text:list-item>
          <text:p text:style-name="P692">Řeč zvířat</text:p>
        </text:list-item>
        <text:list-item>
          <text:p text:style-name="P691">Zvířecí společník</text:p>
        </text:list-item>
        <text:list-item>
          <text:p text:style-name="P691">Lehký krok</text:p>
        </text:list-item>
        <text:list-item>
          <text:p text:style-name="P691">Hojivý dotyk</text:p>
        </text:list-item>
        <text:list-item>
          <text:p text:style-name="P691">Orientační smysl</text:p>
        </text:list-item>
      </text:list>
      <text:p text:style-name="P43">Pokročilé hraničářské schopnosti</text:p>
      <text:list xml:id="list2416378610" text:style-name="L5">
        <text:list-item>
          <text:p text:style-name="P693">Jistá ruka</text:p>
        </text:list-item>
        <text:list-item>
          <text:p text:style-name="P694">Ochrana před <text:span text:style-name="T1454">nepohodou</text:span></text:p>
        </text:list-item>
        <text:list-item>
          <text:p text:style-name="P694">Odstranění únavy</text:p>
        </text:list-item>
        <text:list-item>
          <text:p text:style-name="P698">Příkaz na dálku</text:p>
        </text:list-item>
        <text:list-item>
          <text:p text:style-name="P694">Předpovídání počasí</text:p>
        </text:list-item>
        <text:list-item>
          <text:p text:style-name="P695">Falešné stopy</text:p>
        </text:list-item>
        <text:list-item>
          <text:p text:style-name="P694">Zpomalení jedu</text:p>
        </text:list-item>
        <text:list-item>
          <text:p text:style-name="P694">Průzkumný projektil</text:p>
        </text:list-item>
        <text:list-item>
          <text:p text:style-name="P699"><text:soft-page-break/>Podprahové zvuky</text:p>
        </text:list-item>
        <text:list-item>
          <text:p text:style-name="P700">Převzetí otravy</text:p>
        </text:list-item>
      </text:list>
      <text:p text:style-name="P43">Mistrovské hraničářské schopnosti</text:p>
      <text:list xml:id="list152829310281445" text:continue-list="list2416378610" text:style-name="L5">
        <text:list-item text:start-value="1">
          <text:p text:style-name="P696">Telekineze</text:p>
        </text:list-item>
        <text:list-item>
          <text:p text:style-name="P696">Pyrokineze</text:p>
        </text:list-item>
        <text:list-item>
          <text:p text:style-name="P696">Telepatie</text:p>
        </text:list-item>
        <text:list-item>
          <text:p text:style-name="P696">Cit pro nadpřirozeno</text:p>
        </text:list-item>
        <text:list-item>
          <text:p text:style-name="P694">Očistná meditace</text:p>
        </text:list-item>
        <text:list-item>
          <text:p text:style-name="P694">Uhrančivý pohled</text:p>
        </text:list-item>
        <text:list-item>
          <text:p text:style-name="P694">Ochrana před bouří</text:p>
        </text:list-item>
        <text:list-item>
          <text:p text:style-name="P694">Zmámení zvířete</text:p>
        </text:list-item>
        <text:list-item>
          <text:p text:style-name="P694">Vějířový výstřel</text:p>
        </text:list-item>
        <text:list-item>
          <text:p text:style-name="P697">Zapůjčení</text:p>
        </text:list-item>
        <text:list-item>
          <text:p text:style-name="P701">Sledov<text:span text:style-name="T642">ání </text:span><text:span text:style-name="T1001">stopy</text:span></text:p>
        </text:list-item>
      </text:list>
      <text:h text:style-name="P534" text:outline-level="3">Základní hraničářské schopnosti</text:h>
      <text:h text:style-name="P567" text:outline-level="4">Lehký spánek</text:h>
      <text:p text:style-name="P40">Když spíš, můžeš na cokoliv reagovat stejně, jako kdybys byl vzhůru a měl pouze zavřené oči.</text:p>
      <text:h text:style-name="P568" text:outline-level="4"><text:soft-page-break/>Řeč zvířat</text:h>
      <text:p text:style-name="P44"><text:span text:style-name="T989">Umíš klást zvířatům otázky a z jejich chování vyčíst jednoduché odpovědi. </text:span><text:span text:style-name="T990">Zvíře dokáže „mluvit“ jen o tom, čemu samo rozumí. </text:span><text:span text:style-name="T991">Může ti tedy například říct, kolik osob vidělo a jestli je zná, ale neřekne ti, o čem si povídali, protože lidské řeči nerozumí. </text:span><text:span text:style-name="T998">Dokážeš také</text:span><text:span text:style-name="T991"> volat hlasem </text:span><text:span text:style-name="T998">různých zvířat a tím je přivolat nebo zaplašit</text:span><text:span text:style-name="T997">.</text:span></text:p>
      <text:p text:style-name="Example_20_Header">Příklad:</text:p>
      <text:p text:style-name="Example"><text:span text:style-name="T999">Katka:</text:span><text:span text:style-name="T642"> „Zavyju jako vlk a počkám, až nějaký přiběhne.“</text:span></text:p>
      <text:p text:style-name="Example"><text:span text:style-name="T999">Pán jeskyně:</text:span><text:span text:style-name="T642"> „Trvalo to asi pět minut. Z lesa vyšel starý, šedý vlk. Ostražitě si tě prohlíží.“</text:span></text:p>
      <text:p text:style-name="Example"><text:span text:style-name="T999">Katka:</text:span><text:span text:style-name="T642"> „Zavrčím na něj: </text:span><text:span text:style-name="T858">‚Viděl jsi dnes nějaké dvojnožce?‘</text:span><text:span text:style-name="T642">“</text:span></text:p>
      <text:p text:style-name="Example"><text:span text:style-name="T999">Pán jeskyně:</text:span><text:span text:style-name="T642"> „Vlk vycenil tesáky, pak otočil hlavou na východ.“</text:span></text:p>
      <text:h text:style-name="P569" text:outline-level="4">Zvířecí společník</text:h>
      <text:p text:style-name="P236"><text:span text:style-name="T674">B</text:span><text:span text:style-name="T673">ěhem několika dní </text:span><text:span text:style-name="T674">dokážeš</text:span><text:span text:style-name="T669"> s </text:span><text:span text:style-name="T674">jedním</text:span><text:span text:style-name="T669"> zvířetem vytvořit zvláštní pouto, </text:span><text:span text:style-name="T674">díky němuž b</text:span><text:span text:style-name="T669">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70">Zvíře, které si vybereš, musí mít </text:span><text:span text:style-name="T675">svou</text:span><text:span text:style-name="T670"> nejvyšší Vlastnost menší než ty. </text:span><text:span text:style-name="T689">Můžeš si vybrat mládě, které teprve doroste – na tom, kdy se mu budou zvyšovat vlastnosti a životy, se domluv s Pánem jeskyně. Vždy ale musí platit, že jeho nejvyšší Vlastnost je nižší než tvoje.</text:span></text:p>
      <text:p text:style-name="P236"><text:span text:style-name="T670">/</text:span><text:span text:style-name="T688">*</text:span><text:span text:style-name="T670"> </text:span><text:span text:style-name="T671">Na tvého zvířecího společníka nepůsobí schopnosti jako </text:span><text:span text:style-name="T822">přivolání zvířat</text:span><text:span text:style-name="T671"> </text:span><text:span text:style-name="T688">(</text:span><text:span text:style-name="T671">a různé uspávání bestie a podobně, až budou</text:span><text:span text:style-name="T688">)</text:span><text:span text:style-name="T671">.<text:line-break/>- </text:span><text:span text:style-name="T688">přivolání zvířat jsem zrušil, takže to už nedává smysl. </text:span><text:span text:style-name="T671">*/</text:span></text:p>
      <text:p text:style-name="P235"><text:span text:style-name="T671">/</text:span><text:span text:style-name="T672">* TODO: Zvážit, jestli je třeba omezit velikost, tj. životy. Úplně nutné to ale asi není. */</text:span></text:p>
      <text:p text:style-name="P41"><text:soft-page-break/><text:span text:style-name="T992">/</text:span><text:span text:style-name="T993">* TODO: Sjednotit a zjednodušit pravidla pro zvířecí společníky, summony, metamorfózu a podobně */</text:span></text:p>
      <text:p text:style-name="P41"><text:span text:style-name="T993">/</text:span><text:span text:style-name="T994">* TODO: Dát sem pár příkladů zvířat (+ staty). */</text:span></text:p>
      <text:p text:style-name="P41"><text:span text:style-name="T994">/</text:span><text:span text:style-name="T996">* TODO: Příklad použití – Naria někam pošle svého psa, nebo tak něco */</text:span></text:p>
      <text:h text:style-name="P570" text:outline-level="4">Lehk<text:span text:style-name="T1247">ý krok</text:span></text:h>
      <text:p text:style-name="P45"><text:span text:style-name="T995">Dokážeš chodit</text:span><text:span text:style-name="T994"> po </text:span><text:span text:style-name="T995">čerstvě napadaném</text:span><text:span text:style-name="T994"> sněhu</text:span><text:span text:style-name="T995">,</text:span><text:span text:style-name="T994"> bažině, </text:span><text:span text:style-name="T995">tekutém písku a podobně, aniž by se probořil</text:span><text:span text:style-name="T994">. </text:span><text:span text:style-name="T995">Nemůžeš ale v takovém terénu běhat a nemůžeš při tom nést moc těžký náklad, například jinou postavu.</text:span></text:p>
      <text:h text:style-name="P571" text:outline-level="4">Hojivý dotyk</text:h>
      <text:p text:style-name="P241">/<text:span text:style-name="T1279">* Tohle by asi nemělo jít multiclassovat. Nebo jo? I když, asi proč ne, aspoň bude víc možností, jak mít v družině léčitele. */</text:span></text:p>
      <text:p text:style-name="P238"><text:span text:style-name="T102">K</text:span><text:span text:style-name="T101">dyž se někoho zhruba minutu dotýkáš, můžeš mu vyléčit (</text:span><text:span text:style-name="T104">Finesa</text:span><text:span text:style-name="T101">)</text:span><text:span text:style-name="T103">kz + </text:span><text:span text:style-name="T104">1</text:span><text:span text:style-name="T101"> životů.</text:span><text:span text:style-name="T102"> </text:span><text:span text:style-name="T75">Další </text:span><text:span text:style-name="T105">hojivý dotyk</text:span><text:span text:style-name="T75">, ať už ho použije kdokoliv,</text:span><text:span text:style-name="T71"> účinkuje na stejný cíl až poté, co se doléčí do plných životů </text:span><text:span text:style-name="T72">(viz kapitola /* TODO: odkaz na kapitolu </text:span><text:span text:style-name="T100">Opakování magické léčby</text:span><text:span text:style-name="T72"> */)</text:span><text:span text:style-name="T71">.</text:span></text:p>
      <text:h text:style-name="P572" text:outline-level="4">Orientační smysl</text:h>
      <text:p text:style-name="P62"><text:span text:style-name="T68">Máš dokonalý orientační smysl. Vždy dokážeš </text:span><text:span text:style-name="T76">najít cestu </text:span><text:span text:style-name="T78">nepřehledným</text:span><text:span text:style-name="T76"> nebo těžko průchodným terénem,</text:span><text:span text:style-name="T68"> přesně určit světové strany </text:span><text:span text:style-name="T77">a vrátit se zpět</text:span><text:span text:style-name="T68">, </text:span><text:span text:style-name="T73">a to</text:span><text:span text:style-name="T68"> i v podzemí, </text:span><text:span text:style-name="T74">v noci či se zavázanýma očima</text:span><text:span text:style-name="T68">.</text:span></text:p>
      <text:h text:style-name="P534"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573" text:outline-level="4">Ochrana před <text:span text:style-name="T1458">nepohodou</text:span></text:h>
      <text:p text:style-name="P292"><text:span text:style-name="T96">Když </text:span><text:span text:style-name="T97">nad někoho</text:span><text:span text:style-name="T96"> do vzduchu vyhodíš hrst písku, nepronikne </text:span><text:span text:style-name="T97">k němu</text:span><text:span text:style-name="T96"> ani kapka deště. </text:span><text:span text:style-name="T98">Když mu na čelo a ruce uděláš značky zvířecím lojem, nebude na něj působit zima. Když je uděláš mízou, nebude na něj působit vedro. Na případné zranění </text:span><text:span text:style-name="T616">ohněm</text:span><text:span text:style-name="T99"> nebo </text:span><text:span text:style-name="T639">mrazem</text:span><text:span text:style-name="T99"> to nemá vliv. Ochrana trvá, dokud nepohoda neskončí.</text:span></text:p>
      <text:h text:style-name="P574" text:outline-level="4">Odstranění únavy</text:h>
      <text:p text:style-name="P284">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51">několika probdělých</text:span> dnech přestanou účinkovat úplně.</text:p>
      <text:h text:style-name="P575" text:outline-level="4">Příkaz na dálku</text:h>
      <text:p text:style-name="P302">Můžeš dát svému zvířecímu společníkovi nové příkazy nehledě na to, jak je od tebe daleko. On se je pak pokusí vyplnit, jak nejlépe umí. Když ho takto přivoláš k sobě, dokáže tě vždy najít.</text:p>
      <text:h text:style-name="P576" text:outline-level="4">Předpovídání počasí</text:h>
      <text:p text:style-name="P296"><text:span text:style-name="T1438">D</text:span>okážeš přesně určit, jak dlouho vydrží stávající počasí a co přijde po něm.</text:p>
      <text:p text:style-name="P456"><text:soft-page-break/>Příklad:</text:p>
      <text:p text:style-name="P485"><text:span text:style-name="T1038">Katka</text:span><text:span text:style-name="T1032">:</text:span> <text:span text:style-name="T381">„</text:span><text:span text:style-name="T530">Zvednu hlavu a chvíli zadumaně pozorouju oblohu.</text:span><text:span text:style-name="T325"> ‚</text:span><text:span text:style-name="T201">Musíme rychle najít úkryt, za hodinu přijde bouře.‘</text:span><text:span text:style-name="T381">“</text:span></text:p>
      <text:h text:style-name="P577" text:outline-level="4">Falešné stopy</text:h>
      <text:p text:style-name="P295"><text:span text:style-name="T119">D</text:span><text:span text:style-name="T121">okážeš </text:span><text:span text:style-name="T119">za chůze</text:span><text:span text:style-name="T121"> </text:span><text:span text:style-name="T119">měnit</text:span><text:span text:style-name="T121"> stopy </text:span><text:span text:style-name="T123">kolem sebe</text:span><text:span text:style-name="T118">,</text:span><text:span text:style-name="T121"> aby ukazovaly jiný počet tvorů, jiný živočišný druh, </text:span><text:span text:style-name="T124">jiný pach</text:span><text:span text:style-name="T121"> a podobně. Můžeš také vytvořit stopy po nějaké události, třeba po přepadení, </text:span><text:span text:style-name="T119">nebo </text:span><text:span text:style-name="T122">je</text:span><text:span text:style-name="T119"> zcela vymazat</text:span><text:span text:style-name="T121">. </text:span><text:span text:style-name="T123">Zamaskovat dokážeš libovolně velkou plochu, ale musíš ji celou postupně projít, takže to může zabrat hodně času. </text:span><text:span text:style-name="T125">Falešné stopy jsou k nerozeznání od pravých, ale ten, kdo je </text:span><text:span text:style-name="T127">sleduje</text:span><text:span text:style-name="T125">, si může všimnout nějaké nesrovnalosti – třeba že </text:span><text:span text:style-name="T126">ze</text:span><text:span text:style-name="T125"> stopy jednotlivce se najednou stala stopa pěti osob.</text:span></text:p>
      <text:h text:style-name="P578" text:outline-level="4">Zpomalení jedu</text:h>
      <text:p text:style-name="P239">Když se dotkneš otrávené <text:span text:style-name="T1459">osoby</text:span>, můžeš prodloužit latenci jedu <text:span text:style-name="T1460">až</text:span> o jeden den – <text:span text:style-name="T1285">z</text:span>ískáš tím více času na to, abys našel protijed. Dotyčný po tuto dobu také přestane pociťovat příznaky otravy. <text:span text:style-name="T1461">Každý jed je možno zpomalit jen jednou.</text:span></text:p>
      <text:h text:style-name="P579" text:outline-level="4">Průzkumný projektil</text:h>
      <text:p text:style-name="P237">/<text:span text:style-name="T1278">* Původně: Vidoucí střela, Pozorovací projektil */</text:span></text:p>
      <text:p text:style-name="P247">Když při výstřelu nebo hodu nějakým předmětem zavřeš oči, uvidíš to, co bys viděl, kdybys byl tímto projektilem. Můžeš se takto například rozhlédnout nad koruny stromů, nahlédnout za hradby a podobně.</text:p>
      <text:p text:style-name="P237"><text:span text:style-name="T1297">/* Orbit: </text:span><text:span text:style-name="T1292">Tohle je fakt divnost, dyt ma zapujceni a nekolik podobnych abilit..<text:line-break/>- </text:span><text:span text:style-name="T1293">true, ale zapůjčení teď bude mistrovská schopnost a tohle bude pokročilá, takže to snad dává větší smysl.</text:span> <text:span text:style-name="T1296">*/</text:span></text:p>
      <text:h text:style-name="P580" text:outline-level="4"><text:soft-page-break/><text:span text:style-name="T1462">Podprahové</text:span> zvuky</text:h>
      <text:p text:style-name="P300">Dokážeš vydávat takřka neslyšitelné uklidňující <text:span text:style-name="T1462">nebo dráždivé</text:span> zvuky. <text:span text:style-name="T1283">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62">o co se snažíš</text:span>.</text:p>
      <text:p text:style-name="P300">/* TODO: <text:span text:style-name="T1284">Kroll, pes, kudůk? */</text:span></text:p>
      <text:p text:style-name="P300">/* TODO: Doplnit rasu s vylepšeným sluchem */</text:p>
      <text:p text:style-name="P300">/<text:span text:style-name="T1457">* TODO: Příklad použití na humanoidy. Ideálně s tím, že jeden z nich je kroll a zachová se jinak než ostatní. */</text:span></text:p>
      <text:h text:style-name="P581" text:outline-level="4">Převzetí otravy</text:h>
      <text:p text:style-name="P303">Když se dotkneš <text:span text:style-name="T1464">někoho otráveného, dokážeš způsobit, že veškeré jedy v jeho těle přestanou působit na na něj a začnou místo toho působit na tebe. Všem znovu začne doba latence a až skončí, budeš si házet na odolání.</text:span></text:p>
      <text:h text:style-name="P535" text:outline-level="3">Mistrovské hraničářské schopnosti</text:h>
      <text:h text:style-name="P582" text:outline-level="4">Telekineze</text:h>
      <text:p text:style-name="P297"><text:span text:style-name="T201">Dosah:</text:span> <text:span text:style-name="T1273">krátká vzdálenost</text:span></text:p>
      <text:p text:style-name="P297"><text:soft-page-break/><text:span text:style-name="T1272">Pomocí </text:span><text:span text:style-name="T317">soustředění</text:span> <text:span text:style-name="T1272">můžeš pomalu </text:span>hýbat předměty. <text:span text:style-name="T1276">Nemáš ale moc velkou sílu a obratnost – představ si to, jako kdybys to dělal jednou nataženou rukou</text:span>. <text:span text:style-name="T1276">Nemůžeš tedy takto dost dobře šermovat mečem, ale můžeš třeba otočit klíčem v zámku.</text:span><text:line-break/><text:tab/><text:span text:style-name="T382">N</text:span><text:span text:style-name="T391">a </text:span><text:span text:style-name="T532">9</text:span><text:span text:style-name="T391">. úrovni si vybíráš mezi </text:span><text:span text:style-name="T318">telekinezí</text:span><text:span text:style-name="T529">,</text:span><text:span text:style-name="T391"> </text:span><text:span text:style-name="T318">pyrokinezí</text:span><text:span text:style-name="T391"> a </text:span><text:span text:style-name="T318">telepatií</text:span><text:span text:style-name="T391">. Můžeš tedy mít jen jednu z těchto </text:span><text:span text:style-name="T529">tří</text:span><text:span text:style-name="T391"> schopností.</text:span><text:line-break/><text:tab/></text:p>
      <text:h text:style-name="P582" text:outline-level="4">Pyrokineze</text:h>
      <text:p text:style-name="P297"><text:span text:style-name="T201">Dosah:</text:span> <text:span text:style-name="T1273">krátká vzdálenost<text:line-break/></text:span><text:span text:style-name="T320">Rozsah:</text:span><text:span text:style-name="T1273"> 1 cíl</text:span></text:p>
      <text:p text:style-name="P299"><text:span text:style-name="T1272">Dokážeš zapálit oheň </text:span><text:span text:style-name="T317">soustředění</text:span><text:span text:style-name="T322">m</text:span>. Živé tvory <text:span text:style-name="T317">pyrokineze</text:span> přímo nezraňuje, <text:span text:style-name="T1277">můžeš jim ale například zapálit oblečení – následné plameny je zraňovat budou</text:span>. <text:span text:style-name="T1465">Zapálené šaty hoří 3 kola, každé kolo zraňují za 3kz </text:span><text:span text:style-name="T614">oh</text:span><text:span text:style-name="T620">něm</text:span><text:span text:style-name="T1277"> (odečítá se Zbroj) a dají se uhasit za jedno kolo.</text:span><text:line-break/><text:tab/><text:span text:style-name="T382">N</text:span><text:span text:style-name="T391">a </text:span><text:span text:style-name="T532">9</text:span><text:span text:style-name="T391">. úrovni si vybíráš mezi </text:span><text:span text:style-name="T318">telekinezí</text:span><text:span text:style-name="T529">,</text:span><text:span text:style-name="T391"> </text:span><text:span text:style-name="T318">pyrokinezí</text:span><text:span text:style-name="T391"> a </text:span><text:span text:style-name="T318">telepatií</text:span><text:span text:style-name="T391">. Můžeš tedy mít jen jednu z těchto </text:span><text:span text:style-name="T529">tří</text:span><text:span text:style-name="T391"> schopností.</text:span></text:p>
      <text:p text:style-name="P298"><text:span text:style-name="T391">/</text:span><text:span text:style-name="T531">* Jak dlouho to hoří? Mělo by to být asi stejné jako u Vzplanutí */</text:span></text:p>
      <text:h text:style-name="P582" text:outline-level="4">Tele<text:span text:style-name="T1274">patie</text:span></text:h>
      <text:p text:style-name="P297"><text:span text:style-name="T201">Dosah:</text:span> <text:span text:style-name="T1273">krátká vzdálenost<text:line-break/></text:span><text:span text:style-name="T320">Rozsah:</text:span><text:span text:style-name="T1273"> 1 cíl</text:span></text:p>
      <text:p text:style-name="P95"><text:span text:style-name="T1275">Můžeš </text:span>s někým „mluvit“ v myšlenkách. <text:span text:style-name="T1275">Spojení je obousměrné, slyšíš myšlenky cíle a on slyší tvoje.</text:span> <text:span text:style-name="T1275">Dokud se budeš </text:span><text:span text:style-name="T319">soustředit</text:span><text:span text:style-name="T1275">,</text:span> <text:span text:style-name="T1275">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75">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2">N</text:span><text:span text:style-name="T391">a </text:span><text:span text:style-name="T532">9</text:span><text:span text:style-name="T391">. úrovni si vybíráš mezi </text:span><text:span text:style-name="T318">telekinezí</text:span><text:span text:style-name="T529">,</text:span><text:span text:style-name="T391"> </text:span><text:span text:style-name="T318">pyrokinezí</text:span><text:span text:style-name="T391"> a </text:span><text:span text:style-name="T318">telepatií</text:span><text:span text:style-name="T391">. Můžeš tedy mít jen jednu z těchto </text:span><text:span text:style-name="T529">tří</text:span><text:span text:style-name="T391"> schopností.</text:span></text:p>
      <text:h text:style-name="P583" text:outline-level="4">Cit pro nadpřirozeno</text:h>
      <text:p text:style-name="P293"><text:span text:style-name="T1453">Krátkým pozorováním</text:span> libovolného živého tvora <text:span text:style-name="T1291">poznáš</text:span>, <text:span text:style-name="T1291">zda</text:span> je <text:span text:style-name="T1291">to magický tvor, jestli je </text:span>ovlivněn <text:span text:style-name="T1291">nějakou</text:span> magií<text:span text:style-name="T1291"> (působí na něj kouzlo, lektvar nebo magický předmět) a zda ho někdo ovládá nějakou schopností. Nepoznáš ale, co přesně je zač, ani kdo ho ovlivňuje a čím.</text:span></text:p>
      <text:h text:style-name="P584" text:outline-level="4">Očistná meditace</text:h>
      <text:p text:style-name="P246">Když <text:span text:style-name="T1286">se zastavíš,</text:span> zavřeš oči <text:span text:style-name="T201">soustředíš</text:span> <text:span text:style-name="T1298">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63">Pokud se sám nebudeš chovat agresivně,</text:span> <text:span text:style-name="T1463">d</text:span>otyční si vůči tobě nic nedovolí – neokradou tě, nezaútočí na tebe a budou se k tobě chovat uctivě.</text:p>
      <text:h text:style-name="Heading_20_4" text:outline-level="4"><text:soft-page-break/>Ochrana před bouří</text:h>
      <text:p text:style-name="P245">Když ve vichřici, tajfunu, písečné bouři, větrné smršti, bouři na moři a podobně roztočíš frčák*, rozestoupí <text:span text:style-name="T1290">se</text:span> a vytvoří <text:span text:style-name="T1290">kolem tebe</text:span> kapsu klidného vzduchu, <text:span text:style-name="T1299">kterou můžeš následně pomalu rozšířit na potřebnou velikost.</text:span> Ochrana trvá, dokud <text:span text:style-name="T1456">bouře</text:span> neskončí.</text:p>
      <text:p text:style-name="Example">* Frčák je zvláštně tvarovaný kus dřeva <text:span text:style-name="T1288">na provaze</text:span>. <text:span text:style-name="T1282">P</text:span>ři točení vydává charakteristický bzučivý zvuk.</text:p>
      <text:h text:style-name="P585" text:outline-level="4">Zmámení zvířete</text:h>
      <text:p text:style-name="P243">Když budeš zhruba minutu mluvit k <text:span text:style-name="T1289">nějakému</text:span> <text:span text:style-name="T201">zvířeti</text:span>, zkrotíš ho natolik, že se k tobě začne lísat a nechá se od tebe hladit <text:span text:style-name="T1287">či</text:span> drbat. Dokud nepolevíš v <text:span text:style-name="T201">soustředění</text:span>, v rámci svých schopností vyplní <text:span text:style-name="T1455">všechny tvé příkazy</text:span>. <text:span text:style-name="T1455">Může tedy pro tebe například bojovat, něco ti přinést, někam tě dovést a podobně</text:span>.<text:line-break/><text:tab/><text:span text:style-name="T1281">Není možné zmámit zvíře, které ovládá někdo jiný, nebo se kterým má někdo vytvořené pouto díky schopnosti </text:span><text:span text:style-name="T321">zvířecí společník</text:span><text:span text:style-name="T1281">.</text:span></text:p>
      <text:p text:style-name="P244"><text:span text:style-name="T1280">/* Je potřeba omezení síly zvířete? Je to mistrovská schopnost, takže asi ne. Když někdo zmámí slona, ať si to užije :-</text:span><text:span text:style-name="T1170">)</text:span><text:span text:style-name="T1280"> */</text:span></text:p>
      <text:h text:style-name="P586" text:outline-level="4">Vějířový <text:span text:style-name="T1265">výstřel</text:span></text:h>
      <text:p text:style-name="Text_20_body"><text:span text:style-name="T601">D</text:span><text:span text:style-name="T599">okážeš účinně vystřelit </text:span><text:span text:style-name="T601">z luku</text:span><text:span text:style-name="T599"> až tři šípy najednou, </text:span><text:span text:style-name="T602">každý na jiný cíl</text:span><text:span text:style-name="T599">. </text:span><text:span text:style-name="T379">Na úspěch</text:span><text:span text:style-name="T600"> si házíš bez postihu.</text:span> Nabít tři šípy najednou <text:span text:style-name="T600">ti ale zabere jedno kolo, kdy si neházíš </text:span><text:span text:style-name="T379">na úspěch</text:span><text:span text:style-name="T600"> a nemůžeš použít </text:span><text:span text:style-name="T379">plnou obranu</text:span><text:span text:style-name="T600">.</text:span></text:p>
      <text:h text:style-name="P587" text:outline-level="4"><text:span text:style-name="T897">Z</text:span><text:span text:style-name="T886">apůjčení</text:span></text:h>
      <text:p text:style-name="P210"><text:span text:style-name="T807">Dosah:</text:span><text:span text:style-name="T907"> </text:span><text:span text:style-name="T965">dohled </text:span><text:span text:style-name="T972">nebo </text:span><text:span text:style-name="T830">zvířecí společník</text:span><text:span text:style-name="T907"><text:line-break/></text:span><text:span text:style-name="T823">Rozsah:</text:span><text:span text:style-name="T957"> 1 zvíře</text:span></text:p>
      <text:p text:style-name="P294"><text:soft-page-break/><text:span text:style-name="T964">Díky </text:span><text:span text:style-name="T824">zapůjčení</text:span><text:span text:style-name="T886"> </text:span><text:span text:style-name="T963">u</text:span><text:span text:style-name="T886">vidíš, </text:span><text:span text:style-name="T963">u</text:span><text:span text:style-name="T886">slyšíš a </text:span><text:span text:style-name="T963">u</text:span><text:span text:style-name="T886">cítíš vše, co vidí, slyší a cítí </text:span><text:span text:style-name="T803">zvíře</text:span><text:span text:style-name="T886">, </text:span><text:span text:style-name="T971">na které jsi pohlédnul</text:span><text:span text:style-name="T886">.</text:span><text:span text:style-name="T908"> </text:span><text:span text:style-name="T962">N</text:span><text:span text:style-name="T908">emůžeš </text:span><text:span text:style-name="T961">ale </text:span><text:span text:style-name="T908">ovlivnit, co bude dělat</text:span><text:span text:style-name="T886">. </text:span><text:span text:style-name="T966">N</text:span><text:span text:style-name="T961">evnímáš vlastními smysly (nevidíš, neslyšíš, necítíš </text:span><text:span text:style-name="T962">pachy</text:span><text:span text:style-name="T968">)</text:span><text:span text:style-name="T962">, </text:span><text:span text:style-name="T967">s</text:span><text:span text:style-name="T961">tále ale cítíš vlastní bolest – když tě tedy někdo zraní, dá ti facku a podobně, můžeš na to reagovat.</text:span></text:p>
      <text:p text:style-name="P484"><text:span text:style-name="T823">Zvířetem</text:span><text:span text:style-name="T957"> se míní například </text:span><text:span text:style-name="T959">kůň, </text:span><text:span text:style-name="T957">vlk, had, sokol, ryba a podobně</text:span><text:span text:style-name="T958">,</text:span><text:span text:style-name="T957"> nikoliv ork, člověk, drak nebo zombie.</text:span></text:p>
      <text:p text:style-name="P301"><text:span text:style-name="T886">Svého </text:span><text:span text:style-name="T803">zvířecího společníka</text:span><text:span text:style-name="T886"> si můžeš </text:span><text:span text:style-name="T803">zapůjčit</text:span><text:span text:style-name="T886"> na libovolnou vzdálenost, nemusíš ho vidět. Díky zvláštnímu poutu, které s ním máš, </text:span><text:span text:style-name="T973">bude toto</text:span><text:span text:style-name="T886"> </text:span><text:span text:style-name="T971">spojení </text:span><text:span text:style-name="T886">silnější – tvoje mysl splyne s jeho, staneš se napůl zvířetem a napůl inteligentním tvorem. </text:span><text:span text:style-name="T973">Budeš </text:span><text:span text:style-name="T974">tedy</text:span><text:span text:style-name="T973"> moci určovat, co bude dělat, na tvoje myšlení ale budou mít vliv jeho pudy a instinkty.</text:span><text:span text:style-name="T886"> Pro tvoje vlastní tělo platí to samé, co při běžném </text:span><text:span text:style-name="T803">zapůjčení</text:span><text:span text:style-name="T886">.</text:span></text:p>
      <text:p text:style-name="P294"><text:span text:style-name="T957">/</text:span><text:span text:style-name="T960">* TODO: Kategorie tvorů v bestiáři. */</text:span></text:p>
      <text:p text:style-name="P294"><text:span text:style-name="T960">/</text:span><text:span text:style-name="T967">* TODO: Sjednotit, co znamená </text:span><text:span text:style-name="T825">zvíře</text:span><text:span text:style-name="T967">. Asi to napsat na začátek hraničáře a do bestiáře. */</text:span></text:p>
      <text:p text:style-name="Example_20_Header">Příklad:</text:p>
      <text:p text:style-name="Example"><text:span text:style-name="T979">Pavel:</text:span><text:span text:style-name="T886"> </text:span><text:span text:style-name="T803">„Nario, mohla bys ten skřetí tábor nejdřív očíhnout, ať víme, co tam můžeme čekat?“</text:span></text:p>
      <text:p text:style-name="Example"><text:span text:style-name="T979">Katka:</text:span><text:span text:style-name="T886"> „</text:span><text:span text:style-name="T803">‚</text:span><text:span text:style-name="T1171">To bych určitě mohla. Dejte na mě zatím pozor, budu chvíli mimo.</text:span><text:span text:style-name="T803">‘</text:span><text:span text:style-name="T886"> Zapůjčím si svého psa a vyrazím na výzvědy.“</text:span></text:p>
      <text:p text:style-name="Example"><text:span text:style-name="T979">Pán jeskyně:</text:span><text:span text:style-name="T886"> „Po cestě tě zaujal pach čerstvé mršiny.“</text:span></text:p>
      <text:p text:style-name="Example"><text:span text:style-name="T979">Katka:</text:span><text:span text:style-name="T886">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541">stopy</text:span></text:span></text:span></text:h>
      <text:p text:style-name="P85">Pokud máš něčí osobní předmět, kus jeho oblečení nebo část jeho těla (chomáč vlasů, krůpěj krve a podobně), dokážeš jeho stopu sledovat i poslepu a ztratíš ji jen ve vzduchu nebo na hluboké vodě. Zloděje používajícího schopnost <text:span text:style-name="T201">chůze beze stop</text:span> sledovat nedokážeš.</text:p>
      <text:h text:style-name="P528" text:outline-level="2">Alchymista</text:h>
      <text:p text:style-name="P432">/* TODO: Víc škaredých věcí, které alchymista může na někoho házet. Třeba lahvičky s kyselinou... */</text:p>
      <text:p text:style-name="P379">Alchymista <text:span text:style-name="T1624">vyrábí</text:span> <text:span text:style-name="T1615">kouzelné</text:span> lektvary, <text:span text:style-name="T1614">výbušniny</text:span> a jiné užitečné předměty.</text:p>
      <text:h text:style-name="P536" text:outline-level="3">Laboratoř a aparatura</text:h>
      <text:p text:style-name="P378">Ke studiu <text:span text:style-name="T1604">alchymie</text:span> a k výrobě kouzelných předmětů potřebuješ <text:span text:style-name="T1643">drahé a křehké vybavení: </text:span>baňky, křivule, <text:span text:style-name="T1605">zkumavky, tyglíky,</text:span> destilační <text:span text:style-name="T1630">kolonu</text:span>, kahany, skleněné tyčinky a <text:span text:style-name="T1643">podobně</text:span>.<text:line-break/><text:tab/><text:span text:style-name="T1629">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69"><text:span text:style-name="T1610">Středobodem a</text:span>lchymi<text:span text:style-name="T1609">e je práce</text:span> s energií, <text:span text:style-name="T1612">která se přirozeně vyskytuje</text:span> v <text:span text:style-name="T1613">magických surovinách</text:span>. <text:span text:style-name="T1611">Říkáme jí m</text:span>agenergi<text:span text:style-name="T1611">e</text:span> <text:span text:style-name="T1611">a </text:span>měří <text:span text:style-name="T1611">se</text:span> v mazích. <text:span text:style-name="T1607">J</text:span>eden mag je nejmenší množství magenergie, ze kterého j<text:span text:style-name="T1608">d</text:span>e něco vyrobit.</text:p>
      <text:h text:style-name="Heading_20_3" text:outline-level="3">Magické suroviny</text:h>
      <text:p text:style-name="P374"><text:span text:style-name="T1625">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47">Léčivý lektvar</text:span><text:span text:style-name="T1625">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75">Běžné magické suroviny můžeš nakoupit u obchodníků nebo od jiných alchymistů. Obvyklá cena je 1 zlatý za 1 mag. <text:span text:style-name="T1617">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617">jejich výrobu. Přijdou tím ale samozřejmě o svoje kouzelné vlastnosti.<text:line-break/><text:tab/></text:span>Vzácné magické suroviny <text:span text:style-name="T1620">se obvykle jen tak neprodávají a pokud ano, bývají velmi drahé.</text:span></text:p>
      <text:h text:style-name="Heading_20_4" text:outline-level="4">Poznávání surovin</text:h>
      <text:p text:style-name="P375">Jsou dva způsoby, jak zjistit, jestli něco obsahuje magenergii: <text:span text:style-name="T1644">vypít</text:span> <text:span text:style-name="T201">lektvar vidění magenergie</text:span> nebo <text:span text:style-name="T1618">provést důkladný rozbor</text:span>. <text:span text:style-name="T1619">Na ten potřebuješ alchymistickou aparaturu a trvá několik desítek minut.</text:span><text:line-break/><text:tab/><text:span text:style-name="T1626">Znát vzácné suroviny se naučíš hned na začátku studia. Když na nějakou narazíš, určitě ji tedy poznáš – Pán jeskyně ti řekne, co je zač a k čemu se používá.</text:span></text:p>
      <text:h text:style-name="Heading_20_3" text:outline-level="3">Recepty</text:h>
      <text:p text:style-name="P376">Alchymistické předměty se vyrábí podle složitých předpisů zapsan<text:span text:style-name="T1633">ých </text:span>obvykle na svitcích nebo v alchymistických knihách. <text:span text:style-name="T1606">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634">Studium</text:span> receptů</text:h>
      <text:p text:style-name="P377">Vyrobit <text:span text:style-name="T1628">něco přímo</text:span> podle receptu zapsaného na svitku nebo v knize je velice zdlouhavý a náročn<text:span text:style-name="T1627">ý</text:span> proces. <text:span text:style-name="T1632">Můžeš to ale výrazně zrychlit, když postup nejdřív důkladně probádáš a zjednodušíš – říkáme pak, že ses příslušný recept naučil.</text:span></text:p>
      <text:list xml:id="list1542864689" text:style-name="L6">
        <text:list-item>
          <text:p text:style-name="P705">Na první úrovni umíš 4 základní recepty podle svého výběru.</text:p>
        </text:list-item>
        <text:list-item>
          <text:p text:style-name="P705"><text:soft-page-break/>Při každém přestupu na novou úroveň se můžeš naučit 2 nové recepty.</text:p>
        </text:list-item>
        <text:list-item>
          <text:p text:style-name="P705">Na základních úrovních se můžeš učit pouze základní recepty. Na pokročilých úrovních se můžeš učit i pokročilé recepty a mistrovské recepty se můžeš učit teprve na mistrovských úrovních.</text:p>
        </text:list-item>
        <text:list-item>
          <text:p text:style-name="P706">Ke studiu základních a pokročilých receptů stačí alchymistická aparatura. Na studium každého mistrovského receptu potřebuješ na týden přístup do plně vybavené laboratoře.</text:p>
        </text:list-item>
      </text:list>
      <text:p text:style-name="P399">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400">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2269855801" text:style-name="L7">
        <text:list-item>
          <text:p text:style-name="P707"><text:span text:style-name="T1631">K výrobě předmětu podle receptu, který neumíš,</text:span> <text:span text:style-name="T1631">p</text:span>otřebuješ plně vybavenou laboratoř a zabere to několik hodin.</text:p>
        </text:list-item>
        <text:list-item>
          <text:p text:style-name="P708"><text:soft-page-break/>Výroba předmětu podle naučeného receptu nebo ze vzácné magické suroviny zabere jen několik minut a stačí ti k tomu alchymistická aparatura.</text:p>
        </text:list-item>
      </text:list>
      <text:h text:style-name="Heading_20_3" text:outline-level="3">Lektvary</text:h>
      <text:p text:style-name="P368">V jednu chvíli může na jednu osobu působit jen jeden lektvar. Když vypije další, ten předchozí přestane účinkovat.</text:p>
      <text:p text:style-name="P368">/<text:span text:style-name="T1635">* TODO: Tohle by možná spíš mělo být v kapitole o magii, magických předmětech nebo tak. I když tady se to asi hodí zmínit taky. */</text:span></text:p>
      <text:h text:style-name="P537" text:outline-level="3">Poznámky:</text:h>
      <text:p text:style-name="P380"><text:span text:style-name="T201">TODO: Všechny jedy pře</text:span><text:span text:style-name="T348">p</text:span><text:span text:style-name="T201">sat do formátu: <text:s/></text:span><text:span text:style-name="T1368">S</text:span><text:span text:style-name="T1364">íla jedu: </text:span><text:span text:style-name="T1386">6</text:span><text:span text:style-name="T1364"> </text:span><text:span text:style-name="T1387">+ k6 proti Fyzičce</text:span></text:p>
      <text:p text:style-name="P349">TODO: Možná nějakou zajímavou žíravinu (nebo Alkahest?)<text:line-break/>- <text:span text:style-name="T1588">alkahest musí být vzácný</text:span></text:p>
      <text:p text:style-name="P311">TODO: Zrevidovat sílu všech jedů</text:p>
      <text:p text:style-name="P307">IDEA: Alchymista ne<text:span text:style-name="T1561">bude mít</text:span> žádné schopnosti. <text:span text:style-name="T201">Vidění magenergie</text:span> by měl umožňovat nějaký lektvar.</text:p>
      <text:p text:style-name="P283">TODO: Nastavit rozumné ceny. Pokud bude výroba 1 výbušného šípu stát 1 mag, tak by jiné věci měly být dražší (třeba bomba).</text:p>
      <text:p text:style-name="P323">IDEA: Nástražné miny<text:line-break/>- <text:span text:style-name="T1562">jo, to určitě chci. Nebo možná jen návod, jak nastražit bombu? Ale ne, kašlat na to. Hráči si to mohou vymyslet sami.</text:span></text:p>
      <text:p text:style-name="P281"><text:soft-page-break/><text:span text:style-name="T1446">IDEA</text:span>: Obyčejné jedy se nevyrábí (respektive nevyrábí je alchymista z magických surovin). Mohly by ale existovat magické jedy se zajímavými účinky (základem by byl vždycky obyčejný jed) – <text:span text:style-name="T1232">viz třeba Rigor mortis</text:span>.</text:p>
      <text:p text:style-name="P312">DILEMA: Recepty na konkrétní výrobky (výbušná munice, zápalná munice), nebo na substance (výbušnina, zápalný oheň)?<text:line-break/>- <text:span text:style-name="T1445">v duchu DrD jsou spíš konkrétní výrobky. Je to rozhodně názornější.</text:span></text:p>
      <text:p text:style-name="P324">TODO: Jed, který cíl promění ve vraždící bestii.<text:line-break/>/* <text:span text:style-name="T1339">Proměna ve vraždící bestii už při prvním zranění, nebo až po chvíli? Nebo možná černou zhoubu nechat tak, jak je (bolestný řev) a na zombifikaci vymyslet něco jinýho... </text:span><text:span text:style-name="T1300">*/</text:span></text:p>
      <text:p text:style-name="P265">TODO: Víc zajímavých jedů.</text:p>
      <text:p text:style-name="P179">Recepty</text:p>
      <text:p text:style-name="P383"><text:span text:style-name="T863">IDEA: Lekvar na astrální pouť nebo něco v tom smyslu. </text:span><text:span text:style-name="T864">To je ale spíš pro šamany.</text:span><text:span text:style-name="T863"><text:line-break/>- Možná lektvary na vstup do jednotlivých sfér?</text:span></text:p>
      <text:h text:style-name="P588" text:outline-level="4">?Zápalná raketa</text:h>
      <text:p text:style-name="P384">- <text:span text:style-name="T1560">spíš jako ohnivou hlínu, tj. jedna plamenná exploze, nebo spíš jako nosič zápalného oleje?</text:span></text:p>
      <text:p text:style-name="P384"><text:span text:style-name="T863">- </text:span><text:span text:style-name="T865">úplně ji zrušit?</text:span></text:p>
      <text:h text:style-name="P538" text:outline-level="3">Schopnosti z DrD PPZ:</text:h>
      <text:p text:style-name="P460">Odolnost vůči jedům</text:p>
      <text:p text:style-name="P460">Vidění magenergie (to asi chci)</text:p>
      <text:p text:style-name="P10"><text:soft-page-break/><text:span text:style-name="T24">Lektvary</text:span><text:span text:style-name="T22">:</text:span></text:p>
      <text:p text:style-name="P460">Antigravitační cloumák (duplikuje levitaci. <text:span text:style-name="T1563">A zní to divně. Spíš nebrat</text:span>)</text:p>
      <text:p text:style-name="P460">Čarovná rtuť <text:span text:style-name="T1563">(vzácný recept, pokud vůbec)</text:span></text:p>
      <text:p text:style-name="P460">Éterický olej <text:span text:style-name="T574">(znehmotnění. To zní spíš jako vzácný lektvar. Udělal jsem z toho zprůsvitnění a zmenšení váhy)</text:span></text:p>
      <text:p text:style-name="P460">Lektvar chladných vod (<text:span text:style-name="T574">odolnost proti ohni – to se asi hodí</text:span>)</text:p>
      <text:p text:style-name="P460">Lektvar mlhovina</text:p>
      <text:p text:style-name="P460">Lektvar obří síly</text:p>
      <text:p text:style-name="P460">Lektvar rudého kříže</text:p>
      <text:p text:style-name="P460">Lektvar vlády nad lykantropy <text:span text:style-name="T1564">(místo toho obecný </text:span><text:span text:style-name="T337">lektvar vlády nad myslí</text:span><text:span text:style-name="T1564">?)</text:span></text:p>
      <text:p text:style-name="P460"><text:span text:style-name="T1564">+</text:span>Lektvar zmenšování</text:p>
      <text:p text:style-name="P460">Metamorfóza (asi spíš nebrat. I když...)<text:line-break/>- <text:span text:style-name="T1565">otázka je, jak to bude s druidem. Tohle by každopádně umožnilo jet v proměně prakticky pořád, což možná není dobrý...</text:span></text:p>
      <text:p text:style-name="P460"><text:span text:style-name="T1565">+</text:span>Pavoučí lektvar</text:p>
      <text:p text:style-name="P460"><text:span text:style-name="T1565">+</text:span>Rychlost</text:p>
      <text:p text:style-name="P35">Svitky:</text:p>
      <text:p text:style-name="P39">(svitky by asi měl spíš psát kouzelník)</text:p>
      <text:p text:style-name="P460">Ochrana před ďábly</text:p>
      <text:p text:style-name="P460">Ochrana před nemrtvými</text:p>
      <text:p text:style-name="P460">Ochrana před neviděnými</text:p>
      <text:p text:style-name="P460">Ochrana před kouzly</text:p>
      <text:p text:style-name="P12"><text:soft-page-break/>Gadgets:</text:p>
      <text:p text:style-name="P460">Detekční hůlka</text:p>
      <text:p text:style-name="P460">Lakmusový papírek</text:p>
      <text:p text:style-name="P460">Píšťalka (otevírá zamčené zámky)<text:line-break/>- <text:span text:style-name="T1565">nebrat</text:span></text:p>
      <text:p text:style-name="P11">Jedy:</text:p>
      <text:p text:style-name="P460"><text:span text:style-name="T1565">+</text:span>Černá zhouba</text:p>
      <text:p text:style-name="P460"><text:span text:style-name="T1565">+</text:span>Jablečná vůně</text:p>
      <text:p text:style-name="P460">-Kurare</text:p>
      <text:p text:style-name="P460">-Melenova pomsta</text:p>
      <text:p text:style-name="P11">Výbušniny:</text:p>
      <text:p text:style-name="P460"><text:span text:style-name="T1566">+</text:span>Bomba</text:p>
      <text:p text:style-name="P460"><text:span text:style-name="T1566">+</text:span>Ohnivá hlína</text:p>
      <text:p text:style-name="P33">Pak různé trvalé předměty, ale to asi nebrat.</text:p>
      <text:h text:style-name="P540" text:outline-level="3"><text:span text:style-name="T22">Schopnosti z DrD PP</text:span><text:span text:style-name="T25">P</text:span><text:span text:style-name="T22">:</text:span></text:h>
      <text:p text:style-name="P34"><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36">Pyrofor:</text:p>
      <text:p text:style-name="Example"><text:soft-page-break/>Rachejtle (obyčejné, hledající – naváděné na typ nestvůry nebo teplo, naváděné bleskem, naváděné terčem.<text:line-break/>- <text:span text:style-name="T1567">navádění na typ nestvůry nebrat. Na teplo možná...</text:span></text:p>
      <text:p text:style-name="Example">Líčení pastí<text:line-break/>- <text:span text:style-name="T1567">to bude dovednost</text:span></text:p>
      <text:p text:style-name="Example">Míchání jedů (tabulka, podle které se dá namíchat jed s různými účinky a různě detekovatelný – chutí, čichem, atd<text:span text:style-name="T1567">)</text:span>.<text:line-break/>- <text:span text:style-name="T1567">nebrat</text:span></text:p>
      <text:h text:style-name="P541" text:outline-level="3">Schopnosti z DrD PPE:</text:h>
      <text:p text:style-name="P105">Theurg</text:p>
      <text:p text:style-name="P469">Ovládání bhůtů (zemětřesení a spol.)</text:p>
      <text:p text:style-name="P491">Lektvary</text:p>
      <text:p text:style-name="P471">Lektvar netopýřího sluchu (krollův ultrasluch)<text:line-break/>- <text:span text:style-name="T1567">vzácnej recept (duplikuje raciálku)</text:span></text:p>
      <text:p text:style-name="P469">Lektvar neviditelnosti<text:line-break/>- <text:span text:style-name="T1567">vzácnej recept</text:span></text:p>
      <text:p text:style-name="P470">Lektvar sovích očí<text:line-break/>- <text:span text:style-name="T1567">vzácnej recept</text:span></text:p>
      <text:p text:style-name="P469">Lektvar zvířecí řeči (vyrábí se z krve zvířete, umožňuje mluvit se zvířetem stejného druhu)<text:line-break/>- <text:span text:style-name="T1568">to zní spíš jako hraničářská záležitost...<text:line-break/>- zatím to hodím do vzácných receptů</text:span></text:p>
      <text:p text:style-name="P469">Ohnivec (promění postavu v plamennou bytost)</text:p>
      <text:p text:style-name="P491">Jedy</text:p>
      <text:p text:style-name="P469">Bolehlav <text:span text:style-name="T1573">(nebrat, běžný jed)</text:span></text:p>
      <text:p text:style-name="P471">Digitalis <text:span text:style-name="T1573">(nebrat, běžný jed)</text:span></text:p>
      <text:p text:style-name="P471"><text:soft-page-break/>Muchomůrky <text:span text:style-name="T1573">(nebrat, běžný jed)</text:span></text:p>
      <text:p text:style-name="P471">Ortušík <text:span text:style-name="T1573">(nebrat, běžný jed)</text:span></text:p>
      <text:p text:style-name="P471">Rulík <text:span text:style-name="T1573">(nebrat, běžný jed)</text:span></text:p>
      <text:p text:style-name="P491">Talismany (dávají se do nich polodrahokamy, podle toho mají účinky)</text:p>
      <text:p text:style-name="Example">/<text:span text:style-name="T1574">* Měl by kameny vyrábět alchymista? Magické asi jsou. Nejsou ale spotřební... */</text:span></text:p>
      <text:p text:style-name="P472">Achát (chrání před úrazy, léčí drobná poranění, léčí zranění očí)</text:p>
      <text:p text:style-name="P472">Akvamarín (nosí štěstí – bonus k hodu proti pastem, na moři chrání před neštěstím)</text:p>
      <text:p text:style-name="P472">Ametyst (pomáhá dobrým bytostem, dává bonus na inteligenci, chrání proti přírodním jedům)</text:p>
      <text:p text:style-name="P472">Beryl (pomáhá vidět magenergii, při destilaci magenergie a při kontaktu se sférami)</text:p>
      <text:p text:style-name="P472">Citrín (velký bonus na inteligenci, chrání před kouzly kromě iluzí)</text:p>
      <text:p text:style-name="P472">Diamant (chrání před útoky divoké zvěře)</text:p>
      <text:p text:style-name="P472">Granát (chrání před psychickými kouzly a mentálními útoky)</text:p>
      <text:p text:style-name="P472">Hematit (léčí otevřená zranění)</text:p>
      <text:p text:style-name="P472">Chryzopras (zvedá šanci u zlodějských schopností)</text:p>
      <text:p text:style-name="P472">Jantar (dává druidům magy navíc)</text:p>
      <text:p text:style-name="P472">Jaspis (umožňuje zastrašovat jako válečník)</text:p>
      <text:p text:style-name="P467"/>
      <text:p text:style-name="P472">Lazurit (zkracuje spánek před zaostřením vůle, dává kouzelníkům magy navíc)</text:p>
      <text:p text:style-name="P472">Rubín (léčí jakékoliv čerstvé poranění, upozorňuje na pekelné bytosti)</text:p>
      <text:p text:style-name="P472"><text:soft-page-break/>Tyrkys (prozradí nakažení lykantropií)</text:p>
      <text:p text:style-name="P492">Recepty</text:p>
      <text:p text:style-name="P472"><text:span text:style-name="T1575">+</text:span>Dýmovka (jako dýmovnice)</text:p>
      <text:p text:style-name="P472">Prášek železného zdraví (žere železo)<text:line-break/>- <text:span text:style-name="T1575">vzácný recept</text:span></text:p>
      <text:p text:style-name="P472">Vzdušná torpéda</text:p>
      <text:p text:style-name="P472">Zápalná bomba<text:line-break/>- <text:span text:style-name="T1576">nebrat</text:span></text:p>
      <text:p text:style-name="P472">Svitky s kouzly (vyrábí se ve spolupráci s kouzelníkem)<text:line-break/>- <text:span text:style-name="T1576">nebrat (svitky s kouzly bude vyrábět kouzelník, pokud vůbec někdo)</text:span></text:p>
      <text:h text:style-name="Heading_20_3" text:outline-level="3">Schopnosti ze Hry stínů</text:h>
      <text:p text:style-name="P108">TODO: Kumulace jedů, kumulace výbušnin</text:p>
      <text:list xml:id="list3952457682" text:style-name="L8">
        <text:list-item>
          <text:p text:style-name="P709">Granáty a rakety</text:p>
          <text:list>
            <text:list-item>
              <text:p text:style-name="P709">Tlakové, střepinové, zápalné, s kapalnou náplní (žíravina, stlačený plyn – třeba jed)</text:p>
            </text:list-item>
            <text:list-item>
              <text:p text:style-name="P709">(na žíravinu a plyn asi stačí i flakónek)</text:p>
            </text:list-item>
          </text:list>
        </text:list-item>
        <text:list-item>
          <text:p text:style-name="P710">Spouštění výbuchu</text:p>
          <text:list>
            <text:list-item>
              <text:p text:style-name="P710">Doutnák</text:p>
            </text:list-item>
            <text:list-item>
              <text:p text:style-name="P711">Třaskavá rozbuška</text:p>
            </text:list-item>
          </text:list>
        </text:list-item>
        <text:list-item>
          <text:p text:style-name="P712">Odpalování raket<text:span text:style-name="T1042"> (tohle asi nebude vyrábět alcháč, ale v zásadě kdokoliv s příhodným řemeslem)</text:span></text:p>
          <text:list>
            <text:list-item>
              <text:p text:style-name="P713">Z tyče (ze země)</text:p>
            </text:list-item>
            <text:list-item>
              <text:p text:style-name="P714"><text:soft-page-break/>Z ručního raketometu<text:line-break/>- <text:span text:style-name="T1577">to může být separátní item (treasure)</text:span></text:p>
            </text:list-item>
          </text:list>
        </text:list-item>
        <text:list-item>
          <text:p text:style-name="P715">Plamenomety <text:span text:style-name="T1140">(tohle asi nebude vyrábět alcháč, ale v zásadě kdokoliv s příhodným řemeslem)</text:span></text:p>
          <text:list>
            <text:list-item>
              <text:p text:style-name="P714">Ruční (viz Zatopený důl)</text:p>
            </text:list-item>
            <text:list-item>
              <text:p text:style-name="P714">Lodní</text:p>
            </text:list-item>
          </text:list>
        </text:list-item>
      </text:list>
      <text:p text:style-name="P110">Esenciální oleje</text:p>
      <text:p text:style-name="Example">Mandlový olej</text:p>
      <text:p text:style-name="P110">Magické inkousty</text:p>
      <text:p text:style-name="P47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78">Motýlí krev (Šafránový inkoust)</text:p>
      <text:p text:style-name="Example">This magic ink is historically used for writing holy scriptures and for making charms in the Near East. It is made from real saffron, gum arabic, organic ethanol, and filtered water.</text:p>
      <text:p text:style-name="P47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78">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09">Vzácné výrobky</text:p>
      <text:p text:style-name="Example">Kámen mudrců (pokud, tak s nějakým brutálním questem – to by ale mohlo bejt zajímavý. Začalo by to knihou <text:span text:style-name="T201">Opus magnum</text:span>, ve které by byla série věcí, které je třeba poshánět, a rituálů, které je třeba provést (na různých zajímavých místech v divočině).</text:p>
      <text:p text:style-name="P478">Kámen mudrců</text:p>
      <text:p text:style-name="Example">Recept</text:p>
      <text:p text:style-name="Example">Požadavky: Opus magnum 6, <text:span text:style-name="T214">Magická saturace</text:span><text:line-break/><text:span text:style-name="T1056">Cena: Nevyčíslitelná</text:span><text:line-break/><text:span text:style-name="T1050">Vzácnost: ?</text:span></text:p>
      <text:p text:style-name="Example">Hledání tajemství <text:span text:style-name="T201">Kamene mudrců</text:span> je <text:span text:style-name="T1055">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22">Kamene</text:span><text:span text:style-name="T1055">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22">Kamene mudrců</text:span><text:span text:style-name="T1055">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09">Recepty</text:p>
      <text:p text:style-name="P478">Lektvar levitace</text:p>
      <text:p text:style-name="Example"><text:soft-page-break/>Recept</text:p>
      <text:p text:style-name="Example">Požadavky: <text:s/><text:span text:style-name="T1043">Opus magnum</text:span> <text:span text:style-name="T1044">3</text:span>, <text:span text:style-name="T214">Magická saturace<text:line-break/></text:span><text:span text:style-name="T394">Cena: Suroviny </text:span><text:span text:style-name="T395">9</text:span><text:span text:style-name="T396"> </text:span><text:span text:style-name="T394">zl (</text:span><text:span text:style-name="T395">3</text:span><text:span text:style-name="T394">), celkem </text:span><text:span text:style-name="T395">9</text:span><text:span text:style-name="T397">0</text:span><text:span text:style-name="T394"> zl (</text:span><text:span text:style-name="T395">4</text:span><text:span text:style-name="T394">)<text:line-break/></text:span><text:span text:style-name="T398">Trvání: </text:span><text:span text:style-name="T399">Po dobu udržování</text:span></text:p>
      <text:p text:style-name="Example"><text:span text:style-name="T381">Tento </text:span><text:span text:style-name="T400">lektvar</text:span><text:span text:style-name="T381"> mohou použít pouze osoby s magickým nadáním znalé </text:span><text:span text:style-name="T201">Udržování magie</text:span><text:span text:style-name="T381">. </text:span><text:span text:style-name="T401">Po požití </text:span><text:span text:style-name="T402">bude</text:span><text:span text:style-name="T403">š</text:span><text:span text:style-name="T402"> </text:span><text:span text:style-name="T401">po dobu udržování </text:span><text:span text:style-name="T402">zcela oproštěn od zemské tíže</text:span><text:span text:style-name="T403">. Vztahuje se to však pouze na tvoje tělo, nikoliv na věci, co máš na sobě či je držíš. V těžké zbroji s batohem na zádech tedy budeš schopen maximálně tak dlouhých skoků, asi jako kdyby na tebe působila menší gravitační síla.</text:span></text:p>
      <text:list xml:id="list248561516" text:style-name="L9">
        <text:list-item>
          <text:p text:style-name="P493"><text:span text:style-name="T404">Postava pod vlivem</text:span><text:span text:style-name="T381"> </text:span><text:span text:style-name="T201">Lektvaru levitace</text:span><text:span text:style-name="T381"> má </text:span><text:span text:style-name="T404">v boji</text:span><text:span text:style-name="T381"> </text:span><text:span text:style-name="T404">ne</text:span><text:span text:style-name="T381">výhodu</text:span></text:p>
        </text:list-item>
      </text:list>
      <text:p text:style-name="P478">Lektvar mlhoviny</text:p>
      <text:p text:style-name="Example">Recept</text:p>
      <text:p text:style-name="Example">Požadavky: <text:s/><text:span text:style-name="T1043">Opus magnum</text:span> <text:span text:style-name="T1045">4</text:span>, <text:span text:style-name="T214">Magická saturace<text:line-break/></text:span><text:span text:style-name="T394">Cena: Suroviny </text:span><text:span text:style-name="T397">16</text:span><text:span text:style-name="T396"> </text:span><text:span text:style-name="T394">zl (</text:span><text:span text:style-name="T397">4</text:span><text:span text:style-name="T394">), celkem </text:span><text:span text:style-name="T397">160</text:span><text:span text:style-name="T394"> zl (</text:span><text:span text:style-name="T397">5</text:span><text:span text:style-name="T394">)<text:line-break/></text:span><text:span text:style-name="T398">Trvání: </text:span><text:span text:style-name="T399">Po dobu udržování</text:span></text:p>
      <text:p text:style-name="Example"><text:span text:style-name="T381">Tento </text:span><text:span text:style-name="T400">lektvar</text:span><text:span text:style-name="T381"> </text:span><text:span text:style-name="T405">můžeš použít,</text:span><text:span text:style-name="T381"> pouze </text:span><text:span text:style-name="T405">pokud máš magické nadání a umíš</text:span><text:span text:style-name="T381"> </text:span><text:span text:style-name="T201">Udržování magie</text:span><text:span text:style-name="T381">. </text:span><text:span text:style-name="T401">Po požití se po dobu udržování </text:span><text:span text:style-name="T400">částečně</text:span><text:span text:style-name="T401"> přesune</text:span><text:span text:style-name="T403">š</text:span><text:span text:style-name="T401"> do astrálního prostoru, jako kdyby</text:span><text:span text:style-name="T403">s</text:span><text:span text:style-name="T401"> použil schopnost </text:span><text:span text:style-name="T215">Astrální </text:span><text:span text:style-name="T216">projekce</text:span><text:span text:style-name="T401">. </text:span><text:span text:style-name="T400">Lektvar</text:span><text:span text:style-name="T401"> bude účinkovat pouze tam, kde je možné do astrálního prostoru vstoupit.<text:line-break/><text:tab/></text:span><text:span text:style-name="T400">Současně se vznikem tvé astrální formy se tvoje fyzické tělo změní v mlhu. </text:span><text:span text:style-name="T406">V této podobě budeš vnímat pouze astrální prostor (a budeš se tedy moci orientovat pouze podle odrazu fyzického světa do astrálního, viz kapitola </text:span><text:span text:style-name="T562">Astrální prostor</text:span><text:span text:style-name="T406">)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06">kde se nemůžeš celý zhmotnit (třeba proto, že se tam nevejdeš).</text:span><text:span text:style-name="T401"><text:line-break/><text:tab/></text:span><text:span text:style-name="T406">Mlžná forma je nezranitelná fyzickými předměty (a tedy i zbraněmi), lze ji ale ublížit ohněm, mrazem či výbojem a jde </text:span><text:span text:style-name="T407">ji</text:span><text:span text:style-name="T406"> také </text:span><text:span text:style-name="T407">zranit</text:span><text:span text:style-name="T406"> </text:span><text:span text:style-name="T217">mentálním útokem</text:span><text:span text:style-name="T406">.</text:span></text:p>
      <text:p text:style-name="P478">Elixír <text:span text:style-name="T1043">odhmotnění</text:span></text:p>
      <text:p text:style-name="Example">Recept</text:p>
      <text:p text:style-name="Example">Požadavky: <text:s/><text:span text:style-name="T1043">Opus magnum</text:span> <text:span text:style-name="T1043">5</text:span>, <text:span text:style-name="T214">Magická saturace<text:line-break/></text:span><text:span text:style-name="T394">Cena: Suroviny </text:span><text:span text:style-name="T399">25</text:span><text:span text:style-name="T396"> </text:span><text:span text:style-name="T394">zl (</text:span><text:span text:style-name="T397">4</text:span><text:span text:style-name="T394">), celkem </text:span><text:span text:style-name="T399">250</text:span><text:span text:style-name="T394"> zl (</text:span><text:span text:style-name="T397">5</text:span><text:span text:style-name="T394">)<text:line-break/></text:span><text:span text:style-name="T398">Trvání: </text:span><text:span text:style-name="T399">Po dobu udržování</text:span></text:p>
      <text:p text:style-name="Example"><text:span text:style-name="T381">Tento </text:span><text:span text:style-name="T400">lektvar</text:span><text:span text:style-name="T381"> </text:span><text:span text:style-name="T405">můžeš použít,</text:span><text:span text:style-name="T381"> pouze </text:span><text:span text:style-name="T405">pokud máš magické nadání a umíš</text:span><text:span text:style-name="T381"> </text:span><text:span text:style-name="T201">Udržování magie</text:span><text:span text:style-name="T381">. </text:span><text:span text:style-name="T401">Po požití se po dobu udržování </text:span><text:span text:style-name="T400">téměř úplně</text:span><text:span text:style-name="T401"> přesune</text:span><text:span text:style-name="T405">š</text:span><text:span text:style-name="T401"> do astrálního prostoru, </text:span><text:span text:style-name="T400">téměř </text:span><text:span text:style-name="T401">jako kdyby</text:span><text:span text:style-name="T405">s</text:span><text:span text:style-name="T401"> použil schopnost </text:span><text:span text:style-name="T215">Astrální vstup</text:span><text:span text:style-name="T401">. Elixír bude účinkovat pouze tam, kde je možné do astrálního prostoru vstoupit.<text:line-break/><text:tab/>Na rozdíl od použití </text:span><text:span text:style-name="T215">Astrálního vstupu</text:span><text:span text:style-name="T401"> však </text:span><text:span text:style-name="T215">Elixír odhmotnění</text:span><text:span text:style-name="T401">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00">Pomocí </text:span><text:span text:style-name="T216">Elixíru odhmotnění</text:span><text:span text:style-name="T400"> není možné vstoupit do hlubokého astrálního prostoru.</text:span></text:p>
      <text:p text:style-name="P478">Balzám <text:span text:style-name="T1046">věčnosti</text:span></text:p>
      <text:p text:style-name="Example">Recept</text:p>
      <text:p text:style-name="Example">Požadavky: <text:span text:style-name="T1047">Opus magnum</text:span> 5, <text:span text:style-name="T214">Magická saturace</text:span><text:line-break/><text:span text:style-name="T1048">Cena: Suroviny 16 zl (4), celkem 490 zl (5)</text:span><text:line-break/><text:span text:style-name="T1046">Vzácnost: 7</text:span></text:p>
      <text:p text:style-name="Example"><text:soft-page-break/>Znalost výroby tohoto vzácného balzámu je považována za předstupeň k odhalení receptu <text:span text:style-name="T201">Nápoje mládí</text:span>. Někteří <text:span text:style-name="T1049">slavní</text:span> alchymisté však <text:span text:style-name="T1049">prohlašují</text:span>, že to je slepá ulička.</text:p>
      <text:p text:style-name="Example">Herní efekt:</text:p>
      <text:p text:style-name="Example"><text:span text:style-name="T1050">Pokožka potřená </text:span><text:span text:style-name="T218">Balzámem věčnosti</text:span><text:span text:style-name="T1050">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78">Nápoj mládí</text:p>
      <text:p text:style-name="Example">Recept</text:p>
      <text:p text:style-name="Example">Požadavky: <text:span text:style-name="T1047">Opus magnum</text:span> 6, <text:span text:style-name="T214">Magická saturace</text:span><text:line-break/><text:span text:style-name="T1048">Cena: Suroviny 36 zl (4), celkem 1440 zl (6)</text:span><text:line-break/><text:span text:style-name="T1050">Vzácnost: 12</text:span></text:p>
      <text:p text:style-name="Example">Tento <text:span text:style-name="T1051">nesmírně vzácný</text:span> mistrovský výtvor dokáže vrátit ztracené mládí. <text:span text:style-name="T1052">Háček ovšem je, že na každého živého tvora účinkuje pouze jednou.<text:line-break/><text:tab/>Postup výroby je tajný, mnozí praktičtí alchymisté dokonce pochybují o jeho existenci.</text:span></text:p>
      <text:p text:style-name="P478">Alkahest</text:p>
      <text:p text:style-name="Example">Recept</text:p>
      <text:p text:style-name="Example">Požadavky: <text:span text:style-name="T1047">Opus magnum</text:span> 6, <text:span text:style-name="T214">Magická saturace</text:span><text:line-break/><text:span text:style-name="T1048">Cena: Suroviny 36 zl (4), celkem 1000 zl (5)</text:span><text:line-break/>Vzácnost: 1<text:span text:style-name="T1053">0</text:span></text:p>
      <text:p text:style-name="Example"><text:span text:style-name="T219">Alkahest</text:span><text:span text:style-name="T1053"> je univerzální rozpouštědlo – rozpustí jakoukoliv hmotu, včetně lidské tkáně, zlata, platiny a předmětů chráněných </text:span><text:span text:style-name="T219">Nerozpustnou pastou</text:span><text:span text:style-name="T1053">.<text:line-break/><text:tab/>Nevyrábí se přímo, ale ve dvou inertních složkách, jejichž smícháním teprve vznikne. Bez toho by jej totiž nebylo jak uchovávat.<text:line-break/><text:tab/>Jedna várka </text:span><text:span text:style-name="T220">Alhakestu</text:span><text:span text:style-name="T1054">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1355916766" text:style-name="L10">
        <text:list-item>
          <text:p text:style-name="P494"><text:span text:style-name="T392">Pokud je lahvička se dvěma složkami </text:span><text:span text:style-name="T220">Alkahestu</text:span><text:span text:style-name="T392"> doplněnými třaskavinou použita k útoku, útok se vyhodnocuje jako </text:span><text:span text:style-name="T408">hod</text:span><text:span text:style-name="T392"> granátem </text:span><text:span text:style-name="T405">s </text:span><text:span text:style-name="T409">kapalnou</text:span><text:span text:style-name="T405"> náplní</text:span><text:span text:style-name="T392">. </text:span><text:span text:style-name="T408">Síla exploze (a tedy rozsah zasažené oblasti) záleží na použité třaskavině.</text:span><text:span text:style-name="T392"> </text:span><text:span text:style-name="T410">Zranění </text:span><text:span text:style-name="T221">Alkahestem</text:span><text:span text:style-name="T410"> je Přesah + 3.</text:span></text:p>
          <text:list>
            <text:list-item>
              <text:p text:style-name="P494"><text:span text:style-name="T392">Při zásahu kromě zranění zamýšleného cíle dojde k </text:span><text:span text:style-name="T393">těžkému </text:span><text:span text:style-name="T392">poškození všeho, co má na sobě (zbroj, šaty, výbava) a také všeho kolem.</text:span></text:p>
            </text:list-item>
          </text:list>
        </text:list-item>
      </text:list>
      <text:p text:style-name="P478">Resorbční pasta</text:p>
      <text:p text:style-name="Example">Recept</text:p>
      <text:p text:style-name="Example">Požadavky: <text:span text:style-name="T1057">Organická lučba</text:span> 1, <text:span text:style-name="T214">Magická saturace</text:span><text:line-break/><text:span text:style-name="T1048">Cena: Suroviny 2 zl (3), celkem 20 zl (4)</text:span></text:p>
      <text:p text:style-name="Example">Resorbční pasta je magická substance, která se dobře vstřebává kůží a lze v ní snadno rozpustit jiné látky.<text:line-break/><text:tab/><text:span text:style-name="T1058">Jedna várka resobční pasty vystačí na aplikaci jedné plné dávky jedu, drogy či léčiva.</text:span></text:p>
      <text:p text:style-name="Example">Příklady použití:</text:p>
      <text:list xml:id="list240209348" text:style-name="L11">
        <text:list-item>
          <text:p text:style-name="P495">Základ mastí</text:p>
        </text:list-item>
        <text:list-item>
          <text:p text:style-name="P495"><text:span text:style-name="T642">Kon</text:span><text:span text:style-name="T872">taktní a</text:span><text:span text:style-name="T642">plikace léčivých </text:span><text:span text:style-name="T873">a povzbudivých</text:span><text:span text:style-name="T642"> prostředků, jedů </text:span><text:span text:style-name="T873">nebo</text:span><text:span text:style-name="T642"> drog: </text:span><text:span text:style-name="T872">libovolný jed nebo drogu je takto možné aplikovat přes kůži.</text:span></text:p>
        </text:list-item>
        <text:list-item>
          <text:p text:style-name="P495"><text:span text:style-name="T872">Stabilizační náplast: Náplast potřená </text:span><text:span text:style-name="T859">R</text:span><text:span text:style-name="T860">esorbční pastou</text:span><text:span text:style-name="T872"> </text:span><text:span text:style-name="T874">napuštěnou</text:span><text:span text:style-name="T872"> </text:span><text:span text:style-name="T860">Stabilizační tinkturou</text:span><text:span text:style-name="T872">.</text:span></text:p>
        </text:list-item>
      </text:list>
      <text:p text:style-name="P478">Věčná svíce</text:p>
      <text:p text:style-name="Example">Recept</text:p>
      <text:p text:style-name="Example"><text:span text:style-name="T876">Požadavky: <text:s/></text:span><text:span text:style-name="T877">Organická</text:span><text:span text:style-name="T876"> lučba </text:span><text:span text:style-name="T877">2</text:span><text:span text:style-name="T876">, </text:span><text:span text:style-name="T861">Magická saturace<text:line-break/></text:span><text:span text:style-name="T878">Cena: Suroviny </text:span><text:span text:style-name="T877">4</text:span><text:span text:style-name="T879"> </text:span><text:span text:style-name="T878">zl (</text:span><text:span text:style-name="T880">3</text:span><text:span text:style-name="T878">), celkem </text:span><text:span text:style-name="T877">40</text:span><text:span text:style-name="T881"> </text:span><text:span text:style-name="T878">zl (</text:span><text:span text:style-name="T880">4</text:span><text:span text:style-name="T878">)</text:span></text:p>
      <text:p text:style-name="Example"><text:soft-page-break/><text:span text:style-name="T862">V</text:span><text:span text:style-name="T858">ěčná svíce</text:span><text:span text:style-name="T875">, jak název napovídá, nikdy nezhasne. Není ji dokonce ani možné uhasit, a to ani ponořením do vody. Její plamen je vždy modrý, zatím se ještě nikomu nepodařilo vyrobit </text:span><text:span text:style-name="T858">Věčnou svíci</text:span><text:span text:style-name="T875"> s jinou barvu. Je také studený, je tedy možné se jej bez nebezpečí dotknout a není jím možné cokoliv zapálit.<text:line-break/><text:tab/></text:span><text:span text:style-name="T858">Věčné svíce</text:span><text:span text:style-name="T875"> se často používají při magických rituálech.</text:span></text:p>
      <text:p text:style-name="P478">Fixační <text:span text:style-name="T1059">pasta</text:span></text:p>
      <text:p text:style-name="Example">Recept</text:p>
      <text:p text:style-name="Example">Požadavky: <text:span text:style-name="T1057">Organická lučba</text:span> <text:span text:style-name="T1060">3, </text:span><text:span text:style-name="T214">Magická saturace<text:line-break/></text:span><text:span text:style-name="T394">Cena: Suroviny </text:span><text:span text:style-name="T411">9</text:span><text:span text:style-name="T394"> zl (</text:span><text:span text:style-name="T411">3</text:span><text:span text:style-name="T394">), celkem </text:span><text:span text:style-name="T411">90</text:span><text:span text:style-name="T394"> zl (</text:span><text:span text:style-name="T411">4</text:span><text:span text:style-name="T394">)</text:span></text:p>
      <text:p text:style-name="Example">Fixační <text:span text:style-name="T1059">pasta</text:span> způsobuje, že živá tkáň při regeneraci zachovává zafixovaný tvar a strukturu. <text:span text:style-name="T1059">Pasta neurychluje hojení, pouze brání zahojení do jiné podoby než před utrpěním zranění (takže například brání vzniku jizev).</text:span> Nechrání <text:span text:style-name="T1061">také</text:span> před přirozeným stárnutím.<text:line-break/><text:tab/>Při opakovaném použití platí vždy naposledy aplikovaná fixace. Pokud je tedy <text:span text:style-name="T1059">pasta</text:span> použita před utrpěním zraněním a následně po něm, tak se tkáň nevrátí do podoby před zraněním, ale naopak zůstane zafixovaná ve zraněném stavu.<text:line-break/><text:tab/><text:span text:style-name="T1062">Jedna várka fixační tinktury vystačí tak akorát na jednoho celého člověka, případně na fixaci několika desítek cejchů.</text:span><text:line-break/><text:tab/><text:span text:style-name="T1063">Fixační pastu není možné odstranit </text:span><text:span text:style-name="T223">Magickým rozpouštědlem</text:span><text:span text:style-name="T1063">.</text:span></text:p>
      <text:p text:style-name="Example">Příklady použití:</text:p>
      <text:list xml:id="list932712263" text:style-name="L12">
        <text:list-item>
          <text:p text:style-name="P496"><text:span text:style-name="T1060">O</text:span>chran<text:span text:style-name="T1060">a</text:span> cejchů před <text:span text:style-name="T1060">magickou</text:span> <text:span text:style-name="T201">Regenerací</text:span>. Nepomůže dokonce ani celý cejch vyříznout a výsledek nechat zregenerovat, <text:span text:style-name="T1060">tkáň opět doroste do zafixované podoby</text:span>.</text:p>
        </text:list-item>
        <text:list-item>
          <text:p text:style-name="P496">Prevence před jizvami a špatným srůstem zlomenin. Zranění osoby <text:span text:style-name="T1064">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96">Mučení zafixováním zranění – pacienta nebude možné vyléčit, a to dokonce ani magicky.</text:p>
        </text:list-item>
      </text:list>
      <text:p text:style-name="Example"><text:soft-page-break/><text:span text:style-name="T1065">Mezi stíny je použití </text:span><text:span text:style-name="T224">Fixační </text:span><text:span text:style-name="T225">tinktury</text:span><text:span text:style-name="T1065">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32">Neutralizační agent fixační </text:span><text:span text:style-name="T1037">pasty</text:span><text:span text:style-name="T1107"> /* Antifixační tinktura */</text:span></text:p>
      <text:p text:style-name="Example">/<text:span text:style-name="T1108">* Tohle by mělo být součástí receptu na výrobu </text:span><text:span text:style-name="T242">fixační pasty</text:span><text:span text:style-name="T1108"> */</text:span></text:p>
      <text:p text:style-name="Example">Recept</text:p>
      <text:p text:style-name="Example">Požadavky: <text:span text:style-name="T1057">Organická lučba</text:span> 5, <text:span text:style-name="T214">Magická saturace<text:line-break/></text:span><text:span text:style-name="T394">Cena: Suroviny </text:span><text:span text:style-name="T412">25</text:span><text:span text:style-name="T394"> zl (</text:span><text:span text:style-name="T413">5</text:span><text:span text:style-name="T394">), celkem </text:span><text:span text:style-name="T412">640</text:span><text:span text:style-name="T394"> zl (</text:span><text:span text:style-name="T413">6</text:span><text:span text:style-name="T394">)</text:span><text:line-break/><text:span text:style-name="T1066">Vzácnost: 8</text:span><text:line-break/>Nástroje: Laboratoř</text:p>
      <text:p text:style-name="Example">Velice vzácná a drahá substance. S její pomocí lze zrušit efekt <text:span text:style-name="T201">fixační </text:span><text:span text:style-name="T225">tinktury</text:span>, a tedy umožnit magickou obnovu tkáně do původní podoby.</text:p>
      <text:p text:style-name="P478">Ohnivý dech</text:p>
      <text:p text:style-name="Example">Recept</text:p>
      <text:p text:style-name="Example">Požadavky: <text:span text:style-name="T1057">Organická lučba</text:span> 3, <text:span text:style-name="T214">Magická saturace<text:line-break/></text:span><text:span text:style-name="T394">Cena: </text:span><text:span text:style-name="T414">Podle hodnocení<text:line-break/><text:tab/>Pro stupeň 3:</text:span><text:span text:style-name="T394"> Suroviny </text:span><text:span text:style-name="T415">9</text:span><text:span text:style-name="T394"> zl (</text:span><text:span text:style-name="T415">3</text:span><text:span text:style-name="T394">), celkem </text:span><text:span text:style-name="T415">90</text:span><text:span text:style-name="T394"> zl (</text:span><text:span text:style-name="T415">4</text:span><text:span text:style-name="T394">)</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383367500" text:style-name="L13">
        <text:list-item>
          <text:p text:style-name="P497">Útok ohnivým dechem se počítá jako lehká zbraň. Použitá dovednost je <text:span text:style-name="T201">Boj zblízka (Plivání ohně)</text:span></text:p>
        </text:list-item>
        <text:list-item>
          <text:p text:style-name="P497"><text:span text:style-name="T1067">Platí pravidla pro plamenný výbuch (viz </text:span><text:span text:style-name="T1034">Zranění ohněm</text:span><text:span text:style-name="T1068">)</text:span></text:p>
        </text:list-item>
      </text:list>
      <text:p text:style-name="P478">Dračí dech</text:p>
      <text:p text:style-name="Example">Recept</text:p>
      <text:p text:style-name="Example"><text:soft-page-break/>Požadavky: <text:span text:style-name="T1057">Organická lučba</text:span> 5, <text:span text:style-name="T214">Magická saturace<text:line-break/></text:span><text:span text:style-name="T394">Cena: Suroviny </text:span><text:span text:style-name="T415">25</text:span><text:span text:style-name="T394"> zl (</text:span><text:span text:style-name="T415">4</text:span><text:span text:style-name="T394">), celkem </text:span><text:span text:style-name="T415">250</text:span><text:span text:style-name="T394"> zl (</text:span><text:span text:style-name="T415">5</text:span><text:span text:style-name="T394">)</text:span></text:p>
      <text:p text:style-name="Example"><text:span text:style-name="T201">Dračí dech</text:span> je silnější varianta <text:span text:style-name="T201">Ohnivého dechu</text:span>. <text:span text:style-name="T1069">Na rozdíl od něj je silně pikantní (asi jako chilli papričky). Pokud jej někdo vypije bez varování, může to být dost nebezpečné, protože</text:span> <text:span text:style-name="T1069">p</text:span>rudké vydechnutí vede k samovznícení <text:span text:style-name="T1069">plynu, není tedy potřeba otevřený zdroj ohně</text:span>. Ve všem ostatním se chová stejně jako <text:span text:style-name="T201">Ohnivý dech</text:span>.</text:p>
      <text:p text:style-name="P478">Nerozpustná pasta</text:p>
      <text:p text:style-name="Example">Recept</text:p>
      <text:p text:style-name="Example">Požadavky: <text:span text:style-name="T1057">Organická lučba</text:span> 3, <text:span text:style-name="T214">Magická saturace<text:line-break/></text:span><text:span text:style-name="T394">Cena: </text:span><text:span text:style-name="T414">Podle hodnocení<text:line-break/><text:tab/>Pro stupeň 3:</text:span><text:span text:style-name="T394"> Suroviny </text:span><text:span text:style-name="T416">9</text:span><text:span text:style-name="T394"> zl (</text:span><text:span text:style-name="T416">3</text:span><text:span text:style-name="T394">), celkem </text:span><text:span text:style-name="T416">90</text:span><text:span text:style-name="T394"> zl (</text:span><text:span text:style-name="T416">4</text:span><text:span text:style-name="T394">)</text:span></text:p>
      <text:p text:style-name="Example"><text:span text:style-name="T1070">Nerozpustná pasta po nanesení vytvoří tenký povlak odolný proti veškerým známým žíravinám a rozpouštědlům s výjimkou </text:span><text:span text:style-name="T226">Alkahestu</text:span><text:span text:style-name="T1070">.<text:line-break/><text:tab/>Obyčejná voda je také rozpouštědlo, papír nebo oděv potřený </text:span><text:span text:style-name="T226">Nerozpustnou pastou</text:span><text:span text:style-name="T1070"> je tedy dokonale hydrofobní.</text:span></text:p>
      <text:p text:style-name="Example">Herní efekt:</text:p>
      <text:list xml:id="list2653010793" text:style-name="L14">
        <text:list-item>
          <text:p text:style-name="P498"><text:span text:style-name="T1071">Platí pravidla pro </text:span><text:span text:style-name="T1035">Ochranu před elementy</text:span><text:span text:style-name="T1071"> (pasta chrání před útokem žíravinou)</text:span></text:p>
        </text:list-item>
        <text:list-item>
          <text:p text:style-name="P498">Pastu je v zásadě možné aplikovat i na holou kůži, vede to ale k nepříjemné dráždivé reakci (asi jako ekzém) a efekt vydrží jen několik hodin</text:p>
        </text:list-item>
      </text:list>
      <text:p text:style-name="P478">Ohnivzdorná pasta</text:p>
      <text:p text:style-name="Example">Recept</text:p>
      <text:p text:style-name="Example">Požadavky: <text:span text:style-name="T1057">Organická lučba</text:span> <text:span text:style-name="T1072">4</text:span>, <text:span text:style-name="T214">Magická saturace<text:line-break/></text:span><text:span text:style-name="T394">Cena: </text:span><text:span text:style-name="T414">Podle hodnocení<text:line-break/><text:tab/>Pro stupeň </text:span><text:span text:style-name="T417">4</text:span><text:span text:style-name="T414">:</text:span><text:span text:style-name="T394"> Suroviny </text:span><text:span text:style-name="T418">16</text:span><text:span text:style-name="T394"> zl (</text:span><text:span text:style-name="T418">4</text:span><text:span text:style-name="T394">), celkem </text:span><text:span text:style-name="T418">160</text:span><text:span text:style-name="T394"> zl (</text:span><text:span text:style-name="T418">5</text:span><text:span text:style-name="T394">)</text:span></text:p>
      <text:p text:style-name="Example"><text:soft-page-break/><text:span text:style-name="T1073">Jak název napovídá, </text:span><text:span text:style-name="T227">Ohnivzdorná pasta</text:span><text:span text:style-name="T1073"> chrání proti ohni. Nanáší se na povrch předmětů, například na zbroj nebo šaty. Je v zásadě možné ji aplikovat i na holou kůži, vyvolává však silnou alergickou reakci, něco jako ekzém. Odstranit je ji možné pomocí </text:span><text:span text:style-name="T228">Magického rozpouštědla</text:span><text:span text:style-name="T1074">, případně fyzicky odřít.</text:span></text:p>
      <text:p text:style-name="Example">Herní efekt:</text:p>
      <text:list xml:id="list144745364" text:style-name="L15">
        <text:list-item>
          <text:p text:style-name="P499"><text:span text:style-name="T1075">Platí pravidla pro </text:span><text:span text:style-name="T1036"><text:s/></text:span><text:span text:style-name="T1035">Ochranu před elementy</text:span></text:p>
        </text:list-item>
      </text:list>
      <text:p text:style-name="P478">Mrazuvzdorná pasta</text:p>
      <text:p text:style-name="Example">Recept</text:p>
      <text:p text:style-name="Example">Požadavky: <text:s/><text:span text:style-name="T1057">Organická lučba</text:span> <text:span text:style-name="T1072">4</text:span>, <text:span text:style-name="T214">Magická saturace<text:line-break/></text:span><text:span text:style-name="T394">Cena: </text:span><text:span text:style-name="T414">Podle hodnocení<text:line-break/><text:tab/>Pro stupeň </text:span><text:span text:style-name="T417">4</text:span><text:span text:style-name="T414">:</text:span><text:span text:style-name="T394"> Suroviny </text:span><text:span text:style-name="T418">16</text:span><text:span text:style-name="T396"> </text:span><text:span text:style-name="T394">zl (</text:span><text:span text:style-name="T418">4</text:span><text:span text:style-name="T394">), celkem </text:span><text:span text:style-name="T418">160</text:span><text:span text:style-name="T394"> zl (</text:span><text:span text:style-name="T418">5</text:span><text:span text:style-name="T394">)</text:span></text:p>
      <text:p text:style-name="Example"><text:span text:style-name="T1073">Jak název napovídá, </text:span><text:span text:style-name="T227">Mrazuvzdorná pasta</text:span><text:span text:style-name="T1073"> chrání proti ohni. Nanáší se na povrch předmětů, například na zbroj nebo šaty. Aplikace přímo na holou kůži má stejný efekt jako u </text:span><text:span text:style-name="T227">Ohnivzdorné pasty</text:span><text:span text:style-name="T1073">.</text:span></text:p>
      <text:p text:style-name="Example">Herní efekt:</text:p>
      <text:list xml:id="list2940523389" text:style-name="L16">
        <text:list-item>
          <text:p text:style-name="P500"><text:span text:style-name="T1075">Platí pravidla pro <text:s/></text:span><text:span text:style-name="T1035">Ochranu před elementy</text:span></text:p>
        </text:list-item>
      </text:list>
      <text:p text:style-name="P478">Hřejivý elixír</text:p>
      <text:p text:style-name="Example">Recept</text:p>
      <text:p text:style-name="Example">Požadavky: <text:s/><text:span text:style-name="T1057">Organická lučba</text:span> <text:span text:style-name="T1072">2</text:span>, <text:span text:style-name="T214">Magická saturace<text:line-break/></text:span><text:span text:style-name="T394">Cena: Suroviny </text:span><text:span text:style-name="T418">4</text:span><text:span text:style-name="T396"> </text:span><text:span text:style-name="T394">zl (</text:span><text:span text:style-name="T396">3</text:span><text:span text:style-name="T394">), celkem </text:span><text:span text:style-name="T418">4</text:span><text:span text:style-name="T396">0</text:span><text:span text:style-name="T394"> zl (</text:span><text:span text:style-name="T396">4</text:span><text:span text:style-name="T394">)<text:line-break/></text:span><text:span text:style-name="T398">Trvání: Do probuzení po nejbližším vydatném spánku</text:span></text:p>
      <text:p text:style-name="Example"><text:span text:style-name="T394">P</text:span><text:span text:style-name="T419">ožití </text:span><text:span text:style-name="T229">hřejivého elixíru</text:span><text:span text:style-name="T419"> umožní příjemný a bezpečný pobyt v mrazivém prostředí. </text:span>Nestačí ale na ochranu před hlubokým mrazem <text:span text:style-name="T1076">(způsobeným například kouzlem </text:span><text:span text:style-name="T230">Mráz</text:span><text:span text:style-name="T1076">)</text:span>.</text:p>
      <text:p text:style-name="P478"><text:span text:style-name="T1077">Chladivý</text:span> elixír</text:p>
      <text:p text:style-name="Example">Recept</text:p>
      <text:p text:style-name="Example"><text:soft-page-break/>Požadavky: <text:s/><text:span text:style-name="T1057">Organická lučba</text:span> <text:span text:style-name="T1072">2</text:span>, <text:span text:style-name="T214">Magická saturace<text:line-break/></text:span><text:span text:style-name="T394">Cena: Suroviny </text:span><text:span text:style-name="T418">4</text:span><text:span text:style-name="T396"> </text:span><text:span text:style-name="T394">zl (</text:span><text:span text:style-name="T396">3</text:span><text:span text:style-name="T394">), celkem </text:span><text:span text:style-name="T418">4</text:span><text:span text:style-name="T396">0</text:span><text:span text:style-name="T394"> zl (</text:span><text:span text:style-name="T396">4</text:span><text:span text:style-name="T394">)<text:line-break/></text:span><text:span text:style-name="T398">Trvání: Do probuzení po nejbližším vydatném spánku</text:span></text:p>
      <text:p text:style-name="Example"><text:span text:style-name="T394">P</text:span><text:span text:style-name="T419">ožití </text:span><text:span text:style-name="T231">chladivého</text:span><text:span text:style-name="T229"> elixíru</text:span><text:span text:style-name="T419"> umožní příjemný a bezpečný pobyt v </text:span><text:span text:style-name="T420">horkém</text:span><text:span text:style-name="T419"> prostředí. </text:span>Nestačí ale na ochranu před <text:span text:style-name="T1078">ohněm nebo žárem</text:span> <text:span text:style-name="T1076">(způsobeným například kouzlem </text:span><text:span text:style-name="T231">Vzplanutí</text:span><text:span text:style-name="T1076">)</text:span>.</text:p>
      <text:p text:style-name="P478">Elixír ochrany před ohněm</text:p>
      <text:p text:style-name="Example">Recept</text:p>
      <text:p text:style-name="Example">Požadavky: <text:s/><text:span text:style-name="T1057">Organická lučba</text:span> <text:span text:style-name="T1078">3</text:span>, <text:span text:style-name="T214">Magická saturace<text:line-break/></text:span><text:span text:style-name="T394">Cena: </text:span><text:span text:style-name="T414">Podle hodnocení<text:line-break/><text:tab/>Pro stupeň 3:</text:span><text:span text:style-name="T394"> Suroviny </text:span><text:span text:style-name="T420">9</text:span><text:span text:style-name="T396"> </text:span><text:span text:style-name="T394">zl (</text:span><text:span text:style-name="T396">3</text:span><text:span text:style-name="T394">), celkem </text:span><text:span text:style-name="T420">90</text:span><text:span text:style-name="T394"> zl (</text:span><text:span text:style-name="T396">4</text:span><text:span text:style-name="T394">)<text:line-break/></text:span><text:span text:style-name="T398">Trvání: Do probuzení po nejbližším vydatném spánku</text:span></text:p>
      <text:p text:style-name="Example"><text:span text:style-name="T421">Tento elixír po požití chrání před ohněm a žárem. Š</text:span><text:span text:style-name="T398">aty a vybavení </text:span><text:span text:style-name="T421">však tuto</text:span><text:span text:style-name="T398"> odolnost nezískají.</text:span></text:p>
      <text:p text:style-name="Example">Herní efekt:</text:p>
      <text:p text:style-name="Example"><text:span text:style-name="T1075">Platí pravidla pro </text:span><text:span text:style-name="T1036">Ochranu proti elementům</text:span><text:span text:style-name="T1075">.</text:span></text:p>
      <text:p text:style-name="P478">Elixír ochrany před <text:span text:style-name="T1079">mrazem</text:span></text:p>
      <text:p text:style-name="Example">Recept</text:p>
      <text:p text:style-name="Example">Požadavky: <text:s/><text:span text:style-name="T1057">Organická lučba</text:span> <text:span text:style-name="T1078">3</text:span>, <text:span text:style-name="T214">Magická saturace<text:line-break/></text:span><text:span text:style-name="T394">Cena: </text:span><text:span text:style-name="T414">Podle hodnocení<text:line-break/><text:tab/>Pro stupeň 3:</text:span><text:span text:style-name="T394"> Suroviny </text:span><text:span text:style-name="T420">9</text:span><text:span text:style-name="T396"> </text:span><text:span text:style-name="T394">zl (</text:span><text:span text:style-name="T396">3</text:span><text:span text:style-name="T394">), celkem </text:span><text:span text:style-name="T420">90</text:span><text:span text:style-name="T394"> zl (</text:span><text:span text:style-name="T396">4</text:span><text:span text:style-name="T394">)<text:line-break/></text:span><text:span text:style-name="T398">Trvání: Do probuzení po nejbližším vydatném spánku</text:span></text:p>
      <text:p text:style-name="Example"><text:span text:style-name="T421">Tento elixír po požití chrání před </text:span><text:span text:style-name="T422">hlubokým mrazem, způsobeným například kouzlem </text:span><text:span text:style-name="T232">Mráz</text:span><text:span text:style-name="T422">.</text:span></text:p>
      <text:p text:style-name="Example">Herní efekt:</text:p>
      <text:p text:style-name="Example"><text:span text:style-name="T1075">Platí pravidla pro </text:span><text:span text:style-name="T1036">Ochranu proti elementům</text:span><text:span text:style-name="T1075">.</text:span></text:p>
      <text:p text:style-name="P478">Krystalická pryskyřice</text:p>
      <text:p text:style-name="Example"><text:soft-page-break/>Recept</text:p>
      <text:p text:style-name="Example">Požadavky: <text:s/><text:span text:style-name="T1057">Organická lučba</text:span> <text:span text:style-name="T1080">5</text:span>, <text:span text:style-name="T214">Magická saturace<text:line-break/></text:span><text:span text:style-name="T394">Cena: Suroviny </text:span><text:span text:style-name="T423">25</text:span><text:span text:style-name="T396"> </text:span><text:span text:style-name="T394">zl (</text:span><text:span text:style-name="T423">4</text:span><text:span text:style-name="T394">), celkem </text:span><text:span text:style-name="T423">250 </text:span><text:span text:style-name="T394">zl (</text:span><text:span text:style-name="T423">5</text:span><text:span text:style-name="T394">)</text:span></text:p>
      <text:p text:style-name="Example"><text:span text:style-name="T233">Krystalická pryskyřice</text:span><text:span text:style-name="T1081">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33">Udržování magie</text:span><text:span text:style-name="T1081"> a krátké magické působení.</text:span></text:p>
      <text:p text:style-name="Example">Příklady použití:</text:p>
      <text:list xml:id="list2162891042" text:style-name="L17">
        <text:list-item>
          <text:p text:style-name="P501">výroba velice kvalitního brusného papíru</text:p>
        </text:list-item>
        <text:list-item>
          <text:p text:style-name="P501">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82">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83">možná to prostě úplně zrušit</text:span></text:p>
      <text:p text:style-name="Example">*/</text:p>
      <text:list xml:id="list4229136016" text:style-name="L18">
        <text:list-item>
          <text:p text:style-name="P502">Sečné <text:span text:style-name="T1084">nebo bodné</text:span> zbraně potažené diamantovým prachem mají výhodu proti ostatním zbraním</text:p>
        </text:list-item>
        <text:list-item>
          <text:p text:style-name="P502"><text:soft-page-break/>Zbroje potažené diamantovým prachem dávají výhodu proti útočníkovi <text:span text:style-name="T1085">s jinou než drtivou zbraní</text:span></text:p>
        </text:list-item>
      </text:list>
      <text:p text:style-name="P478">Magické leštidlo</text:p>
      <text:p text:style-name="Example">Recept</text:p>
      <text:p text:style-name="Example">Požadavky: <text:s/><text:span text:style-name="T1057">Organická lučba</text:span> <text:span text:style-name="T1086">2</text:span>, <text:span text:style-name="T214">Magická saturace<text:line-break/></text:span><text:span text:style-name="T394">Cena: Suroviny </text:span><text:span text:style-name="T424">4</text:span><text:span text:style-name="T396"> </text:span><text:span text:style-name="T394">zl (</text:span><text:span text:style-name="T424">3</text:span><text:span text:style-name="T394">), celkem </text:span><text:span text:style-name="T424">40</text:span><text:span text:style-name="T423"> </text:span><text:span text:style-name="T394">zl (</text:span><text:span text:style-name="T424">4</text:span><text:span text:style-name="T394">)</text:span></text:p>
      <text:p text:style-name="Example">Povrch ošetřený <text:span text:style-name="T201">Magickým leštidlem</text:span> je takřka dokonale kluzký.</text:p>
      <text:p text:style-name="Example">Herní efekt <text:span text:style-name="T1087">(příklady)</text:span>:</text:p>
      <text:list xml:id="list3751620665" text:style-name="L19">
        <text:list-item>
          <text:p text:style-name="P503"><text:span text:style-name="T1088">Jen ti, kdo mají schopnost </text:span><text:span text:style-name="T234">Vylepšená rovnováha,</text:span><text:span text:style-name="T1086"> nebo se mohou držet něčeho pevného, dokáží na povrchu potřeném </text:span><text:span text:style-name="T235">Magickým leštidlem</text:span><text:span text:style-name="T1086"> stát</text:span></text:p>
        </text:list-item>
        <text:list-item>
          <text:p text:style-name="P503">Ti, kdo bojují z „pevné země“ mají proti obráncům na kluzkém povrchu výhodu</text:p>
        </text:list-item>
      </text:list>
      <text:p text:style-name="P478">Vyprošťovák</text:p>
      <text:p text:style-name="Example">Recept</text:p>
      <text:p text:style-name="Example">Požadavky: <text:s/><text:span text:style-name="T1057">Organická lučba</text:span> <text:span text:style-name="T1086">2</text:span>, <text:span text:style-name="T214">Magická saturace<text:line-break/></text:span><text:span text:style-name="T394">Cena: Suroviny </text:span><text:span text:style-name="T424">4</text:span><text:span text:style-name="T396"> </text:span><text:span text:style-name="T394">zl (</text:span><text:span text:style-name="T424">3</text:span><text:span text:style-name="T394">), celkem </text:span><text:span text:style-name="T424">40</text:span><text:span text:style-name="T423"> </text:span><text:span text:style-name="T394">zl (</text:span><text:span text:style-name="T424">4</text:span><text:span text:style-name="T394">)</text:span></text:p>
      <text:p text:style-name="Example"><text:span text:style-name="T394">T</text:span><text:span text:style-name="T425">ento extrémně hořký černý nápoj zcela potlačí kocovinu. </text:span><text:span text:style-name="T426">Výrazně</text:span><text:span text:style-name="T425"> také </text:span><text:span text:style-name="T426">potlačuje</text:span><text:span text:style-name="T425"> abstinenční příznaky drogové závislosti.<text:line-break/><text:tab/></text:span><text:span text:style-name="T427">Ten, kdo ho vypije, pak ale celý den nemůže nic jíst </text:span><text:span text:style-name="T428">a nemůže pít alkohol</text:span><text:span text:style-name="T427">, protože to okamžitě zvrátí.</text:span></text:p>
      <text:p text:style-name="P478">Cibulový extrakt</text:p>
      <text:p text:style-name="Example">/<text:span text:style-name="T1231">* slzná tinktura */</text:span></text:p>
      <text:p text:style-name="Example">Recept</text:p>
      <text:p text:style-name="Example">Požadavky: <text:s/><text:span text:style-name="T1057">Organická lučba</text:span> <text:span text:style-name="T1089">3</text:span>, <text:span text:style-name="T214">Magická saturace<text:line-break/></text:span><text:span text:style-name="T394">Cena: </text:span><text:span text:style-name="T414">Podle hodnocení<text:line-break/><text:tab/>Pro stupeň 3:</text:span><text:span text:style-name="T394"> Suroviny </text:span><text:span text:style-name="T426">9</text:span><text:span text:style-name="T396"> </text:span><text:span text:style-name="T394">zl (</text:span><text:span text:style-name="T424">3</text:span><text:span text:style-name="T394">), celkem </text:span><text:span text:style-name="T426">90</text:span><text:span text:style-name="T423"> </text:span><text:span text:style-name="T394">zl (</text:span><text:span text:style-name="T424">4</text:span><text:span text:style-name="T394">)</text:span></text:p>
      <text:p text:style-name="Example"><text:soft-page-break/><text:span text:style-name="T236">C</text:span><text:span text:style-name="T201">ibulový extrakt</text:span><text:span text:style-name="T381">, jak název napovídá, způsobuje intenzivní slzení a podráždění pokožky. </text:span><text:span text:style-name="T429">Zadržení dechu nepomůže, extrakt se velmi dobře vstřebává kůží.<text:line-break/><text:tab/></text:span><text:span text:style-name="T430">Obvykle se vyrábí do lahvičky obsahující trochu třaskaviny – při nárazu třaskavina exploduje a exktrakt se rozstříkne po okolí.</text:span></text:p>
      <text:p text:style-name="Example">Herní efekt:</text:p>
      <text:list xml:id="list1973914528" text:style-name="L20">
        <text:list-item>
          <text:p text:style-name="P504"><text:span text:style-name="T409">Ú</text:span><text:span text:style-name="T392">tok </text:span><text:span text:style-name="T431">lahvičkou s </text:span><text:span text:style-name="T237">Cibulovým extraktem</text:span><text:span text:style-name="T392"> se vyhodnocuje jako </text:span><text:span text:style-name="T408">hod</text:span><text:span text:style-name="T392"> granátem </text:span><text:span text:style-name="T405">s </text:span><text:span text:style-name="T409">kapalnou</text:span><text:span text:style-name="T405"> náplní</text:span><text:span text:style-name="T392">.</text:span><text:span text:style-name="T1090"> Zásah způsobuje krátkodobý postih -1 za každé 2 body přesahu</text:span></text:p>
        </text:list-item>
        <text:list-item>
          <text:p text:style-name="P504">Pokud je <text:span text:style-name="T201">Cibulovým extraktem</text:span> zamořena uzavřená místnost <text:span text:style-name="T1091">a někdo do ní vstoupí, tak se hází Hodnocení + 1k6 proti 0 + 1k6. Účinek je opět krátkodobý postih -1 za každé 2 body přesahu</text:span></text:p>
        </text:list-item>
      </text:list>
      <text:p text:style-name="P478">Kýchací prášek</text:p>
      <text:p text:style-name="Example">Recept</text:p>
      <text:p text:style-name="Example">Požadavky: <text:s/><text:span text:style-name="T1057">Organická lučba</text:span> <text:span text:style-name="T1092">1</text:span>, <text:span text:style-name="T214">Magická saturace<text:line-break/></text:span><text:span text:style-name="T394">Cena: </text:span><text:span text:style-name="T414">Podle hodnocení<text:line-break/><text:tab/>Pro stupeň </text:span><text:span text:style-name="T431">1</text:span><text:span text:style-name="T414">:</text:span><text:span text:style-name="T394"> Suroviny </text:span><text:span text:style-name="T432">2</text:span><text:span text:style-name="T396"> </text:span><text:span text:style-name="T394">zl (</text:span><text:span text:style-name="T424">3</text:span><text:span text:style-name="T394">), celkem </text:span><text:span text:style-name="T432">20</text:span><text:span text:style-name="T423"> </text:span><text:span text:style-name="T394">zl (</text:span><text:span text:style-name="T424">4</text:span><text:span text:style-name="T394">)</text:span></text:p>
      <text:p text:style-name="Example"><text:span text:style-name="T1093">Kýchací prášek, z</text:span>námý také jako „Pepřák“, <text:span text:style-name="T1093">se kupodivu nevyrábí z pepře, ale ze zcela nesouvisejících surovin. Co do účinků se ale pepři velmi podobá, odtud tedy zřejmě pochází jeho lidový název.<text:line-break/><text:tab/>Jedna dávka </text:span><text:span text:style-name="T238">Kýchacího prášku</text:span><text:span text:style-name="T1093"> vystačí zhruba na 10 použití.</text:span></text:p>
      <text:p text:style-name="Example">Herní efekt:</text:p>
      <text:list xml:id="list152828880387362" text:continue-numbering="true" text:style-name="L20">
        <text:list-item>
          <text:p text:style-name="P504">Kromě toho, že dráždí ke kašli, <text:span text:style-name="T201">Kýchací prášek</text:span> zcela překrývá všechny ostatní pachy, a to i ve velmi malém množství. <text:span text:style-name="T1094">Nepomůže proti němu dokonce ani </text:span><text:span text:style-name="T239">Vylepšený čich</text:span></text:p>
        </text:list-item>
        <text:list-item>
          <text:p text:style-name="P504">Kýchacím práškem dost dobře nelze útočit, pokud je ale rozprášen po místnosti a někdo do ní vstoupí bez zadrženého dechu, účinek je stejný jako by šlo o <text:span text:style-name="T201">Cibulový extrakt</text:span></text:p>
        </text:list-item>
      </text:list>
      <text:p text:style-name="P478">Brčálový extrakt</text:p>
      <text:p text:style-name="Example"><text:soft-page-break/>Recept</text:p>
      <text:p text:style-name="Example">Požadavky: <text:s/><text:span text:style-name="T1057">Organická lučba</text:span> <text:span text:style-name="T1092">1</text:span>, <text:span text:style-name="T214">Magická saturace<text:line-break/></text:span><text:span text:style-name="T394">Cena: Suroviny </text:span><text:span text:style-name="T432">2</text:span><text:span text:style-name="T396"> </text:span><text:span text:style-name="T394">zl (</text:span><text:span text:style-name="T424">3</text:span><text:span text:style-name="T394">), celkem </text:span><text:span text:style-name="T432">20</text:span><text:span text:style-name="T423"> </text:span><text:span text:style-name="T394">zl (</text:span><text:span text:style-name="T424">4</text:span><text:span text:style-name="T394">)</text:span></text:p>
      <text:p text:style-name="Example">Brčálový extrakt je brčálově zelená, hustá kapalina, překvapivě ale bez chuti a zápachu. Po pozření vyvolá okamžité a dlouhotrvající zvracení. <text:span text:style-name="T1095">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684046787" text:style-name="L21">
        <text:list-item>
          <text:p text:style-name="P505"><text:span text:style-name="T1096">Platí standardní pravidla poskytování první pomoci při otravě, </text:span><text:span text:style-name="T240">Brčálový extrakt</text:span><text:span text:style-name="T1096"> tento proces pouze výrazně urychlí</text:span></text:p>
        </text:list-item>
      </text:list>
      <text:p text:style-name="P478">Pavoučí vlákno</text:p>
      <text:p text:style-name="Example">Recept</text:p>
      <text:p text:style-name="Example">Požadavky: <text:s/><text:span text:style-name="T1057">Organická lučba</text:span> <text:span text:style-name="T1097">3</text:span>, <text:span text:style-name="T214">Magická saturace<text:line-break/></text:span><text:span text:style-name="T394">Cena: Suroviny </text:span><text:span text:style-name="T433">9</text:span><text:span text:style-name="T396"> </text:span><text:span text:style-name="T394">zl (</text:span><text:span text:style-name="T424">3</text:span><text:span text:style-name="T394">), celkem </text:span><text:span text:style-name="T433">90</text:span><text:span text:style-name="T423"> </text:span><text:span text:style-name="T394">zl (</text:span><text:span text:style-name="T424">4</text:span><text:span text:style-name="T394">)</text:span></text:p>
      <text:p text:style-name="Example"><text:span text:style-name="T201">Pavoučí vlákno</text:span> <text:span text:style-name="T1098">se uchovává v podobě husté kapaliny v </text:span>mal<text:span text:style-name="T1098">é</text:span> lahvič<text:span text:style-name="T1098">ce</text:span>, ze které lze po otevření vytáhnout až 100 metrů jako niť tenkého, ale neuvěřitelně pevného vlákna – nosnost je zhruba jedna tuna. Je možné vyrobit i větší dávku, potom se příslušně <text:span text:style-name="T1099">z</text:span>násobí d<text:span text:style-name="T1100">é</text:span>lka i cena.<text:line-break/><text:tab/>Vlákno je možné zcela rozpustit pomocí <text:span text:style-name="T201">Magického rozpouštědla</text:span>. Kápnutí na libovolné místo způsobí, že celé vlákno <text:span text:style-name="T1101">v několika vteřinách</text:span> beze stopy zmizí.</text:p>
      <text:p text:style-name="Example">Příklady použití:</text:p>
      <text:list xml:id="list2212341708" text:style-name="L22">
        <text:list-item>
          <text:p text:style-name="P506">Pavoučí vlákno je oblíbené zejména mezi vrahy, kteří jej často používají spolu s kotvičkou střílenou z minikuše</text:p>
        </text:list-item>
      </text:list>
      <text:p text:style-name="P478">Instantní lepidlo</text:p>
      <text:p text:style-name="Example">Recept</text:p>
      <text:p text:style-name="Example"><text:soft-page-break/><text:span text:style-name="T1102">Požadavky: <text:s/>Organická lučba 4, </text:span><text:span text:style-name="T214">Magická saturace<text:line-break/></text:span><text:span text:style-name="T394">Cena: Suroviny </text:span><text:span text:style-name="T434">16</text:span><text:span text:style-name="T396"> </text:span><text:span text:style-name="T394">zl (</text:span><text:span text:style-name="T434">4</text:span><text:span text:style-name="T394">), celkem </text:span><text:span text:style-name="T434">160</text:span><text:span text:style-name="T423"> </text:span><text:span text:style-name="T394">zl (</text:span><text:span text:style-name="T434">5</text:span><text:span text:style-name="T394">)</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01">Magickým rozpouštědlem.</text:span> <text:span text:style-name="T1103">Stačí jej kápnout na libovolnou část spoje a účinkuje tak dobře</text:span>, že pak <text:span text:style-name="T1104">vůbec</text:span> nebude poznat, že byly předměty slepené.</text:p>
      <text:p text:style-name="Example">Příklady použití:</text:p>
      <text:list xml:id="list3196536957" text:style-name="L23">
        <text:list-item>
          <text:p text:style-name="P507"><text:span text:style-name="T241">Instantní lepidlo</text:span><text:span text:style-name="T1105"> se často používá místo pout. Spoj není možné roztrhnout bez toho, že by si dotyčný odříznul část kůže a někoho „spoutat“ je velice rychlé. „Rozvázat“ pouta je možné pouze </text:span><text:span text:style-name="T241">Magickým rozpouštědlem</text:span><text:span text:style-name="T1105">.</text:span></text:p>
        </text:list-item>
      </text:list>
      <text:p text:style-name="P478">Savá hmota</text:p>
      <text:p text:style-name="Example">Recept</text:p>
      <text:p text:style-name="Example"><text:span text:style-name="T1102">Požadavky: <text:s/>Organická lučba 1, </text:span><text:span text:style-name="T214">Magická saturace<text:line-break/></text:span><text:span text:style-name="T394">Cena: Suroviny </text:span><text:span text:style-name="T435">2</text:span><text:span text:style-name="T396"> </text:span><text:span text:style-name="T394">zl (</text:span><text:span text:style-name="T435">3</text:span><text:span text:style-name="T394">), celkem </text:span><text:span text:style-name="T435">20</text:span><text:span text:style-name="T423"> </text:span><text:span text:style-name="T394">zl (</text:span><text:span text:style-name="T435">4</text:span><text:span text:style-name="T394">)</text:span></text:p>
      <text:p text:style-name="Example"><text:span text:style-name="T201">Savá hmota</text:span> připomíná měkkou, porézní houbu a přesně tak i funguje.</text:p>
      <text:p text:style-name="Example">Příklady použití:</text:p>
      <text:list xml:id="list4117525296" text:style-name="L24">
        <text:list-item>
          <text:p text:style-name="P508">Přiložení na čerstvou ránu způsobenou otráven<text:span text:style-name="T1106">ým předmětem</text:span> <text:span text:style-name="T1106">vysaje</text:span> část jedu a sníží tak jeho účinnost. Podobně funguje i u kontaktních jedů, pokud se hmotou otře zasažená pokožka</text:p>
        </text:list-item>
        <text:list-item>
          <text:p text:style-name="P508">Lze v ní „přenášet“ vodu nebo jakoukoliv jinou kapalinu</text:p>
        </text:list-item>
      </text:list>
      <text:p text:style-name="Example"><text:span text:style-name="T1106">Herní efekt</text:span>:</text:p>
      <text:list xml:id="list3146606891" text:style-name="L25">
        <text:list-item>
          <text:p text:style-name="P509">„Vysátí“ otrávené rány nebo pokožky v době latence jedu sníží sílu jedu o 2.</text:p>
        </text:list-item>
      </text:list>
      <text:p text:style-name="P478">Měsíční čaj</text:p>
      <text:p text:style-name="Example">Recept</text:p>
      <text:p text:style-name="Example"><text:soft-page-break/><text:span text:style-name="T1102">Požadavky: Organická lučba 3 nebo Bylinková magie 3, </text:span><text:span text:style-name="T214">Magická saturace<text:line-break/></text:span><text:span text:style-name="T394">Cena: Suroviny </text:span><text:span text:style-name="T436">9</text:span><text:span text:style-name="T396"> </text:span><text:span text:style-name="T394">zl (</text:span><text:span text:style-name="T435">3</text:span><text:span text:style-name="T394">), celkem </text:span><text:span text:style-name="T436">9</text:span><text:span text:style-name="T435">0</text:span><text:span text:style-name="T423"> </text:span><text:span text:style-name="T394">zl (</text:span><text:span text:style-name="T435">4</text:span><text:span text:style-name="T394">)</text:span></text:p>
      <text:p text:style-name="Example"><text:span text:style-name="T201">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78">Léčivý lektvar</text:p>
      <text:p text:style-name="Example">Recept</text:p>
      <text:p text:style-name="Example"><text:span text:style-name="T1102">Požadavky: <text:s/>Lektvary a tinktury 1, </text:span><text:span text:style-name="T214">Magická saturace<text:line-break/></text:span><text:span text:style-name="T394">Cena: </text:span><text:span text:style-name="T414">Podle hodnocení<text:line-break/><text:tab/>Pro stupeň </text:span><text:span text:style-name="T431">1</text:span><text:span text:style-name="T414">:</text:span><text:span text:style-name="T394"> Suroviny </text:span><text:span text:style-name="T437">2</text:span><text:span text:style-name="T396"> </text:span><text:span text:style-name="T394">zl (</text:span><text:span text:style-name="T435">3</text:span><text:span text:style-name="T394">), celkem </text:span><text:span text:style-name="T436">20</text:span><text:span text:style-name="T423"> </text:span><text:span text:style-name="T394">zl (</text:span><text:span text:style-name="T435">4</text:span><text:span text:style-name="T394">)</text:span></text:p>
      <text:p text:style-name="Example">Platí pravidla pro magická léčiva.</text:p>
      <text:p text:style-name="P478">Stabilizační tinktura</text:p>
      <text:p text:style-name="Example">Recept</text:p>
      <text:p text:style-name="Example"><text:span text:style-name="T1102">Požadavky: <text:s/>Lektvary a tinktury 3, </text:span><text:span text:style-name="T214">Magická saturace<text:line-break/></text:span><text:span text:style-name="T394">Cena: </text:span><text:span text:style-name="T414">Podle hodnocení<text:line-break/><text:tab/>Pro stupeň </text:span><text:span text:style-name="T438">3</text:span><text:span text:style-name="T414">:</text:span><text:span text:style-name="T394"> Suroviny </text:span><text:span text:style-name="T439">9</text:span><text:span text:style-name="T396"> </text:span><text:span text:style-name="T394">zl (</text:span><text:span text:style-name="T435">3</text:span><text:span text:style-name="T394">), celkem </text:span><text:span text:style-name="T439">90</text:span><text:span text:style-name="T423"> </text:span><text:span text:style-name="T394">zl (</text:span><text:span text:style-name="T435">4</text:span><text:span text:style-name="T394">)</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09">vypít</text:span>, což může být v kritickém stavu problematické. Proto se obvykle používá spolu s <text:span text:style-name="T201">Resorbční pastou</text:span>, nejčastěji v podobě stabilizační náplasti (náplast stačí pacientovi přilepit na čelo nebo třeba na hřbet ruky).</text:p>
      <text:p text:style-name="Example">Herní efekt:</text:p>
      <text:list xml:id="list3249741514" text:style-name="L26">
        <text:list-item>
          <text:p text:style-name="P510">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4116488879" text:style-name="L27">
        <text:list-item>
          <text:p text:style-name="P511">Hází se hodnocení + 1k6 proti 0 + 1k6, Každé 2 body přesahu znamenají postih -1 po dobu několika desítek minut</text:p>
        </text:list-item>
      </text:list>
      <text:p text:style-name="P478">Elixír šílenství</text:p>
      <text:p text:style-name="Example">Recept</text:p>
      <text:p text:style-name="Example"><text:span text:style-name="T1102">Požadavky: <text:s/>Lektvary a tinktury 5, </text:span><text:span text:style-name="T214">Magická saturace<text:line-break/></text:span><text:span text:style-name="T394">Cena: Suroviny </text:span><text:span text:style-name="T440">25</text:span><text:span text:style-name="T396"> </text:span><text:span text:style-name="T394">zl (</text:span><text:span text:style-name="T440">4</text:span><text:span text:style-name="T394">), celkem </text:span><text:span text:style-name="T441">490</text:span><text:span text:style-name="T423"> </text:span><text:span text:style-name="T394">zl (</text:span><text:span text:style-name="T440">5</text:span><text:span text:style-name="T394">)<text:line-break/></text:span><text:span text:style-name="T442">Vzácnost: </text:span><text:span text:style-name="T441">7</text:span></text:p>
      <text:p text:style-name="Example"><text:span text:style-name="T442">T</text:span><text:span text:style-name="T381">ento poměrně </text:span><text:span text:style-name="T441">vzácný</text:span><text:span text:style-name="T381"> recept umožňuje vyrobit elixír, který toho, kdo jej po</text:span><text:span text:style-name="T443">zře</text:span><text:span text:style-name="T381">, zbaví příčetnosti. </text:span><text:span text:style-name="T444">Obvykle</text:span><text:span text:style-name="T381"> se používá v několika malých dávkách </text:span><text:span text:style-name="T445">podávaných s velkým časovým odstupem</text:span><text:span text:style-name="T381">, </text:span><text:span text:style-name="T446">což</text:span><text:span text:style-name="T381"> navozuje dojem </text:span><text:span text:style-name="T447">postupného</text:span><text:span text:style-name="T381"> </text:span><text:span text:style-name="T438">ná</text:span><text:span text:style-name="T381">běhu duševní choroby. </text:span><text:span text:style-name="T444">K jeho použití se často uchylují nedočkaví dědicové majetku či titulů.<text:line-break/><text:tab/></text:span><text:span text:style-name="T448">Působení </text:span><text:span text:style-name="T243">Elixíru šílenství</text:span><text:span text:style-name="T448"> na pacienta není možné nijak zjistit ani prokázat, po </text:span><text:span text:style-name="T449">vypití</text:span><text:span text:style-name="T448"> dokonce zmizí i slabá magická aura. Je ale samozřejmě možné najít lahvičku s elixírem před tím, než je zcela vypotřebována.</text:span></text:p>
      <text:p text:style-name="P478"><text:span text:style-name="T1110">Lektvar</text:span> <text:span text:style-name="T1110">příčetnosti</text:span></text:p>
      <text:p text:style-name="Example">Recept</text:p>
      <text:p text:style-name="Example"><text:span text:style-name="T1102">Požadavky: <text:s/>Lektvary a tinktury 5, </text:span><text:span text:style-name="T214">Magická saturace<text:line-break/></text:span><text:span text:style-name="T394">Cena: Suroviny </text:span><text:span text:style-name="T440">25</text:span><text:span text:style-name="T396"> </text:span><text:span text:style-name="T394">zl (</text:span><text:span text:style-name="T440">4</text:span><text:span text:style-name="T394">), celkem </text:span><text:span text:style-name="T441">640</text:span><text:span text:style-name="T423"> </text:span><text:span text:style-name="T394">zl (</text:span><text:span text:style-name="T440">5</text:span><text:span text:style-name="T394">)<text:line-break/></text:span><text:span text:style-name="T442">Vzácnost: </text:span><text:span text:style-name="T441">8</text:span></text:p>
      <text:p text:style-name="Example">Tento velmi vzácný lektvar dokáže zcela zvrátit účinek <text:span text:style-name="T201">Elixíru šílenství</text:span><text:span text:style-name="T381">, případně libovolnou jinou magicky způsobenou ztrátu příčetnosti. </text:span><text:span text:style-name="T450">V případě </text:span><text:span text:style-name="T451">přirozen</text:span><text:span text:style-name="T450">ých duševních chorob trochu zmírní průběh, ale zcela je vyléčit nedokáže.</text:span></text:p>
      <text:p text:style-name="P478">Nápoj vášně</text:p>
      <text:p text:style-name="Example">Recept</text:p>
      <text:p text:style-name="Example"><text:soft-page-break/><text:span text:style-name="T452">Požadavky: <text:s/>Lektvary a tinktury </text:span><text:span text:style-name="T450">4</text:span><text:span text:style-name="T452">, </text:span><text:span text:style-name="T214">Magická saturace<text:line-break/></text:span><text:span text:style-name="T394">Cena: Suroviny </text:span><text:span text:style-name="T450">16</text:span><text:span text:style-name="T396"> </text:span><text:span text:style-name="T394">zl (</text:span><text:span text:style-name="T450">4</text:span><text:span text:style-name="T394">), celkem </text:span><text:span text:style-name="T450">160</text:span><text:span text:style-name="T423"> </text:span><text:span text:style-name="T394">zl (</text:span><text:span text:style-name="T450">5</text:span><text:span text:style-name="T394">)<text:line-break/></text:span><text:span text:style-name="T398">Trvání: Do probuzení po nejbližším vydatném spánku</text:span></text:p>
      <text:p text:style-name="Example">Hlavní ingrediencí při výrobě <text:span text:style-name="T201">Nápoje vášně</text:span> je kořen mandragory. Výsledkem je extrémně silné afrodiziakum, které v plné dávce kromě probuzení neodolatelné sexuální touhy zbaví toho, kdo jej vypije, všech zábran.<text:line-break/><text:tab/><text:span text:style-name="T1111">Ke zjištění, že je dotyčný pod vlivem afrodiziaka a za své nemístné chování tedy nemůže, stačí základní znalosti Léčitelství.</text:span></text:p>
      <text:p text:style-name="P478">Lektvar nočního vidění</text:p>
      <text:p text:style-name="Example">Recept</text:p>
      <text:p text:style-name="Example"><text:span text:style-name="T452">Požadavky: <text:s/>Lektvary a tinktury </text:span><text:span text:style-name="T450">4</text:span><text:span text:style-name="T452">, </text:span><text:span text:style-name="T214">Magická saturace<text:line-break/></text:span><text:span text:style-name="T394">Cena: Suroviny </text:span><text:span text:style-name="T450">16</text:span><text:span text:style-name="T396"> </text:span><text:span text:style-name="T394">zl (</text:span><text:span text:style-name="T450">4</text:span><text:span text:style-name="T394">), celkem </text:span><text:span text:style-name="T450">160</text:span><text:span text:style-name="T423"> </text:span><text:span text:style-name="T394">zl (</text:span><text:span text:style-name="T450">5</text:span><text:span text:style-name="T394">)<text:line-break/></text:span><text:span text:style-name="T398">Trvání: Do probuzení po nejbližším vydatném spánku</text:span></text:p>
      <text:p text:style-name="Example">Lektvar nočního vidění po dobu působení způsobu zvýšenou citlivost na světlo.</text:p>
      <text:p text:style-name="Example">Herní efekt:</text:p>
      <text:list xml:id="list3232973841" text:style-name="L28">
        <text:list-item>
          <text:p text:style-name="P512">V částečné tmě či šeru dává <text:span text:style-name="T376">Lektvar nočního vidění</text:span> výhodu proti protivníkům, kteří žádnou formu vidění v šeru nemají</text:p>
        </text:list-item>
        <text:list-item>
          <text:p text:style-name="P512">V silném světle (jasný nebo zamračený den) dává naopak nevýhodu</text:p>
        </text:list-item>
      </text:list>
      <text:p text:style-name="P478">Lektvar ostrých smyslů</text:p>
      <text:p text:style-name="Example">Recept</text:p>
      <text:p text:style-name="Example"><text:span text:style-name="T452">Požadavky: <text:s/>Lektvary a tinktury </text:span><text:span text:style-name="T453">3</text:span><text:span text:style-name="T452">, </text:span><text:span text:style-name="T214">Magická saturace<text:line-break/></text:span><text:span text:style-name="T394">Cena: Suroviny </text:span><text:span text:style-name="T453">9</text:span><text:span text:style-name="T396"> </text:span><text:span text:style-name="T394">zl (</text:span><text:span text:style-name="T453">3</text:span><text:span text:style-name="T394">), celkem </text:span><text:span text:style-name="T453">90</text:span><text:span text:style-name="T423"> </text:span><text:span text:style-name="T394">zl (</text:span><text:span text:style-name="T453">4</text:span><text:span text:style-name="T394">)<text:line-break/></text:span><text:span text:style-name="T398">Trvání: Do probuzení po nejbližším vydatném spánku</text:span></text:p>
      <text:p text:style-name="Example"><text:span text:style-name="T244">L</text:span><text:span text:style-name="T201">ektvar ostrých smyslů</text:span><text:span text:style-name="T381"> zbystří všechny smysly. Není to však zcela přirozený proces, takže to s sebou přináší různé potíže.</text:span></text:p>
      <text:p text:style-name="Example">Herní efekt:</text:p>
      <text:list xml:id="list3906255411" text:style-name="L29">
        <text:list-item>
          <text:p text:style-name="P513"><text:soft-page-break/>Slyšíš velmi tiché zvuky (<text:span text:style-name="T1112">výhoda při testech</text:span> naslouchání), ale zvuky hlasitější než šepot tě částečně ochromí a zcela ohluší</text:p>
          <text:list>
            <text:list-item>
              <text:p text:style-name="P513"><text:span text:style-name="T1112">Nevýhoda při všech</text:span> test<text:span text:style-name="T1112">ech</text:span> rysu, dokud zvuk zní a samozřejmě po tu dobu nic neslyšíš</text:p>
            </text:list-item>
          </text:list>
        </text:list-item>
        <text:list-item>
          <text:p text:style-name="P513">Vidíš detaily na velkou dálku, zato ale nedokážeš vnímat blízké věci</text:p>
          <text:list>
            <text:list-item>
              <text:p text:style-name="P513"><text:span text:style-name="T1112">Výhoda při interakcích na velkou vzdálenost, například při střelbě, nevýhoda</text:span> při všech interakcích na krátkou vzdálenost, například při boji na blízko</text:p>
            </text:list-item>
          </text:list>
        </text:list-item>
        <text:list-item>
          <text:p text:style-name="P513">Máš velmi citlivý hmat, dokážeš rozeznat jemné detaily povrchů a cítíš i slabý vánek na tváři, zato ale silněji vnímáš bolest</text:p>
          <text:list>
            <text:list-item>
              <text:p text:style-name="P513"><text:span text:style-name="T1112">Výhoda při testech, kde hraje velkou roli hmat,</text:span> postih za zranění si počítáš o 1 vyšší <text:span text:style-name="T1112">a</text:span> ztráta byť jen jediného bodu kondice pro tebe znamená postih -1</text:p>
            </text:list-item>
          </text:list>
        </text:list-item>
        <text:list-item>
          <text:p text:style-name="P513">Čich máš citlivý zhruba jako pes, pokud je však ve vzduchu nějaký pach, které cítí i člověk, jsi částečně omámen</text:p>
          <text:list>
            <text:list-item>
              <text:p text:style-name="P513">Výhoda při testech, kde hraje velkou roli čich, nevýhoda ke všem testům rysu, když je v okolí silný pach</text:p>
            </text:list-item>
          </text:list>
        </text:list-item>
        <text:list-item>
          <text:p text:style-name="P513">Všechny chutě vnímáš mnohem silněji. Opravdu dobré pokrmy ti způsobí takový požitek, že se budeš jen s obtížemi kontrolovat. Pikantní jídla ti způsobí pocit, jako kdyby ti v ústech hořelo</text:p>
        </text:list-item>
      </text:list>
      <text:p text:style-name="P478">Opiový extrakt</text:p>
      <text:p text:style-name="Example">Recept</text:p>
      <text:p text:style-name="Example"><text:span text:style-name="T1102">Požadavky: <text:s/>Toxikologie 4, </text:span><text:span text:style-name="T214">Magická saturace<text:line-break/></text:span><text:span text:style-name="T394">Cena: Suroviny </text:span><text:span text:style-name="T454">16</text:span><text:span text:style-name="T396"> </text:span><text:span text:style-name="T394">zl (</text:span><text:span text:style-name="T455">4</text:span><text:span text:style-name="T394">), celkem </text:span><text:span text:style-name="T454">160</text:span><text:span text:style-name="T455"> </text:span><text:span text:style-name="T394">zl (</text:span><text:span text:style-name="T455">5</text:span><text:span text:style-name="T394">)<text:line-break/></text:span><text:span text:style-name="T456">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586215497" text:style-name="L30">
        <text:list-item>
          <text:p text:style-name="P514">Po dobu působení extraktu (1k6 hodin) zcela ignoruješ postihy za zranění (ale pouze pokud jsou způsobeny fyzickým zraněním, neignoruješ tedy postihy za působení <text:span text:style-name="T201">Uspávací tinktury</text:span> a podobně)</text:p>
        </text:list-item>
        <text:list-item>
          <text:p text:style-name="P514">Při skončení působení s<text:span text:style-name="T1114">i</text:span> h<text:span text:style-name="T1114">oď</text:span> 6 + 1k6 proti 0 + 1k6. Přesah je roven počtu „bodů malátnosti“, za které si počítáš postihy, jako by šlo o normální zranění</text:p>
          <text:list>
            <text:list-item>
              <text:p text:style-name="P514">Malátnost zmizí až po důkladném spánku</text:p>
            </text:list-item>
          </text:list>
        </text:list-item>
        <text:list-item>
          <text:p text:style-name="P514"><text:span text:style-name="T201">Brčálový extrakt</text:span> <text:span text:style-name="T1115">částečně pomáhá – hoď si hodnocení extraktu + 1k6 proti 0 + 1k6 a sniž počet bodů malátnosti o Přesah. </text:span><text:s/>Účinkuje pouze jednou <text:span text:style-name="T1115">za den</text:span>.</text:p>
        </text:list-item>
      </text:list>
      <text:p text:style-name="P478">Sérum pravdy</text:p>
      <text:p text:style-name="Example">Recept</text:p>
      <text:p text:style-name="Example"><text:span text:style-name="T1102">Požadavky: <text:s/>Toxikologie 5, </text:span><text:span text:style-name="T214">Magická saturace<text:line-break/></text:span><text:span text:style-name="T394">Cena: Suroviny </text:span><text:span text:style-name="T455">25</text:span><text:span text:style-name="T396"> </text:span><text:span text:style-name="T394">zl (</text:span><text:span text:style-name="T455">4</text:span><text:span text:style-name="T394">), celkem </text:span><text:span text:style-name="T455">250 </text:span><text:span text:style-name="T394">zl (</text:span><text:span text:style-name="T455">5</text:span><text:span text:style-name="T394">)<text:line-break/></text:span><text:span text:style-name="T456">Doba působení: 1k6 hodin</text:span></text:p>
      <text:p text:style-name="Example"><text:span text:style-name="T1116">Základní surovinou pro výrobu </text:span><text:span text:style-name="T245">Séra pravdy</text:span><text:span text:style-name="T1116"> je Rulík zlomocný. Sérum působí několik hodin.</text:span></text:p>
      <text:p text:style-name="Example">Herní efekt:</text:p>
      <text:list xml:id="list1318656204" text:style-name="L31">
        <text:list-item>
          <text:p text:style-name="P515">Příjemce Séra pravdy není schopný lhát a je také mnohem „upovídanější“ než obvykle. Může stále mlčet o věcech, které považuje za tajemství, ale už to, že o nich odmítne hovořit, obvykle něčemu napoví. <text:span text:style-name="T1117">A když už něco řekne, tak se lze spolehnout na to, že to on sám považuje za pravdu (což ovšem ještě nemusí znamenat, že se nemýlí)</text:span></text:p>
        </text:list-item>
        <text:list-item>
          <text:p text:style-name="P515">Sérum pravdy herně funguje podobně jako mučení – způsobí, že vyslýchaný začne mluvit <text:span text:style-name="T1117">(s výjimkou věcí, které považuje za tajemství)</text:span>. Co se od něj dozvíš určí střet tvého Jednání (Vyslýchání) proti jeho Jednání (Lhaní)</text:p>
        </text:list-item>
      </text:list>
      <text:p text:style-name="P478">Uspávací tinktura</text:p>
      <text:p text:style-name="Example"><text:soft-page-break/>Recept</text:p>
      <text:p text:style-name="Example"><text:span text:style-name="T1102">Požadavky: <text:s/>Toxikologie 3, </text:span><text:span text:style-name="T214">Magická saturace<text:line-break/></text:span><text:span text:style-name="T394">Cena: Suroviny </text:span><text:span text:style-name="T457">9</text:span><text:span text:style-name="T396"> </text:span><text:span text:style-name="T394">zl (</text:span><text:span text:style-name="T457">3</text:span><text:span text:style-name="T394">), celkem </text:span><text:span text:style-name="T457">90</text:span><text:span text:style-name="T455"> </text:span><text:span text:style-name="T394">zl (</text:span><text:span text:style-name="T457">4</text:span><text:span text:style-name="T394">)</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18">Cíl bude spát až do nejbližšího rána (respektive do doby, kdy běžně vstává).</text:span></text:p>
      <text:p text:style-name="Example">Herní efekt:</text:p>
      <text:list xml:id="list668947401" text:style-name="L32">
        <text:list-item>
          <text:p text:style-name="P516">Po vypití působí jako jed <text:span text:style-name="T1119">s latencí 1 minuta, dobou působení 1 minuta a silou 6</text:span>. <text:span text:style-name="T1120">K uspání stačí cíl vyřadit</text:span></text:p>
        </text:list-item>
        <text:list-item>
          <text:p text:style-name="P516">Přiložení k ústům se vyhodnocuje jako útok <text:span text:style-name="T1121">beze zbraně</text:span>. <text:span text:style-name="T1120">Je třeba získat standardní šestkový přesah pro vyřazení protivníka (je možné využít získání převahy). Vyřazení znamená, že cíl udržíš dost dlouho na to, aby mohla </text:span><text:span text:style-name="T246">Uspávací tinktura</text:span><text:span text:style-name="T1120"> působit</text:span></text:p>
        </text:list-item>
        <text:list-item>
          <text:p text:style-name="P516"><text:span text:style-name="T1113">Probuzená oběť si </text:span>bude si počítat postihy za „zranění“ <text:span text:style-name="T1113">způsobené tinkturou. Malátnost a s ní spojené postihy odezní, až se cíl vyspí a přirozeně probudí</text:span></text:p>
        </text:list-item>
      </text:list>
      <text:p text:style-name="P478">Magické rozpouštědlo</text:p>
      <text:p text:style-name="Example">Recept</text:p>
      <text:p text:style-name="Example">Požadavky: <text:span text:style-name="T1073">Minerální lučba</text:span> <text:span text:style-name="T1073">2, </text:span><text:span text:style-name="T227">Magická saturace</text:span><text:span text:style-name="T1073"><text:line-break/>Cena: Suroviny 4 zl (3), celkem 40 zl (4)</text:span></text:p>
      <text:p text:style-name="Example"><text:span text:style-name="T248">Magické rozpouštědlo</text:span><text:span text:style-name="T1123"> velmi dobře rozpouští substance vzniklé procesem magické saturace. Neúčinkuje na přírodní nebo chemicky vyrobené látky, ani na předměty chráněné </text:span><text:span text:style-name="T248">Nerozpustnou pastou.</text:span><text:span text:style-name="T1123"><text:line-break/><text:tab/>Jedna dávka </text:span><text:span text:style-name="T248">Magického rozpouštědla</text:span><text:span text:style-name="T1123"> stačí tak akorát na jednu dávku libovolné jiné substance vytvořené podle alchymistického receptu.</text:span></text:p>
      <text:p text:style-name="P478">Neviditelný inkoust</text:p>
      <text:p text:style-name="Example"><text:soft-page-break/>Recept</text:p>
      <text:p text:style-name="Example"><text:span text:style-name="T1102">Požadavky: <text:s/>Minerální lučba 4, </text:span><text:span text:style-name="T214">Magická saturace<text:line-break/></text:span><text:span text:style-name="T394">Cena: Suroviny </text:span><text:span text:style-name="T458">16</text:span><text:span text:style-name="T396"> </text:span><text:span text:style-name="T394">zl (</text:span><text:span text:style-name="T458">4</text:span><text:span text:style-name="T394">), celkem </text:span><text:span text:style-name="T458">160</text:span><text:span text:style-name="T423"> </text:span><text:span text:style-name="T394">zl (</text:span><text:span text:style-name="T458">5</text:span><text:span text:style-name="T394">)</text:span></text:p>
      <text:p text:style-name="Example"><text:span text:style-name="T394">N</text:span><text:span text:style-name="T38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01">Neviditelného inkoustu</text:span><text:span text:style-name="T381"> je možno beze stopy odstranit </text:span><text:span text:style-name="T201">Magickým rozpouštědlem</text:span><text:span text:style-name="T381"> </text:span><text:span text:style-name="T459">(tím se ovšem nezjistí, co tam bylo napsáno)</text:span><text:span text:style-name="T381">.<text:line-break/><text:tab/></text:span><text:span text:style-name="T460">Jedna várka </text:span><text:span text:style-name="T249">Neviditelného inkoustu</text:span><text:span text:style-name="T460"> vystačí tak akorát na napsání jedné stránky textu.</text:span></text:p>
      <text:p text:style-name="Example">Příklady podmínek zviditelnění inkoustu:</text:p>
      <text:list xml:id="list809552555" text:style-name="L33">
        <text:list-item>
          <text:p text:style-name="P517">Nahřátí</text:p>
        </text:list-item>
        <text:list-item>
          <text:p text:style-name="P517"><text:span text:style-name="T1124">M</text:span>ěsíční světlo</text:p>
        </text:list-item>
        <text:list-item>
          <text:p text:style-name="P517"><text:span text:style-name="T1124">S</text:span>větlo ohně</text:p>
        </text:list-item>
        <text:list-item>
          <text:p text:style-name="P517"><text:span text:style-name="T1124">N</text:span>amočení</text:p>
        </text:list-item>
        <text:list-item>
          <text:p text:style-name="P517"><text:span text:style-name="T1124">M</text:span>agické světlo</text:p>
        </text:list-item>
        <text:list-item>
          <text:p text:style-name="P517"><text:span text:style-name="T1124">H</text:span>vězdný svit</text:p>
        </text:list-item>
        <text:list-item>
          <text:p text:style-name="P517">Po dobu pronášení určitých slov</text:p>
        </text:list-item>
      </text:list>
      <text:p text:style-name="P478">Mizející inkoust</text:p>
      <text:p text:style-name="Example">Recept</text:p>
      <text:p text:style-name="Example"><text:soft-page-break/><text:span text:style-name="T1102">Požadavky: <text:s/>Minerální lučba 5, </text:span><text:span text:style-name="T214">Magická saturace<text:line-break/></text:span><text:span text:style-name="T394">Cena: Suroviny </text:span><text:span text:style-name="T460">25</text:span><text:span text:style-name="T396"> </text:span><text:span text:style-name="T394">zl (</text:span><text:span text:style-name="T458">4</text:span><text:span text:style-name="T394">), celkem </text:span><text:span text:style-name="T460">250</text:span><text:span text:style-name="T423"> </text:span><text:span text:style-name="T394">zl (</text:span><text:span text:style-name="T458">5</text:span><text:span text:style-name="T394">)</text:span></text:p>
      <text:p text:style-name="Example">Mizející inkoust je varianta neviditelného inkoustu. Funguje téměř stejně s tím rozdílem, že po skončení podmínek, které jej zviditelní, na trvalo beze stopy zmizí.</text:p>
      <text:p text:style-name="P478">Ryzí voda</text:p>
      <text:p text:style-name="Example">Recept</text:p>
      <text:p text:style-name="Example"><text:span text:style-name="T1102">Požadavky: <text:s/>Minerální lučba 1, </text:span><text:span text:style-name="T214">Magická saturace<text:line-break/></text:span><text:span text:style-name="T394">Cena: Suroviny </text:span><text:span text:style-name="T461">2</text:span><text:span text:style-name="T396"> </text:span><text:span text:style-name="T394">zl (</text:span><text:span text:style-name="T461">3</text:span><text:span text:style-name="T394">), celkem </text:span><text:span text:style-name="T460">20</text:span><text:span text:style-name="T423"> </text:span><text:span text:style-name="T394">zl (</text:span><text:span text:style-name="T461">4</text:span><text:span text:style-name="T394">)</text:span></text:p>
      <text:p text:style-name="Example"><text:span text:style-name="T250">Ryzí voda</text:span><text:span text:style-name="T1125">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50">Ryzí vody</text:span><text:span text:style-name="T1125"> stačí na vyčištění celého vědra, jediná lahvička tedy obvykle vystačí na několik týdnů používání.<text:line-break/><text:tab/></text:span><text:span text:style-name="T250">Ryzí vodu</text:span><text:span text:style-name="T1125"> je možné bez nebezpečí vypít.</text:span></text:p>
      <text:p text:style-name="P478">Pevná voda</text:p>
      <text:p text:style-name="Example">Recept</text:p>
      <text:p text:style-name="Example"><text:span text:style-name="T1102">Požadavky: <text:s/>Minerální lučba 3, </text:span><text:span text:style-name="T214">Magická saturace<text:line-break/></text:span><text:span text:style-name="T394">Cena: Suroviny </text:span><text:span text:style-name="T462">9</text:span><text:span text:style-name="T396"> </text:span><text:span text:style-name="T394">zl (</text:span><text:span text:style-name="T461">3</text:span><text:span text:style-name="T394">), celkem </text:span><text:span text:style-name="T462">9</text:span><text:span text:style-name="T460">0</text:span><text:span text:style-name="T423"> </text:span><text:span text:style-name="T394">zl (</text:span><text:span text:style-name="T461">4</text:span><text:span text:style-name="T394">)</text:span></text:p>
      <text:p text:style-name="Example">Přilití <text:span text:style-name="T201">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01">Magickým rozpouštědlem</text:span>.</text:p>
      <text:p text:style-name="Example">Příklady použití:</text:p>
      <text:list xml:id="list1832832049" text:style-name="L34">
        <text:list-item>
          <text:p text:style-name="P518">S pomocí Pevné vody je možné například přejít přes hladinu stojaté vody, stačí si vždycky trochu kápnout před sebe</text:p>
        </text:list-item>
      </text:list>
      <text:p text:style-name="P478">Koncentrovaný živel</text:p>
      <text:p text:style-name="Example">Recept</text:p>
      <text:p text:style-name="Example"><text:soft-page-break/><text:span text:style-name="T1102">Požadavky: <text:s/>Minerální lučba 3, </text:span><text:span text:style-name="T214">Magická saturace<text:line-break/></text:span><text:span text:style-name="T394">Cena: Suroviny </text:span><text:span text:style-name="T462">9</text:span><text:span text:style-name="T396"> </text:span><text:span text:style-name="T394">zl (</text:span><text:span text:style-name="T461">3</text:span><text:span text:style-name="T394">), celkem </text:span><text:span text:style-name="T462">9</text:span><text:span text:style-name="T460">0</text:span><text:span text:style-name="T423"> </text:span><text:span text:style-name="T394">zl (</text:span><text:span text:style-name="T461">4</text:span><text:span text:style-name="T394">)</text:span></text:p>
      <text:p text:style-name="Example"><text:span text:style-name="T1126">Smíchání trochy </text:span><text:span text:style-name="T251">Koncentrované</text:span><text:span text:style-name="T252">ho</text:span><text:span text:style-name="T251"> </text:span><text:span text:style-name="T252">živlu</text:span><text:span text:style-name="T1126"> s kapkou stejného obyčejného živlu způsobí, že živel začne rychle nabývat na objemu, až zaplní zhruba jedno vědro.</text:span></text:p>
      <text:p text:style-name="Example">Příklady použití:</text:p>
      <text:list xml:id="list1506620025" text:style-name="L35">
        <text:list-item>
          <text:p text:style-name="P519">Lahvička s <text:span text:style-name="T201">Koncentrovanou vodou</text:span> je k nezaplacení zejména na poušti, stačí k ní druhá lahvička obyčejné vody a výsledkem je dostatek vody pro jednoho člověka na několik měsíců</text:p>
        </text:list-item>
        <text:list-item>
          <text:p text:style-name="P519">Lahvička s <text:span text:style-name="T201">Koncentrovaným vzduchem</text:span> po odzátkování způsobí silný vítr</text:p>
        </text:list-item>
        <text:list-item>
          <text:p text:style-name="P519"><text:span text:style-name="T1127">Nasypání</text:span> <text:span text:style-name="T201">Koncentrovaného ohně</text:span> do obyčejného ohně způsobí mohutný zášleh plamenů. <text:span text:style-name="T1127">Přisypáváním po troškách je možné dlouhodobě živit mnohem větší plameny, než odpovídá množství dostupného paliva</text:span></text:p>
        </text:list-item>
        <text:list-item>
          <text:p text:style-name="P519">Smíchání <text:span text:style-name="T201">Koncentrované země</text:span> s obyčejnou zemí povede k rychlému zvětšení objemu. Vzniklý materiál je sypký, posypání skály tedy například povede ke vzniku hromady štěrku</text:p>
        </text:list-item>
      </text:list>
      <text:p text:style-name="P478">Hloubkové barvivo</text:p>
      <text:p text:style-name="Example">Recept</text:p>
      <text:p text:style-name="Example"><text:span text:style-name="T1102">Požadavky: <text:s/>Minerální lučba 2, </text:span><text:span text:style-name="T214">Magická saturace<text:line-break/></text:span><text:span text:style-name="T394">Cena: Suroviny </text:span><text:span text:style-name="T463">4</text:span><text:span text:style-name="T396"> </text:span><text:span text:style-name="T394">zl (</text:span><text:span text:style-name="T461">3</text:span><text:span text:style-name="T394">), celkem </text:span><text:span text:style-name="T463">4</text:span><text:span text:style-name="T460">0</text:span><text:span text:style-name="T423"> </text:span><text:span text:style-name="T394">zl (</text:span><text:span text:style-name="T461">4</text:span><text:span text:style-name="T394">)</text:span></text:p>
      <text:p text:style-name="Example"><text:span text:style-name="T253">Hloubkové barvivo</text:span><text:span text:style-name="T1128">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53">Magické rozpouštědlo</text:span><text:span text:style-name="T1128">.</text:span></text:p>
      <text:p text:style-name="P478">Mraz<text:span text:style-name="T1129">í</text:span>cí prášek</text:p>
      <text:p text:style-name="Example">Recept</text:p>
      <text:p text:style-name="Example"><text:soft-page-break/><text:span text:style-name="T1102">Požadavky: <text:s/>Minerální lučba 4, </text:span><text:span text:style-name="T214">Magická saturace<text:line-break/></text:span><text:span text:style-name="T394">Cena: Suroviny </text:span><text:span text:style-name="T464">16</text:span><text:span text:style-name="T396"> </text:span><text:span text:style-name="T394">zl (</text:span><text:span text:style-name="T464">4</text:span><text:span text:style-name="T394">), celkem </text:span><text:span text:style-name="T464">160</text:span><text:span text:style-name="T423"> </text:span><text:span text:style-name="T394">zl (</text:span><text:span text:style-name="T464">5</text:span><text:span text:style-name="T394">)</text:span></text:p>
      <text:p text:style-name="Example"><text:span text:style-name="T254">M</text:span><text:span text:style-name="T247">razící prášek</text:span><text:span text:style-name="T465"> vypadá jako sůl, ochutnat jej je ale velice nebezpečné. Při kontaktu s vodou totiž dojde k jejímu velmi rychlému zmražení.<text:line-break/><text:tab/></text:span><text:span text:style-name="T464">Jedna špetka </text:span><text:span text:style-name="T255">Mrazícího prášku</text:span><text:span text:style-name="T464"> stačí na zmražení zhruba jednoho vědra vody, jedna celá várka </text:span><text:span text:style-name="T466">obsahuje zhruba stovku špetek</text:span><text:span text:style-name="T464">.</text:span></text:p>
      <text:p text:style-name="Example">Příklady použití:</text:p>
      <text:list xml:id="list152827841371232" text:continue-list="list1832832049" text:style-name="L34">
        <text:list-item>
          <text:p text:style-name="P518"><text:span text:style-name="T462">S pomocí </text:span><text:span text:style-name="T255">Mrazícího prášku</text:span><text:span text:style-name="T462"> je možné například přejít přes hladinu stojaté </text:span><text:span text:style-name="T464">nebo pomalu tekoucí</text:span><text:span text:style-name="T462"> vody </text:span><text:span text:style-name="T464">podobně jako s </text:span><text:span text:style-name="T255">Pevnou vodou</text:span><text:span text:style-name="T462">, stačí si vždycky trochu </text:span><text:span text:style-name="T464">nasypat</text:span><text:span text:style-name="T462"> před sebe.</text:span></text:p>
        </text:list-item>
      </text:list>
      <text:p text:style-name="P478">Fosforeskující pasta</text:p>
      <text:p text:style-name="Example">Recept</text:p>
      <text:p text:style-name="Example"><text:span text:style-name="T452">Požadavky: <text:s/>Minerální lučba </text:span><text:span text:style-name="T465">3</text:span><text:span text:style-name="T452">, </text:span><text:span text:style-name="T214">Magická saturace<text:line-break/></text:span><text:span text:style-name="T394">Cena: Suroviny </text:span><text:span text:style-name="T467">9</text:span><text:span text:style-name="T396"> </text:span><text:span text:style-name="T394">zl (</text:span><text:span text:style-name="T461">3</text:span><text:span text:style-name="T394">), celkem </text:span><text:span text:style-name="T467">9</text:span><text:span text:style-name="T460">0</text:span><text:span text:style-name="T423"> </text:span><text:span text:style-name="T394">zl (</text:span><text:span text:style-name="T461">4</text:span><text:span text:style-name="T394">)</text:span></text:p>
      <text:p text:style-name="Example"><text:span text:style-name="T201">Fosforeskují pasta</text:span>, jak název napovídá, slabě září. Vyrábí se v různých barvách. Není ji třeba předem vystavovat světlu, zářit nikdy nepřestane.</text:p>
      <text:p text:style-name="Example">Příklady použití:</text:p>
      <text:list xml:id="list795546723" text:style-name="L36">
        <text:list-item>
          <text:p text:style-name="P520">Majitelé luxusních nočních klubů často používají <text:span text:style-name="T201">Fosforeskující pastu</text:span> k <text:span text:style-name="T1130">upoutání pozornosti</text:span> zákazníků</text:p>
        </text:list-item>
        <text:list-item>
          <text:p text:style-name="P520"><text:span text:style-name="T1122">Při stínových akcích se často používá v podobě matně svítících tyčinek. Postava s </text:span><text:span text:style-name="T247">Nočním viděním</text:span><text:span text:style-name="T1122"> dokáže ve světle takové tyčinky bez problémů číst</text:span></text:p>
        </text:list-item>
      </text:list>
      <text:p text:style-name="P478">Termická pasta</text:p>
      <text:p text:style-name="Example">Recept</text:p>
      <text:p text:style-name="Example">Požadavky: <text:s/><text:span text:style-name="T1131">Pyrotechnika</text:span> <text:span text:style-name="T1132">5</text:span>, <text:span text:style-name="T214">Magická saturace<text:line-break/></text:span><text:span text:style-name="T394">Cena: </text:span><text:span text:style-name="T414">Podle hodnocení<text:line-break/><text:tab/>Pro stupeň </text:span><text:span text:style-name="T468">5</text:span><text:span text:style-name="T414">:</text:span><text:span text:style-name="T394"> Suroviny </text:span><text:span text:style-name="T469">25</text:span><text:span text:style-name="T396"> </text:span><text:span text:style-name="T394">zl (</text:span><text:span text:style-name="T469">4</text:span><text:span text:style-name="T394">), celkem </text:span><text:span text:style-name="T469">250</text:span><text:span text:style-name="T423"> </text:span><text:span text:style-name="T394">zl (</text:span><text:span text:style-name="T469">5</text:span><text:span text:style-name="T394">)</text:span></text:p>
      <text:p text:style-name="Example"><text:soft-page-break/><text:span text:style-name="T236">T</text:span><text:span text:style-name="T201">ermick</text:span><text:span text:style-name="T256">á</text:span><text:span text:style-name="T201"> past</text:span><text:span text:style-name="T256">a</text:span><text:span text:style-name="T470"> je tvárná a dobře drží na téměř libovolném povrchu. L</text:span><text:span text:style-name="T381">ze </text:span><text:span text:style-name="T470">ji</text:span><text:span text:style-name="T381"> normálně zapálit </text:span><text:span text:style-name="T471">(například otevřeným ohněm nebo kouzlem </text:span><text:span text:style-name="T257">Vzplanutí</text:span><text:span text:style-name="T471">)</text:span><text:span text:style-name="T381">, v tom případě hoří obyčejným plamenem. </text:span><text:span text:style-name="T470">Pokud ji ale zapálíš </text:span><text:span text:style-name="T257">Křišťálovým</text:span><text:span text:style-name="T256"> křesadlem</text:span><text:span text:style-name="T470"> nebo kouzlem </text:span><text:span text:style-name="T256">Rozbuška</text:span><text:span text:style-name="T470">, vzplane jasným a velice intenzivním žárem </text:span><text:span text:style-name="T471">a postupně vyhoří po celé nanesené délce</text:span><text:span text:style-name="T470">. </text:span><text:span text:style-name="T471">Takto zapálena hoří i pod vodou a není ji možno nijak uhasit.</text:span></text:p>
      <text:p text:style-name="Example"><text:span text:style-name="T471">/* </text:span><text:span text:style-name="T472">TODO:</text:span><text:span text:style-name="T471"> </text:span><text:span text:style-name="T472">Respektive</text:span><text:span text:style-name="T471"> </text:span><text:span text:style-name="T258">Vláda nad ohněm</text:span><text:span text:style-name="T472"> by asi mohla zabrat */</text:span></text:p>
      <text:p text:style-name="Example">Herní efekt:</text:p>
      <text:list xml:id="list2623288706" text:style-name="L37">
        <text:list-item>
          <text:p text:style-name="P521">Hoří rychlostí zhruba 1 metr za minutu</text:p>
        </text:list-item>
        <text:list-item>
          <text:p text:style-name="P521">Propálí se zhruba <text:span text:style-name="T1133">tolika</text:span> centimetry jakéhokoliv materiálu, <text:span text:style-name="T1133">kolik činí její hodnocení</text:span></text:p>
        </text:list-item>
        <text:list-item>
          <text:p text:style-name="P521"><text:span text:style-name="T201">Ohnivzdorná pasta</text:span> nebo jiná forma magické ochrany proti ohni pomůže, zmenší hloubku propálení o 1 centimetr za každý bod hodnocení ochrany. <text:span text:style-name="T201">Ohnivzdornou pastu</text:span> lze ale před použití<text:span text:style-name="T1134">m</text:span> <text:span text:style-name="T201">Termické pasty</text:span> snadno odstranit <text:span text:style-name="T201">Magickým rozpouštědlem</text:span></text:p>
        </text:list-item>
      </text:list>
      <text:p text:style-name="P478">Křišťálové křesadlo</text:p>
      <text:p text:style-name="Example">Recept</text:p>
      <text:p text:style-name="Example">Požadavky: <text:s/><text:span text:style-name="T1131">Pyrotechnika</text:span> <text:span text:style-name="T1135">2</text:span>, <text:span text:style-name="T214">Magická saturace<text:line-break/></text:span><text:span text:style-name="T394">Cena: Suroviny </text:span><text:span text:style-name="T473">4</text:span><text:span text:style-name="T396"> </text:span><text:span text:style-name="T394">zl (</text:span><text:span text:style-name="T473">3</text:span><text:span text:style-name="T394">), celkem </text:span><text:span text:style-name="T473">40</text:span><text:span text:style-name="T423"> </text:span><text:span text:style-name="T394">zl (</text:span><text:span text:style-name="T473">4</text:span><text:span text:style-name="T394">)</text:span></text:p>
      <text:p text:style-name="Example"><text:span text:style-name="T1135">Křišťálové křesadlo funguje stejně jako obyčejné křesadlo. Kromě toho je ale možné jej nejprve aktivovat pomocí </text:span><text:span text:style-name="T259">Udržování magie</text:span><text:span text:style-name="T1135">, potom na první pokus zapálí i velice špatně hořlavý materiál (mokré dřevo, kůži, apod.) a dokáže také aktivovat žhavé hoření </text:span><text:span text:style-name="T259">Termické pasty</text:span><text:span text:style-name="T1135">.</text:span></text:p>
      <text:p text:style-name="P478">Ohnivá hlína</text:p>
      <text:p text:style-name="Example">Recept</text:p>
      <text:p text:style-name="Example">Požadavky: <text:s/><text:span text:style-name="T1131">Pyrotechnika</text:span> <text:span text:style-name="T1136">3</text:span>, <text:span text:style-name="T214">Magická saturace<text:line-break/></text:span><text:span text:style-name="T394">Cena: </text:span><text:span text:style-name="T414">Podle hodnocení<text:line-break/><text:tab/>Pro stupeň </text:span><text:span text:style-name="T474">3</text:span><text:span text:style-name="T414">:</text:span><text:span text:style-name="T394"> Suroviny </text:span><text:span text:style-name="T426">9</text:span><text:span text:style-name="T396"> </text:span><text:span text:style-name="T394">zl (</text:span><text:span text:style-name="T424">3</text:span><text:span text:style-name="T394">), celkem </text:span><text:span text:style-name="T426">90</text:span><text:span text:style-name="T423"> </text:span><text:span text:style-name="T394">zl (</text:span><text:span text:style-name="T424">4</text:span><text:span text:style-name="T394">)</text:span></text:p>
      <text:p text:style-name="Example"><text:soft-page-break/>Herní efekt:</text:p>
      <text:list xml:id="list2804455124" text:style-name="L38">
        <text:list-item>
          <text:p text:style-name="P522"><text:span text:style-name="T201">Ohnivá hlína</text:span> při nárazu vyvolá plamenný výbuch (viz pravidla pro <text:span text:style-name="T1032">Granáty, rakety a výbušniny</text:span>).</text:p>
        </text:list-item>
        <text:list-item>
          <text:p text:style-name="P522">Síla exploze je rovna hodnocení, s jakým byla vyrobena</text:p>
        </text:list-item>
      </text:list>
      <text:p text:style-name="Example">Oslepující kulička</text:p>
      <text:p text:style-name="Example">Recept</text:p>
      <text:p text:style-name="Example">Požadavky: <text:s/><text:span text:style-name="T1131">Pyrotechnika</text:span> <text:span text:style-name="T1136">4</text:span>, <text:span text:style-name="T214">Magická saturace<text:line-break/></text:span><text:span text:style-name="T394">Cena: Suroviny </text:span><text:span text:style-name="T475">16</text:span><text:span text:style-name="T396"> </text:span><text:span text:style-name="T394">zl (</text:span><text:span text:style-name="T475">4</text:span><text:span text:style-name="T394">), celkem </text:span><text:span text:style-name="T475">160</text:span><text:span text:style-name="T423"> </text:span><text:span text:style-name="T394">zl (</text:span><text:span text:style-name="T475">5</text:span><text:span text:style-name="T394">)</text:span></text:p>
      <text:p text:style-name="Example"><text:span text:style-name="T260">Oslepující kulička</text:span><text:span text:style-name="T476"> při prudkém nárazu exploduje v oslepující záblesk jasného světla doprovázený hlasitou ranou. Záblesk dočasně oslepí, zvuk dočasně ohluší a naruš</text:span><text:span text:style-name="T429">í </text:span><text:span text:style-name="T476">vnímání rovnováhy.</text:span></text:p>
      <text:p text:style-name="Example">Herní efekt:</text:p>
      <text:list xml:id="list1850605896" text:style-name="L39">
        <text:list-item>
          <text:p text:style-name="P523"><text:span text:style-name="T260">Oslepující kulička</text:span><text:span text:style-name="T1090">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23">V prvním kole po zásahu budou mít zasažené cíle postih na všechny testy rysu rovný celému přesahu, v následujících kolech postih klesne na -1 za každé tři body přesahu.</text:p>
        </text:list-item>
      </text:list>
      <text:p text:style-name="P478">Vitriol</text:p>
      <text:p text:style-name="Example">Recept</text:p>
      <text:p text:style-name="Example"><text:span text:style-name="T1137">Síla žíraviny: 4<text:line-break/>Požadavky: <text:s/>Minerální lučba 3</text:span><text:span text:style-name="T214"><text:line-break/></text:span><text:span text:style-name="T882">Cena: Suroviny </text:span><text:span text:style-name="T883">1</text:span><text:span text:style-name="T884"> </text:span><text:span text:style-name="T883">st</text:span><text:span text:style-name="T882"> (</text:span><text:span text:style-name="T883">1</text:span><text:span text:style-name="T882">), celkem </text:span><text:span text:style-name="T883">1 zl</text:span><text:span text:style-name="T885"> </text:span><text:span text:style-name="T882">(</text:span><text:span text:style-name="T883">2</text:span><text:span text:style-name="T882">)</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78">Lampový olej</text:p>
      <text:p text:style-name="Example">Recept</text:p>
      <text:p text:style-name="Example"><text:span text:style-name="T1137">Síla hořlaviny: 1<text:line-break/>Požadavky: <text:s/>Pyrotechnika 1</text:span><text:span text:style-name="T214"><text:line-break/></text:span><text:span text:style-name="T394">Cena: Suroviny </text:span><text:span text:style-name="T477">2</text:span><text:span text:style-name="T396"> </text:span><text:span text:style-name="T477">mk</text:span><text:span text:style-name="T394"> (</text:span><text:span text:style-name="T477">1</text:span><text:span text:style-name="T394">), celkem </text:span><text:span text:style-name="T477">2 st</text:span><text:span text:style-name="T394"> (</text:span><text:span text:style-name="T477">2</text:span><text:span text:style-name="T394">)</text:span></text:p>
      <text:p text:style-name="Example">Lampový olej je běžně dostupný. Rozlitý po zemi nehoří moc dobře, vytvoří jen nízké plameny.</text:p>
      <text:p text:style-name="P478">Zápalný olej</text:p>
      <text:p text:style-name="Example">Recept</text:p>
      <text:p text:style-name="Example"><text:span text:style-name="T980">Síla hořlaviny: </text:span><text:span text:style-name="T981">3</text:span><text:span text:style-name="T980"><text:line-break/>Požadavky: <text:s/>Pyrotechnika </text:span><text:span text:style-name="T981">3</text:span><text:span text:style-name="T866"><text:line-break/></text:span><text:span text:style-name="T882">Cena: Suroviny </text:span><text:span text:style-name="T883">1</text:span><text:span text:style-name="T884"> </text:span><text:span text:style-name="T883">st</text:span><text:span text:style-name="T882"> (</text:span><text:span text:style-name="T883">1</text:span><text:span text:style-name="T882">), celkem </text:span><text:span text:style-name="T883">1 zl</text:span><text:span text:style-name="T885"> </text:span><text:span text:style-name="T882">(</text:span><text:span text:style-name="T883">2</text:span><text:span text:style-name="T882">)</text:span></text:p>
      <text:p text:style-name="Example">Zápalný olej lze vznítit obyčejným ohněm nebo křesadlem. Používá se nejčastěji do zápalných lahví nebo do plamenometů. Rozlitý po zemi hoří zhruba metr vysokými plameny.</text:p>
      <text:p text:style-name="P478">Tekutý oheň</text:p>
      <text:p text:style-name="Example">Recept</text:p>
      <text:p text:style-name="Example"><text:span text:style-name="T1138">Síla hořlaviny: 5<text:line-break/>Požadavky: <text:s/>Pyrotechnika 4</text:span><text:span text:style-name="T214"><text:line-break/></text:span><text:span text:style-name="T394">Cena: Suroviny </text:span><text:span text:style-name="T477">2</text:span><text:span text:style-name="T396"> </text:span><text:span text:style-name="T394">zl (</text:span><text:span text:style-name="T477">3</text:span><text:span text:style-name="T394">), celkem </text:span><text:span text:style-name="T478">36</text:span><text:span text:style-name="T423"> </text:span><text:span text:style-name="T394">zl (</text:span><text:span text:style-name="T477">4</text:span><text:span text:style-name="T394">)<text:line-break/></text:span><text:span text:style-name="T442">Vzácnost: </text:span><text:span text:style-name="T478">6</text:span></text:p>
      <text:p text:style-name="Example"><text:soft-page-break/><text:span text:style-name="T261">Tekutý oheň</text:span><text:span text:style-name="T1139">,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61">Tekutého ohně</text:span><text:span text:style-name="T1139"> je jedním z nejpřísněji střežených vojenských tajemství.</text:span></text:p>
      <text:p text:style-name="Example"><text:span text:style-name="T1139">Příklady p</text:span>oužití:</text:p>
      <text:list xml:id="list1205944639" text:style-name="L40">
        <text:list-item>
          <text:p text:style-name="P524"><text:span text:style-name="T1139">Náplň do lodních </text:span>plamenometů</text:p>
        </text:list-item>
        <text:list-item>
          <text:p text:style-name="P524"><text:span text:style-name="T1139">Zápalná munice do </text:span>katapultů a trebuchetů</text:p>
        </text:list-item>
        <text:list-item>
          <text:p text:style-name="P524">Náplň do ručních zápalných granátů či raket</text:p>
        </text:list-item>
      </text:list>
      <text:p text:style-name="Example">Herní efekt:</text:p>
      <text:list xml:id="list344930218" text:style-name="L41">
        <text:list-item>
          <text:p text:style-name="P525">Platí pravidla pro hořlaviny</text:p>
        </text:list-item>
      </text:list>
      <text:p text:style-name="P478">Černý střelný prach</text:p>
      <text:p text:style-name="Example">Recept</text:p>
      <text:p text:style-name="Example"><text:span text:style-name="T982">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78">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78">Ledový krystal</text:p>
      <text:p text:style-name="Example">Požadavky: Alchymie 4</text:p>
      <text:p text:style-name="Example">Nástroje: Přenosná souprava</text:p>
      <text:p text:style-name="Example"><text:span text:style-name="T642">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78">+Horký krystal</text:p>
      <text:p text:style-name="Example">/* H<text:span text:style-name="T1141">řejivý</text:span> krystal */</text:p>
      <text:p text:style-name="Example">Požadavky: Alchymie 4</text:p>
      <text:p text:style-name="Example">Nástroje: Přenosná souprava</text:p>
      <text:p text:style-name="Example"><text:span text:style-name="T642">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53">/*</text:p>
      <text:p text:style-name="P451">-- některé látky mají žíravé účinky až po požití, oběť pak obvykle umírá ve strašlivých bolestech. Jiné způsobují rozsáhlá povrchová zranění (tyto žíraviny se obvykle aplikují v podobě plynu, nebo spreje).</text:p>
      <text:p text:style-name="P451">*/</text:p>
      <text:h text:style-name="P683" text:outline-level="6">Vitriol</text:h>
      <text:p text:style-name="P190">/* Kyselina sírová */</text:p>
      <text:p text:style-name="P452">Síla 6, zranění: 6 + 1k6</text:p>
      <text:p text:style-name="P453">Sběr surovin: Geologie 4</text:p>
      <text:p text:style-name="P453">Výroba: Alchymie 4 /* TODO zvážit. Ale celkem to dává smysl */</text:p>
      <text:p text:style-name="P190"/>
      <text:p text:style-name="P190"><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0"/>
      <text:p text:style-name="P190">/*</text:p>
      <text:p text:style-name="P19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0">*/</text:p>
      <text:h text:style-name="P683" text:outline-level="6">Lučavka</text:h>
      <text:p text:style-name="P190">/* Kyselina dusičná */</text:p>
      <text:p text:style-name="P452">Síla 5, zranění: 5 + 1k6</text:p>
      <text:p text:style-name="P453">Sběr surovin: Geologie 3</text:p>
      <text:p text:style-name="P453">Výroba: Alchymie 34 /* TODO zvážit. Ale celkem to dává smysl */</text:p>
      <text:p text:style-name="P453"/>
      <text:p text:style-name="P190">/* Samotné slovo lučavka (aqua fortis) je výraz pro kyselinu dusičnou. */</text:p>
      <text:p text:style-name="P190"><text:soft-page-break/>Čistá bezvodá kyselina dusičná (100%) je bezbarvá kapalina.</text:p>
      <text:p text:style-name="P190">Kyselina dusičná je nebezpečná oxidující žíravina, poškozuje pokožku a sliznice, nebezpečné jsou i její výpary. Poleptání se projevuje charakteristickým zežloutnutím zasažených míst, což je důsledek reakce s bílkovinami.</text:p>
      <text:p text:style-name="P19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0">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0"/>
      <text:h text:style-name="P683" text:outline-level="6">Kyselina solná</text:h>
      <text:p text:style-name="P190">/* Kyselina chlorovodíková */</text:p>
      <text:p text:style-name="P452">Síla 4, zranění: 4 + 1k6</text:p>
      <text:p text:style-name="P453">Sběr surovin: Geologie 4</text:p>
      <text:p text:style-name="P453">Výroba: Alchymie 4 /* TODO zvážit. Ale celkem to dává smysl */</text:p>
      <text:p text:style-name="P453"/>
      <text:p text:style-name="P190"><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0"/>
      <text:p text:style-name="P190">Kyselina chlorovodíková leptá, při zasažení je třeba poraněné místo důkladně několik minut oplachovat tekoucí vodou (případně ještě zneutralizovat jedlou sodou).</text:p>
      <text:p text:style-name="P190"/>
      <text:h text:style-name="P683" text:outline-level="6">Lučavka královská</text:h>
      <text:p text:style-name="P452">Síla 4, zranění: 4 + 1k6</text:p>
      <text:p text:style-name="P453">Sběr surovin: Geologie 4</text:p>
      <text:p text:style-name="P453">Výroba: Alchymie 4 /* TODO zvážit. Ale celkem to dává smysl */</text:p>
      <text:p text:style-name="P453"/>
      <text:p text:style-name="P190">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0">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0">Zlato se dá zpět vyloučit za pomoci rtuti, která tvoří se zlatem amalgám (slitina rtuti a zlata). Rtuť je následně odpařena a zůstane čisté zlato.</text:p>
      <text:p text:style-name="P190"><text:soft-page-break/></text:p>
      <text:h text:style-name="P683" text:outline-level="6">Pálené vápno</text:h>
      <text:p text:style-name="P452">Síla 1, zranění: 1 + 1k6</text:p>
      <text:p text:style-name="P453">Sběr surovin: Geologie 1</text:p>
      <text:p text:style-name="P453">Výroba: Alchymie 1 /* TODO zvážit. Ale celkem to dává smysl */</text:p>
      <text:p text:style-name="P190"/>
      <text:p text:style-name="P190">Je to bílá žíravá a alkalická krystalická látka.</text:p>
      <text:p text:style-name="P190">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0">Tento proces je reverzibilní a proto od okamžiku, kdy je vypálené vápno ochlazeno, začíná vstřebávat okolní oxid uhličitý ze vzduchu a po čase se opět změní na původní uhličitan.</text:p>
      <text:p text:style-name="P190">Tradičně bývá používán při pohřbívání mrtvých těl do otevřených hrobů zvláště v období epidemíí například moru za účelem dezinfekce a zamezení zápachu rozkladu.</text:p>
      <text:p text:style-name="P190"/>
      <text:h text:style-name="P683" text:outline-level="6">Hašené vápno</text:h>
      <text:p text:style-name="P452">Síla 2, zranění: 2 + 1k6</text:p>
      <text:p text:style-name="P453">Sběr surovin: Geologie 1</text:p>
      <text:p text:style-name="P453">Výroba: Alchymie 1 /* TODO zvážit. Ale celkem to dává smysl */</text:p>
      <text:p text:style-name="P190"/>
      <text:p text:style-name="P190">Je to bezbarvá krystalická látka nebo bílý prášek. Vyrábí se z oxidu vápenatého (nazývaného pálené vápno) směšováním s vodou - tento proces se nazývá hašení vápna.</text:p>
      <text:p text:style-name="P190"><text:soft-page-break/>Při kontaktu s kůží dojde poleptání a vzniku puchýřů.</text:p>
      <text:h text:style-name="P543" text:outline-level="3"><text:span text:style-name="T1431">Základní alchymistické r</text:span>ecepty</text:h>
      <text:list xml:id="list3036446392" text:style-name="L42">
        <text:list-item>
          <text:p text:style-name="P716">Lektvar vidění magenergie</text:p>
        </text:list-item>
        <text:list-item>
          <text:p text:style-name="P716">Lektvar ohnivého dechu</text:p>
        </text:list-item>
        <text:list-item>
          <text:p text:style-name="P716">Lektvar mrazivého dechu</text:p>
        </text:list-item>
        <text:list-item>
          <text:p text:style-name="P716">Léčivý lektvar</text:p>
        </text:list-item>
        <text:list-item>
          <text:p text:style-name="P716">Vyprošťovák</text:p>
        </text:list-item>
        <text:list-item>
          <text:p text:style-name="P717">Lakmusový papírek</text:p>
        </text:list-item>
        <text:list-item>
          <text:p text:style-name="P716">Dýmovnice</text:p>
        </text:list-item>
        <text:list-item>
          <text:p text:style-name="P716">Výbušný projektil</text:p>
        </text:list-item>
        <text:list-item>
          <text:p text:style-name="P716">Zápalný projektil</text:p>
        </text:list-item>
        <text:list-item>
          <text:p text:style-name="P716">Petarda</text:p>
        </text:list-item>
        <text:list-item>
          <text:p text:style-name="P716">Magické leštidlo</text:p>
        </text:list-item>
        <text:list-item>
          <text:p text:style-name="P716">Brčálový extrakt</text:p>
        </text:list-item>
      </text:list>
      <text:h text:style-name="P589" text:outline-level="4">Lektvar vidění magenergie</text:h>
      <text:p text:style-name="P25">Lektvar</text:p>
      <text:p text:style-name="P382"><text:span text:style-name="T11">S</text:span><text:span text:style-name="T9">uroviny:</text:span><text:span text:style-name="T36"> 1 mag</text:span><text:span text:style-name="T153"><text:line-break/></text:span><text:span text:style-name="T142">P</text:span><text:span text:style-name="T138">ůsobení</text:span><text:span text:style-name="T137">:</text:span><text:span text:style-name="T154"> </text:span><text:span text:style-name="T155">několik </text:span><text:span text:style-name="T159">minut</text:span></text:p>
      <text:p text:style-name="P381"><text:soft-page-break/><text:span text:style-name="T156">P</text:span><text:span text:style-name="T149">o vypití tohoto lektvaru uvidíš modrou záři kolem </text:span><text:span text:style-name="T172">magických surovin a předmětů vyrobených alchymistou</text:span><text:span text:style-name="T149">. </text:span><text:span text:style-name="T173">Vidět jsou i „nezpracované“ suroviny. Živý zlobr tedy bude například modře zářit, protože jeho krev je vzácná magická surovina. </text:span><text:span text:style-name="T174">Lektvary, tinktury a ostatní výrobky jsou vidět i po použití, ale pouze po dobu působení. </text:span><text:span text:style-name="T175">Když tedy například někdo vypije </text:span><text:span text:style-name="T146">léčivý lektvar</text:span><text:span text:style-name="T175">, </text:span><text:span text:style-name="T176">bude</text:span><text:span text:style-name="T175"> několik minut </text:span><text:span text:style-name="T176">zářit</text:span><text:span text:style-name="T175">.</text:span></text:p>
      <text:h text:style-name="P590" text:outline-level="4"><text:span text:style-name="T1582">Lektvar o</text:span>hniv<text:span text:style-name="T1581">ého</text:span> dech<text:span text:style-name="T1581">u</text:span></text:h>
      <text:p text:style-name="P23">Lektvar</text:p>
      <text:p text:style-name="P333"><text:span text:style-name="T201">Suroviny:</text:span> 1 mag<text:line-break/><text:span text:style-name="T201">Útok:</text:span> Finesa + k6<text:line-break/><text:span text:style-name="T201">Zranění:</text:span> 4kz <text:span text:style-name="T611">ohněm</text:span> (odečítá se Zbroj)<text:line-break/><text:span text:style-name="T338">Působení</text:span><text:span text:style-name="T201">:</text:span> několik minut</text:p>
      <text:p text:style-name="P336">Po dobu působení dokážeš vydechovat oheň. Ohnivým dechem můžeš útočit <text:span text:style-name="T1616">na protivníky v </text:span><text:span text:style-name="T345">kontaktní vzdálenosti</text:span>, něco zapálit a podobně.</text:p>
      <text:h text:style-name="P591" text:outline-level="4"><text:span text:style-name="T1582">Lektvar mrazivého</text:span> dech<text:span text:style-name="T1581">u</text:span></text:h>
      <text:p text:style-name="P23">Lektvar</text:p>
      <text:p text:style-name="P335"><text:span text:style-name="T201">Suroviny:</text:span> 1 mag<text:line-break/><text:span text:style-name="T201">Útok:</text:span> Finesa + k6<text:line-break/><text:span text:style-name="T201">Zranění:</text:span> 4kz <text:span text:style-name="T640">mrazem</text:span> (odečítá se Zbroj)<text:line-break/><text:span text:style-name="T338">Působení</text:span><text:span text:style-name="T201">:</text:span> několik minut</text:p>
      <text:p text:style-name="P339">Po dobu působení dokážeš vydechovat mráz. Mrazivým dechem můžeš útočit <text:span text:style-name="T1616">na protivníky v </text:span><text:span text:style-name="T345">kontaktní vzdálenosti</text:span>, něco <text:span text:style-name="T1616">jím</text:span> ochladit, nebo třeba hasit oheň.</text:p>
      <text:h text:style-name="Heading_20_4" text:outline-level="4"><text:soft-page-break/>Léčivý lektvar</text:h>
      <text:p text:style-name="P23">Lektvar</text:p>
      <text:p text:style-name="P163"><text:span text:style-name="T201">Suroviny:</text:span> 1 mag</text:p>
      <text:p text:style-name="P250"><text:span text:style-name="T1436">Po několika minutách odpočinku ti v</text:span>yléčí <text:span text:style-name="T1435">3kz + 2</text:span> životů. <text:span text:style-name="T1432">Další </text:span><text:span text:style-name="T323">léčivý lektvar</text:span><text:span text:style-name="T1432"> na tebe bude účinkovat až poté, co se doléčíš do plných životů.</text:span></text:p>
      <text:h text:style-name="P592" text:outline-level="4">Vyprošťovák</text:h>
      <text:p text:style-name="Text_20_body">/<text:span text:style-name="T1583">* Původně Megacloumák */</text:span></text:p>
      <text:p text:style-name="P273"><text:span text:style-name="T201">Suroviny:</text:span><text:span text:style-name="T381"> 1 mag</text:span></text:p>
      <text:p text:style-name="P344"><text:span text:style-name="T1300">Tato hustá, silně zapáchající tekutina </text:span><text:span text:style-name="T1325">odpudivé chuti</text:span><text:span text:style-name="T1300"> je obzvláště účinný životabudič. </text:span><text:span text:style-name="T1333">O</text:span><text:span text:style-name="T1325">kamžitě </text:span><text:span text:style-name="T1333">tě</text:span><text:span text:style-name="T1325"> p</text:span><text:span text:style-name="T1419">robere z </text:span><text:span text:style-name="T1420">bezv</text:span><text:span text:style-name="T1366">ědomí</text:span><text:span text:style-name="T1305"> </text:span><text:span text:style-name="T1326">a</text:span><text:span text:style-name="T1305"> </text:span><text:span text:style-name="T1300">odstraní</text:span><text:span text:style-name="T1304"> ochromení </text:span><text:span text:style-name="T1349">(paralýzu)</text:span><text:span text:style-name="T1304">, </text:span><text:span text:style-name="T1324">kocovinu</text:span><text:span text:style-name="T1304"> </text:span><text:span text:style-name="T1419">a</text:span><text:span text:style-name="T1304"> křeče</text:span><text:span text:style-name="T1305">. </text:span><text:span text:style-name="T1350">Celý následující den pak ale nemůžeš nic jíst, protože to okamžitě zvrátíš.</text:span></text:p>
      <text:h text:style-name="Heading_20_4" text:outline-level="4">Lakmusový papírek</text:h>
      <text:p text:style-name="P163"><text:span text:style-name="T201">Suroviny:</text:span> 1 mag</text:p>
      <text:p text:style-name="P260"><text:span text:style-name="T1384">Lakmusový papírek</text:span><text:span text:style-name="T1351"> o</text:span><text:span text:style-name="T1306">dhalí</text:span><text:span text:style-name="T1305"> složení </text:span><text:span text:style-name="T1307">a účinky</text:span><text:span text:style-name="T1305"> jakékoliv kapaliny. </text:span><text:span text:style-name="T1335">Každý je na jedno použití.</text:span></text:p>
      <text:h text:style-name="Heading_20_4" text:outline-level="4">Dýmovnice</text:h>
      <text:p text:style-name="P252"><text:span text:style-name="T1361">Suroviny:</text:span><text:span text:style-name="T1390"> 1 mag<text:line-break/></text:span><text:span text:style-name="T1361">Trvání </text:span><text:span text:style-name="T1385">kouře</text:span><text:span text:style-name="T1361">:</text:span><text:span text:style-name="T1302"> </text:span><text:span text:style-name="T1319">n</text:span><text:span text:style-name="T1303">ěkolik minut</text:span></text:p>
      <text:p text:style-name="P288"><text:span text:style-name="T1303">D</text:span><text:span text:style-name="T1300">ýmovnice je velká asi jako vlašský ořech. Po nárazu </text:span><text:span text:style-name="T1328">se z ní začnou valit oblaka hustého dýmu, ve kterém je vidět jen na </text:span><text:span text:style-name="T1367">kontaktní vzdálenost</text:span><text:span text:style-name="T1328">. Dým blokuje i </text:span><text:span text:style-name="T1367">infravidění</text:span><text:span text:style-name="T1328">, </text:span><text:span text:style-name="T1367">ultrasluch</text:span><text:span text:style-name="T1328"> ale funguje normálně. Je zcela neškodný.</text:span></text:p>
      <text:h text:style-name="P593" text:outline-level="4"><text:soft-page-break/>V<text:span text:style-name="T642">ýbušn</text:span><text:span text:style-name="T1003">ý projektil</text:span></text:h>
      <text:p text:style-name="P97"><text:span text:style-name="T11">S</text:span><text:span text:style-name="T9">uroviny:</text:span><text:span text:style-name="T36"> 1 mag<text:line-break/></text:span><text:span text:style-name="T21">Účinek</text:span><text:span text:style-name="T10">: </text:span><text:span text:style-name="T51">sn</text:span><text:span text:style-name="T54">íží</text:span><text:span text:style-name="T51"> zranění zbraně o </text:span><text:span text:style-name="T54">jedna </text:span><text:span text:style-name="T56">(nejhůř na nulu)</text:span><text:span text:style-name="T51">, </text:span><text:span text:style-name="T54">ale přidá</text:span><text:span text:style-name="T37"> </text:span><text:span text:style-name="T51">4</text:span><text:span text:style-name="T38">kz </text:span><text:span text:style-name="T1440">drtivé</text:span><text:span text:style-name="T1442">ho</text:span><text:span text:style-name="T37"> </text:span><text:span text:style-name="T54">zranění</text:span></text:p>
      <text:p text:style-name="P99"><text:span text:style-name="T62">Tento projektil</text:span><text:span text:style-name="T35">, na rozdíl od obyčejných šípů či šipek, má hlavici s třaskavou rozbuškou a výbušninou. </text:span><text:span text:style-name="T57">Při zásahu hlasitě exploduje.</text:span><text:span text:style-name="T35"> Můžeš takto vyrobit například výbušn</text:span><text:span text:style-name="T62">ý</text:span><text:span text:style-name="T35"> šíp do luku, šipk</text:span><text:span text:style-name="T62">u</text:span><text:span text:style-name="T35"> do kuš</text:span><text:span text:style-name="T62">e</text:span><text:span text:style-name="T35">, vrhací šipk</text:span><text:span text:style-name="T62">u, </text:span><text:span text:style-name="T63">kuličku do praku</text:span><text:span text:style-name="T35"> a podobně.</text:span><text:span text:style-name="T38"> </text:span><text:span text:style-name="T51">Při zásahu si počítáš zranění zbraně o 1 nižší (</text:span><text:span text:style-name="T56">nejhůř</text:span><text:span text:style-name="T51"> nula), poté si ale hodíš další 4kz přidaného </text:span><text:span text:style-name="T1440">drtivé</text:span><text:span text:style-name="T1441">ho</text:span><text:span text:style-name="T51"> zranění.</text:span></text:p>
      <text:p text:style-name="Example_20_Header"><text:span text:style-name="T50">P</text:span><text:span text:style-name="T35">říklad:</text:span></text:p>
      <text:p text:style-name="Example"><text:span text:style-name="T35">Naria si ve městě koupila tři výbušné šípy. V boji se skřetím náčelníkem jeden z nich použije. </text:span><text:span text:style-name="T7">Na úspěch</text:span><text:span text:style-name="T3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5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53">takže </text:span><text:span text:style-name="T52">náčelník je výbuchem zraněn </text:span><text:span text:style-name="T53">jen</text:span><text:span text:style-name="T52"> za 1. Celkem je tedy zraněn za 4 životy a válí se na zemi.</text:span></text:p>
      <text:h text:style-name="P593" text:outline-level="4"><text:span text:style-name="T984">Zápaln</text:span><text:span text:style-name="T1003">ý</text:span><text:span text:style-name="T983"> </text:span><text:span text:style-name="T1003">projektil</text:span></text:h>
      <text:p text:style-name="P98"><text:span text:style-name="T11">S</text:span><text:span text:style-name="T9">uroviny:</text:span><text:span text:style-name="T36"> 1 mag<text:line-break/></text:span><text:span text:style-name="T21">Účinek:</text:span><text:span text:style-name="T54"> </text:span><text:span text:style-name="T55">s</text:span><text:span text:style-name="T54">níží zranění zbraně o 2 </text:span><text:span text:style-name="T56">(nejhůře na nulu)</text:span><text:span text:style-name="T54">, ale další 3 kola zraňuje za 3kz </text:span><text:span text:style-name="T617">ohněm</text:span><text:span text:style-name="T1468"> (</text:span><text:span text:style-name="T1469">odečítá se Zbroj)</text:span></text:p>
      <text:p text:style-name="P316"><text:soft-page-break/><text:span text:style-name="T984">T</text:span><text:span text:style-name="T1003">ento</text:span><text:span text:style-name="T984"> </text:span><text:span text:style-name="T1003">projektil</text:span><text:span text:style-name="T984">, na rozdíl od obyčejného zápalného šípu, sestává z třaskavé rozbušky a malé ampulky </text:span><text:span text:style-name="T1002">hořlaviny</text:span><text:span text:style-name="T984">. </text:span><text:span text:style-name="T79">Můžeš takto vyrobit například zápaln</text:span><text:span text:style-name="T93">ý</text:span><text:span text:style-name="T79"> šíp do luku, šipk</text:span><text:span text:style-name="T93">u</text:span><text:span text:style-name="T79"> do kuš</text:span><text:span text:style-name="T93">e</text:span><text:span text:style-name="T79">, vrhací šipk</text:span><text:span text:style-name="T93">u, </text:span><text:span text:style-name="T95">kuličku do praku</text:span><text:span text:style-name="T79"> a podobně. </text:span><text:span text:style-name="T88">Při zásahu si počítáš zranění zbraně o </text:span><text:span text:style-name="T89">2</text:span><text:span text:style-name="T88"> nižší (</text:span><text:span text:style-name="T89">nejhůř</text:span><text:span text:style-name="T88"> nula), </text:span><text:span text:style-name="T89">ale</text:span><text:span text:style-name="T88"> </text:span><text:span text:style-name="T89">následující 3 kola bude cíl čelit zranění </text:span><text:span text:style-name="T90">3kz </text:span><text:span text:style-name="T615">ohněm</text:span><text:span text:style-name="T89">.</text:span><text:span text:style-name="T80"> </text:span><text:span text:style-name="T81">Uhašení zabere jedno kolo.</text:span></text:p>
      <text:p text:style-name="P26"><text:span text:style-name="T113">P</text:span><text:span text:style-name="T111">říklad:</text:span></text:p>
      <text:p text:style-name="Example"><text:span text:style-name="T167">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18">ohněm</text:span><text:span text:style-name="T167">. Padne jí 4, 4 a 6, šaman je tedy zraněn za 3 životy. </text:span><text:span text:style-name="T168">Pokud nechce hořet ještě další dvě kola, stráví </text:span><text:span text:style-name="T169">jedno</text:span><text:span text:style-name="T168"> kolo </text:span><text:span text:style-name="T169">hašením</text:span><text:span text:style-name="T168">.<text:line-break/><text:tab/>Pokud by </text:span><text:span text:style-name="T170">ho</text:span><text:span text:style-name="T168"> Naria v dalším kole zasáhla dalším zápalným šípem, nebude si házet dvakrát na zranění </text:span><text:span text:style-name="T618">ohněm</text:span><text:span text:style-name="T168">, místo toho se trvání hoření prodlouží </text:span><text:span text:style-name="T179">opět na</text:span><text:span text:style-name="T168"> 3 kola.</text:span></text:p>
      <text:p text:style-name="P47">/* TODO: Napsat někam do obecných pravidel, že zápalné efekty se nekumulují */</text:p>
      <text:h text:style-name="P594" text:outline-level="4">Petarda</text:h>
      <text:p text:style-name="P278"><text:span text:style-name="T201">Suroviny:</text:span><text:span text:style-name="T381"> 1 mag<text:line-break/></text:span><text:span text:style-name="T336">Útok</text:span><text:span text:style-name="T335">:</text:span><text:span text:style-name="T535"> </text:span><text:span text:style-name="T537">Finesa</text:span><text:span text:style-name="T535"> + k6 proti </text:span><text:span text:style-name="T536">Finese</text:span><text:span text:style-name="T381"><text:line-break/></text:span><text:span text:style-name="T332">R</text:span><text:span text:style-name="T331">ozsah:</text:span><text:span text:style-name="T1450"> všichni v </text:span><text:span text:style-name="T331">kontaktní vzdálenosti</text:span><text:span text:style-name="T1450"> od místa výbuchu<text:line-break/></text:span><text:span text:style-name="T331">Účinek:</text:span><text:span text:style-name="T1450">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43">Cíl bude ohlušený tolik kol, kolik proti němu získáš úspěchů. Po tuto dobu bude mít také nevýhodu za potíže s rovnováhou.</text:span></text:p>
      <text:h text:style-name="P595" text:outline-level="4">Magické leštidlo</text:h>
      <text:p text:style-name="P343"><text:span text:style-name="T201">Suroviny:</text:span> 1 mag<text:line-break/><text:span text:style-name="T201">Působení:</text:span> několik minut</text:p>
      <text:p text:style-name="P321"><text:span text:style-name="T164">Povrch </text:span><text:span text:style-name="T165">potřený</text:span><text:span text:style-name="T164"> </text:span><text:span text:style-name="T144">m</text:span><text:span text:style-name="T145">agickým leštidlem</text:span><text:span text:style-name="T164"> je dokonale kluzký. </text:span><text:span text:style-name="T166">Lahvička s leštidlem vystačí zhruba na podlahu jedné velké místnosti.</text:span></text:p>
      <text:h text:style-name="P596" text:outline-level="4">Brčálový extrakt</text:h>
      <text:p text:style-name="P341"><text:span text:style-name="T201">Suroviny:</text:span> 1 mag</text:p>
      <text:p text:style-name="P388">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43" text:outline-level="3"><text:span text:style-name="T1431">Pokročilé alchymistické r</text:span>ecepty</text:h>
      <text:list xml:id="list1484419593" text:style-name="L43">
        <text:list-item>
          <text:p text:style-name="P718">Oslepující kulička</text:p>
        </text:list-item>
        <text:list-item>
          <text:p text:style-name="P718">Kýchací prášek</text:p>
        </text:list-item>
        <text:list-item>
          <text:p text:style-name="P718">Pavoučí vlákno</text:p>
        </text:list-item>
        <text:list-item>
          <text:p text:style-name="P718">Cibulový extrakt</text:p>
        </text:list-item>
        <text:list-item>
          <text:p text:style-name="P718"><text:soft-page-break/>Tinktura proti bolesti</text:p>
        </text:list-item>
        <text:list-item>
          <text:p text:style-name="P718">Éterický olej</text:p>
        </text:list-item>
        <text:list-item>
          <text:p text:style-name="P718">Ohnivá hlína</text:p>
        </text:list-item>
        <text:list-item>
          <text:p text:style-name="P718">Bomba</text:p>
        </text:list-item>
        <text:list-item>
          <text:p text:style-name="P718">Lektvar chladných vod</text:p>
        </text:list-item>
        <text:list-item>
          <text:p text:style-name="P718">Lektvar horkého léta</text:p>
        </text:list-item>
        <text:list-item>
          <text:p text:style-name="P718">Lektvar zmenšování</text:p>
        </text:list-item>
        <text:list-item>
          <text:p text:style-name="P718">Lektvar rychlosti</text:p>
        </text:list-item>
        <text:list-item>
          <text:p text:style-name="P718">Černá zhouba</text:p>
        </text:list-item>
        <text:list-item>
          <text:p text:style-name="P718">Uspávací tinktura</text:p>
        </text:list-item>
        <text:list-item>
          <text:p text:style-name="P718">Koncentrovaný oheň</text:p>
        </text:list-item>
        <text:list-item>
          <text:p text:style-name="P718">Koncentrovaná země</text:p>
        </text:list-item>
        <text:list-item>
          <text:p text:style-name="P718">Koncentrovaná voda</text:p>
        </text:list-item>
        <text:list-item>
          <text:p text:style-name="P718">Koncentrovaný vzduch</text:p>
        </text:list-item>
        <text:list-item>
          <text:p text:style-name="P718">Instantní lepidlo</text:p>
        </text:list-item>
        <text:list-item>
          <text:p text:style-name="P718">Magické rozpouštědlo</text:p>
        </text:list-item>
      </text:list>
      <text:h text:style-name="P597" text:outline-level="4">Oslepující kulička</text:h>
      <text:p text:style-name="P279"><text:span text:style-name="T332">Suroviny:</text:span><text:span text:style-name="T534"> 1 mag<text:line-break/></text:span><text:span text:style-name="T336">Útok</text:span><text:span text:style-name="T335">:</text:span><text:span text:style-name="T535"> </text:span><text:span text:style-name="T537">Finesa</text:span><text:span text:style-name="T535"> + k6 proti </text:span><text:span text:style-name="T536">Finese</text:span><text:span text:style-name="T534"><text:line-break/></text:span><text:span text:style-name="T332">R</text:span><text:span text:style-name="T331">ozsah:</text:span><text:span text:style-name="T1450"> všichni v </text:span><text:span text:style-name="T331">krátké vzdálenosti</text:span><text:span text:style-name="T1450"> od místa výbuchu<text:line-break/></text:span><text:span text:style-name="T331">Účinek:</text:span><text:span text:style-name="T1450"> oslepení na počet kol rovný počtu úspěchů</text:span></text:p>
      <text:p text:style-name="Text_20_body"><text:soft-page-break/><text:span text:style-name="T333">Oslepující kulička</text:span><text:span text:style-name="T1559"> </text:span>při nárazu vybuchne oslepujícím světlem. Jas je tak silný, že zavření očí nebo odvrácení zraku dá pouze výhodu na odolání, spolehlivě ochrání jen zakrytí očí paží nebo něčím podobným. <text:span text:style-name="T643">Cíl bude oslepený tolik kol, kolik proti němu získáš úspěchů.</text:span></text:p>
      <text:h text:style-name="P597" text:outline-level="4">Kýchací prášek</text:h>
      <text:p text:style-name="Text_20_body"><text:span text:style-name="T201">Suroviny:</text:span> 1 mag<text:line-break/><text:span text:style-name="T201">Trvání účinků:</text:span> několik minut</text:p>
      <text:p text:style-name="Text_20_body"><text:span text:style-name="T201">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98" text:outline-level="4">Pavoučí vlákno</text:h>
      <text:p text:style-name="P338"><text:span text:style-name="T201">Suroviny:</text:span> 1 mag</text:p>
      <text:p text:style-name="Text_20_body"><text:span text:style-name="T201">Pavoučí vlákno</text:span> se uchovává v malé lahvičce. Po otevření z ní lze vytáhnout až 100 metrů jako niť tenkého, ale pevného vlákna – nosnost má jako silné lano. Není hořlavé, ale i malá kapka <text:span text:style-name="T201">magického rozpouštědla</text:span> způsobí, že celé v několika vteřinách beze stopy zmizí.</text:p>
      <text:h text:style-name="P599" text:outline-level="4">Cibulový extrakt</text:h>
      <text:p text:style-name="P340"><text:span text:style-name="T201">Suroviny:</text:span> 1 mag<text:line-break/><text:span text:style-name="T339">Útok:</text:span><text:span text:style-name="T1592"> Finesa + k6 proti Finese</text:span><text:line-break/><text:span text:style-name="T339">Rozsah:</text:span><text:span text:style-name="T1592"> všichni v </text:span><text:span text:style-name="T339">kontaktní vzdálenosti</text:span><text:span text:style-name="T1592"> od místa dopadu<text:line-break/></text:span><text:span text:style-name="T339">Účinek:</text:span><text:span text:style-name="T1592"> hlasité kýchání a oslepení na počet kol rovný počtu úspěchů</text:span></text:p>
      <text:p text:style-name="P370"><text:soft-page-break/><text:span text:style-name="T539">Vdechnutí výparů z </text:span><text:span text:style-name="T346">c</text:span><text:span text:style-name="T201">ibulov</text:span><text:span text:style-name="T346">ého</text:span><text:span text:style-name="T201"> extrakt</text:span><text:span text:style-name="T346">u</text:span> způsobuje intenzivní slzení. <text:span text:style-name="T1592">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93" text:outline-level="4"><text:span text:style-name="T1547">Tinktura</text:span> proti bolesti</text:h>
      <text:p text:style-name="P318"><text:span text:style-name="T11">S</text:span><text:span text:style-name="T9">uroviny:</text:span><text:span text:style-name="T36"> 1 mag<text:line-break/></text:span><text:span text:style-name="T142">A</text:span><text:span text:style-name="T136">plikace:</text:span><text:span text:style-name="T151"> </text:span><text:span text:style-name="T171">konzumací nebo </text:span><text:span text:style-name="T150">vdechnutím výparů</text:span><text:span text:style-name="T153"><text:line-break/></text:span><text:span text:style-name="T142">P</text:span><text:span text:style-name="T138">ůsobení</text:span><text:span text:style-name="T137">:</text:span><text:span text:style-name="T154"> </text:span><text:span text:style-name="T155">několik </text:span><text:span text:style-name="T156">hodin</text:span></text:p>
      <text:p text:style-name="P371"><text:span text:style-name="T201">Tinktura proti bolesti</text:span> <text:span text:style-name="T1621">na několik hodin</text:span> <text:span text:style-name="T1439">zcela potlačí</text:span> veškerou bolest. <text:span text:style-name="T1439">Při dlouhodobém užívání vzniká závislost.</text:span></text:p>
      <text:h text:style-name="P600" text:outline-level="4">Éterický olej</text:h>
      <text:p text:style-name="P255"><text:span text:style-name="T1361">Suroviny:</text:span><text:span text:style-name="T1390"> 1 mag<text:line-break/></text:span><text:span text:style-name="T1361">Trvání:</text:span><text:span text:style-name="T1302"> </text:span><text:span text:style-name="T1356">n</text:span><text:span text:style-name="T1303">ěkolik minut</text:span></text:p>
      <text:p text:style-name="Text_20_body">Předměty či tvorové potření <text:span text:style-name="T201">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201">éterického oleje</text:span> vystačí na jednu osobu a její vybavení.</text:p>
      <text:h text:style-name="P601" text:outline-level="4">Ohnivá hlína</text:h>
      <text:p text:style-name="P304">/* Plošnej efekt nemůže bejt základní recept */</text:p>
      <text:p text:style-name="P270"/>
      <text:p text:style-name="P259"><text:soft-page-break/><text:span text:style-name="T1361">Suroviny:</text:span><text:span text:style-name="T1390"> </text:span><text:span text:style-name="T1418">3</text:span><text:span text:style-name="T1390"> mag</text:span><text:span text:style-name="T1413">y<text:line-break/></text:span><text:span text:style-name="T1379">Dostřel:</text:span><text:span text:style-name="T1400"> </text:span><text:span text:style-name="T1418">krátký<text:line-break/></text:span><text:span text:style-name="T1470">R</text:span><text:span text:style-name="T1471">ozsah:</text:span><text:span text:style-name="T1473"> všechno v </text:span><text:span text:style-name="T1472">kontaktní</text:span><text:span text:style-name="T1471"> vzdálenosti</text:span><text:span text:style-name="T1473"> od </text:span><text:span text:style-name="T1474">cíle</text:span><text:span text:style-name="T1390"><text:line-break/></text:span><text:span text:style-name="T1379">Útok:</text:span><text:span text:style-name="T1400"> Finesa + k6</text:span><text:span text:style-name="T1390"><text:line-break/></text:span><text:span text:style-name="T1363">Zranění:</text:span><text:span text:style-name="T1312"> </text:span><text:span text:style-name="T1359">2</text:span><text:span text:style-name="T1312">kz </text:span><text:span text:style-name="T619">ohněm</text:span><text:span text:style-name="T1466">, </text:span><text:span text:style-name="T1467">odečítá se Zbroj</text:span></text:p>
      <text:p text:style-name="P372"><text:span text:style-name="T1300">Ohnivá hlína je </text:span><text:span text:style-name="T1328">hliněná</text:span><text:span text:style-name="T1300"> koule o velikosti slepičího vejce. Při nárazu vybuchne v kouli plamenů, která zasáhne všechno v </text:span><text:span text:style-name="T1360">kontaktní vzdálenosti</text:span><text:span text:style-name="T1300"> od místa do</text:span><text:span text:style-name="T1327">padu</text:span><text:span text:style-name="T1300">.</text:span></text:p>
      <text:p text:style-name="Example_20_Header">Příklad:</text:p>
      <text:p text:style-name="P489">Gorondar se inspiroval Nariinými experimenty a jelikož nepoužívá střelnou zbraň, nakoupil <text:span text:style-name="T201">ohnivou hlínu</text:span>.</text:p>
      <text:p text:style-name="P489"><text:span text:style-name="T1657">Pán jeskyně:</text:span><text:span text:style-name="T1658"> „Chod</text:span><text:span text:style-name="T1659">b</text:span><text:span text:style-name="T1658">ou proti tobě běží tři skřeti. </text:span><text:span text:style-name="T1659">D</text:span><text:span text:style-name="T1658">rží se bok po boku, takže budeš bojovat se všemi současně.“</text:span></text:p>
      <text:p text:style-name="P489"><text:span text:style-name="T1657">Pavel:</text:span><text:span text:style-name="T1658"> „Tak to bych je mohl všechny současně trefit ohnivou hlínou, ne?“</text:span></text:p>
      <text:p text:style-name="P489"><text:span text:style-name="T1657">Pán jeskyně:</text:span><text:span text:style-name="T1658"> „Jo, to nebude problém.“</text:span></text:p>
      <text:p text:style-name="P489"><text:span text:style-name="T1658">Pavel teď hází </text:span><text:span text:style-name="T1645">na úspěch</text:span><text:span text:style-name="T1658">. Finesu má 2 a na kostce mu padlo 3, dohromady má tedy 5. Pán jeskyně hází za každého skřeta zvlášť. Všichni mají Finesu 2 a na kostce mu padlo postupně 1, 5 a 6, takže jejich obrany jsou 3, 7 a 8.</text:span></text:p>
      <text:p text:style-name="P489"><text:span text:style-name="T1657">Pán jeskyně:</text:span><text:span text:style-name="T1658"> „Trefil jsi jen jednoho skřeta, ostatní dva včas uskočili. Hoď si na zranění“.</text:span></text:p>
      <text:p text:style-name="P489"><text:span text:style-name="T1658">Pavel hází </text:span><text:span text:style-name="T1669">2</text:span><text:span text:style-name="T1658">kz </text:span><text:span text:style-name="T1669">na zranění</text:span><text:span text:style-name="T1658">. Padne mu 1 a 6, což dá zranění 1. Spolu s rozdílem hodů je to celkem zranění </text:span><text:span text:style-name="T622">ohněm</text:span><text:span text:style-name="T1658"> za 3. Skřet si ale ještě odečte jedničku za svou lehkou zbroj, ve výsledku je tedy zraněn za 2 životy.</text:span></text:p>
      <text:h text:style-name="Heading_20_4" text:outline-level="4">Bomba</text:h>
      <text:p text:style-name="P259"><text:span text:style-name="T1361">Suroviny:</text:span><text:span text:style-name="T1390"> </text:span><text:span text:style-name="T1413">6</text:span><text:span text:style-name="T1390"> mag</text:span><text:span text:style-name="T1408">ů<text:line-break/></text:span><text:span text:style-name="T1470">R</text:span><text:span text:style-name="T1471">ozsah:</text:span><text:span text:style-name="T1473"> všechno v </text:span><text:span text:style-name="T1472">kontaktní</text:span><text:span text:style-name="T1471"> vzdálenosti</text:span><text:span text:style-name="T1473"> od </text:span><text:span text:style-name="T1475">místa výbuchu</text:span><text:span text:style-name="T1390"><text:line-break/></text:span><text:span text:style-name="T1388">Útok</text:span><text:span text:style-name="T1374">:</text:span><text:span text:style-name="T1394"> 6 </text:span><text:span text:style-name="T1396">+ k6</text:span><text:span text:style-name="T1394"><text:line-break/></text:span><text:span text:style-name="T1363">Zranění:</text:span><text:span text:style-name="T1395"> </text:span><text:span text:style-name="T1399">5</text:span><text:span text:style-name="T1394">kz </text:span><text:span text:style-name="T1443">dr</text:span><text:span text:style-name="T1444">cením</text:span><text:span text:style-name="T1394">, </text:span><text:span text:style-name="T1397">odečítá se Zbroj</text:span></text:p>
      <text:p text:style-name="P389"><text:soft-page-break/><text:span text:style-name="T1646">Bomba </text:span><text:span text:style-name="T1650">je koule o velikosti </text:span><text:span text:style-name="T1649">kokosového</text:span><text:span text:style-name="T1650"> ořechu. </text:span><text:span text:style-name="T1651">Používá se obvykle na vyrážení dveří, prorážení slabých stěn a podobně. </text:span><text:span text:style-name="T1652">O</text:span><text:span text:style-name="T564">dpaluje </text:span><text:span text:style-name="T566">se</text:span><text:span text:style-name="T564"> doutnákem. Ten můžeš vyrobit z kusu provazu, nepotřebuješ na to magenergii. </text:span><text:span text:style-name="T567">Jeho d</text:span><text:span text:style-name="T565">élka určuje, </text:span><text:span text:style-name="T566">kolik kol</text:span><text:span text:style-name="T565"> bude hořet </text:span><text:span text:style-name="T568">(nejméně jedno)</text:span><text:span text:style-name="T565">. </text:span><text:span text:style-name="T566">V</text:span><text:span text:style-name="T1655">ýbuch</text:span><text:span text:style-name="T1656"> zasáhne všechno v </text:span><text:span text:style-name="T1648">kontaktní vzdálenosti</text:span><text:span text:style-name="T1655">. Hází se na něj</text:span><text:span text:style-name="T565"> hned na začátku kola.</text:span></text:p>
      <text:p text:style-name="P455">Příklad:</text:p>
      <text:p text:style-name="P486">Gorondar s Karou nakukují do velké místnosti, kde právě hoduje obrovský zlobr. Přesně pro podobné případy s sebou tahají bombu. <text:span text:style-name="T1433">Kara do ní zastrčí doutnák ustřižený tak, aby hořel jedno kolo, a zapálí ho o svíčku v lucerně, kterou skrývá pod pláštěm. Gorondar pak bombu pošle po zemi ke zlobrovi.</text:span></text:p>
      <text:p text:style-name="P486"><text:span text:style-name="T563">Pán jeskyně:</text:span><text:span text:style-name="T1538"> „Zlobr si rachotící koule se zapáleným doutnákem samozřejmě všiml. Místo aby uskočil do bezpečí, se ale sehnul, aby ji mohl sebrat. V tu chvíli vybuchla. Pavle, počítej si za to výhodu.“</text:span></text:p>
      <text:p text:style-name="P487"><text:span text:style-name="T1032">Pavel:</text:span> „Bomba má <text:span text:style-name="T1709">útok</text:span> 6, na kostce mi padlo 5 a počítám si +1 za to, že se k ní tak ochotně sehnul. Celkem mám 12.“</text:p>
      <text:p text:style-name="P487"><text:span text:style-name="T1032">Pán jeskyně:</text:span> „Zlobr má kůži tuhou jako těžká zbroj, brání se tedy Fyzičkou. Tu má 5 a padlo mi 4, dohromady 9. Přehodil jsi ho o 3, máš tedy dva úspěchy. Hoď si zranění.“</text:p>
      <text:p text:style-name="P487">Pán jeskyně se Pavla neptá, co chce za své úspěchy zlobrovi udělat, protože <text:span text:style-name="T1670">Pavel </text:span>si dost dobře nemůže vybrat, co bomba udělá – první úspěch bude určitě představovat zranění.</text:p>
      <text:p text:style-name="P487"><text:span text:style-name="T1032">Pavel:</text:span> „Házím <text:span text:style-name="T1622">5</text:span>kz, padlo mi 5, <text:span text:style-name="T1622">3</text:span>, 2, <text:span text:style-name="T1622">1</text:span> a 1. Zranění se tedy zvedne o <text:span text:style-name="T1622">1</text:span>, celkem <text:span text:style-name="T1539">je to</text:span> <text:span text:style-name="T1622">4</text:span>.</text:p>
      <text:p text:style-name="P488"><text:span text:style-name="T1039">Pán jeskyně:</text:span><text:span text:style-name="T1623">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20"><text:soft-page-break/>/<text:span text:style-name="T1452">* TODO: Asi ji udělat hodně drahou, spíš než řešit, kolik přesně suroviny váží. */</text:span></text:p>
      <text:h text:style-name="Heading_20_4" text:outline-level="4">Lektvar chladných vod</text:h>
      <text:p text:style-name="P23">Lektvar</text:p>
      <text:p text:style-name="P251"><text:span text:style-name="T1361">Suroviny:</text:span><text:span text:style-name="T1390"> 1 mag<text:line-break/></text:span><text:span text:style-name="T1375">Působení</text:span><text:span text:style-name="T827">:</text:span><text:span text:style-name="T676"> </text:span><text:span text:style-name="T680">n</text:span><text:span text:style-name="T678">ěkolik minut</text:span></text:p>
      <text:p text:style-name="P264"><text:span text:style-name="T1540">Po dobu působení si veškeré utrpěné zranění </text:span><text:span text:style-name="T621">ohněm</text:span><text:span text:style-name="T1540"> sniž</text:span> o <text:span text:style-name="T1551">2</text:span>.</text:p>
      <text:h text:style-name="P602" text:outline-level="4">Lektvar <text:span text:style-name="T1557">horkého léta</text:span></text:h>
      <text:p text:style-name="P23">Lektvar</text:p>
      <text:p text:style-name="P256"><text:span text:style-name="T1361">Suroviny:</text:span><text:span text:style-name="T1390"> 1 mag<text:line-break/></text:span><text:span text:style-name="T1375">Působení</text:span><text:span text:style-name="T827">:</text:span><text:span text:style-name="T676"> </text:span><text:span text:style-name="T680">n</text:span><text:span text:style-name="T678">ěkolik minut</text:span></text:p>
      <text:p text:style-name="P387"><text:span text:style-name="T1354">Po dobu působení si veškeré utrpěné zranění </text:span><text:span text:style-name="T624">mrazem</text:span><text:span text:style-name="T1354"> sniž</text:span><text:span text:style-name="T1300"> o </text:span><text:span text:style-name="T1355">2</text:span><text:span text:style-name="T1300">.</text:span></text:p>
      <text:h text:style-name="Heading_20_4" text:outline-level="4">Lektvar zmenšování</text:h>
      <text:p text:style-name="P23">Lektvar</text:p>
      <text:p text:style-name="P254"><text:span text:style-name="T1361">Suroviny:</text:span><text:span text:style-name="T1390"> 1 mag<text:line-break/></text:span><text:span text:style-name="T1376">Působe</text:span><text:span text:style-name="T1361">ní:</text:span><text:span text:style-name="T1302"> </text:span><text:span text:style-name="T1334">n</text:span><text:span text:style-name="T1303">ěkolik minut</text:span></text:p>
      <text:p text:style-name="P309"><text:span text:style-name="T1303">P</text:span><text:span text:style-name="T1313">o dobu </text:span><text:span text:style-name="T1334">působení</text:span><text:span text:style-name="T1313"> se </text:span><text:span text:style-name="T1334">zmenšíš</text:span><text:span text:style-name="T1313"> na polovinu spolu se vším, co nese</text:span><text:span text:style-name="T1334">š</text:span><text:span text:style-name="T1313">. Poměrně se také zmenší tvoje síla, uneseš tedy zhruba to, co dítě.</text:span><text:span text:style-name="T1336"> </text:span><text:span text:style-name="T1334">Tvůj aktuální i maximální počet životů se dočasně sníží o 3</text:span><text:span text:style-name="T1313">. </text:span><text:span text:style-name="T1337">Tvoje vlastnosti (Fyzička, Finesa a Duše) se nezmění.</text:span></text:p>
      <text:p text:style-name="P373"><text:span text:style-name="T1313">/</text:span><text:span text:style-name="T1334">* </text:span><text:span text:style-name="T1352">Proč snížení životů o 3: Zmenšení všech rozměrů na polovinu znamená osminovou hmotnost. Za každé zdvojnásobení hmotnosti je +1 život, osmina tedy odpovídá 3 životům</text:span><text:span text:style-name="T1334"> */</text:span></text:p>
      <text:h text:style-name="Heading_20_4" text:outline-level="4"><text:soft-page-break/>Lektvar rychlosti</text:h>
      <text:p text:style-name="P23">Lektvar</text:p>
      <text:p text:style-name="P251"><text:span text:style-name="T1361">Suroviny:</text:span><text:span text:style-name="T1390"> 1 mag<text:line-break/></text:span><text:span text:style-name="T1361">Trvání:</text:span><text:span text:style-name="T1302"> </text:span><text:span text:style-name="T1332">n</text:span><text:span text:style-name="T1303">ěkolik minut</text:span></text:p>
      <text:p text:style-name="P286"><text:span text:style-name="T1373">Lektvar rychlosti</text:span><text:span text:style-name="T1300"> zdvojnásobí tvoji rychlost pohybu, dokážeš tedy udržet krok s koněm v trysku.</text:span></text:p>
      <text:h text:style-name="Heading_20_4" text:outline-level="4">Černá zhouba</text:h>
      <text:p text:style-name="P267">Magický minerální jed</text:p>
      <text:p text:style-name="P257"><text:span text:style-name="T1361">Suroviny:</text:span><text:span text:style-name="T1390"> </text:span><text:span text:style-name="T1413">3</text:span><text:span text:style-name="T1390"> mag</text:span><text:span text:style-name="T1413">y</text:span><text:span text:style-name="T1390"><text:line-break/></text:span><text:span text:style-name="T1368">S</text:span><text:span text:style-name="T1364">íla jedu:</text:span><text:span text:style-name="T1414"> </text:span><text:span text:style-name="T1416">9</text:span><text:span text:style-name="T1414"> </text:span><text:span text:style-name="T1415">+ k6 proti Fyzičce</text:span><text:span text:style-name="T1338"><text:line-break/></text:span><text:span text:style-name="T1368">A</text:span><text:span text:style-name="T1365">plikace:</text:span><text:span text:style-name="T1392"> </text:span><text:span text:style-name="T1398">skrz zranění</text:span><text:span text:style-name="T1308"><text:line-break/></text:span><text:span text:style-name="T1362">Latence:</text:span><text:span text:style-name="T1309"> </text:span><text:span text:style-name="T1338">30</text:span><text:span text:style-name="T1309"> minut<text:line-break/></text:span><text:span text:style-name="T1377">Příznaky:</text:span><text:span text:style-name="T1338"> Krátce po otravě se z rány začnou šířit klikaté černé linie a postupně pokryjí celou kůži. Tento proces je nesmírně bolestivý. </text:span><text:span text:style-name="T1345">V konečné fázi zčernají i vlasy, vousy, zuby a bělma očí.</text:span></text:p>
      <text:h text:style-name="P603" text:outline-level="4">Uspávací tinktura</text:h>
      <text:p text:style-name="P268">Magický rostlinný jed</text:p>
      <text:p text:style-name="P275"><text:span text:style-name="T326">S</text:span><text:span text:style-name="T201">uroviny:</text:span><text:span text:style-name="T381"> </text:span><text:span text:style-name="T543">2</text:span><text:span text:style-name="T381"> mag</text:span><text:span text:style-name="T543">y</text:span><text:span text:style-name="T1303"><text:line-break/></text:span><text:span text:style-name="T1368">S</text:span><text:span text:style-name="T1364">íla jedu:</text:span><text:span text:style-name="T1320"> 8 </text:span><text:span text:style-name="T1347">+ k6 proti Fyzičce</text:span><text:span text:style-name="T1391"><text:line-break/></text:span><text:span text:style-name="T1368">A</text:span><text:span text:style-name="T1365">plikace:</text:span><text:span text:style-name="T1392"> </text:span><text:span text:style-name="T1393">vdechnutím výparů</text:span><text:span text:style-name="T1320"><text:line-break/></text:span><text:span text:style-name="T1368">L</text:span><text:span text:style-name="T1364">atence:</text:span><text:span text:style-name="T1320"> 5 kol<text:line-break/></text:span><text:span text:style-name="T1368">Působení</text:span><text:span text:style-name="T1369">:</text:span><text:span text:style-name="T1302"> </text:span><text:span text:style-name="T1321">1 hodina</text:span><text:span text:style-name="T1320"><text:line-break/></text:span><text:span text:style-name="T1368">P</text:span><text:span text:style-name="T1364">říznaky:</text:span><text:span text:style-name="T1320"> ospalost, zívání</text:span></text:p>
      <text:p text:style-name="P262"><text:span text:style-name="T1437">Krátce po vdechnutí výparů z </text:span><text:span text:style-name="T349">uspávací tinktury</text:span><text:span text:style-name="T1437"> na dotyčného přijde ospalost. Tento jed nezraňuje, účinek závisí na počtu úspěchů:</text:span></text:p>
      <text:list xml:id="list1815492167" text:style-name="L44">
        <text:list-item>
          <text:p text:style-name="P719"><text:soft-page-break/>Při <text:span text:style-name="T1546">jednom úspěchu se oběť</text:span> <text:span text:style-name="T1546">n</text:span>edokáže <text:span text:style-name="T1545">se </text:span><text:span text:style-name="T329">soustředit</text:span><text:span text:style-name="T1545"> a</text:span> přemýšlet nad <text:span text:style-name="T1545">čímkoliv</text:span> složitým.</text:p>
        </text:list-item>
        <text:list-item>
          <text:p text:style-name="P720"><text:span text:style-name="T1546">Při dvou úspěších bude mít za ospalost nevýhodu</text:span>.</text:p>
        </text:list-item>
        <text:list-item>
          <text:p text:style-name="P720">Při třech úspěších <text:span text:style-name="T1545">upadne do hlubokého spánku a nebude ji možno probudit, dokud bude tinktura působit</text:span>.</text:p>
        </text:list-item>
      </text:list>
      <text:h text:style-name="P604" text:outline-level="4">Koncentrovan<text:span text:style-name="T1590">ý oheň</text:span></text:h>
      <text:p text:style-name="P359"><text:span text:style-name="T11">S</text:span><text:span text:style-name="T9">uroviny:</text:span><text:span text:style-name="T36"> 1 mag</text:span></text:p>
      <text:p text:style-name="P358"><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12">Koncentrovaný oheň</text:span><text:span text:style-name="T39"> můžeš použít například místo dříví na </text:span><text:span text:style-name="T40">oheň</text:span><text:span text:style-name="T39">. Stačí ti vždy zapálit plamínek křesadlem a pak můžeš „přilévat“ </text:span><text:span text:style-name="T12">koncentrovaný oheň</text:span><text:span text:style-name="T39"> po celou noc. Jedna lahvička vystačí na týden putování.</text:span></text:p>
      <text:h text:style-name="P604" text:outline-level="4">Koncentrovan<text:span text:style-name="T1590">á země</text:span></text:h>
      <text:p text:style-name="P359"><text:span text:style-name="T11">S</text:span><text:span text:style-name="T9">uroviny:</text:span><text:span text:style-name="T36"> 1 mag</text:span></text:p>
      <text:p text:style-name="P358"><text:span text:style-name="T9">K</text:span><text:span text:style-name="T7">oncentrovaná </text:span><text:span text:style-name="T13">země</text:span><text:span text:style-name="T35"> se vyrábí z obyčejné </text:span><text:span text:style-name="T41">hlíny, štěrku nebo suti (musí jít o sypký materiál)</text:span><text:span text:style-name="T35"> a uchovává se v malé lahvičce. Když </text:span><text:span text:style-name="T41">ji</text:span><text:span text:style-name="T35"> </text:span><text:span text:style-name="T41">nasypeš na obyčejnou hlínu, </text:span><text:span text:style-name="T42">štěrk</text:span><text:span text:style-name="T41"> nebo kameny, obnoví se do původního </text:span><text:span text:style-name="T42">stavu. </text:span><text:span text:style-name="T35">Do lahvičky se vejde </text:span><text:span text:style-name="T41">zhruba </text:span><text:span text:style-name="T58">tolik</text:span><text:span text:style-name="T41"> jako na velký vůz, </text:span><text:span text:style-name="T42">obnoví se ale vždy jen množství, na které je místo</text:span><text:span text:style-name="T35">.<text:line-break/><text:tab/></text:span><text:span text:style-name="T17">Koncentrovaná země</text:span><text:span text:style-name="T45"> se hodí zejména na hašení ohně, nebo třeba když chceš zasypat nějakou díru.</text:span></text:p>
      <text:h text:style-name="P604" text:outline-level="4"><text:soft-page-break/>Koncentrovan<text:span text:style-name="T1590">á voda</text:span></text:h>
      <text:p text:style-name="P359"><text:span text:style-name="T11">S</text:span><text:span text:style-name="T9">uroviny:</text:span><text:span text:style-name="T36"> 1 mag</text:span></text:p>
      <text:p text:style-name="P358"><text:span text:style-name="T9">K</text:span><text:span text:style-name="T7">oncentrovaná </text:span><text:span text:style-name="T14">voda</text:span><text:span text:style-name="T35"> se vyrábí z obyčejné </text:span><text:span text:style-name="T42">vody</text:span><text:span text:style-name="T35"> a uchovává se v malé lahvičce. Když </text:span><text:span text:style-name="T41">ji</text:span><text:span text:style-name="T35"> </text:span><text:span text:style-name="T42">naleješ</text:span><text:span text:style-name="T41"> na obyčejnou </text:span><text:span text:style-name="T42">vodu</text:span><text:span text:style-name="T41">, </text:span><text:span text:style-name="T42">stačí třeba i kapka, slza nebo slina, obnoví se do původního stavu. </text:span><text:span text:style-name="T35">Do lahvičky se vejde </text:span><text:span text:style-name="T41">zhruba stejně</text:span><text:span text:style-name="T35"> </text:span><text:span text:style-name="T42">vody</text:span><text:span text:style-name="T41"> jako </text:span><text:span text:style-name="T42">do velkého sudu</text:span><text:span text:style-name="T41">, </text:span><text:span text:style-name="T42">obnoví se ale vždy jen takové množství, na které je místo</text:span><text:span text:style-name="T35">.<text:line-break/><text:tab/></text:span><text:span text:style-name="T14">Koncentrovaná voda</text:span><text:span text:style-name="T42"> je obzvláště užitečná na poušti, ale ocení ji každý cestovatel a může se také hodit, když chceš něco zatopit nebo spláchnout.</text:span></text:p>
      <text:h text:style-name="P604" text:outline-level="4">Koncentrovaný <text:span text:style-name="T1590">vzduch</text:span></text:h>
      <text:p text:style-name="P359"><text:span text:style-name="T11">S</text:span><text:span text:style-name="T9">uroviny:</text:span><text:span text:style-name="T36"> 1 mag</text:span></text:p>
      <text:p text:style-name="P359"><text:span text:style-name="T9">K</text:span><text:span text:style-name="T16">oncentrovan</text:span><text:span text:style-name="T15">ý</text:span><text:span text:style-name="T16"> </text:span><text:span text:style-name="T14">v</text:span><text:span text:style-name="T15">zduch</text:span><text:span text:style-name="T44"> se vyrábí z obyčejné</text:span><text:span text:style-name="T43">ho</text:span><text:span text:style-name="T44"> </text:span><text:span text:style-name="T43">vzduchu</text:span><text:span text:style-name="T44"> a uchovává se v malé lahvičce. </text:span><text:span text:style-name="T43">Při kontaktu s obyčejným vzduchem se</text:span><text:span text:style-name="T42"> obnoví do původního stavu, </text:span><text:span text:style-name="T43">což obvykle způsobí silný závan větru</text:span><text:span text:style-name="T42">. </text:span><text:span text:style-name="T44">Do lahvičky se vejde </text:span><text:span text:style-name="T41">zhruba </text:span><text:span text:style-name="T43">zhruba tolik vzduchu jako do velké místnosti</text:span><text:span text:style-name="T44">.<text:line-break/><text:tab/></text:span><text:span text:style-name="T14">Koncentrovan</text:span><text:span text:style-name="T15">ý</text:span><text:span text:style-name="T14"> v</text:span><text:span text:style-name="T15">zduch</text:span><text:span text:style-name="T42"> </text:span><text:span text:style-name="T43">lze použít například při potápění, hodí se ale také, když chceš vyvětrat zatuchlé podzemí nebo třeba odfouknout oblak plynného jedu</text:span><text:span text:style-name="T42">.</text:span></text:p>
      <text:h text:style-name="P605" text:outline-level="4">Instantní lepidlo</text:h>
      <text:p text:style-name="P362"><text:span text:style-name="T1361">Suroviny:</text:span><text:span text:style-name="T1390"> 1 mag</text:span></text:p>
      <text:p text:style-name="P362"><text:span text:style-name="T14">Instantní lepidlo</text:span><text:span text:style-name="T42"> </text:span><text:span text:style-name="T46">okamžitě</text:span><text:span text:style-name="T42"> slepí libovolné předměty </text:span><text:span text:style-name="T47">tak pevně, jako kdyby byly z jednoho kusu</text:span><text:span text:style-name="T42">. </text:span><text:span text:style-name="T46">Malá kapka </text:span><text:span text:style-name="T18">magického rozpouštědla</text:span><text:span text:style-name="T46"> je ale okamžitě rozdělí a nepůjde vůbec poznat, že byly slepené.</text:span></text:p>
      <text:h text:style-name="P606" text:outline-level="4">Magické rozpouštědlo</text:h>
      <text:p text:style-name="P364"><text:span text:style-name="T1361">Suroviny:</text:span><text:span text:style-name="T1390"> 1 mag</text:span></text:p>
      <text:p text:style-name="P364"><text:soft-page-break/><text:span text:style-name="T18">Magické rozpouštědlo</text:span><text:span text:style-name="T46"> </text:span><text:span text:style-name="T48">je světle modrá, lehce nasládlá kapalina bez zápachu.</text:span><text:span text:style-name="T46"> </text:span><text:span text:style-name="T48">Rozpouští ostatní alchymistické výrobky, na nic jiného nepůsobí. Používá se </text:span><text:span text:style-name="T59">nejčastěji</text:span><text:span text:style-name="T48"> na odstranění </text:span><text:span text:style-name="T19">pavoučího vlákna</text:span><text:span text:style-name="T48"> </text:span><text:span text:style-name="T49">či </text:span><text:span text:style-name="T20">termické pasty</text:span><text:span text:style-name="T49">,</text:span><text:span text:style-name="T48"> rozlepení spojů vytvořených </text:span><text:span text:style-name="T19">instantním lepidlem</text:span><text:span text:style-name="T48"> a podobně.</text:span></text:p>
      <text:h text:style-name="P543" text:outline-level="3">Mistrovské alchymistické <text:span text:style-name="T1434">recepty</text:span></text:h>
      <text:list xml:id="list875339068" text:style-name="L45">
        <text:list-item>
          <text:p text:style-name="P722">Jablečná vůně</text:p>
        </text:list-item>
        <text:list-item>
          <text:p text:style-name="P722">Mrazící prášek</text:p>
        </text:list-item>
        <text:list-item>
          <text:p text:style-name="P722">Neviditelný inkoust</text:p>
        </text:list-item>
        <text:list-item>
          <text:p text:style-name="P722">Sérum pravdy</text:p>
        </text:list-item>
        <text:list-item>
          <text:p text:style-name="P722">Lektvar ostrých smyslů</text:p>
        </text:list-item>
        <text:list-item>
          <text:p text:style-name="P722">Lektvar mlhoviny</text:p>
        </text:list-item>
        <text:list-item>
          <text:p text:style-name="P722">Lektvar poslušnosti</text:p>
        </text:list-item>
        <text:list-item>
          <text:p text:style-name="P722">Zuřící bestie</text:p>
        </text:list-item>
        <text:list-item>
          <text:p text:style-name="P722">Pavoučí lektvar</text:p>
        </text:list-item>
        <text:list-item>
          <text:p text:style-name="P722">Lučavka</text:p>
        </text:list-item>
        <text:list-item>
          <text:p text:style-name="P722">Falešná smrt</text:p>
        </text:list-item>
        <text:list-item>
          <text:p text:style-name="P722">Nápoj vášně</text:p>
        </text:list-item>
        <text:list-item>
          <text:p text:style-name="P723">Raketa</text:p>
        </text:list-item>
        <text:list-item>
          <text:p text:style-name="P722">Naváděcí terčíky</text:p>
        </text:list-item>
        <text:list-item>
          <text:p text:style-name="P722">Naváděcí krystal</text:p>
        </text:list-item>
        <text:list-item>
          <text:p text:style-name="P722"><text:soft-page-break/>Termická pasta</text:p>
        </text:list-item>
        <text:list-item>
          <text:p text:style-name="P722">Živý oheň</text:p>
        </text:list-item>
      </text:list>
      <text:h text:style-name="P607" text:outline-level="4">Jablečná vůně</text:h>
      <text:p text:style-name="P27"><text:span text:style-name="T1300">Magický </text:span><text:span text:style-name="T1346">rostlinný jed</text:span></text:p>
      <text:p text:style-name="P258"><text:span text:style-name="T1361">Suroviny:</text:span><text:span text:style-name="T1390"> </text:span><text:span text:style-name="T1412">2</text:span><text:span text:style-name="T1390"> mag</text:span><text:span text:style-name="T1412">y</text:span><text:span text:style-name="T1390"><text:line-break/></text:span><text:span text:style-name="T1368">S</text:span><text:span text:style-name="T1364">íla jedu:</text:span><text:span text:style-name="T1414"> </text:span><text:span text:style-name="T1417">7</text:span><text:span text:style-name="T1414"> </text:span><text:span text:style-name="T1415">+ k6 proti Fyzičce</text:span><text:span text:style-name="T1314"><text:line-break/></text:span><text:span text:style-name="T142">A</text:span><text:span text:style-name="T136">plikace:</text:span><text:span text:style-name="T151"> </text:span><text:span text:style-name="T150">vdechnutím výparů</text:span><text:span text:style-name="T1308"><text:line-break/></text:span><text:span text:style-name="T1362">Latence:</text:span><text:span text:style-name="T1309"> </text:span><text:span text:style-name="T1343">1</text:span><text:span text:style-name="T1314"> kol</text:span><text:span text:style-name="T1343">o</text:span><text:span text:style-name="T1314"><text:line-break/></text:span><text:span text:style-name="T1378">Působení:</text:span><text:span text:style-name="T1340"> </text:span><text:span text:style-name="T1342">několik</text:span><text:span text:style-name="T1340"> minut</text:span><text:span text:style-name="T1314"><text:line-break/></text:span><text:span text:style-name="T1378">Příznaky:</text:span><text:span text:style-name="T1340"> </text:span><text:span text:style-name="T1341">dobrá nálada, potíže s rovnováhou (jako při konzumaci alkoholu)</text:span></text:p>
      <text:p text:style-name="P386"><text:span text:style-name="T1314">P</text:span><text:span text:style-name="T1300">lynný jed. </text:span><text:span text:style-name="T1315">Oblak zaplní několik metrů chodby nebo malou místnost. </text:span><text:span text:style-name="T1340">Účinek závisí na tom, kolik jed získá úspěchů:</text:span></text:p>
      <text:list xml:id="list4249396543" text:style-name="L46">
        <text:list-item>
          <text:p text:style-name="P724"><text:span text:style-name="T1360">Jeden úspěch:</text:span><text:span text:style-name="T1300"> Otrávený bude v dobré náladě, asi jako po konzumaci notné dávky alkoholu.</text:span></text:p>
        </text:list-item>
        <text:list-item>
          <text:p text:style-name="P725"><text:span text:style-name="T1300">Dva úspěchy:</text:span><text:span text:style-name="T1389"> Otrávený bude špatně vnímat vzdálenosti a bude si za to počítat nevýhodu.</text:span></text:p>
        </text:list-item>
        <text:list-item>
          <text:p text:style-name="P724"><text:span text:style-name="T1360">Tři úspěchy:</text:span><text:span text:style-name="T1300"> Otrávený uvidí svět očima malého dítěte, tedy jako něco zcela nového, co je potřeba prozkoumat, osahat a ochutnat.</text:span></text:p>
        </text:list-item>
      </text:list>
      <text:h text:style-name="P608" text:outline-level="4">Mrazící prášek</text:h>
      <text:p text:style-name="P277"><text:span text:style-name="T326">S</text:span><text:span text:style-name="T201">uroviny:</text:span><text:span text:style-name="T381"> 1 mag</text:span></text:p>
      <text:p text:style-name="P365"><text:soft-page-break/>Mrazící prášek vypadá jako sůl, ochutnat jej je ale nebezpečné, <text:span text:style-name="T1598">protože</text:span> <text:span text:style-name="T1598">p</text:span>ři kontaktu s vodou <text:span text:style-name="T1597">ji okamžitě zmrazí</text:span>. S <text:span text:style-name="T1597">jeho</text:span> pomocí je možné například přejít přes hladinu stojaté nebo pomalu tekoucí vody, <text:span text:style-name="T1598">nebo třeba vytvořit plavidlo z ledu</text:span>. <text:span text:style-name="T1636">Led následně taje přirozenou rychlostí, postupným přisypáváním </text:span><text:span text:style-name="T341">mrazícího prášku</text:span><text:span text:style-name="T1598"> ho lze ale udržet po delší dobu. Jedna dávka prášku zmrazí zhruba jeden velký sud vody.</text:span></text:p>
      <text:h text:style-name="P609" text:outline-level="4">Neviditelný inkoust</text:h>
      <text:p text:style-name="P276"><text:span text:style-name="T326">S</text:span><text:span text:style-name="T201">uroviny:</text:span><text:span text:style-name="T381"> 1 mag</text:span></text:p>
      <text:p text:style-name="P350">Neviditelný inkoust po zaschnutí zmizí. <text:span text:style-name="T1596">Při výrobě je třeba určit podmínky, za kterých se opět zviditelní, například:</text:span></text:p>
      <text:list xml:id="list533597896" text:style-name="L47">
        <text:list-item>
          <text:p text:style-name="P733">Nahřátí</text:p>
        </text:list-item>
        <text:list-item>
          <text:p text:style-name="P733"><text:span text:style-name="T1596">V m</text:span>ěsíční<text:span text:style-name="T1596">m</text:span> světl<text:span text:style-name="T1596">e</text:span></text:p>
        </text:list-item>
        <text:list-item>
          <text:p text:style-name="P733"><text:span text:style-name="T1596">Ve s</text:span>větl<text:span text:style-name="T1596">e</text:span> ohně</text:p>
        </text:list-item>
        <text:list-item>
          <text:p text:style-name="P733"><text:span text:style-name="T1596">Po n</text:span>amočení</text:p>
        </text:list-item>
        <text:list-item>
          <text:p text:style-name="P733"><text:span text:style-name="T1596">V m</text:span>agické<text:span text:style-name="T1596">m</text:span> světl<text:span text:style-name="T1596">e</text:span></text:p>
        </text:list-item>
        <text:list-item>
          <text:p text:style-name="P734">Ve svitu hvězd</text:p>
        </text:list-item>
        <text:list-item>
          <text:p text:style-name="P733">Po dobu pronášení určitých slov</text:p>
        </text:list-item>
      </text:list>
      <text:p text:style-name="P350">Podmínky je možné skládat, <text:span text:style-name="T1596">inkoust tedy může být vidět například jen za světla měsíce, když je současně nahřátý</text:span>. <text:span text:style-name="T1596">Dokud nejsou podmínky splněny, text není možné žádným způsobem přečíst. Pomocí </text:span><text:span text:style-name="T340">lektvaru vidění magenergie</text:span><text:span text:style-name="T538"> je ale možné zjistit přítomnost magie. Jakmile stanovené podmínky </text:span><text:span text:style-name="T540">pominou</text:span><text:span text:style-name="T538">, text zase zmizí. Při výrobě můžeš určit, že se objeví jen jednou – v tom případě natrvalo a beze stopy zmizí a přestane dokonce jevit známky magie.</text:span></text:p>
      <text:h text:style-name="P610" text:outline-level="4"><text:soft-page-break/>Sérum pravdy</text:h>
      <text:p text:style-name="P269">Magický rostlinný jed</text:p>
      <text:p text:style-name="P280"><text:span text:style-name="T326">S</text:span><text:span text:style-name="T201">uroviny:</text:span><text:span text:style-name="T381"> </text:span><text:span text:style-name="T543">8</text:span><text:span text:style-name="T381"> mag</text:span><text:span text:style-name="T542">ů</text:span><text:span text:style-name="T1303"><text:line-break/></text:span><text:span text:style-name="T1368">S</text:span><text:span text:style-name="T1364">íla jedu:</text:span><text:span text:style-name="T1414"> </text:span><text:span text:style-name="T1416">7</text:span><text:span text:style-name="T1414"> </text:span><text:span text:style-name="T1415">+ k6 proti Fyzičce</text:span><text:span text:style-name="T1391"><text:line-break/></text:span><text:span text:style-name="T1368">A</text:span><text:span text:style-name="T1365">plikace:</text:span><text:span text:style-name="T1392"> </text:span><text:span text:style-name="T1407">požitím</text:span><text:span text:style-name="T1320"><text:line-break/></text:span><text:span text:style-name="T1368">L</text:span><text:span text:style-name="T1364">atence:</text:span><text:span text:style-name="T1320"> 5 </text:span><text:span text:style-name="T1348">minut</text:span><text:span text:style-name="T1320"><text:line-break/></text:span><text:span text:style-name="T1368">Působení</text:span><text:span text:style-name="T1369">:</text:span><text:span text:style-name="T1302"> </text:span><text:span text:style-name="T1321">1 hodina</text:span><text:span text:style-name="T1320"><text:line-break/></text:span><text:span text:style-name="T1368">P</text:span><text:span text:style-name="T1364">říznaky:</text:span><text:span text:style-name="T1320"> </text:span><text:span text:style-name="T1348">rozšířené zornice, zrychlené dýchání, červené tváře, intenzivní pocení</text:span></text:p>
      <text:p text:style-name="P266"><text:span text:style-name="T327">S</text:span><text:span text:style-name="T201">érum pravdy</text:span><text:span text:style-name="T381"> </text:span><text:span text:style-name="T541">n</text:span><text:span text:style-name="T1437">ezraňuje, účinek závisí na počtu úspěchů:</text:span></text:p>
      <text:list xml:id="list152829259444507" text:continue-list="list1815492167" text:style-name="L44">
        <text:list-item>
          <text:p text:style-name="P721">Při <text:span text:style-name="T1546">jednom úspěchu oběť nedokáže lhát, může se ale vyhnout odpovědi</text:span>.</text:p>
        </text:list-item>
        <text:list-item>
          <text:p text:style-name="P721"><text:span text:style-name="T1546">Při dvou úspěších je mnohem upovídanější než obvykle</text:span>.</text:p>
        </text:list-item>
        <text:list-item>
          <text:p text:style-name="P721">Při třech úspěších <text:span text:style-name="T1595">prozradí i ta největší tajemství</text:span>.</text:p>
        </text:list-item>
      </text:list>
      <text:h text:style-name="P611" text:outline-level="4">Lektvar ostrých smysl<text:span text:style-name="T1594">ů</text:span></text:h>
      <text:p text:style-name="P24">Lektvar</text:p>
      <text:p text:style-name="P363"><text:span text:style-name="T11">S</text:span><text:span text:style-name="T9">uroviny:</text:span><text:span text:style-name="T36"> </text:span><text:span text:style-name="T60">3</text:span><text:span text:style-name="T36"> mag</text:span><text:span text:style-name="T61">y</text:span><text:span text:style-name="T153"><text:line-break/></text:span><text:span text:style-name="T142">P</text:span><text:span text:style-name="T138">ůsobení</text:span><text:span text:style-name="T137">:</text:span><text:span text:style-name="T154"> </text:span><text:span text:style-name="T155">několik </text:span><text:span text:style-name="T159">minut</text:span></text:p>
      <text:p text:style-name="P363"><text:span text:style-name="T201">Lektvar ostrých smyslů</text:span> zbystří všechny smysly. <text:span text:style-name="T1593">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07" text:outline-level="4"><text:span text:style-name="T677">Lektvar mlhovin</text:span><text:span text:style-name="T679">y</text:span></text:h>
      <text:p text:style-name="P396">Lektvar</text:p>
      <text:p text:style-name="P391"><text:soft-page-break/><text:span text:style-name="T1647">Suroviny:</text:span><text:span text:style-name="T1653"> </text:span><text:span text:style-name="T1654">3</text:span><text:span text:style-name="T1653"> mag</text:span><text:span text:style-name="T1654">y</text:span><text:span text:style-name="T1653"><text:line-break/></text:span><text:span text:style-name="T831">Působe</text:span><text:span text:style-name="T827">ní:</text:span><text:span text:style-name="T676"> </text:span><text:span text:style-name="T680">n</text:span><text:span text:style-name="T678">ěkolik minut</text:span></text:p>
      <text:p text:style-name="P390"><text:span text:style-name="T1660">P</text:span><text:span text:style-name="T1658">o vypití tohoto lektvaru se změníš v</text:span><text:span text:style-name="T1661">e stejně velký</text:span><text:span text:style-name="T1658"> oblak mlhy. Tvoje výbava a oblečení se nezmění a popadá tedy na zem. </text:span><text:span text:style-name="T1662">Dokážeš libovolně měnit svůj tvar, můžeš </text:span><text:span text:style-name="T1663">tedy</text:span><text:span text:style-name="T1662"> například „protéct“ klíčovou dírkou nebo skrz mříže. </text:span><text:span text:style-name="T1664">Nemůžeš se ale rozdělit na více menších oblaků.</text:span><text:span text:style-name="T1658"> </text:span><text:span text:style-name="T1665">Zvládneš</text:span><text:span text:style-name="T1662"> se pohybovat jen rychlostí chůze, silnější vítr tě </text:span><text:span text:style-name="T1666">tedy</text:span><text:span text:style-name="T1662"> odfoukne.</text:span><text:span text:style-name="T1658"> </text:span><text:span text:style-name="T1662">J</text:span><text:span text:style-name="T1658">si zranitelný pouze </text:span><text:span text:style-name="T1552">ohněm</text:span><text:span text:style-name="T1658">, </text:span><text:span text:style-name="T625">bleskem</text:span><text:span text:style-name="T1658"> a </text:span><text:span text:style-name="T1553">duševními</text:span><text:span text:style-name="T1658"> útoky.</text:span><text:span text:style-name="T1667"> </text:span><text:span text:style-name="T1662">Nic</text:span><text:span text:style-name="T1668"> nevidíš a neslyšíš, poznáš ale tvar toho, co obklopíš nebo vyplníš.</text:span></text:p>
      <text:h text:style-name="P607" text:outline-level="4">Lektvar <text:span text:style-name="T1641">poslušnosti</text:span></text:h>
      <text:p text:style-name="P392">/* Původně: Lektvar vlády nad myslí */</text:p>
      <text:p text:style-name="P398">Lektvar</text:p>
      <text:p text:style-name="P393"><text:span text:style-name="T11">S</text:span><text:span text:style-name="T9">uroviny:</text:span><text:span text:style-name="T36"> </text:span><text:span text:style-name="T60">5</text:span><text:span text:style-name="T36"> mag</text:span><text:span text:style-name="T60">ů</text:span><text:span text:style-name="T181"><text:line-break/></text:span><text:span text:style-name="T188">P</text:span><text:span text:style-name="T189">ůsobení</text:span><text:span text:style-name="T190">:</text:span><text:span text:style-name="T182"> </text:span><text:span text:style-name="T183">několik </text:span><text:span text:style-name="T184">minut</text:span></text:p>
      <text:p text:style-name="P394"><text:span text:style-name="T184">T</text:span><text:span text:style-name="T185">ohoto lektvaru se musíš nejdřív napít ty a zbytek pak dát vypít někomu jinému. Dotyčný tě pak bude po dobu působení na slovo poslouchat, neudělá ale nic sebevražedného a neprozradí ti nic, co považuje za tajemství. </text:span><text:span text:style-name="T186">Po skončení </text:span><text:span text:style-name="T187">působení</text:span><text:span text:style-name="T186"> si uvědomí, že nejednal ze své vlastní vůle.</text:span></text:p>
      <text:h text:style-name="P612" text:outline-level="4">Zuřící bestie</text:h>
      <text:p text:style-name="P356"><text:span text:style-name="T1361">Suroviny:</text:span><text:span text:style-name="T1390"> </text:span><text:span text:style-name="T1411">5</text:span><text:span text:style-name="T1390"> mag</text:span><text:span text:style-name="T1411">ů</text:span><text:span text:style-name="T1390"><text:line-break/></text:span><text:span text:style-name="T1380">Působení:</text:span><text:span text:style-name="T1401"> </text:span><text:span text:style-name="T1404">p</text:span><text:span text:style-name="T1401">o </text:span><text:span text:style-name="T1404">obvyklou</text:span><text:span text:style-name="T1401"> dobu spánku</text:span></text:p>
      <text:p text:style-name="P355"><text:soft-page-break/><text:span text:style-name="T1382">Zuř</text:span><text:span text:style-name="T1383">ící</text:span><text:span text:style-name="T1382"> bestie</text:span><text:span text:style-name="T1389"> je čirá tekutina lehce mrtvolného zápachu. Když ji někdo vypije, tak jakmile usne, </text:span><text:span text:style-name="T1402">převezme nad ním kontrolu jeho vnitřní bestie, vstane</text:span><text:span text:style-name="T1389"> a začne zabíjet všechn</text:span><text:span text:style-name="T1410">y</text:span><text:span text:style-name="T1389"> živé </text:span><text:span text:style-name="T1410">tvory</text:span><text:span text:style-name="T1389"> </text:span><text:span text:style-name="T1409">v okolí</text:span><text:span text:style-name="T1389">. </text:span><text:span text:style-name="T1402">Nebude při tom </text:span><text:span text:style-name="T1403">schopen</text:span><text:span text:style-name="T1402"> rozumně uvažovat, nepozná přítele od nepřítele a nedokáže </text:span><text:span text:style-name="T1403">mluvit ani</text:span><text:span text:style-name="T1402"> </text:span><text:span text:style-name="T1403">dělat složité věci, jako třeba</text:span><text:span text:style-name="T1402"> </text:span><text:span text:style-name="T1403">kouzlit nebo</text:span><text:span text:style-name="T1402"> používat </text:span><text:span text:style-name="T1403">střelné zbraně.</text:span><text:span text:style-name="T1389"> </text:span><text:span text:style-name="T1405">Ve chvíli</text:span><text:span text:style-name="T1389">, kdy by se normálně probudil, </text:span><text:span text:style-name="T1381">zuř</text:span><text:span text:style-name="T1383">ící</text:span><text:span text:style-name="T1360"> </text:span><text:span text:style-name="T1382">bestie</text:span><text:span text:style-name="T1389"> přestane působit, </text:span><text:span text:style-name="T1406">on se probudí</text:span><text:span text:style-name="T1389"> a uvědomí </text:span><text:span text:style-name="T1406">si</text:span><text:span text:style-name="T1389"> vše, co za jejího působení udělal.</text:span></text:p>
      <text:h text:style-name="P613" text:outline-level="4">Pavoučí lektvar</text:h>
      <text:p text:style-name="P353">/<text:span text:style-name="T1556">* Určitě mistrovský recept – úplně to zastiňuje šplhání, stavění žebříků a lešení a podobně. */</text:span></text:p>
      <text:p text:style-name="P23">Lektvar</text:p>
      <text:p text:style-name="P287"><text:span text:style-name="T1361">Suroviny:</text:span><text:span text:style-name="T1390"> </text:span><text:span text:style-name="T1411">3</text:span><text:span text:style-name="T1390"> mag</text:span><text:span text:style-name="T1411">y</text:span><text:span text:style-name="T1390"><text:line-break/></text:span><text:span text:style-name="T1361">Trvání:</text:span><text:span text:style-name="T1302"> </text:span><text:span text:style-name="T1319">n</text:span><text:span text:style-name="T1303">ěkolik minut</text:span></text:p>
      <text:p text:style-name="P352"><text:span text:style-name="T1303">P</text:span><text:span text:style-name="T1305">o dobu </text:span><text:span text:style-name="T1323">působení</text:span><text:span text:style-name="T1305"> se udrží</text:span><text:span text:style-name="T1310">š</text:span><text:span text:style-name="T1305"> na jakémkoliv pevném povrchu, </text:span><text:span text:style-name="T1311">klidně i hlavou dolů</text:span><text:span text:style-name="T1305">.</text:span></text:p>
      <text:h text:style-name="P614" text:outline-level="4">Lučavka</text:h>
      <text:p text:style-name="P354"><text:span text:style-name="T1361">Suroviny:</text:span><text:span text:style-name="T1390"> </text:span><text:span text:style-name="T1411">5</text:span><text:span text:style-name="T1390"> mag</text:span><text:span text:style-name="T1411">ů</text:span></text:p>
      <text:p text:style-name="P401"><text:span text:style-name="T1300">Tato magick</text:span><text:span text:style-name="T1353">á</text:span><text:span text:style-name="T1300"> kyselina rozpouští pouze kovy, zato ale všechny a velmi rychle – kovový zámek celý rozpustí za pouhých několik minut. Pro živé tvory je zcela neškodná. </text:span><text:span text:style-name="T1344">Rozpuštěný kov je možné znovu vysrážet, samozřejmě ale ne v původním tvaru.</text:span></text:p>
      <text:p text:style-name="P402"><text:span text:style-name="T1344">T</text:span><text:span text:style-name="T1300">ODO: Rozpustí libovolný kov, který není chráněn proti kyselině kouzlem nebo jiným druhem magie.</text:span></text:p>
      <text:h text:style-name="P615" text:outline-level="4"><text:soft-page-break/>Falešná smrt</text:h>
      <text:p text:style-name="P274"><text:span text:style-name="T11">S</text:span><text:span text:style-name="T9">uroviny:</text:span><text:span text:style-name="T36"> </text:span><text:span text:style-name="T60">5</text:span><text:span text:style-name="T36"> mag</text:span><text:span text:style-name="T60">ů</text:span><text:span text:style-name="T129"><text:line-break/></text:span><text:span text:style-name="T142">P</text:span><text:span text:style-name="T138">ůsobení</text:span><text:span text:style-name="T137">: </text:span><text:span text:style-name="T130">1 </text:span><text:span text:style-name="T131">den</text:span></text:p>
      <text:p text:style-name="P310"><text:span text:style-name="T132">F</text:span><text:span text:style-name="T128">alešná smrt je či</text:span><text:span text:style-name="T133">r</text:span><text:span text:style-name="T128">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16" text:outline-level="4">Nápoj <text:span text:style-name="T1448">vášně</text:span></text:h>
      <text:p text:style-name="P289"><text:span text:style-name="T11">S</text:span><text:span text:style-name="T9">uroviny:</text:span><text:span text:style-name="T36"> </text:span><text:span text:style-name="T60">3</text:span><text:span text:style-name="T36"> mag</text:span><text:span text:style-name="T60">y</text:span><text:span text:style-name="T36"><text:line-break/></text:span><text:span text:style-name="T142">A</text:span><text:span text:style-name="T136">plikace:</text:span><text:span text:style-name="T151"> </text:span><text:span text:style-name="T152">konzumací</text:span><text:span text:style-name="T36"><text:line-break/></text:span><text:span text:style-name="T142">L</text:span><text:span text:style-name="T135">atence:</text:span><text:span text:style-name="T153"> </text:span><text:span text:style-name="T152">1</text:span><text:span text:style-name="T155">0</text:span><text:span text:style-name="T152"> </text:span><text:span text:style-name="T155">minut</text:span><text:span text:style-name="T153"><text:line-break/></text:span><text:span text:style-name="T142">P</text:span><text:span text:style-name="T138">ůsobení</text:span><text:span text:style-name="T137">: </text:span><text:span text:style-name="T155">několik </text:span><text:span text:style-name="T178">desítek minut</text:span></text:p>
      <text:p text:style-name="P319"><text:span text:style-name="T139">N</text:span><text:span text:style-name="T140">ápoj </text:span><text:span text:style-name="T141">vášně</text:span><text:span text:style-name="T158"> </text:span><text:span text:style-name="T177">je</text:span><text:span text:style-name="T158"> velice účinné afrodiziakum, zajistí opravdu nezapomenutelný zážitek.</text:span><text:span text:style-name="T156"> Ten, kdo ho vypije, také po dobu působení ztratí veškeré zábrany a sebekontrolu.</text:span></text:p>
      <text:h text:style-name="P617" text:outline-level="4"><text:span text:style-name="T1708">R</text:span>aketa</text:h>
      <text:p text:style-name="P22">Mistrovský recept /* protože zasáhne fakt velkou oblast */</text:p>
      <text:p text:style-name="P317"><text:span text:style-name="T108">S</text:span><text:span text:style-name="T106">uroviny:</text:span><text:span text:style-name="T82"> 1</text:span><text:span text:style-name="T92">0</text:span><text:span text:style-name="T82"> mag</text:span><text:span text:style-name="T92">ů<text:line-break/></text:span><text:span text:style-name="T110">Dostřel:</text:span><text:span text:style-name="T87"> dlouhý<text:line-break/></text:span><text:span text:style-name="T108">R</text:span><text:span text:style-name="T109">ozsah:</text:span><text:span text:style-name="T86"> vše v </text:span><text:span text:style-name="T109">krátké vzdálenosti</text:span><text:span text:style-name="T86"> od </text:span><text:span text:style-name="T94">cíle</text:span><text:span text:style-name="T1450"><text:line-break/></text:span><text:span text:style-name="T147">Útok</text:span><text:span text:style-name="T143">:</text:span><text:span text:style-name="T160"> </text:span><text:span text:style-name="T161">5</text:span><text:span text:style-name="T160"> </text:span><text:span text:style-name="T162">+ k6</text:span><text:span text:style-name="T1450"><text:line-break/></text:span><text:span text:style-name="T331">Z</text:span><text:span text:style-name="T107">ranění:</text:span><text:span text:style-name="T83"> </text:span><text:span text:style-name="T85">0</text:span><text:span text:style-name="T84"> </text:span><text:span text:style-name="T83">(</text:span><text:span text:style-name="T1555">sečné</text:span><text:span text:style-name="T83">)</text:span><text:span text:style-name="T160">, </text:span><text:span text:style-name="T163">odečítá se Zbroj</text:span></text:p>
      <text:p text:style-name="P315"><text:soft-page-break/><text:span text:style-name="T192">Raketa je neřízená střela s výbušnou hlavicí </text:span><text:span text:style-name="T195">plnou železných střepin</text:span><text:span text:style-name="T180">, které se při výbuchu rozletí do všech stran a zasáhnou vše v </text:span><text:span text:style-name="T148">krátké vzdálenosti</text:span><text:span text:style-name="T180">, co není kryto za tenkou dřevěnou stěnou nebo pevnější překážkou.</text:span><text:span text:style-name="T192"> Odpaluje se nejčastěji doutnákem z tyče zabodnuté do země. Doutnák</text:span><text:span text:style-name="T196"> můžeš vyrobit z kusu provazu, nepotřebuješ na to magenergii. </text:span><text:span text:style-name="T197">Jeho d</text:span><text:span text:style-name="T198">élka určuje, </text:span><text:span text:style-name="T199">kolik kol</text:span><text:span text:style-name="T198"> bude hořet </text:span><text:span text:style-name="T200">(nejméně jedno)</text:span><text:span text:style-name="T198">.</text:span><text:span text:style-name="T191"> Příprava rakety trvá několik ko</text:span><text:span text:style-name="T192">l. </text:span><text:span text:style-name="T193">Tvorové</text:span><text:span text:style-name="T194">, kte</text:span><text:span text:style-name="T193">ří</text:span><text:span text:style-name="T194"> si toho všimnou, tedy mohou z </text:span><text:span text:style-name="T193">cílového</text:span><text:span text:style-name="T194"> prostoru utéct.</text:span><text:span text:style-name="T191"> Do hodu na účinek rakety se nepočítá vlastnost. Všichni, kdo jsou v okamžiku výbuchu v zasažené oblasti, se brání proti síle výbuchu.</text:span></text:p>
      <text:h text:style-name="P618" text:outline-level="4">Naváděcí terčík<text:span text:style-name="T1558">y</text:span></text:h>
      <text:p text:style-name="P397"><text:span text:style-name="T11">S</text:span><text:span text:style-name="T9">uroviny:</text:span><text:span text:style-name="T36"> </text:span><text:span text:style-name="T60">2</text:span><text:span text:style-name="T36"> mag</text:span><text:span text:style-name="T60">y</text:span></text:p>
      <text:p text:style-name="P395">Naváděcí terčíky jsou velké asi jako drobn<text:span text:style-name="T1637">é</text:span> mince. Jsou průhledné, po nalepení na nějaký povrch <text:span text:style-name="T1639">tedy</text:span> <text:span text:style-name="T1638">skoro</text:span> nejsou vidět. Dají se ale nahmatat. Vyrábí se <text:span text:style-name="T1637">po dvou</text:span>: <text:span text:style-name="T1637">j</text:span>eden se přilípne na cíl a druhý na <text:span text:style-name="T1640">nějakou </text:span>střelu – může to být třeba raketa, granát, šíp, šipka do kuše a podobně. Ta se pak po výstřelu sama navádí na cíl označený druhým terčíkem.</text:p>
      <text:list xml:id="list3751341349" text:style-name="L48">
        <text:list-item>
          <text:p text:style-name="P735">Je takto možné střílet i za roh, přes hradby a podobně. Cíl si tudíž nepočítá výhodu za kryt.</text:p>
        </text:list-item>
        <text:list-item>
          <text:p text:style-name="P735">Pokud je cíl nehybný, střela ho vždy neomylně zasáhne.</text:p>
        </text:list-item>
        <text:list-item>
          <text:p text:style-name="P735">Když cíl uhýbá, střelec si k hodu <text:span text:style-name="T201">na úspěch</text:span> počítá výhodu.</text:p>
        </text:list-item>
        <text:list-item>
          <text:p text:style-name="P736">Při střelbě raketou (libovolným druhem) se výhoda nepočítá, navádění pouze umožňuje zasáhnout pohyblivý cíl.</text:p>
        </text:list-item>
      </text:list>
      <text:h text:style-name="P618" text:outline-level="4">Naváděcí krystal</text:h>
      <text:p text:style-name="P96"><text:span text:style-name="T11">S</text:span><text:span text:style-name="T9">uroviny:</text:span><text:span text:style-name="T36"> </text:span><text:span text:style-name="T60">3</text:span><text:span text:style-name="T36"> mag</text:span><text:span text:style-name="T60">y</text:span></text:p>
      <text:p text:style-name="P322"><text:soft-page-break/><text:span text:style-name="T1558">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34">bílý blesk</text:span><text:span text:style-name="T1558"> má největší dosah.</text:span></text:p>
      <text:list xml:id="list152829597014072" text:continue-numbering="true" text:style-name="L48">
        <text:list-item>
          <text:p text:style-name="P737">Je takto možné střílet i za roh, přes hradby a podobně. Cíl si tudíž nepočítá výhodu za kryt.</text:p>
        </text:list-item>
        <text:list-item>
          <text:p text:style-name="P737">Pokud je cíl nehybný, střela ho vždy neomylně zasáhne.</text:p>
        </text:list-item>
        <text:list-item>
          <text:p text:style-name="P737">Když cíl uhýbá, střelec si k hodu <text:span text:style-name="T201">na úspěch</text:span> počítá výhodu.</text:p>
        </text:list-item>
        <text:list-item>
          <text:p text:style-name="P738"><text:span text:style-name="T149">Při střelbě </text:span><text:span text:style-name="T134">raketou</text:span><text:span text:style-name="T149"> se výhoda nepočítá, navádění pouze umožňuje zasáhnout pohyblivý cíl.</text:span></text:p>
        </text:list-item>
      </text:list>
      <text:h text:style-name="P619" text:outline-level="4">Termická pasta</text:h>
      <text:p text:style-name="P366">/<text:span text:style-name="T1587">* Mistrovský recept */</text:span></text:p>
      <text:p text:style-name="P314"><text:span text:style-name="T108">S</text:span><text:span text:style-name="T106">uroviny:</text:span><text:span text:style-name="T82"> </text:span><text:span text:style-name="T91">5</text:span><text:span text:style-name="T82"> mag</text:span><text:span text:style-name="T91">ů</text:span></text:p>
      <text:p text:style-name="P366">Termická pasta je tvárná a drží na libovolném <text:span text:style-name="T1600">pevném</text:span> povrchu. <text:span text:style-name="T1599">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42">termické pasty</text:span><text:span text:style-name="T1599"> se dá udělat zhruba metr dlouhá čára.</text:span></text:p>
      <text:h text:style-name="P620" text:outline-level="4"><text:soft-page-break/>Živý oheň</text:h>
      <text:p text:style-name="P367"><text:span text:style-name="T201">Suroviny:</text:span> <text:span text:style-name="T1642">2</text:span> mag<text:span text:style-name="T1642">y</text:span><text:line-break/><text:span text:style-name="T344">Dostřel:</text:span><text:span text:style-name="T1602"> střední</text:span><text:line-break/><text:span text:style-name="T201">Útok:</text:span> <text:span text:style-name="T1603">6</text:span> + k6<text:line-break/><text:span text:style-name="T1363">Zranění:</text:span><text:span text:style-name="T1312"> 4kz </text:span><text:span text:style-name="T619">ohněm</text:span><text:span text:style-name="T1466">, </text:span><text:span text:style-name="T1467">odečítá se Zbroj</text:span></text:p>
      <text:p text:style-name="P385"><text:span text:style-name="T1601">Jakmile se lahvička s </text:span><text:span text:style-name="T343">živým ohněm</text:span><text:span text:style-name="T1601"> rozbije, oheň se vydá přímou cestou k nejbližšímu hořlavému cíli v </text:span><text:span text:style-name="T343">kontaktní vzdálenosti</text:span><text:span text:style-name="T1601">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72"><text:span text:style-name="T1300">/* Tzn. </text:span><text:span text:style-name="T1318">recepty</text:span><text:span text:style-name="T1300"> vyžadují vzácné suroviny, jako třeba zlobří krev. */</text:span></text:p>
      <text:h text:style-name="P621" text:outline-level="4">Nápoj lásky</text:h>
      <text:p text:style-name="P282">- <text:span text:style-name="T1449">z čeho by se vyráběl? Ze sukuby asi ne, chce to nějakou symboliku.</text:span></text:p>
      <text:p text:style-name="P285">Kdo tento nápoj vypije, bláznivě se zamiluje do osoby, jejíž sliny do něj přimícháš.</text:p>
      <text:h text:style-name="Heading_20_4" text:outline-level="4">Metamorfóza</text:h>
      <text:p text:style-name="P250"><text:span text:style-name="T1361">Trvání:</text:span><text:span text:style-name="T1302"> </text:span><text:span text:style-name="T1303">Několik minut</text:span></text:p>
      <text:p text:style-name="P249"><text:span text:style-name="T1303">T</text:span><text:span text:style-name="T1300">ODO</text:span></text:p>
      <text:p text:style-name="P271"><text:span text:style-name="T1300">Při výrobě lektvaru metamofrózy je potřeba použít vzorek z cílového tvora. Do něj pak </text:span><text:span text:style-name="T1316">vypití</text:span><text:span text:style-name="T1300"> lektvaru proměňuje.</text:span></text:p>
      <text:p text:style-name="P272"><text:span text:style-name="T1301">T</text:span><text:span text:style-name="T1300">ODO: Efekt jako kouzelnická metamorfóza.</text:span></text:p>
      <text:p text:style-name="P272"><text:soft-page-break/><text:span text:style-name="T1300">/</text:span><text:span text:style-name="T1317">* Lektvar metamorfózy je vzácný recept, protože kouzelník má kouzlo se stejným účinkem, ale omezené soustředěním (lektvary by mohla vypít celá družina) */</text:span></text:p>
      <text:p text:style-name="P272"><text:span text:style-name="T1300">/* Půjde to i do zvířat? </text:span><text:span text:style-name="T1317">Nepůjde – bylo by to jinak než kouzelnická metamorfóza, což by bylo matoucí</text:span><text:span text:style-name="T1300">. </text:span><text:span text:style-name="T1317">Navíc pro druida bude proměna <text:s/>do zvířete signature ability, takže tu je lepší nechat unikátní.</text:span><text:span text:style-name="T1300"> */</text:span></text:p>
      <text:p text:style-name="P261">IDEA: Metamorfóza (a obecně všechny proměny) může zmenšit nejvýše na polovinu a zvětšit nejvýše na dvojnásobek. To znamená, že po proměně musíš mít alespoň polovinu a nejvýše dvojnásobek svých stávajících životů.</text:p>
      <text:p text:style-name="P285"><text:span text:style-name="T1300">IDEA: Částečná proměna: Když se pokusíš proměnit do něčeho většího nebo menšího, </text:span><text:span text:style-name="T1322">proměníš se jen částečně.</text:span></text:p>
      <text:h text:style-name="Heading_20_4" text:outline-level="4">Lektvar černé mlhoviny</text:h>
      <text:p text:style-name="P263"><text:span text:style-name="T1549">TODO: </text:span><text:span text:style-name="T1322">jako mlhovina, ale oblak leptá dotykem – zranění žíravinou každé kolo.</text:span></text:p>
      <text:h text:style-name="P622" text:outline-level="4">?Čarovná rtuť</text:h>
      <text:p text:style-name="P308">/<text:span text:style-name="T1550">* Čarovná kulička? */</text:span></text:p>
      <text:p text:style-name="P253"><text:span text:style-name="T1361">Suroviny:</text:span><text:span text:style-name="T1390"> 1 mag<text:line-break/></text:span><text:span text:style-name="T826">Vzácná surovina:</text:span><text:span text:style-name="T969"> popel z baziliška </text:span><text:span text:style-name="T970">(10 zl)</text:span><text:span text:style-name="T827"><text:line-break/>Trvání:</text:span><text:span text:style-name="T676"> Do prvního úspěšného použití</text:span></text:p>
      <text:p text:style-name="P290"><text:span text:style-name="T1322">Jestliže se někde v </text:span><text:span text:style-name="T1371">krátké</text:span><text:span text:style-name="T1372"> vzdálenosti</text:span><text:span text:style-name="T1322"> vyskytuje zlato, stříbro či drahé kamení, kulička se </text:span><text:span text:style-name="T1329">k němu</text:span><text:span text:style-name="T1322"> začne kutálet. </text:span><text:span text:style-name="T1304">Po úspěšném použití své schopnosti ztrácí.</text:span></text:p>
      <text:p text:style-name="P290"><text:soft-page-break/><text:span text:style-name="T1304">/</text:span><text:span text:style-name="T1331">*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0"><text:span text:style-name="T1304">/</text:span><text:span text:style-name="T1330">* Popel z baziliška zní jako fajn vzácná surovina, je tam nějaká souvislost. Nejde to ale moc dohromady se jménem </text:span><text:span text:style-name="T1370">čarovná rtuť</text:span><text:span text:style-name="T1330">. Možná </text:span><text:span text:style-name="T1370">čarovná kulička</text:span><text:span text:style-name="T1330">? */</text:span></text:p>
      <text:h text:style-name="Heading_20_4" text:outline-level="4">Lektvar ultrasluchu</text:h>
      <text:p text:style-name="Text_20_body">/<text:span text:style-name="T1569">* Vzácný recept, protože duplikuje raciálku */</text:span></text:p>
      <text:p text:style-name="P325">Z nějakých vzádných netopýrů (vampire bat?)</text:p>
      <text:h text:style-name="Heading_20_4" text:outline-level="4">Lektvar neviditelnosti</text:h>
      <text:p text:style-name="P327">/<text:span text:style-name="T1569">* Vzácný recept, protože duplikuje kouzelnické kouzlo */</text:span></text:p>
      <text:p text:style-name="P328">Z krve invisible stalkera? (Obecně z krve potvor, které se umí zneviditelnit).</text:p>
      <text:h text:style-name="Heading_20_4" text:outline-level="4">Lektvar levitace</text:h>
      <text:p text:style-name="P330">/<text:span text:style-name="T1569">* Vzácný recept, protože duplikuje kouzelnické kouzlo */</text:span></text:p>
      <text:p text:style-name="P329">Z nějaké levitující potvory?</text:p>
      <text:h text:style-name="Heading_20_4" text:outline-level="4">Lektvar sovích očí</text:h>
      <text:p text:style-name="P327">/<text:span text:style-name="T1569">* Vzácný recept, protože duplikuje raciálku */</text:span></text:p>
      <text:p text:style-name="P326">Z nějaké potvory, co vidí po tmě?</text:p>
      <text:h text:style-name="Heading_20_4" text:outline-level="4"><text:soft-page-break/>Lektvar zvířecí řeči</text:h>
      <text:p text:style-name="Text_20_body"><text:span text:style-name="T1570">V</text:span>yrábí se z krve zvířete, umožňuje mluvit se zvířetem stejného druhu</text:p>
      <text:h text:style-name="Heading_20_4" text:outline-level="4">Ohnivec</text:h>
      <text:p text:style-name="Text_20_body">- <text:span text:style-name="T1571">promění postavu v ohnivou bytost<text:line-break/>- Výroba asi ze srdce ohnivého elementála, nebo tak něco.</text:span></text:p>
      <text:p text:style-name="Text_20_body">/<text:span text:style-name="T1572">* Tohle by asi nemusel být nutně vzácný recept... */</text:span></text:p>
      <text:h text:style-name="P623" text:outline-level="4">Balzám <text:span text:style-name="T1046">věčnosti</text:span></text:h>
      <text:p text:style-name="P331">Zabraňuje stárnutí, korozi a podobně.</text:p>
      <text:p text:style-name="P331">/*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578">brutální damage (zranění 8kz nebo tak něco)</text:span></text:p>
      <text:h text:style-name="Heading_20_4" text:outline-level="4">Věčná svíce</text:h>
      <text:p text:style-name="Text_20_body">/<text:span text:style-name="T1579">*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24" text:outline-level="4">Fixační pasta</text:h>
      <text:p text:style-name="P332">/* Je to dostatečně použitelné při hře? <text:span text:style-name="T1580">Možná spíš vzácný recept</text:span> */</text:p>
      <text:p text:style-name="P332">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51">TODO: Čím se to zruší? Magickým rozpouštědlem?</text:p>
      <text:h text:style-name="P590" text:outline-level="4"><text:span text:style-name="T1581">Lektvar dračího</text:span> dech<text:span text:style-name="T1581">u</text:span></text:h>
      <text:p text:style-name="P342">/<text:span text:style-name="T1582">* Silnější varianta </text:span><text:span text:style-name="T338">lektvaru ohnivého dechu</text:span><text:span text:style-name="T1582"> */</text:span></text:p>
      <text:p text:style-name="P334"><text:soft-page-break/><text:span text:style-name="T201">Suroviny:</text:span> 1 mag<text:line-break/><text:span text:style-name="T201">Dosah dechu:</text:span> kontaktní<text:line-break/><text:span text:style-name="T201">Útok:</text:span> Finesa + k6<text:line-break/><text:span text:style-name="T201">Zranění:</text:span> <text:span text:style-name="T1582">6</text:span>kz <text:span text:style-name="T611">ohněm</text:span> (odečítá se Zbroj)<text:line-break/><text:span text:style-name="T338">Působení</text:span><text:span text:style-name="T201">:</text:span> několik minut</text:p>
      <text:p text:style-name="P337">Po dobu působení dokážeš vydechovat oheň. Dračím dechem můžeš útočit, něco jím zapálit a podobně.</text:p>
      <text:h text:style-name="P625" text:outline-level="4">Savá hmota</text:h>
      <text:p text:style-name="P345">/<text:span text:style-name="T1584">* Nápad celkem ok, ale neumím si moc představit použití. Nechám si to zatím jako vzácnej recept */</text:span></text:p>
      <text:p text:style-name="P345">Savá hmota připomíná měkkou, porézní houbu a přesně tak i funguje.</text:p>
      <text:p text:style-name="P345">Příklady použití:</text:p>
      <text:list xml:id="list1208151271" text:style-name="L49">
        <text:list-item>
          <text:p text:style-name="P739">Přiložení na čerstvou ránu způsobenou otráveným předmětem vysaje část jedu a sníží tak jeho účinnost. Podobně funguje i u kontaktních jedů, pokud se hmotou otře zasažená pokožka</text:p>
        </text:list-item>
        <text:list-item>
          <text:p text:style-name="P739">Lze v ní „přenášet“ vodu nebo jakoukoliv jinou kapalinu</text:p>
        </text:list-item>
      </text:list>
      <text:p text:style-name="P345">Herní efekt:</text:p>
      <text:list xml:id="list3956400112" text:style-name="L50">
        <text:list-item>
          <text:p text:style-name="P740">„Vysátí“ otrávené rány nebo pokožky v době latence jedu sníží sílu jedu o 2.</text:p>
        </text:list-item>
      </text:list>
      <text:h text:style-name="P625" text:outline-level="4">Měsíční čaj</text:h>
      <text:p text:style-name="P345">/<text:span text:style-name="T1584">* Vzácnej recept – tohle se nehodí do každé hry. */</text:span></text:p>
      <text:p text:style-name="P345"><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25" text:outline-level="4">Elixír šílenství</text:h>
      <text:p text:style-name="P345">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25" text:outline-level="4">Lektvar příčetnosti</text:h>
      <text:p text:style-name="P345">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26" text:outline-level="4">Ryzí voda</text:h>
      <text:p text:style-name="P346">/<text:span text:style-name="T1585">* Vzácný recept, nemá to moc zajímavé použití */</text:span></text:p>
      <text:p text:style-name="P346">Recept</text:p>
      <text:p text:style-name="P346">Požadavky: <text:s/>Minerální lučba 1, Magická saturace<text:line-break/>Cena: Suroviny 2 zl (3), celkem 20 zl (4)</text:p>
      <text:p text:style-name="P346"><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27" text:outline-level="4">Hloubkové barvivo</text:h>
      <text:p text:style-name="P347">/<text:span text:style-name="T1586">* Vzácný recept, herně málo zajímavé */</text:span></text:p>
      <text:p text:style-name="P347">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48">/<text:span text:style-name="T1586">*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885446234" text:style-name="L51">
        <text:list-item>
          <text:p text:style-name="P741">Majitelé luxusních nočních klubů často používají Fosforeskující pastu k upoutání pozornosti zákazníků</text:p>
        </text:list-item>
        <text:list-item>
          <text:p text:style-name="P741"><text:soft-page-break/>Při stínových akcích se často používá v podobě matně svítících tyčinek. Postava s Nočním viděním dokáže ve světle takové tyčinky bez problémů číst</text:p>
        </text:list-item>
      </text:list>
      <text:h text:style-name="P628" text:outline-level="4"><text:span text:style-name="T1548">+</text:span>Ryzí alkohol</text:h>
      <text:p text:style-name="P164">/<text:span text:style-name="T1589">* Tohle nemá moc užitečné použití... Měl by to asi bejt vzácnej recept */</text:span></text:p>
      <text:p text:style-name="P313"><text:span text:style-name="T11">S</text:span><text:span text:style-name="T9">uroviny:</text:span><text:span text:style-name="T36"> 1 mag<text:line-break/></text:span><text:span text:style-name="T142">A</text:span><text:span text:style-name="T136">plikace:</text:span><text:span text:style-name="T151"> </text:span><text:span text:style-name="T157">konzumací</text:span><text:span text:style-name="T36"><text:line-break/></text:span><text:span text:style-name="T142">L</text:span><text:span text:style-name="T135">atence:</text:span><text:span text:style-name="T153"> </text:span><text:span text:style-name="T157">několik minut</text:span><text:span text:style-name="T153"><text:line-break/></text:span><text:span text:style-name="T142">P</text:span><text:span text:style-name="T138">ůsobení</text:span><text:span text:style-name="T137">:</text:span><text:span text:style-name="T154"> </text:span><text:span text:style-name="T155">několik </text:span><text:span text:style-name="T157">dní</text:span></text:p>
      <text:p text:style-name="P357"><text:span text:style-name="T201">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47">R</text:span>ozpouští to samé, co obyčejný alkohol, ale okamžitě.</text:p>
      <text:h text:style-name="P629" text:outline-level="4">Lektvar obří síly</text:h>
      <text:p text:style-name="P360">/<text:span text:style-name="T1591">* Vzácný recept, protože +2 zranění v boji by chtěli hráči pořád */</text:span></text:p>
      <text:p text:style-name="P360">TODO</text:p>
      <text:p text:style-name="P360">- asi by neměl zvedat zranění v boji <text:span text:style-name="T1591">zblízka</text:span>, jinak ho budou postavy chlastat pořád. Nebo to může bejt vzácnej recept (to možná spíš).</text:p>
      <text:p text:style-name="P361">+2 zranění v boji zblízka, síla jako slon (nebo zlobr)</text:p>
      <text:h text:style-name="P529" text:outline-level="2"><text:soft-page-break/>Kouzelník</text:h>
      <text:p text:style-name="P431">TODO: Může kouzleník odvolat vlastní existující kouzlo s trváním <text:span text:style-name="T201">několik minut</text:span>?<text:line-break/>- asi ano, nejspíš opět vyslovením zaklínací formule. („Ruším Artak Bárak!“)<text:line-break/>- <text:span text:style-name="T1707">nebo ne a musí to udělat kouzlem </text:span><text:span text:style-name="T361">zlom kouzlo</text:span><text:span text:style-name="T1707">? (Kouzla udržovaná </text:span><text:span text:style-name="T361">soustředěním</text:span><text:span text:style-name="T1707"> by pak v tomhle měla výhodu)</text:span></text:p>
      <text:p text:style-name="P443">IDEA: Kouzlo udržované <text:span text:style-name="T201">soustředěním</text:span> je možno ovládat – měnit jeho intenzitu a podobně. Kouzlo seslané na několik minut není možno ovládat ani předčasně zrušit.</text:p>
      <text:p text:style-name="P804">TODO: Zranění ze všech ongoing a timed effectů (výbuch bomby, <text:span text:style-name="T201">ohnivý déšť</text:span>) se hází na začátku kola.<text:line-break/>- v jakém pořadí? <text:span text:style-name="T1734">To je asi jedno.</text:span> <text:span text:style-name="T1733">Beztak se tomu neodolává.</text:span></text:p>
      <text:h text:style-name="Heading_20_3" text:outline-level="3">Cílení kouzel</text:h>
      <text:p text:style-name="P805">Pokud není řečeno jinak, cíl musíš vidět, nebo o něm nějak jinak vědět (dotýkat se ho, slyšet ho mluvit a podobně).</text:p>
      <text:h text:style-name="Heading_20_3" text:outline-level="3">Kouzlení ve zbroji</text:h>
      <text:list xml:id="list2133299928" text:style-name="L52">
        <text:list-item>
          <text:p text:style-name="P742">V těžké zbroji házíš Fyzičkou nebo Duší podle toho, co máš menší.</text:p>
        </text:list-item>
        <text:list-item>
          <text:p text:style-name="P742">V lehké zbroji nebo beze zbroje házíš Duší.</text:p>
        </text:list-item>
        <text:list-item>
          <text:p text:style-name="P742">Kouzlo <text:span text:style-name="Emphasis">neviditelná zbroj</text:span> ti dá na několik minut ekvivalent lehké zbroje.</text:p>
        </text:list-item>
      </text:list>
      <text:h text:style-name="Heading_20_3" text:outline-level="3"><text:soft-page-break/>Kouzla</text:h>
      <text:h text:style-name="P630" text:outline-level="4">Protoplazma</text:h>
      <text:p text:style-name="P306">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215244760" text:style-name="L53">
        <text:list-item>
          <text:p text:style-name="P743">Za první úspěch <text:span text:style-name="T201">zpomalení</text:span></text:p>
        </text:list-item>
        <text:list-item>
          <text:p text:style-name="P743">Za druhý buď nevýhoda nebo znehybnění jedné končetiny</text:p>
        </text:list-item>
        <text:list-item>
          <text:p text:style-name="P743">Za třetí úspěch je cíl zcela znehybněný</text:p>
        </text:list-item>
      </text:list>
      <text:p text:style-name="P306">Opakované seslání protoplazmy se nesčítá, na znehybnění protivníka musíš potřebné tři úspěchy získat jedním hodem.</text:p>
      <text:p text:style-name="P306">Protoplazmou je také možné uhasit oheň.</text:p>
      <text:p text:style-name="P306">Jakmile se přestaneš soustředit, vešker<text:span text:style-name="T1544">á</text:span> vyčarovan<text:span text:style-name="T1544">á</text:span> <text:span text:style-name="T1544">protoplazma</text:span> zmizí.</text:p>
      <text:h text:style-name="Heading_20_4" text:outline-level="4"><text:span text:style-name="T1238">Planoucí</text:span> čepel</text:h>
      <text:p text:style-name="P188">TODO</text:p>
      <text:p text:style-name="P188">Po dobu udržování dá cílové zbrani přidané zranění 3kz ohněm.</text:p>
      <text:h text:style-name="Heading_20_4" text:outline-level="4">Paralytický výboj</text:h>
      <text:p text:style-name="P189">TODO</text:p>
      <text:p text:style-name="P189">- zranění bleskem, ale jen po dobu <text:span text:style-name="T201">udržování</text:span> kouzla.</text:p>
      <text:p text:style-name="P189">/<text:span text:style-name="T1543">* Použít nová pravidla pro paralýzu. */</text:span></text:p>
      <text:h text:style-name="Heading_20_4" text:outline-level="4"><text:soft-page-break/>Statický náboj</text:h>
      <text:p text:style-name="P188">TODO</text:p>
      <text:p text:style-name="P188">Po dobu udržování dá cílové zbrani přidané zranění 3kz bleskem.</text:p>
      <text:h text:style-name="Heading_20_4" text:outline-level="4">Ledový spánek</text:h>
      <text:p text:style-name="P187">TODO</text:p>
      <text:p text:style-name="Text_20_body">/<text:span text:style-name="T1237">* Asi rituál s dotykem – podobně jako </text:span><text:span text:style-name="T306">hypnóza</text:span><text:span text:style-name="T1237"> */</text:span></text:p>
      <text:p text:style-name="P191">-- Lze použít například k uchování těžce raněného do doby, než dorazí léčitel</text:p>
      <text:h text:style-name="P631" text:outline-level="4">Zamrzni</text:h>
      <text:p text:style-name="P186">TODO</text:p>
      <text:p text:style-name="P186">Jako <text:span text:style-name="T201">mrazící prášek</text:span>, ale kouzlo (zmrazí vodu – třeba řeku, aby šlo přejít).</text:p>
      <text:h text:style-name="Heading_20_4" text:outline-level="4">Chůze po hladině</text:h>
      <text:p text:style-name="P185">TODO</text:p>
      <text:p text:style-name="P185">/* Tohle určitě zní jako „kouzlo“, takže proč ne. <text:s/>*/</text:p>
      <text:h text:style-name="P632" text:outline-level="4">Proměna v<text:span text:style-name="T1234">e</text:span> <text:span text:style-name="T1234">vodu</text:span></text:h>
      <text:p text:style-name="P21">mistrovské kouzlo</text:p>
      <text:p text:style-name="P183">TODO</text:p>
      <text:h text:style-name="P633" text:outline-level="4">Proměna v<text:span text:style-name="T1233">e</text:span> <text:span text:style-name="T1233">vítr</text:span></text:h>
      <text:p text:style-name="P20">mistrovské kouzlo</text:p>
      <text:p text:style-name="P182">TODO</text:p>
      <text:p text:style-name="P182"><text:soft-page-break/>/<text:span text:style-name="T1233">*</text:span></text:p>
      <text:p text:style-name="P184">ve větrné podobně vidíš <text:span text:style-name="T1236">(or do you? Mlhovina nevidí... Logicky by tudíž neměla ani voda, oheň nebo vítr).</text:span></text:p>
      <text:p text:style-name="P184">můžeš něco sfouknout</text:p>
      <text:p text:style-name="P184">jsi hodně rychlý</text:p>
      <text:p text:style-name="P184">jsi magický tvor (působí na tebe např. <text:span text:style-name="T201">bílá střela</text:span>)<text:line-break/>- <text:span text:style-name="T1235">to samý by mělo platit pro </text:span><text:span text:style-name="T305">lektvar mlhoviny</text:span></text:p>
      <text:p text:style-name="P184">*/</text:p>
      <text:h text:style-name="Heading_20_4" text:outline-level="4">Proměna v oheň</text:h>
      <text:p text:style-name="P19">mistrovské kouzlo</text:p>
      <text:p text:style-name="P181">TODO</text:p>
      <text:h text:style-name="Heading_20_4" text:outline-level="4">Ohřev</text:h>
      <text:p text:style-name="P180">TODO</text:p>
      <text:p text:style-name="P180">/* Jak si ráno uvařit čaj */</text:p>
      <text:h text:style-name="Heading_20_4" text:outline-level="4"><text:span text:style-name="T1151">Na</text:span>hlížení</text:h>
      <text:p text:style-name="P117">TODO</text:p>
      <text:p text:style-name="P114">Požadavky: <text:span text:style-name="T1152">3</text:span>. úroveň<text:line-break/><text:span text:style-name="T1153">Trvání: udržování</text:span></text:p>
      <text:p text:style-name="P118">Po <text:span text:style-name="T1154">dobu udržování kouzla</text:span> vidíš to, co bys viděl, kdybys stál na cílovém místě.</text:p>
      <text:h text:style-name="P634" text:outline-level="4"><text:soft-page-break/>Naslouchání</text:h>
      <text:p text:style-name="P117">TODO</text:p>
      <text:p text:style-name="P114">Požadavky: <text:span text:style-name="T1152">3</text:span>. úroveň<text:line-break/><text:span text:style-name="T1153">Trvání: udržování</text:span></text:p>
      <text:p text:style-name="P118">Po <text:span text:style-name="T1154">dobu udržování kouzla</text:span> <text:span text:style-name="T1155">slyšíš</text:span> to, co bys <text:span text:style-name="T1155">slyšel</text:span>, kdybys stál na cílovém místě.</text:p>
      <text:h text:style-name="P635" text:outline-level="4">Světlo</text:h>
      <text:p text:style-name="P117">TODO</text:p>
      <text:p text:style-name="P114">Požadavky: <text:span text:style-name="T1152">2</text:span>. úroveň<text:line-break/><text:span text:style-name="T1153">Trvání: udržování</text:span></text:p>
      <text:p text:style-name="P118">Sesílá se na předmět, svítí jako silná lampa.</text:p>
      <text:h text:style-name="P635" text:outline-level="4">Tma</text:h>
      <text:p text:style-name="P117">TODO</text:p>
      <text:p text:style-name="P114">Požadavky: <text:span text:style-name="T1152">2</text:span>. úroveň<text:line-break/><text:span text:style-name="T1153">Trvání: udržování</text:span></text:p>
      <text:p text:style-name="P118">Sesílá se na <text:span text:style-name="T1156">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635" text:outline-level="4">Dým</text:h>
      <text:p text:style-name="P117">TODO</text:p>
      <text:p text:style-name="P114"><text:soft-page-break/>Požadavky: <text:span text:style-name="T1152">1</text:span>. úroveň<text:line-break/><text:span text:style-name="T1153">Trvání: udržování</text:span></text:p>
      <text:p text:style-name="P120">Tebou zvolený prostor zaplní hustý dým. Není dráždivý, pouze brání ve výhledu.</text:p>
      <text:list xml:id="list790349631" text:style-name="L54">
        <text:list-item>
          <text:p text:style-name="P744">V dýmu je vidět jen do bezprostřední blízkosti, navíc velmi špatně (nevýhoda při boji na blízko).</text:p>
        </text:list-item>
        <text:list-item>
          <text:p text:style-name="P744">Na větší vzdálenost není vidět vůbec (střílet lze jen na cíle, o kteří nějak prozradí svou polohu – třeba tím, že promluví, a i tak s velkou nevýhodou).</text:p>
        </text:list-item>
      </text:list>
      <text:h text:style-name="P636" text:outline-level="4">Teleportační symbol</text:h>
      <text:p text:style-name="P117">TODO</text:p>
      <text:p text:style-name="P114">Požadavky: 5. úroveň</text:p>
      <text:p text:style-name="P121">Dokážeš <text:span text:style-name="T1157">nakreslit či jinak fyzicky vytvořit znak, které bude sloužit jako teleportační symbol. Kdokoliv, kdo si při sesílání </text:span><text:span text:style-name="T262">Hyperprostoru</text:span><text:span text:style-name="T1157"> představí tento znak, se přemístí místo, kde se tvůj znak nachází, za stejných podmínek, jako při obvyklém použití </text:span><text:span text:style-name="T262">Hyperprostoru</text:span><text:span text:style-name="T1157">.<text:line-break/><text:tab/>Znak je možné nakreslit na přenosný předmět, musí být ale dost velký, aby se na něm dalo snadno stát (takže alespoň jako malý štít).</text:span></text:p>
      <text:h text:style-name="P635" text:outline-level="4">Levitace</text:h>
      <text:p text:style-name="P409">TODO</text:p>
      <text:p text:style-name="P410">Požadavky: <text:span text:style-name="T1158">3</text:span>. úroveň<text:line-break/><text:span text:style-name="T1153">Trvání: udržování</text:span></text:p>
      <text:p text:style-name="P411"><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27808359" text:style-name="L56">
        <text:list-item>
          <text:p text:style-name="P745">Síla kouzla je rovna tvé úrovni plus případný bonus za použití Vůle.</text:p>
        </text:list-item>
      </text:list>
      <text:h text:style-name="P637" text:outline-level="4">Neviditelnost</text:h>
      <text:p text:style-name="P117">TODO</text:p>
      <text:p text:style-name="P114">Požadavky: 5. úroveň<text:line-break/><text:span text:style-name="T1153">Trvání: udržování</text:span></text:p>
      <text:p text:style-name="P12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817720238" text:style-name="L57">
        <text:list-item>
          <text:p text:style-name="P746">Pokud neviditelného neprozrazuje nic jiného (zvuky, výrazný stín, obrys v dešti), tak má velkou výhodu proti těm, kdo jej nevidí.</text:p>
        </text:list-item>
        <text:list-item>
          <text:p text:style-name="P746">Když jej něco prozrazuje, má jen malou výhodu.</text:p>
        </text:list-item>
      </text:list>
      <text:h text:style-name="P635" text:outline-level="4">Detekce neviditelnosti</text:h>
      <text:p text:style-name="P117">TODO</text:p>
      <text:p text:style-name="P114">Požadavky: 5. úroveň<text:line-break/><text:span text:style-name="T1153">Trvání: udržování</text:span></text:p>
      <text:p text:style-name="P124"><text:soft-page-break/>Cíle kouzla po dobu trvání vidí neviditelné tvory a předměty.</text:p>
      <text:h text:style-name="P635" text:outline-level="4">Rychlost</text:h>
      <text:p text:style-name="P117">TODO</text:p>
      <text:p text:style-name="P114">Požadavky: <text:span text:style-name="T1159">4</text:span>. úroveň<text:line-break/><text:span text:style-name="T1160">Trvání: udržování</text:span></text:p>
      <text:p text:style-name="P125">Cíle si po dobu udržování ke své fyzické rychlosti přičítají sílu tohoto kouzla. <text:span text:style-name="T201">Rychlost</text:span> nedává výhodu v boji ani při kouzlení, pouze umožňuje se rychleji přesouvat.</text:p>
      <text:h text:style-name="P635" text:outline-level="4">Vodní dech</text:h>
      <text:p text:style-name="P117">TODO</text:p>
      <text:p text:style-name="P114">Požadavky: <text:span text:style-name="T1159">3</text:span>. úroveň<text:line-break/><text:span text:style-name="T1160">Trvání: udržování</text:span></text:p>
      <text:p text:style-name="P126">Po dobu působení umožňuje dýchat pod vodou.</text:p>
      <text:h text:style-name="P635" text:outline-level="4">Beranidlo</text:h>
      <text:p text:style-name="P117">TODO</text:p>
      <text:p text:style-name="P114">Požadavky: <text:span text:style-name="T1159">2</text:span>. úroveň</text:p>
      <text:p text:style-name="P127">Kouzlo <text:span text:style-name="T201">Beranidlo</text:span> má stejný účinek jako jeden člověk s fyzickou silou rovnou síle kouzla vybavený ručním beranidlem (+1 k hodu).</text:p>
      <text:h text:style-name="P635" text:outline-level="4">Zamkni</text:h>
      <text:p text:style-name="P117">TODO</text:p>
      <text:p text:style-name="P114">Požadavky: <text:span text:style-name="T1159">3</text:span>. úroveň<text:line-break/><text:span text:style-name="T1160">Trvání: udržování</text:span></text:p>
      <text:p text:style-name="P127"><text:soft-page-break/>Kouzlo <text:span text:style-name="T201">Zamkni</text:span> po dobu působení zvýší obtížnost vypáčení zámku o sílu kouzla.</text:p>
      <text:h text:style-name="P635" text:outline-level="4">Bariéra</text:h>
      <text:p text:style-name="P117">TODO</text:p>
      <text:p text:style-name="P114">Požadavky: <text:span text:style-name="T1159">3</text:span>. úroveň<text:line-break/><text:span text:style-name="T1160">Trvání: udržování</text:span></text:p>
      <text:p text:style-name="P127">Vytvoří lehce opalizující průhlednou stěnu, <text:span text:style-name="T1161">která brání v průchodu. </text:span><text:span text:style-name="T263">Bariéru</text:span><text:span text:style-name="T1161"> je třeba seslat mezi nějaké pevné fyzické objekty – třeba do rámu dveří, nebo mezi dva stromy.</text:span></text:p>
      <text:list xml:id="list2868195200" text:style-name="L58">
        <text:list-item>
          <text:p text:style-name="P748">Obtížnost proražení bariéry je rovna síle kouzla.</text:p>
        </text:list-item>
        <text:list-item>
          <text:p text:style-name="P748">Pokud je bariérou posílena už existující fyzická překážka (třeba dveře), síla kouzla se přičítá k pevnosti překážky.</text:p>
        </text:list-item>
      </text:list>
      <text:h text:style-name="P635" text:outline-level="4">Přenos zvuku</text:h>
      <text:p text:style-name="P117">TODO</text:p>
      <text:p text:style-name="P114">Požadavky: <text:span text:style-name="T1162">2</text:span>. úroveň<text:line-break/><text:span text:style-name="T1160">Trvání: udržování</text:span></text:p>
      <text:p text:style-name="P12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35" text:outline-level="4"><text:soft-page-break/>Paralýza</text:h>
      <text:p text:style-name="P117">TODO</text:p>
      <text:p text:style-name="P114">Požadavky: <text:span text:style-name="T1163">4</text:span>. úroveň<text:line-break/><text:span text:style-name="T1150">Obrana: Fyzička (Odolnost)</text:span></text:p>
      <text:p text:style-name="P114">/<text:span text:style-name="T1543">* Duplikuje se s kouzlem </text:span><text:span text:style-name="T328">paralytický výboj</text:span><text:span text:style-name="T1543"> */</text:span></text:p>
      <text:p text:style-name="P130"><text:span text:style-name="T201">Paralýza</text:span> ubírá Výdrž jako normální útok, cíl se ale brání svou Odolností a nepomůže mu zbroj. <text:span text:style-name="T201">Paralýza</text:span> nezraňuje, ale když jedním sesláním ubereš alespoň 3 body Výdrže, cíl si počítá nevýhodu, jako kdyby měl zranění.</text:p>
      <text:list xml:id="list320501764" text:style-name="L59">
        <text:list-item>
          <text:p text:style-name="P749"><text:span text:style-name="T1163">Veškeré účinky </text:span><text:span text:style-name="T264">Paralýzy</text:span><text:span text:style-name="T1163"> pominou po krátkém odpočinku.</text:span></text:p>
        </text:list-item>
      </text:list>
      <text:h text:style-name="P635" text:outline-level="4">Přebarv<text:span text:style-name="T1164">ení</text:span></text:h>
      <text:p text:style-name="P117">TODO</text:p>
      <text:p text:style-name="P114">Požadavky: <text:span text:style-name="T1165">1</text:span>. úroveň<text:line-break/><text:span text:style-name="T1160">Trvání: udržování</text:span></text:p>
      <text:p text:style-name="P132">Umožňuje libovolně změnit barvu čehokoliv v dosahu působení. Po skončení kouzla se barva vrátí do přirozeného stavu.</text:p>
      <text:h text:style-name="P635" text:outline-level="4">Magické prsty</text:h>
      <text:p text:style-name="P117">TODO</text:p>
      <text:p text:style-name="P114">Požadavky: <text:span text:style-name="T1158">4</text:span>. úroveň<text:line-break/><text:span text:style-name="T1160">Trvání: udržování</text:span></text:p>
      <text:p text:style-name="P134"><text:span text:style-name="T201">Magické prsty</text:span> umožňují na dálku dělat cokoliv, co bys mohl udělat vlastníma rukama. Po dobu trvání kouzla nemáš cit ve vlastních rukou, místo toho cítíš to, čeho se dotýkají <text:span text:style-name="T1166">tvé</text:span> <text:span text:style-name="T201">Magické prsty</text:span>. <text:span text:style-name="T1166">Neriskuješ při tom zranění, protože </text:span><text:span text:style-name="T265">Magické prsty</text:span><text:span text:style-name="T1166"> jsou nehmotné. Mů</text:span><text:soft-page-break/><text:span text:style-name="T1166">žeš tedy například bez obav vytáhnout předmět z plamenů, kyseliny, a podobně.</text:span><text:line-break/><text:tab/><text:span text:style-name="T1158">S jak těžkými břemeny dokážeš manipulovat a jakým způsobem, se řídí stejnými pravidly, jako u kouzla </text:span><text:span text:style-name="T266">Levitace</text:span><text:span text:style-name="T1158">. Při použití </text:span><text:span text:style-name="T266">Magický</text:span><text:span text:style-name="T265">ch</text:span><text:span text:style-name="T266"> prst</text:span><text:span text:style-name="T265">ů</text:span><text:span text:style-name="T1158"> ovšem musíš mít předmět jak uchopit.</text:span></text:p>
      <text:list xml:id="list3212217244" text:style-name="L60">
        <text:list-item>
          <text:p text:style-name="P750">Pomocí Magických prstů můžeš <text:span text:style-name="T1167">také</text:span> na dálku používat zbraně.</text:p>
          <text:list>
            <text:list-item>
              <text:p text:style-name="P750">Počítá se při tom stejný rys, jako kdybys bojoval normálně (tedy boj se zbraní, nikoliv sesílání kouzel), ale budeš mít výhodu za dosah, jako by se jednalo o útok na dálku.</text:p>
            </text:list-item>
          </text:list>
        </text:list-item>
      </text:list>
      <text:h text:style-name="P635" text:outline-level="4">Lazebník</text:h>
      <text:p text:style-name="P117">TODO</text:p>
      <text:p text:style-name="P114">Požadavky: <text:span text:style-name="T1158">4</text:span>. úroveň</text:p>
      <text:p text:style-name="P136">Toto poměrně složité, ale velice užitečné kouzlo, zajistí kompletní očistu, jako po kvalitní lázni.</text:p>
      <text:p text:style-name="P138">Neviditelná zbroj (vysokolevelové kouzlo. Zbroj omezuje stejně jako obyčejná).</text:p>
      <text:h text:style-name="Heading_20_4" text:outline-level="4">Ledová tříšť</text:h>
      <text:p text:style-name="P116">TODO</text:p>
      <text:p text:style-name="P113">Požadavky: <text:span text:style-name="T1147">2</text:span>. úroveň<text:line-break/><text:span text:style-name="T1148">Rozsah: 1 cíl</text:span><text:line-break/><text:span text:style-name="T1149">Zranění: Přesah +3</text:span><text:line-break/><text:span text:style-name="T1150">Obrana: Uhýbání, od zranění se odečítá zbroj</text:span></text:p>
      <text:p text:style-name="P111"><text:soft-page-break/>Ve vzduchu se objeví ostré ledové úlomky a velkou rychlostí vyletí k vybranému cíli.</text:p>
      <text:h text:style-name="P639" text:outline-level="4">Ohnivá stěna <text:span text:style-name="T635">*Eš chomah*</text:span></text:h>
      <text:p text:style-name="P16">mistrovské kouzlo</text:p>
      <text:p text:style-name="P72">V linii, kterou načrtneš rukou nebo nějakým předmětem, vzplane <text:span text:style-name="T631">ohnivá stěna vysoká tak, jak určíš, nejvýše ale několik metrů. Stěnu musíš načrtnout jedním tahem.<text:line-break/><text:tab/>Už z kontaktní vzdálenosti od ní bude cítit silný žár, při doteku způsobí zranění za 6kz </text:span><text:span text:style-name="T612">ohněm</text:span><text:span text:style-name="T631">, každé kolo je ale jeden cíl zraněn jen jednou. Dokud ji budeš udržovat </text:span><text:span text:style-name="T208">soustředěním</text:span><text:span text:style-name="T631">, nebude ji možné uhasit.</text:span></text:p>
      <text:h text:style-name="Heading_20_4" text:outline-level="4">Ledová stěna <text:span text:style-name="T635">*Kerach chomah*</text:span></text:h>
      <text:p text:style-name="P16">mistrovské kouzlo</text:p>
      <text:p text:style-name="P73">V linii, kterou načrtneš rukou nebo nějakým předmětem, <text:span text:style-name="T632">pomalu</text:span> <text:span text:style-name="T1007">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77">soustředěním</text:span><text:span text:style-name="T632">, neroztaje. Je ji ale možné rozbít jako obyčejný led. Jakmile se přestaneš </text:span><text:span text:style-name="T209">soustředit</text:span><text:span text:style-name="T632">, stěna přestane růst, i když ještě nedosáhla určené výšky. Začne také tát jako běžný led.</text:span></text:p>
      <text:h text:style-name="Heading_20_4" text:outline-level="4">Beranidlo <text:span text:style-name="T636">*Zelokvah*</text:span></text:h>
      <text:p text:style-name="P70">/<text:span text:style-name="T633">* V podstatě </text:span><text:span text:style-name="T210">telekinetický úder</text:span><text:span text:style-name="T633"> ze svitku, jen líp popsanej */</text:span></text:p>
      <text:p text:style-name="P70"><text:soft-page-break/>Kouzlo způsobí efekt jako jedna rána beranidlem. Vyrazí tedy obyčejné dveře (na bytelné je obvykle potřeba víc ran), může někoho srazit, vyrazit mu dech, atd.</text:p>
      <text:h text:style-name="P640" text:outline-level="4">Ledová dýka <text:span text:style-name="T634">* Kerach pygion*</text:span></text:h>
      <text:p text:style-name="P74"><text:span text:style-name="T201">pokročilé</text:span><text:span text:style-name="T207"> kouzlo</text:span></text:p>
      <text:p text:style-name="P63"><text:span text:style-name="T207">Útok:</text:span><text:span text:style-name="T385"> Duše + k6 proti F</text:span><text:span text:style-name="T390">inese</text:span><text:span text:style-name="T605"><text:line-break/></text:span><text:span text:style-name="T201">Zranění:</text:span> <text:span text:style-name="T608">4</text:span>kz <text:span text:style-name="T628">(</text:span><text:span text:style-name="T629">bodné</text:span><text:span text:style-name="T628">), odečítá se Zbroj</text:span><text:line-break/><text:span text:style-name="T201">Dosah:</text:span> <text:span text:style-name="T609">střední</text:span><text:line-break/><text:span text:style-name="T201">Rozsah:</text:span> 1 cíl</text:p>
      <text:p text:style-name="P71">Z tvé ruky na cíl vyletí ostrá dýka z tvrdého ledu. <text:span text:style-name="T630">V teple roztaje jako obyčejný led.</text:span></text:p>
      <text:p text:style-name="P71">/<text:span text:style-name="T1040">* TODO: Zbroj normálně snižuje zranění. Že by to ale mělo v základu větší zranění a menší účinek proti zbroji je ale zajímavá myšlenka.*/</text:span></text:p>
      <text:h text:style-name="Heading_20_3" text:outline-level="3">Úvahy</text:h>
      <text:p text:style-name="P406">IDEA: Kouzelník nemá žádné schopnosti. <text:span text:style-name="T201">Naslouchání kouzlům</text:span> je kouzlo (po dobu soustředění), <text:span text:style-name="T201">vyvolání přítele</text:span> taky.</text:p>
      <text:p text:style-name="P407">IDEA: Udělat mága jako psychického kouzelníka (iluze, duševní kouzla a podobně.)<text:line-break/>- asi ne. Snižovalo by to dost repertoár. Lepší asi bude, nechat na hráči, ať si to zařídí výběrem kouzel.</text:p>
      <text:p text:style-name="P407">IDEA: Oddělit nekromancii. Protiargument: Pokud ani mág nebude samostatná class, neměl by asi být ani nekromant. Nekromantická kouzla ale mohou vyjít extra (Necronomnicon?).</text:p>
      <text:p text:style-name="P407">IDEA: Nějak odměnit specializované kouzelníky.</text:p>
      <text:p text:style-name="P407"><text:soft-page-break/>- můžeš si brát jen psychická kouzla a iluze, ale umíš jich víc? (to by jich pak ale musel bejt strašně moc). Asi na to kašlat a nechat to na hráči</text:p>
      <text:p text:style-name="P408">IDEA: Rozdělit to podobně jako mimosmislovky nebo bojové šílenství/útok z obrany, ale jako celé kategorie. Tj. byla by nějaká základní, společná kouzla, a pak by si kouzelník vybral jednu školu extra.</text:p>
      <text:p text:style-name="P412">IDEA <text:span text:style-name="T1031">(</text:span><text:span text:style-name="T1033">sounds good</text:span><text:span text:style-name="T1031">!)</text:span>: N<text:span text:style-name="T642">ěkterá kouzla (třeba oživ neživého) by mohla vyžadovat znalost n kouzel z určité školy.<text:line-break/>- </text:span><text:span text:style-name="T868">asi by k tomu byla potřeba možnost přeučit se stávající kouzla na jiná (asi při přestupu? </text:span><text:span text:style-name="T869">Při přestupu se naučíš 2 nová kouzla a můžeš si místo dvou starých kouzel vybrat jiná</text:span><text:span text:style-name="T868">).<text:line-break/>- </text:span><text:span text:style-name="T870">komplikujou to svitky s kouzly. Musel bych na ně psát školu a kolik kouzel ze stejné školy musíš umět... </text:span><text:span text:style-name="T871">(na druhou stranu to zařídí, že nekromantské kouzlo nebude moct seslat jen tak někdo).</text:span></text:p>
      <text:list xml:id="list3835260091" text:style-name="L62">
        <text:list-item>
          <text:p text:style-name="P754"><text:span text:style-name="T871">ž</text:span><text:span text:style-name="T642">ivelná magie (elementalista)</text:span></text:p>
          <text:list>
            <text:list-item>
              <text:p text:style-name="P755">Sem by asi patřila i dračáková materiální kouzla (coby práce se živlem země)</text:p>
            </text:list-item>
          </text:list>
        </text:list-item>
        <text:list-item>
          <text:p text:style-name="P756">iluzorní magie (iluzionista)</text:p>
        </text:list-item>
        <text:list-item>
          <text:p text:style-name="P756">duševní magie (mág)</text:p>
        </text:list-item>
        <text:list-item>
          <text:p text:style-name="P756">nekromancie (nekromant)</text:p>
        </text:list-item>
      </text:list>
      <text:p text:style-name="P100">IDEA: Oživovací kouzla na jednotlivé druhy nemrtvých <text:span text:style-name="T1142">místo jednoho kouzla na všechny</text:span>.</text:p>
      <text:h text:style-name="P544" text:outline-level="3"><text:soft-page-break/>Schopnosti</text:h>
      <text:h text:style-name="P684" text:outline-level="7">+Encyklopedická paměť</text:h>
      <text:p text:style-name="P413"><text:span text:style-name="T201">základní schopnost, multiclassovatelná</text:span> (ať se dá něco brát i od kouzelníka)</text:p>
      <text:p text:style-name="P416">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641" text:outline-level="4">Naslouchání kouzlům</text:h>
      <text:p text:style-name="P414">TODO</text:p>
      <text:p text:style-name="P415"><text:span text:style-name="T201">Naslouchání kouzlům</text:span> není automatické, musíš <text:span text:style-name="T591">jej v jednom kole aktivovat a dále pak (za jeden mag) udržovat.</text:span></text:p>
      <text:list xml:id="list412439270" text:style-name="L63">
        <text:list-item>
          <text:p text:style-name="P767">Po dobu udržování „slyšíš“ všechna kouzla, která někdo seslal v dosahu tvého působení, nebo která působí na cíle v dosahu tvého působení.</text:p>
          <text:list>
            <text:list-item>
              <text:p text:style-name="P768"><text:soft-page-break/>Dokážeš zhruba určit směr a vzdálenost (asi jako kdyby to byl skutečný zvuk, který ovšem nijak neovlivňují fyzické překážky).</text:p>
            </text:list-item>
            <text:list-item>
              <text:p text:style-name="P769">Poznáš kouzla, která sám umíš seslat. U ostatních kouzel poznáš jen pod jakou školu patří (časoprostor, živly, atp.).</text:p>
            </text:list-item>
          </text:list>
        </text:list-item>
        <text:list-item>
          <text:p text:style-name="P770">Na zvýšení dosahu <text:span text:style-name="T590">naslouchání</text:span> můžeš použít magenergii, stejně jako když posiluješ kouzlo.</text:p>
        </text:list-item>
      </text:list>
      <text:h text:style-name="P539" text:outline-level="3">Schopnosti z DrD PPZ:</text:h>
      <text:p text:style-name="Example">Vyvolání přítele</text:p>
      <text:p text:style-name="P466">Odvracení neviděných</text:p>
      <text:p text:style-name="P3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75">in</text:span>a krása</text:p>
      <text:p text:style-name="Example">Metamorfóza</text:p>
      <text:p text:style-name="Example">Modré blesky</text:p>
      <text:p text:style-name="Example">Montyho čardáš</text:p>
      <text:p text:style-name="Example">Najdi neviděné</text:p>
      <text:p text:style-name="Example"><text:soft-page-break/>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75">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42" text:outline-level="3">Schopnosti z DrD PPP:</text:h>
      <text:p text:style-name="P14">Mág:</text:p>
      <text:p text:style-name="Example">Podrobování</text:p>
      <text:p text:style-name="Example">Mentální souboj</text:p>
      <text:p text:style-name="P9"><text:soft-page-break/>Kouzla:</text:p>
      <text:p text:style-name="Example">Bábelská rybka</text:p>
      <text:p text:style-name="Example">Beranidlo</text:p>
      <text:p text:style-name="Example">Bílá střela</text:p>
      <text:p text:style-name="Example">Břichomluvectví</text:p>
      <text:p text:style-name="P461">Cizí <text:span text:style-name="T579">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76">(1-3 cíle)</text:span></text:p>
      <text:p text:style-name="Example">Hromadná metamorfóza</text:p>
      <text:p text:style-name="Example">Hyperprostor II</text:p>
      <text:p text:style-name="Example">Kamenná zeď <text:span text:style-name="T580">(1.1)</text:span></text:p>
      <text:p text:style-name="Example">Kouzelná rušička <text:span text:style-name="T576">(brání v kouzlení)</text:span></text:p>
      <text:p text:style-name="P462">Ledová zeď <text:span text:style-name="T580">(1.1)</text:span></text:p>
      <text:p text:style-name="Example">Leť</text:p>
      <text:p text:style-name="Example"><text:soft-page-break/>Mrak smrti</text:p>
      <text:p text:style-name="Example">Najdi kouzla</text:p>
      <text:p text:style-name="Example">Najdi neviditelnost</text:p>
      <text:p text:style-name="Example">Najdi předmět</text:p>
      <text:p text:style-name="Example">Najdi zlo</text:p>
      <text:p text:style-name="P463">Neslyšitelnost (1.2)</text:p>
      <text:p text:style-name="P463">Neslyšitelnost do 4 sáhů (1.2)</text:p>
      <text:p text:style-name="Example">Neviditelnost do 4 sáhů</text:p>
      <text:p text:style-name="P463">Nevycítitelnost (1.2)</text:p>
      <text:p text:style-name="P463">Nevycítitelnost do 4 sáhů (1.2)</text:p>
      <text:p text:style-name="Example">Ohnivá koule</text:p>
      <text:p text:style-name="P465">Ohnivá zeď<text:span text:style-name="T580"> (1.2)</text:span></text:p>
      <text:p text:style-name="Example">Ochrana před šípy</text:p>
      <text:p text:style-name="Example">Oko</text:p>
      <text:p text:style-name="Example">Orxanův zámek</text:p>
      <text:p text:style-name="Example">Oživ neživého</text:p>
      <text:p text:style-name="Example">Pavučina <text:span text:style-name="T581">(1.1)</text:span></text:p>
      <text:p text:style-name="Example">Poslání</text:p>
      <text:p text:style-name="Example">Přelož</text:p>
      <text:p text:style-name="Example">Přelud nebezpečí <text:span text:style-name="T581">(1.1)</text:span></text:p>
      <text:p text:style-name="Example">Rozptyl kouzla</text:p>
      <text:p text:style-name="Example">Rudé blesky <text:span text:style-name="T577">(1-6 cílů)</text:span></text:p>
      <text:p text:style-name="Example"><text:soft-page-break/>Rychlý růst (to je spíš druid)</text:p>
      <text:p text:style-name="Example">Rychlé vadnutí <text:s/>(to je spíš druid)</text:p>
      <text:p text:style-name="Example">Svaž postavu</text:p>
      <text:p text:style-name="Example">Zabij</text:p>
      <text:p text:style-name="Example">Zaklep</text:p>
      <text:p text:style-name="P464"><text:span text:style-name="T581">Zamkni</text:span> (1.2)</text:p>
      <text:p text:style-name="Example">Zašifruj</text:p>
      <text:p text:style-name="Example">Zataras vchod <text:span text:style-name="T581">(1.1)</text:span></text:p>
      <text:p text:style-name="Example">Zdvojení (mirror image)</text:p>
      <text:p text:style-name="Example">Zesměšni</text:p>
      <text:p text:style-name="Example">Zmatek</text:p>
      <text:p text:style-name="Example">Zmiz</text:p>
      <text:p text:style-name="Example">Žluté blesky <text:span text:style-name="T581">(jen 1 cíl, ale nízká pravděpodonost zásahu)</text:span></text:p>
      <text:h text:style-name="P541" text:outline-level="3">Schopnosti z DrD PPE:</text:h>
      <text:p text:style-name="P106">Schopnosti</text:p>
      <text:p text:style-name="P473">Naslouchání kouzlům</text:p>
      <text:p text:style-name="Example">Tvorba svitků</text:p>
      <text:p text:style-name="Example">Čarodějova hůl – asi spíš kouzelný předmět <text:span text:style-name="T1030">(ale stvořit by ho klidně mohl umět kouzelník)</text:span></text:p>
      <text:p text:style-name="P106">Kouzla</text:p>
      <text:p text:style-name="Example">Améba <text:span text:style-name="T1010">(protékání skrz štěrbiny a podobně – trochu se to bude bít se zlodějskou ohebností, respektive bude to silnější. Jako kouzlo to ale sedí víc...)</text:span></text:p>
      <text:p text:style-name="Example"><text:soft-page-break/>Barevná změna <text:span text:style-name="T1010">(Přebarvi?)</text:span></text:p>
      <text:p text:style-name="Example">Bledý blesk <text:span text:style-name="T1010">(fákt velká rána. Asi nebrat, blesků je dost)</text:span></text:p>
      <text:p text:style-name="Example">Bledý blesk kulový <text:span text:style-name="T1010">(kulové blesky nebrat)</text:span></text:p>
      <text:p text:style-name="P474">Blesky kulové <text:span text:style-name="T1010">(kulové blesky nebrat)</text:span></text:p>
      <text:p text:style-name="P474">Blesky průrazné <text:span text:style-name="T1010">(průrazné blesky nebrat)</text:span></text:p>
      <text:p text:style-name="Example">Cestář <text:span text:style-name="T1011">(vytvoří dlážděnou cestu – asi nebrat... Tvořit by měl jít oheň, led a podobně, ne fyzické věci)</text:span></text:p>
      <text:p text:style-name="P474">Černý blesk kulový <text:span text:style-name="T1010">(kulové blesky nebrat)</text:span></text:p>
      <text:p text:style-name="Example">Davová hypnóza <text:span text:style-name="T1011">(spíš ne. Když už, tak by to měla bejt siccovská či bardovská schopnost. Nebo možná válečnická?).</text:span></text:p>
      <text:p text:style-name="Example">Dlouhá ruka <text:span text:style-name="T1011">(vytvoří neviditelnou končetinu – možná. Duplikuje to telekinezi. Možná spíš ruka ve stylu Saxány?)</text:span></text:p>
      <text:p text:style-name="Example">Dotyk upíra <text:span text:style-name="T1011">(upíjí úrovně – to asi nebrat)</text:span></text:p>
      <text:p text:style-name="Example">Duševní rozštěp <text:span text:style-name="T1011">(vygumuje inteligenci cíle)</text:span></text:p>
      <text:p text:style-name="Example">Granátové jablko (lepší ohnivá hlína, nebrat)</text:p>
      <text:p text:style-name="Example">Hrom a blesky (dobré, ale možná spíš pro druida? I když, je to iluze, <text:span text:style-name="T1012">takže kouzelník. Možná obecně efekty v podobném stylu</text:span>)</text:p>
      <text:p text:style-name="Example">Chlad hvězd <text:span text:style-name="T1012">(zranění mrazem – to by asi šlo)</text:span></text:p>
      <text:p text:style-name="Example">Jídlonoš <text:span text:style-name="T1012">(iluzorní jídlo – asi proč ne)</text:span></text:p>
      <text:p text:style-name="Example">Klika <text:span text:style-name="T1013">(kouzlo pro démony – hází se dvakrát, vybírá se lepší z hodů)</text:span></text:p>
      <text:p text:style-name="Example">Kouzlo spánku <text:span text:style-name="T1013">(spánek je asi dobrý kouzlo. IDEA: únava by se normálně počítala jako odečtené životy, podobně jako paralýza)</text:span></text:p>
      <text:p text:style-name="Example">Lazebník <text:span text:style-name="T1014">(tohle bylo moje oblíbené kouzlo. A asi proč ne.)</text:span></text:p>
      <text:p text:style-name="Example">Ledový blesk <text:span text:style-name="T1014">(blesk na 7 tvorů – obecně to je divný kouzlo, asi nebrat)</text:span></text:p>
      <text:p text:style-name="Example"><text:soft-page-break/>Lomený plamen <text:span text:style-name="T1014">(moc se mi to nelíbí, ale nějaký zajímavější útočný kouzla to chce)</text:span></text:p>
      <text:p text:style-name="Example">Magický provaz <text:span text:style-name="T1014">(lano poslouchá příkazy. Asi jo. Je to každopádně cool kouzlo.) (Očaruj lano?)</text:span></text:p>
      <text:p text:style-name="Example">Metamorfóza II <text:span text:style-name="T1014">(dvojky čehokoliv nebrat)</text:span></text:p>
      <text:p text:style-name="Example">Mluv s mrtvými <text:span text:style-name="T1014">(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014">(asi ne. Pokud bude kouzelnická hůl magický předmět, tak tohle může být její vlastnost. Jako kouzlo je to slabé a nezajímavé).</text:span></text:p>
      <text:p text:style-name="Example">Najdi teleport <text:span text:style-name="T1014">(nebrat)</text:span></text:p>
      <text:p text:style-name="P475">Napískání si <text:span text:style-name="T101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1015">(asi jo. Určitě mistrovské kouzlo)</text:span></text:p>
      <text:p text:style-name="Example">Neviditelná zbroj <text:span text:style-name="T1015">(možná, ale jako udržované kouzlo a nebude se sčítat s těžkou zbrojí – ani nepůjde vykouzlit, pokud už cíl zbroj má).</text:span></text:p>
      <text:p text:style-name="Example">Odzbrojení <text:span text:style-name="T1015">(tohle je asi moc specifické. Obecně by to mohlo být vyražení předmětu z ruky, nebo třeba i sražení z police apod.)</text:span></text:p>
      <text:p text:style-name="Example">Ohniví koně <text:span text:style-name="T1015">(tohle by asi spíš měl bejt rituál)</text:span></text:p>
      <text:p text:style-name="Example">Ohnivý bič <text:span text:style-name="T1016">(jo! hezký kouzlo. Otázka je, jestli by se s tím pak mělo bojovat Duší nebo Finesou – asi spíš Finesou?)</text:span></text:p>
      <text:p text:style-name="Example">Orlí oči <text:span text:style-name="T1017">(nebrat. Duplikuje to elfskou raciálku a mělo by to být spíš hraničářské kouzlo)</text:span></text:p>
      <text:p text:style-name="Example"><text:soft-page-break/>Pamatuj <text:span text:style-name="T101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18">(asi nebrat, duplikuje Magický štít)</text:span></text:p>
      <text:p text:style-name="Example">Pekelný oheň <text:span text:style-name="T1018">(zní to divně. I když...)</text:span></text:p>
      <text:p text:style-name="Example">Pírko <text:span text:style-name="T1018">(asi proč ne. Na zvedání fakt těžkých předmětů dobré. Potenciální zneužití v boji – možná to bude vyžadovat dotyk?)</text:span></text:p>
      <text:p text:style-name="Example">Plošný hyperprostor <text:span text:style-name="T1018">(nebrat)</text:span></text:p>
      <text:p text:style-name="Example">Pomocníci <text:span text:style-name="T1018">(nebrat. I když – mohli by společně zvládnout jen to, co kouzelník sám. Takže jako kdyby se kouzelník zduplikoval, co se fyzické práce týče.)</text:span></text:p>
      <text:p text:style-name="Example">Portál <text:span text:style-name="T1019">(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020">(zprávu přenáší drozd – to je jasně druidské kouzlo)</text:span></text:p>
      <text:p text:style-name="Example">Povolej bytost <text:span text:style-name="T1020">(tohle moc kecá do řemesla theurgům – homunkulus, golem. Takže asi nebrat) (I když, mohl by to bejt nějakej fantóm – jako varan v laborce).</text:span></text:p>
      <text:p text:style-name="Example">Procházení zdí <text:span text:style-name="T1020">(nebrat!)</text:span></text:p>
      <text:p text:style-name="Example">Průchodná zeď <text:span text:style-name="T1020">(nebrat!)</text:span></text:p>
      <text:p text:style-name="Example">Převtělení <text:span text:style-name="T1020">(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1021">(dočasnej heal – asi nebrat, to se ke kouzelníkovi nehodí. Možná nekromancie)</text:span></text:p>
      <text:p text:style-name="Example">Schodiště <text:span text:style-name="T1022">(schody se zhmotňujou pod nohama a zase mizej. Možná jo, jako mistrovský kouzlo. Je to každopádně cool.)</text:span></text:p>
      <text:p text:style-name="Example">Smrtící déšť <text:span text:style-name="T1022">(jako ohnivý déš</text:span><text:span text:style-name="T867">ť, takže asi proč ne. Možná ale spíš pro nekromata</text:span><text:span text:style-name="T1022">).</text:span></text:p>
      <text:p text:style-name="Example">Smrtící koule <text:span text:style-name="T1022">(vysává cíli magy, pak bouchne. To samozřejmě nepůjde. Podle jména je to spíš kouzlo pro nekromata)</text:span></text:p>
      <text:p text:style-name="Example">Soví oči <text:span text:style-name="T1022">(duplikuje elfskou raciálku, nebrat)</text:span></text:p>
      <text:p text:style-name="Example">Sprav (tohle je rituál, viz Zatopený důl)</text:p>
      <text:p text:style-name="Example">Sršatec <text:span text:style-name="T1022">(v podstatě ball lightning z PoE. Asi proč ne, je to cool)</text:span></text:p>
      <text:p text:style-name="Example">Světelný most <text:span text:style-name="T1023">(most, který unese jen živé tvory. Hmm... Možná. Spíš by měl unést jen nehmotné tvory. To ale zas asi nebude mít praktické využití...)</text:span></text:p>
      <text:p text:style-name="Example">Světlonoš <text:span text:style-name="T1023">(zdroj světla, kterým může kouzelník hýbat. Asi proč ne.)</text:span></text:p>
      <text:p text:style-name="Example">Šenkýř <text:span text:style-name="T1024">(iluzorní nápoj – proč ne.)</text:span></text:p>
      <text:p text:style-name="Example">Temný úder <text:span text:style-name="T1025">(zraňuje za hpčka kouzleníka. Zní to jako nekromancie.)</text:span></text:p>
      <text:p text:style-name="Example">Tlampač <text:span text:style-name="T1026">(zesílený kouzelníkův hlas se ozývá po celém prostoru. Bude to duplikovat válečnický hromový hlas, ale asi proč ne. Je to celkem cool efekt)</text:span></text:p>
      <text:p text:style-name="Example">Tlumočník <text:span text:style-name="T1027">(překládací kouzla se mi moc nelíbí. Možná kdyby jako materiální komponenta byl slovník...)</text:span></text:p>
      <text:p text:style-name="Example">Třpytivá zář <text:span text:style-name="T1028">(plošné oslepení. Asi jo, kouzelník určitě se světlem pracovat umí)</text:span></text:p>
      <text:p text:style-name="Example">Uhas <text:span text:style-name="T1028">(v zásadě jo, ale možná je to moc specializované. Hasit navíc bude umět protoplazma, to je možná víc cool)</text:span></text:p>
      <text:p text:style-name="Example"><text:soft-page-break/>Ukliď <text:span text:style-name="T1028">(pomocníčci zní líp. Ti by ostatně mohli řešit i posluhování při oblékání, hygienu a tak)</text:span></text:p>
      <text:p text:style-name="Example">Usni <text:span text:style-name="T1028">(spánek jsem už řešil – v zásadě jo, ale asi nemá smysl, mít na to dvě různá kouzla)</text:span></text:p>
      <text:p text:style-name="Example">Velké ochranné kouzlo <text:span text:style-name="T1028">(tohle zní jako rituál na ochranu nějakého místa. Třeba hradu.)</text:span></text:p>
      <text:p text:style-name="Example">Vezmi hůl <text:span text:style-name="T1029">(teleportace předmětu, který kouzelník držel v ruce? Čistě na hůl je to zbytečně moc omezené).</text:span></text:p>
      <text:p text:style-name="Example">Vidění dvojmo <text:span text:style-name="T1029">(iluze – asi proč ne)</text:span></text:p>
      <text:p text:style-name="Example">Vidění skrz zeď <text:span text:style-name="T1029">(nebrat)</text:span></text:p>
      <text:p text:style-name="Example">Všepronikání <text:span text:style-name="T1029">(nebrat)</text:span></text:p>
      <text:p text:style-name="Example">Vzpomeň <text:span text:style-name="T1029">(možná. Spíš by se mi to ale líbilo jako efekt hypnózy – cíl si může vzpomenout i na něco, co si vědomě nevybavuje).</text:span></text:p>
      <text:p text:style-name="Example">Zapomeň <text:span text:style-name="T1029">(tohle taky zní jako posthypnoťák. Možná by to ale nemusel bejt rituál a mohlo by to vydržet jen po dobu udržování kouzla).</text:span></text:p>
      <text:p text:style-name="Example">Zapůjčení (druid. <text:span text:style-name="T1029">I když, tohle je do humanoidů, to by asi šlo</text:span>)</text:p>
      <text:p text:style-name="Example">Zastav hraničáře <text:span text:style-name="T1029">(nebrat)</text:span></text:p>
      <text:p text:style-name="P476">Zastav <text:span text:style-name="T1029">kouzla (to je divný, </text:span><text:span text:style-name="T212">ticho</text:span><text:span text:style-name="T1029"> je asi lepší)</text:span></text:p>
      <text:p text:style-name="P476"><text:span text:style-name="T1029">Zažeň únavu (iluze? Moc se mi to nelíbí...)</text:span> </text:p>
      <text:p text:style-name="P476">Z<text:span text:style-name="T1029">hasni (duplikuje Uhas, a tudíž i protoplazmu. Ale je to cool. Mohlo by to zhasnout úplně všechna světla široko daleko).</text:span></text:p>
      <text:p text:style-name="P477">Zmrzlý blesk (stvoří ledovou kouli, kterou může kouzelník nechat vybuchnout. Zajímavé, ale jméno se k tomu nehodí. Orb of ice?)</text:p>
      <text:p text:style-name="P477">Zpomalení (efekt zpomalení. Trochu duplikuje protoplazmu, ale jinak asi proč ne).</text:p>
      <text:h text:style-name="P545" text:outline-level="3"><text:soft-page-break/>Kouzla z Dakara<text:span text:style-name="T1169">_dungeoncrawl_resource_0.1_A5</text:span></text:h>
      <text:p text:style-name="P139">Odzbrojení</text:p>
      <text:p text:style-name="P139">Ohnivý bič (sounds cool)</text:p>
      <text:p text:style-name="P141">Pekelný oheň (udržované plameny?)</text:p>
      <text:p text:style-name="P141">Portál (to nebude kouzlo, ale magický item)<text:line-break/>- <text:span text:style-name="T1677">bude to kouzlo, je ale třeba nejdřív připravit dva průchody.</text:span></text:p>
      <text:p text:style-name="P142">Sprav<text:line-break/>- <text:span text:style-name="T1677">trpaslický rituál Oprava</text:span></text:p>
      <text:p text:style-name="P142">Tlampač</text:p>
      <text:p text:style-name="P142">Oslnivý záblesk (Třytivá zář)</text:p>
      <text:p text:style-name="P143">Ostraha (kouzelník ví, že do dosahu někdo vstoupil – vzbudí ho to. Není třeba vytvářet materiální komponenty)</text:p>
      <text:p text:style-name="P143">Detekční značky (detekují oblast mezi nimi)</text:p>
      <text:p text:style-name="P142">Ukliď (moc konkrétní, na to stačí udržovaná telekineze, respektive magické prsty. Jo jasně a nefunguje to jako wish, kouzelník se na to stále musí soustředit a myslet na to, čím kam hýbe).</text:p>
      <text:p text:style-name="P142"><text:span text:style-name="T1168">Magický štít (</text:span>Magická bariéra – ochranná kupole)</text:p>
      <text:p text:style-name="P144">Zpomalení (sounds cool, postihy)</text:p>
      <text:p text:style-name="P139">Orlí oči (dalekohled. Spíš přírodní magie)</text:p>
      <text:p text:style-name="P140">Metamorfóza</text:p>
      <text:p text:style-name="P140">Montyho čardáš</text:p>
      <text:p text:style-name="P140"><text:soft-page-break/>Zenerova karta</text:p>
      <text:p text:style-name="P140">Bílá střela</text:p>
      <text:p text:style-name="P140">Clona myšlenek</text:p>
      <text:p text:style-name="P140">Dubl</text:p>
      <text:p text:style-name="P140">Dveřník (procházení pevnou hmotou – asi ne)</text:p>
      <text:p text:style-name="P140">Fata morgána</text:p>
      <text:p text:style-name="P145">Přelud</text:p>
      <text:p text:style-name="P140">Kamenná zeď (tvoření hmoty asi ne, maximálně opracovat stávající – nebo ji tam nechat pomalu vyrůst)</text:p>
      <text:p text:style-name="P140">Ledová zeď</text:p>
      <text:p text:style-name="P140">Kouzelná rušička</text:p>
      <text:p text:style-name="P140">Leť (zůstal bych u metamorfózy)</text:p>
      <text:p text:style-name="P140">Mrak smrti</text:p>
      <text:p text:style-name="P140">Najdi kouzla (asi raději astral perception?)</text:p>
      <text:p text:style-name="P140">Najdi neviditelnost</text:p>
      <text:p text:style-name="P140">Najdi předmět (ale jo, proč ne, sympatetická magie)</text:p>
      <text:p text:style-name="P140">Ohnivá koule</text:p>
      <text:p text:style-name="P140">Ohnivá zeď (na rozdíl od kammenné proč ne)</text:p>
      <text:p text:style-name="P146">Plamenný oblouk (vyšlehne z jedné ruky do druhé)</text:p>
      <text:p text:style-name="P140">Ochrana před šípy (<text:span text:style-name="T1173">Forma telekineze?</text:span>)</text:p>
      <text:p text:style-name="P140"><text:soft-page-break/>Oko (k čemu, když má kouzelník nahlížení? Možná k tomu, že to může ovládat?)</text:p>
      <text:p text:style-name="P147">Magická šifra (Zašifruj) (magická šifra s heslem? Rozšifruje se opět tím samým kouzlem)</text:p>
      <text:p text:style-name="P142">Schodiště (sounds cool, nemá to hmotnout podstatu)</text:p>
      <text:p text:style-name="P177">Světelný most (stejný princip jako schodiště)</text:p>
      <text:h text:style-name="Heading_20_5" text:outline-level="5">Patří k jinému povolání</text:h>
      <text:p text:style-name="P148">Améba (protékání úzkými prostory – ne, to bude mít zloděj)</text:p>
      <text:h text:style-name="Heading_20_5" text:outline-level="5">Moc silné <text:span text:style-name="T1173">nebo nevhodné</text:span></text:h>
      <text:p text:style-name="P139">Magický provaz (to by možná měl být spíš magický item?)</text:p>
      <text:p text:style-name="P149">Procházení zdí</text:p>
      <text:p text:style-name="P149">Průchodná zeď</text:p>
      <text:p text:style-name="P150">Zesměšni (ne – plastika nebude takhle jednoduchá)</text:p>
      <text:p text:style-name="P150">Zmiz (ne)</text:p>
      <text:p text:style-name="P140">Najdi zlo (určitě ne)</text:p>
      <text:p text:style-name="P151">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40">Oživ neživého (do základu určitě ne)</text:p>
      <text:p text:style-name="P142">Smrtící déšť</text:p>
      <text:p text:style-name="P149"><text:soft-page-break/>Převtělení (přenos duše – sounds cool, spíš psychický mág nebo nekromant a určitě high level kouzlo. <text:span text:style-name="T1174">Nekromant, duše jsou nekromantická záležitost, psychický mág pracuje s myslí</text:span>)</text:p>
      <text:p text:style-name="P79">Mluv s mrtvými (asi ne základní kouzelník, to je spíš pro nekromanta)</text:p>
      <text:h text:style-name="Heading_20_5" text:outline-level="5">Přírodní magie</text:h>
      <text:p text:style-name="P142">Soví oči (přírodní magie)</text:p>
      <text:p text:style-name="P142">Oslepení (přírodní magie)</text:p>
      <text:p text:style-name="P144">Zapůjčení (přírodní magie)</text:p>
      <text:p text:style-name="P144">Strach (přírodní magie)</text:p>
      <text:p text:style-name="P140">Pavučina (asi taky ne – <text:span text:style-name="T1175">přírodní magie, když už</text:span>)</text:p>
      <text:p text:style-name="P140">Cizí oči (přírodní magie)</text:p>
      <text:p text:style-name="P140">Cizí uši (přírodní magie)</text:p>
      <text:p text:style-name="P145">Rychlý růst (přírodní magie)</text:p>
      <text:p text:style-name="P145">Rychlé vadnutí (fuj)</text:p>
      <text:h text:style-name="Heading_20_5" text:outline-level="5">Psychická magie</text:h>
      <text:p text:style-name="P140">Hypnóza</text:p>
      <text:p text:style-name="P146">Změň podobu (iluze)</text:p>
      <text:p text:style-name="P152">Zapomeň (psychická magie)</text:p>
      <text:p text:style-name="P152">Vzpomeň (asi sloučit vzpomínání a zapomínání pod manipulaci s pamětí)</text:p>
      <text:p text:style-name="P145">Poslání (ne)</text:p>
      <text:p text:style-name="P150"><text:soft-page-break/>Zmatek</text:p>
      <text:p text:style-name="P153">Zdvojení (spíš ne – <text:span text:style-name="T1176">leda jako iluze</text:span>)</text:p>
      <text:p text:style-name="P139">Spánek</text:p>
      <text:p text:style-name="P140">Sugesce</text:p>
      <text:p text:style-name="P140">Bábelská rybka</text:p>
      <text:p text:style-name="P178">Přelož</text:p>
      <text:h text:style-name="Heading_20_3" text:outline-level="3">Kouzla z OSR_0.0.44_spells_A5</text:h>
      <text:h text:style-name="P642" text:outline-level="4">Najdi kouzla</text:h>
      <text:p text:style-name="P155">Po dobu soustředění <text:span text:style-name="T1179">poznáš</text:span> kouzla a magické předměty:</text:p>
      <text:list xml:id="list191746135" text:style-name="L64">
        <text:list-item>
          <text:p text:style-name="P772">Neaktivní (nepřipoutané) magické předměty mají slabě modrou auru.</text:p>
        </text:list-item>
        <text:list-item>
          <text:p text:style-name="P772">Připoutané magické předměty <text:span text:style-name="T1180">mají jasnou bílou auru (svítí asi jako svíčka)</text:span>.</text:p>
        </text:list-item>
        <text:list-item>
          <text:p text:style-name="P773">Kouzlem <text:span text:style-name="T1181">s</text:span>tvořená hmota velmi slabě září.</text:p>
        </text:list-item>
      </text:list>
      <text:p text:style-name="P156">Poznáš například, jestli má kouzlo ze svitku někdo předseslané. Můžeš takto snadno najít magický předmět po tmě, ale nikoliv předmět schovaný v truhle. Auru a záři vidíš pouze ty.</text:p>
      <text:p text:style-name="P156">/* <text:span text:style-name="T1182">Hmm, sakra – tohle asi umožní spolehlivě vidět magické pasti, to možná není dobře. I když, postava pozná pouze to, že tam je past, ne už jaká a co dělá */</text:span></text:p>
      <text:h text:style-name="P642" text:outline-level="4">Mlha</text:h>
      <text:p text:style-name="P17">Elfské kouzlo <text:span text:style-name="T1183">(ale taky třeba goblinské)</text:span></text:p>
      <text:p text:style-name="P157"><text:soft-page-break/><text:span text:style-name="T1184">Po dobu </text:span><text:span text:style-name="T267">soustředění</text:span><text:span text:style-name="T1184"> z tebe bude vycházet hustá mlha</text:span>. <text:span text:style-name="T1185">Poté nezmizí</text:span><text:span text:style-name="T479">, </text:span><text:span text:style-name="T480">vydrží</text:span><text:span text:style-name="T481"> stejně jako obyčejná.</text:span> <text:span text:style-name="T1185">Je těžší než vzduch, takže se drží u země.</text:span> <text:span text:style-name="T1184">Zcela zaplnit místnost velikosti stodoly trvá zhruba minutu</text:span>.</text:p>
      <text:h text:style-name="P643" text:outline-level="4">Dým</text:h>
      <text:p text:style-name="P17">Trpaslické kouzlo</text:p>
      <text:p text:style-name="P157"><text:span text:style-name="T1184">Po dobu </text:span><text:span text:style-name="T267">soustředění</text:span><text:span text:style-name="T1184"> z tebe bude vycházet hustý, štiplavý dým</text:span>. <text:span text:style-name="T1186">Poté nezmizí</text:span><text:span text:style-name="T479">, </text:span><text:span text:style-name="T480">vydrží</text:span><text:span text:style-name="T481"> stejně jako obyčej</text:span><text:span text:style-name="T482">ný</text:span><text:span text:style-name="T481">.</text:span> Dá se v něm normálně dýchat, <text:span text:style-name="T1187">ale není v něm vůbec vidět</text:span>. <text:span text:style-name="T1188">Je lehčí než vzduch, takže pomalu stoupá vzhůru. Zcela zaplnit místnost velikosti stodoly trvá zhruba minutu</text:span>.</text:p>
      <text:h text:style-name="P644" text:outline-level="4">Přenos myšlenek</text:h>
      <text:p text:style-name="P158"><text:span text:style-name="T201">Dosah:</text:span> <text:span text:style-name="T1189">dohled nebo dotyk (10b)</text:span></text:p>
      <text:p text:style-name="P159">Po dobu <text:span text:style-name="T201">soustředění</text:span> můžeš telepaticky promlouvat ke komukoliv, koho vidíš, <text:span text:style-name="T1190">nebo koho se dotýkáš</text:span>. Dotyčnému to bude připadat jako břichomluvectví. Nedokážeš takto číst myšlenky.</text:p>
      <text:h text:style-name="P645" text:outline-level="4">Děs</text:h>
      <text:p text:style-name="P176"><text:span text:style-name="T268">Hod</text:span><text:span text:style-name="T269">: +</text:span><text:span text:style-name="T270">2</text:span><text:span text:style-name="T271"> </text:span><text:span text:style-name="T272">proti Duši</text:span><text:span text:style-name="T271"> (</text:span><text:span text:style-name="T270">6</text:span><text:span text:style-name="T271">b)</text:span><text:span text:style-name="T273"><text:line-break/></text:span><text:span text:style-name="T274">Dosah:</text:span><text:span text:style-name="T483"> </text:span><text:span text:style-name="T484">krátký</text:span><text:span text:style-name="T485"> (</text:span><text:span text:style-name="T484">1</text:span><text:span text:style-name="T485">b)</text:span><text:span text:style-name="T273"><text:line-break/></text:span><text:span text:style-name="T275">Rozsah: 1 cíl </text:span><text:span text:style-name="T276">(0b)</text:span><text:span text:style-name="T275"><text:line-break/></text:span><text:span text:style-name="T277">Efekt: </text:span><text:span text:style-name="T278">Úprk</text:span><text:span text:style-name="T277"> (</text:span><text:span text:style-name="T279">9</text:span><text:span text:style-name="T277">b)</text:span></text:p>
      <text:p text:style-name="P160"><text:span text:style-name="T1191">P</text:span>okud se cíl neubrání, zchvátí jej smrteln<text:span text:style-name="T1192">ý</text:span> <text:span text:style-name="T280">děs</text:span>. Počínaje dalším kolem se dá na panický útěk <text:span text:style-name="T1193">a nezastaví se, dokud se</text:span> nedostane do bezpečí. <text:span text:style-name="T1194">Když nemá kam utéct, berte tvůj hod jako </text:span><text:span text:style-name="T281">vytvoření nevýhody</text:span><text:span text:style-name="T1193"> proti Duši. Dokud trvá tvé </text:span><text:span text:style-name="T281">soustředění</text:span><text:span text:style-name="T1193">, nedokáže tě nijak ohrozit.</text:span></text:p>
      <text:h text:style-name="P646" text:outline-level="4"><text:soft-page-break/>Aura <text:span text:style-name="T1195">odvahy</text:span></text:h>
      <text:p text:style-name="P18"><text:span text:style-name="T1196">Dosah:</text:span><text:span text:style-name="T483"> </text:span><text:span text:style-name="T486">krátký</text:span><text:span text:style-name="T485"> (</text:span><text:span text:style-name="T487">1</text:span><text:span text:style-name="T485">b)</text:span><text:span text:style-name="T1197"><text:line-break/>Rozsah:</text:span><text:span text:style-name="T483"> </text:span><text:span text:style-name="T488">všechno v dosahu </text:span><text:span text:style-name="T489">(</text:span><text:span text:style-name="T490">6</text:span><text:span text:style-name="T489">b)</text:span></text:p>
      <text:p text:style-name="P161">Po dobu <text:span text:style-name="T201">soustředění</text:span> <text:span text:style-name="T1198">kolem tebe bude neviditelná aura dodávající odvahu. Všichni uvnitř, s výjimkou těch, které určíš, jsou</text:span> <text:span text:style-name="T1199">imunní proti jakékoliv formě </text:span><text:span text:style-name="T282">strachu</text:span><text:span text:style-name="T1199"> i </text:span><text:span text:style-name="T282">děsu</text:span><text:span text:style-name="T1199"> a dokáží dělat věci, k nimž by se jinak neodhodlali.</text:span></text:p>
      <text:h text:style-name="P642" text:outline-level="4">Aura strachu</text:h>
      <text:p text:style-name="P18"><text:span text:style-name="T1200">Hod</text:span>: +<text:span text:style-name="T1196">1 proti Duši (3b)<text:line-break/>Dosah:</text:span><text:span text:style-name="T483"> </text:span><text:span text:style-name="T486">krátký</text:span><text:span text:style-name="T485"> (</text:span><text:span text:style-name="T487">1</text:span><text:span text:style-name="T485">b)</text:span><text:span text:style-name="T1197"><text:line-break/>Rozsah:</text:span><text:span text:style-name="T483"> </text:span><text:span text:style-name="T488">všechno v dosahu </text:span><text:span text:style-name="T489">(</text:span><text:span text:style-name="T490">6</text:span><text:span text:style-name="T489">b)<text:line-break/></text:span><text:span text:style-name="T1201">Efekt: Vytvoření nevýhody (6b)</text:span></text:p>
      <text:p text:style-name="P165">Po dobu <text:span text:style-name="T201">soustředění</text:span> kolem tebe bude zlověstná aura <text:span text:style-name="T201">strachu</text:span>. Každý, kdo <text:span text:style-name="T1202">se v ní nachází, nebo do ní později</text:span> vstoupí, <text:span text:style-name="T1203">s výjimkou cílů, které z účinku vyloučíš,</text:span> se musí bránit Duší proti <text:span text:style-name="T201">vytvoření nevýhody</text:span> tvým hodem na seslání. <text:span text:style-name="T1204">Kdo se jednou ubrání, znovu si už házet nemusí. Strach trvá i po opuštění dosahu kouzla. Ukončením tvého </text:span><text:span text:style-name="T283">soustředění</text:span><text:span text:style-name="T1204"> strach pomine a spolu s ním i z něj plynoucí nevýhody.</text:span></text:p>
      <text:h text:style-name="P647" text:outline-level="4">Aura <text:span text:style-name="T1205">moci</text:span></text:h>
      <text:p text:style-name="P18"><text:span text:style-name="T1206">H</text:span>od: +<text:span text:style-name="T1207">5 na obranu (jen 9b, protože +2 je z plné obrany)<text:line-break/>Dosah:</text:span><text:span text:style-name="T483"> </text:span><text:span text:style-name="T491">krátký </text:span><text:span text:style-name="T492">(1b)</text:span><text:span text:style-name="T1197"><text:line-break/>Rozsah:</text:span><text:span text:style-name="T483"> </text:span><text:span text:style-name="T488">všechno v dosahu </text:span><text:span text:style-name="T489">(</text:span><text:span text:style-name="T493">6</text:span><text:span text:style-name="T489">b)</text:span></text:p>
      <text:p text:style-name="P802"><text:soft-page-break/>Po dobu <text:span text:style-name="T201">soustředění</text:span> <text:span text:style-name="T1208">vyzařuješ takový majestát, že se ti inteligentní <text:s/>bytosti budou zdráhat ublížit</text:span>. <text:span text:style-name="T1209">Místo všech hodů na obranu si proti nim házíš </text:span><text:span text:style-name="T494">na seslání</text:span><text:span text:style-name="T1210">. Pokud je cíl proti strachu imunní, nebo nemá žádnou inteligenci (pasti, zvířata), nebo útočí ze střední nebo větší vzdálenosti, bráníš se normálně.</text:span></text:p>
      <text:h text:style-name="P642" text:outline-level="4">Světlo</text:h>
      <text:p text:style-name="P166"><text:span text:style-name="T201">Dosah:</text:span> <text:span text:style-name="T495">krátký </text:span><text:span text:style-name="T496">(1b)</text:span><text:line-break/><text:span text:style-name="T201">Rozsah:</text:span> 1 předmět</text:p>
      <text:p text:style-name="P176"><text:span text:style-name="T1211">Po dobu </text:span><text:span text:style-name="T284">soustředění</text:span><text:span text:style-name="T497"> </text:span><text:span text:style-name="T498">bude předmět svítit. </text:span><text:span text:style-name="T499">M</text:span><text:span text:style-name="T500">ůžeš libovolně měnit </text:span><text:span text:style-name="T499">barvu světla a jeho intenzitu.</text:span><text:span text:style-name="T500"> </text:span><text:span text:style-name="T501">N</text:span><text:span text:style-name="T500">ejvyšší možná </text:span><text:span text:style-name="T502">odpovídá</text:span><text:span text:style-name="T500"> lucern</text:span><text:span text:style-name="T502">ě</text:span><text:span text:style-name="T500">.</text:span></text:p>
      <text:h text:style-name="P642" text:outline-level="4">Tma</text:h>
      <text:p text:style-name="P166"><text:span text:style-name="T201">Dosah:</text:span> <text:span text:style-name="T495">krátký </text:span><text:span text:style-name="T496">(1b)</text:span><text:line-break/><text:span text:style-name="T201">Rozsah:</text:span> 1 předmět</text:p>
      <text:p text:style-name="P119"><text:span text:style-name="T500">Sesílá se na </text:span><text:span text:style-name="T503">zdroj světla. </text:span><text:span text:style-name="T500">Po </text:span><text:span text:style-name="T504">dobu </text:span><text:span text:style-name="T285">soustředění</text:span><text:span text:style-name="T505"> </text:span><text:span text:style-name="T506">zcela pohltí</text:span><text:span text:style-name="T503"> </text:span><text:span text:style-name="T506">s</text:span><text:span text:style-name="T503">větlo </text:span><text:span text:style-name="T507">do síly</text:span><text:span text:style-name="T503"> </text:span><text:span text:style-name="T507">lucerny</text:span><text:span text:style-name="T503">, silnější pouze utlumí. Sluneční světlo toto kouzlo neovlivní. Po </text:span><text:span text:style-name="T508">u</text:span><text:span text:style-name="T503">končení </text:span><text:span text:style-name="T286">soustředění</text:span><text:span text:style-name="T503"> se intenzita </text:span><text:span text:style-name="T509">zdroje světla</text:span><text:span text:style-name="T503"> vrátí do přirozeného stavu.</text:span></text:p>
      <text:h text:style-name="P642" text:outline-level="4">Rozhlížení</text:h>
      <text:p text:style-name="P166"><text:span text:style-name="T201">Dosah:</text:span> <text:span text:style-name="T510">dlouhý </text:span><text:span text:style-name="T496">(6b)</text:span></text:p>
      <text:p text:style-name="P119"><text:span text:style-name="T500">Po </text:span><text:span text:style-name="T504">dobu </text:span><text:span text:style-name="T285">soustředění</text:span><text:span text:style-name="T500"> vidíš to, co bys viděl, kdybys stál na cílovém místě.</text:span></text:p>
      <text:h text:style-name="P649" text:outline-level="4">Pomalý pád</text:h>
      <text:p text:style-name="P166"><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67"><text:soft-page-break/><text:span text:style-name="T32">P</text:span><text:span text:style-name="T1">o dobu </text:span><text:span text:style-name="T6">soustředění</text:span><text:span text:style-name="T1"> </text:span><text:span text:style-name="T64">cíl padá</text:span><text:span text:style-name="T1"> tak pomalu, že zvládne bez problémů bezpečně dopadnout.</text:span></text:p>
      <text:p text:style-name="P167"><text:span text:style-name="T1">/* </text:span><text:span text:style-name="T65">Tohle taky dost trivializuje </text:span><text:span text:style-name="T66">sešplhávání do různých děr a tak. Na druhou stranu na to obyčejně</text:span><text:span text:style-name="T65"> </text:span><text:span text:style-name="T66">stačí lano (což je taky předmět, byť méně skladný) a </text:span><text:span text:style-name="T67">na vyšplhání nahoru to nepomůže.</text:span><text:span text:style-name="T1"> */</text:span></text:p>
      <text:h text:style-name="P648" text:outline-level="4">Levitace</text:h>
      <text:p text:style-name="P168">Dosah: krátký <text:span text:style-name="T1212">(1b)</text:span></text:p>
      <text:p text:style-name="P176"><text:span text:style-name="T1213">Po dobu </text:span><text:span text:style-name="T287">soustředění</text:span><text:span text:style-name="T1213">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638" text:outline-level="4">Neviditelnost</text:h>
      <text:p text:style-name="P169">TODO</text:p>
      <text:p text:style-name="P12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736893904" text:style-name="L67">
        <text:list-item>
          <text:p text:style-name="P747">Pokud neviditelného neprozrazuje nic jiného (zvuky, výrazný stín, obrys v dešti), tak má velkou výhodu proti těm, kdo jej nevidí.</text:p>
        </text:list-item>
        <text:list-item>
          <text:p text:style-name="P771">Když jej něco prozrazuje, má jen malou výhodu.</text:p>
        </text:list-item>
      </text:list>
      <text:p text:style-name="P123"><text:span text:style-name="T511">/* </text:span><text:span text:style-name="T512">Neviditelnou osobu lze detekovat přes </text:span><text:span text:style-name="T288">Najdi kouzla</text:span><text:span text:style-name="T511"> */</text:span></text:p>
      <text:h text:style-name="P642" text:outline-level="4"><text:soft-page-break/>Vodní dech</text:h>
      <text:p text:style-name="P170"><text:span text:style-name="T201">Dosah:</text:span> krátký <text:span text:style-name="T1212">(1b)</text:span><text:line-break/><text:span text:style-name="T201">Rozsah:</text:span> Všechny určené cíle v dosahu</text:p>
      <text:p text:style-name="P176"><text:span text:style-name="T511">Po dobu </text:span><text:span text:style-name="T289">soustředění</text:span><text:span text:style-name="T511"> umožňuje dýchat pod vodou.</text:span></text:p>
      <text:h text:style-name="P651" text:outline-level="4">Ohniv<text:span text:style-name="T1215">ý oblouk</text:span></text:h>
      <text:p text:style-name="P166"><text:span text:style-name="T290">Fyzický útok ohněm proti </text:span><text:span text:style-name="T291">Finese</text:span><text:span text:style-name="T269">: </text:span><text:span text:style-name="T290">2/</text:span><text:span text:style-name="T294">1k</text:span><text:span text:style-name="T295">6</text:span><text:span text:style-name="T291"> </text:span><text:span text:style-name="T292">(</text:span><text:span text:style-name="T293">6b</text:span><text:span text:style-name="T292">/</text:span><text:span text:style-name="T295">8</text:span><text:span text:style-name="T292">b</text:span><text:span text:style-name="T296">)</text:span><text:span text:style-name="T201"><text:line-break/>Dosah:</text:span> <text:span text:style-name="T1216">k</text:span><text:span text:style-name="T513">ontaktní</text:span><text:span text:style-name="T1217"> (0b)</text:span><text:line-break/><text:span text:style-name="T201">Rozsah:</text:span> <text:span text:style-name="T1215">všechno těsně před tebou (2b)</text:span></text:p>
      <text:p text:style-name="P171">Mezi rozpřaženýma rukama ti <text:span text:style-name="T1218">obloukem</text:span> prošlehnou plameny a zraní <text:span text:style-name="T1219">všechno těsně před tebou.</text:span></text:p>
      <text:h text:style-name="P651" text:outline-level="4">Ohnivá střela</text:h>
      <text:p text:style-name="P166"><text:span text:style-name="T290">Fyzický útok ohněm proti </text:span><text:span text:style-name="T291">Finese</text:span><text:span text:style-name="T269">: </text:span><text:span text:style-name="T290">2/</text:span><text:span text:style-name="T294">1k</text:span><text:span text:style-name="T297">4</text:span><text:span text:style-name="T291"> </text:span><text:span text:style-name="T292">(</text:span><text:span text:style-name="T293">6b</text:span><text:span text:style-name="T292">/</text:span><text:span text:style-name="T297">7</text:span><text:span text:style-name="T292">b</text:span><text:span text:style-name="T296">)</text:span><text:span text:style-name="T201"><text:line-break/>Dosah:</text:span> <text:span text:style-name="T1220">střední (3b)</text:span><text:line-break/><text:span text:style-name="T201">Rozsah:</text:span> 1 <text:span text:style-name="T1214">cíl (0b)</text:span></text:p>
      <text:p text:style-name="P172"><text:span text:style-name="T1221">Z tvé ruky na určený cíl vyletí malá plamenná střela</text:span>.</text:p>
      <text:h text:style-name="P642" text:outline-level="4">Výboj</text:h>
      <text:p text:style-name="P166"><text:span text:style-name="T299">Hod</text:span><text:span text:style-name="T269">: </text:span><text:span text:style-name="T514">2/</text:span><text:span text:style-name="T515">1k</text:span><text:span text:style-name="T516">8 </text:span><text:span text:style-name="T517">proti Síle (blesk) </text:span><text:span text:style-name="T518"><text:s/></text:span><text:span text:style-name="T519">(6b/</text:span><text:span text:style-name="T520">9</text:span><text:span text:style-name="T519">b)</text:span><text:span text:style-name="T201"><text:line-break/>Dosah:</text:span> <text:span text:style-name="T1224">krátký (1b)</text:span><text:line-break/><text:span text:style-name="T201">Rozsah:</text:span> 1 <text:span text:style-name="T1214">cíl (0b)</text:span></text:p>
      <text:p text:style-name="P174"><text:span text:style-name="T1222">Z</text:span> tvé ruky na určený cíl <text:span text:style-name="T1222">přeskočí jasný výboj</text:span>.</text:p>
      <text:h text:style-name="P642" text:outline-level="4"><text:span text:style-name="T1225">Zřetězený</text:span> <text:span text:style-name="T1226">výboj</text:span></text:h>
      <text:p text:style-name="P166"><text:span text:style-name="T290">Fyzický útok </text:span><text:span text:style-name="T300">bleskem</text:span><text:span text:style-name="T290"> proti Síle</text:span><text:span text:style-name="T269">: </text:span><text:span text:style-name="T301">1</text:span><text:span text:style-name="T290">/</text:span><text:span text:style-name="T294">1k</text:span><text:span text:style-name="T302">6</text:span><text:span text:style-name="T300"> </text:span><text:span text:style-name="T303">(</text:span><text:span text:style-name="T301">3</text:span><text:span text:style-name="T303">b/</text:span><text:span text:style-name="T301">8</text:span><text:span text:style-name="T303">b)</text:span><text:span text:style-name="T201"><text:line-break/>Dosah:</text:span> <text:span text:style-name="T1224">krátký (1b)</text:span><text:line-break/><text:span text:style-name="T201">Rozsah:</text:span> <text:span text:style-name="T1224">až (Duše) cílů (4b)</text:span></text:p>
      <text:p text:style-name="P174"><text:soft-page-break/>Jasný výboj přeskočí z tvé ruky na určený cíl <text:span text:style-name="T1224">a zřetězí se na ostatní v tebou určeném pořadí</text:span>. <text:span text:style-name="T1224">Když se některý z nich úspěšně ubrání úhybem, výboj tím končí a na další už nepřeskakuje. Každý cíl může být zasažen jen jednou.</text:span></text:p>
      <text:h text:style-name="P642" text:outline-level="4">Ledová tříšť</text:h>
      <text:p text:style-name="P175">TODO</text:p>
      <text:p text:style-name="P112">Ve vzduchu se objeví ostré ledové úlomky a velkou rychlostí vyletí k <text:span text:style-name="T1146">vybranému</text:span> cíli.</text:p>
      <text:h text:style-name="P642" text:outline-level="4">Telekine<text:span text:style-name="T1227">tický úder</text:span></text:h>
      <text:p text:style-name="P166"><text:span text:style-name="T304">Hod</text:span><text:span text:style-name="T269">:</text:span><text:span text:style-name="T521"> </text:span><text:span text:style-name="T522">1</text:span><text:span text:style-name="T514">/</text:span><text:span text:style-name="T515">1k</text:span><text:span text:style-name="T522">2 </text:span><text:span text:style-name="T523">proti Finese</text:span><text:span text:style-name="T524"> </text:span><text:span text:style-name="T525">(</text:span><text:span text:style-name="T522">3</text:span><text:span text:style-name="T525">b/</text:span><text:span text:style-name="T522">6</text:span><text:span text:style-name="T525">b)</text:span><text:span text:style-name="T502"> </text:span><text:span text:style-name="T525">+ zatlačení </text:span><text:span text:style-name="T526">(</text:span><text:span text:style-name="T527">6</text:span><text:span text:style-name="T525">b</text:span><text:span text:style-name="T526">)</text:span><text:span text:style-name="T201"><text:line-break/>Dosah:</text:span> <text:span text:style-name="T1228">krátký (1b)</text:span><text:line-break/><text:span text:style-name="T201">Rozsah:</text:span> 1 <text:span text:style-name="T1214">cíl (0b)</text:span></text:p>
      <text:p text:style-name="P154">Do cíle udeří neviditelná síla. Kouzlo zraňuje a <text:span text:style-name="T1177">současně se</text:span> počítá jako <text:span text:style-name="T201">zatlačení protivníka</text:span>. <text:span text:style-name="T1178">Jde také použít na vyrážení dveří.</text:span></text:p>
      <text:h text:style-name="P653" text:outline-level="4">Přenos zvuku</text:h>
      <text:p text:style-name="P115">Požadavky: <text:span text:style-name="T1162">2</text:span>. úroveň<text:line-break/><text:span text:style-name="T1160">Trvání: udržování</text:span></text:p>
      <text:p text:style-name="P129">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53" text:outline-level="4"><text:soft-page-break/>Paralýza</text:h>
      <text:p text:style-name="P115">Požadavky: <text:span text:style-name="T1163">4</text:span>. úroveň<text:line-break/><text:span text:style-name="T1150">Obrana: Fyzička (Odolnost)</text:span></text:p>
      <text:p text:style-name="P131"><text:span text:style-name="T201">Paralýza</text:span> ubírá Výdrž jako normální útok, cíl se ale brání svou Odolností a nepomůže mu zbroj. <text:span text:style-name="T201">Paralýza</text:span> nezraňuje, ale když jedním sesláním ubereš alespoň 3 body Výdrže, cíl si počítá nevýhodu, jako kdyby měl zranění.</text:p>
      <text:list xml:id="list3529202766" text:style-name="L68">
        <text:list-item>
          <text:p text:style-name="P774"><text:span text:style-name="T1163">Veškeré účinky </text:span><text:span text:style-name="T264">Paralýzy</text:span><text:span text:style-name="T1163"> pominou po krátkém odpočinku.</text:span></text:p>
        </text:list-item>
      </text:list>
      <text:h text:style-name="P653" text:outline-level="4">Přebarv<text:span text:style-name="T1164">ení</text:span></text:h>
      <text:p text:style-name="P115">Požadavky: <text:span text:style-name="T1165">1</text:span>. úroveň<text:line-break/><text:span text:style-name="T1160">Trvání: udržování</text:span></text:p>
      <text:p text:style-name="P133">Umožňuje libovolně změnit barvu čehokoliv v dosahu působení. Po skončení kouzla se barva vrátí do přirozeného stavu.</text:p>
      <text:h text:style-name="P653" text:outline-level="4">Magické prsty</text:h>
      <text:p text:style-name="P115">Požadavky: <text:span text:style-name="T1158">4</text:span>. úroveň<text:line-break/><text:span text:style-name="T1160">Trvání: udržování</text:span></text:p>
      <text:p text:style-name="P135"><text:span text:style-name="T201">Magické prsty</text:span> umožňují na dálku dělat cokoliv, co bys mohl udělat vlastníma rukama. Po dobu trvání kouzla nemáš cit ve vlastních rukou, místo toho cítíš to, čeho se dotýkají <text:span text:style-name="T1166">tvé</text:span> <text:span text:style-name="T201">Magické prsty</text:span>. <text:span text:style-name="T1166">Neriskuješ při tom zranění, protože </text:span><text:span text:style-name="T265">Magické prsty</text:span><text:span text:style-name="T1166"> jsou nehmotné. Můžeš tedy například bez obav vytáhnout předmět z plamenů, kyseliny, a podobně.</text:span><text:line-break/><text:tab/><text:span text:style-name="T1158">S jak těžkými břemeny dokážeš manipulovat a jakým způsobem, se řídí stejnými pravidly, jako u kouzla </text:span><text:span text:style-name="T266">Levitace</text:span><text:span text:style-name="T1158">. Při použití </text:span><text:span text:style-name="T266">Magický</text:span><text:span text:style-name="T265">ch</text:span><text:span text:style-name="T266"> prst</text:span><text:span text:style-name="T265">ů</text:span><text:span text:style-name="T1158"> ovšem musíš mít předmět jak uchopit.</text:span></text:p>
      <text:list xml:id="list3885447586" text:style-name="L69">
        <text:list-item>
          <text:p text:style-name="P751"><text:soft-page-break/>Pomocí Magických prstů můžeš <text:span text:style-name="T1167">také</text:span> na dálku používat zbraně.</text:p>
          <text:list>
            <text:list-item>
              <text:p text:style-name="P751">Počítá se při tom stejný rys, jako kdybys bojoval normálně (tedy boj se zbraní, nikoliv sesílání kouzel), ale budeš mít výhodu za dosah, jako by se jednalo o útok na dálku.</text:p>
            </text:list-item>
          </text:list>
        </text:list-item>
      </text:list>
      <text:h text:style-name="P653" text:outline-level="4">Lazebník</text:h>
      <text:p text:style-name="P115">Požadavky: <text:span text:style-name="T1158">4</text:span>. úroveň</text:p>
      <text:p text:style-name="P137">Toto poměrně složité, ale velice užitečné kouzlo, zajistí kompletní očistu, jako po kvalitní lázni.</text:p>
      <text:h text:style-name="Heading_20_3" text:outline-level="3">Základní kouzla a rituály</text:h>
      <text:h text:style-name="P680" text:outline-level="5"><text:span text:style-name="T1682">Dým </text:span>*Fumideó*</text:h>
      <text:p text:style-name="P208"><text:span text:style-name="T201">Dosah:</text:span> místo ve střední vzdálenosti<text:span text:style-name="T1683"><text:line-break/></text:span><text:span text:style-name="T356">Trvání:</text:span><text:span text:style-name="T1684"> několik minut</text:span></text:p>
      <text:p text:style-name="P811">Kouzlo vytvoří všude v krátké vzdálenosti <text:span text:style-name="T1685">od cílového místa</text:span> hustý, neprůhledný dým. Kouř je těžší než vzduch, <text:span text:style-name="T1686">ale vítr jej snadno rozfouká</text:span>.</text:p>
      <text:h text:style-name="P680" text:outline-level="5">Magický štít *Magomágen*</text:h>
      <text:p text:style-name="P208"><text:span text:style-name="T832">Dosah:</text:span><text:span text:style-name="T691"> </text:span><text:span text:style-name="T692">krátký</text:span></text:p>
      <text:p text:style-name="P433"><text:span text:style-name="T691">K</text:span><text:span text:style-name="T643">olem tvého cíle se na okamžik vytvoří neviditelný magický štít. </text:span><text:span text:style-name="T775">Proti</text:span><text:span text:style-name="T643"> vše</text:span><text:span text:style-name="T775">m</text:span><text:span text:style-name="T643"> útok</text:span><text:span text:style-name="T775">ům</text:span><text:span text:style-name="T643"> veden</text:span><text:span text:style-name="T776">ým</text:span><text:span text:style-name="T643"> proti němu v tomto kole si házíš na obranu Duší s </text:span><text:span text:style-name="T777">výhodou (+1)</text:span><text:span text:style-name="T643"> za plnou obranu. </text:span><text:span text:style-name="T778">Když se brání také, počítá se lepší z výsledků.</text:span></text:p>
      <text:h text:style-name="P680" text:outline-level="5"><text:soft-page-break/>Protoplazma *Prorep tohabet*</text:h>
      <text:p text:style-name="P208"><text:span text:style-name="T832">Dosah:</text:span><text:span text:style-name="T691"> </text:span><text:span text:style-name="T692">k</text:span><text:span text:style-name="T697">o</text:span><text:span text:style-name="T698">n</text:span><text:span text:style-name="T697">taktní</text:span><text:span text:style-name="T692"><text:line-break/></text:span><text:span text:style-name="T833">Rozsah:</text:span><text:span text:style-name="T693"> 1 cíl<text:line-break/></text:span><text:span text:style-name="T835">Trvání:</text:span><text:span text:style-name="T699"> několik minut<text:line-break/></text:span><text:span text:style-name="T836">Hod:</text:span><text:span text:style-name="T700"> Duše + k6 proti Finese</text:span></text:p>
      <text:p text:style-name="P86">Po chvíli soustředění z <text:span text:style-name="T1691">tvých</text:span> rozpažených rukou vytrysknou proudy lepkavého protoplazmatického slizu, <text:span text:style-name="T1688">který cíli ztěžuje pohyb. Je jím také možné něco uhasit.<text:line-break/><text:tab/>Za první získaný úspěch bude mít cíl nevýhodu, každý další mu sníží rychlost pohybu na polovinu.</text:span></text:p>
      <text:h text:style-name="P680" text:outline-level="5">Světlo <text:span text:style-name="T643">*Luxmen*</text:span></text:h>
      <text:p text:style-name="P208"><text:span text:style-name="T838">Dosah:</text:span><text:span text:style-name="T703"> Dotyk<text:line-break/></text:span><text:span text:style-name="T839">Trvání:</text:span><text:span text:style-name="T704"> několik minut</text:span><text:span text:style-name="T703"><text:line-break/></text:span><text:span text:style-name="T840">Oslepení:</text:span><text:span text:style-name="T705"> Duše + k6 proti Finese</text:span></text:p>
      <text:p text:style-name="P761">Předmět, kterého se dotkneš, bude <text:span text:style-name="T1678">několik minut </text:span>svítit <text:span text:style-name="T1679">asi jako lucerna</text:span>. <text:span text:style-name="T1679">Kdykoliv v průběhu trvání můžeš pomocí </text:span><text:span text:style-name="T352">s</text:span><text:span text:style-name="T353">oustředění</text:span><text:span text:style-name="T1680"> libovolně měnit barvu světla a jeho intenzitu. Nejvyšší možná je zhruba jako maják. </text:span><text:span text:style-name="T354">Světlo</text:span><text:span text:style-name="T1679"> pak ozáří i velký sál a je natolik jasné, že oslepí každého, kdo nemá předem zakryté oči a neuspěje v hodu na odolání. Když se přestaneš </text:span><text:span text:style-name="T355">soustředit</text:span><text:span text:style-name="T1681">, barva a intenzita světla se vrátí na původní a případné oslepení odezní.</text:span></text:p>
      <text:h text:style-name="Heading_20_4" text:outline-level="4"><text:span text:style-name="T1757">+</text:span>Sugesce *Inirinsico*</text:h>
      <text:p text:style-name="P817">/<text:span text:style-name="T1753">* TODO: Formule */</text:span></text:p>
      <text:p text:style-name="P817"><text:span text:style-name="T832">Dosah:</text:span><text:span text:style-name="T691"> </text:span><text:span text:style-name="T1506">slyšitelnost</text:span><text:span text:style-name="T692"><text:line-break/></text:span><text:span text:style-name="T833">Rozsah:</text:span><text:span text:style-name="T693"> 1 </text:span><text:span text:style-name="T701">inteligentní tvor</text:span><text:span text:style-name="T699"><text:line-break/></text:span><text:span text:style-name="T1536">Ú</text:span><text:span text:style-name="T1537">tok</text:span><text:span text:style-name="T837">:</text:span><text:span text:style-name="T702"> Duše + k6 proti Duši<text:line-break/></text:span><text:span text:style-name="T835">Trvání:</text:span><text:span text:style-name="T699"> několik minut</text:span></text:p>
      <text:p text:style-name="P817"><text:soft-page-break/><text:span text:style-name="T798">Po seslání tohoto kouzla můžeš </text:span><text:span text:style-name="T799"><text:s/>cíli, kterému se </text:span><text:span text:style-name="T798">po</text:span><text:span text:style-name="T799">díváš do očí, vsugerovat nějaký pocit (strach, únavu, vztek, bolest atd.), nebo ho dočasně o něčem přesvědčit, třeba že jsi pozvaný od pána hradu a má tě tedy pustit dovnitř. </text:span><text:span text:style-name="T1507">J</text:span><text:span text:style-name="T799">akmile účinek kouzla pomine, </text:span><text:span text:style-name="T800">dotyčný si</text:span><text:span text:style-name="T799"> </text:span><text:span text:style-name="T801">uvědomí, že nejednal z vlastní vůle</text:span><text:span text:style-name="T799">. </text:span><text:span text:style-name="T1507">J</text:span><text:span text:style-name="T799">ak zareaguje, je na úvaze Pána jeskyně.</text:span></text:p>
      <text:p text:style-name="P762">TODO: Příklad (Kara se nechá vpustit do domu, po několika minutách stráže začnou volat na poplach.)</text:p>
      <text:h text:style-name="P654" text:outline-level="4"><text:span text:style-name="T1711">+</text:span>Modrý <text:span text:style-name="T610">blesk *Artak Bárak*</text:span></text:h>
      <text:p text:style-name="P730"><text:span text:style-name="T1737">Základní k</text:span><text:span text:style-name="T201">ouzlo</text:span></text:p>
      <text:p text:style-name="P64"><text:span text:style-name="T201">Dosah:</text:span><text:span text:style-name="T381"> </text:span><text:span text:style-name="T544">střední</text:span><text:span text:style-name="T201"><text:line-break/>Rozsah:</text:span><text:span text:style-name="T381"> 1 cíl</text:span><text:span text:style-name="T201"><text:line-break/></text:span><text:span text:style-name="T207">Útok:</text:span><text:span text:style-name="T385"> Duše + k6 proti F</text:span><text:span text:style-name="T389">yzičce</text:span><text:span text:style-name="T605"><text:line-break/></text:span><text:span text:style-name="T201">Zranění:</text:span> <text:span text:style-name="T1710">6</text:span>kz <text:span text:style-name="T623">bleskem</text:span><text:span text:style-name="T1492">, odečítá se Zbroj</text:span></text:p>
      <text:p text:style-name="P437"><text:span text:style-name="T1487">Z tvých očí na určen</text:span><text:span text:style-name="T1486">ý</text:span><text:span text:style-name="T1487"> cíl přeskočí </text:span><text:span text:style-name="T1486">modrý</text:span><text:span text:style-name="T1487"> výboj. </text:span><text:span text:style-name="T1476">Modrý</text:span><text:span text:style-name="T1478"> blesk</text:span><text:span text:style-name="T1487"> vždy zasáhne </text:span><text:span text:style-name="T1490">určený cíl</text:span><text:span text:style-name="T1487">, ne vždy </text:span><text:span text:style-name="T1490">jej</text:span><text:span text:style-name="T1487"> ale zraní.</text:span></text:p>
      <text:h text:style-name="P654" text:outline-level="4"><text:span text:style-name="T1711">+</text:span>Zelený <text:span text:style-name="T610">blesk *Járak Bárak*</text:span></text:h>
      <text:p text:style-name="P28"><text:span text:style-name="T1737">Základní k</text:span>ouzlo</text:p>
      <text:p text:style-name="P64"><text:span text:style-name="T201">Dosah:</text:span><text:span text:style-name="T381"> </text:span><text:span text:style-name="T544">střední</text:span><text:span text:style-name="T201"><text:line-break/>Rozsah:</text:span><text:span text:style-name="T381"> 2 cíle</text:span><text:span text:style-name="T201"><text:line-break/></text:span><text:span text:style-name="T207">Útok:</text:span><text:span text:style-name="T385"> Duše + k6 proti F</text:span><text:span text:style-name="T389">yzičce</text:span><text:line-break/><text:span text:style-name="T201">Zranění:</text:span> <text:span text:style-name="T1710">5</text:span>kz <text:span text:style-name="T623">bleskem</text:span><text:span text:style-name="T1492">, odečítá se Zbroj</text:span></text:p>
      <text:p text:style-name="P437"><text:span text:style-name="T1487">Z tvých očí na určené cíle přeskočí </text:span><text:span text:style-name="T1486">zelený</text:span><text:span text:style-name="T1487"> výboj. </text:span><text:span text:style-name="T1476">Zelený</text:span><text:span text:style-name="T1478"> blesk</text:span><text:span text:style-name="T1487"> vždy zasáhne </text:span><text:span text:style-name="T1490">určené cíle</text:span><text:span text:style-name="T1487">, ne vždy </text:span><text:span text:style-name="T1490">je</text:span><text:span text:style-name="T1487"> ale zraní.</text:span></text:p>
      <text:h text:style-name="Heading_20_4" text:outline-level="4"><text:soft-page-break/><text:span text:style-name="T1491">+</text:span><text:span text:style-name="T1487">N</text:span><text:span text:style-name="T1486">eviditelná zbroj</text:span></text:h>
      <text:p text:style-name="P729"><text:span text:style-name="T1486">Základní kouzlo</text:span></text:p>
      <text:p text:style-name="P801"><text:span text:style-name="T1480">Trvání:</text:span><text:span text:style-name="T1491"> několik minut</text:span></text:p>
      <text:p text:style-name="P800"><text:span text:style-name="T1491">P</text:span><text:span text:style-name="T1486">o seslání tohoto kouzla budeš chráněn neviditelným magickým štítem. Účinek je stejný, jako kdybys měl na sobě lehkou zbroj.</text:span></text:p>
      <text:h text:style-name="P546" text:outline-level="3">Pokročilá kouzla a rituály</text:h>
      <text:p text:style-name="P793"><text:span text:style-name="T1746">Pokročilá kouzla a rituály se můžeš začít učit od třetí úrovně.</text:span></text:p>
      <text:h text:style-name="P680" text:outline-level="5">Levitace *Planere*</text:h>
      <text:p text:style-name="P87"><text:span text:style-name="T357">Dosah:</text:span><text:span text:style-name="T1687"> dotyk<text:line-break/></text:span><text:span text:style-name="T357">Rozsah:</text:span><text:span text:style-name="T1687"> 1 osoba nebo předmět<text:line-break/></text:span><text:span text:style-name="T357">Trvání:</text:span><text:span text:style-name="T1687"> po dobu dotyku a soustředění</text:span></text:p>
      <text:p text:style-name="P418"><text:span text:style-name="T643">T</text:span><text:span text:style-name="T706">ímto</text:span><text:span text:style-name="T643"> kouzl</text:span><text:span text:style-name="T706">e</text:span><text:span text:style-name="T707">m</text:span><text:span text:style-name="T643"> </text:span><text:span text:style-name="T708">můžeš </text:span><text:span text:style-name="T709">libovolně</text:span><text:span text:style-name="T708"> </text:span><text:span text:style-name="T706">zpomalit rychlost pádu</text:span><text:span text:style-name="T708"> osob</text:span><text:span text:style-name="T706">y</text:span><text:span text:style-name="T708"> nebo předmět</text:span><text:span text:style-name="T706">u</text:span><text:span text:style-name="T708">, kter</text:span><text:span text:style-name="T706">ý</text:span><text:span text:style-name="T708"> by dokázal zvednout někdo se stejnou Silou, jakou máš Duši</text:span><text:span text:style-name="T707">.</text:span><text:span text:style-name="T643"> Znamená to, že sice nebude snazší </text:span><text:span text:style-name="T710">cíl</text:span><text:span text:style-name="T643"> zvednout </text:span><text:span text:style-name="T711">nebo někam hodit</text:span><text:span text:style-name="T643">, ale když se ti to podaří </text:span><text:span text:style-name="T709">a zpomalíš rychlost jeho pádu na nulu</text:span><text:span text:style-name="T643">, zůstane „viset ve vzduchu“. </text:span><text:span text:style-name="T712">Dokud </text:span><text:span text:style-name="T713">kouzlo trvá</text:span><text:span text:style-name="T712">, můžeš libovolně měnit, jak pomalu </text:span><text:span text:style-name="T713">cíl</text:span><text:span text:style-name="T712"> padá. J</text:span><text:span text:style-name="T714">akmile se </text:span><text:span text:style-name="T713">přestaneš</text:span><text:span text:style-name="T714"> soustředit nebo dotýkat </text:span><text:span text:style-name="T712">cíle</text:span><text:span text:style-name="T714">, kouzlo </text:span><text:span text:style-name="T715">pomine</text:span><text:span text:style-name="T714"> a cíl</text:span><text:span text:style-name="T643"> spadne </text:span><text:span text:style-name="T714">normální rychlostí</text:span><text:span text:style-name="T643">.</text:span></text:p>
      <text:p text:style-name="P457"><text:span text:style-name="T716">P</text:span><text:span text:style-name="T643">říklady použití:</text:span></text:p>
      <text:p text:style-name="P490"><text:span text:style-name="T643">S pomocí </text:span><text:span text:style-name="T803">levitace</text:span><text:span text:style-name="T643"> se můžeš například odrazit a </text:span><text:span text:style-name="T717">setrvačností</text:span><text:span text:style-name="T643"> „přeplachtit“ propast nebo průrvu, nebo relativně bez námahy přepravovat těžký náklad – pokud ho nějak dokážeš zvednout, bude dál viset ve stejné výšce a budeš ho tedy moci relativně snadno někam odtlačit. </text:span><text:span text:style-name="T718">Postupnou změnou rychlosti pádu cíle m</text:span><text:span text:style-name="T716">ůžeš </text:span><text:span text:style-name="T718">také </text:span><text:span text:style-name="T719">cíl</text:span><text:span text:style-name="T716"> pomalu a bezpečně nechat „snést“ k zemi.</text:span></text:p>
      <text:h text:style-name="P680" text:outline-level="5"><text:soft-page-break/>Mágův velký mix<text:span text:style-name="T643"> *Magomegamix*</text:span></text:h>
      <text:p text:style-name="P208"><text:span text:style-name="T832">Dosah:</text:span><text:span text:style-name="T691"> </text:span><text:span text:style-name="T692">krátký<text:line-break/></text:span><text:span text:style-name="T720">Zranění: </text:span><text:span text:style-name="T721">6</text:span><text:span text:style-name="T720">kz </text:span><text:span text:style-name="T721">(cíl si nepočítá zbroj)</text:span></text:p>
      <text:p text:style-name="P419"><text:span text:style-name="T643">Toto kouzlo nejprve vytvoří kolem zvoleného protivníka žlutý mlhovinový opar a posléze se pokusí zcela náhodně prohodit umístění všech molekul jeho těla. </text:span><text:span text:style-name="T722">Kouzlo působí jen na </text:span><text:span text:style-name="T723">tvory z masa a kostí (včetně nemrtvých, </text:span><text:span text:style-name="T724">kteří mají nějaké tělo</text:span><text:span text:style-name="T723">)</text:span><text:span text:style-name="T722">.</text:span><text:span text:style-name="T643"><text:line-break/><text:tab/></text:span><text:span text:style-name="T721">Hází se, jako by šlo o zraňující útok, </text:span><text:span text:style-name="T72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43"><text:line-break/><text:tab/>Seslání dalšího </text:span><text:span text:style-name="T803">mágova velkého mixu</text:span><text:span text:style-name="T643"> na takto vzniklý rosol celý efekt zvrátí, takže se místo rosolu objeví zase původní cíl. </text:span><text:span text:style-name="T725">B</text:span><text:span text:style-name="T643">ude úplně nahý, ve stejné kondici jako před sesláním prvního magomegamixu a z doby, kdy z něj byl rosol, si nebude vůbec nic pamatovat.</text:span></text:p>
      <text:h text:style-name="P680" text:outline-level="5">Melenina krása *Melenebeau*</text:h>
      <text:p text:style-name="P208"><text:span text:style-name="T832">Dosah:</text:span><text:span text:style-name="T691"> </text:span><text:span text:style-name="T726">dotyk</text:span></text:p>
      <text:p text:style-name="P420"><text:span text:style-name="T643">Toto kouzlo změní vzezření cílové osoby tak, že bude pro ostatní jedince své rasy neobyčejně krásná, </text:span><text:span text:style-name="T727">a to</text:span><text:span text:style-name="T643"> až do chvíle, než </text:span><text:span text:style-name="T728">dotyčný</text:span><text:span text:style-name="T643"> usne.<text:line-break/><text:tab/>Poněkud nepříjemný vedlejší účinek kouzla je, že po celý další den bude cíl naopak vypadat mimořádně odpudivě.</text:span></text:p>
      <text:h text:style-name="P680" text:outline-level="5">Metamorfóza *Aloiósis*</text:h>
      <text:p text:style-name="P208"><text:span text:style-name="T832">Dosah:</text:span><text:span text:style-name="T691"> </text:span><text:span text:style-name="T729">dotyk</text:span><text:span text:style-name="T692"><text:line-break/></text:span><text:span text:style-name="T833">Rozsah:</text:span><text:span text:style-name="T693"> 1 humanoidní osoba<text:line-break/></text:span><text:span text:style-name="T841">Sesílání:</text:span><text:span text:style-name="T729"> 1 minuta<text:line-break/></text:span><text:span text:style-name="T842">Trvání:</text:span><text:span text:style-name="T730"> několik minut</text:span></text:p>
      <text:p text:style-name="P421"><text:soft-page-break/><text:span text:style-name="T64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3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2">nezíská</text:span><text:span text:style-name="T731"> jiné </text:span><text:span text:style-name="T732">než rasové</text:span><text:span text:style-name="T731"> schopnosti ani dovednosti cílového tvora, </text:span><text:span text:style-name="T732">vlastnosti získané kouzlem nebo magickým původem, ani specifické zranitelnosti </text:span><text:span text:style-name="T693">(v podobě lykantropa mu tedy </text:span><text:span text:style-name="T732">například</text:span><text:span text:style-name="T693"> nebude vadit stříbro)</text:span><text:span text:style-name="T731">.<text:line-break/><text:tab/></text:span><text:span text:style-name="T733">Zpětná proměna </text:span><text:span text:style-name="T734">nastane samovolně a</text:span><text:span text:style-name="T733"> trvá stejně dlouho jako sesílání.</text:span></text:p>
      <text:p text:style-name="P421"><text:span text:style-name="T733">/</text:span><text:span text:style-name="T735">* TODO: Buď trochu uvolnit omezení na rozdíl velikosti, nebo předělat příklad, kde se Kara (člověk) metamorfózou změní v trpaslíka.</text:span></text:p>
      <text:p text:style-name="P421"><text:span text:style-name="T735">- </text:span><text:span text:style-name="T736">odkaz na to je v kapitole </text:span><text:span text:style-name="T1000">Herní postupy</text:span><text:span text:style-name="T736"> / </text:span><text:span text:style-name="T1000">Přetvářka</text:span><text:span text:style-name="T1004"> (původní příklad je ještě někde dřív)</text:span><text:span text:style-name="T1005"> </text:span><text:span text:style-name="T735">*/</text:span></text:p>
      <text:h text:style-name="P680" text:outline-level="5">Mont<text:span text:style-name="T1693">y</text:span>ho čardáš *Montymero*</text:h>
      <text:p text:style-name="P208"><text:span text:style-name="T832">Dosah:</text:span><text:span text:style-name="T691"> </text:span><text:span text:style-name="T692">krátký<text:line-break/></text:span><text:span text:style-name="T833">Rozsah:</text:span><text:span text:style-name="T693"> 1-</text:span><text:span text:style-name="T737">3</text:span><text:span text:style-name="T693"> cíl</text:span><text:span text:style-name="T737">e</text:span><text:span text:style-name="T738"><text:line-break/></text:span><text:span text:style-name="T834">Hod:</text:span><text:span text:style-name="T694"> Duše + k6 proti </text:span><text:span text:style-name="T738">Duši </text:span><text:span text:style-name="T737">(ověření každé kolo)</text:span><text:span text:style-name="T738"><text:line-break/></text:span><text:span text:style-name="T843">Trvání:</text:span><text:span text:style-name="T739"> Soustředění</text:span></text:p>
      <text:p text:style-name="P208"><text:soft-page-break/><text:span text:style-name="T738">Toto kouzlo účinkuje pouze na inteligentní cíle (tedy s vyšší než zvířecí inteligencí). Protivníci, kteří neuspějí v hodu na obranu proti kouzlu, jsou postiženi těžkým psychickým šokem a po dobu </text:span><text:span text:style-name="T740">tv</text:span><text:span text:style-name="T1172">é</text:span><text:span text:style-name="T740">ho</text:span><text:span text:style-name="T738"> </text:span><text:span text:style-name="T844">soustředění</text:span><text:span text:style-name="T738"> </text:span><text:span text:style-name="T737">mají potřebu </text:span><text:span text:style-name="T738">zběsile tančit a křepčit. </text:span><text:span text:style-name="T737">Nemohou útočit, kouzlit a podobně a brání se s nevýhodou. </text:span><text:span text:style-name="T741">Každé kolo se hází znovu a cíle tedy mají možnost se probrat. Efekt kouzla také pomine, </text:span><text:span text:style-name="T742">když cíl při tancování někdo vyruší – ať už útokem, nebo třeba když ho chytí, aby ho mohl svázat</text:span><text:span text:style-name="T738">.</text:span></text:p>
      <text:p text:style-name="P208"><text:span text:style-name="T738">/</text:span><text:span text:style-name="T743">*</text:span></text:p>
      <text:p text:style-name="P88">IDEA: Zrušit trvání: soustředění. Místo toho zmínit, že se to dá kouzlit opakovaně – <text:span text:style-name="T1694">to nepůjde, viz dále</text:span>.</text:p>
      <text:p text:style-name="P422"><text:span text:style-name="T643">- </text:span><text:span text:style-name="T744">pak možná přeformulovat podmínku nějak ve smyslu, že cíl musí mít možnost volně křepčit, jinak to automaticky failne </text:span><text:span text:style-name="T745">(kvůli tomu, aby nešlo cíle v průběhu křepčení pevně svázat)</text:span><text:span text:style-name="T744">.</text:span></text:p>
      <text:p text:style-name="P423"><text:span text:style-name="T643">I když, je to vůbec potřeba? </text:span><text:span text:style-name="T745">(Jo, je.)</text:span><text:span text:style-name="T643"> Když se to bude kouzlit každé kolo, tak je to jako zápas – jako kdyby cíl někdo fyzicky držel.</text:span></text:p>
      <text:p text:style-name="P88">*/</text:p>
      <text:p text:style-name="P88">/<text:span text:style-name="T1694">*</text:span></text:p>
      <text:p text:style-name="P88"><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94"> </text:span><text:span text:style-name="Emphasis"><text:span text:style-name="T1695">Montyho čardáš</text:span></text:span><text:span text:style-name="T1294"> </text:span><text:span text:style-name="T129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95">(Varianta A): Když totiž cíle mají možnost v průběhu křepčení působení kouzla odolat, tak při tom zjevně kouzelníka neohrožují a hází si tedy </text:span><text:span text:style-name="Emphasis"><text:span text:style-name="T1695">na obranu</text:span></text:span><text:span text:style-name="T1295">. To znamená dvě věci:</text:span><text:line-break/><text:line-break/><text:span text:style-name="T1295">1) Hází si duší (protože je to kouzlo působíci na duši).</text:span><text:line-break/><text:span text:style-name="T1295">2) Když kouzelníka přehodí, tak se z působení kouzla dostanou a v dalším kole mohou něco dělat, ale nemohou ho hned v tom samém kole ohrozit (protože se jen bránily).</text:span><text:line-break/><text:line-break/><text:span text:style-name="T1295">(Varianta B): Naproti tomu při sesílání každé kolo znovu tak by si cíle házely </text:span><text:span text:style-name="Emphasis"><text:span text:style-name="T1695">na úspěch</text:span></text:span><text:span text:style-name="T1294"> </text:span><text:span text:style-name="T1295">a by to bylo takto:</text:span><text:line-break/><text:soft-page-break/><text:line-break/><text:span text:style-name="T1295">1) Cíly by mohly chtít každé kolo kouzelníka ohrozit, takže by si nemusely házet Duší.</text:span><text:line-break/><text:span text:style-name="T1295">2) Když by třeba ve druhém kole křepčící ork kouzelníka ohrozil, tak by ho za získané úspěchy mohl rovnou praštit.</text:span><text:line-break/><text:line-break/><text:span text:style-name="T1295">Asi vyhraje Varianta A, protože při variantě B by hráč neměl pocit, že tím kouzlem kontroluje situaci. Je to každopádně potřeba rozhodnout a ke kouzlu pak napsat příklad, jak se to přesně hází.</text:span> </text:p>
      <text:p text:style-name="P89">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89">*/</text:p>
      <text:h text:style-name="P680" text:outline-level="5">Najdi nevid<text:span text:style-name="T1696">itel</text:span>né *Heurískon avidia*</text:h>
      <text:p text:style-name="P208"><text:span text:style-name="T832">Dosah:</text:span><text:span text:style-name="T691"> </text:span><text:span text:style-name="T692">k</text:span><text:span text:style-name="T746">ontaktní</text:span><text:span text:style-name="T692"><text:line-break/></text:span><text:span text:style-name="T833">Rozsah:</text:span><text:span text:style-name="T693"> 1 cíl</text:span><text:span text:style-name="T738"><text:line-break/></text:span><text:span text:style-name="T843">Trvání:</text:span><text:span text:style-name="T739"> </text:span><text:span text:style-name="T747">Několik minut</text:span></text:p>
      <text:p text:style-name="P424"><text:span text:style-name="T739">C</text:span><text:span text:style-name="T643">íl kouzla po dobu tvého soustředění uvidí neviditelné tvory a předměty. Sem patří postavy zneviditel</text:span><text:span text:style-name="T748">ně</text:span><text:span text:style-name="T643">né kouzlem, alchymistickým lektvarem či magickým předmětem, ale také bytosti, které jsou ze své podstaty neviditelné, například nevidění.<text:line-break/><text:tab/></text:span><text:span text:style-name="T749">Kouzlo ale neúčinkuje na bytosti, které nemají hmotnou podstatu (různí duchové a podobně).</text:span></text:p>
      <text:h text:style-name="P680" text:outline-level="5">Neviditelnost<text:span text:style-name="T643"> *Avidius*</text:span></text:h>
      <text:p text:style-name="P208"><text:span text:style-name="T845">Trvání:</text:span><text:span text:style-name="T750"> Několik minut<text:line-break/></text:span><text:span text:style-name="T833">Rozsah:</text:span><text:span text:style-name="T693"> 1 cíl</text:span></text:p>
      <text:p text:style-name="P90"><text:soft-page-break/>Cíl kouzla spolu se vším, co nes<text:span text:style-name="T1697">l ve chvíli seslání</text:span>, bude po dobu trvání <text:span text:style-name="T1698">kouzla</text:span> neviditelný. <text:span text:style-name="T1697">Odložené věci zůstávají neviditelné po celou dobu působení. Předměty sebrané po seslání kouzla zůstávají viditelné.</text:span><text:line-break/><text:tab/>Dotyčný by se měl mít na pozoru<text:span text:style-name="T1699">, protože ti, kdo jsou zvyklí proti magii bojovat, znají různé triky, jak neviditelného odhalit: Mohou například zaplnit prostor řídkou mlhou nebo dýmem, takže spatří jeho obrys, nebo třeba rozpráší </text:span><text:span text:style-name="T358">kýchací prášek</text:span><text:span text:style-name="T1699">, takže se pak sám prozradí.</text:span></text:p>
      <text:p text:style-name="P90">/<text:span text:style-name="T1700">*</text:span></text:p>
      <text:p text:style-name="P91">TODO: Příklad s krollem kouzleníkem, kde mu zranění přeruší soustředění a přijde tím o svou neviditelnost.</text:p>
      <text:p text:style-name="P91">*/</text:p>
      <text:h text:style-name="P680" text:outline-level="5">Oheň *Igneum*</text:h>
      <text:p text:style-name="P208"><text:span text:style-name="T845">Trvání:</text:span><text:span text:style-name="T750"> Několik minut<text:line-break/></text:span><text:span text:style-name="T832">Dosah:</text:span><text:span text:style-name="T691"> </text:span><text:span text:style-name="T751">krátký<text:line-break/></text:span><text:span text:style-name="T846">Rozsah:</text:span><text:span text:style-name="T752"> oblast v kontaktní vzdálenosti od cílového místa<text:line-break/></text:span><text:span text:style-name="T847">Zranění</text:span><text:span text:style-name="T753">: každé kolo 4kz ohněm - Zbroj</text:span></text:p>
      <text:p text:style-name="P425">Tímto kouzlem stvoříš na cílovém místě magické plameny. Můžeš jimi například zahradit chodbu nebo zcela zaplnit malou místnost. <text:span text:style-name="T1701">Na cílovém místě nemusí být nic hořlavého, musí tam ale být schopen normální oheň – nelze tedy například vyvolat </text:span><text:span text:style-name="T359">oheň</text:span><text:span text:style-name="T1701"> pod vodou. </text:span><text:span text:style-name="T201">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702">Pokud na tebe při sesílání někdo útočí, musíš se bránit Finesou, i když sesíláš plameny pod něj.</text:span> Kouzlo také zapálí nebo spálí všechno, co by za stejnou dobu zapálil obyčejný oheň.</text:p>
      <text:h text:style-name="P680" text:outline-level="5">Rychlost *Hyperio*</text:h>
      <text:p text:style-name="P208"><text:span text:style-name="T832">Dosah:</text:span><text:span text:style-name="T691"> </text:span><text:span text:style-name="T692">k</text:span><text:span text:style-name="T697">oktaktní</text:span><text:span text:style-name="T692"><text:line-break/></text:span><text:span text:style-name="T833">Rozsah:</text:span><text:span text:style-name="T693"> 1 cíl</text:span></text:p>
      <text:p text:style-name="P426"><text:span text:style-name="T1303">Z</text:span><text:span text:style-name="T1357">dvojnásobí rychlost běhu (</text:span><text:span text:style-name="T1358">postava</text:span><text:span text:style-name="T1357"> bude běhat zhruba stejně rychle jako kůň).</text:span></text:p>
      <text:h text:style-name="P680" text:outline-level="5">Tma *Obscurum*</text:h>
      <text:p text:style-name="P427"><text:span text:style-name="T691">P</text:span><text:span text:style-name="T643">o dobu </text:span><text:span text:style-name="T803">soustředění</text:span><text:span text:style-name="T643"> bude všude kolem tebe až do vzdálenosti (Duše) metrů naprostá tma. Trpaslíkovo </text:span><text:span text:style-name="T803">infravidění</text:span><text:span text:style-name="T643"> je také vyřazeno. </text:span><text:span text:style-name="T754">Lucerny, svíčky a další zdroje světla tím nebudou uhašeny. Když je někdo vynese ven, budou opět svítit. Zvenku bude vidět nepřirozená koule temnoty zakrývající vše, co je za ní. Zevnitř není vidět </text:span><text:span text:style-name="T755">nic, tedy ani</text:span><text:span text:style-name="T754"> ven.</text:span></text:p>
      <text:h text:style-name="P680" text:outline-level="5">Vodní dech *Aqua spiro*</text:h>
      <text:p text:style-name="P208"><text:span text:style-name="T832">Dosah:</text:span><text:span text:style-name="T691"> </text:span><text:span text:style-name="T756">dotyk</text:span><text:span text:style-name="T757"><text:line-break/></text:span><text:span text:style-name="T758">Trvání: několik minut</text:span></text:p>
      <text:p text:style-name="P428"><text:span text:style-name="T757">C</text:span><text:span text:style-name="T643">íl </text:span><text:span text:style-name="T759">může</text:span><text:span text:style-name="T643"> </text:span><text:span text:style-name="T759">dýchat</text:span><text:span text:style-name="T643"> pod vodou.</text:span></text:p>
      <text:h text:style-name="P680" text:outline-level="5">Zaklep *Taptap*</text:h>
      <text:p text:style-name="P208"><text:span text:style-name="T832">Dosah:</text:span><text:span text:style-name="T691"> </text:span><text:span text:style-name="T760">dotyk</text:span></text:p>
      <text:p text:style-name="P429"><text:soft-page-break/><text:span text:style-name="T1703">Kouzlo </text:span><text:span text:style-name="T360">zaklep</text:span><text:span text:style-name="T1703"> po dobu </text:span><text:span text:style-name="T360">soustředění</text:span><text:span text:style-name="T1703"> potlačí jakékoliv zamykací kouzlo, které působí na cílový zámek</text:span>. <text:span text:style-name="T1704">Zámek neodemkne, pouze umožní, aby šel</text:span> vypáčit nebo odemknout klíčem. Zamykací kouzlo <text:span text:style-name="T1705">tím navíc není zrušeno</text:span>, takže když <text:span text:style-name="T1706">jej někdo</text:span> <text:span text:style-name="T1703">znovu zamkne</text:span>, bud<text:span text:style-name="T1703">e</text:span> opět <text:span text:style-name="T1703">chráněný proti odemknutí a vypáčení</text:span>.</text:p>
      <text:p text:style-name="P429">/<text:span text:style-name="T1732">* Zlom kouzlo dělá to samý (je ale potřeba znát formuli zamykacího kouzla – což je možná dobře, to je herně zajímavé).</text:span></text:p>
      <text:h text:style-name="P680" text:outline-level="5">Zamkni *Linol*</text:h>
      <text:p text:style-name="P208"><text:span text:style-name="T832">Dosah:</text:span><text:span text:style-name="T691"> </text:span><text:span text:style-name="T761">dotyk<text:line-break/></text:span><text:span text:style-name="T848">Trvání:</text:span><text:span text:style-name="T762"> </text:span><text:span text:style-name="T763">několik minut </text:span><text:span text:style-name="T764">(</text:span><text:span text:style-name="T763">při pomalém seslání je účinek trvalý</text:span><text:span text:style-name="T764">)</text:span></text:p>
      <text:p text:style-name="P430"><text:span text:style-name="T692">T</text:span><text:span text:style-name="T64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65">sám</text:span><text:span text:style-name="T643"> odemkne.<text:line-break/><text:tab/></text:span><text:span text:style-name="T766">Toto kouzlo můžeš také seslat formou krátkého rituálu. Zabere to </text:span><text:span text:style-name="T690">zhruba minutu</text:span><text:span text:style-name="T766">, ale účinek je pak trvalý.</text:span></text:p>
      <text:h text:style-name="P680" text:outline-level="5">Zenerova karta<text:span text:style-name="T643"> *Zenerchart*</text:span></text:h>
      <text:p text:style-name="P208"><text:span text:style-name="T849">Dosah:</text:span><text:span text:style-name="T767"> krátký<text:line-break/></text:span><text:span text:style-name="T849">Rozsah:</text:span><text:span text:style-name="T767"> 1 inteligentní tvor<text:line-break/></text:span><text:span text:style-name="T850">Hod:</text:span><text:span text:style-name="T768"> Duše + k6 proti Duši</text:span><text:span text:style-name="T767"><text:line-break/></text:span><text:span text:style-name="T850">Trvání:</text:span><text:span text:style-name="T768"> </text:span><text:span text:style-name="T769">Několik minut</text:span></text:p>
      <text:p text:style-name="P419"><text:span text:style-name="T770">Toto kouzlo</text:span><text:span text:style-name="T643"> vytvoří opalizující obláček, v němž se začnou zjevovat magické karty. </text:span><text:span text:style-name="T767">Když na něj pohlédne</text:span><text:span text:style-name="T643"> inteligentní tvor, </text:span><text:span text:style-name="T767">hází si </text:span><text:span text:style-name="T770">proti tobě </text:span><text:span text:style-name="T767">Duší</text:span><text:span text:style-name="T643"> a když neuspěje, tak po </text:span><text:span text:style-name="T770">dobu </text:span><text:span text:style-name="T769">trvání kouzla </text:span><text:span text:style-name="T643">ustrne a nebude vůbec vnímat svoje okolí. Pokud bude po tuto dobu cílem útoku, brání se </text:span><text:span text:style-name="T771">s nevýhodou</text:span><text:span text:style-name="T643"> a jakékoliv utrpěné zranění jej z efektu kouzla vysvobodí. Další možností, jak </text:span><text:span text:style-name="T772">cíl vysvobodit</text:span><text:span text:style-name="T643">, je odtáhnout </text:span><text:span text:style-name="T772">jej</text:span><text:span text:style-name="T643"> z výhledu na obláček. Obláček může </text:span><text:span text:style-name="T773">v jednu chvíli</text:span><text:span text:style-name="T643"> „lapit“ pouze </text:span><text:soft-page-break/><text:span text:style-name="T643">jednoho tvora. </text:span><text:span text:style-name="T772">Pokud se ale cíl z jeho vlivu dostane, může se opět někdo chytit.</text:span><text:span text:style-name="T1421"><text:line-break/><text:tab/>Je také dobré poznamenat, že obláček nerozlišuje mezi přáteli a nepřáteli. </text:span><text:span text:style-name="T1422">N</text:span><text:span text:style-name="T1423">a t</text:span><text:span text:style-name="T1424">oho, kdo ho seslal,</text:span><text:span text:style-name="T1423"> </text:span><text:span text:style-name="T1422">ale</text:span><text:span text:style-name="T1423"> nepůsobí.</text:span></text:p>
      <text:h text:style-name="Heading_20_4" text:outline-level="4"><text:span text:style-name="T1750">+</text:span>Návrat *Chazarah*</text:h>
      <text:p text:style-name="P813"><text:span text:style-name="T832">Dosah:</text:span><text:span text:style-name="T691"> </text:span><text:span text:style-name="T1501">d</text:span><text:span text:style-name="T1502">otek, </text:span><text:span text:style-name="T1504">následně</text:span><text:span text:style-name="T1502"> p</text:span><text:span text:style-name="T1503">řemístění</text:span><text:span text:style-name="T1502"> na střední vzdálenost</text:span><text:span text:style-name="T695"><text:line-break/></text:span><text:span text:style-name="T855">Rozsah:</text:span><text:span text:style-name="T793"> 1 osoba /</text:span><text:span text:style-name="T797">* TODO: nebo předmět? */</text:span></text:p>
      <text:p text:style-name="P815"><text:span text:style-name="T794">Tímto kouzlem můžeš sebe </text:span><text:span text:style-name="T795">nebo</text:span><text:span text:style-name="T794"> jinou osobu vrátit na místo, kde jsi </text:span><text:span text:style-name="T796">ji</text:span><text:span text:style-name="T794"> viděl od svého posledního spánku. Toto místo může být nejvýše ve </text:span><text:span text:style-name="T857">střední vzdálenosti</text:span><text:span text:style-name="T794"> od tebe a nic nesmí bránit tomu, aby se tam </text:span><text:span text:style-name="T1502">d</text:span><text:span text:style-name="T1505">otyčný</text:span><text:span text:style-name="T794"> vrátil a bezpečně tam setrval.</text:span></text:p>
      <text:p text:style-name="P813"><text:span text:style-name="T856">Návrat</text:span><text:span text:style-name="T695"> tedy </text:span><text:span text:style-name="T1501">n</text:span><text:span text:style-name="T1502">epůjde seslat</text:span><text:span text:style-name="T695">, například když:</text:span></text:p>
      <text:list xml:id="list3175763773" text:style-name="L70">
        <text:list-item>
          <text:p text:style-name="P757">Cílové místo bylo na lodi a ta mezitím odplula.</text:p>
        </text:list-item>
        <text:list-item>
          <text:p text:style-name="P775"><text:span text:style-name="T1501">N</text:span><text:span text:style-name="T1502">ěkdo tam</text:span><text:span text:style-name="T695"> teď stojí.</text:span></text:p>
        </text:list-item>
        <text:list-item>
          <text:p text:style-name="P776"><text:span text:style-name="T643">Někdo tam do země udělal díru </text:span><text:span text:style-name="T696">nebo tam nalíčil propadlo.</text:span></text:p>
        </text:list-item>
      </text:list>
      <text:p text:style-name="P814"><text:span text:style-name="T1525">P</text:span><text:span text:style-name="T1750">ředměty, které má dotyčný na sobě nebo u sebe, </text:span><text:span text:style-name="T1525">se přenesou spolu s ním pouze v případě, že je měl i v době, kdy jsi ho tam viděl. Pokud tedy má teď něco, co v té době neměl, popadá to na zem. Když mu něco chybí, seslání kouzla to nebrání, ale na cílovém místě se to neobjeví.</text:span></text:p>
      <text:p text:style-name="P813"><text:span text:style-name="T374">Příklad:</text:span><text:span text:style-name="T1751"> </text:span><text:span text:style-name="T1526">M</text:span><text:span text:style-name="T1525">ůžeš někoho vyteleportovat z pout. Když jsi ale spoutaný sám, </text:span><text:span text:style-name="T1535">návrat</text:span><text:span text:style-name="T1525"> seslat nemůžeš, protože nemůžeš gestikulovat</text:span><text:span text:style-name="T1751">.</text:span></text:p>
      <text:p text:style-name="P812">Cíle se musíš dotknout. Pokud se tomu brání, <text:span text:style-name="T1689">potřebuješ</text:span> získat úspěch Finesou.</text:p>
      <text:p text:style-name="P812"><text:soft-page-break/>/<text:span text:style-name="T1690">* Dotyk je asi nejlepší nedisociované řešení teleportace nesouhlasících cílů. */</text:span></text:p>
      <text:h text:style-name="Heading_20_4" text:outline-level="4">?Ticho *Silenció*</text:h>
      <text:p text:style-name="P728">Pokročilé kouzlo</text:p>
      <text:p text:style-name="P798"><text:span text:style-name="T201">Rosah:</text:span><text:span text:style-name="T381"> 1 cíl</text:span><text:span text:style-name="T201"><text:line-break/>Dosah:</text:span><text:span text:style-name="T381"> krátká vzdálenost</text:span><text:span text:style-name="T201"><text:line-break/>Trvání:</text:span> soustředění</text:p>
      <text:p text:style-name="P797"><text:span text:style-name="T1736">Cíl kouzla nebude po dobu tvého soustředění vydávat žádné zvuky. To je užitečné zejména při plížení, ale také při boji s nepřátelským kouzelníkem: </text:span><text:span text:style-name="T1508">nebude totiž moci vyslovit zaklínací formuli, takže mu tím znemožníš kouzlit</text:span><text:span text:style-name="T1736">.</text:span><text:span text:style-name="T785"> </text:span><text:span text:style-name="T786">Cíl pod vlivem kouzla </text:span><text:span text:style-name="T852">ticho</text:span><text:span text:style-name="T786"> je také „neviditelný“ pro krollův </text:span><text:span text:style-name="T852">ultrasluch</text:span><text:span text:style-name="T786">.</text:span></text:p>
      <text:p text:style-name="P795"><text:span text:style-name="T1426">/</text:span><text:span text:style-name="T1427">* Umlčený kouzelník nemůže sám sebe odčarovat kouzlem </text:span><text:span text:style-name="T1430">zlom kouzlo</text:span><text:span text:style-name="T1427">, může ho ale odeklít někdo jiný.</text:span></text:p>
      <text:p text:style-name="P796"><text:span text:style-name="T1425">Kouzlit to na 1 cíl má výhodu v tom, že kouzleník nebude moci vyřadit všechny nepřátelské kouze</text:span><text:span text:style-name="T1428">l</text:span><text:span text:style-name="T1425">níky najednou. A nevyřadí tím sám sebe. Obecně mi to přijde herně zajímavější.</text:span></text:p>
      <text:p text:style-name="P796"><text:span text:style-name="T1429">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426">*/</text:span></text:p>
      <text:h text:style-name="P679" text:outline-level="4"><text:span text:style-name="T1741">+</text:span>Protikouzlo</text:h>
      <text:p text:style-name="P803"><text:span text:style-name="T370">Dosah:</text:span><text:span text:style-name="T1738"> slyšitelnost<text:line-break/></text:span><text:span text:style-name="T370">Rozsah:</text:span><text:span text:style-name="T1738"> 1 </text:span><text:span text:style-name="T1509">osoba<text:line-break/></text:span><text:span text:style-name="T1530">Útok:</text:span><text:span text:style-name="T1510"> Duše + k6</text:span></text:p>
      <text:p text:style-name="P803"><text:soft-page-break/><text:span text:style-name="T1529">Protikouzlem</text:span><text:span text:style-name="T1509"> můžeš někomu na dálku zmařit sesílání kouzla. </text:span><text:span text:style-name="T1512">Nemusíš </text:span><text:span text:style-name="T1513">ho</text:span><text:span text:style-name="T1512"> vidět, stačí, když slyšíš jeho zaklínací formuli.</text:span></text:p>
      <text:list xml:id="list2518682613" text:style-name="L61">
        <text:list-item>
          <text:p text:style-name="P752"><text:span text:style-name="T1511">P</text:span><text:span text:style-name="T1510">okud h</text:span><text:span text:style-name="T1522">odíš stejně nebo víc než on</text:span><text:span text:style-name="T1747">, </text:span><text:span text:style-name="T1510">kouzlo sice seslal, ale</text:span><text:span text:style-name="T1739"> nemá žádný účinek.</text:span></text:p>
        </text:list-item>
        <text:list-item>
          <text:p text:style-name="P753">Když <text:span text:style-name="T1740">hodíš míň, cíle rušeného kouzla si mohou </text:span><text:span text:style-name="T371">na obranu</text:span><text:span text:style-name="T1739"> počítat výsledek tvého hodu.</text:span></text:p>
        </text:list-item>
      </text:list>
      <text:p text:style-name="P806">TODO: Příklad</text:p>
      <text:h text:style-name="Heading_20_4" text:outline-level="4"><text:span text:style-name="T1731">+</text:span>Zlom kouzlo *Frangoetia*</text:h>
      <text:p text:style-name="Text_20_body">/<text:span text:style-name="T1731">* TODO: Formule */</text:span></text:p>
      <text:p text:style-name="P726">Pokročilé kouzlo</text:p>
      <text:p text:style-name="P793"><text:span text:style-name="T832">Dosah:</text:span><text:span text:style-name="T691"> </text:span><text:span text:style-name="T1496">slyšitelnost</text:span></text:p>
      <text:p text:style-name="P793"><text:span text:style-name="T774">Toto kouzlo </text:span><text:span text:style-name="T781">ukončí</text:span><text:span text:style-name="T774"> působení jakéhokoliv kouzla s dlouhodobým účinkem, musíš ale znát </text:span><text:span text:style-name="T780">sesílací formuli</text:span><text:span text:style-name="T774"> rušeného kouzla a </text:span><text:span text:style-name="T780">při lámání ji</text:span><text:span text:style-name="T774"> vyslovit. </text:span><text:span text:style-name="T783">Kouzlo bude zrušeno všude, kde bude zřetelně slyšet formule, kterou při lámání vyslovíš.</text:span></text:p>
      <text:h text:style-name="P655" text:outline-level="4"><text:span text:style-name="T1711">+</text:span>Fialový blesk *Sagol bárak*</text:h>
      <text:p text:style-name="P727"><text:span text:style-name="T207">Pokročilé kouzlo</text:span></text:p>
      <text:p text:style-name="P65"><text:span text:style-name="T803">Dosah:</text:span><text:span text:style-name="T886"> </text:span><text:span text:style-name="T977">střední</text:span><text:span text:style-name="T803"><text:line-break/>Rozsah:</text:span><text:span text:style-name="T886"> </text:span><text:span text:style-name="T978">3</text:span><text:span text:style-name="T886"> cíle</text:span><text:span text:style-name="T803"><text:line-break/></text:span><text:span text:style-name="T851">Útok:</text:span><text:span text:style-name="T975"> Duše + k6 proti F</text:span><text:span text:style-name="T976">yzičce</text:span><text:span text:style-name="T643"><text:line-break/></text:span><text:span text:style-name="T803">Zranění:</text:span><text:span text:style-name="T643"> </text:span><text:span text:style-name="T779">4</text:span><text:span text:style-name="T643">kz </text:span><text:span text:style-name="T626">bleskem</text:span><text:span text:style-name="T1495">, odečítá se Zbroj</text:span></text:p>
      <text:p text:style-name="P438"><text:span text:style-name="T1487">Z tvých očí na určené cíle přeskočí </text:span><text:span text:style-name="T1486">fialový</text:span><text:span text:style-name="T1487"> výboj. </text:span><text:span text:style-name="T1476">Fialový</text:span><text:span text:style-name="T1478"> blesk</text:span><text:span text:style-name="T1487"> vždy zasáhne </text:span><text:span text:style-name="T1490">určené cíle</text:span><text:span text:style-name="T1487">, ne vždy </text:span><text:span text:style-name="T1490">je</text:span><text:span text:style-name="T1487"> ale zraní.</text:span></text:p>
      <text:h text:style-name="P650" text:outline-level="4"><text:soft-page-break/><text:span text:style-name="T1715">+</text:span>Žlutý blesk *Cahov bárak*</text:h>
      <text:p text:style-name="P704"><text:span text:style-name="T207">Pokročilé kouzlo</text:span></text:p>
      <text:p text:style-name="P65"><text:span text:style-name="T1476">Dosah:</text:span><text:span text:style-name="T1481"> </text:span><text:span text:style-name="T1484">střední</text:span><text:span text:style-name="T1476"><text:line-break/>Rozsah:</text:span><text:span text:style-name="T1481"> </text:span><text:span text:style-name="T1485">4</text:span><text:span text:style-name="T1481"> cíle</text:span><text:span text:style-name="T1476"><text:line-break/></text:span><text:span text:style-name="T1477">Útok:</text:span><text:span text:style-name="T1482"> Duše + k6 proti F</text:span><text:span text:style-name="T1483">yzičce</text:span><text:span text:style-name="T1486"><text:line-break/></text:span><text:span text:style-name="T1476">Zranění:</text:span><text:span text:style-name="T1486"> </text:span><text:span text:style-name="T1488">3</text:span><text:span text:style-name="T1486">kz </text:span><text:span text:style-name="T627">bleskem</text:span><text:span text:style-name="T1487">, odečítá se Zbroj</text:span></text:p>
      <text:p text:style-name="P438"><text:span text:style-name="T1487">Z </text:span><text:span text:style-name="T1486">tvých očí na určené cíle přeskočí žlutý výboj. </text:span><text:span text:style-name="T1476">Žlutý blesk</text:span><text:span text:style-name="T1486"> </text:span><text:span text:style-name="T1487">vždy zasáhne </text:span><text:span text:style-name="T1490">určené cíle</text:span><text:span text:style-name="T1487">, ne vždy </text:span><text:span text:style-name="T1490">je</text:span><text:span text:style-name="T1487"> ale zraní.</text:span></text:p>
      <text:h text:style-name="Heading_20_4" text:outline-level="4"><text:span text:style-name="T1715">+</text:span>Ohnivá koule *Eš nešef*</text:h>
      <text:p text:style-name="P727"><text:span text:style-name="T201">Pokročilé kouzlo</text:span></text:p>
      <text:p text:style-name="P69"><text:span text:style-name="T201">Dosah:</text:span><text:span text:style-name="T381"> </text:span><text:span text:style-name="T386">krátký</text:span><text:span text:style-name="T381"><text:line-break/></text:span><text:span text:style-name="T201">Rozsah:</text:span><text:span text:style-name="T381"> </text:span><text:span text:style-name="T387">v</text:span><text:span text:style-name="T388">še v </text:span><text:span text:style-name="T363">kontaktní vzdálenosti</text:span><text:span text:style-name="T388"> od cíle<text:line-break/></text:span><text:span text:style-name="T207">Útok:</text:span><text:span text:style-name="T385"> Duše + k6 proti Finese</text:span><text:span text:style-name="T384"><text:line-break/></text:span><text:span text:style-name="T201">Zranění:</text:span><text:span text:style-name="T381"> </text:span><text:span text:style-name="T548">4</text:span><text:span text:style-name="T381">kz </text:span><text:span text:style-name="T612">ohněm</text:span><text:span text:style-name="T1493">, odečítá se Zbroj</text:span></text:p>
      <text:p text:style-name="P173"><text:span text:style-name="T549">Z tvé ruky vyletí malá ohnivá koule. Na určeném místě vybuchne</text:span><text:span text:style-name="T547"> </text:span><text:span text:style-name="T549">a ožehne vše v </text:span><text:span text:style-name="T362">kontaktní vzdálenosti</text:span><text:span text:style-name="T388">.</text:span></text:p>
      <text:h text:style-name="P546" text:outline-level="3">Mistrovská kouzla a rituály</text:h>
      <text:p text:style-name="P808">Mistrovská kouzla a rituály se můžeš začít učit od deváté úrovně.</text:p>
      <text:h text:style-name="Heading_20_4" text:outline-level="4"><text:span text:style-name="T1749">+</text:span>Hyperprostor<text:span text:style-name="T643"> *Hye archom*</text:span></text:h>
      <text:p text:style-name="Text_20_body"><text:span text:style-name="T643">/</text:span><text:span text:style-name="T792">* TODO: zaklínací formule */</text:span></text:p>
      <text:p text:style-name="P732"><text:span text:style-name="T643">Mistrovské kouzlo</text:span></text:p>
      <text:p text:style-name="Text_20_body"><text:span text:style-name="T1533">D</text:span><text:span text:style-name="T1534">osah</text:span><text:span text:style-name="T201">:</text:span> <text:span text:style-name="T1523">k</text:span><text:span text:style-name="T1524">rátká vzdálenost</text:span></text:p>
      <text:p text:style-name="Text_20_body"><text:soft-page-break/>Pomocí <text:span text:style-name="T1533">h</text:span><text:span text:style-name="T1534">yperprostoru</text:span> můžeš <text:span text:style-name="T1748">sám sebe spolu se svou výbavou</text:span> přemístit na jiné místo v <text:span text:style-name="T201">krátké vzdálenosti</text:span>, <text:span text:style-name="T1748">které vidíš</text:span>.</text:p>
      <text:h text:style-name="Heading_20_4" text:outline-level="4">+Hypnóza *Sómnos*</text:h>
      <text:p text:style-name="Text_20_body">/<text:span text:style-name="T1745">* TODO: Formule */</text:span></text:p>
      <text:p text:style-name="P807">M<text:span text:style-name="T1743">istrovský rituál</text:span></text:p>
      <text:p text:style-name="P809"><text:span text:style-name="T357">Vyvolání:</text:span><text:span text:style-name="T1687"> 1 minuta<text:line-break/></text:span><text:span text:style-name="T372">Dosah:</text:span><text:span text:style-name="T1744"> </text:span><text:span text:style-name="T1514">d</text:span><text:span text:style-name="T1515">otyk<text:line-break/></text:span><text:span text:style-name="T1531">Trvání:</text:span><text:span text:style-name="T1516"> soustředění</text:span></text:p>
      <text:p text:style-name="P809"><text:span text:style-name="T1515">Po celou dobu sesílání </text:span><text:span text:style-name="T1532">hypnózy</text:span><text:span text:style-name="T1515"> se musíš cíle dotýkat. N</text:span><text:span text:style-name="T1519">ásledně</text:span><text:span text:style-name="T1515"> bude po dobu tvého </text:span><text:span text:style-name="T1532">soustředění</text:span><text:span text:style-name="T1515"> plnit všechny tvoje příkazy a nebude dělat nic jiného.</text:span><text:span text:style-name="T1742"> Instrukce musí být jednoduché, jednoznačné věty. Může jít o nebezpečný příkaz, ale ne o sebevražedný. Dotyčný neprozradí nic, co považuje za tajemství. V průběhu </text:span><text:span text:style-name="T373">hypnózy</text:span><text:span text:style-name="T1742"> má </text:span><text:span text:style-name="T1517">a</text:span><text:span text:style-name="T1520">le</text:span><text:span text:style-name="T1742"> </text:span><text:span text:style-name="T1517">p</text:span><text:span text:style-name="T1518">řístup ke své podvědomé paměti, může ti tedy říct i to, co z vědomé paměti vytěsnil, například </text:span><text:span text:style-name="T1521">kdo mu způsobil nějaký traumatický zážitek</text:span><text:span text:style-name="T1518">. </text:span><text:span text:style-name="T1742">Po skončení </text:span><text:span text:style-name="T373">hypnózy</text:span><text:span text:style-name="T1742"> si bude pamatovat vše, co v jejím průběhu dělal, můžeš mu ale přikázat, aby na to zapomněl.<text:line-break/><text:tab/>Můžeš mu také</text:span><text:span text:style-name="T787"> uložit jeden tzv. posthypnotický příkaz</text:span><text:span text:style-name="T788">, třeba „Při slově fialka kýchni“, </text:span><text:span text:style-name="T1497">„Nesnášíš zlato“ nebo „</text:span><text:span text:style-name="T1499">Z</text:span><text:span text:style-name="T1497">apomeň, že mě znáš“. </text:span><text:span text:style-name="T1498">Jedné osobě můžeš dát jen jeden posthypnotický příkaz, případným dalším zrušíš ten předchozí. Dotyčný ale může mít současně příkazy od r</text:span><text:span text:style-name="T1500">ůzných</text:span><text:span text:style-name="T1498"> kouzelníků.</text:span><text:span text:style-name="T787"><text:line-break/><text:tab/></text:span><text:span text:style-name="T791">V průběhy </text:span><text:span text:style-name="T853">hypnózy</text:span><text:span text:style-name="T791"> také cíli m</text:span><text:span text:style-name="T787">ůžeš přikázat, aby si vzpomněl na případné předchozí </text:span><text:span text:style-name="T854">hypnózy</text:span><text:span text:style-name="T787"> – řekne ti pak, kdo ho zhypnotizoval a co všechno mu přikázal. </text:span><text:span text:style-name="T789">Můžeš takto také zrušit</text:span><text:span text:style-name="T787"> </text:span><text:span text:style-name="T789">případné předchozí posthypnotické příkazy, </text:span><text:span text:style-name="T790">svoje i cizí</text:span><text:span text:style-name="T789">.</text:span></text:p>
      <text:h text:style-name="P652" text:outline-level="4"><text:soft-page-break/><text:span text:style-name="T1723">+</text:span>Ohnivý déšť</text:h>
      <text:p text:style-name="P31">Mistrovské kouzlo</text:p>
      <text:p text:style-name="P442"><text:span text:style-name="T366">Dosah:</text:span><text:span text:style-name="T1722"> střední<text:line-break/></text:span><text:span text:style-name="T366">Rozsah:</text:span><text:span text:style-name="T1722"> všechno v </text:span><text:span text:style-name="T366">krátké vzdálenosti</text:span><text:span text:style-name="T1722"> od určeného místa<text:line-break/></text:span><text:span text:style-name="T298">Efekt:</text:span><text:span text:style-name="T552"> </text:span><text:span text:style-name="T381">zranění za</text:span><text:span text:style-name="T552"> </text:span><text:span text:style-name="T1223">4kz </text:span><text:span text:style-name="T612">ohněm</text:span><text:span text:style-name="T1223"> </text:span>každé kolo po dobu <text:span text:style-name="T201">udržování</text:span> <text:span text:style-name="T1223">(odečítá se Zbroj)</text:span></text:p>
      <text:p text:style-name="P816"><text:span text:style-name="T1752">Po dobu </text:span><text:span text:style-name="T375">soustředění</text:span><text:span text:style-name="T1752"> bude všude v </text:span><text:span text:style-name="T367">krátké vzdálenosti</text:span><text:span text:style-name="T1721"> od tebou určeného místa sršet ohnivý déšť. Při seslání si neházíš </text:span><text:span text:style-name="T367">na úspěch</text:span><text:span text:style-name="T1721"> – pokud na tebe někdo útočí, musíš si tedy proti němu hodit </text:span><text:span text:style-name="T367">na obranu</text:span><text:span text:style-name="T1721">. V každém kole počínaje následujícím každý v zasažené oblasti </text:span><text:span text:style-name="T1527">u</text:span><text:span text:style-name="T1528">trpí</text:span><text:span text:style-name="T1721"> 4kz zranění </text:span><text:span text:style-name="T612">ohněm</text:span><text:span text:style-name="T1223"> (v každém kole se odečítá Zbroj).</text:span></text:p>
      <text:p text:style-name="P441">/<text:span text:style-name="T1721">* Q: Půjde deštěm hýbat? Třeba ho držet nad nepřátelskou lodí?<text:line-break/>- spíš ne */</text:span></text:p>
      <text:h text:style-name="P657" text:outline-level="4"><text:span text:style-name="T1725">+</text:span>Naslouchání kouzlům</text:h>
      <text:p text:style-name="P29"><text:span text:style-name="T1724">Mistrovské k</text:span>ouzlo</text:p>
      <text:p text:style-name="P403"><text:span text:style-name="T201">Trvání:</text:span> po dobu <text:span text:style-name="T201">udržování</text:span></text:p>
      <text:p text:style-name="P404">Po dobu <text:span text:style-name="T201">udržování</text:span> „uslyšíš“ všechna kouzla, která sešle <text:span text:style-name="T1726">někdo</text:span> nejvýše v <text:span text:style-name="T201">dlouhé vzdálenosti</text:span> od tebe. Podobně jako u <text:span text:style-name="T1672">zvuků</text:span> dokážeš zhruba určit směr a vzdálenost, <text:span text:style-name="T1727">kouzla jsou ale „slyšet“ skrz všechny stěny a jiné překážky</text:span>. Pokud příslušné kouzlo umíš sám seslat, poznáš jej, <text:span text:style-name="T1725">jinak</text:span> pouze <text:span text:style-name="T1725">určíš</text:span>, zda bylo základní, pokročilé nebo mistrovské.</text:p>
      <text:h text:style-name="P658" text:outline-level="4"><text:span text:style-name="T1728">+</text:span>Portál</text:h>
      <text:p text:style-name="P32">Mistrovské kouzlo</text:p>
      <text:p text:style-name="P417"><text:span text:style-name="T201">Trvání:</text:span> po dobu <text:span text:style-name="T201">udržování</text:span></text:p>
      <text:p text:style-name="P405"><text:soft-page-break/>Abys mohl <text:span text:style-name="T1729">seslat </text:span><text:span text:style-name="T368">portál</text:span>, někdo nejdříve musí pokreslit dva různé fyzické průchody (dveře, chodby) <text:span text:style-name="T1727">tebou určenými</text:span> symboly, <text:span text:style-name="T1727">na obou místech stejnými</text:span>. <text:span text:style-name="T1729">Jakmile v jednom</text:span> z <text:span text:style-name="T1729">takto připravených</text:span> <text:span text:style-name="T1674">průchodů</text:span> <text:span text:style-name="T1729">vyslovíš zaklínací formuli,</text:span> <text:span text:style-name="T1676">s</text:span>ymboly na obou <text:span text:style-name="T1675">místech se</text:span> rozzáří slabým namodralým svitem.<text:span text:style-name="T1673"> Dokud se nepřestaneš </text:span><text:span text:style-name="T350">soustředi</text:span><text:span text:style-name="T351">t</text:span><text:span text:style-name="T1673">, kdokoliv projde jedním portálem, zmizí a vyjde z toho druhého. </text:span><text:span text:style-name="T351">Portál</text:span><text:span text:style-name="T1673"> přenáší jen živé tvory (se vším, co nesou) a transportuje je vždy najednou, nejde tedy „prostrčit“ třeba jen část ruky nebo nějaký předmět.</text:span></text:p>
      <text:p text:style-name="P434">/<text:span text:style-name="T1671">* Udržování zajistí, že „improvizované“ portály nebudou všudypřítomné. */</text:span></text:p>
      <text:h text:style-name="P656" text:outline-level="4"><text:span text:style-name="T1712">+</text:span>Rudý blesk *Adom bárak*</text:h>
      <text:p text:style-name="P731"><text:span text:style-name="T201">Mistrovské kouzlo</text:span></text:p>
      <text:p text:style-name="P66"><text:span text:style-name="T201">Dosah:</text:span><text:span text:style-name="T381"> </text:span><text:span text:style-name="T544">střední</text:span><text:span text:style-name="T201"><text:line-break/>Rozsah:</text:span><text:span text:style-name="T381"> </text:span><text:span text:style-name="T545">5</text:span><text:span text:style-name="T381"> cíl</text:span><text:span text:style-name="T545">ů</text:span><text:span text:style-name="T207"><text:line-break/>Útok:</text:span><text:span text:style-name="T385"> Duše + k6 proti F</text:span><text:span text:style-name="T389">yzičce</text:span><text:line-break/><text:span text:style-name="T201">Zranění:</text:span> <text:span text:style-name="T1712">2</text:span>kz <text:span text:style-name="T623">bleskem</text:span><text:span text:style-name="T1492">, odečítá se Zbroj</text:span></text:p>
      <text:p text:style-name="P438"><text:span text:style-name="T1487">Z tvých očí na určené cíle přeskočí </text:span><text:span text:style-name="T1489">rudý</text:span><text:span text:style-name="T1487"> výboj. </text:span><text:span text:style-name="T1479">Rudý</text:span><text:span text:style-name="T1478"> blesk</text:span><text:span text:style-name="T1487"> vždy zasáhne </text:span><text:span text:style-name="T1490">určené cíle</text:span><text:span text:style-name="T1487">, ne vždy </text:span><text:span text:style-name="T1490">je</text:span><text:span text:style-name="T1487"> ale zraní.</text:span></text:p>
      <text:h text:style-name="P659" text:outline-level="4"><text:span text:style-name="T1716">+</text:span>Černý <text:span text:style-name="T610">blesk *Kedar bárak*</text:span></text:h>
      <text:p text:style-name="P731"><text:span text:style-name="T201">Mistrovské kouzlo</text:span></text:p>
      <text:p text:style-name="P67"><text:span text:style-name="T201">Dosah:</text:span><text:span text:style-name="T381"> </text:span><text:span text:style-name="T386">krátký</text:span><text:span text:style-name="T201"><text:line-break/>Rozsah:</text:span><text:span text:style-name="T381"> 1 cíl</text:span><text:span text:style-name="T207"><text:line-break/>Útok:</text:span><text:span text:style-name="T385"> Duše + k6 proti F</text:span><text:span text:style-name="T389">yzičce</text:span><text:span text:style-name="T605"><text:line-break/></text:span><text:span text:style-name="T201">Zranění:</text:span> <text:span text:style-name="T1713">8</text:span>kz <text:span text:style-name="T623">bleskem</text:span><text:span text:style-name="T1492">, odečítá se Zbroj</text:span></text:p>
      <text:p text:style-name="P438"><text:soft-page-break/><text:span text:style-name="T1487">Z tvých očí na určen</text:span><text:span text:style-name="T1486">ý</text:span><text:span text:style-name="T1487"> cíl přeskočí </text:span><text:span text:style-name="T1486">modrý</text:span><text:span text:style-name="T1487"> výboj. </text:span><text:span text:style-name="T1476">Černý</text:span><text:span text:style-name="T1478"> blesk</text:span><text:span text:style-name="T1487"> vždy zasáhne </text:span><text:span text:style-name="T1490">určený cíl</text:span><text:span text:style-name="T1487">, ne vždy </text:span><text:span text:style-name="T1490">jej</text:span><text:span text:style-name="T1487"> ale zraní.</text:span></text:p>
      <text:h text:style-name="P660" text:outline-level="4"><text:span text:style-name="T1716">+</text:span>Bílý blesk *Lavan bárak*</text:h>
      <text:p text:style-name="P731"><text:span text:style-name="T201">Mistrovské kouzlo</text:span></text:p>
      <text:p text:style-name="P66"><text:span text:style-name="T207">Útok:</text:span><text:span text:style-name="T385"> Duše + k6 proti F</text:span><text:span text:style-name="T389">yzičce</text:span><text:span text:style-name="T605"><text:line-break/></text:span>Zranění: <text:span text:style-name="T606">1</text:span>kz <text:span text:style-name="T623">bleskem</text:span><text:span text:style-name="T1492">, odečítá se Zbroj</text:span><text:line-break/><text:span text:style-name="T201">Dosah:</text:span> <text:span text:style-name="T607">dlouhý</text:span><text:line-break/><text:span text:style-name="T201">Rozsah:</text:span> 1 cíl</text:p>
      <text:p text:style-name="P438"><text:span text:style-name="T1487">Z tvých očí na určen</text:span><text:span text:style-name="T1486">ý</text:span><text:span text:style-name="T1487"> cíl přeskočí </text:span><text:span text:style-name="T1486">modrý</text:span><text:span text:style-name="T1487"> výboj.</text:span><text:span text:style-name="T1486"> </text:span><text:span text:style-name="T1476">Bílý blesk</text:span><text:span text:style-name="T1486"> </text:span><text:span text:style-name="T1487">vždy zasáhne </text:span><text:span text:style-name="T1490">určený cíl</text:span><text:span text:style-name="T1487">, ne vždy </text:span><text:span text:style-name="T1490">jej</text:span><text:span text:style-name="T1487"> ale zraní.</text:span></text:p>
      <text:h text:style-name="Heading_20_3" text:outline-level="3">Vzácná kouzla a rituály</text:h>
      <text:p text:style-name="P435">/* <text:span text:style-name="T1735">Vzácná ve smyslu, že nebudou v pravidlech. Půjdou jen najít</text:span> <text:span text:style-name="T1735">v</text:span> dungeonech a<text:span text:style-name="T1735">pod.</text:span> */</text:p>
      <text:h text:style-name="P661" text:outline-level="4"><text:span text:style-name="T1714">+</text:span>Kulový blesk</text:h>
      <text:p text:style-name="P75"><text:span text:style-name="T369">Základní k</text:span><text:span text:style-name="T201">ouzlo</text:span></text:p>
      <text:p text:style-name="P68"><text:span text:style-name="T201">Dosah:</text:span><text:span text:style-name="T381"> </text:span><text:span text:style-name="T386">krátký</text:span><text:span text:style-name="T201"><text:line-break/>Rozsah:</text:span><text:span text:style-name="T381"> </text:span><text:span text:style-name="T546">všechno v dráze letu</text:span><text:span text:style-name="T207"><text:line-break/>Útok:</text:span><text:span text:style-name="T385"> Duše + k6 proti F</text:span><text:span text:style-name="T389">yzičce</text:span><text:span text:style-name="T605"><text:line-break/></text:span><text:span text:style-name="T201">Zranění:</text:span> <text:span text:style-name="T1714">7</text:span>kz <text:span text:style-name="T623">bleskem</text:span><text:span text:style-name="T1492">, odečítá se Zbroj</text:span></text:p>
      <text:p text:style-name="P436">Z tvé ruky vyletí kulový blesk a zasáhne vše, co mu stojí v cestě. Zastaví jej jen kamenná zeď nebo něco podobně masivního.</text:p>
      <text:h text:style-name="P662" text:outline-level="4"><text:span text:style-name="T1730">+</text:span>Vzplanutí</text:h>
      <text:p text:style-name="P30">Základní kouzlo</text:p>
      <text:p text:style-name="P439"><text:soft-page-break/><text:span text:style-name="T201">Dosah:</text:span> krátký<text:line-break/><text:span text:style-name="T201">Rozsah:</text:span> 1 cíl<text:line-break/><text:span text:style-name="T365">Útok:</text:span><text:span text:style-name="T1718"> Duše + k6 proti Fyzičce</text:span><text:line-break/><text:span text:style-name="T364">Zranění:</text:span><text:span text:style-name="T550"> </text:span><text:span text:style-name="T551">+0</text:span><text:span text:style-name="T550"> </text:span><text:span text:style-name="T612">ohněm</text:span><text:span text:style-name="T1493"> </text:span><text:span text:style-name="T1494">(</text:span><text:span text:style-name="T1493">odečítá se Zbroj</text:span><text:span text:style-name="T1494">)</text:span>, <text:span text:style-name="T1718">následně po 3 kola</text:span> <text:span text:style-name="T1717">4</text:span>kz <text:span text:style-name="T612">ohněm</text:span> <text:span text:style-name="T1718">(odečítá se Zbroj)</text:span></text:p>
      <text:p text:style-name="P440"><text:span text:style-name="T201">Vzplanutí</text:span> se hází jako přímý útok <text:span text:style-name="T612">ohněm</text:span> se zraněním 0. Pokud je cíl hořlavý, nebo má na sobě něco hořlavého, bude ještě další 3 kola hořet za 4kz zr<text:span text:style-name="T1719">a</text:span>nění <text:span text:style-name="T612">ohněm</text:span>. <text:span text:style-name="T1720">Každé kolo si cíl znovu odečte Zbroj.</text:span> Uhašení zabere jedno kolo.</text:p>
      <text:h text:style-name="Heading_20_2" text:outline-level="2">Zloděj</text:h>
      <text:p text:style-name="Text_20_body">Základní zlodějské schopnosti</text:p>
      <text:list xml:id="list1109556594" text:style-name="L74">
        <text:list-item>
          <text:p text:style-name="P778">Imitace zvuku</text:p>
        </text:list-item>
        <text:list-item>
          <text:p text:style-name="P778">Odhad na lidi</text:p>
        </text:list-item>
        <text:list-item>
          <text:p text:style-name="P777">Svůdný hlas</text:p>
        </text:list-item>
        <text:list-item>
          <text:p text:style-name="P777">Periferní vidění</text:p>
        </text:list-item>
        <text:list-item>
          <text:p text:style-name="P777">Citlivý hmat</text:p>
        </text:list-item>
        <text:list-item>
          <text:p text:style-name="P777">Dokonalá rovnováha</text:p>
        </text:list-item>
      </text:list>
      <text:p text:style-name="Text_20_body">Pokročilé zlodějské schopnosti</text:p>
      <text:list xml:id="list1362869201" text:style-name="L75">
        <text:list-item>
          <text:p text:style-name="P779">Hybernace</text:p>
        </text:list-item>
        <text:list-item>
          <text:p text:style-name="P779">Zákeřný útok</text:p>
        </text:list-item>
        <text:list-item>
          <text:p text:style-name="P779">Chytání střel</text:p>
        </text:list-item>
        <text:list-item>
          <text:p text:style-name="P779">Znehybňující úder</text:p>
        </text:list-item>
        <text:list-item>
          <text:p text:style-name="P779"><text:soft-page-break/>Rychlé ruce</text:p>
        </text:list-item>
        <text:list-item>
          <text:p text:style-name="P779">Ohebnost</text:p>
        </text:list-item>
        <text:list-item>
          <text:p text:style-name="P779">První dojem</text:p>
        </text:list-item>
        <text:list-item>
          <text:p text:style-name="P779">Průměrná tvář</text:p>
        </text:list-item>
        <text:list-item>
          <text:p text:style-name="P780">Získání důvěry</text:p>
        </text:list-item>
        <text:list-item>
          <text:p text:style-name="P779">Nečitelnost</text:p>
        </text:list-item>
      </text:list>
      <text:p text:style-name="Text_20_body">Mistrovské zlodějské schopnosti</text:p>
      <text:list xml:id="list2514316355" text:style-name="L76">
        <text:list-item>
          <text:p text:style-name="P781">Běh po hladině</text:p>
        </text:list-item>
        <text:list-item>
          <text:p text:style-name="P782">Přesný výstřel</text:p>
        </text:list-item>
        <text:list-item>
          <text:p text:style-name="P782">Obcházení zbroje</text:p>
        </text:list-item>
        <text:list-item>
          <text:p text:style-name="P781">Šestý smysl</text:p>
        </text:list-item>
        <text:list-item>
          <text:p text:style-name="P781">Bezpečný dopad</text:p>
        </text:list-item>
        <text:list-item>
          <text:p text:style-name="P781">Přemlouvání</text:p>
        </text:list-item>
        <text:list-item>
          <text:p text:style-name="P781">Splynutí s okolím</text:p>
        </text:list-item>
        <text:list-item>
          <text:p text:style-name="P781">Vějířový hod</text:p>
        </text:list-item>
        <text:list-item>
          <text:p text:style-name="P781">Blesková reakce</text:p>
        </text:list-item>
        <text:list-item>
          <text:p text:style-name="P781">Bleskový přesun</text:p>
        </text:list-item>
        <text:list-item>
          <text:p text:style-name="P781">Zpomalené vnímání času</text:p>
        </text:list-item>
        <text:list-item>
          <text:p text:style-name="P783">Potlačení pachové stopy</text:p>
        </text:list-item>
      </text:list>
      <text:h text:style-name="P547" text:outline-level="3"><text:soft-page-break/>Základní <text:span text:style-name="T1246">zlodějské</text:span> schopnosti</text:h>
      <text:h text:style-name="P572" text:outline-level="4">Imitace zvuku</text:h>
      <text:p text:style-name="P61"><text:span text:style-name="T22">/</text:span><text:span text:style-name="T27">* Hraničář má </text:span><text:span text:style-name="T3">přivolání zvířat</text:span><text:span text:style-name="T27">, tohle by byla duplicita. Mohl by to ale dostat zloděj – jo, k tomu se to hodí */</text:span></text:p>
      <text:p text:style-name="P61"><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572" text:outline-level="4">Odhad na lidi</text:h>
      <text:p text:style-name="P234"><text:span text:style-name="T111">Po krátkém rozhovoru poznáš, zda mluvíš s někým poctivým a čestným. Neznamená to nutně, že </text:span><text:span text:style-name="T112">dotyčný zrovna mluví pravdu – i ten největší poctivec může zalhat nebo porušit své slovo, když jde například někomu o život. U nepoctivců se samozřejmě můžeš spolehnout jen na to, že se na ně nemůžeš spolehnout.</text:span></text:p>
      <text:h text:style-name="P663" text:outline-level="4">Svůdný hlas</text:h>
      <text:p text:style-name="P200"><text:span text:style-name="T985">T</text:span><text:span text:style-name="T986">vůj hlas má v sobě něco tajemného a vábivého. Nedokážeš sice svést úplně kohokoliv, ale pokud jsi pro dotyčnou osobu přitažlivý, potřebuje opravdu dobrý důvod, aby tě odmítla.</text:span></text:p>
      <text:h text:style-name="P664" text:outline-level="4">Periferní vidění</text:h>
      <text:p text:style-name="P92">Máš výborné periferní vidění. Můžeš tedy například nenápadně sledovat, co se děje u vedlejšího stolu, nebo si všimnout, že někdo sleduje tebe, aniž bys na sebe upozornil. <text:span text:style-name="T1267">Není proti tobě možné získat výhodu za útok do zad.</text:span></text:p>
      <text:h text:style-name="P665" text:outline-level="4"><text:soft-page-break/><text:span text:style-name="T1145">Citlivý</text:span> hmat</text:h>
      <text:p text:style-name="P232"><text:span text:style-name="T986">Máš nesmírně citlivý hmat. </text:span><text:span text:style-name="T987">Můžeš mít například označené karty </text:span><text:span text:style-name="T986">tak, že to nikdo jiný nepozná</text:span><text:span text:style-name="T987">, poznáš po hmatu konkrétní minci a podobně.</text:span></text:p>
      <text:h text:style-name="P666" text:outline-level="4"><text:span text:style-name="T604">Dokonalá</text:span> rovnováha</text:h>
      <text:p text:style-name="P58"><text:span text:style-name="T987">Máš dokonalou rovnováhu. Dokážeš běhat po nataženém laně, balancovat na kládě plovoucí na rozbouřené řece, </text:span><text:span text:style-name="T988">nebo třeba</text:span><text:span text:style-name="T987"> přeběhnout po hlavách davu. Při </text:span><text:span text:style-name="T988">pádu</text:span><text:span text:style-name="T987"> vždy dopadneš na nohy.</text:span></text:p>
      <text:h text:style-name="P547" text:outline-level="3"><text:span text:style-name="T1246">Pokročilé</text:span> <text:span text:style-name="T1246">zlodějské</text:span> schopnosti</text:h>
      <text:h text:style-name="P667" text:outline-level="4">H<text:span text:style-name="T1266">y</text:span>bernace</text:h>
      <text:p text:style-name="P53"><text:span text:style-name="T115">D</text:span><text:span text:style-name="T114">okážeš mnohanásobně zpomalit svůj metabolismus. </text:span><text:span text:style-name="T116">Spolu s tím se téměř za</text:span><text:span text:style-name="T30">s</text:span><text:span text:style-name="T116">taví i </text:span><text:span text:style-name="T114">působení jedů, </text:span><text:span text:style-name="T116">lektvarů a dalších substancí</text:span><text:span text:style-name="T114">. </text:span><text:span text:style-name="T116">Prohlédnutím tvého těla nebude možné poznat, že nejsi mrtvý</text:span><text:span text:style-name="T114">. V průběhu </text:span><text:span text:style-name="T7">h</text:span><text:span text:style-name="T8">y</text:span><text:span text:style-name="T7">bernace</text:span><text:span text:style-name="T114"> stále vnímáš své okolí, ale trvá ti déle vjemy zpracovávat. Probudit se </text:span><text:span text:style-name="T116">například</text:span><text:span text:style-name="T114"> na základě domluveného signálu ti tedy může zabrat i několik minut. Když utrpíš smrtelné zranění, </text:span><text:span text:style-name="T8">hy</text:span><text:span text:style-name="T7">bernace</text:span><text:span text:style-name="T114"> </text:span><text:span text:style-name="T116">se </text:span><text:span text:style-name="T114">aktivuje automaticky.</text:span></text:p>
      <text:h text:style-name="Heading_20_4" text:outline-level="4">Zákeřný útok</text:h>
      <text:p text:style-name="P224"><text:span text:style-name="T1264">Pokud o tobě cíl nevěděl a útok nečekal, počítáš si +2 ke zranění</text:span>.</text:p>
      <text:p text:style-name="P230">TODO: Příklad použití.</text:p>
      <text:h text:style-name="Heading_20_4" text:outline-level="4">Chůze beze stop</text:h>
      <text:p text:style-name="Text_20_body">/<text:span text:style-name="T1542">* TODO: Asi to sloučit s Potlačením pachové stopy. */</text:span></text:p>
      <text:p text:style-name="P222"><text:soft-page-break/>S výjimkou naprosto nevhodného terénu, <text:span text:style-name="T1269">jako je třeba</text:span> bahno <text:span text:style-name="T1269">nebo</text:span> čerstvě napadaný sníh se dokáže<text:span text:style-name="T1263">š</text:span> pohybovat tak, že nezanechá<text:span text:style-name="T1263">š </text:span>žádné <text:span text:style-name="T1269">viditelné</text:span> stopy. <text:span text:style-name="T1269">Stále ale zanecháváš pachovou stopu.</text:span></text:p>
      <text:h text:style-name="Heading_20_4" text:outline-level="4">Chytání střel</text:h>
      <text:p text:style-name="P225"><text:span text:style-name="T668">Dokážeš</text:span><text:span text:style-name="T666"> </text:span><text:span text:style-name="T667">bezpečně </text:span><text:span text:style-name="T666">chyt</text:span><text:span text:style-name="T668">it</text:span><text:span text:style-name="T666"> střelu v letu.</text:span><text:span text:style-name="T668"> Při </text:span><text:span text:style-name="T817">plné obraně</text:span><text:span text:style-name="T668"> proti projektilům si místo výhody (+1) počítáš bonus +2.</text:span><text:span text:style-name="T666"> </text:span><text:span text:style-name="T668">Každou volnou rukou</text:span><text:span text:style-name="T666"> můžeš v jenom kole chytit jednu střelu.</text:span></text:p>
      <text:h text:style-name="P668" text:outline-level="4">Znehybňující úder</text:h>
      <text:p text:style-name="P8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69" text:outline-level="4">Rychlé ruce</text:h>
      <text:p text:style-name="P93">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70" text:outline-level="4">Ohebnost</text:h>
      <text:p text:style-name="P231">Tvé tělo je neuvěřitelně pružné a ohebné. Dokážeš se protáhnout všude, kde projdeš hlavou <text:span text:style-name="T1270">a</text:span> vyvlíkneš se z <text:span text:style-name="T1270">jakýchkoliv</text:span> pout.</text:p>
      <text:h text:style-name="P670" text:outline-level="4"><text:soft-page-break/>První dojem</text:h>
      <text:p text:style-name="P57">Na osoby, které tě ještě neznají, dokážeš zapůsobit přesně tak, jak chceš. Můžeš jim připadat jako přátelská osoba, jako někdo hodný respektu, jako někdo důvěryhodný a <text:span text:style-name="T1270">podobně</text:span>. Dotyčný ovšem nemusí vždy jednat tak, jak si představuješ. Pokud se například snažíš zapůsobit jako chudák na šlechtice, který žebráky pohrdá, tak se milodaru nedočkáš. <text:span text:style-name="T1270">Dojem</text:span> se <text:span text:style-name="T1270">také</text:span> může změnit. Pokud například začneš nadávat někomu, kdo tě považoval za přátelskou osobu, nejspíš svůj postoj rychle přehodnotí.</text:p>
      <text:h text:style-name="P670" text:outline-level="4">Průměrná tvář</text:h>
      <text:p text:style-name="P94">Pokud nechceš, nikdo si tě nedokáže zapamatovat. Když se dotyčný na tebe bude snažit vzpomenout, nedokáže si vybavit tvé jméno, podobu ani pohlaví a popsat tě lépe, než „měl takovou průměrnou tvář“.</text:p>
      <text:h text:style-name="P547" text:outline-level="3"><text:span text:style-name="T1246">Mistrovské</text:span> <text:span text:style-name="T1246">zlodějské</text:span> schopnosti</text:h>
      <text:h text:style-name="P671" text:outline-level="4">Potlačení pachové stopy</text:h>
      <text:p text:style-name="P46"><text:span text:style-name="T117">Když chceš, </text:span><text:span text:style-name="T120">nezanecháváš pachovou stopu. </text:span><text:span text:style-name="T117">Pach ale stále vydáváš.</text:span></text:p>
      <text:h text:style-name="P666" text:outline-level="4">Běh po hladině</text:h>
      <text:p text:style-name="P59"><text:span text:style-name="T1271">Dokážeš uběhnout až </text:span><text:span text:style-name="T316">střední</text:span><text:span text:style-name="T315"> vzdálenost</text:span><text:span text:style-name="T1268"> po hladině vody či bažiny, po čerstvě napadaném sněhu a podobně. K rozběhu je potřeba pevná půda pod nohama, nemůžeš tedy vyběhnout na hladinu, když plaveš, nebo se topíš v bažině.</text:span></text:p>
      <text:h text:style-name="P672" text:outline-level="4">Přesný výstřel</text:h>
      <text:p text:style-name="P223">Když míříš kuší alespoň dvě kola, na následující výstřel si místo výhody (+1) počítáš bonus +2.</text:p>
      <text:h text:style-name="P673" text:outline-level="4"><text:soft-page-break/>Obcházení zbroje</text:h>
      <text:p text:style-name="P202"><text:span text:style-name="T1246">Jsi neuvěřitelně přesný, dokážeš zasáhnout spáru mezi pláty zbroje. Za úspěch můžeš obejít protivníkovu zbroj, i když má kryté celé tělo. </text:span><text:span text:style-name="T310">Přesný zásah</text:span><text:span text:style-name="T1246"> můžeš použít při střelbě, vrhání zbraní i při boji zblízka, ale pouze zbraní, která spárou ve zbroji projde – tedy třeba dýkou, mečem a podobně, nikoliv kladivem nebo holýma rukama.</text:span></text:p>
      <text:h text:style-name="P674" text:outline-level="4">Šestý smysl</text:h>
      <text:p text:style-name="P52">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75" text:outline-level="4">Bezpečný dopad</text:h>
      <text:p text:style-name="P228">Dokážeš bezpečně seskočit z libovolné výšky. Samozřejmě pouze za předpokladu, že dopadneš na bezpečné místo – skákat do lávy se stále nedoporučuje.</text:p>
      <text:h text:style-name="Heading_20_4" text:outline-level="4">Získání důvěry</text:h>
      <text:p text:style-name="P233"><text:span text:style-name="T946">Když se se tebou bude někdo </text:span><text:span text:style-name="T947">několik minut</text:span><text:span text:style-name="T946"> bavit na nějaké téma, získá pocit, že ti v tomto ohledu může zcela věřit.</text:span></text:p>
      <text:h text:style-name="P666" text:outline-level="4">Přemlouvání</text:h>
      <text:p text:style-name="P58"><text:span text:style-name="T946">Pokud se ti podaří s někým zapříst rozhovor a </text:span><text:span text:style-name="T953">několik minut se</text:span><text:span text:style-name="T946"> nenechat odbýt, dokážeš jej přesvědčit k čemukoliv, </text:span><text:span text:style-name="T953">co pro něj</text:span><text:span text:style-name="T946"> není fatální </text:span><text:span text:style-name="T953">a úplně ho to nez</text:span><text:span text:style-name="T955">r</text:span><text:span text:style-name="T953">uinuje a nediskredituje</text:span><text:span text:style-name="T946">. Pokud by </text:span><text:span text:style-name="T953">to ale</text:span><text:span text:style-name="T946"> normálně neudělal, </text:span><text:span text:style-name="T953">bude mu to potom divné a vzpomene si, co ho k tomu rozhodnutí vedlo</text:span><text:span text:style-name="T946">.</text:span></text:p>
      <text:h text:style-name="Heading_20_4" text:outline-level="4"><text:soft-page-break/>Splynutí s okolím</text:h>
      <text:p text:style-name="P221"><text:span text:style-name="T886">Dokud jsi nehybný a nevyčníváš, jsi </text:span><text:span text:style-name="T943">prakticky</text:span><text:span text:style-name="T886"> neviditelný. </text:span><text:span text:style-name="T944">Měj se ale na pozoru, protože ti, kdo jsou zvyklí bojovat proti </text:span><text:span text:style-name="T945">kouzelníkům</text:span><text:span text:style-name="T944">, znají různé triky, jak tě odhalit: </text:span><text:span text:style-name="T945">m</text:span><text:span text:style-name="T944">ohou například zaplnit prostor řídkou mlhou nebo dýmem, takže spatří tvůj obrys, nebo třeba rozpráší </text:span><text:span text:style-name="T816">kýchací prášek</text:span><text:span text:style-name="T944">, takže se sám prozradíš.</text:span></text:p>
      <text:h text:style-name="P676" text:outline-level="4">Nečitelnost</text:h>
      <text:p text:style-name="P201"><text:span text:style-name="T948">Pokud nechceš, n</text:span><text:span text:style-name="T944">ení možné číst tvoje myšlenky. </text:span><text:span text:style-name="T954">Když na tebe někdo použije </text:span><text:span text:style-name="T821">odhad na lidi</text:span><text:span text:style-name="T954">, můžeš si vybrat, jestli budeš působit jako poctivec nebo jako podvodník.</text:span></text:p>
      <text:h text:style-name="P586" text:outline-level="4">Vějířový hod</text:h>
      <text:p text:style-name="P54"><text:span text:style-name="T949">Dokážeš </text:span><text:span text:style-name="T950">účinně</text:span><text:span text:style-name="T949"> vrhnout až tři dýky, hvězdice, nebo jiné malé vrhací zbraně najednou. </text:span><text:span text:style-name="T818">Na úspěch</text:span><text:span text:style-name="T949"> si házíš bez postihu. Připravit si je do ruky ale zabere jedno kolo, kdy si neházíš </text:span><text:span text:style-name="T818">na úspěch</text:span><text:span text:style-name="T949"> a nemůžeš použít </text:span><text:span text:style-name="T818">plnou obranu</text:span><text:span text:style-name="T949">.</text:span></text:p>
      <text:h text:style-name="P669" text:outline-level="4">Blesková reakce</text:h>
      <text:p text:style-name="P55"><text:span text:style-name="T951">Máš výborný postřeh a dokážeš neuvěřitelně rychle reagovat. Počítáš si +1 k hodům </text:span><text:span text:style-name="T819">na obranu</text:span><text:span text:style-name="T952"> proti všem útokům z dálky, včetně kouzel a pokud o útočníkovi víš, nemůže proti tobě získat výhodu za překvapení.</text:span></text:p>
      <text:h text:style-name="P677" text:outline-level="4"><text:soft-page-break/>Bleskový přesun</text:h>
      <text:p text:style-name="P229">Dokážeš se pohnout neuvěřitelně rychle a současně odvést pozornost přihlížejících, takže jim zmizíš z očí. Přesunout se takto můžeš nejvýše o <text:span text:style-name="T201">krátkou vzdálenost</text:span>.<text:span text:style-name="T595"> </text:span><text:span text:style-name="T593">V boji můžeš </text:span><text:span text:style-name="T376">bleskovým přesunem</text:span><text:span text:style-name="T593"> například získat výhodu za útok do zad a můžeš také </text:span><text:span text:style-name="T598">po</text:span><text:span text:style-name="T593">užít </text:span><text:span text:style-name="T376">zákeřný útok</text:span><text:span text:style-name="T593">. Z</text:span><text:span text:style-name="T595">novu můžeš podobný výkon zopakovat až po několika minutách odpočinku.</text:span></text:p>
      <text:h text:style-name="P677" text:outline-level="4"><text:span text:style-name="T595">Z</text:span><text:span text:style-name="T593">pomalené vnímání času</text:span></text:h>
      <text:p text:style-name="P56"><text:span text:style-name="T952">Dokážeš </text:span><text:span text:style-name="T951">vnímat</text:span><text:span text:style-name="T952"> extrémně rychlé děje, jako by sis je prohlížel na zpomaleném záznamu. Snadno tedy prohlédneš podvodnou hru založenou na manipulaci s kartami </text:span><text:span text:style-name="T951">či herními předměty,</text:span><text:span text:style-name="T952"> </text:span><text:span text:style-name="T951">v</text:span><text:span text:style-name="T952">ždycky přesně víš, kam letěly vystřelené šípy či šipky a co přesně zasáhly, <text:s/></text:span><text:span text:style-name="T951">bezpečně poznáš</text:span><text:span text:style-name="T952"> osobu, kterou jsi zahlédl jen v rychlosti </text:span><text:span text:style-name="T951">a podobně</text:span><text:span text:style-name="T952">.<text:line-break/><text:tab/></text:span><text:span text:style-name="T951">Není tě možné ošálit schopností </text:span><text:span text:style-name="T820">bleskový přesun</text:span><text:span text:style-name="T951">. Když se ti ale s její pomocí někdo přesune do zad, výhodu proti tobě mít bude, protože zpomalení vnímání času umožňuje pouze jeho pohyb vnímat, nikoliv včas zareagovat – na to bys potřeboval </text:span><text:span text:style-name="T820">bleskovou reakci</text:span><text:span text:style-name="T951">.</text:span></text:p>
      <text:h text:style-name="P530" text:outline-level="2">Druid</text:h>
      <text:p text:style-name="P242">TODO: Zapůjčení dostane hraničář (eliminuje to trapnou situaci, že hraničář může někam poslat svého zvířecího společníka, ale potřebuje druida, aby mohl koukat jeho očima).</text:p>
      <text:p text:style-name="P203"><text:span text:style-name="T805">Druid</text:span><text:span text:style-name="T649"> </text:span><text:span text:style-name="T65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650">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4"><text:span text:style-name="T649">1. </text:span><text:span text:style-name="T643">úroveň</text:span></text:p>
      <text:list xml:id="list3914569930" text:style-name="L77">
        <text:list-item>
          <text:p text:style-name="P785"><text:span text:style-name="T643">Umíš </text:span><text:span text:style-name="T651">základy</text:span><text:span text:style-name="T643"> </text:span><text:span text:style-name="T652">následující</text:span><text:span text:style-name="T651">ch</text:span><text:span text:style-name="T643"> dovednost</text:span><text:span text:style-name="T651">í</text:span><text:span text:style-name="T653">:</text:span></text:p>
          <text:list>
            <text:list-item>
              <text:p text:style-name="P766">Orientace a přežití v divočině</text:p>
            </text:list-item>
            <text:list-item>
              <text:p text:style-name="P702">Ošetřování zranění<text:span text:style-name="T554"> </text:span><text:span text:style-name="T558">(ošetřením vrátíš 2 žt)</text:span></text:p>
            </text:list-item>
          </text:list>
        </text:list-item>
        <text:list-item>
          <text:p text:style-name="P703">Nauč se základy jedné další dovednosti podle svého výběru.</text:p>
          <text:p text:style-name="P526"><text:span text:style-name="T69">(</text:span><text:span text:style-name="T70">Cizí jazyk, Čtení a psaní, Lov a stopování, Odezírání ze rtů, Otevírání zámků, Plavání, Přetvářka a převleky, Starý jazyk, Šplhání, Výroba a odstraňování pastí, Znalost jedů</text:span><text:span text:style-name="T69">)</text:span></text:p>
        </text:list-item>
        <text:list-item>
          <text:p text:style-name="P786"><text:span text:style-name="T643">Vyber si </text:span><text:span text:style-name="T654">dvě</text:span><text:span text:style-name="T655"> ze základních kouzel</text:span><text:span text:style-name="T643"> </text:span><text:span text:style-name="T654">a</text:span><text:span text:style-name="T887"> schopností</text:span><text:span text:style-name="T643">.</text:span></text:p>
          <text:list>
            <text:list-item>
              <text:p text:style-name="P787"><text:span text:style-name="T656">Když sesíláš druidská kouzla v těžké zbroji, počítáš si postih -2</text:span><text:span text:style-name="T657">. </text:span><text:span text:style-name="T656">Za lehkou zbroj postih ne</text:span><text:span text:style-name="T658">máš</text:span><text:span text:style-name="T656">.</text:span></text:p>
            </text:list-item>
          </text:list>
        </text:list-item>
        <text:list-item>
          <text:p text:style-name="P784">Můžeš si připoutat jeden magický předmět, který <text:span text:style-name="T1249">získáš</text:span> na výpravách za dobrodružstvím.</text:p>
        </text:list-item>
      </text:list>
      <text:p text:style-name="P82">2. úroveň</text:p>
      <text:list xml:id="list152828037400253" text:continue-numbering="true" text:style-name="L77">
        <text:list-item>
          <text:p text:style-name="P786"><text:span text:style-name="T643">Vyber si jedno </text:span><text:span text:style-name="T659">ze základních kouzel </text:span><text:span text:style-name="T888">nebo jednu ze základních schopností</text:span><text:span text:style-name="T643">.</text:span></text:p>
        </text:list-item>
        <text:list-item>
          <text:p text:style-name="P758">Můžeš si připoutat celkem dva magické předměty.</text:p>
        </text:list-item>
        <text:list-item>
          <text:p text:style-name="P758">Nauč se <text:span text:style-name="T1250">základy jedné dovednosti</text:span>.</text:p>
        </text:list-item>
      </text:list>
      <text:p text:style-name="P83">3. úroveň</text:p>
      <text:list xml:id="list1710959156" text:style-name="L78">
        <text:list-item>
          <text:p text:style-name="P759"><text:soft-page-break/>Zvyš si jednu vlastnost (rozdíl mezi tvou nejvyšší a nejnižší může být nejvýše 3).</text:p>
        </text:list-item>
      </text:list>
      <text:list xml:id="list3857829678" text:style-name="L79">
        <text:list-item>
          <text:p text:style-name="P788"><text:span text:style-name="T660">Vyber si </text:span><text:span text:style-name="T661">jedno</text:span><text:span text:style-name="T660"> kouzlo </text:span><text:span text:style-name="T662">nebo schopnost </text:span><text:span text:style-name="T661">ze </text:span><text:span text:style-name="T663">základních</text:span><text:span text:style-name="T661"> nebo pokročilých</text:span><text:span text:style-name="T660">.</text:span></text:p>
        </text:list-item>
      </text:list>
      <text:list xml:id="list152829529024915" text:continue-list="list152828037400253" text:style-name="L77">
        <text:list-item>
          <text:p text:style-name="P763">Nauč se <text:span text:style-name="T1251">základy jedné dovednosti</text:span> nebo si zvyš jednu dovednost na pokročil<text:span text:style-name="T1251">ou</text:span>.</text:p>
        </text:list-item>
      </text:list>
      <text:p text:style-name="P83">4. úroveň</text:p>
      <text:list xml:id="list152829660270617" text:continue-numbering="true" text:style-name="L77">
        <text:list-item>
          <text:p text:style-name="P784"><text:span text:style-name="T889">Vyber si </text:span><text:span text:style-name="T890">jedno</text:span><text:span text:style-name="T889"> kouzlo </text:span><text:span text:style-name="T891">nebo schopnost </text:span><text:span text:style-name="T890">ze </text:span><text:span text:style-name="T892">základních</text:span><text:span text:style-name="T890"> nebo pokročilých</text:span><text:span text:style-name="T889">.</text:span></text:p>
        </text:list-item>
        <text:list-item>
          <text:p text:style-name="P760">Můžeš si připoutat celkem tři magické předměty.</text:p>
        </text:list-item>
        <text:list-item>
          <text:p text:style-name="P760">Zvyš si jednu dovednost na pokročil<text:span text:style-name="T1252">ou</text:span>.</text:p>
        </text:list-item>
      </text:list>
      <text:p text:style-name="P206"><text:span text:style-name="T664">5. </text:span><text:span text:style-name="T643">úroveň</text:span></text:p>
      <text:list xml:id="list152828945141372" text:continue-list="list1710959156" text:style-name="L78">
        <text:list-item>
          <text:p text:style-name="P759">Zvyš si jednu vlastnost (rozdíl mezi tvou nejvyšší a nejnižší může být nejvýše 3).</text:p>
        </text:list-item>
      </text:list>
      <text:list xml:id="list152829366389794" text:continue-list="list152829660270617" text:style-name="L77">
        <text:list-item>
          <text:p text:style-name="P789"><text:span text:style-name="T660">Vyber si </text:span><text:span text:style-name="T661">jedno</text:span><text:span text:style-name="T660"> kouzlo </text:span><text:span text:style-name="T662">nebo schopnost </text:span><text:span text:style-name="T661">ze </text:span><text:span text:style-name="T665">základních</text:span><text:span text:style-name="T661"> nebo pokročilých</text:span><text:span text:style-name="T660">.</text:span></text:p>
        </text:list-item>
        <text:list-item>
          <text:p text:style-name="P763">Nauč se <text:span text:style-name="T1253">základy jedné</text:span> dovednost<text:span text:style-name="T1253">i</text:span> nebo si zvyš jednu dovednost na pokročil<text:span text:style-name="T1254">ou</text:span>.</text:p>
        </text:list-item>
      </text:list>
      <text:p text:style-name="P206"><text:span text:style-name="T893">6</text:span><text:span text:style-name="T894">. </text:span><text:span text:style-name="T895">úroveň</text:span></text:p>
      <text:list xml:id="list195196048" text:style-name="L80">
        <text:list-item>
          <text:p text:style-name="P764">Můžeš si připoutat celkem čtyři magické předměty.</text:p>
        </text:list-item>
        <text:list-item>
          <text:p text:style-name="P790"><text:span text:style-name="T889">Vyber si </text:span><text:span text:style-name="T890">jedno</text:span><text:span text:style-name="T889"> kouzlo </text:span><text:span text:style-name="T891">nebo schopnost </text:span><text:span text:style-name="T890">ze </text:span><text:span text:style-name="T892">základních</text:span><text:span text:style-name="T890"> nebo pokročilých</text:span><text:span text:style-name="T889">.</text:span></text:p>
        </text:list-item>
        <text:list-item>
          <text:p text:style-name="P765">Zvyš si jednu dovednost na pokročilou.</text:p>
        </text:list-item>
      </text:list>
      <text:h text:style-name="P548" text:outline-level="3"><text:soft-page-break/>Schopnosti z DrD PPP:</text:h>
      <text:p text:style-name="P15">Druidská kouzla:</text:p>
      <text:p text:style-name="P479">T<text:span text:style-name="T578">e</text:span>mnota (druid)</text:p>
      <text:p text:style-name="P479">Najdi bytost (druid)</text:p>
      <text:p text:style-name="P479">Láska lesa (druid)</text:p>
      <text:p text:style-name="P479">Hněv lesa (druid)</text:p>
      <text:p text:style-name="P479">Cit dřeva (druid, vycítí vodní zdroj)</text:p>
      <text:p text:style-name="P479">Cit vody (druid, vycítí, zda je pramen škodlivý)</text:p>
      <text:p text:style-name="P479">Cit země (druid, vycítí, zda jsou plody škodlivé)</text:p>
      <text:p text:style-name="P479">Cit kamene (druid, odhalí blízké jeskyně)</text:p>
      <text:p text:style-name="P479">Pouto krve (druid, uprosí zvíře, aby ho nedobíjelo)</text:p>
      <text:p text:style-name="P479">Pouto lásky (druid, oživí postavu, která mu byla drahá)</text:p>
      <text:p text:style-name="P480">Pouto života (druid, svěří se ochraně hvozdu)</text:p>
      <text:p text:style-name="P38">Druidovy schopnosti</text:p>
      <text:p text:style-name="P483">Boj se zvířaty</text:p>
      <text:p text:style-name="P483">Odvracení zvířat</text:p>
      <text:p text:style-name="P483">Očištění (když zabije zvíře)</text:p>
      <text:p text:style-name="P481">Druidská hůl (speciální zbraň)</text:p>
      <text:h text:style-name="P549" text:outline-level="3">Schopnosti z DrD PPE:</text:h>
      <text:p text:style-name="P104">Druid</text:p>
      <text:p text:style-name="P483">Hůl (lepší bojové staty)</text:p>
      <text:p text:style-name="P483"><text:soft-page-break/>Průchod živým dřevem (to je docela hezký – druid se vnoří do stromu)</text:p>
      <text:p text:style-name="P483">Posílení kouzel (druid má ve hvozdu silnější kouzla)</text:p>
      <text:p text:style-name="P483">P<text:span text:style-name="T1009">ůst (magy navíc)</text:span></text:p>
      <text:p text:style-name="P468">Drakomluva</text:p>
      <text:p text:style-name="P104">Malá lesní kouzla (druid)</text:p>
      <text:p text:style-name="P483">Bludička (umí cíl někam odvést – to je hezký)</text:p>
      <text:p text:style-name="P483">Čarovná mlha (není v ní vidět ani infraviděním, ozývají se z ní divné zvuky – jako hněv lesa, cíle v ní snadno zabloudí)</text:p>
      <text:p text:style-name="P483">Chlácholení hvozdu</text:p>
      <text:p text:style-name="P483">Mluv se zvířaty</text:p>
      <text:p text:style-name="P483">Odstínění (ochrana proti lokalizaci druidskými kouzly)</text:p>
      <text:p text:style-name="P483">Oko zření (jako <text:span text:style-name="T201">najdi bytost</text:span>, ale dlouhý dosah)</text:p>
      <text:p text:style-name="P483">Svolej druidy</text:p>
      <text:p text:style-name="P483">Zaharaš (zaharaší keřem)</text:p>
      <text:p text:style-name="P104"><text:span text:style-name="T1009">Velká</text:span> lesní kouzla (druid)</text:p>
      <text:p text:style-name="P468">Nenávist lesa</text:p>
      <text:p text:style-name="P468">Odčaruj nemrtvé (silný turn undead ve hvozdu)</text:p>
      <text:p text:style-name="P468">Odraž mentální souboj</text:p>
      <text:p text:style-name="P468">Odvrať posla živlů</text:p>
      <text:p text:style-name="P468">Probuzení lesa</text:p>
      <text:p text:style-name="P468">Rozšiř hvozd</text:p>
      <text:p text:style-name="P468">Rychlý růst (to měl v PPP 1.2 čaroděj)</text:p>
      <text:p text:style-name="P468"><text:soft-page-break/>Rychlé vadnutí (to měl v PPP 1.2 čaroděj)</text:p>
      <text:p text:style-name="P468">Uspání lesa</text:p>
      <text:p text:style-name="P468">Vymítání ďáblů</text:p>
      <text:p text:style-name="P482">Vyvolej velký zlý strom</text:p>
      <text:h text:style-name="P550" text:outline-level="3"><text:span text:style-name="T896">Základní druidské s</text:span><text:span text:style-name="T897">chopnosti </text:span><text:span text:style-name="T898">a kouzla</text:span></text:h>
      <text:h text:style-name="P681" text:outline-level="5">Uzdrav zranění</text:h>
      <text:p text:style-name="P207"><text:span text:style-name="T201">Dosah:</text:span> kontaktní<text:line-break/><text:span text:style-name="T311">Sesílání:</text:span><text:span text:style-name="T1255"> 1 minuta (mimo boj)</text:span></text:p>
      <text:p text:style-name="P207"><text:span text:style-name="T897">Vyléčí </text:span><text:span text:style-name="T899">(</text:span><text:span text:style-name="T897">Duše </text:span><text:span text:style-name="T900">druida</text:span><text:span text:style-name="T901"> + k6)</text:span><text:span text:style-name="T897"> životů. </text:span><text:span text:style-name="T902">Další léčivé kouzlo (ať už ho sešle druid, kněz či hraničář)</text:span><text:span text:style-name="T903"> účinkuje na stejný cíl až poté, co se doléčí do plných životů.</text:span></text:p>
      <text:h text:style-name="P682" text:outline-level="5"><text:span text:style-name="T897">Č</text:span><text:span text:style-name="T886">ástečná proměna</text:span></text:h>
      <text:p text:style-name="P209"><text:span text:style-name="T806">C</text:span><text:span text:style-name="T803">ena:</text:span><text:span text:style-name="T886"> </text:span><text:span text:style-name="T904">1</text:span><text:span text:style-name="T886"> mag<text:line-break/></text:span><text:span text:style-name="T806">Sesílání:</text:span><text:span text:style-name="T905"> </text:span><text:span text:style-name="T906">1 kolo</text:span></text:p>
      <text:p text:style-name="P211"><text:span text:style-name="T905">M</text:span><text:span text:style-name="T886">ůžeš si takto například nechat narůst ostré zuby nebo drápy (zranění 1), přeměnit své oči, nos či uši (čímž získáš zrak, čich nebo sluch příslušného zvířete) a podobně. </text:span><text:span text:style-name="T910">Proměna je vždycky viditelná – budeš mít zřetelně psí čenich, oči s kočičí zornicí, prodlouženou čelist s vystouplými tesáky a podobně.</text:span><text:span text:style-name="T886"><text:line-break/><text:tab/></text:span><text:span text:style-name="T909">Zpětná proměna vyžaduje 1 kolo </text:span><text:span text:style-name="T808">soustředění</text:span><text:span text:style-name="T909">, ale nestojí už žádnou magenergii.</text:span></text:p>
      <text:h text:style-name="P681" text:outline-level="5"><text:span text:style-name="T909">K</text:span><text:span text:style-name="T886">líčení</text:span></text:h>
      <text:p text:style-name="P209"><text:span text:style-name="T806">C</text:span><text:span text:style-name="T803">ena:</text:span><text:span text:style-name="T886"> </text:span><text:span text:style-name="T911">1</text:span><text:span text:style-name="T886"> mag<text:line-break/></text:span><text:span text:style-name="T809">Sesílání:</text:span><text:span text:style-name="T912"> </text:span><text:span text:style-name="T913">několik minut</text:span></text:p>
      <text:p text:style-name="P212"><text:soft-page-break/><text:span text:style-name="T886">Toto kouzlo </text:span><text:span text:style-name="T914">způsobí zrychlené klíčení </text:span><text:span text:style-name="T915">existujících</text:span><text:span text:style-name="T886"> semen či pupen</text:span><text:span text:style-name="T914">ů</text:span><text:span text:style-name="T886">. </text:span><text:span text:style-name="T916">Kořínky dokáží roztrhat i kámen, pokud jsem v něm alespoň nějaké pukliny.<text:line-break/><text:tab/></text:span><text:span text:style-name="T917">Pokud se toto kouzlo naučíš, není od věci zvyknout si nosit po kapsách vždy aspoň hrst semínek, abys měl s čím pracovat, </text:span><text:span text:style-name="T918">když v okolí</text:span><text:span text:style-name="T919"> žádná nejsou</text:span><text:span text:style-name="T917">.</text:span></text:p>
      <text:h text:style-name="P550" text:outline-level="3"><text:span text:style-name="T920">Pokročilé druidské schopnosti </text:span><text:span text:style-name="T898">a kouzla</text:span></text:h>
      <text:h text:style-name="Heading_20_4" text:outline-level="4">Uklidni bestii</text:h>
      <text:p text:style-name="P240"><text:span text:style-name="T201">Dosah:</text:span> krátký</text:p>
      <text:p text:style-name="P81">Kouzlo zklidní obyčejné, nemagické zvíře natolik, že ztratí chuť útočit. Pokud je ale něco znovu rozdráždí, účinek pomine.</text:p>
      <text:h text:style-name="Heading_20_4" text:outline-level="4">Proměna ve zvíře</text:h>
      <text:p text:style-name="P209"><text:span text:style-name="T809">Sesílání:</text:span><text:span text:style-name="T912"> </text:span><text:span text:style-name="T921">1 kolo</text:span></text:p>
      <text:p text:style-name="P213"><text:span text:style-name="T886">/</text:span><text:span text:style-name="T956">* TODO: Dát místo toho proměny v jednotlivé druhy zvířat. */</text:span></text:p>
      <text:p text:style-name="P213"><text:span text:style-name="T886">Tímto krátkým rituálem se můžeš proměnit ve </text:span><text:span text:style-name="T922">čtyřnohé</text:span><text:span text:style-name="T886"> zvíře. Mění se pouze tvoje tělo a předměty připoutané skrze </text:span><text:span text:style-name="T803">pouto s předmětem</text:span><text:span text:style-name="T886">. </text:span><text:span text:style-name="T923">Z</text:span><text:span text:style-name="T924">vířete, do kterého se měníš, </text:span><text:span text:style-name="T925">nemůže mít žádnou z vlastností vyšší než je tvoje Duše </text:span><text:span text:style-name="T923">a jeho Velikost</text:span><text:span text:style-name="T924"> se může od tvé Velikosti lišit nejvýše o hodnotu tvé Duše.</text:span><text:span text:style-name="T886"><text:line-break/><text:tab/></text:span><text:span text:style-name="T909">Zpětná proměna vyžaduje 1 kolo </text:span><text:span text:style-name="T808">soustředění</text:span><text:span text:style-name="T909">, ale nestojí už žádnou magenergii.</text:span></text:p>
      <text:h text:style-name="Heading_20_4" text:outline-level="4">Pouto s předmětem</text:h>
      <text:p text:style-name="P214"><text:span text:style-name="T201">Sesílání:</text:span> několik minut<text:line-break/><text:span text:style-name="T312">Dosah:</text:span><text:span text:style-name="T1256"> Dotyk</text:span></text:p>
      <text:p text:style-name="P214"><text:soft-page-break/>Tímto krátkým rituálem si můžeš vytvořit osobní pouto s nějakým předmětem. <text:span text:style-name="T1257">Tento předmět nemůže mít žádnou z částí z kovu – to mimo jiné znamená, že nemůžeš vytvořit pouto s těžkou zbrojí.<text:line-break/><text:tab/></text:span>Všechny takto připoutané předměty se při <text:span text:style-name="T313">úplně proměně</text:span> do zvířecí podoby mění s tebou.</text:p>
      <text:h text:style-name="Heading_20_4" text:outline-level="4">Pouto se zvířetem</text:h>
      <text:p text:style-name="P215"><text:span text:style-name="T201">Sesílání:</text:span> několik minut<text:line-break/><text:span text:style-name="T312">Dosah:</text:span><text:span text:style-name="T1256"> Dotyk</text:span></text:p>
      <text:p text:style-name="P216">Na zvíře, se kterým máš vytvořené pouto, můžeš sesílat <text:span text:style-name="T201">zapůjčení</text:span> na libovolnou vzdálenost <text:span text:style-name="T1258">a když to uděláš, tak se tímto zvířetem doslova staneš – budeš moci rozhodovat, co bude dělat a jak se bude chovat</text:span>.<text:line-break/><text:tab/>V jednu chvíli můžeš mít pouto pouze s jedním zvířetem. <text:span text:style-name="T1259">Nemůžeš vytvořit pouto se zvířetem, se kterým má pouto někdo jiný.</text:span> <text:span text:style-name="T1259">Není také možné vytvořit pouto se zvířetem, které má někdo zrovna</text:span> <text:span text:style-name="T314">zapůjčené</text:span>.<text:line-break/><text:tab/><text:span text:style-name="T1260">Zvíře</text:span><text:span text:style-name="T924">, </text:span><text:span text:style-name="T926">se kterým chceš vytvořit pouto</text:span><text:span text:style-name="T924">, </text:span><text:span text:style-name="T925">nemůže mít žádnou z vlastností vyšší než je tvoje Duše </text:span><text:span text:style-name="T926">a jeho velikost</text:span><text:span text:style-name="T924"> se může od tvé Velikosti lišit nejvýše o hodnotu tvé Duše.</text:span></text:p>
      <text:h text:style-name="Heading_20_4" text:outline-level="4"><text:span text:style-name="T897">R</text:span><text:span text:style-name="T886">ychlý růst</text:span></text:h>
      <text:p text:style-name="P217"><text:span text:style-name="T810">Dosah:</text:span><text:span text:style-name="T927"> kontaktní<text:line-break/></text:span><text:span text:style-name="T810">Sesílání:</text:span><text:span text:style-name="T927"> několik minut<text:line-break/></text:span><text:span text:style-name="T811">Trvání:</text:span><text:span text:style-name="T928"> několik </text:span><text:span text:style-name="T929">hodin</text:span></text:p>
      <text:p text:style-name="P218"><text:span text:style-name="T886">Můžeš takto například nechat zarůst chodbu, nechat kořeny vyrůst přes propast a vytvořit tak most, a podobně. </text:span><text:span text:style-name="T930">Rostliny mohou zaujmout jen takový tvar a velikost, do jaké by mohly s dostatkem času vyrůst přirozeně. Kořeny stromů tedy mohou například překlenout i několik metrů, tráva to ale nedokáže.</text:span><text:span text:style-name="T886"><text:line-break/></text:span><text:soft-page-break/><text:span text:style-name="T886"><text:tab/>Vegetace roste doslova před očima – nechat zarůst celou chodbu zabere jen několik </text:span><text:span text:style-name="T931">minut</text:span><text:span text:style-name="T886">. </text:span><text:span text:style-name="T930">Růst ale není tak rychlý, aby bylo možné někoho chytit nebo jinak přímo ohrozit.<text:line-break/><text:tab/></text:span><text:span text:style-name="T932">Po skončení trvání </text:span><text:span text:style-name="T933">kouzla</text:span><text:span text:style-name="T932"> narostlá hmota zetlí a v několika dalších hodinách se zcela rozpadne.</text:span></text:p>
      <text:h text:style-name="Heading_20_4" text:outline-level="4">Oživlé šlahouny</text:h>
      <text:p text:style-name="P219"><text:span text:style-name="T810">Dosah:</text:span><text:span text:style-name="T927"> </text:span><text:span text:style-name="T934">krátký<text:line-break/></text:span><text:span text:style-name="T812">Rozsah:</text:span><text:span text:style-name="T935"> Až 3 cíle najednou<text:line-break/></text:span><text:span text:style-name="T813">Trvání:</text:span><text:span text:style-name="T936"> soustředění</text:span></text:p>
      <text:p text:style-name="P219"><text:span text:style-name="T886">Po dobu tvého </text:span><text:span text:style-name="T803">soustředění</text:span><text:span text:style-name="T886"> ožij</text:span><text:span text:style-name="T934">í</text:span><text:span text:style-name="T886"> větve nebo šlahouny v dosahu. Mohou někoho zranit (šlahouny mají zranění 1, silné větve 2), chytit a omotat, dokonce i uškrtit.</text:span></text:p>
      <text:h text:style-name="P550" text:outline-level="3"><text:span text:style-name="T937">Mistrovské</text:span><text:span text:style-name="T920"> druidské schopnosti </text:span><text:span text:style-name="T898">a kouzla</text:span></text:h>
      <text:h text:style-name="Heading_20_5" text:outline-level="5">Vládni přirozeným věcem</text:h>
      <text:p text:style-name="Text_20_body">kámen se odvalí, větev se ulomí...</text:p>
      <text:h text:style-name="P681" text:outline-level="5"><text:span text:style-name="T938">Mistrovská</text:span><text:span text:style-name="T886"> proměna</text:span></text:h>
      <text:p text:style-name="P209"><text:span text:style-name="T809">Sesílání:</text:span><text:span text:style-name="T912"> </text:span><text:span text:style-name="T921">1 kolo</text:span></text:p>
      <text:p text:style-name="P220"><text:span text:style-name="T814">Mistrovská</text:span><text:span text:style-name="T815"> proměna</text:span><text:span text:style-name="T939"> funguje stejně</text:span><text:span text:style-name="T886"> jako </text:span><text:span text:style-name="T803">proměna </text:span><text:span text:style-name="T814">ve zvíře</text:span><text:span text:style-name="T886">, ale </text:span><text:span text:style-name="T940">umožňuje</text:span><text:span text:style-name="T922"> měnit </text:span><text:span text:style-name="T941">se</text:span><text:span text:style-name="T922"> v jiná než čtyřnohá zvířata – tedy například v ptáky, hady, ryby a podobně. Stále se ale nemůžeš proměňovat v humanoidní tvory </text:span><text:span text:style-name="T942">ani v hmyz</text:span><text:span text:style-name="T922">.</text:span></text:p>
      <text:h text:style-name="P531" text:outline-level="2"><text:bookmark-start text:name="__RefHeading___Toc12800_4230435934"/>Šaman<text:bookmark-end text:name="__RefHeading___Toc12800_4230435934"/></text:h>
      <text:p text:style-name="P205">/<text:span text:style-name="T1261">* zatím jen koncept */</text:span></text:p>
      <text:list xml:id="list976714013" text:style-name="L81">
        <text:list-item>
          <text:p text:style-name="P791"><text:soft-page-break/>šaman komunikuje s duchy</text:p>
          <text:list>
            <text:list-item>
              <text:p text:style-name="P791">může <text:span text:style-name="T1262">tedy</text:span> mít <text:span text:style-name="T1262">například</text:span> nějakého spřízněného ducha, který pak posedává zvířata. Díky tomu pak může se zvířetem komunikovat a duch také zvířeti propůjčuje schopnosti.</text:p>
            </text:list-item>
          </text:list>
        </text:list-item>
        <text:list-item>
          <text:p text:style-name="P792"><text:span text:style-name="T1248">oproti tomu </text:span>druid přenáší své vědomí (zapůjčení), případně se rovnou mění ve zvíře</text:p>
        </text:list-item>
      </text:list>
      <text:h text:style-name="P678" text:outline-level="4">Osvěžující meditace</text:h>
      <text:p text:style-name="P60">TODO <text:span text:style-name="T603">(Hodí se to k hraničáři? Těžko říct. Ee, nebrat)<text:line-break/>- k šamanovi se to asi hodí</text:span></text:p>
      <text:p text:style-name="P42">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16T15:28:26.256000000</dc:date>
    <meta:print-date>2113-01-01T00:00:00</meta:print-date>
    <meta:editing-cycles>22510</meta:editing-cycles>
    <meta:editing-duration>P67DT2H1M34S</meta:editing-duration>
    <meta:generator>LibreOffice/6.3.2.2$Windows_X86_64 LibreOffice_project/98b30e735bda24bc04ab42594c85f7fd8be07b9c</meta:generator>
    <dc:creator>York </dc:creator>
    <meta:document-statistic meta:table-count="0" meta:image-count="1" meta:object-count="0" meta:page-count="175" meta:paragraph-count="2120" meta:word-count="28460" meta:character-count="178126" meta:non-whitespace-character-count="151793"/>
  </office:meta>
</office:document-meta>
</file>